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ans" svg:font-family="Liberation Sans"/>
  </office:font-face-decls>
  <office:automatic-styles>
    <style:style style:parent-style-name="Default" style:data-style-name="" style:family="table-cell" style:name="ce3">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style:style>
    <style:style style:parent-style-name="Default" style:data-style-name="" style:family="table-cell" style:name="ce4">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style:cell-protect="protected"/>
    </style:style>
    <style:style style:parent-style-name="Default" style:data-style-name="" style:family="table-cell" style:name="ce5">
      <style:text-properties fo:color="#000000" fo:font-family="Liberation Sans" style:font-family-asian="Liberation Sans" style:font-family-complex="Liberation Sans" fo:font-size="10pt" style:font-size-asian="10pt" style:font-size-complex="10pt" fo:font-style="normal" fo:font-weight="normal"/>
      <style:paragraph-properties fo:text-align="start" style:writing-mode="page"/>
      <style:table-cell-properties style:text-align-source="fix" fo:background-color="transparent"/>
    </style:style>
    <style:style style:master-page-name="MasterPage1" style:family="table" style:name="ta1">
      <style:table-properties table:display="true"/>
    </style:style>
    <style:style style:family="table-column" style:name="co1">
      <style:table-column-properties style:column-width="1.773cm" fo:break-before="auto"/>
    </style:style>
    <style:style style:family="table-row" style:name="ro1">
      <style:table-row-properties style:row-height="0.5292cm" fo:break-before="auto"/>
    </style:style>
    <style:style style:family="table-column" style:name="co2">
      <style:table-column-properties style:column-width="2.037cm" style:use-optimal-column-width="false" fo:break-before="auto"/>
    </style:style>
    <style:style style:family="table-column" style:name="co3">
      <style:table-column-properties style:column-width="2.037cm" fo:break-before="auto"/>
    </style:style>
    <style:style style:family="table-row" style:name="ro2">
      <style:table-row-properties style:row-height="12.8pt" style:use-optimal-row-height="false" fo:break-before="auto"/>
    </style:style>
    <style:style style:family="text" style:name="T1">
      <style:text-properties fo:font-family="Liberation Sans" fo:font-size="10pt" style:text-underline-type="none"/>
    </style:style>
    <style:style style:family="table-row" style:name="ro3">
      <style:table-row-properties style:row-height="12.8pt" style:use-optimal-row-height="false" fo:break-before="auto"/>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2.8pt" style:use-optimal-row-height="false" fo:break-before="auto"/>
    </style:style>
    <style:style style:family="table-row" style:name="ro7">
      <style:table-row-properties style:row-height="12.8pt" style:use-optimal-row-height="false" fo:break-before="auto"/>
    </style:style>
    <style:style style:family="table-row" style:name="ro8">
      <style:table-row-properties style:row-height="12.8pt" style:use-optimal-row-height="false" fo:break-before="auto"/>
    </style:style>
    <style:style style:family="table-row" style:name="ro9">
      <style:table-row-properties style:row-height="12.8pt" style:use-optimal-row-height="false" fo:break-before="auto"/>
    </style:style>
    <style:style style:family="table-row" style:name="ro10">
      <style:table-row-properties style:row-height="12.8pt" style:use-optimal-row-height="false" fo:break-before="auto"/>
    </style:style>
    <style:style style:family="table-row" style:name="ro11">
      <style:table-row-properties style:row-height="12.8pt" style:use-optimal-row-height="false" fo:break-before="auto"/>
    </style:style>
    <style:style style:family="table-row" style:name="ro12">
      <style:table-row-properties style:row-height="12.8pt" style:use-optimal-row-height="false" fo:break-before="auto"/>
    </style:style>
    <style:style style:family="table-row" style:name="ro13">
      <style:table-row-properties style:row-height="12.8pt" style:use-optimal-row-height="false" fo:break-before="auto"/>
    </style:style>
    <style:style style:family="table-row" style:name="ro14">
      <style:table-row-properties style:row-height="12.8pt" style:use-optimal-row-height="false" fo:break-before="auto"/>
    </style:style>
    <style:style style:family="table-row" style:name="ro15">
      <style:table-row-properties style:row-height="12.8pt" style:use-optimal-row-height="false" fo:break-before="auto"/>
    </style:style>
    <style:style style:family="table-row" style:name="ro16">
      <style:table-row-properties style:row-height="12.8pt" style:use-optimal-row-height="false" fo:break-before="auto"/>
    </style:style>
    <style:style style:family="table-row" style:name="ro17">
      <style:table-row-properties style:row-height="12.8pt" style:use-optimal-row-height="false" fo:break-before="auto"/>
    </style:style>
    <style:style style:family="table-row" style:name="ro18">
      <style:table-row-properties style:row-height="12.8pt" style:use-optimal-row-height="false" fo:break-before="auto"/>
    </style:style>
    <style:style style:family="table-row" style:name="ro19">
      <style:table-row-properties style:row-height="12.8pt" style:use-optimal-row-height="false" fo:break-before="auto"/>
    </style:style>
    <style:style style:family="table-row" style:name="ro20">
      <style:table-row-properties style:row-height="12.8pt" style:use-optimal-row-height="false" fo:break-before="auto"/>
    </style:style>
    <style:style style:family="table-row" style:name="ro21">
      <style:table-row-properties style:row-height="12.8pt" style:use-optimal-row-height="false" fo:break-before="auto"/>
    </style:style>
    <style:style style:family="table-row" style:name="ro22">
      <style:table-row-properties style:row-height="12.8pt" style:use-optimal-row-height="false" fo:break-before="auto"/>
    </style:style>
    <style:style style:family="table-row" style:name="ro23">
      <style:table-row-properties style:row-height="12.8pt" style:use-optimal-row-height="false" fo:break-before="auto"/>
    </style:style>
    <style:style style:family="table-row" style:name="ro24">
      <style:table-row-properties style:row-height="12.8pt" style:use-optimal-row-height="false" fo:break-before="auto"/>
    </style:style>
    <style:style style:family="table-row" style:name="ro25">
      <style:table-row-properties style:row-height="12.8pt" style:use-optimal-row-height="false" fo:break-before="auto"/>
    </style:style>
    <style:style style:family="table-row" style:name="ro26">
      <style:table-row-properties style:row-height="12.8pt" style:use-optimal-row-height="false" fo:break-before="auto"/>
    </style:style>
    <style:style style:family="table-row" style:name="ro27">
      <style:table-row-properties style:row-height="12.8pt" style:use-optimal-row-height="false" fo:break-before="auto"/>
    </style:style>
    <style:style style:family="table-row" style:name="ro28">
      <style:table-row-properties style:row-height="12.8pt" style:use-optimal-row-height="false" fo:break-before="auto"/>
    </style:style>
    <style:style style:family="table-row" style:name="ro29">
      <style:table-row-properties style:row-height="12.8pt" style:use-optimal-row-height="false" fo:break-before="auto"/>
    </style:style>
    <style:style style:family="table-row" style:name="ro30">
      <style:table-row-properties style:row-height="12.8pt" style:use-optimal-row-height="false" fo:break-before="auto"/>
    </style:style>
    <style:style style:family="table-row" style:name="ro31">
      <style:table-row-properties style:row-height="12.8pt" style:use-optimal-row-height="false" fo:break-before="auto"/>
    </style:style>
    <style:style style:family="table-row" style:name="ro32">
      <style:table-row-properties style:row-height="12.8pt" style:use-optimal-row-height="false" fo:break-before="auto"/>
    </style:style>
    <style:style style:family="table-row" style:name="ro33">
      <style:table-row-properties style:row-height="12.8pt" style:use-optimal-row-height="false" fo:break-before="auto"/>
    </style:style>
    <style:style style:family="table-row" style:name="ro34">
      <style:table-row-properties style:row-height="12.8pt" style:use-optimal-row-height="false" fo:break-before="auto"/>
    </style:style>
    <style:style style:family="table-row" style:name="ro35">
      <style:table-row-properties style:row-height="12.8pt" style:use-optimal-row-height="false" fo:break-before="auto"/>
    </style:style>
    <style:style style:family="table-row" style:name="ro36">
      <style:table-row-properties style:row-height="12.8pt" style:use-optimal-row-height="false" fo:break-before="auto"/>
    </style:style>
    <style:style style:family="table-row" style:name="ro37">
      <style:table-row-properties style:row-height="12.8pt" style:use-optimal-row-height="false" fo:break-before="auto"/>
    </style:style>
    <style:style style:family="table-row" style:name="ro38">
      <style:table-row-properties style:row-height="12.8pt" style:use-optimal-row-height="false" fo:break-before="auto"/>
    </style:style>
    <style:style style:family="table-row" style:name="ro39">
      <style:table-row-properties style:row-height="12.8pt" style:use-optimal-row-height="false" fo:break-before="auto"/>
    </style:style>
    <style:style style:family="table-row" style:name="ro40">
      <style:table-row-properties style:row-height="12.8pt" style:use-optimal-row-height="false" fo:break-before="auto"/>
    </style:style>
    <style:style style:family="table-row" style:name="ro41">
      <style:table-row-properties style:row-height="12.8pt" style:use-optimal-row-height="false" fo:break-before="auto"/>
    </style:style>
    <style:style style:family="table-row" style:name="ro42">
      <style:table-row-properties style:row-height="12.8pt" style:use-optimal-row-height="false" fo:break-before="auto"/>
    </style:style>
    <style:style style:family="table-row" style:name="ro43">
      <style:table-row-properties style:row-height="12.8pt" style:use-optimal-row-height="false" fo:break-before="auto"/>
    </style:style>
    <style:style style:family="table-row" style:name="ro44">
      <style:table-row-properties style:row-height="12.8pt" style:use-optimal-row-height="false" fo:break-before="auto"/>
    </style:style>
    <style:style style:family="table-row" style:name="ro45">
      <style:table-row-properties style:row-height="12.8pt" style:use-optimal-row-height="false" fo:break-before="auto"/>
    </style:style>
    <style:style style:family="table-row" style:name="ro46">
      <style:table-row-properties style:row-height="12.8pt" style:use-optimal-row-height="false" fo:break-before="auto"/>
    </style:style>
    <style:style style:family="table-row" style:name="ro47">
      <style:table-row-properties style:row-height="12.8pt" style:use-optimal-row-height="false" fo:break-before="auto"/>
    </style:style>
    <style:style style:family="table-row" style:name="ro48">
      <style:table-row-properties style:row-height="12.8pt" style:use-optimal-row-height="false" fo:break-before="auto"/>
    </style:style>
    <style:style style:family="table-row" style:name="ro49">
      <style:table-row-properties style:row-height="12.8pt" style:use-optimal-row-height="false" fo:break-before="auto"/>
    </style:style>
    <style:style style:family="table-row" style:name="ro50">
      <style:table-row-properties style:row-height="12.8pt" style:use-optimal-row-height="false" fo:break-before="auto"/>
    </style:style>
    <style:style style:family="table-row" style:name="ro51">
      <style:table-row-properties style:row-height="12.8pt" style:use-optimal-row-height="false" fo:break-before="auto"/>
    </style:style>
    <style:style style:family="table-row" style:name="ro52">
      <style:table-row-properties style:row-height="12.8pt" style:use-optimal-row-height="false" fo:break-before="auto"/>
    </style:style>
    <style:style style:family="table-row" style:name="ro53">
      <style:table-row-properties style:row-height="12.8pt" style:use-optimal-row-height="false" fo:break-before="auto"/>
    </style:style>
    <style:style style:family="table-row" style:name="ro54">
      <style:table-row-properties style:row-height="12.8pt" style:use-optimal-row-height="false" fo:break-before="auto"/>
    </style:style>
    <style:style style:family="table-row" style:name="ro55">
      <style:table-row-properties style:row-height="12.8pt" style:use-optimal-row-height="false" fo:break-before="auto"/>
    </style:style>
    <style:style style:family="table-row" style:name="ro56">
      <style:table-row-properties style:row-height="12.8pt" style:use-optimal-row-height="false" fo:break-before="auto"/>
    </style:style>
    <style:style style:family="table-row" style:name="ro57">
      <style:table-row-properties style:row-height="12.8pt" style:use-optimal-row-height="false" fo:break-before="auto"/>
    </style:style>
    <style:style style:family="table-row" style:name="ro58">
      <style:table-row-properties style:row-height="12.8pt" style:use-optimal-row-height="false" fo:break-before="auto"/>
    </style:style>
    <style:style style:family="table-row" style:name="ro59">
      <style:table-row-properties style:row-height="12.8pt" style:use-optimal-row-height="false" fo:break-before="auto"/>
    </style:style>
    <style:style style:family="table-row" style:name="ro60">
      <style:table-row-properties style:row-height="12.8pt" style:use-optimal-row-height="false" fo:break-before="auto"/>
    </style:style>
    <style:style style:family="table-row" style:name="ro61">
      <style:table-row-properties style:row-height="12.8pt" style:use-optimal-row-height="false" fo:break-before="auto"/>
    </style:style>
    <style:style style:family="table-row" style:name="ro62">
      <style:table-row-properties style:row-height="12.8pt" style:use-optimal-row-height="false" fo:break-before="auto"/>
    </style:style>
    <style:style style:family="table-row" style:name="ro63">
      <style:table-row-properties style:row-height="12.8pt" style:use-optimal-row-height="false" fo:break-before="auto"/>
    </style:style>
    <style:style style:family="table-row" style:name="ro64">
      <style:table-row-properties style:row-height="12.8pt" style:use-optimal-row-height="false" fo:break-before="auto"/>
    </style:style>
    <style:style style:family="table-row" style:name="ro65">
      <style:table-row-properties style:row-height="12.8pt" style:use-optimal-row-height="false" fo:break-before="auto"/>
    </style:style>
    <style:style style:family="table-row" style:name="ro66">
      <style:table-row-properties style:row-height="12.8pt" style:use-optimal-row-height="false" fo:break-before="auto"/>
    </style:style>
    <style:style style:family="table-row" style:name="ro67">
      <style:table-row-properties style:row-height="12.8pt" style:use-optimal-row-height="false" fo:break-before="auto"/>
    </style:style>
    <style:style style:family="table-row" style:name="ro68">
      <style:table-row-properties style:row-height="12.8pt" style:use-optimal-row-height="false" fo:break-before="auto"/>
    </style:style>
    <style:style style:family="table-row" style:name="ro69">
      <style:table-row-properties style:row-height="12.8pt" style:use-optimal-row-height="false" fo:break-before="auto"/>
    </style:style>
    <style:style style:family="table-row" style:name="ro70">
      <style:table-row-properties style:row-height="12.8pt" style:use-optimal-row-height="false" fo:break-before="auto"/>
    </style:style>
    <style:style style:family="table-row" style:name="ro71">
      <style:table-row-properties style:row-height="12.8pt" style:use-optimal-row-height="false" fo:break-before="auto"/>
    </style:style>
    <style:style style:family="table-row" style:name="ro72">
      <style:table-row-properties style:row-height="12.8pt" style:use-optimal-row-height="false" fo:break-before="auto"/>
    </style:style>
    <style:style style:family="table-row" style:name="ro73">
      <style:table-row-properties style:row-height="12.8pt" style:use-optimal-row-height="false" fo:break-before="auto"/>
    </style:style>
    <style:style style:family="table-row" style:name="ro74">
      <style:table-row-properties style:row-height="12.8pt" style:use-optimal-row-height="false" fo:break-before="auto"/>
    </style:style>
    <style:style style:family="table-row" style:name="ro75">
      <style:table-row-properties style:row-height="12.8pt" style:use-optimal-row-height="false" fo:break-before="auto"/>
    </style:style>
    <style:style style:family="table-row" style:name="ro76">
      <style:table-row-properties style:row-height="12.8pt" style:use-optimal-row-height="false" fo:break-before="auto"/>
    </style:style>
    <style:style style:family="table-row" style:name="ro77">
      <style:table-row-properties style:row-height="12.8pt" style:use-optimal-row-height="false" fo:break-before="auto"/>
    </style:style>
    <style:style style:family="table-row" style:name="ro78">
      <style:table-row-properties style:row-height="12.8pt" style:use-optimal-row-height="false" fo:break-before="auto"/>
    </style:style>
    <style:style style:family="table-row" style:name="ro79">
      <style:table-row-properties style:row-height="12.8pt" style:use-optimal-row-height="false" fo:break-before="auto"/>
    </style:style>
    <style:style style:family="table-row" style:name="ro80">
      <style:table-row-properties style:row-height="12.8pt" style:use-optimal-row-height="false" fo:break-before="auto"/>
    </style:style>
    <style:style style:family="table-row" style:name="ro81">
      <style:table-row-properties style:row-height="12.8pt" style:use-optimal-row-height="false" fo:break-before="auto"/>
    </style:style>
    <style:style style:family="table-row" style:name="ro82">
      <style:table-row-properties style:row-height="12.8pt" style:use-optimal-row-height="false" fo:break-before="auto"/>
    </style:style>
    <style:style style:family="table-row" style:name="ro83">
      <style:table-row-properties style:row-height="12.8pt" style:use-optimal-row-height="false" fo:break-before="auto"/>
    </style:style>
    <style:style style:family="table-row" style:name="ro84">
      <style:table-row-properties style:row-height="12.8pt" style:use-optimal-row-height="false" fo:break-before="auto"/>
    </style:style>
    <style:style style:family="table-row" style:name="ro85">
      <style:table-row-properties style:row-height="12.8pt" style:use-optimal-row-height="false" fo:break-before="auto"/>
    </style:style>
    <style:style style:family="table-row" style:name="ro86">
      <style:table-row-properties style:row-height="12.8pt" style:use-optimal-row-height="false" fo:break-before="auto"/>
    </style:style>
    <style:style style:family="table-row" style:name="ro87">
      <style:table-row-properties style:row-height="12.8pt" style:use-optimal-row-height="false" fo:break-before="auto"/>
    </style:style>
    <style:style style:family="table-row" style:name="ro88">
      <style:table-row-properties style:row-height="12.8pt" style:use-optimal-row-height="false" fo:break-before="auto"/>
    </style:style>
    <style:style style:family="table-row" style:name="ro89">
      <style:table-row-properties style:row-height="12.8pt" style:use-optimal-row-height="false" fo:break-before="auto"/>
    </style:style>
    <style:style style:family="table-row" style:name="ro90">
      <style:table-row-properties style:row-height="12.8pt" style:use-optimal-row-height="false" fo:break-before="auto"/>
    </style:style>
    <style:style style:family="table-row" style:name="ro91">
      <style:table-row-properties style:row-height="12.8pt" style:use-optimal-row-height="false" fo:break-before="auto"/>
    </style:style>
    <style:style style:family="table-row" style:name="ro92">
      <style:table-row-properties style:row-height="12.8pt" style:use-optimal-row-height="false" fo:break-before="auto"/>
    </style:style>
    <style:style style:family="table-row" style:name="ro93">
      <style:table-row-properties style:row-height="12.8pt" style:use-optimal-row-height="false" fo:break-before="auto"/>
    </style:style>
    <style:style style:family="table-row" style:name="ro94">
      <style:table-row-properties style:row-height="12.8pt" style:use-optimal-row-height="false" fo:break-before="auto"/>
    </style:style>
    <style:style style:family="table-row" style:name="ro95">
      <style:table-row-properties style:row-height="12.8pt" style:use-optimal-row-height="false" fo:break-before="auto"/>
    </style:style>
    <style:style style:family="table-row" style:name="ro96">
      <style:table-row-properties style:row-height="12.8pt" style:use-optimal-row-height="false" fo:break-before="auto"/>
    </style:style>
    <style:style style:family="table-row" style:name="ro97">
      <style:table-row-properties style:row-height="12.8pt" style:use-optimal-row-height="false" fo:break-before="auto"/>
    </style:style>
    <style:style style:family="table-row" style:name="ro98">
      <style:table-row-properties style:row-height="12.8pt" style:use-optimal-row-height="false" fo:break-before="auto"/>
    </style:style>
    <style:style style:family="table-row" style:name="ro99">
      <style:table-row-properties style:row-height="12.8pt" style:use-optimal-row-height="false" fo:break-before="auto"/>
    </style:style>
    <style:style style:family="table-row" style:name="ro100">
      <style:table-row-properties style:row-height="12.8pt" style:use-optimal-row-height="false" fo:break-before="auto"/>
    </style:style>
    <style:style style:family="table-row" style:name="ro101">
      <style:table-row-properties style:row-height="12.8pt" style:use-optimal-row-height="false" fo:break-before="auto"/>
    </style:style>
    <style:style style:family="table-row" style:name="ro102">
      <style:table-row-properties style:row-height="12.8pt" style:use-optimal-row-height="false" fo:break-before="auto"/>
    </style:style>
    <style:style style:family="table-row" style:name="ro103">
      <style:table-row-properties style:row-height="12.8pt" style:use-optimal-row-height="false" fo:break-before="auto"/>
    </style:style>
    <style:style style:family="table-row" style:name="ro104">
      <style:table-row-properties style:row-height="12.8pt" style:use-optimal-row-height="false" fo:break-before="auto"/>
    </style:style>
    <style:style style:family="table-row" style:name="ro105">
      <style:table-row-properties style:row-height="12.8pt" style:use-optimal-row-height="false" fo:break-before="auto"/>
    </style:style>
    <style:style style:family="table-row" style:name="ro106">
      <style:table-row-properties style:row-height="12.8pt" style:use-optimal-row-height="false" fo:break-before="auto"/>
    </style:style>
    <style:style style:family="table-row" style:name="ro107">
      <style:table-row-properties style:row-height="12.8pt" style:use-optimal-row-height="false" fo:break-before="auto"/>
    </style:style>
    <style:style style:family="table-row" style:name="ro108">
      <style:table-row-properties style:row-height="12.8pt" style:use-optimal-row-height="false" fo:break-before="auto"/>
    </style:style>
    <style:style style:family="table-row" style:name="ro109">
      <style:table-row-properties style:row-height="12.8pt" style:use-optimal-row-height="false" fo:break-before="auto"/>
    </style:style>
    <style:style style:family="table-row" style:name="ro110">
      <style:table-row-properties style:row-height="12.8pt" style:use-optimal-row-height="false" fo:break-before="auto"/>
    </style:style>
    <style:style style:family="table-row" style:name="ro111">
      <style:table-row-properties style:row-height="12.8pt" style:use-optimal-row-height="false" fo:break-before="auto"/>
    </style:style>
    <style:style style:family="table-row" style:name="ro112">
      <style:table-row-properties style:row-height="12.8pt" style:use-optimal-row-height="false" fo:break-before="auto"/>
    </style:style>
    <style:style style:family="table-row" style:name="ro113">
      <style:table-row-properties style:row-height="12.8pt" style:use-optimal-row-height="false" fo:break-before="auto"/>
    </style:style>
    <style:style style:family="table-row" style:name="ro114">
      <style:table-row-properties style:row-height="12.8pt" style:use-optimal-row-height="false" fo:break-before="auto"/>
    </style:style>
    <style:style style:family="table-row" style:name="ro115">
      <style:table-row-properties style:row-height="12.8pt" style:use-optimal-row-height="false" fo:break-before="auto"/>
    </style:style>
    <style:style style:family="table-row" style:name="ro116">
      <style:table-row-properties style:row-height="12.8pt" style:use-optimal-row-height="false" fo:break-before="auto"/>
    </style:style>
    <style:style style:family="table-row" style:name="ro117">
      <style:table-row-properties style:row-height="12.8pt" style:use-optimal-row-height="false" fo:break-before="auto"/>
    </style:style>
    <style:style style:family="table-row" style:name="ro118">
      <style:table-row-properties style:row-height="12.8pt" style:use-optimal-row-height="false" fo:break-before="auto"/>
    </style:style>
    <style:style style:family="table-row" style:name="ro119">
      <style:table-row-properties style:row-height="12.8pt" style:use-optimal-row-height="false" fo:break-before="auto"/>
    </style:style>
    <style:style style:family="table-row" style:name="ro120">
      <style:table-row-properties style:row-height="12.8pt" style:use-optimal-row-height="false" fo:break-before="auto"/>
    </style:style>
    <style:style style:family="table-row" style:name="ro121">
      <style:table-row-properties style:row-height="12.8pt" style:use-optimal-row-height="false" fo:break-before="auto"/>
    </style:style>
    <style:style style:family="table-row" style:name="ro122">
      <style:table-row-properties style:row-height="12.8pt" style:use-optimal-row-height="false" fo:break-before="auto"/>
    </style:style>
    <style:style style:family="table-row" style:name="ro123">
      <style:table-row-properties style:row-height="12.8pt" style:use-optimal-row-height="false" fo:break-before="auto"/>
    </style:style>
    <style:style style:family="table-row" style:name="ro124">
      <style:table-row-properties style:row-height="12.8pt" style:use-optimal-row-height="false" fo:break-before="auto"/>
    </style:style>
    <style:style style:family="table-row" style:name="ro125">
      <style:table-row-properties style:row-height="12.8pt" style:use-optimal-row-height="false" fo:break-before="auto"/>
    </style:style>
    <style:style style:family="table-row" style:name="ro126">
      <style:table-row-properties style:row-height="12.8pt" style:use-optimal-row-height="false" fo:break-before="auto"/>
    </style:style>
    <style:style style:family="table-row" style:name="ro127">
      <style:table-row-properties style:row-height="12.8pt" style:use-optimal-row-height="false" fo:break-before="auto"/>
    </style:style>
    <style:style style:family="table-row" style:name="ro128">
      <style:table-row-properties style:row-height="12.8pt" style:use-optimal-row-height="false" fo:break-before="auto"/>
    </style:style>
    <style:style style:family="table-row" style:name="ro129">
      <style:table-row-properties style:row-height="12.8pt" style:use-optimal-row-height="false" fo:break-before="auto"/>
    </style:style>
    <style:style style:family="table-row" style:name="ro130">
      <style:table-row-properties style:row-height="12.8pt" style:use-optimal-row-height="false" fo:break-before="auto"/>
    </style:style>
    <style:style style:family="table-row" style:name="ro131">
      <style:table-row-properties style:row-height="12.8pt" style:use-optimal-row-height="false" fo:break-before="auto"/>
    </style:style>
    <style:style style:family="table-row" style:name="ro132">
      <style:table-row-properties style:row-height="12.8pt" style:use-optimal-row-height="false" fo:break-before="auto"/>
    </style:style>
    <style:style style:family="table-row" style:name="ro133">
      <style:table-row-properties style:row-height="12.8pt" style:use-optimal-row-height="false" fo:break-before="auto"/>
    </style:style>
    <style:style style:family="table-row" style:name="ro134">
      <style:table-row-properties style:row-height="12.8pt" style:use-optimal-row-height="false" fo:break-before="auto"/>
    </style:style>
    <style:style style:family="table-row" style:name="ro135">
      <style:table-row-properties style:row-height="12.8pt" style:use-optimal-row-height="false" fo:break-before="auto"/>
    </style:style>
    <style:style style:family="table-row" style:name="ro136">
      <style:table-row-properties style:row-height="12.8pt" style:use-optimal-row-height="false" fo:break-before="auto"/>
    </style:style>
    <style:style style:family="table-row" style:name="ro137">
      <style:table-row-properties style:row-height="12.8pt" style:use-optimal-row-height="false" fo:break-before="auto"/>
    </style:style>
    <style:style style:family="table-row" style:name="ro138">
      <style:table-row-properties style:row-height="12.8pt" style:use-optimal-row-height="false" fo:break-before="auto"/>
    </style:style>
    <style:style style:family="table-row" style:name="ro139">
      <style:table-row-properties style:row-height="12.8pt" style:use-optimal-row-height="false" fo:break-before="auto"/>
    </style:style>
    <style:style style:family="table-row" style:name="ro140">
      <style:table-row-properties style:row-height="12.8pt" style:use-optimal-row-height="false" fo:break-before="auto"/>
    </style:style>
    <style:style style:family="table-row" style:name="ro141">
      <style:table-row-properties style:row-height="12.8pt" style:use-optimal-row-height="false" fo:break-before="auto"/>
    </style:style>
    <style:style style:family="table-row" style:name="ro142">
      <style:table-row-properties style:row-height="12.8pt" style:use-optimal-row-height="false" fo:break-before="auto"/>
    </style:style>
    <style:style style:family="table-row" style:name="ro143">
      <style:table-row-properties style:row-height="12.8pt" style:use-optimal-row-height="false" fo:break-before="auto"/>
    </style:style>
    <style:style style:family="table-row" style:name="ro144">
      <style:table-row-properties style:row-height="12.8pt" style:use-optimal-row-height="false" fo:break-before="auto"/>
    </style:style>
    <style:style style:family="table-row" style:name="ro145">
      <style:table-row-properties style:row-height="12.8pt" style:use-optimal-row-height="false" fo:break-before="auto"/>
    </style:style>
    <style:style style:family="table-row" style:name="ro146">
      <style:table-row-properties style:row-height="12.8pt" style:use-optimal-row-height="false" fo:break-before="auto"/>
    </style:style>
    <style:style style:family="table-row" style:name="ro147">
      <style:table-row-properties style:row-height="12.8pt" style:use-optimal-row-height="false" fo:break-before="auto"/>
    </style:style>
    <style:style style:family="table-row" style:name="ro148">
      <style:table-row-properties style:row-height="12.8pt" style:use-optimal-row-height="false" fo:break-before="auto"/>
    </style:style>
    <style:style style:family="table-row" style:name="ro149">
      <style:table-row-properties style:row-height="12.8pt" style:use-optimal-row-height="false" fo:break-before="auto"/>
    </style:style>
    <style:style style:family="table-row" style:name="ro150">
      <style:table-row-properties style:row-height="12.8pt" style:use-optimal-row-height="false" fo:break-before="auto"/>
    </style:style>
    <style:style style:family="table-row" style:name="ro151">
      <style:table-row-properties style:row-height="12.8pt" style:use-optimal-row-height="false" fo:break-before="auto"/>
    </style:style>
    <style:style style:family="table-row" style:name="ro152">
      <style:table-row-properties style:row-height="12.8pt" style:use-optimal-row-height="false" fo:break-before="auto"/>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2.8pt" style:use-optimal-row-height="false" fo:break-before="auto"/>
    </style:style>
    <style:style style:family="table-row" style:name="ro163">
      <style:table-row-properties style:row-height="12.8pt" style:use-optimal-row-height="false" fo:break-before="auto"/>
    </style:style>
    <style:style style:family="table-row" style:name="ro164">
      <style:table-row-properties style:row-height="12.8pt" style:use-optimal-row-height="false" fo:break-before="auto"/>
    </style:style>
    <style:style style:family="table-row" style:name="ro165">
      <style:table-row-properties style:row-height="12.8pt" style:use-optimal-row-height="false" fo:break-before="auto"/>
    </style:style>
    <style:style style:family="table-row" style:name="ro166">
      <style:table-row-properties style:row-height="12.8pt" style:use-optimal-row-height="false" fo:break-before="auto"/>
    </style:style>
    <style:style style:family="table-row" style:name="ro167">
      <style:table-row-properties style:row-height="12.8pt" style:use-optimal-row-height="false" fo:break-before="auto"/>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able-row" style:name="ro183">
      <style:table-row-properties style:row-height="12.8pt" style:use-optimal-row-height="false" fo:break-before="auto"/>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able-row" style:name="ro198">
      <style:table-row-properties style:row-height="12.8pt" style:use-optimal-row-height="false" fo:break-before="auto"/>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able-row" style:name="ro212">
      <style:table-row-properties style:row-height="12.8pt" style:use-optimal-row-height="false" fo:break-before="auto"/>
    </style:style>
    <style:style style:family="table-row" style:name="ro213">
      <style:table-row-properties style:row-height="12.8pt" style:use-optimal-row-height="false" fo:break-before="auto"/>
    </style:style>
    <style:style style:family="table-row" style:name="ro214">
      <style:table-row-properties style:row-height="12.8pt" style:use-optimal-row-height="false" fo:break-before="auto"/>
    </style:style>
    <style:style style:family="table-row" style:name="ro215">
      <style:table-row-properties style:row-height="12.8pt" style:use-optimal-row-height="false" fo:break-before="auto"/>
    </style:style>
    <style:style style:family="table-row" style:name="ro216">
      <style:table-row-properties style:row-height="12.8pt" style:use-optimal-row-height="false" fo:break-before="auto"/>
    </style:style>
    <style:style style:family="table-row" style:name="ro217">
      <style:table-row-properties style:row-height="12.8pt" style:use-optimal-row-height="false" fo:break-before="auto"/>
    </style:style>
    <style:style style:family="table-row" style:name="ro218">
      <style:table-row-properties style:row-height="12.8pt" style:use-optimal-row-height="false" fo:break-before="auto"/>
    </style:style>
    <style:style style:family="table-row" style:name="ro219">
      <style:table-row-properties style:row-height="12.8pt" style:use-optimal-row-height="false" fo:break-before="auto"/>
    </style:style>
    <style:style style:family="table-row" style:name="ro220">
      <style:table-row-properties style:row-height="12.8pt" style:use-optimal-row-height="false" fo:break-before="auto"/>
    </style:style>
    <style:style style:family="table-row" style:name="ro221">
      <style:table-row-properties style:row-height="12.8pt" style:use-optimal-row-height="false" fo:break-before="auto"/>
    </style:style>
    <style:style style:family="table-row" style:name="ro222">
      <style:table-row-properties style:row-height="12.8pt" style:use-optimal-row-height="false" fo:break-before="auto"/>
    </style:style>
    <style:style style:family="table-row" style:name="ro223">
      <style:table-row-properties style:row-height="12.8pt" style:use-optimal-row-height="false" fo:break-before="auto"/>
    </style:style>
    <style:style style:family="table-row" style:name="ro224">
      <style:table-row-properties style:row-height="12.8pt" style:use-optimal-row-height="false" fo:break-before="auto"/>
    </style:style>
    <style:style style:family="table-row" style:name="ro225">
      <style:table-row-properties style:row-height="12.8pt" style:use-optimal-row-height="false" fo:break-before="auto"/>
    </style:style>
    <style:style style:family="table-row" style:name="ro226">
      <style:table-row-properties style:row-height="12.8pt" style:use-optimal-row-height="false" fo:break-before="auto"/>
    </style:style>
    <style:style style:family="table-row" style:name="ro227">
      <style:table-row-properties style:row-height="12.8pt" style:use-optimal-row-height="false" fo:break-before="auto"/>
    </style:style>
    <style:style style:family="table-row" style:name="ro228">
      <style:table-row-properties style:row-height="12.8pt" style:use-optimal-row-height="false" fo:break-before="auto"/>
    </style:style>
    <style:style style:family="table-row" style:name="ro229">
      <style:table-row-properties style:row-height="12.8pt" style:use-optimal-row-height="false" fo:break-before="auto"/>
    </style:style>
    <style:style style:family="table-row" style:name="ro230">
      <style:table-row-properties style:row-height="12.8pt" style:use-optimal-row-height="false" fo:break-before="auto"/>
    </style:style>
    <style:style style:family="table-row" style:name="ro231">
      <style:table-row-properties style:row-height="12.8pt" style:use-optimal-row-height="false" fo:break-before="auto"/>
    </style:style>
    <style:style style:family="table-row" style:name="ro232">
      <style:table-row-properties style:row-height="12.8pt" style:use-optimal-row-height="false" fo:break-before="auto"/>
    </style:style>
    <style:style style:family="table-row" style:name="ro233">
      <style:table-row-properties style:row-height="12.8pt" style:use-optimal-row-height="false" fo:break-before="auto"/>
    </style:style>
    <style:style style:family="table-row" style:name="ro234">
      <style:table-row-properties style:row-height="12.8pt" style:use-optimal-row-height="false" fo:break-before="auto"/>
    </style:style>
    <style:style style:family="table-row" style:name="ro235">
      <style:table-row-properties style:row-height="12.8pt" style:use-optimal-row-height="false" fo:break-before="auto"/>
    </style:style>
    <style:style style:family="table-row" style:name="ro236">
      <style:table-row-properties style:row-height="12.8pt" style:use-optimal-row-height="false" fo:break-before="auto"/>
    </style:style>
    <style:style style:family="table-row" style:name="ro237">
      <style:table-row-properties style:row-height="12.8pt" style:use-optimal-row-height="false" fo:break-before="auto"/>
    </style:style>
    <style:style style:family="table-row" style:name="ro238">
      <style:table-row-properties style:row-height="12.8pt" style:use-optimal-row-height="false" fo:break-before="auto"/>
    </style:style>
    <style:style style:family="table-row" style:name="ro239">
      <style:table-row-properties style:row-height="12.8pt" style:use-optimal-row-height="false" fo:break-before="auto"/>
    </style:style>
    <style:style style:family="table-row" style:name="ro240">
      <style:table-row-properties style:row-height="12.8pt" style:use-optimal-row-height="false" fo:break-before="auto"/>
    </style:style>
    <style:style style:family="table-row" style:name="ro241">
      <style:table-row-properties style:row-height="12.8pt" style:use-optimal-row-height="false" fo:break-before="auto"/>
    </style:style>
    <style:style style:family="table-row" style:name="ro242">
      <style:table-row-properties style:row-height="12.8pt" style:use-optimal-row-height="false" fo:break-before="auto"/>
    </style:style>
    <style:style style:family="table-row" style:name="ro243">
      <style:table-row-properties style:row-height="12.8pt" style:use-optimal-row-height="false" fo:break-before="auto"/>
    </style:style>
    <style:style style:family="table-row" style:name="ro244">
      <style:table-row-properties style:row-height="12.8pt" style:use-optimal-row-height="false" fo:break-before="auto"/>
    </style:style>
    <style:style style:family="table-row" style:name="ro245">
      <style:table-row-properties style:row-height="12.8pt" style:use-optimal-row-height="false" fo:break-before="auto"/>
    </style:style>
    <style:style style:family="table-row" style:name="ro246">
      <style:table-row-properties style:row-height="12.8pt" style:use-optimal-row-height="false" fo:break-before="auto"/>
    </style:style>
    <style:style style:family="table-row" style:name="ro247">
      <style:table-row-properties style:row-height="12.8pt" style:use-optimal-row-height="false" fo:break-before="auto"/>
    </style:style>
    <style:style style:family="table-row" style:name="ro248">
      <style:table-row-properties style:row-height="12.8pt" style:use-optimal-row-height="false" fo:break-before="auto"/>
    </style:style>
    <style:style style:family="table-row" style:name="ro249">
      <style:table-row-properties style:row-height="12.8pt" style:use-optimal-row-height="false" fo:break-before="auto"/>
    </style:style>
    <style:style style:family="table-row" style:name="ro250">
      <style:table-row-properties style:row-height="12.8pt" style:use-optimal-row-height="false" fo:break-before="auto"/>
    </style:style>
    <style:style style:family="table-row" style:name="ro251">
      <style:table-row-properties style:row-height="12.8pt" style:use-optimal-row-height="false" fo:break-before="auto"/>
    </style:style>
    <style:style style:family="table-row" style:name="ro252">
      <style:table-row-properties style:row-height="12.8pt" style:use-optimal-row-height="false" fo:break-before="auto"/>
    </style:style>
    <style:style style:family="table-row" style:name="ro253">
      <style:table-row-properties style:row-height="12.8pt" style:use-optimal-row-height="false" fo:break-before="auto"/>
    </style:style>
    <style:style style:family="table-row" style:name="ro254">
      <style:table-row-properties style:row-height="12.8pt" style:use-optimal-row-height="false" fo:break-before="auto"/>
    </style:style>
    <style:style style:family="table-row" style:name="ro255">
      <style:table-row-properties style:row-height="12.8pt" style:use-optimal-row-height="false" fo:break-before="auto"/>
    </style:style>
    <style:style style:family="table-row" style:name="ro256">
      <style:table-row-properties style:row-height="12.8pt" style:use-optimal-row-height="false" fo:break-before="auto"/>
    </style:style>
    <style:style style:family="table-row" style:name="ro257">
      <style:table-row-properties style:row-height="12.8pt" style:use-optimal-row-height="false" fo:break-before="auto"/>
    </style:style>
    <style:style style:family="table-row" style:name="ro258">
      <style:table-row-properties style:row-height="12.8pt" style:use-optimal-row-height="false" fo:break-before="auto"/>
    </style:style>
    <style:style style:family="table-row" style:name="ro259">
      <style:table-row-properties style:row-height="12.8pt" style:use-optimal-row-height="false" fo:break-before="auto"/>
    </style:style>
    <style:style style:family="table-row" style:name="ro260">
      <style:table-row-properties style:row-height="12.8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8pt" style:use-optimal-row-height="false" fo:break-before="auto"/>
    </style:style>
    <style:style style:family="table-row" style:name="ro306">
      <style:table-row-properties style:row-height="12.8pt" style:use-optimal-row-height="false" fo:break-before="auto"/>
    </style:style>
    <style:style style:family="table-row" style:name="ro307">
      <style:table-row-properties style:row-height="12.8pt" style:use-optimal-row-height="false" fo:break-before="auto"/>
    </style:style>
    <style:style style:family="table-row" style:name="ro308">
      <style:table-row-properties style:row-height="12.8pt" style:use-optimal-row-height="false" fo:break-before="auto"/>
    </style:style>
    <style:style style:family="table-row" style:name="ro309">
      <style:table-row-properties style:row-height="12.8pt" style:use-optimal-row-height="false" fo:break-before="auto"/>
    </style:style>
    <style:style style:family="table-row" style:name="ro310">
      <style:table-row-properties style:row-height="12.8pt" style:use-optimal-row-height="false" fo:break-before="auto"/>
    </style:style>
    <style:style style:family="table-row" style:name="ro311">
      <style:table-row-properties style:row-height="12.8pt" style:use-optimal-row-height="false" fo:break-before="auto"/>
    </style:style>
    <style:style style:family="table-row" style:name="ro312">
      <style:table-row-properties style:row-height="12.8pt" style:use-optimal-row-height="false" fo:break-before="auto"/>
    </style:style>
    <style:style style:family="table-row" style:name="ro313">
      <style:table-row-properties style:row-height="12.8pt" style:use-optimal-row-height="false" fo:break-before="auto"/>
    </style:style>
    <style:style style:family="table-row" style:name="ro314">
      <style:table-row-properties style:row-height="12.8pt" style:use-optimal-row-height="false" fo:break-before="auto"/>
    </style:style>
    <style:style style:family="table-row" style:name="ro315">
      <style:table-row-properties style:row-height="12.8pt" style:use-optimal-row-height="false" fo:break-before="auto"/>
    </style:style>
    <style:style style:family="table-row" style:name="ro316">
      <style:table-row-properties style:row-height="12.8pt" style:use-optimal-row-height="false" fo:break-before="auto"/>
    </style:style>
    <style:style style:family="table-row" style:name="ro317">
      <style:table-row-properties style:row-height="12.8pt" style:use-optimal-row-height="false" fo:break-before="auto"/>
    </style:style>
    <style:style style:family="table-row" style:name="ro318">
      <style:table-row-properties style:row-height="12.8pt" style:use-optimal-row-height="false" fo:break-before="auto"/>
    </style:style>
    <style:style style:family="table-row" style:name="ro319">
      <style:table-row-properties style:row-height="12.8pt" style:use-optimal-row-height="false" fo:break-before="auto"/>
    </style:style>
    <style:style style:family="table-row" style:name="ro320">
      <style:table-row-properties style:row-height="12.8pt" style:use-optimal-row-height="false" fo:break-before="auto"/>
    </style:style>
    <style:style style:family="table-row" style:name="ro321">
      <style:table-row-properties style:row-height="12.8pt" style:use-optimal-row-height="false" fo:break-before="auto"/>
    </style:style>
    <style:style style:family="table-row" style:name="ro322">
      <style:table-row-properties style:row-height="12.8pt" style:use-optimal-row-height="false" fo:break-before="auto"/>
    </style:style>
    <style:style style:family="table-row" style:name="ro323">
      <style:table-row-properties style:row-height="12.8pt" style:use-optimal-row-height="false" fo:break-before="auto"/>
    </style:style>
    <style:style style:family="table-row" style:name="ro324">
      <style:table-row-properties style:row-height="12.8pt" style:use-optimal-row-height="false" fo:break-before="auto"/>
    </style:style>
    <style:style style:family="table-row" style:name="ro325">
      <style:table-row-properties style:row-height="12.8pt" style:use-optimal-row-height="false" fo:break-before="auto"/>
    </style:style>
    <style:style style:family="table-row" style:name="ro326">
      <style:table-row-properties style:row-height="12.8pt" style:use-optimal-row-height="false" fo:break-before="auto"/>
    </style:style>
    <style:style style:family="table-row" style:name="ro327">
      <style:table-row-properties style:row-height="12.8pt" style:use-optimal-row-height="false" fo:break-before="auto"/>
    </style:style>
    <style:style style:family="table-row" style:name="ro328">
      <style:table-row-properties style:row-height="12.8pt" style:use-optimal-row-height="false" fo:break-before="auto"/>
    </style:style>
    <style:style style:family="table-row" style:name="ro329">
      <style:table-row-properties style:row-height="12.8pt" style:use-optimal-row-height="false" fo:break-before="auto"/>
    </style:style>
    <style:style style:family="table-row" style:name="ro330">
      <style:table-row-properties style:row-height="12.8pt" style:use-optimal-row-height="false" fo:break-before="auto"/>
    </style:style>
    <style:style style:family="table-row" style:name="ro331">
      <style:table-row-properties style:row-height="12.8pt" style:use-optimal-row-height="false" fo:break-before="auto"/>
    </style:style>
    <style:style style:family="table-row" style:name="ro332">
      <style:table-row-properties style:row-height="12.8pt" style:use-optimal-row-height="false" fo:break-before="auto"/>
    </style:style>
    <style:style style:family="table-row" style:name="ro333">
      <style:table-row-properties style:row-height="12.8pt" style:use-optimal-row-height="false" fo:break-before="auto"/>
    </style:style>
    <style:style style:family="table-row" style:name="ro334">
      <style:table-row-properties style:row-height="12.8pt" style:use-optimal-row-height="false" fo:break-before="auto"/>
    </style:style>
    <style:style style:family="table-row" style:name="ro335">
      <style:table-row-properties style:row-height="12.8pt" style:use-optimal-row-height="false" fo:break-before="auto"/>
    </style:style>
    <style:style style:family="table-row" style:name="ro336">
      <style:table-row-properties style:row-height="12.8pt" style:use-optimal-row-height="false" fo:break-before="auto"/>
    </style:style>
    <style:style style:family="table-row" style:name="ro337">
      <style:table-row-properties style:row-height="12.8pt" style:use-optimal-row-height="false" fo:break-before="auto"/>
    </style:style>
    <style:style style:family="table-row" style:name="ro338">
      <style:table-row-properties style:row-height="12.8pt" style:use-optimal-row-height="false" fo:break-before="auto"/>
    </style:style>
    <style:style style:family="table-row" style:name="ro339">
      <style:table-row-properties style:row-height="12.8pt" style:use-optimal-row-height="false" fo:break-before="auto"/>
    </style:style>
    <style:style style:family="table-row" style:name="ro340">
      <style:table-row-properties style:row-height="12.8pt" style:use-optimal-row-height="false" fo:break-before="auto"/>
    </style:style>
    <style:style style:family="table-row" style:name="ro341">
      <style:table-row-properties style:row-height="12.8pt" style:use-optimal-row-height="false" fo:break-before="auto"/>
    </style:style>
    <style:style style:family="table-row" style:name="ro342">
      <style:table-row-properties style:row-height="12.8pt" style:use-optimal-row-height="false" fo:break-before="auto"/>
    </style:style>
    <style:style style:family="table-row" style:name="ro343">
      <style:table-row-properties style:row-height="12.8pt" style:use-optimal-row-height="false" fo:break-before="auto"/>
    </style:style>
    <style:style style:family="table-row" style:name="ro344">
      <style:table-row-properties style:row-height="12.8pt" style:use-optimal-row-height="false" fo:break-before="auto"/>
    </style:style>
    <style:style style:family="table-row" style:name="ro345">
      <style:table-row-properties style:row-height="12.8pt" style:use-optimal-row-height="false" fo:break-before="auto"/>
    </style:style>
    <style:style style:family="table-row" style:name="ro346">
      <style:table-row-properties style:row-height="12.8pt" style:use-optimal-row-height="false" fo:break-before="auto"/>
    </style:style>
    <style:style style:family="table-row" style:name="ro347">
      <style:table-row-properties style:row-height="12.8pt" style:use-optimal-row-height="false" fo:break-before="auto"/>
    </style:style>
    <style:style style:family="table-row" style:name="ro348">
      <style:table-row-properties style:row-height="12.8pt" style:use-optimal-row-height="false" fo:break-before="auto"/>
    </style:style>
    <style:style style:family="table-row" style:name="ro349">
      <style:table-row-properties style:row-height="12.8pt" style:use-optimal-row-height="false" fo:break-before="auto"/>
    </style:style>
    <style:style style:family="table-row" style:name="ro350">
      <style:table-row-properties style:row-height="12.8pt" style:use-optimal-row-height="false" fo:break-before="auto"/>
    </style:style>
    <style:style style:family="table-row" style:name="ro351">
      <style:table-row-properties style:row-height="12.8pt" style:use-optimal-row-height="false" fo:break-before="auto"/>
    </style:style>
    <style:style style:family="table-row" style:name="ro352">
      <style:table-row-properties style:row-height="12.8pt" style:use-optimal-row-height="false" fo:break-before="auto"/>
    </style:style>
    <style:style style:family="table-row" style:name="ro353">
      <style:table-row-properties style:row-height="12.8pt" style:use-optimal-row-height="false" fo:break-before="auto"/>
    </style:style>
    <style:style style:family="table-row" style:name="ro354">
      <style:table-row-properties style:row-height="12.8pt" style:use-optimal-row-height="false" fo:break-before="auto"/>
    </style:style>
    <style:style style:family="table-row" style:name="ro355">
      <style:table-row-properties style:row-height="12.8pt" style:use-optimal-row-height="false" fo:break-before="auto"/>
    </style:style>
    <style:style style:family="table-row" style:name="ro356">
      <style:table-row-properties style:row-height="12.8pt" style:use-optimal-row-height="false" fo:break-before="auto"/>
    </style:style>
    <style:style style:family="table-row" style:name="ro357">
      <style:table-row-properties style:row-height="12.8pt" style:use-optimal-row-height="false" fo:break-before="auto"/>
    </style:style>
    <style:style style:family="table-row" style:name="ro358">
      <style:table-row-properties style:row-height="12.8pt" style:use-optimal-row-height="false" fo:break-before="auto"/>
    </style:style>
    <style:style style:family="table-row" style:name="ro359">
      <style:table-row-properties style:row-height="12.8pt" style:use-optimal-row-height="false" fo:break-before="auto"/>
    </style:style>
    <style:style style:family="table-row" style:name="ro360">
      <style:table-row-properties style:row-height="12.8pt" style:use-optimal-row-height="false" fo:break-before="auto"/>
    </style:style>
    <style:style style:family="table-row" style:name="ro361">
      <style:table-row-properties style:row-height="12.8pt" style:use-optimal-row-height="false" fo:break-before="auto"/>
    </style:style>
    <style:style style:family="table-row" style:name="ro362">
      <style:table-row-properties style:row-height="12.8pt" style:use-optimal-row-height="false" fo:break-before="auto"/>
    </style:style>
    <style:style style:family="table-row" style:name="ro363">
      <style:table-row-properties style:row-height="12.8pt" style:use-optimal-row-height="false" fo:break-before="auto"/>
    </style:style>
    <style:style style:family="table-row" style:name="ro364">
      <style:table-row-properties style:row-height="12.8pt" style:use-optimal-row-height="false" fo:break-before="auto"/>
    </style:style>
    <style:style style:family="table-row" style:name="ro365">
      <style:table-row-properties style:row-height="12.8pt" style:use-optimal-row-height="false" fo:break-before="auto"/>
    </style:style>
    <style:style style:family="table-row" style:name="ro366">
      <style:table-row-properties style:row-height="12.8pt" style:use-optimal-row-height="false" fo:break-before="auto"/>
    </style:style>
    <style:style style:family="table-row" style:name="ro367">
      <style:table-row-properties style:row-height="12.8pt" style:use-optimal-row-height="false" fo:break-before="auto"/>
    </style:style>
    <style:style style:family="table-row" style:name="ro368">
      <style:table-row-properties style:row-height="12.8pt" style:use-optimal-row-height="false" fo:break-before="auto"/>
    </style:style>
    <style:style style:family="table-row" style:name="ro369">
      <style:table-row-properties style:row-height="12.8pt" style:use-optimal-row-height="false" fo:break-before="auto"/>
    </style:style>
    <style:style style:family="table-row" style:name="ro370">
      <style:table-row-properties style:row-height="12.8pt" style:use-optimal-row-height="false" fo:break-before="auto"/>
    </style:style>
    <style:style style:family="table-row" style:name="ro371">
      <style:table-row-properties style:row-height="12.8pt" style:use-optimal-row-height="false" fo:break-before="auto"/>
    </style:style>
    <style:style style:family="table-row" style:name="ro372">
      <style:table-row-properties style:row-height="12.8pt" style:use-optimal-row-height="false" fo:break-before="auto"/>
    </style:style>
    <style:style style:family="table-row" style:name="ro373">
      <style:table-row-properties style:row-height="12.8pt" style:use-optimal-row-height="false" fo:break-before="auto"/>
    </style:style>
    <style:style style:family="table-row" style:name="ro374">
      <style:table-row-properties style:row-height="12.8pt" style:use-optimal-row-height="false" fo:break-before="auto"/>
    </style:style>
    <style:style style:family="table-row" style:name="ro375">
      <style:table-row-properties style:row-height="12.8pt" style:use-optimal-row-height="false" fo:break-before="auto"/>
    </style:style>
    <style:style style:family="table-row" style:name="ro376">
      <style:table-row-properties style:row-height="12.8pt" style:use-optimal-row-height="false" fo:break-before="auto"/>
    </style:style>
    <style:style style:family="table-row" style:name="ro377">
      <style:table-row-properties style:row-height="12.8pt" style:use-optimal-row-height="false" fo:break-before="auto"/>
    </style:style>
    <style:style style:family="table-row" style:name="ro378">
      <style:table-row-properties style:row-height="12.8pt" style:use-optimal-row-height="false" fo:break-before="auto"/>
    </style:style>
    <style:style style:family="table-row" style:name="ro379">
      <style:table-row-properties style:row-height="12.8pt" style:use-optimal-row-height="false" fo:break-before="auto"/>
    </style:style>
    <style:style style:family="table-row" style:name="ro380">
      <style:table-row-properties style:row-height="12.8pt" style:use-optimal-row-height="false" fo:break-before="auto"/>
    </style:style>
    <style:style style:family="table-row" style:name="ro381">
      <style:table-row-properties style:row-height="12.8pt" style:use-optimal-row-height="false" fo:break-before="auto"/>
    </style:style>
    <style:style style:family="table-row" style:name="ro382">
      <style:table-row-properties style:row-height="12.8pt" style:use-optimal-row-height="false" fo:break-before="auto"/>
    </style:style>
    <style:style style:family="table-row" style:name="ro383">
      <style:table-row-properties style:row-height="12.8pt" style:use-optimal-row-height="false" fo:break-before="auto"/>
    </style:style>
    <style:style style:family="table-row" style:name="ro384">
      <style:table-row-properties style:row-height="12.8pt" style:use-optimal-row-height="false" fo:break-before="auto"/>
    </style:style>
    <style:style style:family="table-row" style:name="ro385">
      <style:table-row-properties style:row-height="12.8pt" style:use-optimal-row-height="false" fo:break-before="auto"/>
    </style:style>
    <style:style style:family="table-row" style:name="ro386">
      <style:table-row-properties style:row-height="12.8pt" style:use-optimal-row-height="false" fo:break-before="auto"/>
    </style:style>
    <style:style style:family="table-row" style:name="ro387">
      <style:table-row-properties style:row-height="12.8pt" style:use-optimal-row-height="false" fo:break-before="auto"/>
    </style:style>
    <style:style style:family="table-row" style:name="ro388">
      <style:table-row-properties style:row-height="12.8pt" style:use-optimal-row-height="false" fo:break-before="auto"/>
    </style:style>
    <style:style style:family="table-row" style:name="ro389">
      <style:table-row-properties style:row-height="12.8pt" style:use-optimal-row-height="false" fo:break-before="auto"/>
    </style:style>
    <style:style style:family="table-row" style:name="ro390">
      <style:table-row-properties style:row-height="12.8pt" style:use-optimal-row-height="false" fo:break-before="auto"/>
    </style:style>
    <style:style style:family="table-row" style:name="ro391">
      <style:table-row-properties style:row-height="12.8pt" style:use-optimal-row-height="false" fo:break-before="auto"/>
    </style:style>
    <style:style style:family="table-row" style:name="ro392">
      <style:table-row-properties style:row-height="12.8pt" style:use-optimal-row-height="false" fo:break-before="auto"/>
    </style:style>
    <style:style style:family="table-row" style:name="ro393">
      <style:table-row-properties style:row-height="12.8pt" style:use-optimal-row-height="false" fo:break-before="auto"/>
    </style:style>
    <style:style style:family="table-row" style:name="ro394">
      <style:table-row-properties style:row-height="12.8pt" style:use-optimal-row-height="false" fo:break-before="auto"/>
    </style:style>
    <style:style style:family="table-row" style:name="ro395">
      <style:table-row-properties style:row-height="12.8pt" style:use-optimal-row-height="false" fo:break-before="auto"/>
    </style:style>
    <style:style style:family="table-row" style:name="ro396">
      <style:table-row-properties style:row-height="12.8pt" style:use-optimal-row-height="false" fo:break-before="auto"/>
    </style:style>
    <style:style style:family="table-row" style:name="ro397">
      <style:table-row-properties style:row-height="12.8pt" style:use-optimal-row-height="false" fo:break-before="auto"/>
    </style:style>
    <style:style style:family="table-row" style:name="ro398">
      <style:table-row-properties style:row-height="12.8pt" style:use-optimal-row-height="false" fo:break-before="auto"/>
    </style:style>
    <style:style style:family="table-row" style:name="ro399">
      <style:table-row-properties style:row-height="12.8pt" style:use-optimal-row-height="false" fo:break-before="auto"/>
    </style:style>
    <style:style style:family="table-row" style:name="ro400">
      <style:table-row-properties style:row-height="12.8pt" style:use-optimal-row-height="false" fo:break-before="auto"/>
    </style:style>
    <style:style style:family="table-row" style:name="ro401">
      <style:table-row-properties style:row-height="12.8pt" style:use-optimal-row-height="false" fo:break-before="auto"/>
    </style:style>
    <style:style style:family="table-row" style:name="ro402">
      <style:table-row-properties style:row-height="12.8pt" style:use-optimal-row-height="false" fo:break-before="auto"/>
    </style:style>
    <style:style style:family="table-row" style:name="ro403">
      <style:table-row-properties style:row-height="12.8pt" style:use-optimal-row-height="false" fo:break-before="auto"/>
    </style:style>
    <style:style style:family="table-row" style:name="ro404">
      <style:table-row-properties style:row-height="12.8pt" style:use-optimal-row-height="false" fo:break-before="auto"/>
    </style:style>
    <style:style style:family="table-row" style:name="ro405">
      <style:table-row-properties style:row-height="12.8pt" style:use-optimal-row-height="false" fo:break-before="auto"/>
    </style:style>
    <style:style style:family="table-row" style:name="ro406">
      <style:table-row-properties style:row-height="12.8pt" style:use-optimal-row-height="false" fo:break-before="auto"/>
    </style:style>
    <style:style style:family="table-row" style:name="ro407">
      <style:table-row-properties style:row-height="12.8pt" style:use-optimal-row-height="false" fo:break-before="auto"/>
    </style:style>
    <style:style style:family="table-row" style:name="ro408">
      <style:table-row-properties style:row-height="12.8pt" style:use-optimal-row-height="false" fo:break-before="auto"/>
    </style:style>
    <style:style style:family="table-row" style:name="ro409">
      <style:table-row-properties style:row-height="12.8pt" style:use-optimal-row-height="false" fo:break-before="auto"/>
    </style:style>
    <style:style style:family="table-row" style:name="ro410">
      <style:table-row-properties style:row-height="12.8pt" style:use-optimal-row-height="false" fo:break-before="auto"/>
    </style:style>
    <style:style style:family="table-row" style:name="ro411">
      <style:table-row-properties style:row-height="12.8pt" style:use-optimal-row-height="false" fo:break-before="auto"/>
    </style:style>
    <style:style style:family="table-row" style:name="ro412">
      <style:table-row-properties style:row-height="12.8pt" style:use-optimal-row-height="false" fo:break-before="auto"/>
    </style:style>
    <style:style style:family="table-row" style:name="ro413">
      <style:table-row-properties style:row-height="12.8pt" style:use-optimal-row-height="false" fo:break-before="auto"/>
    </style:style>
    <style:style style:family="table-row" style:name="ro414">
      <style:table-row-properties style:row-height="12.8pt" style:use-optimal-row-height="false" fo:break-before="auto"/>
    </style:style>
    <style:style style:family="table-row" style:name="ro415">
      <style:table-row-properties style:row-height="12.8pt" style:use-optimal-row-height="false" fo:break-before="auto"/>
    </style:style>
    <style:style style:family="table-row" style:name="ro416">
      <style:table-row-properties style:row-height="12.8pt" style:use-optimal-row-height="false" fo:break-before="auto"/>
    </style:style>
    <style:style style:family="table-row" style:name="ro417">
      <style:table-row-properties style:row-height="12.8pt" style:use-optimal-row-height="false" fo:break-before="auto"/>
    </style:style>
    <style:style style:family="table-row" style:name="ro418">
      <style:table-row-properties style:row-height="12.8pt" style:use-optimal-row-height="false" fo:break-before="auto"/>
    </style:style>
    <style:style style:family="table-row" style:name="ro419">
      <style:table-row-properties style:row-height="12.8pt" style:use-optimal-row-height="false" fo:break-before="auto"/>
    </style:style>
    <style:style style:family="table-row" style:name="ro420">
      <style:table-row-properties style:row-height="12.8pt" style:use-optimal-row-height="false" fo:break-before="auto"/>
    </style:style>
    <style:style style:family="table-row" style:name="ro421">
      <style:table-row-properties style:row-height="12.8pt" style:use-optimal-row-height="false" fo:break-before="auto"/>
    </style:style>
    <style:style style:family="table-row" style:name="ro422">
      <style:table-row-properties style:row-height="12.8pt" style:use-optimal-row-height="false" fo:break-before="auto"/>
    </style:style>
    <style:style style:family="table-row" style:name="ro423">
      <style:table-row-properties style:row-height="12.8pt" style:use-optimal-row-height="false" fo:break-before="auto"/>
    </style:style>
    <style:style style:family="table-row" style:name="ro424">
      <style:table-row-properties style:row-height="12.8pt" style:use-optimal-row-height="false" fo:break-before="auto"/>
    </style:style>
    <style:style style:family="table-row" style:name="ro425">
      <style:table-row-properties style:row-height="12.8pt" style:use-optimal-row-height="false" fo:break-before="auto"/>
    </style:style>
    <style:style style:family="table-row" style:name="ro426">
      <style:table-row-properties style:row-height="12.8pt" style:use-optimal-row-height="false" fo:break-before="auto"/>
    </style:style>
    <style:style style:family="table-row" style:name="ro427">
      <style:table-row-properties style:row-height="12.8pt" style:use-optimal-row-height="false" fo:break-before="auto"/>
    </style:style>
    <style:style style:family="table-row" style:name="ro428">
      <style:table-row-properties style:row-height="12.8pt" style:use-optimal-row-height="false" fo:break-before="auto"/>
    </style:style>
    <style:style style:family="table-row" style:name="ro429">
      <style:table-row-properties style:row-height="12.8pt" style:use-optimal-row-height="false" fo:break-before="auto"/>
    </style:style>
    <style:style style:family="table-row" style:name="ro430">
      <style:table-row-properties style:row-height="12.8pt" style:use-optimal-row-height="false" fo:break-before="auto"/>
    </style:style>
    <style:style style:family="table-row" style:name="ro431">
      <style:table-row-properties style:row-height="12.8pt" style:use-optimal-row-height="false" fo:break-before="auto"/>
    </style:style>
    <style:style style:family="table-row" style:name="ro432">
      <style:table-row-properties style:row-height="12.8pt" style:use-optimal-row-height="false" fo:break-before="auto"/>
    </style:style>
    <style:style style:family="table-row" style:name="ro433">
      <style:table-row-properties style:row-height="12.8pt" style:use-optimal-row-height="false" fo:break-before="auto"/>
    </style:style>
    <style:style style:family="table-row" style:name="ro434">
      <style:table-row-properties style:row-height="12.8pt" style:use-optimal-row-height="false" fo:break-before="auto"/>
    </style:style>
    <style:style style:family="table-row" style:name="ro435">
      <style:table-row-properties style:row-height="12.8pt" style:use-optimal-row-height="false" fo:break-before="auto"/>
    </style:style>
    <style:style style:family="table-row" style:name="ro436">
      <style:table-row-properties style:row-height="12.8pt" style:use-optimal-row-height="false" fo:break-before="auto"/>
    </style:style>
    <style:style style:family="table-row" style:name="ro437">
      <style:table-row-properties style:row-height="12.8pt" style:use-optimal-row-height="false" fo:break-before="auto"/>
    </style:style>
    <style:style style:family="table-row" style:name="ro438">
      <style:table-row-properties style:row-height="12.8pt" style:use-optimal-row-height="false" fo:break-before="auto"/>
    </style:style>
    <style:style style:family="table-row" style:name="ro439">
      <style:table-row-properties style:row-height="12.8pt" style:use-optimal-row-height="false" fo:break-before="auto"/>
    </style:style>
    <style:style style:family="table-row" style:name="ro440">
      <style:table-row-properties style:row-height="12.8pt" style:use-optimal-row-height="false" fo:break-before="auto"/>
    </style:style>
    <style:style style:family="table-row" style:name="ro441">
      <style:table-row-properties style:row-height="12.8pt" style:use-optimal-row-height="false" fo:break-before="auto"/>
    </style:style>
    <style:style style:family="table-row" style:name="ro442">
      <style:table-row-properties style:row-height="12.8pt" style:use-optimal-row-height="false" fo:break-before="auto"/>
    </style:style>
    <style:style style:family="table-row" style:name="ro443">
      <style:table-row-properties style:row-height="12.8pt" style:use-optimal-row-height="false" fo:break-before="auto"/>
    </style:style>
    <style:style style:family="table-row" style:name="ro444">
      <style:table-row-properties style:row-height="12.8pt" style:use-optimal-row-height="false" fo:break-before="auto"/>
    </style:style>
    <style:style style:family="table-row" style:name="ro445">
      <style:table-row-properties style:row-height="12.8pt" style:use-optimal-row-height="false" fo:break-before="auto"/>
    </style:style>
    <style:style style:family="table-row" style:name="ro446">
      <style:table-row-properties style:row-height="12.8pt" style:use-optimal-row-height="false" fo:break-before="auto"/>
    </style:style>
    <style:style style:family="table-row" style:name="ro447">
      <style:table-row-properties style:row-height="12.8pt" style:use-optimal-row-height="false" fo:break-before="auto"/>
    </style:style>
    <style:style style:family="table-row" style:name="ro448">
      <style:table-row-properties style:row-height="12.8pt" style:use-optimal-row-height="false" fo:break-before="auto"/>
    </style:style>
    <style:style style:family="table-row" style:name="ro449">
      <style:table-row-properties style:row-height="12.8pt" style:use-optimal-row-height="false" fo:break-before="auto"/>
    </style:style>
    <style:style style:family="table-row" style:name="ro450">
      <style:table-row-properties style:row-height="12.8pt" style:use-optimal-row-height="false" fo:break-before="auto"/>
    </style:style>
    <style:style style:family="table-row" style:name="ro451">
      <style:table-row-properties style:row-height="12.8pt" style:use-optimal-row-height="false" fo:break-before="auto"/>
    </style:style>
    <style:style style:family="table-row" style:name="ro452">
      <style:table-row-properties style:row-height="12.8pt" style:use-optimal-row-height="false" fo:break-before="auto"/>
    </style:style>
    <style:style style:family="table-row" style:name="ro453">
      <style:table-row-properties style:row-height="12.8pt" style:use-optimal-row-height="false" fo:break-before="auto"/>
    </style:style>
    <style:style style:family="table-row" style:name="ro454">
      <style:table-row-properties style:row-height="12.8pt" style:use-optimal-row-height="false" fo:break-before="auto"/>
    </style:style>
    <style:style style:family="table-row" style:name="ro455">
      <style:table-row-properties style:row-height="12.8pt" style:use-optimal-row-height="false" fo:break-before="auto"/>
    </style:style>
    <style:style style:family="table-row" style:name="ro456">
      <style:table-row-properties style:row-height="12.8pt" style:use-optimal-row-height="false" fo:break-before="auto"/>
    </style:style>
    <style:style style:family="table-row" style:name="ro457">
      <style:table-row-properties style:row-height="12.8pt" style:use-optimal-row-height="false" fo:break-before="auto"/>
    </style:style>
    <style:style style:family="table-row" style:name="ro458">
      <style:table-row-properties style:row-height="12.8pt" style:use-optimal-row-height="false" fo:break-before="auto"/>
    </style:style>
    <style:style style:family="table-row" style:name="ro459">
      <style:table-row-properties style:row-height="12.8pt" style:use-optimal-row-height="false" fo:break-before="auto"/>
    </style:style>
    <style:style style:family="table-row" style:name="ro460">
      <style:table-row-properties style:row-height="12.8pt" style:use-optimal-row-height="false" fo:break-before="auto"/>
    </style:style>
    <style:style style:family="table-row" style:name="ro461">
      <style:table-row-properties style:row-height="12.8pt" style:use-optimal-row-height="false" fo:break-before="auto"/>
    </style:style>
    <style:style style:family="table-row" style:name="ro462">
      <style:table-row-properties style:row-height="12.8pt" style:use-optimal-row-height="false" fo:break-before="auto"/>
    </style:style>
    <style:style style:family="table-row" style:name="ro463">
      <style:table-row-properties style:row-height="12.8pt" style:use-optimal-row-height="false" fo:break-before="auto"/>
    </style:style>
    <style:style style:family="table-row" style:name="ro464">
      <style:table-row-properties style:row-height="12.8pt" style:use-optimal-row-height="false" fo:break-before="auto"/>
    </style:style>
    <style:style style:family="table-row" style:name="ro465">
      <style:table-row-properties style:row-height="12.8pt" style:use-optimal-row-height="false" fo:break-before="auto"/>
    </style:style>
    <style:style style:family="table-row" style:name="ro466">
      <style:table-row-properties style:row-height="12.8pt" style:use-optimal-row-height="false" fo:break-before="auto"/>
    </style:style>
    <style:style style:family="table-row" style:name="ro467">
      <style:table-row-properties style:row-height="12.8pt" style:use-optimal-row-height="false" fo:break-before="auto"/>
    </style:style>
    <style:style style:family="table-row" style:name="ro468">
      <style:table-row-properties style:row-height="12.8pt" style:use-optimal-row-height="false" fo:break-before="auto"/>
    </style:style>
    <style:style style:family="table-row" style:name="ro469">
      <style:table-row-properties style:row-height="12.8pt" style:use-optimal-row-height="false" fo:break-before="auto"/>
    </style:style>
    <style:style style:family="table-row" style:name="ro470">
      <style:table-row-properties style:row-height="12.8pt" style:use-optimal-row-height="false" fo:break-before="auto"/>
    </style:style>
    <style:style style:family="table-row" style:name="ro471">
      <style:table-row-properties style:row-height="12.8pt" style:use-optimal-row-height="false" fo:break-before="auto"/>
    </style:style>
    <style:style style:family="table-row" style:name="ro472">
      <style:table-row-properties style:row-height="12.8pt" style:use-optimal-row-height="false" fo:break-before="auto"/>
    </style:style>
    <style:style style:family="table-row" style:name="ro473">
      <style:table-row-properties style:row-height="12.8pt" style:use-optimal-row-height="false" fo:break-before="auto"/>
    </style:style>
    <style:style style:family="table-row" style:name="ro474">
      <style:table-row-properties style:row-height="12.8pt" style:use-optimal-row-height="false" fo:break-before="auto"/>
    </style:style>
    <style:style style:family="table-row" style:name="ro475">
      <style:table-row-properties style:row-height="12.8pt" style:use-optimal-row-height="false" fo:break-before="auto"/>
    </style:style>
    <style:style style:family="table-row" style:name="ro476">
      <style:table-row-properties style:row-height="12.8pt" style:use-optimal-row-height="false" fo:break-before="auto"/>
    </style:style>
    <style:style style:family="table-row" style:name="ro477">
      <style:table-row-properties style:row-height="12.8pt" style:use-optimal-row-height="false" fo:break-before="auto"/>
    </style:style>
    <style:style style:family="table-row" style:name="ro478">
      <style:table-row-properties style:row-height="12.8pt" style:use-optimal-row-height="false" fo:break-before="auto"/>
    </style:style>
    <style:style style:family="table-row" style:name="ro479">
      <style:table-row-properties style:row-height="12.8pt" style:use-optimal-row-height="false" fo:break-before="auto"/>
    </style:style>
    <style:style style:family="table-row" style:name="ro480">
      <style:table-row-properties style:row-height="12.8pt" style:use-optimal-row-height="false" fo:break-before="auto"/>
    </style:style>
    <style:style style:family="table-row" style:name="ro481">
      <style:table-row-properties style:row-height="12.8pt" style:use-optimal-row-height="false" fo:break-before="auto"/>
    </style:style>
    <style:style style:family="table-row" style:name="ro482">
      <style:table-row-properties style:row-height="12.8pt" style:use-optimal-row-height="false" fo:break-before="auto"/>
    </style:style>
    <style:style style:family="table-row" style:name="ro483">
      <style:table-row-properties style:row-height="12.8pt" style:use-optimal-row-height="false" fo:break-before="auto"/>
    </style:style>
    <style:style style:family="table-row" style:name="ro484">
      <style:table-row-properties style:row-height="12.8pt" style:use-optimal-row-height="false" fo:break-before="auto"/>
    </style:style>
    <style:style style:family="table-row" style:name="ro485">
      <style:table-row-properties style:row-height="12.8pt" style:use-optimal-row-height="false" fo:break-before="auto"/>
    </style:style>
    <style:style style:family="table-row" style:name="ro486">
      <style:table-row-properties style:row-height="12.8pt" style:use-optimal-row-height="false" fo:break-before="auto"/>
    </style:style>
    <style:style style:family="table-row" style:name="ro487">
      <style:table-row-properties style:row-height="12.8pt" style:use-optimal-row-height="false" fo:break-before="auto"/>
    </style:style>
    <style:style style:family="table-row" style:name="ro488">
      <style:table-row-properties style:row-height="12.8pt" style:use-optimal-row-height="false" fo:break-before="auto"/>
    </style:style>
    <style:style style:family="table-row" style:name="ro489">
      <style:table-row-properties style:row-height="12.8pt" style:use-optimal-row-height="false" fo:break-before="auto"/>
    </style:style>
    <style:style style:family="table-row" style:name="ro490">
      <style:table-row-properties style:row-height="12.8pt" style:use-optimal-row-height="false" fo:break-before="auto"/>
    </style:style>
    <style:style style:family="table-row" style:name="ro491">
      <style:table-row-properties style:row-height="12.8pt" style:use-optimal-row-height="false" fo:break-before="auto"/>
    </style:style>
    <style:style style:family="table-row" style:name="ro492">
      <style:table-row-properties style:row-height="12.8pt" style:use-optimal-row-height="false" fo:break-before="auto"/>
    </style:style>
    <style:style style:family="table-row" style:name="ro493">
      <style:table-row-properties style:row-height="12.8pt" style:use-optimal-row-height="false" fo:break-before="auto"/>
    </style:style>
    <style:style style:family="table-row" style:name="ro494">
      <style:table-row-properties style:row-height="12.8pt" style:use-optimal-row-height="false" fo:break-before="auto"/>
    </style:style>
    <style:style style:family="table-row" style:name="ro495">
      <style:table-row-properties style:row-height="12.8pt" style:use-optimal-row-height="false" fo:break-before="auto"/>
    </style:style>
    <style:style style:family="table-row" style:name="ro496">
      <style:table-row-properties style:row-height="12.8pt" style:use-optimal-row-height="false" fo:break-before="auto"/>
    </style:style>
    <style:style style:family="table-row" style:name="ro497">
      <style:table-row-properties style:row-height="12.8pt" style:use-optimal-row-height="false" fo:break-before="auto"/>
    </style:style>
    <style:style style:family="table-row" style:name="ro498">
      <style:table-row-properties style:row-height="12.8pt" style:use-optimal-row-height="false" fo:break-before="auto"/>
    </style:style>
    <style:style style:family="table-row" style:name="ro499">
      <style:table-row-properties style:row-height="12.8pt" style:use-optimal-row-height="false" fo:break-before="auto"/>
    </style:style>
    <style:style style:family="table-row" style:name="ro500">
      <style:table-row-properties style:row-height="12.8pt" style:use-optimal-row-height="false" fo:break-before="auto"/>
    </style:style>
    <style:style style:family="table-row" style:name="ro501">
      <style:table-row-properties style:row-height="12.8pt" style:use-optimal-row-height="false" fo:break-before="auto"/>
    </style:style>
    <style:style style:family="table-row" style:name="ro502">
      <style:table-row-properties style:row-height="12.8pt" style:use-optimal-row-height="false" fo:break-before="auto"/>
    </style:style>
    <style:style style:family="table-row" style:name="ro503">
      <style:table-row-properties style:row-height="12.8pt" style:use-optimal-row-height="false" fo:break-before="auto"/>
    </style:style>
    <style:style style:family="table-row" style:name="ro504">
      <style:table-row-properties style:row-height="12.8pt" style:use-optimal-row-height="false" fo:break-before="auto"/>
    </style:style>
    <style:style style:family="table-row" style:name="ro505">
      <style:table-row-properties style:row-height="12.8pt" style:use-optimal-row-height="false" fo:break-before="auto"/>
    </style:style>
    <style:style style:family="table-row" style:name="ro506">
      <style:table-row-properties style:row-height="12.8pt" style:use-optimal-row-height="false" fo:break-before="auto"/>
    </style:style>
    <style:style style:family="table-row" style:name="ro507">
      <style:table-row-properties style:row-height="12.8pt" style:use-optimal-row-height="false" fo:break-before="auto"/>
    </style:style>
    <style:style style:family="table-row" style:name="ro508">
      <style:table-row-properties style:row-height="12.8pt" style:use-optimal-row-height="false" fo:break-before="auto"/>
    </style:style>
    <style:style style:family="table-row" style:name="ro509">
      <style:table-row-properties style:row-height="12.8pt" style:use-optimal-row-height="false" fo:break-before="auto"/>
    </style:style>
    <style:style style:family="table-row" style:name="ro510">
      <style:table-row-properties style:row-height="12.8pt" style:use-optimal-row-height="false" fo:break-before="auto"/>
    </style:style>
    <style:style style:family="table-row" style:name="ro511">
      <style:table-row-properties style:row-height="12.8pt" style:use-optimal-row-height="false" fo:break-before="auto"/>
    </style:style>
    <style:style style:family="table-row" style:name="ro512">
      <style:table-row-properties style:row-height="12.8pt" style:use-optimal-row-height="false" fo:break-before="auto"/>
    </style:style>
    <style:style style:family="table-row" style:name="ro513">
      <style:table-row-properties style:row-height="12.8pt" style:use-optimal-row-height="false" fo:break-before="auto"/>
    </style:style>
    <style:style style:family="table-row" style:name="ro514">
      <style:table-row-properties style:row-height="12.8pt" style:use-optimal-row-height="false" fo:break-before="auto"/>
    </style:style>
    <style:style style:family="table-row" style:name="ro515">
      <style:table-row-properties style:row-height="12.8pt" style:use-optimal-row-height="false" fo:break-before="auto"/>
    </style:style>
    <style:style style:family="table-row" style:name="ro516">
      <style:table-row-properties style:row-height="12.8pt" style:use-optimal-row-height="false" fo:break-before="auto"/>
    </style:style>
    <style:style style:family="table-row" style:name="ro517">
      <style:table-row-properties style:row-height="12.8pt" style:use-optimal-row-height="false" fo:break-before="auto"/>
    </style:style>
    <style:style style:family="table-row" style:name="ro518">
      <style:table-row-properties style:row-height="12.8pt" style:use-optimal-row-height="false" fo:break-before="auto"/>
    </style:style>
    <style:style style:family="table-row" style:name="ro519">
      <style:table-row-properties style:row-height="12.8pt" style:use-optimal-row-height="false" fo:break-before="auto"/>
    </style:style>
    <style:style style:family="table-row" style:name="ro520">
      <style:table-row-properties style:row-height="12.8pt" style:use-optimal-row-height="false" fo:break-before="auto"/>
    </style:style>
    <style:style style:family="table-row" style:name="ro521">
      <style:table-row-properties style:row-height="12.8pt" style:use-optimal-row-height="false" fo:break-before="auto"/>
    </style:style>
    <style:style style:family="table-row" style:name="ro522">
      <style:table-row-properties style:row-height="12.8pt" style:use-optimal-row-height="false" fo:break-before="auto"/>
    </style:style>
    <style:style style:family="table-row" style:name="ro523">
      <style:table-row-properties style:row-height="12.8pt" style:use-optimal-row-height="false" fo:break-before="auto"/>
    </style:style>
    <style:style style:family="table-row" style:name="ro524">
      <style:table-row-properties style:row-height="12.8pt" style:use-optimal-row-height="false" fo:break-before="auto"/>
    </style:style>
    <style:style style:family="table-row" style:name="ro525">
      <style:table-row-properties style:row-height="12.8pt" style:use-optimal-row-height="false" fo:break-before="auto"/>
    </style:style>
    <style:style style:family="table-row" style:name="ro526">
      <style:table-row-properties style:row-height="12.8pt" style:use-optimal-row-height="false" fo:break-before="auto"/>
    </style:style>
    <style:style style:family="table-row" style:name="ro527">
      <style:table-row-properties style:row-height="12.8pt" style:use-optimal-row-height="false" fo:break-before="auto"/>
    </style:style>
    <style:style style:family="table-row" style:name="ro528">
      <style:table-row-properties style:row-height="12.8pt" style:use-optimal-row-height="false" fo:break-before="auto"/>
    </style:style>
    <style:style style:family="table-row" style:name="ro529">
      <style:table-row-properties style:row-height="12.8pt" style:use-optimal-row-height="false" fo:break-before="auto"/>
    </style:style>
    <style:style style:family="table-row" style:name="ro530">
      <style:table-row-properties style:row-height="12.8pt" style:use-optimal-row-height="false" fo:break-before="auto"/>
    </style:style>
    <style:style style:family="table-row" style:name="ro531">
      <style:table-row-properties style:row-height="12.8pt" style:use-optimal-row-height="false" fo:break-before="auto"/>
    </style:style>
    <style:style style:family="table-row" style:name="ro532">
      <style:table-row-properties style:row-height="12.8pt" style:use-optimal-row-height="false" fo:break-before="auto"/>
    </style:style>
    <style:style style:family="table-row" style:name="ro533">
      <style:table-row-properties style:row-height="12.8pt" style:use-optimal-row-height="false" fo:break-before="auto"/>
    </style:style>
    <style:style style:family="table-row" style:name="ro534">
      <style:table-row-properties style:row-height="12.8pt" style:use-optimal-row-height="false" fo:break-before="auto"/>
    </style:style>
    <style:style style:family="table-row" style:name="ro535">
      <style:table-row-properties style:row-height="12.8pt" style:use-optimal-row-height="false" fo:break-before="auto"/>
    </style:style>
    <style:style style:family="table-row" style:name="ro536">
      <style:table-row-properties style:row-height="12.8pt" style:use-optimal-row-height="false" fo:break-before="auto"/>
    </style:style>
    <style:style style:family="table-row" style:name="ro537">
      <style:table-row-properties style:row-height="12.8pt" style:use-optimal-row-height="false" fo:break-before="auto"/>
    </style:style>
    <style:style style:family="table-row" style:name="ro538">
      <style:table-row-properties style:row-height="12.8pt" style:use-optimal-row-height="false" fo:break-before="auto"/>
    </style:style>
    <style:style style:family="table-row" style:name="ro539">
      <style:table-row-properties style:row-height="12.8pt" style:use-optimal-row-height="false" fo:break-before="auto"/>
    </style:style>
    <style:style style:family="table-row" style:name="ro540">
      <style:table-row-properties style:row-height="12.8pt" style:use-optimal-row-height="false" fo:break-before="auto"/>
    </style:style>
    <style:style style:family="table-row" style:name="ro541">
      <style:table-row-properties style:row-height="12.8pt" style:use-optimal-row-height="false" fo:break-before="auto"/>
    </style:style>
    <style:style style:family="table-row" style:name="ro542">
      <style:table-row-properties style:row-height="12.8pt" style:use-optimal-row-height="false" fo:break-before="auto"/>
    </style:style>
    <style:style style:family="table-row" style:name="ro543">
      <style:table-row-properties style:row-height="12.8pt" style:use-optimal-row-height="false" fo:break-before="auto"/>
    </style:style>
    <style:style style:family="table-row" style:name="ro544">
      <style:table-row-properties style:row-height="12.8pt" style:use-optimal-row-height="false" fo:break-before="auto"/>
    </style:style>
    <style:style style:family="table-row" style:name="ro545">
      <style:table-row-properties style:row-height="12.8pt" style:use-optimal-row-height="false" fo:break-before="auto"/>
    </style:style>
    <style:style style:family="table-row" style:name="ro546">
      <style:table-row-properties style:row-height="12.8pt" style:use-optimal-row-height="false" fo:break-before="auto"/>
    </style:style>
    <style:style style:family="table-row" style:name="ro547">
      <style:table-row-properties style:row-height="12.8pt" style:use-optimal-row-height="false" fo:break-before="auto"/>
    </style:style>
    <style:style style:family="table-row" style:name="ro548">
      <style:table-row-properties style:row-height="12.8pt" style:use-optimal-row-height="false" fo:break-before="auto"/>
    </style:style>
    <style:style style:family="table-row" style:name="ro549">
      <style:table-row-properties style:row-height="12.8pt" style:use-optimal-row-height="false" fo:break-before="auto"/>
    </style:style>
    <style:style style:family="table-row" style:name="ro550">
      <style:table-row-properties style:row-height="12.8pt" style:use-optimal-row-height="false" fo:break-before="auto"/>
    </style:style>
    <style:style style:family="table-row" style:name="ro551">
      <style:table-row-properties style:row-height="12.8pt" style:use-optimal-row-height="false" fo:break-before="auto"/>
    </style:style>
    <style:style style:family="table-row" style:name="ro552">
      <style:table-row-properties style:row-height="12.8pt" style:use-optimal-row-height="false" fo:break-before="auto"/>
    </style:style>
    <style:style style:family="table-row" style:name="ro553">
      <style:table-row-properties style:row-height="12.8pt" style:use-optimal-row-height="false" fo:break-before="auto"/>
    </style:style>
    <style:style style:family="table-row" style:name="ro554">
      <style:table-row-properties style:row-height="12.8pt" style:use-optimal-row-height="false" fo:break-before="auto"/>
    </style:style>
    <style:style style:family="table-row" style:name="ro555">
      <style:table-row-properties style:row-height="12.8pt" style:use-optimal-row-height="false" fo:break-before="auto"/>
    </style:style>
    <style:style style:family="table-row" style:name="ro556">
      <style:table-row-properties style:row-height="12.8pt" style:use-optimal-row-height="false" fo:break-before="auto"/>
    </style:style>
    <style:style style:family="table-row" style:name="ro557">
      <style:table-row-properties style:row-height="12.8pt" style:use-optimal-row-height="false" fo:break-before="auto"/>
    </style:style>
    <style:style style:family="table-row" style:name="ro558">
      <style:table-row-properties style:row-height="12.8pt" style:use-optimal-row-height="false" fo:break-before="auto"/>
    </style:style>
    <style:style style:family="table-row" style:name="ro559">
      <style:table-row-properties style:row-height="12.8pt" style:use-optimal-row-height="false" fo:break-before="auto"/>
    </style:style>
    <style:style style:family="table-row" style:name="ro560">
      <style:table-row-properties style:row-height="12.8pt" style:use-optimal-row-height="false" fo:break-before="auto"/>
    </style:style>
    <style:style style:family="table-row" style:name="ro561">
      <style:table-row-properties style:row-height="12.8pt" style:use-optimal-row-height="false" fo:break-before="auto"/>
    </style:style>
    <style:style style:family="table-row" style:name="ro562">
      <style:table-row-properties style:row-height="12.8pt" style:use-optimal-row-height="false" fo:break-before="auto"/>
    </style:style>
    <style:style style:family="table-row" style:name="ro563">
      <style:table-row-properties style:row-height="12.8pt" style:use-optimal-row-height="false" fo:break-before="auto"/>
    </style:style>
    <style:style style:family="table-row" style:name="ro564">
      <style:table-row-properties style:row-height="12.8pt" style:use-optimal-row-height="false" fo:break-before="auto"/>
    </style:style>
    <style:style style:family="table-row" style:name="ro565">
      <style:table-row-properties style:row-height="12.8pt" style:use-optimal-row-height="false" fo:break-before="auto"/>
    </style:style>
    <style:style style:family="table-row" style:name="ro566">
      <style:table-row-properties style:row-height="12.8pt" style:use-optimal-row-height="false" fo:break-before="auto"/>
    </style:style>
    <style:style style:family="table-row" style:name="ro567">
      <style:table-row-properties style:row-height="12.8pt" style:use-optimal-row-height="false" fo:break-before="auto"/>
    </style:style>
    <style:style style:family="table-row" style:name="ro568">
      <style:table-row-properties style:row-height="12.8pt" style:use-optimal-row-height="false" fo:break-before="auto"/>
    </style:style>
    <style:style style:family="table-row" style:name="ro569">
      <style:table-row-properties style:row-height="12.8pt" style:use-optimal-row-height="false" fo:break-before="auto"/>
    </style:style>
    <style:style style:family="table-row" style:name="ro570">
      <style:table-row-properties style:row-height="12.8pt" style:use-optimal-row-height="false" fo:break-before="auto"/>
    </style:style>
    <style:style style:family="table-row" style:name="ro571">
      <style:table-row-properties style:row-height="12.8pt" style:use-optimal-row-height="false" fo:break-before="auto"/>
    </style:style>
    <style:style style:family="table-row" style:name="ro572">
      <style:table-row-properties style:row-height="12.8pt" style:use-optimal-row-height="false" fo:break-before="auto"/>
    </style:style>
    <style:style style:family="table-row" style:name="ro573">
      <style:table-row-properties style:row-height="12.8pt" style:use-optimal-row-height="false" fo:break-before="auto"/>
    </style:style>
    <style:style style:family="table-row" style:name="ro574">
      <style:table-row-properties style:row-height="12.8pt" style:use-optimal-row-height="false" fo:break-before="auto"/>
    </style:style>
    <style:style style:family="table-row" style:name="ro575">
      <style:table-row-properties style:row-height="12.8pt" style:use-optimal-row-height="false" fo:break-before="auto"/>
    </style:style>
    <style:style style:family="table-row" style:name="ro576">
      <style:table-row-properties style:row-height="12.8pt" style:use-optimal-row-height="false" fo:break-before="auto"/>
    </style:style>
    <style:style style:family="table-row" style:name="ro577">
      <style:table-row-properties style:row-height="12.8pt" style:use-optimal-row-height="false" fo:break-before="auto"/>
    </style:style>
    <style:style style:family="table-row" style:name="ro578">
      <style:table-row-properties style:row-height="12.8pt" style:use-optimal-row-height="false" fo:break-before="auto"/>
    </style:style>
    <style:style style:family="table-row" style:name="ro579">
      <style:table-row-properties style:row-height="12.8pt" style:use-optimal-row-height="false" fo:break-before="auto"/>
    </style:style>
    <style:style style:family="table-row" style:name="ro580">
      <style:table-row-properties style:row-height="12.8pt" style:use-optimal-row-height="false" fo:break-before="auto"/>
    </style:style>
    <style:style style:family="table-row" style:name="ro581">
      <style:table-row-properties style:row-height="12.8pt" style:use-optimal-row-height="false" fo:break-before="auto"/>
    </style:style>
    <style:style style:family="table-row" style:name="ro582">
      <style:table-row-properties style:row-height="12.8pt" style:use-optimal-row-height="false" fo:break-before="auto"/>
    </style:style>
    <style:style style:family="table-row" style:name="ro583">
      <style:table-row-properties style:row-height="12.8pt" style:use-optimal-row-height="false" fo:break-before="auto"/>
    </style:style>
    <style:style style:family="table-row" style:name="ro584">
      <style:table-row-properties style:row-height="12.8pt" style:use-optimal-row-height="false" fo:break-before="auto"/>
    </style:style>
    <style:style style:family="table-row" style:name="ro585">
      <style:table-row-properties style:row-height="12.8pt" style:use-optimal-row-height="false" fo:break-before="auto"/>
    </style:style>
    <style:style style:family="table-row" style:name="ro586">
      <style:table-row-properties style:row-height="12.8pt" style:use-optimal-row-height="false" fo:break-before="auto"/>
    </style:style>
    <style:style style:family="table-row" style:name="ro587">
      <style:table-row-properties style:row-height="12.8pt" style:use-optimal-row-height="false" fo:break-before="auto"/>
    </style:style>
    <style:style style:family="table-row" style:name="ro588">
      <style:table-row-properties style:row-height="12.8pt" style:use-optimal-row-height="false" fo:break-before="auto"/>
    </style:style>
    <style:style style:family="table-row" style:name="ro589">
      <style:table-row-properties style:row-height="12.8pt" style:use-optimal-row-height="false" fo:break-before="auto"/>
    </style:style>
    <style:style style:family="table-row" style:name="ro590">
      <style:table-row-properties style:row-height="12.8pt" style:use-optimal-row-height="false" fo:break-before="auto"/>
    </style:style>
    <style:style style:family="table-row" style:name="ro591">
      <style:table-row-properties style:row-height="12.8pt" style:use-optimal-row-height="false" fo:break-before="auto"/>
    </style:style>
    <style:style style:family="table-row" style:name="ro592">
      <style:table-row-properties style:row-height="12.8pt" style:use-optimal-row-height="false" fo:break-before="auto"/>
    </style:style>
    <style:style style:family="table-row" style:name="ro593">
      <style:table-row-properties style:row-height="12.8pt" style:use-optimal-row-height="false" fo:break-before="auto"/>
    </style:style>
    <style:style style:family="table-row" style:name="ro594">
      <style:table-row-properties style:row-height="12.8pt" style:use-optimal-row-height="false" fo:break-before="auto"/>
    </style:style>
    <style:style style:family="table-row" style:name="ro595">
      <style:table-row-properties style:row-height="12.8pt" style:use-optimal-row-height="false" fo:break-before="auto"/>
    </style:style>
    <style:style style:family="table-row" style:name="ro596">
      <style:table-row-properties style:row-height="12.8pt" style:use-optimal-row-height="false" fo:break-before="auto"/>
    </style:style>
    <style:style style:family="table-row" style:name="ro597">
      <style:table-row-properties style:row-height="12.8pt" style:use-optimal-row-height="false" fo:break-before="auto"/>
    </style:style>
    <style:style style:family="table-row" style:name="ro598">
      <style:table-row-properties style:row-height="12.8pt" style:use-optimal-row-height="false" fo:break-before="auto"/>
    </style:style>
    <style:style style:family="table-row" style:name="ro599">
      <style:table-row-properties style:row-height="12.8pt" style:use-optimal-row-height="false" fo:break-before="auto"/>
    </style:style>
    <style:style style:family="table-row" style:name="ro600">
      <style:table-row-properties style:row-height="12.8pt" style:use-optimal-row-height="false" fo:break-before="auto"/>
    </style:style>
    <style:style style:family="table-row" style:name="ro601">
      <style:table-row-properties style:row-height="12.8pt" style:use-optimal-row-height="false" fo:break-before="auto"/>
    </style:style>
    <style:style style:family="table-row" style:name="ro602">
      <style:table-row-properties style:row-height="12.8pt" style:use-optimal-row-height="false" fo:break-before="auto"/>
    </style:style>
    <style:style style:family="table-row" style:name="ro603">
      <style:table-row-properties style:row-height="12.8pt" style:use-optimal-row-height="false" fo:break-before="auto"/>
    </style:style>
    <style:style style:family="table-row" style:name="ro604">
      <style:table-row-properties style:row-height="12.8pt" style:use-optimal-row-height="false" fo:break-before="auto"/>
    </style:style>
    <style:style style:family="table-row" style:name="ro605">
      <style:table-row-properties style:row-height="12.8pt" style:use-optimal-row-height="false" fo:break-before="auto"/>
    </style:style>
    <style:style style:family="table-row" style:name="ro606">
      <style:table-row-properties style:row-height="12.8pt" style:use-optimal-row-height="false" fo:break-before="auto"/>
    </style:style>
    <style:style style:family="table-row" style:name="ro607">
      <style:table-row-properties style:row-height="12.8pt" style:use-optimal-row-height="false" fo:break-before="auto"/>
    </style:style>
    <style:style style:family="table-row" style:name="ro608">
      <style:table-row-properties style:row-height="12.8pt" style:use-optimal-row-height="false" fo:break-before="auto"/>
    </style:style>
    <style:style style:family="table-row" style:name="ro609">
      <style:table-row-properties style:row-height="12.8pt" style:use-optimal-row-height="false" fo:break-before="auto"/>
    </style:style>
    <style:style style:family="table-row" style:name="ro610">
      <style:table-row-properties style:row-height="12.8pt" style:use-optimal-row-height="false" fo:break-before="auto"/>
    </style:style>
    <style:style style:family="table-row" style:name="ro611">
      <style:table-row-properties style:row-height="12.8pt" style:use-optimal-row-height="false" fo:break-before="auto"/>
    </style:style>
    <style:style style:family="table-row" style:name="ro612">
      <style:table-row-properties style:row-height="12.8pt" style:use-optimal-row-height="false" fo:break-before="auto"/>
    </style:style>
    <style:style style:family="table-row" style:name="ro613">
      <style:table-row-properties style:row-height="12.8pt" style:use-optimal-row-height="false" fo:break-before="auto"/>
    </style:style>
    <style:style style:family="table-row" style:name="ro614">
      <style:table-row-properties style:row-height="12.8pt" style:use-optimal-row-height="false" fo:break-before="auto"/>
    </style:style>
    <style:style style:family="table-row" style:name="ro615">
      <style:table-row-properties style:row-height="12.8pt" style:use-optimal-row-height="false" fo:break-before="auto"/>
    </style:style>
    <style:style style:family="table-row" style:name="ro616">
      <style:table-row-properties style:row-height="12.8pt" style:use-optimal-row-height="false" fo:break-before="auto"/>
    </style:style>
    <style:style style:family="table-row" style:name="ro617">
      <style:table-row-properties style:row-height="12.8pt" style:use-optimal-row-height="false" fo:break-before="auto"/>
    </style:style>
    <style:style style:family="table-row" style:name="ro618">
      <style:table-row-properties style:row-height="12.8pt" style:use-optimal-row-height="false" fo:break-before="auto"/>
    </style:style>
    <style:style style:family="table-row" style:name="ro619">
      <style:table-row-properties style:row-height="12.8pt" style:use-optimal-row-height="false" fo:break-before="auto"/>
    </style:style>
    <style:style style:family="table-row" style:name="ro620">
      <style:table-row-properties style:row-height="12.8pt" style:use-optimal-row-height="false" fo:break-before="auto"/>
    </style:style>
    <style:style style:family="table-row" style:name="ro621">
      <style:table-row-properties style:row-height="12.8pt" style:use-optimal-row-height="false" fo:break-before="auto"/>
    </style:style>
    <style:style style:family="table-row" style:name="ro622">
      <style:table-row-properties style:row-height="12.8pt" style:use-optimal-row-height="false" fo:break-before="auto"/>
    </style:style>
    <style:style style:family="table-row" style:name="ro623">
      <style:table-row-properties style:row-height="12.8pt" style:use-optimal-row-height="false" fo:break-before="auto"/>
    </style:style>
    <style:style style:family="table-row" style:name="ro624">
      <style:table-row-properties style:row-height="12.8pt" style:use-optimal-row-height="false" fo:break-before="auto"/>
    </style:style>
    <style:style style:family="table-row" style:name="ro625">
      <style:table-row-properties style:row-height="12.8pt" style:use-optimal-row-height="false" fo:break-before="auto"/>
    </style:style>
    <style:style style:family="table-row" style:name="ro626">
      <style:table-row-properties style:row-height="12.8pt" style:use-optimal-row-height="false" fo:break-before="auto"/>
    </style:style>
    <style:style style:family="table-row" style:name="ro627">
      <style:table-row-properties style:row-height="12.8pt" style:use-optimal-row-height="false" fo:break-before="auto"/>
    </style:style>
    <style:style style:family="table-row" style:name="ro628">
      <style:table-row-properties style:row-height="12.8pt" style:use-optimal-row-height="false" fo:break-before="auto"/>
    </style:style>
    <style:style style:family="table-row" style:name="ro629">
      <style:table-row-properties style:row-height="12.8pt" style:use-optimal-row-height="false" fo:break-before="auto"/>
    </style:style>
    <style:style style:family="table-row" style:name="ro630">
      <style:table-row-properties style:row-height="12.8pt" style:use-optimal-row-height="false" fo:break-before="auto"/>
    </style:style>
    <style:style style:family="table-row" style:name="ro631">
      <style:table-row-properties style:row-height="12.8pt" style:use-optimal-row-height="false" fo:break-before="auto"/>
    </style:style>
    <style:style style:family="table-row" style:name="ro632">
      <style:table-row-properties style:row-height="12.8pt" style:use-optimal-row-height="false" fo:break-before="auto"/>
    </style:style>
    <style:style style:family="table-row" style:name="ro633">
      <style:table-row-properties style:row-height="12.8pt" style:use-optimal-row-height="false" fo:break-before="auto"/>
    </style:style>
    <style:style style:family="table-row" style:name="ro634">
      <style:table-row-properties style:row-height="12.8pt" style:use-optimal-row-height="false" fo:break-before="auto"/>
    </style:style>
    <style:style style:family="table-row" style:name="ro635">
      <style:table-row-properties style:row-height="12.8pt" style:use-optimal-row-height="false" fo:break-before="auto"/>
    </style:style>
    <style:style style:family="table-row" style:name="ro636">
      <style:table-row-properties style:row-height="12.8pt" style:use-optimal-row-height="false" fo:break-before="auto"/>
    </style:style>
    <style:style style:family="table-row" style:name="ro637">
      <style:table-row-properties style:row-height="12.8pt" style:use-optimal-row-height="false" fo:break-before="auto"/>
    </style:style>
    <style:style style:family="table-row" style:name="ro638">
      <style:table-row-properties style:row-height="12.8pt" style:use-optimal-row-height="false" fo:break-before="auto"/>
    </style:style>
    <style:style style:family="table-row" style:name="ro639">
      <style:table-row-properties style:row-height="12.8pt" style:use-optimal-row-height="false" fo:break-before="auto"/>
    </style:style>
    <style:style style:family="table-row" style:name="ro640">
      <style:table-row-properties style:row-height="12.8pt" style:use-optimal-row-height="false" fo:break-before="auto"/>
    </style:style>
    <style:style style:family="table-row" style:name="ro641">
      <style:table-row-properties style:row-height="12.8pt" style:use-optimal-row-height="false" fo:break-before="auto"/>
    </style:style>
    <style:style style:family="table-row" style:name="ro642">
      <style:table-row-properties style:row-height="12.8pt" style:use-optimal-row-height="false" fo:break-before="auto"/>
    </style:style>
    <style:style style:family="table-row" style:name="ro643">
      <style:table-row-properties style:row-height="12.8pt" style:use-optimal-row-height="false" fo:break-before="auto"/>
    </style:style>
    <style:style style:family="table-row" style:name="ro644">
      <style:table-row-properties style:row-height="12.8pt" style:use-optimal-row-height="false" fo:break-before="auto"/>
    </style:style>
    <style:style style:family="table-row" style:name="ro645">
      <style:table-row-properties style:row-height="12.8pt" style:use-optimal-row-height="false" fo:break-before="auto"/>
    </style:style>
    <style:style style:family="table-row" style:name="ro646">
      <style:table-row-properties style:row-height="12.8pt" style:use-optimal-row-height="false" fo:break-before="auto"/>
    </style:style>
    <style:style style:family="table-row" style:name="ro647">
      <style:table-row-properties style:row-height="12.8pt" style:use-optimal-row-height="false" fo:break-before="auto"/>
    </style:style>
    <style:style style:family="table-row" style:name="ro648">
      <style:table-row-properties style:row-height="12.8pt" style:use-optimal-row-height="false" fo:break-before="auto"/>
    </style:style>
    <style:style style:family="table-row" style:name="ro649">
      <style:table-row-properties style:row-height="12.8pt" style:use-optimal-row-height="false" fo:break-before="auto"/>
    </style:style>
    <style:style style:family="table-row" style:name="ro650">
      <style:table-row-properties style:row-height="12.8pt" style:use-optimal-row-height="false" fo:break-before="auto"/>
    </style:style>
    <style:style style:family="table-row" style:name="ro651">
      <style:table-row-properties style:row-height="12.8pt" style:use-optimal-row-height="false" fo:break-before="auto"/>
    </style:style>
    <style:style style:family="table-row" style:name="ro652">
      <style:table-row-properties style:row-height="12.8pt" style:use-optimal-row-height="false" fo:break-before="auto"/>
    </style:style>
    <style:style style:family="table-row" style:name="ro653">
      <style:table-row-properties style:row-height="12.8pt" style:use-optimal-row-height="false" fo:break-before="auto"/>
    </style:style>
    <style:style style:family="table-row" style:name="ro654">
      <style:table-row-properties style:row-height="12.8pt" style:use-optimal-row-height="false" fo:break-before="auto"/>
    </style:style>
    <style:style style:family="table-row" style:name="ro655">
      <style:table-row-properties style:row-height="12.8pt" style:use-optimal-row-height="false" fo:break-before="auto"/>
    </style:style>
    <style:style style:family="table-row" style:name="ro656">
      <style:table-row-properties style:row-height="12.8pt" style:use-optimal-row-height="false" fo:break-before="auto"/>
    </style:style>
    <style:style style:family="table-row" style:name="ro657">
      <style:table-row-properties style:row-height="12.8pt" style:use-optimal-row-height="false" fo:break-before="auto"/>
    </style:style>
    <style:style style:family="table-row" style:name="ro658">
      <style:table-row-properties style:row-height="12.8pt" style:use-optimal-row-height="false" fo:break-before="auto"/>
    </style:style>
    <style:style style:family="table-row" style:name="ro659">
      <style:table-row-properties style:row-height="12.8pt" style:use-optimal-row-height="false" fo:break-before="auto"/>
    </style:style>
    <style:style style:family="table-row" style:name="ro660">
      <style:table-row-properties style:row-height="12.8pt" style:use-optimal-row-height="false" fo:break-before="auto"/>
    </style:style>
    <style:style style:family="table-row" style:name="ro661">
      <style:table-row-properties style:row-height="12.8pt" style:use-optimal-row-height="false" fo:break-before="auto"/>
    </style:style>
    <style:style style:family="table-row" style:name="ro662">
      <style:table-row-properties style:row-height="12.8pt" style:use-optimal-row-height="false" fo:break-before="auto"/>
    </style:style>
    <style:style style:family="table-row" style:name="ro663">
      <style:table-row-properties style:row-height="12.8pt" style:use-optimal-row-height="false" fo:break-before="auto"/>
    </style:style>
    <style:style style:family="table-row" style:name="ro664">
      <style:table-row-properties style:row-height="12.8pt" style:use-optimal-row-height="false" fo:break-before="auto"/>
    </style:style>
    <style:style style:family="table-row" style:name="ro665">
      <style:table-row-properties style:row-height="12.8pt" style:use-optimal-row-height="false" fo:break-before="auto"/>
    </style:style>
    <style:style style:family="table-row" style:name="ro666">
      <style:table-row-properties style:row-height="12.8pt" style:use-optimal-row-height="false" fo:break-before="auto"/>
    </style:style>
    <style:style style:family="table-row" style:name="ro667">
      <style:table-row-properties style:row-height="12.8pt" style:use-optimal-row-height="false" fo:break-before="auto"/>
    </style:style>
    <style:style style:family="table-row" style:name="ro668">
      <style:table-row-properties style:row-height="12.8pt" style:use-optimal-row-height="false" fo:break-before="auto"/>
    </style:style>
    <style:style style:family="table-row" style:name="ro669">
      <style:table-row-properties style:row-height="12.8pt" style:use-optimal-row-height="false" fo:break-before="auto"/>
    </style:style>
    <style:style style:family="table-row" style:name="ro670">
      <style:table-row-properties style:row-height="12.8pt" style:use-optimal-row-height="false" fo:break-before="auto"/>
    </style:style>
    <style:style style:family="table-row" style:name="ro671">
      <style:table-row-properties style:row-height="12.8pt" style:use-optimal-row-height="false" fo:break-before="auto"/>
    </style:style>
    <style:style style:family="table-row" style:name="ro672">
      <style:table-row-properties style:row-height="12.8pt" style:use-optimal-row-height="false" fo:break-before="auto"/>
    </style:style>
    <style:style style:family="table-row" style:name="ro673">
      <style:table-row-properties style:row-height="12.8pt" style:use-optimal-row-height="false" fo:break-before="auto"/>
    </style:style>
    <style:style style:family="table-row" style:name="ro674">
      <style:table-row-properties style:row-height="12.8pt" style:use-optimal-row-height="false" fo:break-before="auto"/>
    </style:style>
    <style:style style:family="table-row" style:name="ro675">
      <style:table-row-properties style:row-height="12.8pt" style:use-optimal-row-height="false" fo:break-before="auto"/>
    </style:style>
    <style:style style:family="table-row" style:name="ro676">
      <style:table-row-properties style:row-height="12.8pt" style:use-optimal-row-height="false" fo:break-before="auto"/>
    </style:style>
    <style:style style:family="table-row" style:name="ro677">
      <style:table-row-properties style:row-height="12.8pt" style:use-optimal-row-height="false" fo:break-before="auto"/>
    </style:style>
    <style:style style:family="table-row" style:name="ro678">
      <style:table-row-properties style:row-height="12.8pt" style:use-optimal-row-height="false" fo:break-before="auto"/>
    </style:style>
    <style:style style:family="table-row" style:name="ro679">
      <style:table-row-properties style:row-height="12.8pt" style:use-optimal-row-height="false" fo:break-before="auto"/>
    </style:style>
    <style:style style:family="table-row" style:name="ro680">
      <style:table-row-properties style:row-height="12.8pt" style:use-optimal-row-height="false" fo:break-before="auto"/>
    </style:style>
    <style:style style:family="table-row" style:name="ro681">
      <style:table-row-properties style:row-height="12.8pt" style:use-optimal-row-height="false" fo:break-before="auto"/>
    </style:style>
    <style:style style:family="table-row" style:name="ro682">
      <style:table-row-properties style:row-height="12.8pt" style:use-optimal-row-height="false" fo:break-before="auto"/>
    </style:style>
    <style:style style:family="table-row" style:name="ro683">
      <style:table-row-properties style:row-height="12.8pt" style:use-optimal-row-height="false" fo:break-before="auto"/>
    </style:style>
    <style:style style:family="table-row" style:name="ro684">
      <style:table-row-properties style:row-height="12.8pt" style:use-optimal-row-height="false" fo:break-before="auto"/>
    </style:style>
    <style:style style:family="table-row" style:name="ro685">
      <style:table-row-properties style:row-height="12.8pt" style:use-optimal-row-height="false" fo:break-before="auto"/>
    </style:style>
    <style:style style:family="table-row" style:name="ro686">
      <style:table-row-properties style:row-height="12.8pt" style:use-optimal-row-height="false" fo:break-before="auto"/>
    </style:style>
    <style:style style:family="table-row" style:name="ro687">
      <style:table-row-properties style:row-height="12.8pt" style:use-optimal-row-height="false" fo:break-before="auto"/>
    </style:style>
    <style:style style:family="table-row" style:name="ro688">
      <style:table-row-properties style:row-height="12.8pt" style:use-optimal-row-height="false" fo:break-before="auto"/>
    </style:style>
    <style:style style:family="table-row" style:name="ro689">
      <style:table-row-properties style:row-height="12.8pt" style:use-optimal-row-height="false" fo:break-before="auto"/>
    </style:style>
    <style:style style:family="table-row" style:name="ro690">
      <style:table-row-properties style:row-height="12.8pt" style:use-optimal-row-height="false" fo:break-before="auto"/>
    </style:style>
    <style:style style:family="table-row" style:name="ro691">
      <style:table-row-properties style:row-height="12.8pt" style:use-optimal-row-height="false" fo:break-before="auto"/>
    </style:style>
    <style:style style:family="table-row" style:name="ro692">
      <style:table-row-properties style:row-height="12.8pt" style:use-optimal-row-height="false" fo:break-before="auto"/>
    </style:style>
    <style:style style:family="table-row" style:name="ro693">
      <style:table-row-properties style:row-height="12.8pt" style:use-optimal-row-height="false" fo:break-before="auto"/>
    </style:style>
    <style:style style:family="table-row" style:name="ro694">
      <style:table-row-properties style:row-height="12.8pt" style:use-optimal-row-height="false" fo:break-before="auto"/>
    </style:style>
    <style:style style:family="table-row" style:name="ro695">
      <style:table-row-properties style:row-height="12.8pt" style:use-optimal-row-height="false" fo:break-before="auto"/>
    </style:style>
    <style:style style:family="table-row" style:name="ro696">
      <style:table-row-properties style:row-height="12.8pt" style:use-optimal-row-height="false" fo:break-before="auto"/>
    </style:style>
    <style:style style:family="table-row" style:name="ro697">
      <style:table-row-properties style:row-height="12.8pt" style:use-optimal-row-height="false" fo:break-before="auto"/>
    </style:style>
    <style:style style:family="table-row" style:name="ro698">
      <style:table-row-properties style:row-height="12.8pt" style:use-optimal-row-height="false" fo:break-before="auto"/>
    </style:style>
    <style:style style:family="table-row" style:name="ro699">
      <style:table-row-properties style:row-height="12.8pt" style:use-optimal-row-height="false" fo:break-before="auto"/>
    </style:style>
    <style:style style:family="table-row" style:name="ro700">
      <style:table-row-properties style:row-height="12.8pt" style:use-optimal-row-height="false" fo:break-before="auto"/>
    </style:style>
    <style:style style:family="table-row" style:name="ro701">
      <style:table-row-properties style:row-height="12.8pt" style:use-optimal-row-height="false" fo:break-before="auto"/>
    </style:style>
    <style:style style:family="table-row" style:name="ro702">
      <style:table-row-properties style:row-height="12.8pt" style:use-optimal-row-height="false" fo:break-before="auto"/>
    </style:style>
    <style:style style:family="table-row" style:name="ro703">
      <style:table-row-properties style:row-height="12.8pt" style:use-optimal-row-height="false" fo:break-before="auto"/>
    </style:style>
    <style:style style:family="table-row" style:name="ro704">
      <style:table-row-properties style:row-height="12.8pt" style:use-optimal-row-height="false" fo:break-before="auto"/>
    </style:style>
    <style:style style:family="table-row" style:name="ro705">
      <style:table-row-properties style:row-height="12.8pt" style:use-optimal-row-height="false" fo:break-before="auto"/>
    </style:style>
    <style:style style:family="table-row" style:name="ro706">
      <style:table-row-properties style:row-height="12.8pt" style:use-optimal-row-height="false" fo:break-before="auto"/>
    </style:style>
    <style:style style:family="table-row" style:name="ro707">
      <style:table-row-properties style:row-height="12.8pt" style:use-optimal-row-height="false" fo:break-before="auto"/>
    </style:style>
    <style:style style:family="table-row" style:name="ro708">
      <style:table-row-properties style:row-height="12.8pt" style:use-optimal-row-height="false" fo:break-before="auto"/>
    </style:style>
    <style:style style:family="table-row" style:name="ro709">
      <style:table-row-properties style:row-height="12.8pt" style:use-optimal-row-height="false" fo:break-before="auto"/>
    </style:style>
    <style:style style:family="table-row" style:name="ro710">
      <style:table-row-properties style:row-height="12.8pt" style:use-optimal-row-height="false" fo:break-before="auto"/>
    </style:style>
    <style:style style:family="table-row" style:name="ro711">
      <style:table-row-properties style:row-height="12.8pt" style:use-optimal-row-height="false" fo:break-before="auto"/>
    </style:style>
    <style:style style:family="table-row" style:name="ro712">
      <style:table-row-properties style:row-height="12.8pt" style:use-optimal-row-height="false" fo:break-before="auto"/>
    </style:style>
    <style:style style:family="table-row" style:name="ro713">
      <style:table-row-properties style:row-height="12.8pt" style:use-optimal-row-height="false" fo:break-before="auto"/>
    </style:style>
    <style:style style:family="table-row" style:name="ro714">
      <style:table-row-properties style:row-height="12.8pt" style:use-optimal-row-height="false" fo:break-before="auto"/>
    </style:style>
    <style:style style:family="table-row" style:name="ro715">
      <style:table-row-properties style:row-height="12.8pt" style:use-optimal-row-height="false" fo:break-before="auto"/>
    </style:style>
    <style:style style:family="table-row" style:name="ro716">
      <style:table-row-properties style:row-height="12.8pt" style:use-optimal-row-height="false" fo:break-before="auto"/>
    </style:style>
    <style:style style:family="table-row" style:name="ro717">
      <style:table-row-properties style:row-height="12.8pt" style:use-optimal-row-height="false" fo:break-before="auto"/>
    </style:style>
    <style:style style:family="table-row" style:name="ro718">
      <style:table-row-properties style:row-height="12.8pt" style:use-optimal-row-height="false" fo:break-before="auto"/>
    </style:style>
    <style:style style:family="table-row" style:name="ro719">
      <style:table-row-properties style:row-height="12.8pt" style:use-optimal-row-height="false" fo:break-before="auto"/>
    </style:style>
    <style:style style:family="table-row" style:name="ro720">
      <style:table-row-properties style:row-height="12.8pt" style:use-optimal-row-height="false" fo:break-before="auto"/>
    </style:style>
    <style:style style:family="table-row" style:name="ro721">
      <style:table-row-properties style:row-height="12.8pt" style:use-optimal-row-height="false" fo:break-before="auto"/>
    </style:style>
    <style:style style:family="table-row" style:name="ro722">
      <style:table-row-properties style:row-height="12.8pt" style:use-optimal-row-height="false" fo:break-before="auto"/>
    </style:style>
    <style:style style:family="table-row" style:name="ro723">
      <style:table-row-properties style:row-height="12.8pt" style:use-optimal-row-height="false" fo:break-before="auto"/>
    </style:style>
    <style:style style:family="table-row" style:name="ro724">
      <style:table-row-properties style:row-height="12.8pt" style:use-optimal-row-height="false" fo:break-before="auto"/>
    </style:style>
    <style:style style:family="table-row" style:name="ro725">
      <style:table-row-properties style:row-height="12.8pt" style:use-optimal-row-height="false" fo:break-before="auto"/>
    </style:style>
    <style:style style:family="table-row" style:name="ro726">
      <style:table-row-properties style:row-height="12.8pt" style:use-optimal-row-height="false" fo:break-before="auto"/>
    </style:style>
    <style:style style:family="table-row" style:name="ro727">
      <style:table-row-properties style:row-height="12.8pt" style:use-optimal-row-height="false" fo:break-before="auto"/>
    </style:style>
    <style:style style:family="table-row" style:name="ro728">
      <style:table-row-properties style:row-height="12.8pt" style:use-optimal-row-height="false" fo:break-before="auto"/>
    </style:style>
    <style:style style:family="table-row" style:name="ro729">
      <style:table-row-properties style:row-height="12.8pt" style:use-optimal-row-height="false" fo:break-before="auto"/>
    </style:style>
    <style:style style:family="table-row" style:name="ro730">
      <style:table-row-properties style:row-height="12.8pt" style:use-optimal-row-height="false" fo:break-before="auto"/>
    </style:style>
    <style:style style:family="table-row" style:name="ro731">
      <style:table-row-properties style:row-height="12.8pt" style:use-optimal-row-height="false" fo:break-before="auto"/>
    </style:style>
    <style:style style:family="table-row" style:name="ro732">
      <style:table-row-properties style:row-height="12.8pt" style:use-optimal-row-height="false" fo:break-before="auto"/>
    </style:style>
    <style:style style:family="table-row" style:name="ro733">
      <style:table-row-properties style:row-height="12.8pt" style:use-optimal-row-height="false" fo:break-before="auto"/>
    </style:style>
    <style:style style:family="table-row" style:name="ro734">
      <style:table-row-properties style:row-height="12.8pt" style:use-optimal-row-height="false" fo:break-before="auto"/>
    </style:style>
    <style:style style:family="table-row" style:name="ro735">
      <style:table-row-properties style:row-height="12.8pt" style:use-optimal-row-height="false" fo:break-before="auto"/>
    </style:style>
    <style:style style:family="table-row" style:name="ro736">
      <style:table-row-properties style:row-height="12.8pt" style:use-optimal-row-height="false" fo:break-before="auto"/>
    </style:style>
    <style:style style:family="table-row" style:name="ro737">
      <style:table-row-properties style:row-height="12.8pt" style:use-optimal-row-height="false" fo:break-before="auto"/>
    </style:style>
    <style:style style:family="table-row" style:name="ro738">
      <style:table-row-properties style:row-height="12.8pt" style:use-optimal-row-height="false" fo:break-before="auto"/>
    </style:style>
    <style:style style:family="table-row" style:name="ro739">
      <style:table-row-properties style:row-height="12.8pt" style:use-optimal-row-height="false" fo:break-before="auto"/>
    </style:style>
    <style:style style:family="table-row" style:name="ro740">
      <style:table-row-properties style:row-height="12.8pt" style:use-optimal-row-height="false" fo:break-before="auto"/>
    </style:style>
    <style:style style:family="table-row" style:name="ro741">
      <style:table-row-properties style:row-height="12.8pt" style:use-optimal-row-height="false" fo:break-before="auto"/>
    </style:style>
    <style:style style:family="table-row" style:name="ro742">
      <style:table-row-properties style:row-height="12.8pt" style:use-optimal-row-height="false" fo:break-before="auto"/>
    </style:style>
    <style:style style:family="table-row" style:name="ro743">
      <style:table-row-properties style:row-height="12.8pt" style:use-optimal-row-height="false" fo:break-before="auto"/>
    </style:style>
    <style:style style:family="table-row" style:name="ro744">
      <style:table-row-properties style:row-height="12.8pt" style:use-optimal-row-height="false" fo:break-before="auto"/>
    </style:style>
    <style:style style:family="table-row" style:name="ro745">
      <style:table-row-properties style:row-height="12.8pt" style:use-optimal-row-height="false" fo:break-before="auto"/>
    </style:style>
    <style:style style:family="table-row" style:name="ro746">
      <style:table-row-properties style:row-height="12.8pt" style:use-optimal-row-height="false" fo:break-before="auto"/>
    </style:style>
    <style:style style:family="table-row" style:name="ro747">
      <style:table-row-properties style:row-height="12.8pt" style:use-optimal-row-height="false" fo:break-before="auto"/>
    </style:style>
    <style:style style:family="table-row" style:name="ro748">
      <style:table-row-properties style:row-height="12.8pt" style:use-optimal-row-height="false" fo:break-before="auto"/>
    </style:style>
    <style:style style:family="table-row" style:name="ro749">
      <style:table-row-properties style:row-height="12.8pt" style:use-optimal-row-height="false" fo:break-before="auto"/>
    </style:style>
    <style:style style:family="table-row" style:name="ro750">
      <style:table-row-properties style:row-height="12.8pt" style:use-optimal-row-height="false" fo:break-before="auto"/>
    </style:style>
    <style:style style:family="table-row" style:name="ro751">
      <style:table-row-properties style:row-height="12.8pt" style:use-optimal-row-height="false" fo:break-before="auto"/>
    </style:style>
    <style:style style:family="table-row" style:name="ro752">
      <style:table-row-properties style:row-height="12.8pt" style:use-optimal-row-height="false" fo:break-before="auto"/>
    </style:style>
    <style:style style:family="table-row" style:name="ro753">
      <style:table-row-properties style:row-height="12.8pt" style:use-optimal-row-height="false" fo:break-before="auto"/>
    </style:style>
    <style:style style:family="table-row" style:name="ro754">
      <style:table-row-properties style:row-height="12.8pt" style:use-optimal-row-height="false" fo:break-before="auto"/>
    </style:style>
    <style:style style:family="table-row" style:name="ro755">
      <style:table-row-properties style:row-height="12.8pt" style:use-optimal-row-height="false" fo:break-before="auto"/>
    </style:style>
    <style:style style:family="table-row" style:name="ro756">
      <style:table-row-properties style:row-height="12.8pt" style:use-optimal-row-height="false" fo:break-before="auto"/>
    </style:style>
    <style:style style:family="table-row" style:name="ro757">
      <style:table-row-properties style:row-height="12.8pt" style:use-optimal-row-height="false" fo:break-before="auto"/>
    </style:style>
    <style:style style:family="table-row" style:name="ro758">
      <style:table-row-properties style:row-height="12.8pt" style:use-optimal-row-height="false" fo:break-before="auto"/>
    </style:style>
    <style:style style:family="table-row" style:name="ro759">
      <style:table-row-properties style:row-height="12.8pt" style:use-optimal-row-height="false" fo:break-before="auto"/>
    </style:style>
    <style:style style:family="table-row" style:name="ro760">
      <style:table-row-properties style:row-height="12.8pt" style:use-optimal-row-height="false" fo:break-before="auto"/>
    </style:style>
    <style:style style:family="table-row" style:name="ro761">
      <style:table-row-properties style:row-height="12.8pt" style:use-optimal-row-height="false" fo:break-before="auto"/>
    </style:style>
    <style:style style:family="table-row" style:name="ro762">
      <style:table-row-properties style:row-height="12.8pt" style:use-optimal-row-height="false" fo:break-before="auto"/>
    </style:style>
    <style:style style:family="table-row" style:name="ro763">
      <style:table-row-properties style:row-height="12.8pt" style:use-optimal-row-height="false" fo:break-before="auto"/>
    </style:style>
    <style:style style:family="table-row" style:name="ro764">
      <style:table-row-properties style:row-height="12.8pt" style:use-optimal-row-height="false" fo:break-before="auto"/>
    </style:style>
    <style:style style:family="table-row" style:name="ro765">
      <style:table-row-properties style:row-height="12.8pt" style:use-optimal-row-height="false" fo:break-before="auto"/>
    </style:style>
    <style:style style:family="table-row" style:name="ro766">
      <style:table-row-properties style:row-height="12.8pt" style:use-optimal-row-height="false" fo:break-before="auto"/>
    </style:style>
    <style:style style:family="table-row" style:name="ro767">
      <style:table-row-properties style:row-height="12.8pt" style:use-optimal-row-height="false" fo:break-before="auto"/>
    </style:style>
    <style:style style:family="table-row" style:name="ro768">
      <style:table-row-properties style:row-height="12.8pt" style:use-optimal-row-height="false" fo:break-before="auto"/>
    </style:style>
    <style:style style:family="table-row" style:name="ro769">
      <style:table-row-properties style:row-height="12.8pt" style:use-optimal-row-height="false" fo:break-before="auto"/>
    </style:style>
    <style:style style:family="table-row" style:name="ro770">
      <style:table-row-properties style:row-height="12.8pt" style:use-optimal-row-height="false" fo:break-before="auto"/>
    </style:style>
    <style:style style:family="table-row" style:name="ro771">
      <style:table-row-properties style:row-height="12.8pt" style:use-optimal-row-height="false" fo:break-before="auto"/>
    </style:style>
    <style:style style:family="table-row" style:name="ro772">
      <style:table-row-properties style:row-height="12.8pt" style:use-optimal-row-height="false" fo:break-before="auto"/>
    </style:style>
    <style:style style:family="table-row" style:name="ro773">
      <style:table-row-properties style:row-height="12.8pt" style:use-optimal-row-height="false" fo:break-before="auto"/>
    </style:style>
    <style:style style:family="table-row" style:name="ro774">
      <style:table-row-properties style:row-height="12.8pt" style:use-optimal-row-height="false" fo:break-before="auto"/>
    </style:style>
    <style:style style:family="table-row" style:name="ro775">
      <style:table-row-properties style:row-height="12.8pt" style:use-optimal-row-height="false" fo:break-before="auto"/>
    </style:style>
    <style:style style:family="table-row" style:name="ro776">
      <style:table-row-properties style:row-height="12.8pt" style:use-optimal-row-height="false" fo:break-before="auto"/>
    </style:style>
    <style:style style:family="table-row" style:name="ro777">
      <style:table-row-properties style:row-height="12.8pt" style:use-optimal-row-height="false" fo:break-before="auto"/>
    </style:style>
    <style:style style:family="table-row" style:name="ro778">
      <style:table-row-properties style:row-height="12.8pt" style:use-optimal-row-height="false" fo:break-before="auto"/>
    </style:style>
    <style:style style:family="table-row" style:name="ro779">
      <style:table-row-properties style:row-height="12.8pt" style:use-optimal-row-height="false" fo:break-before="auto"/>
    </style:style>
    <style:style style:family="table-row" style:name="ro780">
      <style:table-row-properties style:row-height="12.8pt" style:use-optimal-row-height="false" fo:break-before="auto"/>
    </style:style>
    <style:style style:family="table-row" style:name="ro781">
      <style:table-row-properties style:row-height="12.8pt" style:use-optimal-row-height="false" fo:break-before="auto"/>
    </style:style>
    <style:style style:family="table-row" style:name="ro782">
      <style:table-row-properties style:row-height="12.8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2.8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2.8pt" style:use-optimal-row-height="false" fo:break-before="auto"/>
    </style:style>
    <style:style style:family="table-row" style:name="ro787">
      <style:table-row-properties style:row-height="12.8pt" style:use-optimal-row-height="false" fo:break-before="auto"/>
    </style:style>
    <style:style style:family="table-row" style:name="ro788">
      <style:table-row-properties style:row-height="12.8pt" style:use-optimal-row-height="false" fo:break-before="auto"/>
    </style:style>
    <style:style style:family="table-row" style:name="ro789">
      <style:table-row-properties style:row-height="12.8pt" style:use-optimal-row-height="false" fo:break-before="auto"/>
    </style:style>
    <style:style style:family="table-row" style:name="ro790">
      <style:table-row-properties style:row-height="12.8pt" style:use-optimal-row-height="false" fo:break-before="auto"/>
    </style:style>
    <style:style style:family="table-row" style:name="ro791">
      <style:table-row-properties style:row-height="12.8pt" style:use-optimal-row-height="false" fo:break-before="auto"/>
    </style:style>
    <style:style style:family="table-row" style:name="ro792">
      <style:table-row-properties style:row-height="12.8pt" style:use-optimal-row-height="false" fo:break-before="auto"/>
    </style:style>
    <style:style style:family="table-row" style:name="ro793">
      <style:table-row-properties style:row-height="12.8pt" style:use-optimal-row-height="false" fo:break-before="auto"/>
    </style:style>
    <style:style style:family="table-row" style:name="ro794">
      <style:table-row-properties style:row-height="12.8pt" style:use-optimal-row-height="false" fo:break-before="auto"/>
    </style:style>
    <style:style style:family="table-row" style:name="ro795">
      <style:table-row-properties style:row-height="12.8pt" style:use-optimal-row-height="false" fo:break-before="auto"/>
    </style:style>
    <style:style style:family="table-row" style:name="ro796">
      <style:table-row-properties style:row-height="12.8pt" style:use-optimal-row-height="false" fo:break-before="auto"/>
    </style:style>
    <style:style style:family="table-row" style:name="ro797">
      <style:table-row-properties style:row-height="12.8pt" style:use-optimal-row-height="false" fo:break-before="auto"/>
    </style:style>
    <style:style style:family="table-row" style:name="ro798">
      <style:table-row-properties style:row-height="12.8pt" style:use-optimal-row-height="false" fo:break-before="auto"/>
    </style:style>
    <style:style style:family="table-row" style:name="ro799">
      <style:table-row-properties style:row-height="12.8pt" style:use-optimal-row-height="false" fo:break-before="auto"/>
    </style:style>
    <style:style style:family="table-row" style:name="ro800">
      <style:table-row-properties style:row-height="12.8pt" style:use-optimal-row-height="false" fo:break-before="auto"/>
    </style:style>
    <style:style style:family="table-row" style:name="ro801">
      <style:table-row-properties style:row-height="12.8pt" style:use-optimal-row-height="false" fo:break-before="auto"/>
    </style:style>
    <style:style style:family="table-row" style:name="ro802">
      <style:table-row-properties style:row-height="12.8pt" style:use-optimal-row-height="false" fo:break-before="auto"/>
    </style:style>
    <style:style style:family="table-row" style:name="ro803">
      <style:table-row-properties style:row-height="12.8pt" style:use-optimal-row-height="false" fo:break-before="auto"/>
    </style:style>
    <style:style style:family="table-row" style:name="ro804">
      <style:table-row-properties style:row-height="12.8pt" style:use-optimal-row-height="false" fo:break-before="auto"/>
    </style:style>
    <style:style style:family="table-row" style:name="ro805">
      <style:table-row-properties style:row-height="12.8pt" style:use-optimal-row-height="false" fo:break-before="auto"/>
    </style:style>
    <style:style style:family="table-row" style:name="ro806">
      <style:table-row-properties style:row-height="12.8pt" style:use-optimal-row-height="false" fo:break-before="auto"/>
    </style:style>
    <style:style style:family="table-row" style:name="ro807">
      <style:table-row-properties style:row-height="12.8pt" style:use-optimal-row-height="false" fo:break-before="auto"/>
    </style:style>
    <style:style style:family="table-row" style:name="ro808">
      <style:table-row-properties style:row-height="12.8pt" style:use-optimal-row-height="false" fo:break-before="auto"/>
    </style:style>
    <style:style style:family="table-row" style:name="ro809">
      <style:table-row-properties style:row-height="12.8pt" style:use-optimal-row-height="false" fo:break-before="auto"/>
    </style:style>
    <style:style style:family="table-row" style:name="ro810">
      <style:table-row-properties style:row-height="12.8pt" style:use-optimal-row-height="false" fo:break-before="auto"/>
    </style:style>
    <style:style style:family="table-row" style:name="ro811">
      <style:table-row-properties style:row-height="12.8pt" style:use-optimal-row-height="false" fo:break-before="auto"/>
    </style:style>
    <style:style style:family="table-row" style:name="ro812">
      <style:table-row-properties style:row-height="12.8pt" style:use-optimal-row-height="false" fo:break-before="auto"/>
    </style:style>
    <style:style style:family="table-row" style:name="ro813">
      <style:table-row-properties style:row-height="12.8pt" style:use-optimal-row-height="false" fo:break-before="auto"/>
    </style:style>
    <style:style style:family="table-row" style:name="ro814">
      <style:table-row-properties style:row-height="12.8pt" style:use-optimal-row-height="false" fo:break-before="auto"/>
    </style:style>
    <style:style style:family="table-row" style:name="ro815">
      <style:table-row-properties style:row-height="12.8pt" style:use-optimal-row-height="false" fo:break-before="auto"/>
    </style:style>
    <style:style style:family="table-row" style:name="ro816">
      <style:table-row-properties style:row-height="12.8pt" style:use-optimal-row-height="false" fo:break-before="auto"/>
    </style:style>
    <style:style style:family="table-row" style:name="ro817">
      <style:table-row-properties style:row-height="12.8pt" style:use-optimal-row-height="false" fo:break-before="auto"/>
    </style:style>
    <style:style style:family="table-row" style:name="ro818">
      <style:table-row-properties style:row-height="12.8pt" style:use-optimal-row-height="false" fo:break-before="auto"/>
    </style:style>
    <style:style style:family="table-row" style:name="ro819">
      <style:table-row-properties style:row-height="12.8pt" style:use-optimal-row-height="false" fo:break-before="auto"/>
    </style:style>
    <style:style style:family="table-row" style:name="ro820">
      <style:table-row-properties style:row-height="12.8pt" style:use-optimal-row-height="false" fo:break-before="auto"/>
    </style:style>
    <style:style style:family="table-row" style:name="ro821">
      <style:table-row-properties style:row-height="12.8pt" style:use-optimal-row-height="false" fo:break-before="auto"/>
    </style:style>
    <style:style style:family="table-row" style:name="ro822">
      <style:table-row-properties style:row-height="12.8pt" style:use-optimal-row-height="false" fo:break-before="auto"/>
    </style:style>
    <style:style style:family="table-row" style:name="ro823">
      <style:table-row-properties style:row-height="12.8pt" style:use-optimal-row-height="false" fo:break-before="auto"/>
    </style:style>
    <style:style style:family="table-row" style:name="ro824">
      <style:table-row-properties style:row-height="12.8pt" style:use-optimal-row-height="false" fo:break-before="auto"/>
    </style:style>
    <style:style style:family="table-row" style:name="ro825">
      <style:table-row-properties style:row-height="12.8pt" style:use-optimal-row-height="false" fo:break-before="auto"/>
    </style:style>
    <style:style style:family="table-row" style:name="ro826">
      <style:table-row-properties style:row-height="12.8pt" style:use-optimal-row-height="false" fo:break-before="auto"/>
    </style:style>
    <style:style style:family="table-row" style:name="ro827">
      <style:table-row-properties style:row-height="12.8pt" style:use-optimal-row-height="false" fo:break-before="auto"/>
    </style:style>
    <style:style style:family="table-row" style:name="ro828">
      <style:table-row-properties style:row-height="12.8pt" style:use-optimal-row-height="false" fo:break-before="auto"/>
    </style:style>
    <style:style style:family="table-row" style:name="ro829">
      <style:table-row-properties style:row-height="12.8pt" style:use-optimal-row-height="false" fo:break-before="auto"/>
    </style:style>
    <style:style style:family="table-row" style:name="ro830">
      <style:table-row-properties style:row-height="12.8pt" style:use-optimal-row-height="false" fo:break-before="auto"/>
    </style:style>
    <style:style style:family="table-row" style:name="ro831">
      <style:table-row-properties style:row-height="12.8pt" style:use-optimal-row-height="false" fo:break-before="auto"/>
    </style:style>
    <style:style style:family="table-row" style:name="ro832">
      <style:table-row-properties style:row-height="12.8pt" style:use-optimal-row-height="false" fo:break-before="auto"/>
    </style:style>
    <style:style style:family="table-row" style:name="ro833">
      <style:table-row-properties style:row-height="12.8pt" style:use-optimal-row-height="false" fo:break-before="auto"/>
    </style:style>
    <style:style style:family="table-row" style:name="ro834">
      <style:table-row-properties style:row-height="12.8pt" style:use-optimal-row-height="false" fo:break-before="auto"/>
    </style:style>
    <style:style style:family="table-row" style:name="ro835">
      <style:table-row-properties style:row-height="12.8pt" style:use-optimal-row-height="false" fo:break-before="auto"/>
    </style:style>
    <style:style style:family="table-row" style:name="ro836">
      <style:table-row-properties style:row-height="12.8pt" style:use-optimal-row-height="false" fo:break-before="auto"/>
    </style:style>
    <style:style style:family="table-row" style:name="ro837">
      <style:table-row-properties style:row-height="12.8pt" style:use-optimal-row-height="false" fo:break-before="auto"/>
    </style:style>
    <style:style style:family="table-row" style:name="ro838">
      <style:table-row-properties style:row-height="12.8pt" style:use-optimal-row-height="false" fo:break-before="auto"/>
    </style:style>
    <style:style style:family="table-row" style:name="ro839">
      <style:table-row-properties style:row-height="12.8pt" style:use-optimal-row-height="false" fo:break-before="auto"/>
    </style:style>
    <style:style style:family="table-row" style:name="ro840">
      <style:table-row-properties style:row-height="12.8pt" style:use-optimal-row-height="false" fo:break-before="auto"/>
    </style:style>
    <style:style style:family="table-row" style:name="ro841">
      <style:table-row-properties style:row-height="12.8pt" style:use-optimal-row-height="false" fo:break-before="auto"/>
    </style:style>
    <style:style style:family="table-row" style:name="ro842">
      <style:table-row-properties style:row-height="12.8pt" style:use-optimal-row-height="false" fo:break-before="auto"/>
    </style:style>
    <style:style style:family="table-row" style:name="ro843">
      <style:table-row-properties style:row-height="12.8pt" style:use-optimal-row-height="false" fo:break-before="auto"/>
    </style:style>
    <style:style style:family="table-row" style:name="ro844">
      <style:table-row-properties style:row-height="12.8pt" style:use-optimal-row-height="false" fo:break-before="auto"/>
    </style:style>
    <style:style style:family="table-row" style:name="ro845">
      <style:table-row-properties style:row-height="12.8pt" style:use-optimal-row-height="false" fo:break-before="auto"/>
    </style:style>
    <style:style style:family="table-row" style:name="ro846">
      <style:table-row-properties style:row-height="12.8pt" style:use-optimal-row-height="false" fo:break-before="auto"/>
    </style:style>
    <style:style style:family="table-row" style:name="ro847">
      <style:table-row-properties style:row-height="12.8pt" style:use-optimal-row-height="false" fo:break-before="auto"/>
    </style:style>
    <style:style style:family="table-row" style:name="ro848">
      <style:table-row-properties style:row-height="12.8pt" style:use-optimal-row-height="false" fo:break-before="auto"/>
    </style:style>
    <style:style style:family="table-row" style:name="ro849">
      <style:table-row-properties style:row-height="12.8pt" style:use-optimal-row-height="false" fo:break-before="auto"/>
    </style:style>
    <style:style style:family="table-row" style:name="ro850">
      <style:table-row-properties style:row-height="12.8pt" style:use-optimal-row-height="false" fo:break-before="auto"/>
    </style:style>
    <style:style style:family="table-row" style:name="ro851">
      <style:table-row-properties style:row-height="12.8pt" style:use-optimal-row-height="false" fo:break-before="auto"/>
    </style:style>
    <style:style style:family="table-row" style:name="ro852">
      <style:table-row-properties style:row-height="12.8pt" style:use-optimal-row-height="false" fo:break-before="auto"/>
    </style:style>
    <style:style style:family="table-row" style:name="ro853">
      <style:table-row-properties style:row-height="12.8pt" style:use-optimal-row-height="false" fo:break-before="auto"/>
    </style:style>
    <style:style style:family="table-row" style:name="ro854">
      <style:table-row-properties style:row-height="12.8pt" style:use-optimal-row-height="false" fo:break-before="auto"/>
    </style:style>
    <style:style style:family="table-row" style:name="ro855">
      <style:table-row-properties style:row-height="12.8pt" style:use-optimal-row-height="false" fo:break-before="auto"/>
    </style:style>
    <style:style style:family="table-row" style:name="ro856">
      <style:table-row-properties style:row-height="12.8pt" style:use-optimal-row-height="false" fo:break-before="auto"/>
    </style:style>
    <style:style style:family="table-row" style:name="ro857">
      <style:table-row-properties style:row-height="12.8pt" style:use-optimal-row-height="false" fo:break-before="auto"/>
    </style:style>
    <style:style style:family="table-row" style:name="ro858">
      <style:table-row-properties style:row-height="12.8pt" style:use-optimal-row-height="false" fo:break-before="auto"/>
    </style:style>
    <style:style style:family="table-row" style:name="ro859">
      <style:table-row-properties style:row-height="12.8pt" style:use-optimal-row-height="false" fo:break-before="auto"/>
    </style:style>
    <style:style style:family="table-row" style:name="ro860">
      <style:table-row-properties style:row-height="12.8pt" style:use-optimal-row-height="false" fo:break-before="auto"/>
    </style:style>
    <style:style style:family="table-row" style:name="ro861">
      <style:table-row-properties style:row-height="12.8pt" style:use-optimal-row-height="false" fo:break-before="auto"/>
    </style:style>
    <style:style style:family="table-row" style:name="ro862">
      <style:table-row-properties style:row-height="12.8pt" style:use-optimal-row-height="false" fo:break-before="auto"/>
    </style:style>
    <style:style style:family="table-row" style:name="ro863">
      <style:table-row-properties style:row-height="12.8pt" style:use-optimal-row-height="false" fo:break-before="auto"/>
    </style:style>
    <style:style style:family="table-row" style:name="ro864">
      <style:table-row-properties style:row-height="12.8pt" style:use-optimal-row-height="false" fo:break-before="auto"/>
    </style:style>
    <style:style style:family="table-row" style:name="ro865">
      <style:table-row-properties style:row-height="12.8pt" style:use-optimal-row-height="false" fo:break-before="auto"/>
    </style:style>
    <style:style style:family="table-row" style:name="ro866">
      <style:table-row-properties style:row-height="12.8pt" style:use-optimal-row-height="false" fo:break-before="auto"/>
    </style:style>
    <style:style style:family="table-row" style:name="ro867">
      <style:table-row-properties style:row-height="12.8pt" style:use-optimal-row-height="false" fo:break-before="auto"/>
    </style:style>
    <style:style style:family="table-row" style:name="ro868">
      <style:table-row-properties style:row-height="12.8pt" style:use-optimal-row-height="false" fo:break-before="auto"/>
    </style:style>
    <style:style style:family="table-row" style:name="ro869">
      <style:table-row-properties style:row-height="12.8pt" style:use-optimal-row-height="false" fo:break-before="auto"/>
    </style:style>
    <style:style style:family="table-row" style:name="ro870">
      <style:table-row-properties style:row-height="12.8pt" style:use-optimal-row-height="false" fo:break-before="auto"/>
    </style:style>
    <style:style style:family="table-row" style:name="ro871">
      <style:table-row-properties style:row-height="12.8pt" style:use-optimal-row-height="false" fo:break-before="auto"/>
    </style:style>
    <style:style style:family="table-row" style:name="ro872">
      <style:table-row-properties style:row-height="12.8pt" style:use-optimal-row-height="false" fo:break-before="auto"/>
    </style:style>
    <style:style style:family="table-row" style:name="ro873">
      <style:table-row-properties style:row-height="12.8pt" style:use-optimal-row-height="false" fo:break-before="auto"/>
    </style:style>
    <style:style style:family="table-row" style:name="ro874">
      <style:table-row-properties style:row-height="12.8pt" style:use-optimal-row-height="false" fo:break-before="auto"/>
    </style:style>
    <style:style style:family="table-row" style:name="ro875">
      <style:table-row-properties style:row-height="12.8pt" style:use-optimal-row-height="false" fo:break-before="auto"/>
    </style:style>
    <style:style style:family="table-row" style:name="ro876">
      <style:table-row-properties style:row-height="12.8pt" style:use-optimal-row-height="false" fo:break-before="auto"/>
    </style:style>
    <style:style style:family="table-row" style:name="ro877">
      <style:table-row-properties style:row-height="12.8pt" style:use-optimal-row-height="false" fo:break-before="auto"/>
    </style:style>
    <style:style style:family="table-row" style:name="ro878">
      <style:table-row-properties style:row-height="12.8pt" style:use-optimal-row-height="false" fo:break-before="auto"/>
    </style:style>
    <style:style style:family="table-row" style:name="ro879">
      <style:table-row-properties style:row-height="12.8pt" style:use-optimal-row-height="false" fo:break-before="auto"/>
    </style:style>
    <style:style style:family="table-row" style:name="ro880">
      <style:table-row-properties style:row-height="12.8pt" style:use-optimal-row-height="false" fo:break-before="auto"/>
    </style:style>
    <style:style style:family="table-row" style:name="ro881">
      <style:table-row-properties style:row-height="12.8pt" style:use-optimal-row-height="false" fo:break-before="auto"/>
    </style:style>
    <style:style style:family="table-row" style:name="ro882">
      <style:table-row-properties style:row-height="12.8pt" style:use-optimal-row-height="false" fo:break-before="auto"/>
    </style:style>
    <style:style style:family="table-row" style:name="ro883">
      <style:table-row-properties style:row-height="12.8pt" style:use-optimal-row-height="false" fo:break-before="auto"/>
    </style:style>
    <style:style style:family="table-row" style:name="ro884">
      <style:table-row-properties style:row-height="12.8pt" style:use-optimal-row-height="false" fo:break-before="auto"/>
    </style:style>
    <style:style style:family="table-row" style:name="ro885">
      <style:table-row-properties style:row-height="12.8pt" style:use-optimal-row-height="false" fo:break-before="auto"/>
    </style:style>
    <style:style style:family="table-row" style:name="ro886">
      <style:table-row-properties style:row-height="12.8pt" style:use-optimal-row-height="false" fo:break-before="auto"/>
    </style:style>
    <style:style style:family="table-row" style:name="ro887">
      <style:table-row-properties style:row-height="12.8pt" style:use-optimal-row-height="false" fo:break-before="auto"/>
    </style:style>
    <style:style style:family="table-row" style:name="ro888">
      <style:table-row-properties style:row-height="12.8pt" style:use-optimal-row-height="false" fo:break-before="auto"/>
    </style:style>
    <style:style style:family="table-row" style:name="ro889">
      <style:table-row-properties style:row-height="12.8pt" style:use-optimal-row-height="false" fo:break-before="auto"/>
    </style:style>
    <style:style style:family="table-row" style:name="ro890">
      <style:table-row-properties style:row-height="12.8pt" style:use-optimal-row-height="false" fo:break-before="auto"/>
    </style:style>
    <style:style style:family="table-row" style:name="ro891">
      <style:table-row-properties style:row-height="12.8pt" style:use-optimal-row-height="false" fo:break-before="auto"/>
    </style:style>
    <style:style style:family="table-row" style:name="ro892">
      <style:table-row-properties style:row-height="12.8pt" style:use-optimal-row-height="false" fo:break-before="auto"/>
    </style:style>
    <style:style style:family="table-row" style:name="ro893">
      <style:table-row-properties style:row-height="12.8pt" style:use-optimal-row-height="false" fo:break-before="auto"/>
    </style:style>
    <style:style style:family="table-row" style:name="ro894">
      <style:table-row-properties style:row-height="12.8pt" style:use-optimal-row-height="false" fo:break-before="auto"/>
    </style:style>
    <style:style style:family="table-row" style:name="ro895">
      <style:table-row-properties style:row-height="12.8pt" style:use-optimal-row-height="false" fo:break-before="auto"/>
    </style:style>
    <style:style style:family="table-row" style:name="ro896">
      <style:table-row-properties style:row-height="12.8pt" style:use-optimal-row-height="false" fo:break-before="auto"/>
    </style:style>
    <style:style style:family="table-row" style:name="ro897">
      <style:table-row-properties style:row-height="12.8pt" style:use-optimal-row-height="false" fo:break-before="auto"/>
    </style:style>
    <style:style style:family="table-row" style:name="ro898">
      <style:table-row-properties style:row-height="12.8pt" style:use-optimal-row-height="false" fo:break-before="auto"/>
    </style:style>
    <style:style style:family="table-row" style:name="ro899">
      <style:table-row-properties style:row-height="12.8pt" style:use-optimal-row-height="false" fo:break-before="auto"/>
    </style:style>
    <style:style style:family="table-row" style:name="ro900">
      <style:table-row-properties style:row-height="12.8pt" style:use-optimal-row-height="false" fo:break-before="auto"/>
    </style:style>
    <style:style style:family="table-row" style:name="ro901">
      <style:table-row-properties style:row-height="12.8pt" style:use-optimal-row-height="false" fo:break-before="auto"/>
    </style:style>
    <style:style style:family="table-row" style:name="ro902">
      <style:table-row-properties style:row-height="12.8pt" style:use-optimal-row-height="false" fo:break-before="auto"/>
    </style:style>
    <style:style style:family="table-row" style:name="ro903">
      <style:table-row-properties style:row-height="12.8pt" style:use-optimal-row-height="false" fo:break-before="auto"/>
    </style:style>
    <style:style style:family="table-row" style:name="ro904">
      <style:table-row-properties style:row-height="12.8pt" style:use-optimal-row-height="false" fo:break-before="auto"/>
    </style:style>
    <style:style style:family="table-row" style:name="ro905">
      <style:table-row-properties style:row-height="12.8pt" style:use-optimal-row-height="false" fo:break-before="auto"/>
    </style:style>
    <style:style style:family="table-row" style:name="ro906">
      <style:table-row-properties style:row-height="12.8pt" style:use-optimal-row-height="false" fo:break-before="auto"/>
    </style:style>
    <style:style style:family="table-row" style:name="ro907">
      <style:table-row-properties style:row-height="12.8pt" style:use-optimal-row-height="false" fo:break-before="auto"/>
    </style:style>
    <style:style style:family="table-row" style:name="ro908">
      <style:table-row-properties style:row-height="12.8pt" style:use-optimal-row-height="false" fo:break-before="auto"/>
    </style:style>
    <style:style style:family="table-row" style:name="ro909">
      <style:table-row-properties style:row-height="12.8pt" style:use-optimal-row-height="false" fo:break-before="auto"/>
    </style:style>
    <style:style style:family="table-row" style:name="ro910">
      <style:table-row-properties style:row-height="12.8pt" style:use-optimal-row-height="false" fo:break-before="auto"/>
    </style:style>
    <style:style style:family="table-row" style:name="ro911">
      <style:table-row-properties style:row-height="12.8pt" style:use-optimal-row-height="false" fo:break-before="auto"/>
    </style:style>
    <style:style style:family="table-row" style:name="ro912">
      <style:table-row-properties style:row-height="12.8pt" style:use-optimal-row-height="false" fo:break-before="auto"/>
    </style:style>
    <style:style style:family="table-row" style:name="ro913">
      <style:table-row-properties style:row-height="12.8pt" style:use-optimal-row-height="false" fo:break-before="auto"/>
    </style:style>
    <style:style style:family="table-row" style:name="ro914">
      <style:table-row-properties style:row-height="12.8pt" style:use-optimal-row-height="false" fo:break-before="auto"/>
    </style:style>
    <style:style style:family="table-row" style:name="ro915">
      <style:table-row-properties style:row-height="12.8pt" style:use-optimal-row-height="false" fo:break-before="auto"/>
    </style:style>
    <style:style style:family="table-row" style:name="ro916">
      <style:table-row-properties style:row-height="12.8pt" style:use-optimal-row-height="false" fo:break-before="auto"/>
    </style:style>
    <style:style style:family="table-row" style:name="ro917">
      <style:table-row-properties style:row-height="12.8pt" style:use-optimal-row-height="false" fo:break-before="auto"/>
    </style:style>
    <style:style style:family="table-row" style:name="ro918">
      <style:table-row-properties style:row-height="12.8pt" style:use-optimal-row-height="false" fo:break-before="auto"/>
    </style:style>
    <style:style style:family="table-row" style:name="ro919">
      <style:table-row-properties style:row-height="12.8pt" style:use-optimal-row-height="false" fo:break-before="auto"/>
    </style:style>
    <style:style style:family="table-row" style:name="ro920">
      <style:table-row-properties style:row-height="12.8pt" style:use-optimal-row-height="false" fo:break-before="auto"/>
    </style:style>
    <style:style style:family="table-row" style:name="ro921">
      <style:table-row-properties style:row-height="12.8pt" style:use-optimal-row-height="false" fo:break-before="auto"/>
    </style:style>
    <style:style style:family="table-row" style:name="ro922">
      <style:table-row-properties style:row-height="12.8pt" style:use-optimal-row-height="false" fo:break-before="auto"/>
    </style:style>
    <style:style style:family="table-row" style:name="ro923">
      <style:table-row-properties style:row-height="12.8pt" style:use-optimal-row-height="false" fo:break-before="auto"/>
    </style:style>
    <style:style style:family="table-row" style:name="ro924">
      <style:table-row-properties style:row-height="12.8pt" style:use-optimal-row-height="false" fo:break-before="auto"/>
    </style:style>
    <style:style style:family="table-row" style:name="ro925">
      <style:table-row-properties style:row-height="12.8pt" style:use-optimal-row-height="false" fo:break-before="auto"/>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2.8pt" style:use-optimal-row-height="false" fo:break-before="auto"/>
    </style:style>
    <style:style style:family="table-row" style:name="ro933">
      <style:table-row-properties style:row-height="12.8pt" style:use-optimal-row-height="false" fo:break-before="auto"/>
    </style:style>
    <style:style style:family="table-row" style:name="ro934">
      <style:table-row-properties style:row-height="12.8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able-row" style:name="ro937">
      <style:table-row-properties style:row-height="12.8pt" style:use-optimal-row-height="false" fo:break-before="auto"/>
    </style:style>
    <style:style style:family="table-row" style:name="ro938">
      <style:table-row-properties style:row-height="12.8pt" style:use-optimal-row-height="false" fo:break-before="auto"/>
    </style:style>
    <style:style style:family="table-row" style:name="ro939">
      <style:table-row-properties style:row-height="12.8pt" style:use-optimal-row-height="false" fo:break-before="auto"/>
    </style:style>
    <style:style style:family="table-row" style:name="ro940">
      <style:table-row-properties style:row-height="12.8pt" style:use-optimal-row-height="false" fo:break-before="auto"/>
    </style:style>
    <style:style style:family="table-row" style:name="ro941">
      <style:table-row-properties style:row-height="12.8pt" style:use-optimal-row-height="false" fo:break-before="auto"/>
    </style:style>
    <style:style style:family="table-row" style:name="ro942">
      <style:table-row-properties style:row-height="12.8pt" style:use-optimal-row-height="false" fo:break-before="auto"/>
    </style:style>
    <style:style style:family="table-row" style:name="ro943">
      <style:table-row-properties style:row-height="12.8pt" style:use-optimal-row-height="false" fo:break-before="auto"/>
    </style:style>
    <style:style style:family="table-row" style:name="ro944">
      <style:table-row-properties style:row-height="12.8pt" style:use-optimal-row-height="false" fo:break-before="auto"/>
    </style:style>
    <style:style style:family="table-row" style:name="ro945">
      <style:table-row-properties style:row-height="12.8pt" style:use-optimal-row-height="false" fo:break-before="auto"/>
    </style:style>
    <style:style style:family="table-row" style:name="ro946">
      <style:table-row-properties style:row-height="12.8pt" style:use-optimal-row-height="false" fo:break-before="auto"/>
    </style:style>
    <style:style style:family="table-row" style:name="ro947">
      <style:table-row-properties style:row-height="12.8pt" style:use-optimal-row-height="false" fo:break-before="auto"/>
    </style:style>
    <style:style style:family="table-row" style:name="ro948">
      <style:table-row-properties style:row-height="12.8pt" style:use-optimal-row-height="false" fo:break-before="auto"/>
    </style:style>
    <style:style style:family="table-row" style:name="ro949">
      <style:table-row-properties style:row-height="12.8pt" style:use-optimal-row-height="false" fo:break-before="auto"/>
    </style:style>
    <style:style style:family="table-row" style:name="ro950">
      <style:table-row-properties style:row-height="12.8pt" style:use-optimal-row-height="false" fo:break-before="auto"/>
    </style:style>
    <style:style style:family="table-row" style:name="ro951">
      <style:table-row-properties style:row-height="12.8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2.8pt" style:use-optimal-row-height="false" fo:break-before="auto"/>
    </style:style>
    <style:style style:family="table-row" style:name="ro954">
      <style:table-row-properties style:row-height="12.8pt" style:use-optimal-row-height="false" fo:break-before="auto"/>
    </style:style>
    <style:style style:family="table-row" style:name="ro955">
      <style:table-row-properties style:row-height="12.8pt" style:use-optimal-row-height="false" fo:break-before="auto"/>
    </style:style>
    <style:style style:family="table-row" style:name="ro956">
      <style:table-row-properties style:row-height="12.8pt" style:use-optimal-row-height="false" fo:break-before="auto"/>
    </style:style>
    <style:style style:family="table-row" style:name="ro957">
      <style:table-row-properties style:row-height="12.8pt" style:use-optimal-row-height="false" fo:break-before="auto"/>
    </style:style>
    <style:style style:family="table-row" style:name="ro958">
      <style:table-row-properties style:row-height="12.8pt" style:use-optimal-row-height="false" fo:break-before="auto"/>
    </style:style>
    <style:style style:family="table-row" style:name="ro959">
      <style:table-row-properties style:row-height="12.8pt" style:use-optimal-row-height="false" fo:break-before="auto"/>
    </style:style>
    <style:style style:family="table-row" style:name="ro960">
      <style:table-row-properties style:row-height="12.8pt" style:use-optimal-row-height="false" fo:break-before="auto"/>
    </style:style>
    <style:style style:family="table-row" style:name="ro961">
      <style:table-row-properties style:row-height="12.8pt" style:use-optimal-row-height="false" fo:break-before="auto"/>
    </style:style>
    <style:style style:family="table-row" style:name="ro962">
      <style:table-row-properties style:row-height="12.8pt" style:use-optimal-row-height="false" fo:break-before="auto"/>
    </style:style>
    <style:style style:family="table-row" style:name="ro963">
      <style:table-row-properties style:row-height="12.8pt" style:use-optimal-row-height="false" fo:break-before="auto"/>
    </style:style>
    <style:style style:family="table-row" style:name="ro964">
      <style:table-row-properties style:row-height="12.8pt" style:use-optimal-row-height="false" fo:break-before="auto"/>
    </style:style>
    <style:style style:family="table-row" style:name="ro965">
      <style:table-row-properties style:row-height="12.8pt" style:use-optimal-row-height="false" fo:break-before="auto"/>
    </style:style>
    <style:style style:family="table-row" style:name="ro966">
      <style:table-row-properties style:row-height="12.8pt" style:use-optimal-row-height="false" fo:break-before="auto"/>
    </style:style>
    <style:style style:family="table-row" style:name="ro967">
      <style:table-row-properties style:row-height="12.8pt" style:use-optimal-row-height="false" fo:break-before="auto"/>
    </style:style>
    <style:style style:family="table-row" style:name="ro968">
      <style:table-row-properties style:row-height="12.8pt" style:use-optimal-row-height="false" fo:break-before="auto"/>
    </style:style>
    <style:style style:family="table-row" style:name="ro969">
      <style:table-row-properties style:row-height="12.8pt" style:use-optimal-row-height="false" fo:break-before="auto"/>
    </style:style>
    <style:style style:family="table-row" style:name="ro970">
      <style:table-row-properties style:row-height="12.8pt" style:use-optimal-row-height="false" fo:break-before="auto"/>
    </style:style>
    <style:style style:family="table-row" style:name="ro971">
      <style:table-row-properties style:row-height="12.8pt" style:use-optimal-row-height="false" fo:break-before="auto"/>
    </style:style>
    <style:style style:family="table-row" style:name="ro972">
      <style:table-row-properties style:row-height="12.8pt" style:use-optimal-row-height="false" fo:break-before="auto"/>
    </style:style>
    <style:style style:family="table-row" style:name="ro973">
      <style:table-row-properties style:row-height="12.8pt" style:use-optimal-row-height="false" fo:break-before="auto"/>
    </style:style>
    <style:style style:family="table-row" style:name="ro974">
      <style:table-row-properties style:row-height="12.8pt" style:use-optimal-row-height="false" fo:break-before="auto"/>
    </style:style>
    <style:style style:family="table-row" style:name="ro975">
      <style:table-row-properties style:row-height="12.8pt" style:use-optimal-row-height="false" fo:break-before="auto"/>
    </style:style>
    <style:style style:family="table-row" style:name="ro976">
      <style:table-row-properties style:row-height="12.8pt" style:use-optimal-row-height="false" fo:break-before="auto"/>
    </style:style>
    <style:style style:family="table-row" style:name="ro977">
      <style:table-row-properties style:row-height="12.8pt" style:use-optimal-row-height="false" fo:break-before="auto"/>
    </style:style>
    <style:style style:family="table-row" style:name="ro978">
      <style:table-row-properties style:row-height="12.8pt" style:use-optimal-row-height="false" fo:break-before="auto"/>
    </style:style>
    <style:style style:family="table-row" style:name="ro979">
      <style:table-row-properties style:row-height="12.8pt" style:use-optimal-row-height="false" fo:break-before="auto"/>
    </style:style>
    <style:style style:family="table-row" style:name="ro980">
      <style:table-row-properties style:row-height="12.8pt" style:use-optimal-row-height="false" fo:break-before="auto"/>
    </style:style>
    <style:style style:family="table-row" style:name="ro981">
      <style:table-row-properties style:row-height="12.8pt" style:use-optimal-row-height="false" fo:break-before="auto"/>
    </style:style>
    <style:style style:family="table-row" style:name="ro982">
      <style:table-row-properties style:row-height="12.8pt" style:use-optimal-row-height="false" fo:break-before="auto"/>
    </style:style>
    <style:style style:family="table-row" style:name="ro983">
      <style:table-row-properties style:row-height="12.8pt" style:use-optimal-row-height="false" fo:break-before="auto"/>
    </style:style>
    <style:style style:family="table-row" style:name="ro984">
      <style:table-row-properties style:row-height="12.8pt" style:use-optimal-row-height="false" fo:break-before="auto"/>
    </style:style>
    <style:style style:family="table-row" style:name="ro985">
      <style:table-row-properties style:row-height="12.8pt" style:use-optimal-row-height="false" fo:break-before="auto"/>
    </style:style>
    <style:style style:family="table-row" style:name="ro986">
      <style:table-row-properties style:row-height="12.8pt" style:use-optimal-row-height="false" fo:break-before="auto"/>
    </style:style>
    <style:style style:family="table-row" style:name="ro987">
      <style:table-row-properties style:row-height="12.8pt" style:use-optimal-row-height="false" fo:break-before="auto"/>
    </style:style>
    <style:style style:family="table-row" style:name="ro988">
      <style:table-row-properties style:row-height="12.8pt" style:use-optimal-row-height="false" fo:break-before="auto"/>
    </style:style>
    <style:style style:family="table-row" style:name="ro989">
      <style:table-row-properties style:row-height="12.8pt" style:use-optimal-row-height="false" fo:break-before="auto"/>
    </style:style>
    <style:style style:family="table-row" style:name="ro990">
      <style:table-row-properties style:row-height="12.8pt" style:use-optimal-row-height="false" fo:break-before="auto"/>
    </style:style>
    <style:style style:family="table-row" style:name="ro991">
      <style:table-row-properties style:row-height="12.8pt" style:use-optimal-row-height="false" fo:break-before="auto"/>
    </style:style>
    <style:style style:family="table-row" style:name="ro992">
      <style:table-row-properties style:row-height="12.8pt" style:use-optimal-row-height="false" fo:break-before="auto"/>
    </style:style>
    <style:style style:family="table-row" style:name="ro993">
      <style:table-row-properties style:row-height="12.8pt" style:use-optimal-row-height="false" fo:break-before="auto"/>
    </style:style>
    <style:style style:family="table-row" style:name="ro994">
      <style:table-row-properties style:row-height="12.8pt" style:use-optimal-row-height="false" fo:break-before="auto"/>
    </style:style>
    <style:style style:family="table-row" style:name="ro995">
      <style:table-row-properties style:row-height="12.8pt" style:use-optimal-row-height="false" fo:break-before="auto"/>
    </style:style>
    <style:style style:family="table-row" style:name="ro996">
      <style:table-row-properties style:row-height="12.8pt" style:use-optimal-row-height="false" fo:break-before="auto"/>
    </style:style>
    <style:style style:family="table-row" style:name="ro997">
      <style:table-row-properties style:row-height="12.8pt" style:use-optimal-row-height="false" fo:break-before="auto"/>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graphic" style:name="gr1">
      <style:graphic-properties fo:background-color="transparent"/>
    </style:style>
  </office:automatic-styles>
  <office:body>
    <office:spreadsheet>
      <table:table table:name="50-steps" table:style-name="ta1">
        <table:shapes>
          <draw:frame draw:name="Object_ch1" draw:style-name="gr1" svg:width="48.92cm" svg:height="14cm" svg:x="12.32cm" svg:y="0.441cm">
            <draw:object xlink:href="./Object 1" xlink:type="simple" xlink:show="embed" xlink:actuate="onLoad"/>
          </draw:frame>
        </table:shapes>
        <table:table-column table:number-columns-repeated="2" table:style-name="co2" table:default-cell-style-name="Default"/>
        <table:table-column table:number-columns-repeated="1022" table:style-name="co3" table:default-cell-style-name="Default"/>
        <table:table-column table:style-name="co1" table:default-cell-style-name="Default"/>
        <table:table-row table:style-name="ro2">
          <table:table-cell office:value-type="string">
            <text:p><text:span text:style-name="T1">Target</text:span></text:p>
          </table:table-cell>
          <table:table-cell office:value-type="string">
            <text:p>Real</text:p>
          </table:table-cell>
          <table:table-cell office:value-type="string">
            <text:p>Distance</text:p>
          </table:table-cell>
          <table:table-cell office:value-type="string">
            <text:p>Growth</text:p>
          </table:table-cell>
          <table:table-cell office:value-type="string">
            <text:p>Approx G(x)</text:p>
          </table:table-cell>
          <table:table-cell table:number-columns-repeated="1024"/>
        </table:table-row>
        <table:table-row table:style-name="ro3">
          <table:table-cell office:value-type="float" office:value="10">
            <text:p>10</text:p>
          </table:table-cell>
          <table:table-cell office:value-type="float" office:value="9">
            <text:p>9</text:p>
          </table:table-cell>
          <table:table-cell table:formula="of:=[.A2]-[.B2]" office:value-type="float" office:value="1">
            <text:p>1</text:p>
          </table:table-cell>
          <table:table-cell/>
          <table:table-cell table:formula="of:=[.A2]+4*([.A2]/50+2)" office:value-type="float" office:value="18.800000000000001">
            <text:p>18.800000000000001</text:p>
          </table:table-cell>
          <table:table-cell table:number-columns-repeated="1024"/>
        </table:table-row>
        <table:table-row table:style-name="ro4">
          <table:table-cell office:value-type="float" office:value="60">
            <text:p>60</text:p>
          </table:table-cell>
          <table:table-cell office:value-type="float" office:value="53">
            <text:p>53</text:p>
          </table:table-cell>
          <table:table-cell table:style-name="ce4" table:formula="of:=[.A3]-[.B3]" office:value-type="float" office:value="7">
            <text:p>7</text:p>
          </table:table-cell>
          <table:table-cell table:formula="of:=[.C3]-[.C2]" office:value-type="float" office:value="6">
            <text:p>6</text:p>
          </table:table-cell>
          <table:table-cell table:style-name="ce4" table:formula="of:=[.A3]+4*([.A3]/50+2)" office:value-type="float" office:value="72.799999999999997">
            <text:p>72.799999999999997</text:p>
          </table:table-cell>
          <table:table-cell table:number-columns-repeated="1024"/>
        </table:table-row>
        <table:table-row table:style-name="ro5">
          <table:table-cell office:value-type="float" office:value="110">
            <text:p>110</text:p>
          </table:table-cell>
          <table:table-cell office:value-type="float" office:value="97">
            <text:p>97</text:p>
          </table:table-cell>
          <table:table-cell table:style-name="ce4" table:formula="of:=[.A4]-[.B4]" office:value-type="float" office:value="13">
            <text:p>13</text:p>
          </table:table-cell>
          <table:table-cell table:style-name="ce4" table:formula="of:=[.C4]-[.C3]" office:value-type="float" office:value="6">
            <text:p>6</text:p>
          </table:table-cell>
          <table:table-cell table:style-name="ce4" table:formula="of:=[.A4]+4*([.A4]/50+2)" office:value-type="float" office:value="126.8">
            <text:p>126.8</text:p>
          </table:table-cell>
          <table:table-cell table:number-columns-repeated="1024"/>
        </table:table-row>
        <table:table-row table:style-name="ro6">
          <table:table-cell office:value-type="float" office:value="160">
            <text:p>160</text:p>
          </table:table-cell>
          <table:table-cell office:value-type="float" office:value="141">
            <text:p>141</text:p>
          </table:table-cell>
          <table:table-cell table:style-name="ce4" table:formula="of:=[.A5]-[.B5]" office:value-type="float" office:value="19">
            <text:p>19</text:p>
          </table:table-cell>
          <table:table-cell table:style-name="ce4" table:formula="of:=[.C5]-[.C4]" office:value-type="float" office:value="6">
            <text:p>6</text:p>
          </table:table-cell>
          <table:table-cell table:style-name="ce4" table:formula="of:=[.A5]+4*([.A5]/50+2)" office:value-type="float" office:value="180.80000000000001">
            <text:p>180.80000000000001</text:p>
          </table:table-cell>
          <table:table-cell table:number-columns-repeated="1024"/>
        </table:table-row>
        <table:table-row table:style-name="ro7">
          <table:table-cell office:value-type="float" office:value="210">
            <text:p>210</text:p>
          </table:table-cell>
          <table:table-cell office:value-type="float" office:value="185">
            <text:p>185</text:p>
          </table:table-cell>
          <table:table-cell table:style-name="ce4" table:formula="of:=[.A6]-[.B6]" office:value-type="float" office:value="25">
            <text:p>25</text:p>
          </table:table-cell>
          <table:table-cell table:style-name="ce4" table:formula="of:=[.C6]-[.C5]" office:value-type="float" office:value="6">
            <text:p>6</text:p>
          </table:table-cell>
          <table:table-cell table:style-name="ce4" table:formula="of:=[.A6]+4*([.A6]/50+2)" office:value-type="float" office:value="234.80000000000001">
            <text:p>234.80000000000001</text:p>
          </table:table-cell>
          <table:table-cell table:number-columns-repeated="1024"/>
        </table:table-row>
        <table:table-row table:style-name="ro8">
          <table:table-cell office:value-type="float" office:value="260">
            <text:p>260</text:p>
          </table:table-cell>
          <table:table-cell office:value-type="float" office:value="229">
            <text:p>229</text:p>
          </table:table-cell>
          <table:table-cell table:style-name="ce4" table:formula="of:=[.A7]-[.B7]" office:value-type="float" office:value="31">
            <text:p>31</text:p>
          </table:table-cell>
          <table:table-cell table:style-name="ce4" table:formula="of:=[.C7]-[.C6]" office:value-type="float" office:value="6">
            <text:p>6</text:p>
          </table:table-cell>
          <table:table-cell table:style-name="ce4" table:formula="of:=[.A7]+4*([.A7]/50+2)" office:value-type="float" office:value="288.80000000000001">
            <text:p>288.80000000000001</text:p>
          </table:table-cell>
          <table:table-cell table:number-columns-repeated="1024"/>
        </table:table-row>
        <table:table-row table:style-name="ro9">
          <table:table-cell office:value-type="float" office:value="310">
            <text:p>310</text:p>
          </table:table-cell>
          <table:table-cell office:value-type="float" office:value="274">
            <text:p>274</text:p>
          </table:table-cell>
          <table:table-cell table:style-name="ce4" table:formula="of:=[.A8]-[.B8]" office:value-type="float" office:value="36">
            <text:p>36</text:p>
          </table:table-cell>
          <table:table-cell table:style-name="ce4" table:formula="of:=[.C8]-[.C7]" office:value-type="float" office:value="5">
            <text:p>5</text:p>
          </table:table-cell>
          <table:table-cell table:style-name="ce4" table:formula="of:=[.A8]+4*([.A8]/50+2)" office:value-type="float" office:value="342.80000000000001">
            <text:p>342.80000000000001</text:p>
          </table:table-cell>
          <table:table-cell table:number-columns-repeated="1024"/>
        </table:table-row>
        <table:table-row table:style-name="ro10">
          <table:table-cell office:value-type="float" office:value="360">
            <text:p>360</text:p>
          </table:table-cell>
          <table:table-cell office:value-type="float" office:value="318">
            <text:p>318</text:p>
          </table:table-cell>
          <table:table-cell table:style-name="ce4" table:formula="of:=[.A9]-[.B9]" office:value-type="float" office:value="42">
            <text:p>42</text:p>
          </table:table-cell>
          <table:table-cell table:style-name="ce4" table:formula="of:=[.C9]-[.C8]" office:value-type="float" office:value="6">
            <text:p>6</text:p>
          </table:table-cell>
          <table:table-cell table:style-name="ce4" table:formula="of:=[.A9]+4*([.A9]/50+2)" office:value-type="float" office:value="396.80000000000001">
            <text:p>396.80000000000001</text:p>
          </table:table-cell>
          <table:table-cell table:number-columns-repeated="1024"/>
        </table:table-row>
        <table:table-row table:style-name="ro11">
          <table:table-cell office:value-type="float" office:value="410">
            <text:p>410</text:p>
          </table:table-cell>
          <table:table-cell office:value-type="float" office:value="362">
            <text:p>362</text:p>
          </table:table-cell>
          <table:table-cell table:style-name="ce4" table:formula="of:=[.A10]-[.B10]" office:value-type="float" office:value="48">
            <text:p>48</text:p>
          </table:table-cell>
          <table:table-cell table:style-name="ce4" table:formula="of:=[.C10]-[.C9]" office:value-type="float" office:value="6">
            <text:p>6</text:p>
          </table:table-cell>
          <table:table-cell table:style-name="ce4" table:formula="of:=[.A10]+4*([.A10]/50+2)" office:value-type="float" office:value="450.80000000000001">
            <text:p>450.80000000000001</text:p>
          </table:table-cell>
          <table:table-cell table:number-columns-repeated="1024"/>
        </table:table-row>
        <table:table-row table:style-name="ro12">
          <table:table-cell office:value-type="float" office:value="460">
            <text:p>460</text:p>
          </table:table-cell>
          <table:table-cell office:value-type="float" office:value="406">
            <text:p>406</text:p>
          </table:table-cell>
          <table:table-cell table:style-name="ce4" table:formula="of:=[.A11]-[.B11]" office:value-type="float" office:value="54">
            <text:p>54</text:p>
          </table:table-cell>
          <table:table-cell table:style-name="ce4" table:formula="of:=[.C11]-[.C10]" office:value-type="float" office:value="6">
            <text:p>6</text:p>
          </table:table-cell>
          <table:table-cell table:style-name="ce4" table:formula="of:=[.A11]+4*([.A11]/50+2)" office:value-type="float" office:value="504.80000000000001">
            <text:p>504.80000000000001</text:p>
          </table:table-cell>
          <table:table-cell table:number-columns-repeated="1024"/>
        </table:table-row>
        <table:table-row table:style-name="ro13">
          <table:table-cell office:value-type="float" office:value="510">
            <text:p>510</text:p>
          </table:table-cell>
          <table:table-cell office:value-type="float" office:value="451">
            <text:p>451</text:p>
          </table:table-cell>
          <table:table-cell table:style-name="ce4" table:formula="of:=[.A12]-[.B12]" office:value-type="float" office:value="59">
            <text:p>59</text:p>
          </table:table-cell>
          <table:table-cell table:style-name="ce4" table:formula="of:=[.C12]-[.C11]" office:value-type="float" office:value="5">
            <text:p>5</text:p>
          </table:table-cell>
          <table:table-cell table:style-name="ce4" table:formula="of:=[.A12]+4*([.A12]/50+2)" office:value-type="float" office:value="558.79999999999995">
            <text:p>558.79999999999995</text:p>
          </table:table-cell>
          <table:table-cell table:number-columns-repeated="1024"/>
        </table:table-row>
        <table:table-row table:style-name="ro14">
          <table:table-cell office:value-type="float" office:value="560">
            <text:p>560</text:p>
          </table:table-cell>
          <table:table-cell office:value-type="float" office:value="521">
            <text:p>521</text:p>
          </table:table-cell>
          <table:table-cell table:style-name="ce4" table:formula="of:=[.A13]-[.B13]" office:value-type="float" office:value="39">
            <text:p>39</text:p>
          </table:table-cell>
          <table:table-cell table:style-name="ce4" table:formula="of:=[.C13]-[.C12]" office:value-type="float" office:value="-20">
            <text:p>-20</text:p>
          </table:table-cell>
          <table:table-cell table:style-name="ce4" table:formula="of:=[.A13]+4*([.A13]/50+2)" office:value-type="float" office:value="612.79999999999995">
            <text:p>612.79999999999995</text:p>
          </table:table-cell>
          <table:table-cell table:number-columns-repeated="1024"/>
        </table:table-row>
        <table:table-row table:style-name="ro15">
          <table:table-cell office:value-type="float" office:value="610">
            <text:p>610</text:p>
          </table:table-cell>
          <table:table-cell office:value-type="float" office:value="568">
            <text:p>568</text:p>
          </table:table-cell>
          <table:table-cell table:style-name="ce4" table:formula="of:=[.A14]-[.B14]" office:value-type="float" office:value="42">
            <text:p>42</text:p>
          </table:table-cell>
          <table:table-cell table:style-name="ce4" table:formula="of:=[.C14]-[.C13]" office:value-type="float" office:value="3">
            <text:p>3</text:p>
          </table:table-cell>
          <table:table-cell table:style-name="ce4" table:formula="of:=[.A14]+4*([.A14]/50+2)" office:value-type="float" office:value="666.79999999999995">
            <text:p>666.79999999999995</text:p>
          </table:table-cell>
          <table:table-cell table:number-columns-repeated="1024"/>
        </table:table-row>
        <table:table-row table:style-name="ro16">
          <table:table-cell office:value-type="float" office:value="660">
            <text:p>660</text:p>
          </table:table-cell>
          <table:table-cell office:value-type="float" office:value="614">
            <text:p>614</text:p>
          </table:table-cell>
          <table:table-cell table:style-name="ce4" table:formula="of:=[.A15]-[.B15]" office:value-type="float" office:value="46">
            <text:p>46</text:p>
          </table:table-cell>
          <table:table-cell table:style-name="ce4" table:formula="of:=[.C15]-[.C14]" office:value-type="float" office:value="4">
            <text:p>4</text:p>
          </table:table-cell>
          <table:table-cell table:style-name="ce4" table:formula="of:=[.A15]+4*([.A15]/50+2)" office:value-type="float" office:value="720.79999999999995">
            <text:p>720.79999999999995</text:p>
          </table:table-cell>
          <table:table-cell table:number-columns-repeated="1024"/>
        </table:table-row>
        <table:table-row table:style-name="ro17">
          <table:table-cell office:value-type="float" office:value="710">
            <text:p>710</text:p>
          </table:table-cell>
          <table:table-cell office:value-type="float" office:value="661">
            <text:p>661</text:p>
          </table:table-cell>
          <table:table-cell table:style-name="ce4" table:formula="of:=[.A16]-[.B16]" office:value-type="float" office:value="49">
            <text:p>49</text:p>
          </table:table-cell>
          <table:table-cell table:style-name="ce4" table:formula="of:=[.C16]-[.C15]" office:value-type="float" office:value="3">
            <text:p>3</text:p>
          </table:table-cell>
          <table:table-cell table:style-name="ce4" table:formula="of:=[.A16]+4*([.A16]/50+2)" office:value-type="float" office:value="774.79999999999995">
            <text:p>774.79999999999995</text:p>
          </table:table-cell>
          <table:table-cell table:number-columns-repeated="1024"/>
        </table:table-row>
        <table:table-row table:style-name="ro18">
          <table:table-cell office:value-type="float" office:value="760">
            <text:p>760</text:p>
          </table:table-cell>
          <table:table-cell office:value-type="float" office:value="708">
            <text:p>708</text:p>
          </table:table-cell>
          <table:table-cell table:style-name="ce4" table:formula="of:=[.A17]-[.B17]" office:value-type="float" office:value="52">
            <text:p>52</text:p>
          </table:table-cell>
          <table:table-cell table:style-name="ce4" table:formula="of:=[.C17]-[.C16]" office:value-type="float" office:value="3">
            <text:p>3</text:p>
          </table:table-cell>
          <table:table-cell table:style-name="ce4" table:formula="of:=[.A17]+4*([.A17]/50+2)" office:value-type="float" office:value="828.79999999999995">
            <text:p>828.79999999999995</text:p>
          </table:table-cell>
          <table:table-cell table:number-columns-repeated="1024"/>
        </table:table-row>
        <table:table-row table:style-name="ro19">
          <table:table-cell office:value-type="float" office:value="810">
            <text:p>810</text:p>
          </table:table-cell>
          <table:table-cell office:value-type="float" office:value="754">
            <text:p>754</text:p>
          </table:table-cell>
          <table:table-cell table:style-name="ce4" table:formula="of:=[.A18]-[.B18]" office:value-type="float" office:value="56">
            <text:p>56</text:p>
          </table:table-cell>
          <table:table-cell table:style-name="ce4" table:formula="of:=[.C18]-[.C17]" office:value-type="float" office:value="4">
            <text:p>4</text:p>
          </table:table-cell>
          <table:table-cell table:style-name="ce4" table:formula="of:=[.A18]+4*([.A18]/50+2)" office:value-type="float" office:value="882.79999999999995">
            <text:p>882.79999999999995</text:p>
          </table:table-cell>
          <table:table-cell table:number-columns-repeated="1024"/>
        </table:table-row>
        <table:table-row table:style-name="ro20">
          <table:table-cell office:value-type="float" office:value="860">
            <text:p>860</text:p>
          </table:table-cell>
          <table:table-cell office:value-type="float" office:value="801">
            <text:p>801</text:p>
          </table:table-cell>
          <table:table-cell table:style-name="ce4" table:formula="of:=[.A19]-[.B19]" office:value-type="float" office:value="59">
            <text:p>59</text:p>
          </table:table-cell>
          <table:table-cell table:style-name="ce4" table:formula="of:=[.C19]-[.C18]" office:value-type="float" office:value="3">
            <text:p>3</text:p>
          </table:table-cell>
          <table:table-cell table:style-name="ce4" table:formula="of:=[.A19]+4*([.A19]/50+2)" office:value-type="float" office:value="936.79999999999995">
            <text:p>936.79999999999995</text:p>
          </table:table-cell>
          <table:table-cell table:number-columns-repeated="1024"/>
        </table:table-row>
        <table:table-row table:style-name="ro21">
          <table:table-cell office:value-type="float" office:value="910">
            <text:p>910</text:p>
          </table:table-cell>
          <table:table-cell office:value-type="float" office:value="848">
            <text:p>848</text:p>
          </table:table-cell>
          <table:table-cell table:style-name="ce4" table:formula="of:=[.A20]-[.B20]" office:value-type="float" office:value="62">
            <text:p>62</text:p>
          </table:table-cell>
          <table:table-cell table:style-name="ce4" table:formula="of:=[.C20]-[.C19]" office:value-type="float" office:value="3">
            <text:p>3</text:p>
          </table:table-cell>
          <table:table-cell table:style-name="ce4" table:formula="of:=[.A20]+4*([.A20]/50+2)" office:value-type="float" office:value="990.79999999999995">
            <text:p>990.79999999999995</text:p>
          </table:table-cell>
          <table:table-cell table:number-columns-repeated="1024"/>
        </table:table-row>
        <table:table-row table:style-name="ro22">
          <table:table-cell office:value-type="float" office:value="960">
            <text:p>960</text:p>
          </table:table-cell>
          <table:table-cell office:value-type="float" office:value="895">
            <text:p>895</text:p>
          </table:table-cell>
          <table:table-cell table:style-name="ce4" table:formula="of:=[.A21]-[.B21]" office:value-type="float" office:value="65">
            <text:p>65</text:p>
          </table:table-cell>
          <table:table-cell table:style-name="ce4" table:formula="of:=[.C21]-[.C20]" office:value-type="float" office:value="3">
            <text:p>3</text:p>
          </table:table-cell>
          <table:table-cell table:style-name="ce4" table:formula="of:=[.A21]+4*([.A21]/50+2)" office:value-type="float" office:value="1044.8">
            <text:p>1044.8</text:p>
          </table:table-cell>
          <table:table-cell table:number-columns-repeated="1024"/>
        </table:table-row>
        <table:table-row table:style-name="ro23">
          <table:table-cell office:value-type="float" office:value="1010">
            <text:p>1010</text:p>
          </table:table-cell>
          <table:table-cell office:value-type="float" office:value="941">
            <text:p>941</text:p>
          </table:table-cell>
          <table:table-cell table:style-name="ce4" table:formula="of:=[.A22]-[.B22]" office:value-type="float" office:value="69">
            <text:p>69</text:p>
          </table:table-cell>
          <table:table-cell table:style-name="ce4" table:formula="of:=[.C22]-[.C21]" office:value-type="float" office:value="4">
            <text:p>4</text:p>
          </table:table-cell>
          <table:table-cell table:style-name="ce4" table:formula="of:=[.A22]+4*([.A22]/50+2)" office:value-type="float" office:value="1098.8">
            <text:p>1098.8</text:p>
          </table:table-cell>
          <table:table-cell table:number-columns-repeated="1024"/>
        </table:table-row>
        <table:table-row table:style-name="ro24">
          <table:table-cell office:value-type="float" office:value="1060">
            <text:p>1060</text:p>
          </table:table-cell>
          <table:table-cell office:value-type="float" office:value="988">
            <text:p>988</text:p>
          </table:table-cell>
          <table:table-cell table:style-name="ce4" table:formula="of:=[.A23]-[.B23]" office:value-type="float" office:value="72">
            <text:p>72</text:p>
          </table:table-cell>
          <table:table-cell table:style-name="ce4" table:formula="of:=[.C23]-[.C22]" office:value-type="float" office:value="3">
            <text:p>3</text:p>
          </table:table-cell>
          <table:table-cell table:style-name="ce4" table:formula="of:=[.A23]+4*([.A23]/50+2)" office:value-type="float" office:value="1152.8">
            <text:p>1152.8</text:p>
          </table:table-cell>
          <table:table-cell table:number-columns-repeated="1024"/>
        </table:table-row>
        <table:table-row table:style-name="ro25">
          <table:table-cell office:value-type="float" office:value="1110">
            <text:p>1110</text:p>
          </table:table-cell>
          <table:table-cell office:value-type="float" office:value="1035">
            <text:p>1035</text:p>
          </table:table-cell>
          <table:table-cell table:style-name="ce4" table:formula="of:=[.A24]-[.B24]" office:value-type="float" office:value="75">
            <text:p>75</text:p>
          </table:table-cell>
          <table:table-cell table:style-name="ce4" table:formula="of:=[.C24]-[.C23]" office:value-type="float" office:value="3">
            <text:p>3</text:p>
          </table:table-cell>
          <table:table-cell table:style-name="ce4" table:formula="of:=[.A24]+4*([.A24]/50+2)" office:value-type="float" office:value="1206.8">
            <text:p>1206.8</text:p>
          </table:table-cell>
          <table:table-cell table:number-columns-repeated="1024"/>
        </table:table-row>
        <table:table-row table:style-name="ro26">
          <table:table-cell office:value-type="float" office:value="1160">
            <text:p>1160</text:p>
          </table:table-cell>
          <table:table-cell office:value-type="float" office:value="1081">
            <text:p>1081</text:p>
          </table:table-cell>
          <table:table-cell table:style-name="ce4" table:formula="of:=[.A25]-[.B25]" office:value-type="float" office:value="79">
            <text:p>79</text:p>
          </table:table-cell>
          <table:table-cell table:style-name="ce4" table:formula="of:=[.C25]-[.C24]" office:value-type="float" office:value="4">
            <text:p>4</text:p>
          </table:table-cell>
          <table:table-cell table:style-name="ce4" table:formula="of:=[.A25]+4*([.A25]/50+2)" office:value-type="float" office:value="1260.8">
            <text:p>1260.8</text:p>
          </table:table-cell>
          <table:table-cell table:number-columns-repeated="1024"/>
        </table:table-row>
        <table:table-row table:style-name="ro27">
          <table:table-cell office:value-type="float" office:value="1210">
            <text:p>1210</text:p>
          </table:table-cell>
          <table:table-cell office:value-type="float" office:value="1128">
            <text:p>1128</text:p>
          </table:table-cell>
          <table:table-cell table:style-name="ce4" table:formula="of:=[.A26]-[.B26]" office:value-type="float" office:value="82">
            <text:p>82</text:p>
          </table:table-cell>
          <table:table-cell table:style-name="ce4" table:formula="of:=[.C26]-[.C25]" office:value-type="float" office:value="3">
            <text:p>3</text:p>
          </table:table-cell>
          <table:table-cell table:style-name="ce4" table:formula="of:=[.A26]+4*([.A26]/50+2)" office:value-type="float" office:value="1314.8">
            <text:p>1314.8</text:p>
          </table:table-cell>
          <table:table-cell table:number-columns-repeated="1024"/>
        </table:table-row>
        <table:table-row table:style-name="ro28">
          <table:table-cell office:value-type="float" office:value="1260">
            <text:p>1260</text:p>
          </table:table-cell>
          <table:table-cell office:value-type="float" office:value="1175">
            <text:p>1175</text:p>
          </table:table-cell>
          <table:table-cell table:style-name="ce4" table:formula="of:=[.A27]-[.B27]" office:value-type="float" office:value="85">
            <text:p>85</text:p>
          </table:table-cell>
          <table:table-cell table:style-name="ce4" table:formula="of:=[.C27]-[.C26]" office:value-type="float" office:value="3">
            <text:p>3</text:p>
          </table:table-cell>
          <table:table-cell table:style-name="ce4" table:formula="of:=[.A27]+4*([.A27]/50+2)" office:value-type="float" office:value="1368.8">
            <text:p>1368.8</text:p>
          </table:table-cell>
          <table:table-cell table:number-columns-repeated="1024"/>
        </table:table-row>
        <table:table-row table:style-name="ro29">
          <table:table-cell office:value-type="float" office:value="1310">
            <text:p>1310</text:p>
          </table:table-cell>
          <table:table-cell office:value-type="float" office:value="1221">
            <text:p>1221</text:p>
          </table:table-cell>
          <table:table-cell table:style-name="ce4" table:formula="of:=[.A28]-[.B28]" office:value-type="float" office:value="89">
            <text:p>89</text:p>
          </table:table-cell>
          <table:table-cell table:style-name="ce4" table:formula="of:=[.C28]-[.C27]" office:value-type="float" office:value="4">
            <text:p>4</text:p>
          </table:table-cell>
          <table:table-cell table:style-name="ce4" table:formula="of:=[.A28]+4*([.A28]/50+2)" office:value-type="float" office:value="1422.8">
            <text:p>1422.8</text:p>
          </table:table-cell>
          <table:table-cell table:number-columns-repeated="1024"/>
        </table:table-row>
        <table:table-row table:style-name="ro30">
          <table:table-cell office:value-type="float" office:value="1360">
            <text:p>1360</text:p>
          </table:table-cell>
          <table:table-cell office:value-type="float" office:value="1268">
            <text:p>1268</text:p>
          </table:table-cell>
          <table:table-cell table:style-name="ce4" table:formula="of:=[.A29]-[.B29]" office:value-type="float" office:value="92">
            <text:p>92</text:p>
          </table:table-cell>
          <table:table-cell table:style-name="ce4" table:formula="of:=[.C29]-[.C28]" office:value-type="float" office:value="3">
            <text:p>3</text:p>
          </table:table-cell>
          <table:table-cell table:style-name="ce4" table:formula="of:=[.A29]+4*([.A29]/50+2)" office:value-type="float" office:value="1476.8">
            <text:p>1476.8</text:p>
          </table:table-cell>
          <table:table-cell table:number-columns-repeated="1024"/>
        </table:table-row>
        <table:table-row table:style-name="ro31">
          <table:table-cell office:value-type="float" office:value="1410">
            <text:p>1410</text:p>
          </table:table-cell>
          <table:table-cell office:value-type="float" office:value="1315">
            <text:p>1315</text:p>
          </table:table-cell>
          <table:table-cell table:style-name="ce4" table:formula="of:=[.A30]-[.B30]" office:value-type="float" office:value="95">
            <text:p>95</text:p>
          </table:table-cell>
          <table:table-cell table:style-name="ce4" table:formula="of:=[.C30]-[.C29]" office:value-type="float" office:value="3">
            <text:p>3</text:p>
          </table:table-cell>
          <table:table-cell table:style-name="ce4" table:formula="of:=[.A30]+4*([.A30]/50+2)" office:value-type="float" office:value="1530.8">
            <text:p>1530.8</text:p>
          </table:table-cell>
          <table:table-cell table:number-columns-repeated="1024"/>
        </table:table-row>
        <table:table-row table:style-name="ro32">
          <table:table-cell office:value-type="float" office:value="1460">
            <text:p>1460</text:p>
          </table:table-cell>
          <table:table-cell office:value-type="float" office:value="1361">
            <text:p>1361</text:p>
          </table:table-cell>
          <table:table-cell table:style-name="ce4" table:formula="of:=[.A31]-[.B31]" office:value-type="float" office:value="99">
            <text:p>99</text:p>
          </table:table-cell>
          <table:table-cell table:style-name="ce4" table:formula="of:=[.C31]-[.C30]" office:value-type="float" office:value="4">
            <text:p>4</text:p>
          </table:table-cell>
          <table:table-cell table:style-name="ce4" table:formula="of:=[.A31]+4*([.A31]/50+2)" office:value-type="float" office:value="1584.8">
            <text:p>1584.8</text:p>
          </table:table-cell>
          <table:table-cell table:number-columns-repeated="1024"/>
        </table:table-row>
        <table:table-row table:style-name="ro33">
          <table:table-cell office:value-type="float" office:value="1510">
            <text:p>1510</text:p>
          </table:table-cell>
          <table:table-cell office:value-type="float" office:value="1408">
            <text:p>1408</text:p>
          </table:table-cell>
          <table:table-cell table:style-name="ce4" table:formula="of:=[.A32]-[.B32]" office:value-type="float" office:value="102">
            <text:p>102</text:p>
          </table:table-cell>
          <table:table-cell table:style-name="ce4" table:formula="of:=[.C32]-[.C31]" office:value-type="float" office:value="3">
            <text:p>3</text:p>
          </table:table-cell>
          <table:table-cell table:style-name="ce4" table:formula="of:=[.A32]+4*([.A32]/50+2)" office:value-type="float" office:value="1638.8">
            <text:p>1638.8</text:p>
          </table:table-cell>
          <table:table-cell table:number-columns-repeated="1024"/>
        </table:table-row>
        <table:table-row table:style-name="ro34">
          <table:table-cell office:value-type="float" office:value="1560">
            <text:p>1560</text:p>
          </table:table-cell>
          <table:table-cell office:value-type="float" office:value="1455">
            <text:p>1455</text:p>
          </table:table-cell>
          <table:table-cell table:style-name="ce4" table:formula="of:=[.A33]-[.B33]" office:value-type="float" office:value="105">
            <text:p>105</text:p>
          </table:table-cell>
          <table:table-cell table:style-name="ce4" table:formula="of:=[.C33]-[.C32]" office:value-type="float" office:value="3">
            <text:p>3</text:p>
          </table:table-cell>
          <table:table-cell table:style-name="ce4" table:formula="of:=[.A33]+4*([.A33]/50+2)" office:value-type="float" office:value="1692.8">
            <text:p>1692.8</text:p>
          </table:table-cell>
          <table:table-cell table:number-columns-repeated="1024"/>
        </table:table-row>
        <table:table-row table:style-name="ro35">
          <table:table-cell office:value-type="float" office:value="1610">
            <text:p>1610</text:p>
          </table:table-cell>
          <table:table-cell office:value-type="float" office:value="1502">
            <text:p>1502</text:p>
          </table:table-cell>
          <table:table-cell table:style-name="ce4" table:formula="of:=[.A34]-[.B34]" office:value-type="float" office:value="108">
            <text:p>108</text:p>
          </table:table-cell>
          <table:table-cell table:style-name="ce4" table:formula="of:=[.C34]-[.C33]" office:value-type="float" office:value="3">
            <text:p>3</text:p>
          </table:table-cell>
          <table:table-cell table:style-name="ce4" table:formula="of:=[.A34]+4*([.A34]/50+2)" office:value-type="float" office:value="1746.8">
            <text:p>1746.8</text:p>
          </table:table-cell>
          <table:table-cell table:number-columns-repeated="1024"/>
        </table:table-row>
        <table:table-row table:style-name="ro36">
          <table:table-cell office:value-type="float" office:value="1660">
            <text:p>1660</text:p>
          </table:table-cell>
          <table:table-cell office:value-type="float" office:value="1548">
            <text:p>1548</text:p>
          </table:table-cell>
          <table:table-cell table:style-name="ce4" table:formula="of:=[.A35]-[.B35]" office:value-type="float" office:value="112">
            <text:p>112</text:p>
          </table:table-cell>
          <table:table-cell table:style-name="ce4" table:formula="of:=[.C35]-[.C34]" office:value-type="float" office:value="4">
            <text:p>4</text:p>
          </table:table-cell>
          <table:table-cell table:style-name="ce4" table:formula="of:=[.A35]+4*([.A35]/50+2)" office:value-type="float" office:value="1800.8">
            <text:p>1800.8</text:p>
          </table:table-cell>
          <table:table-cell/>
          <table:table-cell table:style-name="ce5" office:value-type="string" table:number-columns-spanned="20" table:number-rows-spanned="1">
            <text:p>The free space in the creation of an ext2 filesystem is not equal to the size of the created filesystem due to metadata overheads, at this time the approach is to find a function is an upper bound</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number-columns-repeated="1024"/>
        </table:table-row>
        <table:table-row table:style-name="ro37">
          <table:table-cell office:value-type="float" office:value="1710">
            <text:p>1710</text:p>
          </table:table-cell>
          <table:table-cell office:value-type="float" office:value="1595">
            <text:p>1595</text:p>
          </table:table-cell>
          <table:table-cell table:style-name="ce4" table:formula="of:=[.A36]-[.B36]" office:value-type="float" office:value="115">
            <text:p>115</text:p>
          </table:table-cell>
          <table:table-cell table:style-name="ce4" table:formula="of:=[.C36]-[.C35]" office:value-type="float" office:value="3">
            <text:p>3</text:p>
          </table:table-cell>
          <table:table-cell table:style-name="ce4" table:formula="of:=[.A36]+4*([.A36]/50+2)" office:value-type="float" office:value="1854.8">
            <text:p>1854.8</text:p>
          </table:table-cell>
          <table:table-cell table:number-columns-repeated="1024"/>
        </table:table-row>
        <table:table-row table:style-name="ro38">
          <table:table-cell office:value-type="float" office:value="1760">
            <text:p>1760</text:p>
          </table:table-cell>
          <table:table-cell office:value-type="float" office:value="1642">
            <text:p>1642</text:p>
          </table:table-cell>
          <table:table-cell table:style-name="ce4" table:formula="of:=[.A37]-[.B37]" office:value-type="float" office:value="118">
            <text:p>118</text:p>
          </table:table-cell>
          <table:table-cell table:style-name="ce4" table:formula="of:=[.C37]-[.C36]" office:value-type="float" office:value="3">
            <text:p>3</text:p>
          </table:table-cell>
          <table:table-cell table:style-name="ce4" table:formula="of:=[.A37]+4*([.A37]/50+2)" office:value-type="float" office:value="1908.8">
            <text:p>1908.8</text:p>
          </table:table-cell>
          <table:table-cell table:number-columns-repeated="1024"/>
        </table:table-row>
        <table:table-row table:style-name="ro39">
          <table:table-cell office:value-type="float" office:value="1810">
            <text:p>1810</text:p>
          </table:table-cell>
          <table:table-cell office:value-type="float" office:value="1688">
            <text:p>1688</text:p>
          </table:table-cell>
          <table:table-cell table:style-name="ce4" table:formula="of:=[.A38]-[.B38]" office:value-type="float" office:value="122">
            <text:p>122</text:p>
          </table:table-cell>
          <table:table-cell table:style-name="ce4" table:formula="of:=[.C38]-[.C37]" office:value-type="float" office:value="4">
            <text:p>4</text:p>
          </table:table-cell>
          <table:table-cell table:style-name="ce4" table:formula="of:=[.A38]+4*([.A38]/50+2)" office:value-type="float" office:value="1962.8">
            <text:p>1962.8</text:p>
          </table:table-cell>
          <table:table-cell table:number-columns-repeated="1024"/>
        </table:table-row>
        <table:table-row table:style-name="ro40">
          <table:table-cell office:value-type="float" office:value="1860">
            <text:p>1860</text:p>
          </table:table-cell>
          <table:table-cell office:value-type="float" office:value="1735">
            <text:p>1735</text:p>
          </table:table-cell>
          <table:table-cell table:style-name="ce4" table:formula="of:=[.A39]-[.B39]" office:value-type="float" office:value="125">
            <text:p>125</text:p>
          </table:table-cell>
          <table:table-cell table:style-name="ce4" table:formula="of:=[.C39]-[.C38]" office:value-type="float" office:value="3">
            <text:p>3</text:p>
          </table:table-cell>
          <table:table-cell table:style-name="ce4" table:formula="of:=[.A39]+4*([.A39]/50+2)" office:value-type="float" office:value="2016.8">
            <text:p>2016.8</text:p>
          </table:table-cell>
          <table:table-cell table:number-columns-repeated="1024"/>
        </table:table-row>
        <table:table-row table:style-name="ro41">
          <table:table-cell office:value-type="float" office:value="1910">
            <text:p>1910</text:p>
          </table:table-cell>
          <table:table-cell office:value-type="float" office:value="1782">
            <text:p>1782</text:p>
          </table:table-cell>
          <table:table-cell table:style-name="ce4" table:formula="of:=[.A40]-[.B40]" office:value-type="float" office:value="128">
            <text:p>128</text:p>
          </table:table-cell>
          <table:table-cell table:style-name="ce4" table:formula="of:=[.C40]-[.C39]" office:value-type="float" office:value="3">
            <text:p>3</text:p>
          </table:table-cell>
          <table:table-cell table:style-name="ce4" table:formula="of:=[.A40]+4*([.A40]/50+2)" office:value-type="float" office:value="2070.8000000000002">
            <text:p>2070.8000000000002</text:p>
          </table:table-cell>
          <table:table-cell table:number-columns-repeated="1024"/>
        </table:table-row>
        <table:table-row table:style-name="ro42">
          <table:table-cell office:value-type="float" office:value="1960">
            <text:p>1960</text:p>
          </table:table-cell>
          <table:table-cell office:value-type="float" office:value="1828">
            <text:p>1828</text:p>
          </table:table-cell>
          <table:table-cell table:style-name="ce4" table:formula="of:=[.A41]-[.B41]" office:value-type="float" office:value="132">
            <text:p>132</text:p>
          </table:table-cell>
          <table:table-cell table:style-name="ce4" table:formula="of:=[.C41]-[.C40]" office:value-type="float" office:value="4">
            <text:p>4</text:p>
          </table:table-cell>
          <table:table-cell table:style-name="ce4" table:formula="of:=[.A41]+4*([.A41]/50+2)" office:value-type="float" office:value="2124.8000000000002">
            <text:p>2124.8000000000002</text:p>
          </table:table-cell>
          <table:table-cell table:number-columns-repeated="1024"/>
        </table:table-row>
        <table:table-row table:style-name="ro43">
          <table:table-cell office:value-type="float" office:value="2010">
            <text:p>2010</text:p>
          </table:table-cell>
          <table:table-cell office:value-type="float" office:value="1875">
            <text:p>1875</text:p>
          </table:table-cell>
          <table:table-cell table:style-name="ce4" table:formula="of:=[.A42]-[.B42]" office:value-type="float" office:value="135">
            <text:p>135</text:p>
          </table:table-cell>
          <table:table-cell table:style-name="ce4" table:formula="of:=[.C42]-[.C41]" office:value-type="float" office:value="3">
            <text:p>3</text:p>
          </table:table-cell>
          <table:table-cell table:style-name="ce4" table:formula="of:=[.A42]+4*([.A42]/50+2)" office:value-type="float" office:value="2178.8000000000002">
            <text:p>2178.8000000000002</text:p>
          </table:table-cell>
          <table:table-cell table:number-columns-repeated="1024"/>
        </table:table-row>
        <table:table-row table:style-name="ro44">
          <table:table-cell office:value-type="float" office:value="2060">
            <text:p>2060</text:p>
          </table:table-cell>
          <table:table-cell office:value-type="float" office:value="1922">
            <text:p>1922</text:p>
          </table:table-cell>
          <table:table-cell table:style-name="ce4" table:formula="of:=[.A43]-[.B43]" office:value-type="float" office:value="138">
            <text:p>138</text:p>
          </table:table-cell>
          <table:table-cell table:style-name="ce4" table:formula="of:=[.C43]-[.C42]" office:value-type="float" office:value="3">
            <text:p>3</text:p>
          </table:table-cell>
          <table:table-cell table:style-name="ce4" table:formula="of:=[.A43]+4*([.A43]/50+2)" office:value-type="float" office:value="2232.8000000000002">
            <text:p>2232.8000000000002</text:p>
          </table:table-cell>
          <table:table-cell table:number-columns-repeated="1024"/>
        </table:table-row>
        <table:table-row table:style-name="ro45">
          <table:table-cell office:value-type="float" office:value="2110">
            <text:p>2110</text:p>
          </table:table-cell>
          <table:table-cell office:value-type="float" office:value="1968">
            <text:p>1968</text:p>
          </table:table-cell>
          <table:table-cell table:style-name="ce4" table:formula="of:=[.A44]-[.B44]" office:value-type="float" office:value="142">
            <text:p>142</text:p>
          </table:table-cell>
          <table:table-cell table:style-name="ce4" table:formula="of:=[.C44]-[.C43]" office:value-type="float" office:value="4">
            <text:p>4</text:p>
          </table:table-cell>
          <table:table-cell table:style-name="ce4" table:formula="of:=[.A44]+4*([.A44]/50+2)" office:value-type="float" office:value="2286.8000000000002">
            <text:p>2286.8000000000002</text:p>
          </table:table-cell>
          <table:table-cell table:number-columns-repeated="1024"/>
        </table:table-row>
        <table:table-row table:style-name="ro46">
          <table:table-cell office:value-type="float" office:value="2160">
            <text:p>2160</text:p>
          </table:table-cell>
          <table:table-cell office:value-type="float" office:value="2015">
            <text:p>2015</text:p>
          </table:table-cell>
          <table:table-cell table:style-name="ce4" table:formula="of:=[.A45]-[.B45]" office:value-type="float" office:value="145">
            <text:p>145</text:p>
          </table:table-cell>
          <table:table-cell table:style-name="ce4" table:formula="of:=[.C45]-[.C44]" office:value-type="float" office:value="3">
            <text:p>3</text:p>
          </table:table-cell>
          <table:table-cell table:style-name="ce4" table:formula="of:=[.A45]+4*([.A45]/50+2)" office:value-type="float" office:value="2340.8000000000002">
            <text:p>2340.8000000000002</text:p>
          </table:table-cell>
          <table:table-cell table:number-columns-repeated="1024"/>
        </table:table-row>
        <table:table-row table:style-name="ro47">
          <table:table-cell office:value-type="float" office:value="2210">
            <text:p>2210</text:p>
          </table:table-cell>
          <table:table-cell office:value-type="float" office:value="2062">
            <text:p>2062</text:p>
          </table:table-cell>
          <table:table-cell table:style-name="ce4" table:formula="of:=[.A46]-[.B46]" office:value-type="float" office:value="148">
            <text:p>148</text:p>
          </table:table-cell>
          <table:table-cell table:style-name="ce4" table:formula="of:=[.C46]-[.C45]" office:value-type="float" office:value="3">
            <text:p>3</text:p>
          </table:table-cell>
          <table:table-cell table:style-name="ce4" table:formula="of:=[.A46]+4*([.A46]/50+2)" office:value-type="float" office:value="2394.8000000000002">
            <text:p>2394.8000000000002</text:p>
          </table:table-cell>
          <table:table-cell table:number-columns-repeated="1024"/>
        </table:table-row>
        <table:table-row table:style-name="ro48">
          <table:table-cell office:value-type="float" office:value="2260">
            <text:p>2260</text:p>
          </table:table-cell>
          <table:table-cell office:value-type="float" office:value="2108">
            <text:p>2108</text:p>
          </table:table-cell>
          <table:table-cell table:style-name="ce4" table:formula="of:=[.A47]-[.B47]" office:value-type="float" office:value="152">
            <text:p>152</text:p>
          </table:table-cell>
          <table:table-cell table:style-name="ce4" table:formula="of:=[.C47]-[.C46]" office:value-type="float" office:value="4">
            <text:p>4</text:p>
          </table:table-cell>
          <table:table-cell table:style-name="ce4" table:formula="of:=[.A47]+4*([.A47]/50+2)" office:value-type="float" office:value="2448.8000000000002">
            <text:p>2448.8000000000002</text:p>
          </table:table-cell>
          <table:table-cell table:number-columns-repeated="1024"/>
        </table:table-row>
        <table:table-row table:style-name="ro49">
          <table:table-cell office:value-type="float" office:value="2310">
            <text:p>2310</text:p>
          </table:table-cell>
          <table:table-cell office:value-type="float" office:value="2155">
            <text:p>2155</text:p>
          </table:table-cell>
          <table:table-cell table:style-name="ce4" table:formula="of:=[.A48]-[.B48]" office:value-type="float" office:value="155">
            <text:p>155</text:p>
          </table:table-cell>
          <table:table-cell table:style-name="ce4" table:formula="of:=[.C48]-[.C47]" office:value-type="float" office:value="3">
            <text:p>3</text:p>
          </table:table-cell>
          <table:table-cell table:style-name="ce4" table:formula="of:=[.A48]+4*([.A48]/50+2)" office:value-type="float" office:value="2502.8000000000002">
            <text:p>2502.8000000000002</text:p>
          </table:table-cell>
          <table:table-cell table:number-columns-repeated="1024"/>
        </table:table-row>
        <table:table-row table:style-name="ro50">
          <table:table-cell office:value-type="float" office:value="2360">
            <text:p>2360</text:p>
          </table:table-cell>
          <table:table-cell office:value-type="float" office:value="2202">
            <text:p>2202</text:p>
          </table:table-cell>
          <table:table-cell table:style-name="ce4" table:formula="of:=[.A49]-[.B49]" office:value-type="float" office:value="158">
            <text:p>158</text:p>
          </table:table-cell>
          <table:table-cell table:style-name="ce4" table:formula="of:=[.C49]-[.C48]" office:value-type="float" office:value="3">
            <text:p>3</text:p>
          </table:table-cell>
          <table:table-cell table:style-name="ce4" table:formula="of:=[.A49]+4*([.A49]/50+2)" office:value-type="float" office:value="2556.8000000000002">
            <text:p>2556.8000000000002</text:p>
          </table:table-cell>
          <table:table-cell table:number-columns-repeated="1024"/>
        </table:table-row>
        <table:table-row table:style-name="ro51">
          <table:table-cell office:value-type="float" office:value="2410">
            <text:p>2410</text:p>
          </table:table-cell>
          <table:table-cell office:value-type="float" office:value="2249">
            <text:p>2249</text:p>
          </table:table-cell>
          <table:table-cell table:style-name="ce4" table:formula="of:=[.A50]-[.B50]" office:value-type="float" office:value="161">
            <text:p>161</text:p>
          </table:table-cell>
          <table:table-cell table:style-name="ce4" table:formula="of:=[.C50]-[.C49]" office:value-type="float" office:value="3">
            <text:p>3</text:p>
          </table:table-cell>
          <table:table-cell table:style-name="ce4" table:formula="of:=[.A50]+4*([.A50]/50+2)" office:value-type="float" office:value="2610.8000000000002">
            <text:p>2610.8000000000002</text:p>
          </table:table-cell>
          <table:table-cell table:number-columns-repeated="1024"/>
        </table:table-row>
        <table:table-row table:style-name="ro52">
          <table:table-cell office:value-type="float" office:value="2460">
            <text:p>2460</text:p>
          </table:table-cell>
          <table:table-cell office:value-type="float" office:value="2295">
            <text:p>2295</text:p>
          </table:table-cell>
          <table:table-cell table:style-name="ce4" table:formula="of:=[.A51]-[.B51]" office:value-type="float" office:value="165">
            <text:p>165</text:p>
          </table:table-cell>
          <table:table-cell table:style-name="ce4" table:formula="of:=[.C51]-[.C50]" office:value-type="float" office:value="4">
            <text:p>4</text:p>
          </table:table-cell>
          <table:table-cell table:style-name="ce4" table:formula="of:=[.A51]+4*([.A51]/50+2)" office:value-type="float" office:value="2664.8000000000002">
            <text:p>2664.8000000000002</text:p>
          </table:table-cell>
          <table:table-cell table:number-columns-repeated="1024"/>
        </table:table-row>
        <table:table-row table:style-name="ro53">
          <table:table-cell office:value-type="float" office:value="2510">
            <text:p>2510</text:p>
          </table:table-cell>
          <table:table-cell office:value-type="float" office:value="2342">
            <text:p>2342</text:p>
          </table:table-cell>
          <table:table-cell table:style-name="ce4" table:formula="of:=[.A52]-[.B52]" office:value-type="float" office:value="168">
            <text:p>168</text:p>
          </table:table-cell>
          <table:table-cell table:style-name="ce4" table:formula="of:=[.C52]-[.C51]" office:value-type="float" office:value="3">
            <text:p>3</text:p>
          </table:table-cell>
          <table:table-cell table:style-name="ce4" table:formula="of:=[.A52]+4*([.A52]/50+2)" office:value-type="float" office:value="2718.8000000000002">
            <text:p>2718.8000000000002</text:p>
          </table:table-cell>
          <table:table-cell table:number-columns-repeated="1024"/>
        </table:table-row>
        <table:table-row table:style-name="ro54">
          <table:table-cell office:value-type="float" office:value="2560">
            <text:p>2560</text:p>
          </table:table-cell>
          <table:table-cell office:value-type="float" office:value="2389">
            <text:p>2389</text:p>
          </table:table-cell>
          <table:table-cell table:style-name="ce4" table:formula="of:=[.A53]-[.B53]" office:value-type="float" office:value="171">
            <text:p>171</text:p>
          </table:table-cell>
          <table:table-cell table:style-name="ce4" table:formula="of:=[.C53]-[.C52]" office:value-type="float" office:value="3">
            <text:p>3</text:p>
          </table:table-cell>
          <table:table-cell table:style-name="ce4" table:formula="of:=[.A53]+4*([.A53]/50+2)" office:value-type="float" office:value="2772.8000000000002">
            <text:p>2772.8000000000002</text:p>
          </table:table-cell>
          <table:table-cell table:number-columns-repeated="1024"/>
        </table:table-row>
        <table:table-row table:style-name="ro55">
          <table:table-cell office:value-type="float" office:value="2610">
            <text:p>2610</text:p>
          </table:table-cell>
          <table:table-cell office:value-type="float" office:value="2435">
            <text:p>2435</text:p>
          </table:table-cell>
          <table:table-cell table:style-name="ce4" table:formula="of:=[.A54]-[.B54]" office:value-type="float" office:value="175">
            <text:p>175</text:p>
          </table:table-cell>
          <table:table-cell table:style-name="ce4" table:formula="of:=[.C54]-[.C53]" office:value-type="float" office:value="4">
            <text:p>4</text:p>
          </table:table-cell>
          <table:table-cell table:style-name="ce4" table:formula="of:=[.A54]+4*([.A54]/50+2)" office:value-type="float" office:value="2826.8000000000002">
            <text:p>2826.8000000000002</text:p>
          </table:table-cell>
          <table:table-cell table:number-columns-repeated="1024"/>
        </table:table-row>
        <table:table-row table:style-name="ro56">
          <table:table-cell office:value-type="float" office:value="2660">
            <text:p>2660</text:p>
          </table:table-cell>
          <table:table-cell office:value-type="float" office:value="2482">
            <text:p>2482</text:p>
          </table:table-cell>
          <table:table-cell table:style-name="ce4" table:formula="of:=[.A55]-[.B55]" office:value-type="float" office:value="178">
            <text:p>178</text:p>
          </table:table-cell>
          <table:table-cell table:style-name="ce4" table:formula="of:=[.C55]-[.C54]" office:value-type="float" office:value="3">
            <text:p>3</text:p>
          </table:table-cell>
          <table:table-cell table:style-name="ce4" table:formula="of:=[.A55]+4*([.A55]/50+2)" office:value-type="float" office:value="2880.8000000000002">
            <text:p>2880.8000000000002</text:p>
          </table:table-cell>
          <table:table-cell table:number-columns-repeated="1024"/>
        </table:table-row>
        <table:table-row table:style-name="ro57">
          <table:table-cell office:value-type="float" office:value="2710">
            <text:p>2710</text:p>
          </table:table-cell>
          <table:table-cell office:value-type="float" office:value="2529">
            <text:p>2529</text:p>
          </table:table-cell>
          <table:table-cell table:style-name="ce4" table:formula="of:=[.A56]-[.B56]" office:value-type="float" office:value="181">
            <text:p>181</text:p>
          </table:table-cell>
          <table:table-cell table:style-name="ce4" table:formula="of:=[.C56]-[.C55]" office:value-type="float" office:value="3">
            <text:p>3</text:p>
          </table:table-cell>
          <table:table-cell table:style-name="ce4" table:formula="of:=[.A56]+4*([.A56]/50+2)" office:value-type="float" office:value="2934.8000000000002">
            <text:p>2934.8000000000002</text:p>
          </table:table-cell>
          <table:table-cell table:number-columns-repeated="1024"/>
        </table:table-row>
        <table:table-row table:style-name="ro58">
          <table:table-cell office:value-type="float" office:value="2760">
            <text:p>2760</text:p>
          </table:table-cell>
          <table:table-cell office:value-type="float" office:value="2575">
            <text:p>2575</text:p>
          </table:table-cell>
          <table:table-cell table:style-name="ce4" table:formula="of:=[.A57]-[.B57]" office:value-type="float" office:value="185">
            <text:p>185</text:p>
          </table:table-cell>
          <table:table-cell table:style-name="ce4" table:formula="of:=[.C57]-[.C56]" office:value-type="float" office:value="4">
            <text:p>4</text:p>
          </table:table-cell>
          <table:table-cell table:style-name="ce4" table:formula="of:=[.A57]+4*([.A57]/50+2)" office:value-type="float" office:value="2988.8000000000002">
            <text:p>2988.8000000000002</text:p>
          </table:table-cell>
          <table:table-cell table:number-columns-repeated="1024"/>
        </table:table-row>
        <table:table-row table:style-name="ro59">
          <table:table-cell office:value-type="float" office:value="2810">
            <text:p>2810</text:p>
          </table:table-cell>
          <table:table-cell office:value-type="float" office:value="2622">
            <text:p>2622</text:p>
          </table:table-cell>
          <table:table-cell table:style-name="ce4" table:formula="of:=[.A58]-[.B58]" office:value-type="float" office:value="188">
            <text:p>188</text:p>
          </table:table-cell>
          <table:table-cell table:style-name="ce4" table:formula="of:=[.C58]-[.C57]" office:value-type="float" office:value="3">
            <text:p>3</text:p>
          </table:table-cell>
          <table:table-cell table:style-name="ce4" table:formula="of:=[.A58]+4*([.A58]/50+2)" office:value-type="float" office:value="3042.8000000000002">
            <text:p>3042.8000000000002</text:p>
          </table:table-cell>
          <table:table-cell table:number-columns-repeated="1024"/>
        </table:table-row>
        <table:table-row table:style-name="ro60">
          <table:table-cell office:value-type="float" office:value="2860">
            <text:p>2860</text:p>
          </table:table-cell>
          <table:table-cell office:value-type="float" office:value="2669">
            <text:p>2669</text:p>
          </table:table-cell>
          <table:table-cell table:style-name="ce4" table:formula="of:=[.A59]-[.B59]" office:value-type="float" office:value="191">
            <text:p>191</text:p>
          </table:table-cell>
          <table:table-cell table:style-name="ce4" table:formula="of:=[.C59]-[.C58]" office:value-type="float" office:value="3">
            <text:p>3</text:p>
          </table:table-cell>
          <table:table-cell table:style-name="ce4" table:formula="of:=[.A59]+4*([.A59]/50+2)" office:value-type="float" office:value="3096.8000000000002">
            <text:p>3096.8000000000002</text:p>
          </table:table-cell>
          <table:table-cell table:number-columns-repeated="1024"/>
        </table:table-row>
        <table:table-row table:style-name="ro61">
          <table:table-cell office:value-type="float" office:value="2910">
            <text:p>2910</text:p>
          </table:table-cell>
          <table:table-cell office:value-type="float" office:value="2715">
            <text:p>2715</text:p>
          </table:table-cell>
          <table:table-cell table:style-name="ce4" table:formula="of:=[.A60]-[.B60]" office:value-type="float" office:value="195">
            <text:p>195</text:p>
          </table:table-cell>
          <table:table-cell table:style-name="ce4" table:formula="of:=[.C60]-[.C59]" office:value-type="float" office:value="4">
            <text:p>4</text:p>
          </table:table-cell>
          <table:table-cell table:style-name="ce4" table:formula="of:=[.A60]+4*([.A60]/50+2)" office:value-type="float" office:value="3150.8000000000002">
            <text:p>3150.8000000000002</text:p>
          </table:table-cell>
          <table:table-cell table:number-columns-repeated="1024"/>
        </table:table-row>
        <table:table-row table:style-name="ro62">
          <table:table-cell office:value-type="float" office:value="2960">
            <text:p>2960</text:p>
          </table:table-cell>
          <table:table-cell office:value-type="float" office:value="2762">
            <text:p>2762</text:p>
          </table:table-cell>
          <table:table-cell table:style-name="ce4" table:formula="of:=[.A61]-[.B61]" office:value-type="float" office:value="198">
            <text:p>198</text:p>
          </table:table-cell>
          <table:table-cell table:style-name="ce4" table:formula="of:=[.C61]-[.C60]" office:value-type="float" office:value="3">
            <text:p>3</text:p>
          </table:table-cell>
          <table:table-cell table:style-name="ce4" table:formula="of:=[.A61]+4*([.A61]/50+2)" office:value-type="float" office:value="3204.8000000000002">
            <text:p>3204.8000000000002</text:p>
          </table:table-cell>
          <table:table-cell table:number-columns-repeated="1024"/>
        </table:table-row>
        <table:table-row table:style-name="ro63">
          <table:table-cell office:value-type="float" office:value="3010">
            <text:p>3010</text:p>
          </table:table-cell>
          <table:table-cell office:value-type="float" office:value="2809">
            <text:p>2809</text:p>
          </table:table-cell>
          <table:table-cell table:style-name="ce4" table:formula="of:=[.A62]-[.B62]" office:value-type="float" office:value="201">
            <text:p>201</text:p>
          </table:table-cell>
          <table:table-cell table:style-name="ce4" table:formula="of:=[.C62]-[.C61]" office:value-type="float" office:value="3">
            <text:p>3</text:p>
          </table:table-cell>
          <table:table-cell table:style-name="ce4" table:formula="of:=[.A62]+4*([.A62]/50+2)" office:value-type="float" office:value="3258.8000000000002">
            <text:p>3258.8000000000002</text:p>
          </table:table-cell>
          <table:table-cell table:number-columns-repeated="1024"/>
        </table:table-row>
        <table:table-row table:style-name="ro64">
          <table:table-cell office:value-type="float" office:value="3060">
            <text:p>3060</text:p>
          </table:table-cell>
          <table:table-cell office:value-type="float" office:value="2855">
            <text:p>2855</text:p>
          </table:table-cell>
          <table:table-cell table:style-name="ce4" table:formula="of:=[.A63]-[.B63]" office:value-type="float" office:value="205">
            <text:p>205</text:p>
          </table:table-cell>
          <table:table-cell table:style-name="ce4" table:formula="of:=[.C63]-[.C62]" office:value-type="float" office:value="4">
            <text:p>4</text:p>
          </table:table-cell>
          <table:table-cell table:style-name="ce4" table:formula="of:=[.A63]+4*([.A63]/50+2)" office:value-type="float" office:value="3312.8000000000002">
            <text:p>3312.8000000000002</text:p>
          </table:table-cell>
          <table:table-cell table:number-columns-repeated="1024"/>
        </table:table-row>
        <table:table-row table:style-name="ro65">
          <table:table-cell office:value-type="float" office:value="3110">
            <text:p>3110</text:p>
          </table:table-cell>
          <table:table-cell office:value-type="float" office:value="2902">
            <text:p>2902</text:p>
          </table:table-cell>
          <table:table-cell table:style-name="ce4" table:formula="of:=[.A64]-[.B64]" office:value-type="float" office:value="208">
            <text:p>208</text:p>
          </table:table-cell>
          <table:table-cell table:style-name="ce4" table:formula="of:=[.C64]-[.C63]" office:value-type="float" office:value="3">
            <text:p>3</text:p>
          </table:table-cell>
          <table:table-cell table:style-name="ce4" table:formula="of:=[.A64]+4*([.A64]/50+2)" office:value-type="float" office:value="3366.8000000000002">
            <text:p>3366.8000000000002</text:p>
          </table:table-cell>
          <table:table-cell table:number-columns-repeated="1024"/>
        </table:table-row>
        <table:table-row table:style-name="ro66">
          <table:table-cell office:value-type="float" office:value="3160">
            <text:p>3160</text:p>
          </table:table-cell>
          <table:table-cell office:value-type="float" office:value="2949">
            <text:p>2949</text:p>
          </table:table-cell>
          <table:table-cell table:style-name="ce4" table:formula="of:=[.A65]-[.B65]" office:value-type="float" office:value="211">
            <text:p>211</text:p>
          </table:table-cell>
          <table:table-cell table:style-name="ce4" table:formula="of:=[.C65]-[.C64]" office:value-type="float" office:value="3">
            <text:p>3</text:p>
          </table:table-cell>
          <table:table-cell table:style-name="ce4" table:formula="of:=[.A65]+4*([.A65]/50+2)" office:value-type="float" office:value="3420.8000000000002">
            <text:p>3420.8000000000002</text:p>
          </table:table-cell>
          <table:table-cell table:number-columns-repeated="1024"/>
        </table:table-row>
        <table:table-row table:style-name="ro67">
          <table:table-cell office:value-type="float" office:value="3210">
            <text:p>3210</text:p>
          </table:table-cell>
          <table:table-cell office:value-type="float" office:value="2996">
            <text:p>2996</text:p>
          </table:table-cell>
          <table:table-cell table:style-name="ce4" table:formula="of:=[.A66]-[.B66]" office:value-type="float" office:value="214">
            <text:p>214</text:p>
          </table:table-cell>
          <table:table-cell table:style-name="ce4" table:formula="of:=[.C66]-[.C65]" office:value-type="float" office:value="3">
            <text:p>3</text:p>
          </table:table-cell>
          <table:table-cell table:style-name="ce4" table:formula="of:=[.A66]+4*([.A66]/50+2)" office:value-type="float" office:value="3474.8000000000002">
            <text:p>3474.8000000000002</text:p>
          </table:table-cell>
          <table:table-cell table:number-columns-repeated="1024"/>
        </table:table-row>
        <table:table-row table:style-name="ro68">
          <table:table-cell office:value-type="float" office:value="3260">
            <text:p>3260</text:p>
          </table:table-cell>
          <table:table-cell office:value-type="float" office:value="3042">
            <text:p>3042</text:p>
          </table:table-cell>
          <table:table-cell table:style-name="ce4" table:formula="of:=[.A67]-[.B67]" office:value-type="float" office:value="218">
            <text:p>218</text:p>
          </table:table-cell>
          <table:table-cell table:style-name="ce4" table:formula="of:=[.C67]-[.C66]" office:value-type="float" office:value="4">
            <text:p>4</text:p>
          </table:table-cell>
          <table:table-cell table:style-name="ce4" table:formula="of:=[.A67]+4*([.A67]/50+2)" office:value-type="float" office:value="3528.8000000000002">
            <text:p>3528.8000000000002</text:p>
          </table:table-cell>
          <table:table-cell table:number-columns-repeated="1024"/>
        </table:table-row>
        <table:table-row table:style-name="ro69">
          <table:table-cell office:value-type="float" office:value="3310">
            <text:p>3310</text:p>
          </table:table-cell>
          <table:table-cell office:value-type="float" office:value="3089">
            <text:p>3089</text:p>
          </table:table-cell>
          <table:table-cell table:style-name="ce4" table:formula="of:=[.A68]-[.B68]" office:value-type="float" office:value="221">
            <text:p>221</text:p>
          </table:table-cell>
          <table:table-cell table:style-name="ce4" table:formula="of:=[.C68]-[.C67]" office:value-type="float" office:value="3">
            <text:p>3</text:p>
          </table:table-cell>
          <table:table-cell table:style-name="ce4" table:formula="of:=[.A68]+4*([.A68]/50+2)" office:value-type="float" office:value="3582.8000000000002">
            <text:p>3582.8000000000002</text:p>
          </table:table-cell>
          <table:table-cell table:number-columns-repeated="1024"/>
        </table:table-row>
        <table:table-row table:style-name="ro70">
          <table:table-cell office:value-type="float" office:value="3360">
            <text:p>3360</text:p>
          </table:table-cell>
          <table:table-cell office:value-type="float" office:value="3136">
            <text:p>3136</text:p>
          </table:table-cell>
          <table:table-cell table:style-name="ce4" table:formula="of:=[.A69]-[.B69]" office:value-type="float" office:value="224">
            <text:p>224</text:p>
          </table:table-cell>
          <table:table-cell table:style-name="ce4" table:formula="of:=[.C69]-[.C68]" office:value-type="float" office:value="3">
            <text:p>3</text:p>
          </table:table-cell>
          <table:table-cell table:style-name="ce4" table:formula="of:=[.A69]+4*([.A69]/50+2)" office:value-type="float" office:value="3636.8000000000002">
            <text:p>3636.8000000000002</text:p>
          </table:table-cell>
          <table:table-cell table:number-columns-repeated="1024"/>
        </table:table-row>
        <table:table-row table:style-name="ro71">
          <table:table-cell office:value-type="float" office:value="3410">
            <text:p>3410</text:p>
          </table:table-cell>
          <table:table-cell office:value-type="float" office:value="3182">
            <text:p>3182</text:p>
          </table:table-cell>
          <table:table-cell table:style-name="ce4" table:formula="of:=[.A70]-[.B70]" office:value-type="float" office:value="228">
            <text:p>228</text:p>
          </table:table-cell>
          <table:table-cell table:style-name="ce4" table:formula="of:=[.C70]-[.C69]" office:value-type="float" office:value="4">
            <text:p>4</text:p>
          </table:table-cell>
          <table:table-cell table:style-name="ce4" table:formula="of:=[.A70]+4*([.A70]/50+2)" office:value-type="float" office:value="3690.8000000000002">
            <text:p>3690.8000000000002</text:p>
          </table:table-cell>
          <table:table-cell table:number-columns-repeated="1024"/>
        </table:table-row>
        <table:table-row table:style-name="ro72">
          <table:table-cell office:value-type="float" office:value="3460">
            <text:p>3460</text:p>
          </table:table-cell>
          <table:table-cell office:value-type="float" office:value="3229">
            <text:p>3229</text:p>
          </table:table-cell>
          <table:table-cell table:style-name="ce4" table:formula="of:=[.A71]-[.B71]" office:value-type="float" office:value="231">
            <text:p>231</text:p>
          </table:table-cell>
          <table:table-cell table:style-name="ce4" table:formula="of:=[.C71]-[.C70]" office:value-type="float" office:value="3">
            <text:p>3</text:p>
          </table:table-cell>
          <table:table-cell table:style-name="ce4" table:formula="of:=[.A71]+4*([.A71]/50+2)" office:value-type="float" office:value="3744.8000000000002">
            <text:p>3744.8000000000002</text:p>
          </table:table-cell>
          <table:table-cell table:number-columns-repeated="1024"/>
        </table:table-row>
        <table:table-row table:style-name="ro73">
          <table:table-cell office:value-type="float" office:value="3510">
            <text:p>3510</text:p>
          </table:table-cell>
          <table:table-cell office:value-type="float" office:value="3276">
            <text:p>3276</text:p>
          </table:table-cell>
          <table:table-cell table:style-name="ce4" table:formula="of:=[.A72]-[.B72]" office:value-type="float" office:value="234">
            <text:p>234</text:p>
          </table:table-cell>
          <table:table-cell table:style-name="ce4" table:formula="of:=[.C72]-[.C71]" office:value-type="float" office:value="3">
            <text:p>3</text:p>
          </table:table-cell>
          <table:table-cell table:style-name="ce4" table:formula="of:=[.A72]+4*([.A72]/50+2)" office:value-type="float" office:value="3798.8000000000002">
            <text:p>3798.8000000000002</text:p>
          </table:table-cell>
          <table:table-cell table:number-columns-repeated="1024"/>
        </table:table-row>
        <table:table-row table:style-name="ro74">
          <table:table-cell office:value-type="float" office:value="3560">
            <text:p>3560</text:p>
          </table:table-cell>
          <table:table-cell office:value-type="float" office:value="3323">
            <text:p>3323</text:p>
          </table:table-cell>
          <table:table-cell table:style-name="ce4" table:formula="of:=[.A73]-[.B73]" office:value-type="float" office:value="237">
            <text:p>237</text:p>
          </table:table-cell>
          <table:table-cell table:style-name="ce4" table:formula="of:=[.C73]-[.C72]" office:value-type="float" office:value="3">
            <text:p>3</text:p>
          </table:table-cell>
          <table:table-cell table:style-name="ce4" table:formula="of:=[.A73]+4*([.A73]/50+2)" office:value-type="float" office:value="3852.8000000000002">
            <text:p>3852.8000000000002</text:p>
          </table:table-cell>
          <table:table-cell table:number-columns-repeated="1024"/>
        </table:table-row>
        <table:table-row table:style-name="ro75">
          <table:table-cell office:value-type="float" office:value="3610">
            <text:p>3610</text:p>
          </table:table-cell>
          <table:table-cell office:value-type="float" office:value="3369">
            <text:p>3369</text:p>
          </table:table-cell>
          <table:table-cell table:style-name="ce4" table:formula="of:=[.A74]-[.B74]" office:value-type="float" office:value="241">
            <text:p>241</text:p>
          </table:table-cell>
          <table:table-cell table:style-name="ce4" table:formula="of:=[.C74]-[.C73]" office:value-type="float" office:value="4">
            <text:p>4</text:p>
          </table:table-cell>
          <table:table-cell table:style-name="ce4" table:formula="of:=[.A74]+4*([.A74]/50+2)" office:value-type="float" office:value="3906.8000000000002">
            <text:p>3906.8000000000002</text:p>
          </table:table-cell>
          <table:table-cell table:number-columns-repeated="1024"/>
        </table:table-row>
        <table:table-row table:style-name="ro76">
          <table:table-cell office:value-type="float" office:value="3660">
            <text:p>3660</text:p>
          </table:table-cell>
          <table:table-cell office:value-type="float" office:value="3416">
            <text:p>3416</text:p>
          </table:table-cell>
          <table:table-cell table:style-name="ce4" table:formula="of:=[.A75]-[.B75]" office:value-type="float" office:value="244">
            <text:p>244</text:p>
          </table:table-cell>
          <table:table-cell table:style-name="ce4" table:formula="of:=[.C75]-[.C74]" office:value-type="float" office:value="3">
            <text:p>3</text:p>
          </table:table-cell>
          <table:table-cell table:style-name="ce4" table:formula="of:=[.A75]+4*([.A75]/50+2)" office:value-type="float" office:value="3960.8000000000002">
            <text:p>3960.8000000000002</text:p>
          </table:table-cell>
          <table:table-cell table:number-columns-repeated="1024"/>
        </table:table-row>
        <table:table-row table:style-name="ro77">
          <table:table-cell office:value-type="float" office:value="3710">
            <text:p>3710</text:p>
          </table:table-cell>
          <table:table-cell office:value-type="float" office:value="3463">
            <text:p>3463</text:p>
          </table:table-cell>
          <table:table-cell table:style-name="ce4" table:formula="of:=[.A76]-[.B76]" office:value-type="float" office:value="247">
            <text:p>247</text:p>
          </table:table-cell>
          <table:table-cell table:style-name="ce4" table:formula="of:=[.C76]-[.C75]" office:value-type="float" office:value="3">
            <text:p>3</text:p>
          </table:table-cell>
          <table:table-cell table:style-name="ce4" table:formula="of:=[.A76]+4*([.A76]/50+2)" office:value-type="float" office:value="4014.8000000000002">
            <text:p>4014.8000000000002</text:p>
          </table:table-cell>
          <table:table-cell table:number-columns-repeated="1024"/>
        </table:table-row>
        <table:table-row table:style-name="ro78">
          <table:table-cell office:value-type="float" office:value="3760">
            <text:p>3760</text:p>
          </table:table-cell>
          <table:table-cell office:value-type="float" office:value="3509">
            <text:p>3509</text:p>
          </table:table-cell>
          <table:table-cell table:style-name="ce4" table:formula="of:=[.A77]-[.B77]" office:value-type="float" office:value="251">
            <text:p>251</text:p>
          </table:table-cell>
          <table:table-cell table:style-name="ce4" table:formula="of:=[.C77]-[.C76]" office:value-type="float" office:value="4">
            <text:p>4</text:p>
          </table:table-cell>
          <table:table-cell table:style-name="ce4" table:formula="of:=[.A77]+4*([.A77]/50+2)" office:value-type="float" office:value="4068.8000000000002">
            <text:p>4068.8000000000002</text:p>
          </table:table-cell>
          <table:table-cell table:number-columns-repeated="1024"/>
        </table:table-row>
        <table:table-row table:style-name="ro79">
          <table:table-cell office:value-type="float" office:value="3810">
            <text:p>3810</text:p>
          </table:table-cell>
          <table:table-cell office:value-type="float" office:value="3556">
            <text:p>3556</text:p>
          </table:table-cell>
          <table:table-cell table:style-name="ce4" table:formula="of:=[.A78]-[.B78]" office:value-type="float" office:value="254">
            <text:p>254</text:p>
          </table:table-cell>
          <table:table-cell table:style-name="ce4" table:formula="of:=[.C78]-[.C77]" office:value-type="float" office:value="3">
            <text:p>3</text:p>
          </table:table-cell>
          <table:table-cell table:style-name="ce4" table:formula="of:=[.A78]+4*([.A78]/50+2)" office:value-type="float" office:value="4122.8000000000002">
            <text:p>4122.8000000000002</text:p>
          </table:table-cell>
          <table:table-cell table:number-columns-repeated="1024"/>
        </table:table-row>
        <table:table-row table:style-name="ro80">
          <table:table-cell office:value-type="float" office:value="3860">
            <text:p>3860</text:p>
          </table:table-cell>
          <table:table-cell office:value-type="float" office:value="3603">
            <text:p>3603</text:p>
          </table:table-cell>
          <table:table-cell table:style-name="ce4" table:formula="of:=[.A79]-[.B79]" office:value-type="float" office:value="257">
            <text:p>257</text:p>
          </table:table-cell>
          <table:table-cell table:style-name="ce4" table:formula="of:=[.C79]-[.C78]" office:value-type="float" office:value="3">
            <text:p>3</text:p>
          </table:table-cell>
          <table:table-cell table:style-name="ce4" table:formula="of:=[.A79]+4*([.A79]/50+2)" office:value-type="float" office:value="4176.8000000000002">
            <text:p>4176.8000000000002</text:p>
          </table:table-cell>
          <table:table-cell table:number-columns-repeated="1024"/>
        </table:table-row>
        <table:table-row table:style-name="ro81">
          <table:table-cell office:value-type="float" office:value="3910">
            <text:p>3910</text:p>
          </table:table-cell>
          <table:table-cell office:value-type="float" office:value="3649">
            <text:p>3649</text:p>
          </table:table-cell>
          <table:table-cell table:style-name="ce4" table:formula="of:=[.A80]-[.B80]" office:value-type="float" office:value="261">
            <text:p>261</text:p>
          </table:table-cell>
          <table:table-cell table:style-name="ce4" table:formula="of:=[.C80]-[.C79]" office:value-type="float" office:value="4">
            <text:p>4</text:p>
          </table:table-cell>
          <table:table-cell table:style-name="ce4" table:formula="of:=[.A80]+4*([.A80]/50+2)" office:value-type="float" office:value="4230.8000000000002">
            <text:p>4230.8000000000002</text:p>
          </table:table-cell>
          <table:table-cell table:number-columns-repeated="1024"/>
        </table:table-row>
        <table:table-row table:style-name="ro82">
          <table:table-cell office:value-type="float" office:value="3960">
            <text:p>3960</text:p>
          </table:table-cell>
          <table:table-cell office:value-type="float" office:value="3696">
            <text:p>3696</text:p>
          </table:table-cell>
          <table:table-cell table:style-name="ce4" table:formula="of:=[.A81]-[.B81]" office:value-type="float" office:value="264">
            <text:p>264</text:p>
          </table:table-cell>
          <table:table-cell table:style-name="ce4" table:formula="of:=[.C81]-[.C80]" office:value-type="float" office:value="3">
            <text:p>3</text:p>
          </table:table-cell>
          <table:table-cell table:style-name="ce4" table:formula="of:=[.A81]+4*([.A81]/50+2)" office:value-type="float" office:value="4284.8000000000002">
            <text:p>4284.8000000000002</text:p>
          </table:table-cell>
          <table:table-cell table:number-columns-repeated="1024"/>
        </table:table-row>
        <table:table-row table:style-name="ro83">
          <table:table-cell office:value-type="float" office:value="4010">
            <text:p>4010</text:p>
          </table:table-cell>
          <table:table-cell office:value-type="float" office:value="3743">
            <text:p>3743</text:p>
          </table:table-cell>
          <table:table-cell table:style-name="ce4" table:formula="of:=[.A82]-[.B82]" office:value-type="float" office:value="267">
            <text:p>267</text:p>
          </table:table-cell>
          <table:table-cell table:style-name="ce4" table:formula="of:=[.C82]-[.C81]" office:value-type="float" office:value="3">
            <text:p>3</text:p>
          </table:table-cell>
          <table:table-cell table:style-name="ce4" table:formula="of:=[.A82]+4*([.A82]/50+2)" office:value-type="float" office:value="4338.8000000000002">
            <text:p>4338.8000000000002</text:p>
          </table:table-cell>
          <table:table-cell table:number-columns-repeated="1024"/>
        </table:table-row>
        <table:table-row table:style-name="ro84">
          <table:table-cell office:value-type="float" office:value="4060">
            <text:p>4060</text:p>
          </table:table-cell>
          <table:table-cell office:value-type="float" office:value="3790">
            <text:p>3790</text:p>
          </table:table-cell>
          <table:table-cell table:style-name="ce4" table:formula="of:=[.A83]-[.B83]" office:value-type="float" office:value="270">
            <text:p>270</text:p>
          </table:table-cell>
          <table:table-cell table:style-name="ce4" table:formula="of:=[.C83]-[.C82]" office:value-type="float" office:value="3">
            <text:p>3</text:p>
          </table:table-cell>
          <table:table-cell table:style-name="ce4" table:formula="of:=[.A83]+4*([.A83]/50+2)" office:value-type="float" office:value="4392.8000000000002">
            <text:p>4392.8000000000002</text:p>
          </table:table-cell>
          <table:table-cell table:number-columns-repeated="1024"/>
        </table:table-row>
        <table:table-row table:style-name="ro85">
          <table:table-cell office:value-type="float" office:value="4110">
            <text:p>4110</text:p>
          </table:table-cell>
          <table:table-cell office:value-type="float" office:value="3836">
            <text:p>3836</text:p>
          </table:table-cell>
          <table:table-cell table:style-name="ce4" table:formula="of:=[.A84]-[.B84]" office:value-type="float" office:value="274">
            <text:p>274</text:p>
          </table:table-cell>
          <table:table-cell table:style-name="ce4" table:formula="of:=[.C84]-[.C83]" office:value-type="float" office:value="4">
            <text:p>4</text:p>
          </table:table-cell>
          <table:table-cell table:style-name="ce4" table:formula="of:=[.A84]+4*([.A84]/50+2)" office:value-type="float" office:value="4446.8000000000002">
            <text:p>4446.8000000000002</text:p>
          </table:table-cell>
          <table:table-cell table:number-columns-repeated="1024"/>
        </table:table-row>
        <table:table-row table:style-name="ro86">
          <table:table-cell office:value-type="float" office:value="4160">
            <text:p>4160</text:p>
          </table:table-cell>
          <table:table-cell office:value-type="float" office:value="3883">
            <text:p>3883</text:p>
          </table:table-cell>
          <table:table-cell table:style-name="ce4" table:formula="of:=[.A85]-[.B85]" office:value-type="float" office:value="277">
            <text:p>277</text:p>
          </table:table-cell>
          <table:table-cell table:style-name="ce4" table:formula="of:=[.C85]-[.C84]" office:value-type="float" office:value="3">
            <text:p>3</text:p>
          </table:table-cell>
          <table:table-cell table:style-name="ce4" table:formula="of:=[.A85]+4*([.A85]/50+2)" office:value-type="float" office:value="4500.8000000000002">
            <text:p>4500.8000000000002</text:p>
          </table:table-cell>
          <table:table-cell table:number-columns-repeated="1024"/>
        </table:table-row>
        <table:table-row table:style-name="ro87">
          <table:table-cell office:value-type="float" office:value="4210">
            <text:p>4210</text:p>
          </table:table-cell>
          <table:table-cell office:value-type="float" office:value="3930">
            <text:p>3930</text:p>
          </table:table-cell>
          <table:table-cell table:style-name="ce4" table:formula="of:=[.A86]-[.B86]" office:value-type="float" office:value="280">
            <text:p>280</text:p>
          </table:table-cell>
          <table:table-cell table:style-name="ce4" table:formula="of:=[.C86]-[.C85]" office:value-type="float" office:value="3">
            <text:p>3</text:p>
          </table:table-cell>
          <table:table-cell table:style-name="ce4" table:formula="of:=[.A86]+4*([.A86]/50+2)" office:value-type="float" office:value="4554.8000000000002">
            <text:p>4554.8000000000002</text:p>
          </table:table-cell>
          <table:table-cell table:number-columns-repeated="1024"/>
        </table:table-row>
        <table:table-row table:style-name="ro88">
          <table:table-cell office:value-type="float" office:value="4260">
            <text:p>4260</text:p>
          </table:table-cell>
          <table:table-cell office:value-type="float" office:value="3976">
            <text:p>3976</text:p>
          </table:table-cell>
          <table:table-cell table:style-name="ce4" table:formula="of:=[.A87]-[.B87]" office:value-type="float" office:value="284">
            <text:p>284</text:p>
          </table:table-cell>
          <table:table-cell table:style-name="ce4" table:formula="of:=[.C87]-[.C86]" office:value-type="float" office:value="4">
            <text:p>4</text:p>
          </table:table-cell>
          <table:table-cell table:style-name="ce4" table:formula="of:=[.A87]+4*([.A87]/50+2)" office:value-type="float" office:value="4608.8000000000002">
            <text:p>4608.8000000000002</text:p>
          </table:table-cell>
          <table:table-cell table:number-columns-repeated="1024"/>
        </table:table-row>
        <table:table-row table:style-name="ro89">
          <table:table-cell office:value-type="float" office:value="4310">
            <text:p>4310</text:p>
          </table:table-cell>
          <table:table-cell office:value-type="float" office:value="4023">
            <text:p>4023</text:p>
          </table:table-cell>
          <table:table-cell table:style-name="ce4" table:formula="of:=[.A88]-[.B88]" office:value-type="float" office:value="287">
            <text:p>287</text:p>
          </table:table-cell>
          <table:table-cell table:style-name="ce4" table:formula="of:=[.C88]-[.C87]" office:value-type="float" office:value="3">
            <text:p>3</text:p>
          </table:table-cell>
          <table:table-cell table:style-name="ce4" table:formula="of:=[.A88]+4*([.A88]/50+2)" office:value-type="float" office:value="4662.8000000000002">
            <text:p>4662.8000000000002</text:p>
          </table:table-cell>
          <table:table-cell table:number-columns-repeated="1024"/>
        </table:table-row>
        <table:table-row table:style-name="ro90">
          <table:table-cell office:value-type="float" office:value="4360">
            <text:p>4360</text:p>
          </table:table-cell>
          <table:table-cell office:value-type="float" office:value="4070">
            <text:p>4070</text:p>
          </table:table-cell>
          <table:table-cell table:style-name="ce4" table:formula="of:=[.A89]-[.B89]" office:value-type="float" office:value="290">
            <text:p>290</text:p>
          </table:table-cell>
          <table:table-cell table:style-name="ce4" table:formula="of:=[.C89]-[.C88]" office:value-type="float" office:value="3">
            <text:p>3</text:p>
          </table:table-cell>
          <table:table-cell table:style-name="ce4" table:formula="of:=[.A89]+4*([.A89]/50+2)" office:value-type="float" office:value="4716.8000000000002">
            <text:p>4716.8000000000002</text:p>
          </table:table-cell>
          <table:table-cell table:number-columns-repeated="1024"/>
        </table:table-row>
        <table:table-row table:style-name="ro91">
          <table:table-cell office:value-type="float" office:value="4410">
            <text:p>4410</text:p>
          </table:table-cell>
          <table:table-cell office:value-type="float" office:value="4116">
            <text:p>4116</text:p>
          </table:table-cell>
          <table:table-cell table:style-name="ce4" table:formula="of:=[.A90]-[.B90]" office:value-type="float" office:value="294">
            <text:p>294</text:p>
          </table:table-cell>
          <table:table-cell table:style-name="ce4" table:formula="of:=[.C90]-[.C89]" office:value-type="float" office:value="4">
            <text:p>4</text:p>
          </table:table-cell>
          <table:table-cell table:style-name="ce4" table:formula="of:=[.A90]+4*([.A90]/50+2)" office:value-type="float" office:value="4770.8000000000002">
            <text:p>4770.8000000000002</text:p>
          </table:table-cell>
          <table:table-cell table:number-columns-repeated="1024"/>
        </table:table-row>
        <table:table-row table:style-name="ro92">
          <table:table-cell office:value-type="float" office:value="4460">
            <text:p>4460</text:p>
          </table:table-cell>
          <table:table-cell office:value-type="float" office:value="4163">
            <text:p>4163</text:p>
          </table:table-cell>
          <table:table-cell table:style-name="ce4" table:formula="of:=[.A91]-[.B91]" office:value-type="float" office:value="297">
            <text:p>297</text:p>
          </table:table-cell>
          <table:table-cell table:style-name="ce4" table:formula="of:=[.C91]-[.C90]" office:value-type="float" office:value="3">
            <text:p>3</text:p>
          </table:table-cell>
          <table:table-cell table:style-name="ce4" table:formula="of:=[.A91]+4*([.A91]/50+2)" office:value-type="float" office:value="4824.8000000000002">
            <text:p>4824.8000000000002</text:p>
          </table:table-cell>
          <table:table-cell table:number-columns-repeated="1024"/>
        </table:table-row>
        <table:table-row table:style-name="ro93">
          <table:table-cell office:value-type="float" office:value="4510">
            <text:p>4510</text:p>
          </table:table-cell>
          <table:table-cell office:value-type="float" office:value="4210">
            <text:p>4210</text:p>
          </table:table-cell>
          <table:table-cell table:style-name="ce4" table:formula="of:=[.A92]-[.B92]" office:value-type="float" office:value="300">
            <text:p>300</text:p>
          </table:table-cell>
          <table:table-cell table:style-name="ce4" table:formula="of:=[.C92]-[.C91]" office:value-type="float" office:value="3">
            <text:p>3</text:p>
          </table:table-cell>
          <table:table-cell table:style-name="ce4" table:formula="of:=[.A92]+4*([.A92]/50+2)" office:value-type="float" office:value="4878.8000000000002">
            <text:p>4878.8000000000002</text:p>
          </table:table-cell>
          <table:table-cell table:number-columns-repeated="1024"/>
        </table:table-row>
        <table:table-row table:style-name="ro94">
          <table:table-cell office:value-type="float" office:value="4560">
            <text:p>4560</text:p>
          </table:table-cell>
          <table:table-cell office:value-type="float" office:value="4257">
            <text:p>4257</text:p>
          </table:table-cell>
          <table:table-cell table:style-name="ce4" table:formula="of:=[.A93]-[.B93]" office:value-type="float" office:value="303">
            <text:p>303</text:p>
          </table:table-cell>
          <table:table-cell table:style-name="ce4" table:formula="of:=[.C93]-[.C92]" office:value-type="float" office:value="3">
            <text:p>3</text:p>
          </table:table-cell>
          <table:table-cell table:style-name="ce4" table:formula="of:=[.A93]+4*([.A93]/50+2)" office:value-type="float" office:value="4932.8000000000002">
            <text:p>4932.8000000000002</text:p>
          </table:table-cell>
          <table:table-cell table:number-columns-repeated="1024"/>
        </table:table-row>
        <table:table-row table:style-name="ro95">
          <table:table-cell office:value-type="float" office:value="4610">
            <text:p>4610</text:p>
          </table:table-cell>
          <table:table-cell office:value-type="float" office:value="4303">
            <text:p>4303</text:p>
          </table:table-cell>
          <table:table-cell table:style-name="ce4" table:formula="of:=[.A94]-[.B94]" office:value-type="float" office:value="307">
            <text:p>307</text:p>
          </table:table-cell>
          <table:table-cell table:style-name="ce4" table:formula="of:=[.C94]-[.C93]" office:value-type="float" office:value="4">
            <text:p>4</text:p>
          </table:table-cell>
          <table:table-cell table:style-name="ce4" table:formula="of:=[.A94]+4*([.A94]/50+2)" office:value-type="float" office:value="4986.8000000000002">
            <text:p>4986.8000000000002</text:p>
          </table:table-cell>
          <table:table-cell table:number-columns-repeated="1024"/>
        </table:table-row>
        <table:table-row table:style-name="ro96">
          <table:table-cell office:value-type="float" office:value="4660">
            <text:p>4660</text:p>
          </table:table-cell>
          <table:table-cell office:value-type="float" office:value="4350">
            <text:p>4350</text:p>
          </table:table-cell>
          <table:table-cell table:style-name="ce4" table:formula="of:=[.A95]-[.B95]" office:value-type="float" office:value="310">
            <text:p>310</text:p>
          </table:table-cell>
          <table:table-cell table:style-name="ce4" table:formula="of:=[.C95]-[.C94]" office:value-type="float" office:value="3">
            <text:p>3</text:p>
          </table:table-cell>
          <table:table-cell table:style-name="ce4" table:formula="of:=[.A95]+4*([.A95]/50+2)" office:value-type="float" office:value="5040.8000000000002">
            <text:p>5040.8000000000002</text:p>
          </table:table-cell>
          <table:table-cell table:number-columns-repeated="1024"/>
        </table:table-row>
        <table:table-row table:style-name="ro97">
          <table:table-cell office:value-type="float" office:value="4710">
            <text:p>4710</text:p>
          </table:table-cell>
          <table:table-cell office:value-type="float" office:value="4397">
            <text:p>4397</text:p>
          </table:table-cell>
          <table:table-cell table:style-name="ce4" table:formula="of:=[.A96]-[.B96]" office:value-type="float" office:value="313">
            <text:p>313</text:p>
          </table:table-cell>
          <table:table-cell table:style-name="ce4" table:formula="of:=[.C96]-[.C95]" office:value-type="float" office:value="3">
            <text:p>3</text:p>
          </table:table-cell>
          <table:table-cell table:style-name="ce4" table:formula="of:=[.A96]+4*([.A96]/50+2)" office:value-type="float" office:value="5094.8000000000002">
            <text:p>5094.8000000000002</text:p>
          </table:table-cell>
          <table:table-cell table:number-columns-repeated="1024"/>
        </table:table-row>
        <table:table-row table:style-name="ro98">
          <table:table-cell office:value-type="float" office:value="4760">
            <text:p>4760</text:p>
          </table:table-cell>
          <table:table-cell office:value-type="float" office:value="4443">
            <text:p>4443</text:p>
          </table:table-cell>
          <table:table-cell table:style-name="ce4" table:formula="of:=[.A97]-[.B97]" office:value-type="float" office:value="317">
            <text:p>317</text:p>
          </table:table-cell>
          <table:table-cell table:style-name="ce4" table:formula="of:=[.C97]-[.C96]" office:value-type="float" office:value="4">
            <text:p>4</text:p>
          </table:table-cell>
          <table:table-cell table:style-name="ce4" table:formula="of:=[.A97]+4*([.A97]/50+2)" office:value-type="float" office:value="5148.8000000000002">
            <text:p>5148.8000000000002</text:p>
          </table:table-cell>
          <table:table-cell table:number-columns-repeated="1024"/>
        </table:table-row>
        <table:table-row table:style-name="ro99">
          <table:table-cell office:value-type="float" office:value="4810">
            <text:p>4810</text:p>
          </table:table-cell>
          <table:table-cell office:value-type="float" office:value="4490">
            <text:p>4490</text:p>
          </table:table-cell>
          <table:table-cell table:style-name="ce4" table:formula="of:=[.A98]-[.B98]" office:value-type="float" office:value="320">
            <text:p>320</text:p>
          </table:table-cell>
          <table:table-cell table:style-name="ce4" table:formula="of:=[.C98]-[.C97]" office:value-type="float" office:value="3">
            <text:p>3</text:p>
          </table:table-cell>
          <table:table-cell table:style-name="ce4" table:formula="of:=[.A98]+4*([.A98]/50+2)" office:value-type="float" office:value="5202.8000000000002">
            <text:p>5202.8000000000002</text:p>
          </table:table-cell>
          <table:table-cell table:number-columns-repeated="1024"/>
        </table:table-row>
        <table:table-row table:style-name="ro100">
          <table:table-cell office:value-type="float" office:value="4860">
            <text:p>4860</text:p>
          </table:table-cell>
          <table:table-cell office:value-type="float" office:value="4537">
            <text:p>4537</text:p>
          </table:table-cell>
          <table:table-cell table:style-name="ce4" table:formula="of:=[.A99]-[.B99]" office:value-type="float" office:value="323">
            <text:p>323</text:p>
          </table:table-cell>
          <table:table-cell table:style-name="ce4" table:formula="of:=[.C99]-[.C98]" office:value-type="float" office:value="3">
            <text:p>3</text:p>
          </table:table-cell>
          <table:table-cell table:style-name="ce4" table:formula="of:=[.A99]+4*([.A99]/50+2)" office:value-type="float" office:value="5256.8000000000002">
            <text:p>5256.8000000000002</text:p>
          </table:table-cell>
          <table:table-cell table:number-columns-repeated="1024"/>
        </table:table-row>
        <table:table-row table:style-name="ro101">
          <table:table-cell office:value-type="float" office:value="4910">
            <text:p>4910</text:p>
          </table:table-cell>
          <table:table-cell office:value-type="float" office:value="4584">
            <text:p>4584</text:p>
          </table:table-cell>
          <table:table-cell table:style-name="ce4" table:formula="of:=[.A100]-[.B100]" office:value-type="float" office:value="326">
            <text:p>326</text:p>
          </table:table-cell>
          <table:table-cell table:style-name="ce4" table:formula="of:=[.C100]-[.C99]" office:value-type="float" office:value="3">
            <text:p>3</text:p>
          </table:table-cell>
          <table:table-cell table:style-name="ce4" table:formula="of:=[.A100]+4*([.A100]/50+2)" office:value-type="float" office:value="5310.8000000000002">
            <text:p>5310.8000000000002</text:p>
          </table:table-cell>
          <table:table-cell table:number-columns-repeated="1024"/>
        </table:table-row>
        <table:table-row table:style-name="ro102">
          <table:table-cell office:value-type="float" office:value="4960">
            <text:p>4960</text:p>
          </table:table-cell>
          <table:table-cell office:value-type="float" office:value="4630">
            <text:p>4630</text:p>
          </table:table-cell>
          <table:table-cell table:style-name="ce4" table:formula="of:=[.A101]-[.B101]" office:value-type="float" office:value="330">
            <text:p>330</text:p>
          </table:table-cell>
          <table:table-cell table:style-name="ce4" table:formula="of:=[.C101]-[.C100]" office:value-type="float" office:value="4">
            <text:p>4</text:p>
          </table:table-cell>
          <table:table-cell table:style-name="ce4" table:formula="of:=[.A101]+4*([.A101]/50+2)" office:value-type="float" office:value="5364.8000000000002">
            <text:p>5364.8000000000002</text:p>
          </table:table-cell>
          <table:table-cell table:number-columns-repeated="1024"/>
        </table:table-row>
        <table:table-row table:style-name="ro103">
          <table:table-cell office:value-type="float" office:value="5010">
            <text:p>5010</text:p>
          </table:table-cell>
          <table:table-cell office:value-type="float" office:value="4677">
            <text:p>4677</text:p>
          </table:table-cell>
          <table:table-cell table:style-name="ce4" table:formula="of:=[.A102]-[.B102]" office:value-type="float" office:value="333">
            <text:p>333</text:p>
          </table:table-cell>
          <table:table-cell table:style-name="ce4" table:formula="of:=[.C102]-[.C101]" office:value-type="float" office:value="3">
            <text:p>3</text:p>
          </table:table-cell>
          <table:table-cell table:style-name="ce4" table:formula="of:=[.A102]+4*([.A102]/50+2)" office:value-type="float" office:value="5418.8000000000002">
            <text:p>5418.8000000000002</text:p>
          </table:table-cell>
          <table:table-cell table:number-columns-repeated="1024"/>
        </table:table-row>
        <table:table-row table:style-name="ro104">
          <table:table-cell office:value-type="float" office:value="5060">
            <text:p>5060</text:p>
          </table:table-cell>
          <table:table-cell office:value-type="float" office:value="4723">
            <text:p>4723</text:p>
          </table:table-cell>
          <table:table-cell table:style-name="ce4" table:formula="of:=[.A103]-[.B103]" office:value-type="float" office:value="337">
            <text:p>337</text:p>
          </table:table-cell>
          <table:table-cell table:style-name="ce4" table:formula="of:=[.C103]-[.C102]" office:value-type="float" office:value="4">
            <text:p>4</text:p>
          </table:table-cell>
          <table:table-cell table:style-name="ce4" table:formula="of:=[.A103]+4*([.A103]/50+2)" office:value-type="float" office:value="5472.8000000000002">
            <text:p>5472.8000000000002</text:p>
          </table:table-cell>
          <table:table-cell table:number-columns-repeated="1024"/>
        </table:table-row>
        <table:table-row table:style-name="ro105">
          <table:table-cell office:value-type="float" office:value="5110">
            <text:p>5110</text:p>
          </table:table-cell>
          <table:table-cell office:value-type="float" office:value="4770">
            <text:p>4770</text:p>
          </table:table-cell>
          <table:table-cell table:style-name="ce4" table:formula="of:=[.A104]-[.B104]" office:value-type="float" office:value="340">
            <text:p>340</text:p>
          </table:table-cell>
          <table:table-cell table:style-name="ce4" table:formula="of:=[.C104]-[.C103]" office:value-type="float" office:value="3">
            <text:p>3</text:p>
          </table:table-cell>
          <table:table-cell table:style-name="ce4" table:formula="of:=[.A104]+4*([.A104]/50+2)" office:value-type="float" office:value="5526.8000000000002">
            <text:p>5526.8000000000002</text:p>
          </table:table-cell>
          <table:table-cell table:number-columns-repeated="1024"/>
        </table:table-row>
        <table:table-row table:style-name="ro106">
          <table:table-cell office:value-type="float" office:value="5160">
            <text:p>5160</text:p>
          </table:table-cell>
          <table:table-cell office:value-type="float" office:value="4817">
            <text:p>4817</text:p>
          </table:table-cell>
          <table:table-cell table:style-name="ce4" table:formula="of:=[.A105]-[.B105]" office:value-type="float" office:value="343">
            <text:p>343</text:p>
          </table:table-cell>
          <table:table-cell table:style-name="ce4" table:formula="of:=[.C105]-[.C104]" office:value-type="float" office:value="3">
            <text:p>3</text:p>
          </table:table-cell>
          <table:table-cell table:style-name="ce4" table:formula="of:=[.A105]+4*([.A105]/50+2)" office:value-type="float" office:value="5580.8000000000002">
            <text:p>5580.8000000000002</text:p>
          </table:table-cell>
          <table:table-cell table:number-columns-repeated="1024"/>
        </table:table-row>
        <table:table-row table:style-name="ro107">
          <table:table-cell office:value-type="float" office:value="5210">
            <text:p>5210</text:p>
          </table:table-cell>
          <table:table-cell office:value-type="float" office:value="4863">
            <text:p>4863</text:p>
          </table:table-cell>
          <table:table-cell table:style-name="ce4" table:formula="of:=[.A106]-[.B106]" office:value-type="float" office:value="347">
            <text:p>347</text:p>
          </table:table-cell>
          <table:table-cell table:style-name="ce4" table:formula="of:=[.C106]-[.C105]" office:value-type="float" office:value="4">
            <text:p>4</text:p>
          </table:table-cell>
          <table:table-cell table:style-name="ce4" table:formula="of:=[.A106]+4*([.A106]/50+2)" office:value-type="float" office:value="5634.8000000000002">
            <text:p>5634.8000000000002</text:p>
          </table:table-cell>
          <table:table-cell table:number-columns-repeated="1024"/>
        </table:table-row>
        <table:table-row table:style-name="ro108">
          <table:table-cell office:value-type="float" office:value="5260">
            <text:p>5260</text:p>
          </table:table-cell>
          <table:table-cell office:value-type="float" office:value="4910">
            <text:p>4910</text:p>
          </table:table-cell>
          <table:table-cell table:style-name="ce4" table:formula="of:=[.A107]-[.B107]" office:value-type="float" office:value="350">
            <text:p>350</text:p>
          </table:table-cell>
          <table:table-cell table:style-name="ce4" table:formula="of:=[.C107]-[.C106]" office:value-type="float" office:value="3">
            <text:p>3</text:p>
          </table:table-cell>
          <table:table-cell table:style-name="ce4" table:formula="of:=[.A107]+4*([.A107]/50+2)" office:value-type="float" office:value="5688.8000000000002">
            <text:p>5688.8000000000002</text:p>
          </table:table-cell>
          <table:table-cell table:number-columns-repeated="1024"/>
        </table:table-row>
        <table:table-row table:style-name="ro109">
          <table:table-cell office:value-type="float" office:value="5310">
            <text:p>5310</text:p>
          </table:table-cell>
          <table:table-cell office:value-type="float" office:value="4957">
            <text:p>4957</text:p>
          </table:table-cell>
          <table:table-cell table:style-name="ce4" table:formula="of:=[.A108]-[.B108]" office:value-type="float" office:value="353">
            <text:p>353</text:p>
          </table:table-cell>
          <table:table-cell table:style-name="ce4" table:formula="of:=[.C108]-[.C107]" office:value-type="float" office:value="3">
            <text:p>3</text:p>
          </table:table-cell>
          <table:table-cell table:style-name="ce4" table:formula="of:=[.A108]+4*([.A108]/50+2)" office:value-type="float" office:value="5742.8000000000002">
            <text:p>5742.8000000000002</text:p>
          </table:table-cell>
          <table:table-cell table:number-columns-repeated="1024"/>
        </table:table-row>
        <table:table-row table:style-name="ro110">
          <table:table-cell office:value-type="float" office:value="5360">
            <text:p>5360</text:p>
          </table:table-cell>
          <table:table-cell office:value-type="float" office:value="5004">
            <text:p>5004</text:p>
          </table:table-cell>
          <table:table-cell table:style-name="ce4" table:formula="of:=[.A109]-[.B109]" office:value-type="float" office:value="356">
            <text:p>356</text:p>
          </table:table-cell>
          <table:table-cell table:style-name="ce4" table:formula="of:=[.C109]-[.C108]" office:value-type="float" office:value="3">
            <text:p>3</text:p>
          </table:table-cell>
          <table:table-cell table:style-name="ce4" table:formula="of:=[.A109]+4*([.A109]/50+2)" office:value-type="float" office:value="5796.8000000000002">
            <text:p>5796.8000000000002</text:p>
          </table:table-cell>
          <table:table-cell table:number-columns-repeated="1024"/>
        </table:table-row>
        <table:table-row table:style-name="ro111">
          <table:table-cell office:value-type="float" office:value="5410">
            <text:p>5410</text:p>
          </table:table-cell>
          <table:table-cell office:value-type="float" office:value="5050">
            <text:p>5050</text:p>
          </table:table-cell>
          <table:table-cell table:style-name="ce4" table:formula="of:=[.A110]-[.B110]" office:value-type="float" office:value="360">
            <text:p>360</text:p>
          </table:table-cell>
          <table:table-cell table:style-name="ce4" table:formula="of:=[.C110]-[.C109]" office:value-type="float" office:value="4">
            <text:p>4</text:p>
          </table:table-cell>
          <table:table-cell table:style-name="ce4" table:formula="of:=[.A110]+4*([.A110]/50+2)" office:value-type="float" office:value="5850.8000000000002">
            <text:p>5850.8000000000002</text:p>
          </table:table-cell>
          <table:table-cell table:number-columns-repeated="1024"/>
        </table:table-row>
        <table:table-row table:style-name="ro112">
          <table:table-cell office:value-type="float" office:value="5460">
            <text:p>5460</text:p>
          </table:table-cell>
          <table:table-cell office:value-type="float" office:value="5097">
            <text:p>5097</text:p>
          </table:table-cell>
          <table:table-cell table:style-name="ce4" table:formula="of:=[.A111]-[.B111]" office:value-type="float" office:value="363">
            <text:p>363</text:p>
          </table:table-cell>
          <table:table-cell table:style-name="ce4" table:formula="of:=[.C111]-[.C110]" office:value-type="float" office:value="3">
            <text:p>3</text:p>
          </table:table-cell>
          <table:table-cell table:style-name="ce4" table:formula="of:=[.A111]+4*([.A111]/50+2)" office:value-type="float" office:value="5904.8000000000002">
            <text:p>5904.8000000000002</text:p>
          </table:table-cell>
          <table:table-cell table:number-columns-repeated="1024"/>
        </table:table-row>
        <table:table-row table:style-name="ro113">
          <table:table-cell office:value-type="float" office:value="5510">
            <text:p>5510</text:p>
          </table:table-cell>
          <table:table-cell office:value-type="float" office:value="5144">
            <text:p>5144</text:p>
          </table:table-cell>
          <table:table-cell table:style-name="ce4" table:formula="of:=[.A112]-[.B112]" office:value-type="float" office:value="366">
            <text:p>366</text:p>
          </table:table-cell>
          <table:table-cell table:style-name="ce4" table:formula="of:=[.C112]-[.C111]" office:value-type="float" office:value="3">
            <text:p>3</text:p>
          </table:table-cell>
          <table:table-cell table:style-name="ce4" table:formula="of:=[.A112]+4*([.A112]/50+2)" office:value-type="float" office:value="5958.8000000000002">
            <text:p>5958.8000000000002</text:p>
          </table:table-cell>
          <table:table-cell table:number-columns-repeated="1024"/>
        </table:table-row>
        <table:table-row table:style-name="ro114">
          <table:table-cell office:value-type="float" office:value="5560">
            <text:p>5560</text:p>
          </table:table-cell>
          <table:table-cell office:value-type="float" office:value="5190">
            <text:p>5190</text:p>
          </table:table-cell>
          <table:table-cell table:style-name="ce4" table:formula="of:=[.A113]-[.B113]" office:value-type="float" office:value="370">
            <text:p>370</text:p>
          </table:table-cell>
          <table:table-cell table:style-name="ce4" table:formula="of:=[.C113]-[.C112]" office:value-type="float" office:value="4">
            <text:p>4</text:p>
          </table:table-cell>
          <table:table-cell table:style-name="ce4" table:formula="of:=[.A113]+4*([.A113]/50+2)" office:value-type="float" office:value="6012.8000000000002">
            <text:p>6012.8000000000002</text:p>
          </table:table-cell>
          <table:table-cell table:number-columns-repeated="1024"/>
        </table:table-row>
        <table:table-row table:style-name="ro115">
          <table:table-cell office:value-type="float" office:value="5610">
            <text:p>5610</text:p>
          </table:table-cell>
          <table:table-cell office:value-type="float" office:value="5237">
            <text:p>5237</text:p>
          </table:table-cell>
          <table:table-cell table:style-name="ce4" table:formula="of:=[.A114]-[.B114]" office:value-type="float" office:value="373">
            <text:p>373</text:p>
          </table:table-cell>
          <table:table-cell table:style-name="ce4" table:formula="of:=[.C114]-[.C113]" office:value-type="float" office:value="3">
            <text:p>3</text:p>
          </table:table-cell>
          <table:table-cell table:style-name="ce4" table:formula="of:=[.A114]+4*([.A114]/50+2)" office:value-type="float" office:value="6066.8000000000002">
            <text:p>6066.8000000000002</text:p>
          </table:table-cell>
          <table:table-cell table:number-columns-repeated="1024"/>
        </table:table-row>
        <table:table-row table:style-name="ro116">
          <table:table-cell office:value-type="float" office:value="5660">
            <text:p>5660</text:p>
          </table:table-cell>
          <table:table-cell office:value-type="float" office:value="5284">
            <text:p>5284</text:p>
          </table:table-cell>
          <table:table-cell table:style-name="ce4" table:formula="of:=[.A115]-[.B115]" office:value-type="float" office:value="376">
            <text:p>376</text:p>
          </table:table-cell>
          <table:table-cell table:style-name="ce4" table:formula="of:=[.C115]-[.C114]" office:value-type="float" office:value="3">
            <text:p>3</text:p>
          </table:table-cell>
          <table:table-cell table:style-name="ce4" table:formula="of:=[.A115]+4*([.A115]/50+2)" office:value-type="float" office:value="6120.8000000000002">
            <text:p>6120.8000000000002</text:p>
          </table:table-cell>
          <table:table-cell table:number-columns-repeated="1024"/>
        </table:table-row>
        <table:table-row table:style-name="ro117">
          <table:table-cell office:value-type="float" office:value="5710">
            <text:p>5710</text:p>
          </table:table-cell>
          <table:table-cell office:value-type="float" office:value="5331">
            <text:p>5331</text:p>
          </table:table-cell>
          <table:table-cell table:style-name="ce4" table:formula="of:=[.A116]-[.B116]" office:value-type="float" office:value="379">
            <text:p>379</text:p>
          </table:table-cell>
          <table:table-cell table:style-name="ce4" table:formula="of:=[.C116]-[.C115]" office:value-type="float" office:value="3">
            <text:p>3</text:p>
          </table:table-cell>
          <table:table-cell table:style-name="ce4" table:formula="of:=[.A116]+4*([.A116]/50+2)" office:value-type="float" office:value="6174.8000000000002">
            <text:p>6174.8000000000002</text:p>
          </table:table-cell>
          <table:table-cell table:number-columns-repeated="1024"/>
        </table:table-row>
        <table:table-row table:style-name="ro118">
          <table:table-cell office:value-type="float" office:value="5760">
            <text:p>5760</text:p>
          </table:table-cell>
          <table:table-cell office:value-type="float" office:value="5377">
            <text:p>5377</text:p>
          </table:table-cell>
          <table:table-cell table:style-name="ce4" table:formula="of:=[.A117]-[.B117]" office:value-type="float" office:value="383">
            <text:p>383</text:p>
          </table:table-cell>
          <table:table-cell table:style-name="ce4" table:formula="of:=[.C117]-[.C116]" office:value-type="float" office:value="4">
            <text:p>4</text:p>
          </table:table-cell>
          <table:table-cell table:style-name="ce4" table:formula="of:=[.A117]+4*([.A117]/50+2)" office:value-type="float" office:value="6228.8000000000002">
            <text:p>6228.8000000000002</text:p>
          </table:table-cell>
          <table:table-cell table:number-columns-repeated="1024"/>
        </table:table-row>
        <table:table-row table:style-name="ro119">
          <table:table-cell office:value-type="float" office:value="5810">
            <text:p>5810</text:p>
          </table:table-cell>
          <table:table-cell office:value-type="float" office:value="5424">
            <text:p>5424</text:p>
          </table:table-cell>
          <table:table-cell table:style-name="ce4" table:formula="of:=[.A118]-[.B118]" office:value-type="float" office:value="386">
            <text:p>386</text:p>
          </table:table-cell>
          <table:table-cell table:style-name="ce4" table:formula="of:=[.C118]-[.C117]" office:value-type="float" office:value="3">
            <text:p>3</text:p>
          </table:table-cell>
          <table:table-cell table:style-name="ce4" table:formula="of:=[.A118]+4*([.A118]/50+2)" office:value-type="float" office:value="6282.8000000000002">
            <text:p>6282.8000000000002</text:p>
          </table:table-cell>
          <table:table-cell table:number-columns-repeated="1024"/>
        </table:table-row>
        <table:table-row table:style-name="ro120">
          <table:table-cell office:value-type="float" office:value="5860">
            <text:p>5860</text:p>
          </table:table-cell>
          <table:table-cell office:value-type="float" office:value="5470">
            <text:p>5470</text:p>
          </table:table-cell>
          <table:table-cell table:style-name="ce4" table:formula="of:=[.A119]-[.B119]" office:value-type="float" office:value="390">
            <text:p>390</text:p>
          </table:table-cell>
          <table:table-cell table:style-name="ce4" table:formula="of:=[.C119]-[.C118]" office:value-type="float" office:value="4">
            <text:p>4</text:p>
          </table:table-cell>
          <table:table-cell table:style-name="ce4" table:formula="of:=[.A119]+4*([.A119]/50+2)" office:value-type="float" office:value="6336.8000000000002">
            <text:p>6336.8000000000002</text:p>
          </table:table-cell>
          <table:table-cell table:number-columns-repeated="1024"/>
        </table:table-row>
        <table:table-row table:style-name="ro121">
          <table:table-cell office:value-type="float" office:value="5910">
            <text:p>5910</text:p>
          </table:table-cell>
          <table:table-cell office:value-type="float" office:value="5517">
            <text:p>5517</text:p>
          </table:table-cell>
          <table:table-cell table:style-name="ce4" table:formula="of:=[.A120]-[.B120]" office:value-type="float" office:value="393">
            <text:p>393</text:p>
          </table:table-cell>
          <table:table-cell table:style-name="ce4" table:formula="of:=[.C120]-[.C119]" office:value-type="float" office:value="3">
            <text:p>3</text:p>
          </table:table-cell>
          <table:table-cell table:style-name="ce4" table:formula="of:=[.A120]+4*([.A120]/50+2)" office:value-type="float" office:value="6390.8000000000002">
            <text:p>6390.8000000000002</text:p>
          </table:table-cell>
          <table:table-cell table:number-columns-repeated="1024"/>
        </table:table-row>
        <table:table-row table:style-name="ro122">
          <table:table-cell office:value-type="float" office:value="5960">
            <text:p>5960</text:p>
          </table:table-cell>
          <table:table-cell office:value-type="float" office:value="5564">
            <text:p>5564</text:p>
          </table:table-cell>
          <table:table-cell table:style-name="ce4" table:formula="of:=[.A121]-[.B121]" office:value-type="float" office:value="396">
            <text:p>396</text:p>
          </table:table-cell>
          <table:table-cell table:style-name="ce4" table:formula="of:=[.C121]-[.C120]" office:value-type="float" office:value="3">
            <text:p>3</text:p>
          </table:table-cell>
          <table:table-cell table:style-name="ce4" table:formula="of:=[.A121]+4*([.A121]/50+2)" office:value-type="float" office:value="6444.8000000000002">
            <text:p>6444.8000000000002</text:p>
          </table:table-cell>
          <table:table-cell table:number-columns-repeated="1024"/>
        </table:table-row>
        <table:table-row table:style-name="ro123">
          <table:table-cell office:value-type="float" office:value="6010">
            <text:p>6010</text:p>
          </table:table-cell>
          <table:table-cell office:value-type="float" office:value="5610">
            <text:p>5610</text:p>
          </table:table-cell>
          <table:table-cell table:style-name="ce4" table:formula="of:=[.A122]-[.B122]" office:value-type="float" office:value="400">
            <text:p>400</text:p>
          </table:table-cell>
          <table:table-cell table:style-name="ce4" table:formula="of:=[.C122]-[.C121]" office:value-type="float" office:value="4">
            <text:p>4</text:p>
          </table:table-cell>
          <table:table-cell table:style-name="ce4" table:formula="of:=[.A122]+4*([.A122]/50+2)" office:value-type="float" office:value="6498.8000000000002">
            <text:p>6498.8000000000002</text:p>
          </table:table-cell>
          <table:table-cell table:number-columns-repeated="1024"/>
        </table:table-row>
        <table:table-row table:style-name="ro124">
          <table:table-cell office:value-type="float" office:value="6060">
            <text:p>6060</text:p>
          </table:table-cell>
          <table:table-cell office:value-type="float" office:value="5657">
            <text:p>5657</text:p>
          </table:table-cell>
          <table:table-cell table:style-name="ce4" table:formula="of:=[.A123]-[.B123]" office:value-type="float" office:value="403">
            <text:p>403</text:p>
          </table:table-cell>
          <table:table-cell table:style-name="ce4" table:formula="of:=[.C123]-[.C122]" office:value-type="float" office:value="3">
            <text:p>3</text:p>
          </table:table-cell>
          <table:table-cell table:style-name="ce4" table:formula="of:=[.A123]+4*([.A123]/50+2)" office:value-type="float" office:value="6552.8000000000002">
            <text:p>6552.8000000000002</text:p>
          </table:table-cell>
          <table:table-cell table:number-columns-repeated="1024"/>
        </table:table-row>
        <table:table-row table:style-name="ro125">
          <table:table-cell office:value-type="float" office:value="6110">
            <text:p>6110</text:p>
          </table:table-cell>
          <table:table-cell office:value-type="float" office:value="5704">
            <text:p>5704</text:p>
          </table:table-cell>
          <table:table-cell table:style-name="ce4" table:formula="of:=[.A124]-[.B124]" office:value-type="float" office:value="406">
            <text:p>406</text:p>
          </table:table-cell>
          <table:table-cell table:style-name="ce4" table:formula="of:=[.C124]-[.C123]" office:value-type="float" office:value="3">
            <text:p>3</text:p>
          </table:table-cell>
          <table:table-cell table:style-name="ce4" table:formula="of:=[.A124]+4*([.A124]/50+2)" office:value-type="float" office:value="6606.8000000000002">
            <text:p>6606.8000000000002</text:p>
          </table:table-cell>
          <table:table-cell table:number-columns-repeated="1024"/>
        </table:table-row>
        <table:table-row table:style-name="ro126">
          <table:table-cell office:value-type="float" office:value="6160">
            <text:p>6160</text:p>
          </table:table-cell>
          <table:table-cell office:value-type="float" office:value="5751">
            <text:p>5751</text:p>
          </table:table-cell>
          <table:table-cell table:style-name="ce4" table:formula="of:=[.A125]-[.B125]" office:value-type="float" office:value="409">
            <text:p>409</text:p>
          </table:table-cell>
          <table:table-cell table:style-name="ce4" table:formula="of:=[.C125]-[.C124]" office:value-type="float" office:value="3">
            <text:p>3</text:p>
          </table:table-cell>
          <table:table-cell table:style-name="ce4" table:formula="of:=[.A125]+4*([.A125]/50+2)" office:value-type="float" office:value="6660.8000000000002">
            <text:p>6660.8000000000002</text:p>
          </table:table-cell>
          <table:table-cell table:number-columns-repeated="1024"/>
        </table:table-row>
        <table:table-row table:style-name="ro127">
          <table:table-cell office:value-type="float" office:value="6210">
            <text:p>6210</text:p>
          </table:table-cell>
          <table:table-cell office:value-type="float" office:value="5797">
            <text:p>5797</text:p>
          </table:table-cell>
          <table:table-cell table:style-name="ce4" table:formula="of:=[.A126]-[.B126]" office:value-type="float" office:value="413">
            <text:p>413</text:p>
          </table:table-cell>
          <table:table-cell table:style-name="ce4" table:formula="of:=[.C126]-[.C125]" office:value-type="float" office:value="4">
            <text:p>4</text:p>
          </table:table-cell>
          <table:table-cell table:style-name="ce4" table:formula="of:=[.A126]+4*([.A126]/50+2)" office:value-type="float" office:value="6714.8000000000002">
            <text:p>6714.8000000000002</text:p>
          </table:table-cell>
          <table:table-cell table:number-columns-repeated="1024"/>
        </table:table-row>
        <table:table-row table:style-name="ro128">
          <table:table-cell office:value-type="float" office:value="6260">
            <text:p>6260</text:p>
          </table:table-cell>
          <table:table-cell office:value-type="float" office:value="5844">
            <text:p>5844</text:p>
          </table:table-cell>
          <table:table-cell table:style-name="ce4" table:formula="of:=[.A127]-[.B127]" office:value-type="float" office:value="416">
            <text:p>416</text:p>
          </table:table-cell>
          <table:table-cell table:style-name="ce4" table:formula="of:=[.C127]-[.C126]" office:value-type="float" office:value="3">
            <text:p>3</text:p>
          </table:table-cell>
          <table:table-cell table:style-name="ce4" table:formula="of:=[.A127]+4*([.A127]/50+2)" office:value-type="float" office:value="6768.8000000000002">
            <text:p>6768.8000000000002</text:p>
          </table:table-cell>
          <table:table-cell table:number-columns-repeated="1024"/>
        </table:table-row>
        <table:table-row table:style-name="ro129">
          <table:table-cell office:value-type="float" office:value="6310">
            <text:p>6310</text:p>
          </table:table-cell>
          <table:table-cell office:value-type="float" office:value="5891">
            <text:p>5891</text:p>
          </table:table-cell>
          <table:table-cell table:style-name="ce4" table:formula="of:=[.A128]-[.B128]" office:value-type="float" office:value="419">
            <text:p>419</text:p>
          </table:table-cell>
          <table:table-cell table:style-name="ce4" table:formula="of:=[.C128]-[.C127]" office:value-type="float" office:value="3">
            <text:p>3</text:p>
          </table:table-cell>
          <table:table-cell table:style-name="ce4" table:formula="of:=[.A128]+4*([.A128]/50+2)" office:value-type="float" office:value="6822.8000000000002">
            <text:p>6822.8000000000002</text:p>
          </table:table-cell>
          <table:table-cell table:number-columns-repeated="1024"/>
        </table:table-row>
        <table:table-row table:style-name="ro130">
          <table:table-cell office:value-type="float" office:value="6360">
            <text:p>6360</text:p>
          </table:table-cell>
          <table:table-cell office:value-type="float" office:value="5937">
            <text:p>5937</text:p>
          </table:table-cell>
          <table:table-cell table:style-name="ce4" table:formula="of:=[.A129]-[.B129]" office:value-type="float" office:value="423">
            <text:p>423</text:p>
          </table:table-cell>
          <table:table-cell table:style-name="ce4" table:formula="of:=[.C129]-[.C128]" office:value-type="float" office:value="4">
            <text:p>4</text:p>
          </table:table-cell>
          <table:table-cell table:style-name="ce4" table:formula="of:=[.A129]+4*([.A129]/50+2)" office:value-type="float" office:value="6876.8000000000002">
            <text:p>6876.8000000000002</text:p>
          </table:table-cell>
          <table:table-cell table:number-columns-repeated="1024"/>
        </table:table-row>
        <table:table-row table:style-name="ro131">
          <table:table-cell office:value-type="float" office:value="6410">
            <text:p>6410</text:p>
          </table:table-cell>
          <table:table-cell office:value-type="float" office:value="5984">
            <text:p>5984</text:p>
          </table:table-cell>
          <table:table-cell table:style-name="ce4" table:formula="of:=[.A130]-[.B130]" office:value-type="float" office:value="426">
            <text:p>426</text:p>
          </table:table-cell>
          <table:table-cell table:style-name="ce4" table:formula="of:=[.C130]-[.C129]" office:value-type="float" office:value="3">
            <text:p>3</text:p>
          </table:table-cell>
          <table:table-cell table:style-name="ce4" table:formula="of:=[.A130]+4*([.A130]/50+2)" office:value-type="float" office:value="6930.8000000000002">
            <text:p>6930.8000000000002</text:p>
          </table:table-cell>
          <table:table-cell table:number-columns-repeated="1024"/>
        </table:table-row>
        <table:table-row table:style-name="ro132">
          <table:table-cell office:value-type="float" office:value="6460">
            <text:p>6460</text:p>
          </table:table-cell>
          <table:table-cell office:value-type="float" office:value="6031">
            <text:p>6031</text:p>
          </table:table-cell>
          <table:table-cell table:style-name="ce4" table:formula="of:=[.A131]-[.B131]" office:value-type="float" office:value="429">
            <text:p>429</text:p>
          </table:table-cell>
          <table:table-cell table:style-name="ce4" table:formula="of:=[.C131]-[.C130]" office:value-type="float" office:value="3">
            <text:p>3</text:p>
          </table:table-cell>
          <table:table-cell table:style-name="ce4" table:formula="of:=[.A131]+4*([.A131]/50+2)" office:value-type="float" office:value="6984.8000000000002">
            <text:p>6984.8000000000002</text:p>
          </table:table-cell>
          <table:table-cell table:number-columns-repeated="1024"/>
        </table:table-row>
        <table:table-row table:style-name="ro133">
          <table:table-cell office:value-type="float" office:value="6510">
            <text:p>6510</text:p>
          </table:table-cell>
          <table:table-cell office:value-type="float" office:value="6077">
            <text:p>6077</text:p>
          </table:table-cell>
          <table:table-cell table:style-name="ce4" table:formula="of:=[.A132]-[.B132]" office:value-type="float" office:value="433">
            <text:p>433</text:p>
          </table:table-cell>
          <table:table-cell table:style-name="ce4" table:formula="of:=[.C132]-[.C131]" office:value-type="float" office:value="4">
            <text:p>4</text:p>
          </table:table-cell>
          <table:table-cell table:style-name="ce4" table:formula="of:=[.A132]+4*([.A132]/50+2)" office:value-type="float" office:value="7038.8000000000002">
            <text:p>7038.8000000000002</text:p>
          </table:table-cell>
          <table:table-cell table:number-columns-repeated="1024"/>
        </table:table-row>
        <table:table-row table:style-name="ro134">
          <table:table-cell office:value-type="float" office:value="6560">
            <text:p>6560</text:p>
          </table:table-cell>
          <table:table-cell office:value-type="float" office:value="6124">
            <text:p>6124</text:p>
          </table:table-cell>
          <table:table-cell table:style-name="ce4" table:formula="of:=[.A133]-[.B133]" office:value-type="float" office:value="436">
            <text:p>436</text:p>
          </table:table-cell>
          <table:table-cell table:style-name="ce4" table:formula="of:=[.C133]-[.C132]" office:value-type="float" office:value="3">
            <text:p>3</text:p>
          </table:table-cell>
          <table:table-cell table:style-name="ce4" table:formula="of:=[.A133]+4*([.A133]/50+2)" office:value-type="float" office:value="7092.8000000000002">
            <text:p>7092.8000000000002</text:p>
          </table:table-cell>
          <table:table-cell table:number-columns-repeated="1024"/>
        </table:table-row>
        <table:table-row table:style-name="ro135">
          <table:table-cell office:value-type="float" office:value="6610">
            <text:p>6610</text:p>
          </table:table-cell>
          <table:table-cell office:value-type="float" office:value="6171">
            <text:p>6171</text:p>
          </table:table-cell>
          <table:table-cell table:style-name="ce4" table:formula="of:=[.A134]-[.B134]" office:value-type="float" office:value="439">
            <text:p>439</text:p>
          </table:table-cell>
          <table:table-cell table:style-name="ce4" table:formula="of:=[.C134]-[.C133]" office:value-type="float" office:value="3">
            <text:p>3</text:p>
          </table:table-cell>
          <table:table-cell table:style-name="ce4" table:formula="of:=[.A134]+4*([.A134]/50+2)" office:value-type="float" office:value="7146.8000000000002">
            <text:p>7146.8000000000002</text:p>
          </table:table-cell>
          <table:table-cell table:number-columns-repeated="1024"/>
        </table:table-row>
        <table:table-row table:style-name="ro136">
          <table:table-cell office:value-type="float" office:value="6660">
            <text:p>6660</text:p>
          </table:table-cell>
          <table:table-cell office:value-type="float" office:value="6218">
            <text:p>6218</text:p>
          </table:table-cell>
          <table:table-cell table:style-name="ce4" table:formula="of:=[.A135]-[.B135]" office:value-type="float" office:value="442">
            <text:p>442</text:p>
          </table:table-cell>
          <table:table-cell table:style-name="ce4" table:formula="of:=[.C135]-[.C134]" office:value-type="float" office:value="3">
            <text:p>3</text:p>
          </table:table-cell>
          <table:table-cell table:style-name="ce4" table:formula="of:=[.A135]+4*([.A135]/50+2)" office:value-type="float" office:value="7200.8000000000002">
            <text:p>7200.8000000000002</text:p>
          </table:table-cell>
          <table:table-cell table:number-columns-repeated="1024"/>
        </table:table-row>
        <table:table-row table:style-name="ro137">
          <table:table-cell office:value-type="float" office:value="6710">
            <text:p>6710</text:p>
          </table:table-cell>
          <table:table-cell office:value-type="float" office:value="6264">
            <text:p>6264</text:p>
          </table:table-cell>
          <table:table-cell table:style-name="ce4" table:formula="of:=[.A136]-[.B136]" office:value-type="float" office:value="446">
            <text:p>446</text:p>
          </table:table-cell>
          <table:table-cell table:style-name="ce4" table:formula="of:=[.C136]-[.C135]" office:value-type="float" office:value="4">
            <text:p>4</text:p>
          </table:table-cell>
          <table:table-cell table:style-name="ce4" table:formula="of:=[.A136]+4*([.A136]/50+2)" office:value-type="float" office:value="7254.8000000000002">
            <text:p>7254.8000000000002</text:p>
          </table:table-cell>
          <table:table-cell table:number-columns-repeated="1024"/>
        </table:table-row>
        <table:table-row table:style-name="ro138">
          <table:table-cell office:value-type="float" office:value="6760">
            <text:p>6760</text:p>
          </table:table-cell>
          <table:table-cell office:value-type="float" office:value="6311">
            <text:p>6311</text:p>
          </table:table-cell>
          <table:table-cell table:style-name="ce4" table:formula="of:=[.A137]-[.B137]" office:value-type="float" office:value="449">
            <text:p>449</text:p>
          </table:table-cell>
          <table:table-cell table:style-name="ce4" table:formula="of:=[.C137]-[.C136]" office:value-type="float" office:value="3">
            <text:p>3</text:p>
          </table:table-cell>
          <table:table-cell table:style-name="ce4" table:formula="of:=[.A137]+4*([.A137]/50+2)" office:value-type="float" office:value="7308.8000000000002">
            <text:p>7308.8000000000002</text:p>
          </table:table-cell>
          <table:table-cell table:number-columns-repeated="1024"/>
        </table:table-row>
        <table:table-row table:style-name="ro139">
          <table:table-cell office:value-type="float" office:value="6810">
            <text:p>6810</text:p>
          </table:table-cell>
          <table:table-cell office:value-type="float" office:value="6358">
            <text:p>6358</text:p>
          </table:table-cell>
          <table:table-cell table:style-name="ce4" table:formula="of:=[.A138]-[.B138]" office:value-type="float" office:value="452">
            <text:p>452</text:p>
          </table:table-cell>
          <table:table-cell table:style-name="ce4" table:formula="of:=[.C138]-[.C137]" office:value-type="float" office:value="3">
            <text:p>3</text:p>
          </table:table-cell>
          <table:table-cell table:style-name="ce4" table:formula="of:=[.A138]+4*([.A138]/50+2)" office:value-type="float" office:value="7362.8000000000002">
            <text:p>7362.8000000000002</text:p>
          </table:table-cell>
          <table:table-cell table:number-columns-repeated="1024"/>
        </table:table-row>
        <table:table-row table:style-name="ro140">
          <table:table-cell office:value-type="float" office:value="6860">
            <text:p>6860</text:p>
          </table:table-cell>
          <table:table-cell office:value-type="float" office:value="6404">
            <text:p>6404</text:p>
          </table:table-cell>
          <table:table-cell table:style-name="ce4" table:formula="of:=[.A139]-[.B139]" office:value-type="float" office:value="456">
            <text:p>456</text:p>
          </table:table-cell>
          <table:table-cell table:style-name="ce4" table:formula="of:=[.C139]-[.C138]" office:value-type="float" office:value="4">
            <text:p>4</text:p>
          </table:table-cell>
          <table:table-cell table:style-name="ce4" table:formula="of:=[.A139]+4*([.A139]/50+2)" office:value-type="float" office:value="7416.8000000000002">
            <text:p>7416.8000000000002</text:p>
          </table:table-cell>
          <table:table-cell table:number-columns-repeated="1024"/>
        </table:table-row>
        <table:table-row table:style-name="ro141">
          <table:table-cell office:value-type="float" office:value="6910">
            <text:p>6910</text:p>
          </table:table-cell>
          <table:table-cell office:value-type="float" office:value="6451">
            <text:p>6451</text:p>
          </table:table-cell>
          <table:table-cell table:style-name="ce4" table:formula="of:=[.A140]-[.B140]" office:value-type="float" office:value="459">
            <text:p>459</text:p>
          </table:table-cell>
          <table:table-cell table:style-name="ce4" table:formula="of:=[.C140]-[.C139]" office:value-type="float" office:value="3">
            <text:p>3</text:p>
          </table:table-cell>
          <table:table-cell table:style-name="ce4" table:formula="of:=[.A140]+4*([.A140]/50+2)" office:value-type="float" office:value="7470.8000000000002">
            <text:p>7470.8000000000002</text:p>
          </table:table-cell>
          <table:table-cell table:number-columns-repeated="1024"/>
        </table:table-row>
        <table:table-row table:style-name="ro142">
          <table:table-cell office:value-type="float" office:value="6960">
            <text:p>6960</text:p>
          </table:table-cell>
          <table:table-cell office:value-type="float" office:value="6498">
            <text:p>6498</text:p>
          </table:table-cell>
          <table:table-cell table:style-name="ce4" table:formula="of:=[.A141]-[.B141]" office:value-type="float" office:value="462">
            <text:p>462</text:p>
          </table:table-cell>
          <table:table-cell table:style-name="ce4" table:formula="of:=[.C141]-[.C140]" office:value-type="float" office:value="3">
            <text:p>3</text:p>
          </table:table-cell>
          <table:table-cell table:style-name="ce4" table:formula="of:=[.A141]+4*([.A141]/50+2)" office:value-type="float" office:value="7524.8000000000002">
            <text:p>7524.8000000000002</text:p>
          </table:table-cell>
          <table:table-cell table:number-columns-repeated="1024"/>
        </table:table-row>
        <table:table-row table:style-name="ro143">
          <table:table-cell office:value-type="float" office:value="7010">
            <text:p>7010</text:p>
          </table:table-cell>
          <table:table-cell office:value-type="float" office:value="6544">
            <text:p>6544</text:p>
          </table:table-cell>
          <table:table-cell table:style-name="ce4" table:formula="of:=[.A142]-[.B142]" office:value-type="float" office:value="466">
            <text:p>466</text:p>
          </table:table-cell>
          <table:table-cell table:style-name="ce4" table:formula="of:=[.C142]-[.C141]" office:value-type="float" office:value="4">
            <text:p>4</text:p>
          </table:table-cell>
          <table:table-cell table:style-name="ce4" table:formula="of:=[.A142]+4*([.A142]/50+2)" office:value-type="float" office:value="7578.8000000000002">
            <text:p>7578.8000000000002</text:p>
          </table:table-cell>
          <table:table-cell table:number-columns-repeated="1024"/>
        </table:table-row>
        <table:table-row table:style-name="ro144">
          <table:table-cell office:value-type="float" office:value="7060">
            <text:p>7060</text:p>
          </table:table-cell>
          <table:table-cell office:value-type="float" office:value="6591">
            <text:p>6591</text:p>
          </table:table-cell>
          <table:table-cell table:style-name="ce4" table:formula="of:=[.A143]-[.B143]" office:value-type="float" office:value="469">
            <text:p>469</text:p>
          </table:table-cell>
          <table:table-cell table:style-name="ce4" table:formula="of:=[.C143]-[.C142]" office:value-type="float" office:value="3">
            <text:p>3</text:p>
          </table:table-cell>
          <table:table-cell table:style-name="ce4" table:formula="of:=[.A143]+4*([.A143]/50+2)" office:value-type="float" office:value="7632.8000000000002">
            <text:p>7632.8000000000002</text:p>
          </table:table-cell>
          <table:table-cell table:number-columns-repeated="1024"/>
        </table:table-row>
        <table:table-row table:style-name="ro145">
          <table:table-cell office:value-type="float" office:value="7110">
            <text:p>7110</text:p>
          </table:table-cell>
          <table:table-cell office:value-type="float" office:value="6638">
            <text:p>6638</text:p>
          </table:table-cell>
          <table:table-cell table:style-name="ce4" table:formula="of:=[.A144]-[.B144]" office:value-type="float" office:value="472">
            <text:p>472</text:p>
          </table:table-cell>
          <table:table-cell table:style-name="ce4" table:formula="of:=[.C144]-[.C143]" office:value-type="float" office:value="3">
            <text:p>3</text:p>
          </table:table-cell>
          <table:table-cell table:style-name="ce4" table:formula="of:=[.A144]+4*([.A144]/50+2)" office:value-type="float" office:value="7686.8000000000002">
            <text:p>7686.8000000000002</text:p>
          </table:table-cell>
          <table:table-cell table:number-columns-repeated="1024"/>
        </table:table-row>
        <table:table-row table:style-name="ro146">
          <table:table-cell office:value-type="float" office:value="7160">
            <text:p>7160</text:p>
          </table:table-cell>
          <table:table-cell office:value-type="float" office:value="6685">
            <text:p>6685</text:p>
          </table:table-cell>
          <table:table-cell table:style-name="ce4" table:formula="of:=[.A145]-[.B145]" office:value-type="float" office:value="475">
            <text:p>475</text:p>
          </table:table-cell>
          <table:table-cell table:style-name="ce4" table:formula="of:=[.C145]-[.C144]" office:value-type="float" office:value="3">
            <text:p>3</text:p>
          </table:table-cell>
          <table:table-cell table:style-name="ce4" table:formula="of:=[.A145]+4*([.A145]/50+2)" office:value-type="float" office:value="7740.8000000000002">
            <text:p>7740.8000000000002</text:p>
          </table:table-cell>
          <table:table-cell table:number-columns-repeated="1024"/>
        </table:table-row>
        <table:table-row table:style-name="ro147">
          <table:table-cell office:value-type="float" office:value="7210">
            <text:p>7210</text:p>
          </table:table-cell>
          <table:table-cell office:value-type="float" office:value="6731">
            <text:p>6731</text:p>
          </table:table-cell>
          <table:table-cell table:style-name="ce4" table:formula="of:=[.A146]-[.B146]" office:value-type="float" office:value="479">
            <text:p>479</text:p>
          </table:table-cell>
          <table:table-cell table:style-name="ce4" table:formula="of:=[.C146]-[.C145]" office:value-type="float" office:value="4">
            <text:p>4</text:p>
          </table:table-cell>
          <table:table-cell table:style-name="ce4" table:formula="of:=[.A146]+4*([.A146]/50+2)" office:value-type="float" office:value="7794.8000000000002">
            <text:p>7794.8000000000002</text:p>
          </table:table-cell>
          <table:table-cell table:number-columns-repeated="1024"/>
        </table:table-row>
        <table:table-row table:style-name="ro148">
          <table:table-cell office:value-type="float" office:value="7260">
            <text:p>7260</text:p>
          </table:table-cell>
          <table:table-cell office:value-type="float" office:value="6778">
            <text:p>6778</text:p>
          </table:table-cell>
          <table:table-cell table:style-name="ce4" table:formula="of:=[.A147]-[.B147]" office:value-type="float" office:value="482">
            <text:p>482</text:p>
          </table:table-cell>
          <table:table-cell table:style-name="ce4" table:formula="of:=[.C147]-[.C146]" office:value-type="float" office:value="3">
            <text:p>3</text:p>
          </table:table-cell>
          <table:table-cell table:style-name="ce4" table:formula="of:=[.A147]+4*([.A147]/50+2)" office:value-type="float" office:value="7848.8000000000002">
            <text:p>7848.8000000000002</text:p>
          </table:table-cell>
          <table:table-cell table:number-columns-repeated="1024"/>
        </table:table-row>
        <table:table-row table:style-name="ro149">
          <table:table-cell office:value-type="float" office:value="7310">
            <text:p>7310</text:p>
          </table:table-cell>
          <table:table-cell office:value-type="float" office:value="6825">
            <text:p>6825</text:p>
          </table:table-cell>
          <table:table-cell table:style-name="ce4" table:formula="of:=[.A148]-[.B148]" office:value-type="float" office:value="485">
            <text:p>485</text:p>
          </table:table-cell>
          <table:table-cell table:style-name="ce4" table:formula="of:=[.C148]-[.C147]" office:value-type="float" office:value="3">
            <text:p>3</text:p>
          </table:table-cell>
          <table:table-cell table:style-name="ce4" table:formula="of:=[.A148]+4*([.A148]/50+2)" office:value-type="float" office:value="7902.8000000000002">
            <text:p>7902.8000000000002</text:p>
          </table:table-cell>
          <table:table-cell table:number-columns-repeated="1024"/>
        </table:table-row>
        <table:table-row table:style-name="ro150">
          <table:table-cell office:value-type="float" office:value="7360">
            <text:p>7360</text:p>
          </table:table-cell>
          <table:table-cell office:value-type="float" office:value="6871">
            <text:p>6871</text:p>
          </table:table-cell>
          <table:table-cell table:style-name="ce4" table:formula="of:=[.A149]-[.B149]" office:value-type="float" office:value="489">
            <text:p>489</text:p>
          </table:table-cell>
          <table:table-cell table:style-name="ce4" table:formula="of:=[.C149]-[.C148]" office:value-type="float" office:value="4">
            <text:p>4</text:p>
          </table:table-cell>
          <table:table-cell table:style-name="ce4" table:formula="of:=[.A149]+4*([.A149]/50+2)" office:value-type="float" office:value="7956.8000000000002">
            <text:p>7956.8000000000002</text:p>
          </table:table-cell>
          <table:table-cell table:number-columns-repeated="1024"/>
        </table:table-row>
        <table:table-row table:style-name="ro151">
          <table:table-cell office:value-type="float" office:value="7410">
            <text:p>7410</text:p>
          </table:table-cell>
          <table:table-cell office:value-type="float" office:value="6918">
            <text:p>6918</text:p>
          </table:table-cell>
          <table:table-cell table:style-name="ce4" table:formula="of:=[.A150]-[.B150]" office:value-type="float" office:value="492">
            <text:p>492</text:p>
          </table:table-cell>
          <table:table-cell table:style-name="ce4" table:formula="of:=[.C150]-[.C149]" office:value-type="float" office:value="3">
            <text:p>3</text:p>
          </table:table-cell>
          <table:table-cell table:style-name="ce4" table:formula="of:=[.A150]+4*([.A150]/50+2)" office:value-type="float" office:value="8010.8000000000002">
            <text:p>8010.8000000000002</text:p>
          </table:table-cell>
          <table:table-cell table:number-columns-repeated="1024"/>
        </table:table-row>
        <table:table-row table:style-name="ro152">
          <table:table-cell office:value-type="float" office:value="7460">
            <text:p>7460</text:p>
          </table:table-cell>
          <table:table-cell office:value-type="float" office:value="6965">
            <text:p>6965</text:p>
          </table:table-cell>
          <table:table-cell table:style-name="ce4" table:formula="of:=[.A151]-[.B151]" office:value-type="float" office:value="495">
            <text:p>495</text:p>
          </table:table-cell>
          <table:table-cell table:style-name="ce4" table:formula="of:=[.C151]-[.C150]" office:value-type="float" office:value="3">
            <text:p>3</text:p>
          </table:table-cell>
          <table:table-cell table:style-name="ce4" table:formula="of:=[.A151]+4*([.A151]/50+2)" office:value-type="float" office:value="8064.8000000000002">
            <text:p>8064.8000000000002</text:p>
          </table:table-cell>
          <table:table-cell table:number-columns-repeated="1024"/>
        </table:table-row>
        <table:table-row table:style-name="ro153">
          <table:table-cell office:value-type="float" office:value="7510">
            <text:p>7510</text:p>
          </table:table-cell>
          <table:table-cell office:value-type="float" office:value="7012">
            <text:p>7012</text:p>
          </table:table-cell>
          <table:table-cell table:style-name="ce4" table:formula="of:=[.A152]-[.B152]" office:value-type="float" office:value="498">
            <text:p>498</text:p>
          </table:table-cell>
          <table:table-cell table:style-name="ce4" table:formula="of:=[.C152]-[.C151]" office:value-type="float" office:value="3">
            <text:p>3</text:p>
          </table:table-cell>
          <table:table-cell table:style-name="ce4" table:formula="of:=[.A152]+4*([.A152]/50+2)" office:value-type="float" office:value="8118.8000000000002">
            <text:p>8118.8000000000002</text:p>
          </table:table-cell>
          <table:table-cell table:number-columns-repeated="1024"/>
        </table:table-row>
        <table:table-row table:style-name="ro154">
          <table:table-cell office:value-type="float" office:value="7560">
            <text:p>7560</text:p>
          </table:table-cell>
          <table:table-cell office:value-type="float" office:value="7058">
            <text:p>7058</text:p>
          </table:table-cell>
          <table:table-cell table:style-name="ce4" table:formula="of:=[.A153]-[.B153]" office:value-type="float" office:value="502">
            <text:p>502</text:p>
          </table:table-cell>
          <table:table-cell table:style-name="ce4" table:formula="of:=[.C153]-[.C152]" office:value-type="float" office:value="4">
            <text:p>4</text:p>
          </table:table-cell>
          <table:table-cell table:style-name="ce4" table:formula="of:=[.A153]+4*([.A153]/50+2)" office:value-type="float" office:value="8172.8000000000002">
            <text:p>8172.8000000000002</text:p>
          </table:table-cell>
          <table:table-cell table:number-columns-repeated="1024"/>
        </table:table-row>
        <table:table-row table:style-name="ro155">
          <table:table-cell office:value-type="float" office:value="7610">
            <text:p>7610</text:p>
          </table:table-cell>
          <table:table-cell office:value-type="float" office:value="7105">
            <text:p>7105</text:p>
          </table:table-cell>
          <table:table-cell table:style-name="ce4" table:formula="of:=[.A154]-[.B154]" office:value-type="float" office:value="505">
            <text:p>505</text:p>
          </table:table-cell>
          <table:table-cell table:style-name="ce4" table:formula="of:=[.C154]-[.C153]" office:value-type="float" office:value="3">
            <text:p>3</text:p>
          </table:table-cell>
          <table:table-cell table:style-name="ce4" table:formula="of:=[.A154]+4*([.A154]/50+2)" office:value-type="float" office:value="8226.7999999999993">
            <text:p>8226.7999999999993</text:p>
          </table:table-cell>
          <table:table-cell table:number-columns-repeated="1024"/>
        </table:table-row>
        <table:table-row table:style-name="ro156">
          <table:table-cell office:value-type="float" office:value="7660">
            <text:p>7660</text:p>
          </table:table-cell>
          <table:table-cell office:value-type="float" office:value="7152">
            <text:p>7152</text:p>
          </table:table-cell>
          <table:table-cell table:style-name="ce4" table:formula="of:=[.A155]-[.B155]" office:value-type="float" office:value="508">
            <text:p>508</text:p>
          </table:table-cell>
          <table:table-cell table:style-name="ce4" table:formula="of:=[.C155]-[.C154]" office:value-type="float" office:value="3">
            <text:p>3</text:p>
          </table:table-cell>
          <table:table-cell table:style-name="ce4" table:formula="of:=[.A155]+4*([.A155]/50+2)" office:value-type="float" office:value="8280.7999999999993">
            <text:p>8280.7999999999993</text:p>
          </table:table-cell>
          <table:table-cell table:number-columns-repeated="1024"/>
        </table:table-row>
        <table:table-row table:style-name="ro157">
          <table:table-cell office:value-type="float" office:value="7710">
            <text:p>7710</text:p>
          </table:table-cell>
          <table:table-cell office:value-type="float" office:value="7198">
            <text:p>7198</text:p>
          </table:table-cell>
          <table:table-cell table:style-name="ce4" table:formula="of:=[.A156]-[.B156]" office:value-type="float" office:value="512">
            <text:p>512</text:p>
          </table:table-cell>
          <table:table-cell table:style-name="ce4" table:formula="of:=[.C156]-[.C155]" office:value-type="float" office:value="4">
            <text:p>4</text:p>
          </table:table-cell>
          <table:table-cell table:style-name="ce4" table:formula="of:=[.A156]+4*([.A156]/50+2)" office:value-type="float" office:value="8334.7999999999993">
            <text:p>8334.7999999999993</text:p>
          </table:table-cell>
          <table:table-cell table:number-columns-repeated="1024"/>
        </table:table-row>
        <table:table-row table:style-name="ro158">
          <table:table-cell office:value-type="float" office:value="7760">
            <text:p>7760</text:p>
          </table:table-cell>
          <table:table-cell office:value-type="float" office:value="7245">
            <text:p>7245</text:p>
          </table:table-cell>
          <table:table-cell table:style-name="ce4" table:formula="of:=[.A157]-[.B157]" office:value-type="float" office:value="515">
            <text:p>515</text:p>
          </table:table-cell>
          <table:table-cell table:style-name="ce4" table:formula="of:=[.C157]-[.C156]" office:value-type="float" office:value="3">
            <text:p>3</text:p>
          </table:table-cell>
          <table:table-cell table:style-name="ce4" table:formula="of:=[.A157]+4*([.A157]/50+2)" office:value-type="float" office:value="8388.7999999999993">
            <text:p>8388.7999999999993</text:p>
          </table:table-cell>
          <table:table-cell table:number-columns-repeated="1024"/>
        </table:table-row>
        <table:table-row table:style-name="ro159">
          <table:table-cell office:value-type="float" office:value="7810">
            <text:p>7810</text:p>
          </table:table-cell>
          <table:table-cell office:value-type="float" office:value="7292">
            <text:p>7292</text:p>
          </table:table-cell>
          <table:table-cell table:style-name="ce4" table:formula="of:=[.A158]-[.B158]" office:value-type="float" office:value="518">
            <text:p>518</text:p>
          </table:table-cell>
          <table:table-cell table:style-name="ce4" table:formula="of:=[.C158]-[.C157]" office:value-type="float" office:value="3">
            <text:p>3</text:p>
          </table:table-cell>
          <table:table-cell table:style-name="ce4" table:formula="of:=[.A158]+4*([.A158]/50+2)" office:value-type="float" office:value="8442.7999999999993">
            <text:p>8442.7999999999993</text:p>
          </table:table-cell>
          <table:table-cell table:number-columns-repeated="1024"/>
        </table:table-row>
        <table:table-row table:style-name="ro160">
          <table:table-cell office:value-type="float" office:value="7860">
            <text:p>7860</text:p>
          </table:table-cell>
          <table:table-cell office:value-type="float" office:value="7338">
            <text:p>7338</text:p>
          </table:table-cell>
          <table:table-cell table:style-name="ce4" table:formula="of:=[.A159]-[.B159]" office:value-type="float" office:value="522">
            <text:p>522</text:p>
          </table:table-cell>
          <table:table-cell table:style-name="ce4" table:formula="of:=[.C159]-[.C158]" office:value-type="float" office:value="4">
            <text:p>4</text:p>
          </table:table-cell>
          <table:table-cell table:style-name="ce4" table:formula="of:=[.A159]+4*([.A159]/50+2)" office:value-type="float" office:value="8496.7999999999993">
            <text:p>8496.7999999999993</text:p>
          </table:table-cell>
          <table:table-cell table:number-columns-repeated="1024"/>
        </table:table-row>
        <table:table-row table:style-name="ro161">
          <table:table-cell office:value-type="float" office:value="7910">
            <text:p>7910</text:p>
          </table:table-cell>
          <table:table-cell office:value-type="float" office:value="7385">
            <text:p>7385</text:p>
          </table:table-cell>
          <table:table-cell table:style-name="ce4" table:formula="of:=[.A160]-[.B160]" office:value-type="float" office:value="525">
            <text:p>525</text:p>
          </table:table-cell>
          <table:table-cell table:style-name="ce4" table:formula="of:=[.C160]-[.C159]" office:value-type="float" office:value="3">
            <text:p>3</text:p>
          </table:table-cell>
          <table:table-cell table:style-name="ce4" table:formula="of:=[.A160]+4*([.A160]/50+2)" office:value-type="float" office:value="8550.7999999999993">
            <text:p>8550.7999999999993</text:p>
          </table:table-cell>
          <table:table-cell table:number-columns-repeated="1024"/>
        </table:table-row>
        <table:table-row table:style-name="ro162">
          <table:table-cell office:value-type="float" office:value="7960">
            <text:p>7960</text:p>
          </table:table-cell>
          <table:table-cell office:value-type="float" office:value="7432">
            <text:p>7432</text:p>
          </table:table-cell>
          <table:table-cell table:style-name="ce4" table:formula="of:=[.A161]-[.B161]" office:value-type="float" office:value="528">
            <text:p>528</text:p>
          </table:table-cell>
          <table:table-cell table:style-name="ce4" table:formula="of:=[.C161]-[.C160]" office:value-type="float" office:value="3">
            <text:p>3</text:p>
          </table:table-cell>
          <table:table-cell table:style-name="ce4" table:formula="of:=[.A161]+4*([.A161]/50+2)" office:value-type="float" office:value="8604.7999999999993">
            <text:p>8604.7999999999993</text:p>
          </table:table-cell>
          <table:table-cell table:number-columns-repeated="1024"/>
        </table:table-row>
        <table:table-row table:style-name="ro163">
          <table:table-cell office:value-type="float" office:value="8010">
            <text:p>8010</text:p>
          </table:table-cell>
          <table:table-cell office:value-type="float" office:value="7479">
            <text:p>7479</text:p>
          </table:table-cell>
          <table:table-cell table:style-name="ce4" table:formula="of:=[.A162]-[.B162]" office:value-type="float" office:value="531">
            <text:p>531</text:p>
          </table:table-cell>
          <table:table-cell table:style-name="ce4" table:formula="of:=[.C162]-[.C161]" office:value-type="float" office:value="3">
            <text:p>3</text:p>
          </table:table-cell>
          <table:table-cell table:style-name="ce4" table:formula="of:=[.A162]+4*([.A162]/50+2)" office:value-type="float" office:value="8658.7999999999993">
            <text:p>8658.7999999999993</text:p>
          </table:table-cell>
          <table:table-cell table:number-columns-repeated="1024"/>
        </table:table-row>
        <table:table-row table:style-name="ro164">
          <table:table-cell office:value-type="float" office:value="8060">
            <text:p>8060</text:p>
          </table:table-cell>
          <table:table-cell office:value-type="float" office:value="7525">
            <text:p>7525</text:p>
          </table:table-cell>
          <table:table-cell table:style-name="ce4" table:formula="of:=[.A163]-[.B163]" office:value-type="float" office:value="535">
            <text:p>535</text:p>
          </table:table-cell>
          <table:table-cell table:style-name="ce4" table:formula="of:=[.C163]-[.C162]" office:value-type="float" office:value="4">
            <text:p>4</text:p>
          </table:table-cell>
          <table:table-cell table:style-name="ce4" table:formula="of:=[.A163]+4*([.A163]/50+2)" office:value-type="float" office:value="8712.7999999999993">
            <text:p>8712.7999999999993</text:p>
          </table:table-cell>
          <table:table-cell table:number-columns-repeated="1024"/>
        </table:table-row>
        <table:table-row table:style-name="ro165">
          <table:table-cell office:value-type="float" office:value="8110">
            <text:p>8110</text:p>
          </table:table-cell>
          <table:table-cell office:value-type="float" office:value="7572">
            <text:p>7572</text:p>
          </table:table-cell>
          <table:table-cell table:style-name="ce4" table:formula="of:=[.A164]-[.B164]" office:value-type="float" office:value="538">
            <text:p>538</text:p>
          </table:table-cell>
          <table:table-cell table:style-name="ce4" table:formula="of:=[.C164]-[.C163]" office:value-type="float" office:value="3">
            <text:p>3</text:p>
          </table:table-cell>
          <table:table-cell table:style-name="ce4" table:formula="of:=[.A164]+4*([.A164]/50+2)" office:value-type="float" office:value="8766.7999999999993">
            <text:p>8766.7999999999993</text:p>
          </table:table-cell>
          <table:table-cell table:number-columns-repeated="1024"/>
        </table:table-row>
        <table:table-row table:style-name="ro166">
          <table:table-cell office:value-type="float" office:value="8160">
            <text:p>8160</text:p>
          </table:table-cell>
          <table:table-cell office:value-type="float" office:value="7619">
            <text:p>7619</text:p>
          </table:table-cell>
          <table:table-cell table:style-name="ce4" table:formula="of:=[.A165]-[.B165]" office:value-type="float" office:value="541">
            <text:p>541</text:p>
          </table:table-cell>
          <table:table-cell table:style-name="ce4" table:formula="of:=[.C165]-[.C164]" office:value-type="float" office:value="3">
            <text:p>3</text:p>
          </table:table-cell>
          <table:table-cell table:style-name="ce4" table:formula="of:=[.A165]+4*([.A165]/50+2)" office:value-type="float" office:value="8820.7999999999993">
            <text:p>8820.7999999999993</text:p>
          </table:table-cell>
          <table:table-cell table:number-columns-repeated="1024"/>
        </table:table-row>
        <table:table-row table:style-name="ro167">
          <table:table-cell office:value-type="float" office:value="8210">
            <text:p>8210</text:p>
          </table:table-cell>
          <table:table-cell office:value-type="float" office:value="7665">
            <text:p>7665</text:p>
          </table:table-cell>
          <table:table-cell table:style-name="ce4" table:formula="of:=[.A166]-[.B166]" office:value-type="float" office:value="545">
            <text:p>545</text:p>
          </table:table-cell>
          <table:table-cell table:style-name="ce4" table:formula="of:=[.C166]-[.C165]" office:value-type="float" office:value="4">
            <text:p>4</text:p>
          </table:table-cell>
          <table:table-cell table:style-name="ce4" table:formula="of:=[.A166]+4*([.A166]/50+2)" office:value-type="float" office:value="8874.7999999999993">
            <text:p>8874.7999999999993</text:p>
          </table:table-cell>
          <table:table-cell table:number-columns-repeated="1024"/>
        </table:table-row>
        <table:table-row table:style-name="ro168">
          <table:table-cell office:value-type="float" office:value="8260">
            <text:p>8260</text:p>
          </table:table-cell>
          <table:table-cell office:value-type="float" office:value="7712">
            <text:p>7712</text:p>
          </table:table-cell>
          <table:table-cell table:style-name="ce4" table:formula="of:=[.A167]-[.B167]" office:value-type="float" office:value="548">
            <text:p>548</text:p>
          </table:table-cell>
          <table:table-cell table:style-name="ce4" table:formula="of:=[.C167]-[.C166]" office:value-type="float" office:value="3">
            <text:p>3</text:p>
          </table:table-cell>
          <table:table-cell table:style-name="ce4" table:formula="of:=[.A167]+4*([.A167]/50+2)" office:value-type="float" office:value="8928.7999999999993">
            <text:p>8928.7999999999993</text:p>
          </table:table-cell>
          <table:table-cell table:number-columns-repeated="1024"/>
        </table:table-row>
        <table:table-row table:style-name="ro169">
          <table:table-cell office:value-type="float" office:value="8310">
            <text:p>8310</text:p>
          </table:table-cell>
          <table:table-cell office:value-type="float" office:value="7759">
            <text:p>7759</text:p>
          </table:table-cell>
          <table:table-cell table:style-name="ce4" table:formula="of:=[.A168]-[.B168]" office:value-type="float" office:value="551">
            <text:p>551</text:p>
          </table:table-cell>
          <table:table-cell table:style-name="ce4" table:formula="of:=[.C168]-[.C167]" office:value-type="float" office:value="3">
            <text:p>3</text:p>
          </table:table-cell>
          <table:table-cell table:style-name="ce4" table:formula="of:=[.A168]+4*([.A168]/50+2)" office:value-type="float" office:value="8982.7999999999993">
            <text:p>8982.7999999999993</text:p>
          </table:table-cell>
          <table:table-cell table:number-columns-repeated="1024"/>
        </table:table-row>
        <table:table-row table:style-name="ro170">
          <table:table-cell office:value-type="float" office:value="8360">
            <text:p>8360</text:p>
          </table:table-cell>
          <table:table-cell office:value-type="float" office:value="7806">
            <text:p>7806</text:p>
          </table:table-cell>
          <table:table-cell table:style-name="ce4" table:formula="of:=[.A169]-[.B169]" office:value-type="float" office:value="554">
            <text:p>554</text:p>
          </table:table-cell>
          <table:table-cell table:style-name="ce4" table:formula="of:=[.C169]-[.C168]" office:value-type="float" office:value="3">
            <text:p>3</text:p>
          </table:table-cell>
          <table:table-cell table:style-name="ce4" table:formula="of:=[.A169]+4*([.A169]/50+2)" office:value-type="float" office:value="9036.7999999999993">
            <text:p>9036.7999999999993</text:p>
          </table:table-cell>
          <table:table-cell table:number-columns-repeated="1024"/>
        </table:table-row>
        <table:table-row table:style-name="ro171">
          <table:table-cell office:value-type="float" office:value="8410">
            <text:p>8410</text:p>
          </table:table-cell>
          <table:table-cell office:value-type="float" office:value="7852">
            <text:p>7852</text:p>
          </table:table-cell>
          <table:table-cell table:style-name="ce4" table:formula="of:=[.A170]-[.B170]" office:value-type="float" office:value="558">
            <text:p>558</text:p>
          </table:table-cell>
          <table:table-cell table:style-name="ce4" table:formula="of:=[.C170]-[.C169]" office:value-type="float" office:value="4">
            <text:p>4</text:p>
          </table:table-cell>
          <table:table-cell table:style-name="ce4" table:formula="of:=[.A170]+4*([.A170]/50+2)" office:value-type="float" office:value="9090.7999999999993">
            <text:p>9090.7999999999993</text:p>
          </table:table-cell>
          <table:table-cell table:number-columns-repeated="1024"/>
        </table:table-row>
        <table:table-row table:style-name="ro172">
          <table:table-cell office:value-type="float" office:value="8460">
            <text:p>8460</text:p>
          </table:table-cell>
          <table:table-cell office:value-type="float" office:value="7899">
            <text:p>7899</text:p>
          </table:table-cell>
          <table:table-cell table:style-name="ce4" table:formula="of:=[.A171]-[.B171]" office:value-type="float" office:value="561">
            <text:p>561</text:p>
          </table:table-cell>
          <table:table-cell table:style-name="ce4" table:formula="of:=[.C171]-[.C170]" office:value-type="float" office:value="3">
            <text:p>3</text:p>
          </table:table-cell>
          <table:table-cell table:style-name="ce4" table:formula="of:=[.A171]+4*([.A171]/50+2)" office:value-type="float" office:value="9144.7999999999993">
            <text:p>9144.7999999999993</text:p>
          </table:table-cell>
          <table:table-cell table:number-columns-repeated="1024"/>
        </table:table-row>
        <table:table-row table:style-name="ro173">
          <table:table-cell office:value-type="float" office:value="8510">
            <text:p>8510</text:p>
          </table:table-cell>
          <table:table-cell office:value-type="float" office:value="7946">
            <text:p>7946</text:p>
          </table:table-cell>
          <table:table-cell table:style-name="ce4" table:formula="of:=[.A172]-[.B172]" office:value-type="float" office:value="564">
            <text:p>564</text:p>
          </table:table-cell>
          <table:table-cell table:style-name="ce4" table:formula="of:=[.C172]-[.C171]" office:value-type="float" office:value="3">
            <text:p>3</text:p>
          </table:table-cell>
          <table:table-cell table:style-name="ce4" table:formula="of:=[.A172]+4*([.A172]/50+2)" office:value-type="float" office:value="9198.7999999999993">
            <text:p>9198.7999999999993</text:p>
          </table:table-cell>
          <table:table-cell table:number-columns-repeated="1024"/>
        </table:table-row>
        <table:table-row table:style-name="ro174">
          <table:table-cell office:value-type="float" office:value="8560">
            <text:p>8560</text:p>
          </table:table-cell>
          <table:table-cell office:value-type="float" office:value="7992">
            <text:p>7992</text:p>
          </table:table-cell>
          <table:table-cell table:style-name="ce4" table:formula="of:=[.A173]-[.B173]" office:value-type="float" office:value="568">
            <text:p>568</text:p>
          </table:table-cell>
          <table:table-cell table:style-name="ce4" table:formula="of:=[.C173]-[.C172]" office:value-type="float" office:value="4">
            <text:p>4</text:p>
          </table:table-cell>
          <table:table-cell table:style-name="ce4" table:formula="of:=[.A173]+4*([.A173]/50+2)" office:value-type="float" office:value="9252.7999999999993">
            <text:p>9252.7999999999993</text:p>
          </table:table-cell>
          <table:table-cell table:number-columns-repeated="1024"/>
        </table:table-row>
        <table:table-row table:style-name="ro175">
          <table:table-cell office:value-type="float" office:value="8610">
            <text:p>8610</text:p>
          </table:table-cell>
          <table:table-cell office:value-type="float" office:value="8039">
            <text:p>8039</text:p>
          </table:table-cell>
          <table:table-cell table:style-name="ce4" table:formula="of:=[.A174]-[.B174]" office:value-type="float" office:value="571">
            <text:p>571</text:p>
          </table:table-cell>
          <table:table-cell table:style-name="ce4" table:formula="of:=[.C174]-[.C173]" office:value-type="float" office:value="3">
            <text:p>3</text:p>
          </table:table-cell>
          <table:table-cell table:style-name="ce4" table:formula="of:=[.A174]+4*([.A174]/50+2)" office:value-type="float" office:value="9306.7999999999993">
            <text:p>9306.7999999999993</text:p>
          </table:table-cell>
          <table:table-cell table:number-columns-repeated="1024"/>
        </table:table-row>
        <table:table-row table:style-name="ro176">
          <table:table-cell office:value-type="float" office:value="8660">
            <text:p>8660</text:p>
          </table:table-cell>
          <table:table-cell office:value-type="float" office:value="8086">
            <text:p>8086</text:p>
          </table:table-cell>
          <table:table-cell table:style-name="ce4" table:formula="of:=[.A175]-[.B175]" office:value-type="float" office:value="574">
            <text:p>574</text:p>
          </table:table-cell>
          <table:table-cell table:style-name="ce4" table:formula="of:=[.C175]-[.C174]" office:value-type="float" office:value="3">
            <text:p>3</text:p>
          </table:table-cell>
          <table:table-cell table:style-name="ce4" table:formula="of:=[.A175]+4*([.A175]/50+2)" office:value-type="float" office:value="9360.7999999999993">
            <text:p>9360.7999999999993</text:p>
          </table:table-cell>
          <table:table-cell table:number-columns-repeated="1024"/>
        </table:table-row>
        <table:table-row table:style-name="ro177">
          <table:table-cell office:value-type="float" office:value="8710">
            <text:p>8710</text:p>
          </table:table-cell>
          <table:table-cell office:value-type="float" office:value="8132">
            <text:p>8132</text:p>
          </table:table-cell>
          <table:table-cell table:style-name="ce4" table:formula="of:=[.A176]-[.B176]" office:value-type="float" office:value="578">
            <text:p>578</text:p>
          </table:table-cell>
          <table:table-cell table:style-name="ce4" table:formula="of:=[.C176]-[.C175]" office:value-type="float" office:value="4">
            <text:p>4</text:p>
          </table:table-cell>
          <table:table-cell table:style-name="ce4" table:formula="of:=[.A176]+4*([.A176]/50+2)" office:value-type="float" office:value="9414.7999999999993">
            <text:p>9414.7999999999993</text:p>
          </table:table-cell>
          <table:table-cell table:number-columns-repeated="1024"/>
        </table:table-row>
        <table:table-row table:style-name="ro178">
          <table:table-cell office:value-type="float" office:value="8760">
            <text:p>8760</text:p>
          </table:table-cell>
          <table:table-cell office:value-type="float" office:value="8179">
            <text:p>8179</text:p>
          </table:table-cell>
          <table:table-cell table:style-name="ce4" table:formula="of:=[.A177]-[.B177]" office:value-type="float" office:value="581">
            <text:p>581</text:p>
          </table:table-cell>
          <table:table-cell table:style-name="ce4" table:formula="of:=[.C177]-[.C176]" office:value-type="float" office:value="3">
            <text:p>3</text:p>
          </table:table-cell>
          <table:table-cell table:style-name="ce4" table:formula="of:=[.A177]+4*([.A177]/50+2)" office:value-type="float" office:value="9468.7999999999993">
            <text:p>9468.7999999999993</text:p>
          </table:table-cell>
          <table:table-cell table:number-columns-repeated="1024"/>
        </table:table-row>
        <table:table-row table:style-name="ro179">
          <table:table-cell office:value-type="float" office:value="8810">
            <text:p>8810</text:p>
          </table:table-cell>
          <table:table-cell office:value-type="float" office:value="8226">
            <text:p>8226</text:p>
          </table:table-cell>
          <table:table-cell table:style-name="ce4" table:formula="of:=[.A178]-[.B178]" office:value-type="float" office:value="584">
            <text:p>584</text:p>
          </table:table-cell>
          <table:table-cell table:style-name="ce4" table:formula="of:=[.C178]-[.C177]" office:value-type="float" office:value="3">
            <text:p>3</text:p>
          </table:table-cell>
          <table:table-cell table:style-name="ce4" table:formula="of:=[.A178]+4*([.A178]/50+2)" office:value-type="float" office:value="9522.7999999999993">
            <text:p>9522.7999999999993</text:p>
          </table:table-cell>
          <table:table-cell table:number-columns-repeated="1024"/>
        </table:table-row>
        <table:table-row table:style-name="ro180">
          <table:table-cell office:value-type="float" office:value="8860">
            <text:p>8860</text:p>
          </table:table-cell>
          <table:table-cell office:value-type="float" office:value="8273">
            <text:p>8273</text:p>
          </table:table-cell>
          <table:table-cell table:style-name="ce4" table:formula="of:=[.A179]-[.B179]" office:value-type="float" office:value="587">
            <text:p>587</text:p>
          </table:table-cell>
          <table:table-cell table:style-name="ce4" table:formula="of:=[.C179]-[.C178]" office:value-type="float" office:value="3">
            <text:p>3</text:p>
          </table:table-cell>
          <table:table-cell table:style-name="ce4" table:formula="of:=[.A179]+4*([.A179]/50+2)" office:value-type="float" office:value="9576.7999999999993">
            <text:p>9576.7999999999993</text:p>
          </table:table-cell>
          <table:table-cell table:number-columns-repeated="1024"/>
        </table:table-row>
        <table:table-row table:style-name="ro181">
          <table:table-cell office:value-type="float" office:value="8910">
            <text:p>8910</text:p>
          </table:table-cell>
          <table:table-cell office:value-type="float" office:value="8319">
            <text:p>8319</text:p>
          </table:table-cell>
          <table:table-cell table:style-name="ce4" table:formula="of:=[.A180]-[.B180]" office:value-type="float" office:value="591">
            <text:p>591</text:p>
          </table:table-cell>
          <table:table-cell table:style-name="ce4" table:formula="of:=[.C180]-[.C179]" office:value-type="float" office:value="4">
            <text:p>4</text:p>
          </table:table-cell>
          <table:table-cell table:style-name="ce4" table:formula="of:=[.A180]+4*([.A180]/50+2)" office:value-type="float" office:value="9630.7999999999993">
            <text:p>9630.7999999999993</text:p>
          </table:table-cell>
          <table:table-cell table:number-columns-repeated="1024"/>
        </table:table-row>
        <table:table-row table:style-name="ro182">
          <table:table-cell office:value-type="float" office:value="8960">
            <text:p>8960</text:p>
          </table:table-cell>
          <table:table-cell office:value-type="float" office:value="8366">
            <text:p>8366</text:p>
          </table:table-cell>
          <table:table-cell table:style-name="ce4" table:formula="of:=[.A181]-[.B181]" office:value-type="float" office:value="594">
            <text:p>594</text:p>
          </table:table-cell>
          <table:table-cell table:style-name="ce4" table:formula="of:=[.C181]-[.C180]" office:value-type="float" office:value="3">
            <text:p>3</text:p>
          </table:table-cell>
          <table:table-cell table:style-name="ce4" table:formula="of:=[.A181]+4*([.A181]/50+2)" office:value-type="float" office:value="9684.7999999999993">
            <text:p>9684.7999999999993</text:p>
          </table:table-cell>
          <table:table-cell table:number-columns-repeated="1024"/>
        </table:table-row>
        <table:table-row table:style-name="ro183">
          <table:table-cell office:value-type="float" office:value="9010">
            <text:p>9010</text:p>
          </table:table-cell>
          <table:table-cell office:value-type="float" office:value="8413">
            <text:p>8413</text:p>
          </table:table-cell>
          <table:table-cell table:style-name="ce4" table:formula="of:=[.A182]-[.B182]" office:value-type="float" office:value="597">
            <text:p>597</text:p>
          </table:table-cell>
          <table:table-cell table:style-name="ce4" table:formula="of:=[.C182]-[.C181]" office:value-type="float" office:value="3">
            <text:p>3</text:p>
          </table:table-cell>
          <table:table-cell table:style-name="ce4" table:formula="of:=[.A182]+4*([.A182]/50+2)" office:value-type="float" office:value="9738.7999999999993">
            <text:p>9738.7999999999993</text:p>
          </table:table-cell>
          <table:table-cell table:number-columns-repeated="1024"/>
        </table:table-row>
        <table:table-row table:style-name="ro184">
          <table:table-cell office:value-type="float" office:value="9060">
            <text:p>9060</text:p>
          </table:table-cell>
          <table:table-cell office:value-type="float" office:value="8459">
            <text:p>8459</text:p>
          </table:table-cell>
          <table:table-cell table:style-name="ce4" table:formula="of:=[.A183]-[.B183]" office:value-type="float" office:value="601">
            <text:p>601</text:p>
          </table:table-cell>
          <table:table-cell table:style-name="ce4" table:formula="of:=[.C183]-[.C182]" office:value-type="float" office:value="4">
            <text:p>4</text:p>
          </table:table-cell>
          <table:table-cell table:style-name="ce4" table:formula="of:=[.A183]+4*([.A183]/50+2)" office:value-type="float" office:value="9792.7999999999993">
            <text:p>9792.7999999999993</text:p>
          </table:table-cell>
          <table:table-cell table:number-columns-repeated="1024"/>
        </table:table-row>
        <table:table-row table:style-name="ro185">
          <table:table-cell office:value-type="float" office:value="9110">
            <text:p>9110</text:p>
          </table:table-cell>
          <table:table-cell office:value-type="float" office:value="8506">
            <text:p>8506</text:p>
          </table:table-cell>
          <table:table-cell table:style-name="ce4" table:formula="of:=[.A184]-[.B184]" office:value-type="float" office:value="604">
            <text:p>604</text:p>
          </table:table-cell>
          <table:table-cell table:style-name="ce4" table:formula="of:=[.C184]-[.C183]" office:value-type="float" office:value="3">
            <text:p>3</text:p>
          </table:table-cell>
          <table:table-cell table:style-name="ce4" table:formula="of:=[.A184]+4*([.A184]/50+2)" office:value-type="float" office:value="9846.7999999999993">
            <text:p>9846.7999999999993</text:p>
          </table:table-cell>
          <table:table-cell table:number-columns-repeated="1024"/>
        </table:table-row>
        <table:table-row table:style-name="ro186">
          <table:table-cell office:value-type="float" office:value="9160">
            <text:p>9160</text:p>
          </table:table-cell>
          <table:table-cell office:value-type="float" office:value="8553">
            <text:p>8553</text:p>
          </table:table-cell>
          <table:table-cell table:style-name="ce4" table:formula="of:=[.A185]-[.B185]" office:value-type="float" office:value="607">
            <text:p>607</text:p>
          </table:table-cell>
          <table:table-cell table:style-name="ce4" table:formula="of:=[.C185]-[.C184]" office:value-type="float" office:value="3">
            <text:p>3</text:p>
          </table:table-cell>
          <table:table-cell table:style-name="ce4" table:formula="of:=[.A185]+4*([.A185]/50+2)" office:value-type="float" office:value="9900.7999999999993">
            <text:p>9900.7999999999993</text:p>
          </table:table-cell>
          <table:table-cell table:number-columns-repeated="1024"/>
        </table:table-row>
        <table:table-row table:style-name="ro187">
          <table:table-cell office:value-type="float" office:value="9210">
            <text:p>9210</text:p>
          </table:table-cell>
          <table:table-cell office:value-type="float" office:value="8599">
            <text:p>8599</text:p>
          </table:table-cell>
          <table:table-cell table:style-name="ce4" table:formula="of:=[.A186]-[.B186]" office:value-type="float" office:value="611">
            <text:p>611</text:p>
          </table:table-cell>
          <table:table-cell table:style-name="ce4" table:formula="of:=[.C186]-[.C185]" office:value-type="float" office:value="4">
            <text:p>4</text:p>
          </table:table-cell>
          <table:table-cell table:style-name="ce4" table:formula="of:=[.A186]+4*([.A186]/50+2)" office:value-type="float" office:value="9954.7999999999993">
            <text:p>9954.7999999999993</text:p>
          </table:table-cell>
          <table:table-cell table:number-columns-repeated="1024"/>
        </table:table-row>
        <table:table-row table:style-name="ro188">
          <table:table-cell office:value-type="float" office:value="9260">
            <text:p>9260</text:p>
          </table:table-cell>
          <table:table-cell office:value-type="float" office:value="8646">
            <text:p>8646</text:p>
          </table:table-cell>
          <table:table-cell table:style-name="ce4" table:formula="of:=[.A187]-[.B187]" office:value-type="float" office:value="614">
            <text:p>614</text:p>
          </table:table-cell>
          <table:table-cell table:style-name="ce4" table:formula="of:=[.C187]-[.C186]" office:value-type="float" office:value="3">
            <text:p>3</text:p>
          </table:table-cell>
          <table:table-cell table:style-name="ce4" table:formula="of:=[.A187]+4*([.A187]/50+2)" office:value-type="float" office:value="10008.799999999999">
            <text:p>10008.799999999999</text:p>
          </table:table-cell>
          <table:table-cell table:number-columns-repeated="1024"/>
        </table:table-row>
        <table:table-row table:style-name="ro189">
          <table:table-cell office:value-type="float" office:value="9310">
            <text:p>9310</text:p>
          </table:table-cell>
          <table:table-cell office:value-type="float" office:value="8693">
            <text:p>8693</text:p>
          </table:table-cell>
          <table:table-cell table:style-name="ce4" table:formula="of:=[.A188]-[.B188]" office:value-type="float" office:value="617">
            <text:p>617</text:p>
          </table:table-cell>
          <table:table-cell table:style-name="ce4" table:formula="of:=[.C188]-[.C187]" office:value-type="float" office:value="3">
            <text:p>3</text:p>
          </table:table-cell>
          <table:table-cell table:style-name="ce4" table:formula="of:=[.A188]+4*([.A188]/50+2)" office:value-type="float" office:value="10062.799999999999">
            <text:p>10062.799999999999</text:p>
          </table:table-cell>
          <table:table-cell table:number-columns-repeated="1024"/>
        </table:table-row>
        <table:table-row table:style-name="ro190">
          <table:table-cell office:value-type="float" office:value="9360">
            <text:p>9360</text:p>
          </table:table-cell>
          <table:table-cell office:value-type="float" office:value="8740">
            <text:p>8740</text:p>
          </table:table-cell>
          <table:table-cell table:style-name="ce4" table:formula="of:=[.A189]-[.B189]" office:value-type="float" office:value="620">
            <text:p>620</text:p>
          </table:table-cell>
          <table:table-cell table:style-name="ce4" table:formula="of:=[.C189]-[.C188]" office:value-type="float" office:value="3">
            <text:p>3</text:p>
          </table:table-cell>
          <table:table-cell table:style-name="ce4" table:formula="of:=[.A189]+4*([.A189]/50+2)" office:value-type="float" office:value="10116.799999999999">
            <text:p>10116.799999999999</text:p>
          </table:table-cell>
          <table:table-cell table:number-columns-repeated="1024"/>
        </table:table-row>
        <table:table-row table:style-name="ro191">
          <table:table-cell office:value-type="float" office:value="9410">
            <text:p>9410</text:p>
          </table:table-cell>
          <table:table-cell office:value-type="float" office:value="8786">
            <text:p>8786</text:p>
          </table:table-cell>
          <table:table-cell table:style-name="ce4" table:formula="of:=[.A190]-[.B190]" office:value-type="float" office:value="624">
            <text:p>624</text:p>
          </table:table-cell>
          <table:table-cell table:style-name="ce4" table:formula="of:=[.C190]-[.C189]" office:value-type="float" office:value="4">
            <text:p>4</text:p>
          </table:table-cell>
          <table:table-cell table:style-name="ce4" table:formula="of:=[.A190]+4*([.A190]/50+2)" office:value-type="float" office:value="10170.799999999999">
            <text:p>10170.799999999999</text:p>
          </table:table-cell>
          <table:table-cell table:number-columns-repeated="1024"/>
        </table:table-row>
        <table:table-row table:style-name="ro192">
          <table:table-cell office:value-type="float" office:value="9460">
            <text:p>9460</text:p>
          </table:table-cell>
          <table:table-cell office:value-type="float" office:value="8833">
            <text:p>8833</text:p>
          </table:table-cell>
          <table:table-cell table:style-name="ce4" table:formula="of:=[.A191]-[.B191]" office:value-type="float" office:value="627">
            <text:p>627</text:p>
          </table:table-cell>
          <table:table-cell table:style-name="ce4" table:formula="of:=[.C191]-[.C190]" office:value-type="float" office:value="3">
            <text:p>3</text:p>
          </table:table-cell>
          <table:table-cell table:style-name="ce4" table:formula="of:=[.A191]+4*([.A191]/50+2)" office:value-type="float" office:value="10224.799999999999">
            <text:p>10224.799999999999</text:p>
          </table:table-cell>
          <table:table-cell table:number-columns-repeated="1024"/>
        </table:table-row>
        <table:table-row table:style-name="ro193">
          <table:table-cell office:value-type="float" office:value="9510">
            <text:p>9510</text:p>
          </table:table-cell>
          <table:table-cell office:value-type="float" office:value="8880">
            <text:p>8880</text:p>
          </table:table-cell>
          <table:table-cell table:style-name="ce4" table:formula="of:=[.A192]-[.B192]" office:value-type="float" office:value="630">
            <text:p>630</text:p>
          </table:table-cell>
          <table:table-cell table:style-name="ce4" table:formula="of:=[.C192]-[.C191]" office:value-type="float" office:value="3">
            <text:p>3</text:p>
          </table:table-cell>
          <table:table-cell table:style-name="ce4" table:formula="of:=[.A192]+4*([.A192]/50+2)" office:value-type="float" office:value="10278.799999999999">
            <text:p>10278.799999999999</text:p>
          </table:table-cell>
          <table:table-cell table:number-columns-repeated="1024"/>
        </table:table-row>
        <table:table-row table:style-name="ro194">
          <table:table-cell office:value-type="float" office:value="9560">
            <text:p>9560</text:p>
          </table:table-cell>
          <table:table-cell office:value-type="float" office:value="8926">
            <text:p>8926</text:p>
          </table:table-cell>
          <table:table-cell table:style-name="ce4" table:formula="of:=[.A193]-[.B193]" office:value-type="float" office:value="634">
            <text:p>634</text:p>
          </table:table-cell>
          <table:table-cell table:style-name="ce4" table:formula="of:=[.C193]-[.C192]" office:value-type="float" office:value="4">
            <text:p>4</text:p>
          </table:table-cell>
          <table:table-cell table:style-name="ce4" table:formula="of:=[.A193]+4*([.A193]/50+2)" office:value-type="float" office:value="10332.799999999999">
            <text:p>10332.799999999999</text:p>
          </table:table-cell>
          <table:table-cell table:number-columns-repeated="1024"/>
        </table:table-row>
        <table:table-row table:style-name="ro195">
          <table:table-cell office:value-type="float" office:value="9610">
            <text:p>9610</text:p>
          </table:table-cell>
          <table:table-cell office:value-type="float" office:value="8973">
            <text:p>8973</text:p>
          </table:table-cell>
          <table:table-cell table:style-name="ce4" table:formula="of:=[.A194]-[.B194]" office:value-type="float" office:value="637">
            <text:p>637</text:p>
          </table:table-cell>
          <table:table-cell table:style-name="ce4" table:formula="of:=[.C194]-[.C193]" office:value-type="float" office:value="3">
            <text:p>3</text:p>
          </table:table-cell>
          <table:table-cell table:style-name="ce4" table:formula="of:=[.A194]+4*([.A194]/50+2)" office:value-type="float" office:value="10386.799999999999">
            <text:p>10386.799999999999</text:p>
          </table:table-cell>
          <table:table-cell table:number-columns-repeated="1024"/>
        </table:table-row>
        <table:table-row table:style-name="ro196">
          <table:table-cell office:value-type="float" office:value="9660">
            <text:p>9660</text:p>
          </table:table-cell>
          <table:table-cell office:value-type="float" office:value="9020">
            <text:p>9020</text:p>
          </table:table-cell>
          <table:table-cell table:style-name="ce4" table:formula="of:=[.A195]-[.B195]" office:value-type="float" office:value="640">
            <text:p>640</text:p>
          </table:table-cell>
          <table:table-cell table:style-name="ce4" table:formula="of:=[.C195]-[.C194]" office:value-type="float" office:value="3">
            <text:p>3</text:p>
          </table:table-cell>
          <table:table-cell table:style-name="ce4" table:formula="of:=[.A195]+4*([.A195]/50+2)" office:value-type="float" office:value="10440.799999999999">
            <text:p>10440.799999999999</text:p>
          </table:table-cell>
          <table:table-cell table:number-columns-repeated="1024"/>
        </table:table-row>
        <table:table-row table:style-name="ro197">
          <table:table-cell office:value-type="float" office:value="9710">
            <text:p>9710</text:p>
          </table:table-cell>
          <table:table-cell office:value-type="float" office:value="9067">
            <text:p>9067</text:p>
          </table:table-cell>
          <table:table-cell table:style-name="ce4" table:formula="of:=[.A196]-[.B196]" office:value-type="float" office:value="643">
            <text:p>643</text:p>
          </table:table-cell>
          <table:table-cell table:style-name="ce4" table:formula="of:=[.C196]-[.C195]" office:value-type="float" office:value="3">
            <text:p>3</text:p>
          </table:table-cell>
          <table:table-cell table:style-name="ce4" table:formula="of:=[.A196]+4*([.A196]/50+2)" office:value-type="float" office:value="10494.799999999999">
            <text:p>10494.799999999999</text:p>
          </table:table-cell>
          <table:table-cell table:number-columns-repeated="1024"/>
        </table:table-row>
        <table:table-row table:style-name="ro198">
          <table:table-cell office:value-type="float" office:value="9760">
            <text:p>9760</text:p>
          </table:table-cell>
          <table:table-cell office:value-type="float" office:value="9113">
            <text:p>9113</text:p>
          </table:table-cell>
          <table:table-cell table:style-name="ce4" table:formula="of:=[.A197]-[.B197]" office:value-type="float" office:value="647">
            <text:p>647</text:p>
          </table:table-cell>
          <table:table-cell table:style-name="ce4" table:formula="of:=[.C197]-[.C196]" office:value-type="float" office:value="4">
            <text:p>4</text:p>
          </table:table-cell>
          <table:table-cell table:style-name="ce4" table:formula="of:=[.A197]+4*([.A197]/50+2)" office:value-type="float" office:value="10548.799999999999">
            <text:p>10548.799999999999</text:p>
          </table:table-cell>
          <table:table-cell table:number-columns-repeated="1024"/>
        </table:table-row>
        <table:table-row table:style-name="ro199">
          <table:table-cell office:value-type="float" office:value="9810">
            <text:p>9810</text:p>
          </table:table-cell>
          <table:table-cell office:value-type="float" office:value="9160">
            <text:p>9160</text:p>
          </table:table-cell>
          <table:table-cell table:style-name="ce4" table:formula="of:=[.A198]-[.B198]" office:value-type="float" office:value="650">
            <text:p>650</text:p>
          </table:table-cell>
          <table:table-cell table:style-name="ce4" table:formula="of:=[.C198]-[.C197]" office:value-type="float" office:value="3">
            <text:p>3</text:p>
          </table:table-cell>
          <table:table-cell table:style-name="ce4" table:formula="of:=[.A198]+4*([.A198]/50+2)" office:value-type="float" office:value="10602.799999999999">
            <text:p>10602.799999999999</text:p>
          </table:table-cell>
          <table:table-cell table:number-columns-repeated="1024"/>
        </table:table-row>
        <table:table-row table:style-name="ro200">
          <table:table-cell office:value-type="float" office:value="9860">
            <text:p>9860</text:p>
          </table:table-cell>
          <table:table-cell office:value-type="float" office:value="9207">
            <text:p>9207</text:p>
          </table:table-cell>
          <table:table-cell table:style-name="ce4" table:formula="of:=[.A199]-[.B199]" office:value-type="float" office:value="653">
            <text:p>653</text:p>
          </table:table-cell>
          <table:table-cell table:style-name="ce4" table:formula="of:=[.C199]-[.C198]" office:value-type="float" office:value="3">
            <text:p>3</text:p>
          </table:table-cell>
          <table:table-cell table:style-name="ce4" table:formula="of:=[.A199]+4*([.A199]/50+2)" office:value-type="float" office:value="10656.799999999999">
            <text:p>10656.799999999999</text:p>
          </table:table-cell>
          <table:table-cell table:number-columns-repeated="1024"/>
        </table:table-row>
        <table:table-row table:style-name="ro201">
          <table:table-cell office:value-type="float" office:value="9910">
            <text:p>9910</text:p>
          </table:table-cell>
          <table:table-cell office:value-type="float" office:value="9253">
            <text:p>9253</text:p>
          </table:table-cell>
          <table:table-cell table:style-name="ce4" table:formula="of:=[.A200]-[.B200]" office:value-type="float" office:value="657">
            <text:p>657</text:p>
          </table:table-cell>
          <table:table-cell table:style-name="ce4" table:formula="of:=[.C200]-[.C199]" office:value-type="float" office:value="4">
            <text:p>4</text:p>
          </table:table-cell>
          <table:table-cell table:style-name="ce4" table:formula="of:=[.A200]+4*([.A200]/50+2)" office:value-type="float" office:value="10710.799999999999">
            <text:p>10710.799999999999</text:p>
          </table:table-cell>
          <table:table-cell table:number-columns-repeated="1024"/>
        </table:table-row>
        <table:table-row table:style-name="ro202">
          <table:table-cell office:value-type="float" office:value="9960">
            <text:p>9960</text:p>
          </table:table-cell>
          <table:table-cell office:value-type="float" office:value="9300">
            <text:p>9300</text:p>
          </table:table-cell>
          <table:table-cell table:style-name="ce4" table:formula="of:=[.A201]-[.B201]" office:value-type="float" office:value="660">
            <text:p>660</text:p>
          </table:table-cell>
          <table:table-cell table:style-name="ce4" table:formula="of:=[.C201]-[.C200]" office:value-type="float" office:value="3">
            <text:p>3</text:p>
          </table:table-cell>
          <table:table-cell table:style-name="ce4" table:formula="of:=[.A201]+4*([.A201]/50+2)" office:value-type="float" office:value="10764.799999999999">
            <text:p>10764.799999999999</text:p>
          </table:table-cell>
          <table:table-cell table:number-columns-repeated="1024"/>
        </table:table-row>
        <table:table-row table:style-name="ro203">
          <table:table-cell office:value-type="float" office:value="10010">
            <text:p>10010</text:p>
          </table:table-cell>
          <table:table-cell office:value-type="float" office:value="9347">
            <text:p>9347</text:p>
          </table:table-cell>
          <table:table-cell table:style-name="ce4" table:formula="of:=[.A202]-[.B202]" office:value-type="float" office:value="663">
            <text:p>663</text:p>
          </table:table-cell>
          <table:table-cell table:style-name="ce4" table:formula="of:=[.C202]-[.C201]" office:value-type="float" office:value="3">
            <text:p>3</text:p>
          </table:table-cell>
          <table:table-cell table:style-name="ce4" table:formula="of:=[.A202]+4*([.A202]/50+2)" office:value-type="float" office:value="10818.799999999999">
            <text:p>10818.799999999999</text:p>
          </table:table-cell>
          <table:table-cell table:number-columns-repeated="1024"/>
        </table:table-row>
        <table:table-row table:style-name="ro204">
          <table:table-cell office:value-type="float" office:value="10060">
            <text:p>10060</text:p>
          </table:table-cell>
          <table:table-cell office:value-type="float" office:value="9393">
            <text:p>9393</text:p>
          </table:table-cell>
          <table:table-cell table:style-name="ce4" table:formula="of:=[.A203]-[.B203]" office:value-type="float" office:value="667">
            <text:p>667</text:p>
          </table:table-cell>
          <table:table-cell table:style-name="ce4" table:formula="of:=[.C203]-[.C202]" office:value-type="float" office:value="4">
            <text:p>4</text:p>
          </table:table-cell>
          <table:table-cell table:style-name="ce4" table:formula="of:=[.A203]+4*([.A203]/50+2)" office:value-type="float" office:value="10872.799999999999">
            <text:p>10872.799999999999</text:p>
          </table:table-cell>
          <table:table-cell table:number-columns-repeated="1024"/>
        </table:table-row>
        <table:table-row table:style-name="ro205">
          <table:table-cell office:value-type="float" office:value="10110">
            <text:p>10110</text:p>
          </table:table-cell>
          <table:table-cell office:value-type="float" office:value="9440">
            <text:p>9440</text:p>
          </table:table-cell>
          <table:table-cell table:style-name="ce4" table:formula="of:=[.A204]-[.B204]" office:value-type="float" office:value="670">
            <text:p>670</text:p>
          </table:table-cell>
          <table:table-cell table:style-name="ce4" table:formula="of:=[.C204]-[.C203]" office:value-type="float" office:value="3">
            <text:p>3</text:p>
          </table:table-cell>
          <table:table-cell table:style-name="ce4" table:formula="of:=[.A204]+4*([.A204]/50+2)" office:value-type="float" office:value="10926.799999999999">
            <text:p>10926.799999999999</text:p>
          </table:table-cell>
          <table:table-cell table:number-columns-repeated="1024"/>
        </table:table-row>
        <table:table-row table:style-name="ro206">
          <table:table-cell office:value-type="float" office:value="10160">
            <text:p>10160</text:p>
          </table:table-cell>
          <table:table-cell office:value-type="float" office:value="9487">
            <text:p>9487</text:p>
          </table:table-cell>
          <table:table-cell table:style-name="ce4" table:formula="of:=[.A205]-[.B205]" office:value-type="float" office:value="673">
            <text:p>673</text:p>
          </table:table-cell>
          <table:table-cell table:style-name="ce4" table:formula="of:=[.C205]-[.C204]" office:value-type="float" office:value="3">
            <text:p>3</text:p>
          </table:table-cell>
          <table:table-cell table:style-name="ce4" table:formula="of:=[.A205]+4*([.A205]/50+2)" office:value-type="float" office:value="10980.799999999999">
            <text:p>10980.799999999999</text:p>
          </table:table-cell>
          <table:table-cell table:number-columns-repeated="1024"/>
        </table:table-row>
        <table:table-row table:style-name="ro207">
          <table:table-cell office:value-type="float" office:value="10210">
            <text:p>10210</text:p>
          </table:table-cell>
          <table:table-cell office:value-type="float" office:value="9534">
            <text:p>9534</text:p>
          </table:table-cell>
          <table:table-cell table:style-name="ce4" table:formula="of:=[.A206]-[.B206]" office:value-type="float" office:value="676">
            <text:p>676</text:p>
          </table:table-cell>
          <table:table-cell table:style-name="ce4" table:formula="of:=[.C206]-[.C205]" office:value-type="float" office:value="3">
            <text:p>3</text:p>
          </table:table-cell>
          <table:table-cell table:style-name="ce4" table:formula="of:=[.A206]+4*([.A206]/50+2)" office:value-type="float" office:value="11034.799999999999">
            <text:p>11034.799999999999</text:p>
          </table:table-cell>
          <table:table-cell table:number-columns-repeated="1024"/>
        </table:table-row>
        <table:table-row table:style-name="ro208">
          <table:table-cell office:value-type="float" office:value="10260">
            <text:p>10260</text:p>
          </table:table-cell>
          <table:table-cell office:value-type="float" office:value="9580">
            <text:p>9580</text:p>
          </table:table-cell>
          <table:table-cell table:style-name="ce4" table:formula="of:=[.A207]-[.B207]" office:value-type="float" office:value="680">
            <text:p>680</text:p>
          </table:table-cell>
          <table:table-cell table:style-name="ce4" table:formula="of:=[.C207]-[.C206]" office:value-type="float" office:value="4">
            <text:p>4</text:p>
          </table:table-cell>
          <table:table-cell table:style-name="ce4" table:formula="of:=[.A207]+4*([.A207]/50+2)" office:value-type="float" office:value="11088.799999999999">
            <text:p>11088.799999999999</text:p>
          </table:table-cell>
          <table:table-cell table:number-columns-repeated="1024"/>
        </table:table-row>
        <table:table-row table:style-name="ro209">
          <table:table-cell office:value-type="float" office:value="10310">
            <text:p>10310</text:p>
          </table:table-cell>
          <table:table-cell office:value-type="float" office:value="9627">
            <text:p>9627</text:p>
          </table:table-cell>
          <table:table-cell table:style-name="ce4" table:formula="of:=[.A208]-[.B208]" office:value-type="float" office:value="683">
            <text:p>683</text:p>
          </table:table-cell>
          <table:table-cell table:style-name="ce4" table:formula="of:=[.C208]-[.C207]" office:value-type="float" office:value="3">
            <text:p>3</text:p>
          </table:table-cell>
          <table:table-cell table:style-name="ce4" table:formula="of:=[.A208]+4*([.A208]/50+2)" office:value-type="float" office:value="11142.799999999999">
            <text:p>11142.799999999999</text:p>
          </table:table-cell>
          <table:table-cell table:number-columns-repeated="1024"/>
        </table:table-row>
        <table:table-row table:style-name="ro210">
          <table:table-cell office:value-type="float" office:value="10360">
            <text:p>10360</text:p>
          </table:table-cell>
          <table:table-cell office:value-type="float" office:value="9674">
            <text:p>9674</text:p>
          </table:table-cell>
          <table:table-cell table:style-name="ce4" table:formula="of:=[.A209]-[.B209]" office:value-type="float" office:value="686">
            <text:p>686</text:p>
          </table:table-cell>
          <table:table-cell table:style-name="ce4" table:formula="of:=[.C209]-[.C208]" office:value-type="float" office:value="3">
            <text:p>3</text:p>
          </table:table-cell>
          <table:table-cell table:style-name="ce4" table:formula="of:=[.A209]+4*([.A209]/50+2)" office:value-type="float" office:value="11196.799999999999">
            <text:p>11196.799999999999</text:p>
          </table:table-cell>
          <table:table-cell table:number-columns-repeated="1024"/>
        </table:table-row>
        <table:table-row table:style-name="ro211">
          <table:table-cell office:value-type="float" office:value="10410">
            <text:p>10410</text:p>
          </table:table-cell>
          <table:table-cell office:value-type="float" office:value="9720">
            <text:p>9720</text:p>
          </table:table-cell>
          <table:table-cell table:style-name="ce4" table:formula="of:=[.A210]-[.B210]" office:value-type="float" office:value="690">
            <text:p>690</text:p>
          </table:table-cell>
          <table:table-cell table:style-name="ce4" table:formula="of:=[.C210]-[.C209]" office:value-type="float" office:value="4">
            <text:p>4</text:p>
          </table:table-cell>
          <table:table-cell table:style-name="ce4" table:formula="of:=[.A210]+4*([.A210]/50+2)" office:value-type="float" office:value="11250.799999999999">
            <text:p>11250.799999999999</text:p>
          </table:table-cell>
          <table:table-cell table:number-columns-repeated="1024"/>
        </table:table-row>
        <table:table-row table:style-name="ro212">
          <table:table-cell office:value-type="float" office:value="10460">
            <text:p>10460</text:p>
          </table:table-cell>
          <table:table-cell office:value-type="float" office:value="9767">
            <text:p>9767</text:p>
          </table:table-cell>
          <table:table-cell table:style-name="ce4" table:formula="of:=[.A211]-[.B211]" office:value-type="float" office:value="693">
            <text:p>693</text:p>
          </table:table-cell>
          <table:table-cell table:style-name="ce4" table:formula="of:=[.C211]-[.C210]" office:value-type="float" office:value="3">
            <text:p>3</text:p>
          </table:table-cell>
          <table:table-cell table:style-name="ce4" table:formula="of:=[.A211]+4*([.A211]/50+2)" office:value-type="float" office:value="11304.799999999999">
            <text:p>11304.799999999999</text:p>
          </table:table-cell>
          <table:table-cell table:number-columns-repeated="1024"/>
        </table:table-row>
        <table:table-row table:style-name="ro213">
          <table:table-cell office:value-type="float" office:value="10510">
            <text:p>10510</text:p>
          </table:table-cell>
          <table:table-cell office:value-type="float" office:value="9814">
            <text:p>9814</text:p>
          </table:table-cell>
          <table:table-cell table:style-name="ce4" table:formula="of:=[.A212]-[.B212]" office:value-type="float" office:value="696">
            <text:p>696</text:p>
          </table:table-cell>
          <table:table-cell table:style-name="ce4" table:formula="of:=[.C212]-[.C211]" office:value-type="float" office:value="3">
            <text:p>3</text:p>
          </table:table-cell>
          <table:table-cell table:style-name="ce4" table:formula="of:=[.A212]+4*([.A212]/50+2)" office:value-type="float" office:value="11358.799999999999">
            <text:p>11358.799999999999</text:p>
          </table:table-cell>
          <table:table-cell table:number-columns-repeated="1024"/>
        </table:table-row>
        <table:table-row table:style-name="ro214">
          <table:table-cell office:value-type="float" office:value="10560">
            <text:p>10560</text:p>
          </table:table-cell>
          <table:table-cell office:value-type="float" office:value="9861">
            <text:p>9861</text:p>
          </table:table-cell>
          <table:table-cell table:style-name="ce4" table:formula="of:=[.A213]-[.B213]" office:value-type="float" office:value="699">
            <text:p>699</text:p>
          </table:table-cell>
          <table:table-cell table:style-name="ce4" table:formula="of:=[.C213]-[.C212]" office:value-type="float" office:value="3">
            <text:p>3</text:p>
          </table:table-cell>
          <table:table-cell table:style-name="ce4" table:formula="of:=[.A213]+4*([.A213]/50+2)" office:value-type="float" office:value="11412.799999999999">
            <text:p>11412.799999999999</text:p>
          </table:table-cell>
          <table:table-cell table:number-columns-repeated="1024"/>
        </table:table-row>
        <table:table-row table:style-name="ro215">
          <table:table-cell office:value-type="float" office:value="10610">
            <text:p>10610</text:p>
          </table:table-cell>
          <table:table-cell office:value-type="float" office:value="9907">
            <text:p>9907</text:p>
          </table:table-cell>
          <table:table-cell table:style-name="ce4" table:formula="of:=[.A214]-[.B214]" office:value-type="float" office:value="703">
            <text:p>703</text:p>
          </table:table-cell>
          <table:table-cell table:style-name="ce4" table:formula="of:=[.C214]-[.C213]" office:value-type="float" office:value="4">
            <text:p>4</text:p>
          </table:table-cell>
          <table:table-cell table:style-name="ce4" table:formula="of:=[.A214]+4*([.A214]/50+2)" office:value-type="float" office:value="11466.799999999999">
            <text:p>11466.799999999999</text:p>
          </table:table-cell>
          <table:table-cell table:number-columns-repeated="1024"/>
        </table:table-row>
        <table:table-row table:style-name="ro216">
          <table:table-cell office:value-type="float" office:value="10660">
            <text:p>10660</text:p>
          </table:table-cell>
          <table:table-cell office:value-type="float" office:value="9954">
            <text:p>9954</text:p>
          </table:table-cell>
          <table:table-cell table:style-name="ce4" table:formula="of:=[.A215]-[.B215]" office:value-type="float" office:value="706">
            <text:p>706</text:p>
          </table:table-cell>
          <table:table-cell table:style-name="ce4" table:formula="of:=[.C215]-[.C214]" office:value-type="float" office:value="3">
            <text:p>3</text:p>
          </table:table-cell>
          <table:table-cell table:style-name="ce4" table:formula="of:=[.A215]+4*([.A215]/50+2)" office:value-type="float" office:value="11520.799999999999">
            <text:p>11520.799999999999</text:p>
          </table:table-cell>
          <table:table-cell table:number-columns-repeated="1024"/>
        </table:table-row>
        <table:table-row table:style-name="ro217">
          <table:table-cell office:value-type="float" office:value="10710">
            <text:p>10710</text:p>
          </table:table-cell>
          <table:table-cell office:value-type="float" office:value="10001">
            <text:p>10001</text:p>
          </table:table-cell>
          <table:table-cell table:style-name="ce4" table:formula="of:=[.A216]-[.B216]" office:value-type="float" office:value="709">
            <text:p>709</text:p>
          </table:table-cell>
          <table:table-cell table:style-name="ce4" table:formula="of:=[.C216]-[.C215]" office:value-type="float" office:value="3">
            <text:p>3</text:p>
          </table:table-cell>
          <table:table-cell table:style-name="ce4" table:formula="of:=[.A216]+4*([.A216]/50+2)" office:value-type="float" office:value="11574.799999999999">
            <text:p>11574.799999999999</text:p>
          </table:table-cell>
          <table:table-cell table:number-columns-repeated="1024"/>
        </table:table-row>
        <table:table-row table:style-name="ro218">
          <table:table-cell office:value-type="float" office:value="10760">
            <text:p>10760</text:p>
          </table:table-cell>
          <table:table-cell office:value-type="float" office:value="10047">
            <text:p>10047</text:p>
          </table:table-cell>
          <table:table-cell table:style-name="ce4" table:formula="of:=[.A217]-[.B217]" office:value-type="float" office:value="713">
            <text:p>713</text:p>
          </table:table-cell>
          <table:table-cell table:style-name="ce4" table:formula="of:=[.C217]-[.C216]" office:value-type="float" office:value="4">
            <text:p>4</text:p>
          </table:table-cell>
          <table:table-cell table:style-name="ce4" table:formula="of:=[.A217]+4*([.A217]/50+2)" office:value-type="float" office:value="11628.799999999999">
            <text:p>11628.799999999999</text:p>
          </table:table-cell>
          <table:table-cell table:number-columns-repeated="1024"/>
        </table:table-row>
        <table:table-row table:style-name="ro219">
          <table:table-cell office:value-type="float" office:value="10810">
            <text:p>10810</text:p>
          </table:table-cell>
          <table:table-cell office:value-type="float" office:value="10094">
            <text:p>10094</text:p>
          </table:table-cell>
          <table:table-cell table:style-name="ce4" table:formula="of:=[.A218]-[.B218]" office:value-type="float" office:value="716">
            <text:p>716</text:p>
          </table:table-cell>
          <table:table-cell table:style-name="ce4" table:formula="of:=[.C218]-[.C217]" office:value-type="float" office:value="3">
            <text:p>3</text:p>
          </table:table-cell>
          <table:table-cell table:style-name="ce4" table:formula="of:=[.A218]+4*([.A218]/50+2)" office:value-type="float" office:value="11682.799999999999">
            <text:p>11682.799999999999</text:p>
          </table:table-cell>
          <table:table-cell table:number-columns-repeated="1024"/>
        </table:table-row>
        <table:table-row table:style-name="ro220">
          <table:table-cell office:value-type="float" office:value="10860">
            <text:p>10860</text:p>
          </table:table-cell>
          <table:table-cell office:value-type="float" office:value="10141">
            <text:p>10141</text:p>
          </table:table-cell>
          <table:table-cell table:style-name="ce4" table:formula="of:=[.A219]-[.B219]" office:value-type="float" office:value="719">
            <text:p>719</text:p>
          </table:table-cell>
          <table:table-cell table:style-name="ce4" table:formula="of:=[.C219]-[.C218]" office:value-type="float" office:value="3">
            <text:p>3</text:p>
          </table:table-cell>
          <table:table-cell table:style-name="ce4" table:formula="of:=[.A219]+4*([.A219]/50+2)" office:value-type="float" office:value="11736.799999999999">
            <text:p>11736.799999999999</text:p>
          </table:table-cell>
          <table:table-cell table:number-columns-repeated="1024"/>
        </table:table-row>
        <table:table-row table:style-name="ro221">
          <table:table-cell office:value-type="float" office:value="10910">
            <text:p>10910</text:p>
          </table:table-cell>
          <table:table-cell office:value-type="float" office:value="10187">
            <text:p>10187</text:p>
          </table:table-cell>
          <table:table-cell table:style-name="ce4" table:formula="of:=[.A220]-[.B220]" office:value-type="float" office:value="723">
            <text:p>723</text:p>
          </table:table-cell>
          <table:table-cell table:style-name="ce4" table:formula="of:=[.C220]-[.C219]" office:value-type="float" office:value="4">
            <text:p>4</text:p>
          </table:table-cell>
          <table:table-cell table:style-name="ce4" table:formula="of:=[.A220]+4*([.A220]/50+2)" office:value-type="float" office:value="11790.799999999999">
            <text:p>11790.799999999999</text:p>
          </table:table-cell>
          <table:table-cell table:number-columns-repeated="1024"/>
        </table:table-row>
        <table:table-row table:style-name="ro222">
          <table:table-cell office:value-type="float" office:value="10960">
            <text:p>10960</text:p>
          </table:table-cell>
          <table:table-cell office:value-type="float" office:value="10234">
            <text:p>10234</text:p>
          </table:table-cell>
          <table:table-cell table:style-name="ce4" table:formula="of:=[.A221]-[.B221]" office:value-type="float" office:value="726">
            <text:p>726</text:p>
          </table:table-cell>
          <table:table-cell table:style-name="ce4" table:formula="of:=[.C221]-[.C220]" office:value-type="float" office:value="3">
            <text:p>3</text:p>
          </table:table-cell>
          <table:table-cell table:style-name="ce4" table:formula="of:=[.A221]+4*([.A221]/50+2)" office:value-type="float" office:value="11844.799999999999">
            <text:p>11844.799999999999</text:p>
          </table:table-cell>
          <table:table-cell table:number-columns-repeated="1024"/>
        </table:table-row>
        <table:table-row table:style-name="ro223">
          <table:table-cell office:value-type="float" office:value="11010">
            <text:p>11010</text:p>
          </table:table-cell>
          <table:table-cell office:value-type="float" office:value="10281">
            <text:p>10281</text:p>
          </table:table-cell>
          <table:table-cell table:style-name="ce4" table:formula="of:=[.A222]-[.B222]" office:value-type="float" office:value="729">
            <text:p>729</text:p>
          </table:table-cell>
          <table:table-cell table:style-name="ce4" table:formula="of:=[.C222]-[.C221]" office:value-type="float" office:value="3">
            <text:p>3</text:p>
          </table:table-cell>
          <table:table-cell table:style-name="ce4" table:formula="of:=[.A222]+4*([.A222]/50+2)" office:value-type="float" office:value="11898.799999999999">
            <text:p>11898.799999999999</text:p>
          </table:table-cell>
          <table:table-cell table:number-columns-repeated="1024"/>
        </table:table-row>
        <table:table-row table:style-name="ro224">
          <table:table-cell office:value-type="float" office:value="11060">
            <text:p>11060</text:p>
          </table:table-cell>
          <table:table-cell office:value-type="float" office:value="10327">
            <text:p>10327</text:p>
          </table:table-cell>
          <table:table-cell table:style-name="ce4" table:formula="of:=[.A223]-[.B223]" office:value-type="float" office:value="733">
            <text:p>733</text:p>
          </table:table-cell>
          <table:table-cell table:style-name="ce4" table:formula="of:=[.C223]-[.C222]" office:value-type="float" office:value="4">
            <text:p>4</text:p>
          </table:table-cell>
          <table:table-cell table:style-name="ce4" table:formula="of:=[.A223]+4*([.A223]/50+2)" office:value-type="float" office:value="11952.799999999999">
            <text:p>11952.799999999999</text:p>
          </table:table-cell>
          <table:table-cell table:number-columns-repeated="1024"/>
        </table:table-row>
        <table:table-row table:style-name="ro225">
          <table:table-cell office:value-type="float" office:value="11110">
            <text:p>11110</text:p>
          </table:table-cell>
          <table:table-cell office:value-type="float" office:value="10374">
            <text:p>10374</text:p>
          </table:table-cell>
          <table:table-cell table:style-name="ce4" table:formula="of:=[.A224]-[.B224]" office:value-type="float" office:value="736">
            <text:p>736</text:p>
          </table:table-cell>
          <table:table-cell table:style-name="ce4" table:formula="of:=[.C224]-[.C223]" office:value-type="float" office:value="3">
            <text:p>3</text:p>
          </table:table-cell>
          <table:table-cell table:style-name="ce4" table:formula="of:=[.A224]+4*([.A224]/50+2)" office:value-type="float" office:value="12006.799999999999">
            <text:p>12006.799999999999</text:p>
          </table:table-cell>
          <table:table-cell table:number-columns-repeated="1024"/>
        </table:table-row>
        <table:table-row table:style-name="ro226">
          <table:table-cell office:value-type="float" office:value="11160">
            <text:p>11160</text:p>
          </table:table-cell>
          <table:table-cell office:value-type="float" office:value="10421">
            <text:p>10421</text:p>
          </table:table-cell>
          <table:table-cell table:style-name="ce4" table:formula="of:=[.A225]-[.B225]" office:value-type="float" office:value="739">
            <text:p>739</text:p>
          </table:table-cell>
          <table:table-cell table:style-name="ce4" table:formula="of:=[.C225]-[.C224]" office:value-type="float" office:value="3">
            <text:p>3</text:p>
          </table:table-cell>
          <table:table-cell table:style-name="ce4" table:formula="of:=[.A225]+4*([.A225]/50+2)" office:value-type="float" office:value="12060.799999999999">
            <text:p>12060.799999999999</text:p>
          </table:table-cell>
          <table:table-cell table:number-columns-repeated="1024"/>
        </table:table-row>
        <table:table-row table:style-name="ro227">
          <table:table-cell office:value-type="float" office:value="11210">
            <text:p>11210</text:p>
          </table:table-cell>
          <table:table-cell office:value-type="float" office:value="10468">
            <text:p>10468</text:p>
          </table:table-cell>
          <table:table-cell table:style-name="ce4" table:formula="of:=[.A226]-[.B226]" office:value-type="float" office:value="742">
            <text:p>742</text:p>
          </table:table-cell>
          <table:table-cell table:style-name="ce4" table:formula="of:=[.C226]-[.C225]" office:value-type="float" office:value="3">
            <text:p>3</text:p>
          </table:table-cell>
          <table:table-cell table:style-name="ce4" table:formula="of:=[.A226]+4*([.A226]/50+2)" office:value-type="float" office:value="12114.799999999999">
            <text:p>12114.799999999999</text:p>
          </table:table-cell>
          <table:table-cell table:number-columns-repeated="1024"/>
        </table:table-row>
        <table:table-row table:style-name="ro228">
          <table:table-cell office:value-type="float" office:value="11260">
            <text:p>11260</text:p>
          </table:table-cell>
          <table:table-cell office:value-type="float" office:value="10514">
            <text:p>10514</text:p>
          </table:table-cell>
          <table:table-cell table:style-name="ce4" table:formula="of:=[.A227]-[.B227]" office:value-type="float" office:value="746">
            <text:p>746</text:p>
          </table:table-cell>
          <table:table-cell table:style-name="ce4" table:formula="of:=[.C227]-[.C226]" office:value-type="float" office:value="4">
            <text:p>4</text:p>
          </table:table-cell>
          <table:table-cell table:style-name="ce4" table:formula="of:=[.A227]+4*([.A227]/50+2)" office:value-type="float" office:value="12168.799999999999">
            <text:p>12168.799999999999</text:p>
          </table:table-cell>
          <table:table-cell table:number-columns-repeated="1024"/>
        </table:table-row>
        <table:table-row table:style-name="ro229">
          <table:table-cell office:value-type="float" office:value="11310">
            <text:p>11310</text:p>
          </table:table-cell>
          <table:table-cell office:value-type="float" office:value="10561">
            <text:p>10561</text:p>
          </table:table-cell>
          <table:table-cell table:style-name="ce4" table:formula="of:=[.A228]-[.B228]" office:value-type="float" office:value="749">
            <text:p>749</text:p>
          </table:table-cell>
          <table:table-cell table:style-name="ce4" table:formula="of:=[.C228]-[.C227]" office:value-type="float" office:value="3">
            <text:p>3</text:p>
          </table:table-cell>
          <table:table-cell table:style-name="ce4" table:formula="of:=[.A228]+4*([.A228]/50+2)" office:value-type="float" office:value="12222.799999999999">
            <text:p>12222.799999999999</text:p>
          </table:table-cell>
          <table:table-cell table:number-columns-repeated="1024"/>
        </table:table-row>
        <table:table-row table:style-name="ro230">
          <table:table-cell office:value-type="float" office:value="11360">
            <text:p>11360</text:p>
          </table:table-cell>
          <table:table-cell office:value-type="float" office:value="10608">
            <text:p>10608</text:p>
          </table:table-cell>
          <table:table-cell table:style-name="ce4" table:formula="of:=[.A229]-[.B229]" office:value-type="float" office:value="752">
            <text:p>752</text:p>
          </table:table-cell>
          <table:table-cell table:style-name="ce4" table:formula="of:=[.C229]-[.C228]" office:value-type="float" office:value="3">
            <text:p>3</text:p>
          </table:table-cell>
          <table:table-cell table:style-name="ce4" table:formula="of:=[.A229]+4*([.A229]/50+2)" office:value-type="float" office:value="12276.799999999999">
            <text:p>12276.799999999999</text:p>
          </table:table-cell>
          <table:table-cell table:number-columns-repeated="1024"/>
        </table:table-row>
        <table:table-row table:style-name="ro231">
          <table:table-cell office:value-type="float" office:value="11410">
            <text:p>11410</text:p>
          </table:table-cell>
          <table:table-cell office:value-type="float" office:value="10654">
            <text:p>10654</text:p>
          </table:table-cell>
          <table:table-cell table:style-name="ce4" table:formula="of:=[.A230]-[.B230]" office:value-type="float" office:value="756">
            <text:p>756</text:p>
          </table:table-cell>
          <table:table-cell table:style-name="ce4" table:formula="of:=[.C230]-[.C229]" office:value-type="float" office:value="4">
            <text:p>4</text:p>
          </table:table-cell>
          <table:table-cell table:style-name="ce4" table:formula="of:=[.A230]+4*([.A230]/50+2)" office:value-type="float" office:value="12330.799999999999">
            <text:p>12330.799999999999</text:p>
          </table:table-cell>
          <table:table-cell table:number-columns-repeated="1024"/>
        </table:table-row>
        <table:table-row table:style-name="ro232">
          <table:table-cell office:value-type="float" office:value="11460">
            <text:p>11460</text:p>
          </table:table-cell>
          <table:table-cell office:value-type="float" office:value="10701">
            <text:p>10701</text:p>
          </table:table-cell>
          <table:table-cell table:style-name="ce4" table:formula="of:=[.A231]-[.B231]" office:value-type="float" office:value="759">
            <text:p>759</text:p>
          </table:table-cell>
          <table:table-cell table:style-name="ce4" table:formula="of:=[.C231]-[.C230]" office:value-type="float" office:value="3">
            <text:p>3</text:p>
          </table:table-cell>
          <table:table-cell table:style-name="ce4" table:formula="of:=[.A231]+4*([.A231]/50+2)" office:value-type="float" office:value="12384.799999999999">
            <text:p>12384.799999999999</text:p>
          </table:table-cell>
          <table:table-cell table:number-columns-repeated="1024"/>
        </table:table-row>
        <table:table-row table:style-name="ro233">
          <table:table-cell office:value-type="float" office:value="11510">
            <text:p>11510</text:p>
          </table:table-cell>
          <table:table-cell office:value-type="float" office:value="10748">
            <text:p>10748</text:p>
          </table:table-cell>
          <table:table-cell table:style-name="ce4" table:formula="of:=[.A232]-[.B232]" office:value-type="float" office:value="762">
            <text:p>762</text:p>
          </table:table-cell>
          <table:table-cell table:style-name="ce4" table:formula="of:=[.C232]-[.C231]" office:value-type="float" office:value="3">
            <text:p>3</text:p>
          </table:table-cell>
          <table:table-cell table:style-name="ce4" table:formula="of:=[.A232]+4*([.A232]/50+2)" office:value-type="float" office:value="12438.799999999999">
            <text:p>12438.799999999999</text:p>
          </table:table-cell>
          <table:table-cell table:number-columns-repeated="1024"/>
        </table:table-row>
        <table:table-row table:style-name="ro234">
          <table:table-cell office:value-type="float" office:value="11560">
            <text:p>11560</text:p>
          </table:table-cell>
          <table:table-cell office:value-type="float" office:value="10795">
            <text:p>10795</text:p>
          </table:table-cell>
          <table:table-cell table:style-name="ce4" table:formula="of:=[.A233]-[.B233]" office:value-type="float" office:value="765">
            <text:p>765</text:p>
          </table:table-cell>
          <table:table-cell table:style-name="ce4" table:formula="of:=[.C233]-[.C232]" office:value-type="float" office:value="3">
            <text:p>3</text:p>
          </table:table-cell>
          <table:table-cell table:style-name="ce4" table:formula="of:=[.A233]+4*([.A233]/50+2)" office:value-type="float" office:value="12492.799999999999">
            <text:p>12492.799999999999</text:p>
          </table:table-cell>
          <table:table-cell table:number-columns-repeated="1024"/>
        </table:table-row>
        <table:table-row table:style-name="ro235">
          <table:table-cell office:value-type="float" office:value="11610">
            <text:p>11610</text:p>
          </table:table-cell>
          <table:table-cell office:value-type="float" office:value="10841">
            <text:p>10841</text:p>
          </table:table-cell>
          <table:table-cell table:style-name="ce4" table:formula="of:=[.A234]-[.B234]" office:value-type="float" office:value="769">
            <text:p>769</text:p>
          </table:table-cell>
          <table:table-cell table:style-name="ce4" table:formula="of:=[.C234]-[.C233]" office:value-type="float" office:value="4">
            <text:p>4</text:p>
          </table:table-cell>
          <table:table-cell table:style-name="ce4" table:formula="of:=[.A234]+4*([.A234]/50+2)" office:value-type="float" office:value="12546.799999999999">
            <text:p>12546.799999999999</text:p>
          </table:table-cell>
          <table:table-cell table:number-columns-repeated="1024"/>
        </table:table-row>
        <table:table-row table:style-name="ro236">
          <table:table-cell office:value-type="float" office:value="11660">
            <text:p>11660</text:p>
          </table:table-cell>
          <table:table-cell office:value-type="float" office:value="10888">
            <text:p>10888</text:p>
          </table:table-cell>
          <table:table-cell table:style-name="ce4" table:formula="of:=[.A235]-[.B235]" office:value-type="float" office:value="772">
            <text:p>772</text:p>
          </table:table-cell>
          <table:table-cell table:style-name="ce4" table:formula="of:=[.C235]-[.C234]" office:value-type="float" office:value="3">
            <text:p>3</text:p>
          </table:table-cell>
          <table:table-cell table:style-name="ce4" table:formula="of:=[.A235]+4*([.A235]/50+2)" office:value-type="float" office:value="12600.799999999999">
            <text:p>12600.799999999999</text:p>
          </table:table-cell>
          <table:table-cell table:number-columns-repeated="1024"/>
        </table:table-row>
        <table:table-row table:style-name="ro237">
          <table:table-cell office:value-type="float" office:value="11710">
            <text:p>11710</text:p>
          </table:table-cell>
          <table:table-cell office:value-type="float" office:value="10935">
            <text:p>10935</text:p>
          </table:table-cell>
          <table:table-cell table:style-name="ce4" table:formula="of:=[.A236]-[.B236]" office:value-type="float" office:value="775">
            <text:p>775</text:p>
          </table:table-cell>
          <table:table-cell table:style-name="ce4" table:formula="of:=[.C236]-[.C235]" office:value-type="float" office:value="3">
            <text:p>3</text:p>
          </table:table-cell>
          <table:table-cell table:style-name="ce4" table:formula="of:=[.A236]+4*([.A236]/50+2)" office:value-type="float" office:value="12654.799999999999">
            <text:p>12654.799999999999</text:p>
          </table:table-cell>
          <table:table-cell table:number-columns-repeated="1024"/>
        </table:table-row>
        <table:table-row table:style-name="ro238">
          <table:table-cell office:value-type="float" office:value="11760">
            <text:p>11760</text:p>
          </table:table-cell>
          <table:table-cell office:value-type="float" office:value="10981">
            <text:p>10981</text:p>
          </table:table-cell>
          <table:table-cell table:style-name="ce4" table:formula="of:=[.A237]-[.B237]" office:value-type="float" office:value="779">
            <text:p>779</text:p>
          </table:table-cell>
          <table:table-cell table:style-name="ce4" table:formula="of:=[.C237]-[.C236]" office:value-type="float" office:value="4">
            <text:p>4</text:p>
          </table:table-cell>
          <table:table-cell table:style-name="ce4" table:formula="of:=[.A237]+4*([.A237]/50+2)" office:value-type="float" office:value="12708.799999999999">
            <text:p>12708.799999999999</text:p>
          </table:table-cell>
          <table:table-cell table:number-columns-repeated="1024"/>
        </table:table-row>
        <table:table-row table:style-name="ro239">
          <table:table-cell office:value-type="float" office:value="11810">
            <text:p>11810</text:p>
          </table:table-cell>
          <table:table-cell office:value-type="float" office:value="11028">
            <text:p>11028</text:p>
          </table:table-cell>
          <table:table-cell table:style-name="ce4" table:formula="of:=[.A238]-[.B238]" office:value-type="float" office:value="782">
            <text:p>782</text:p>
          </table:table-cell>
          <table:table-cell table:style-name="ce4" table:formula="of:=[.C238]-[.C237]" office:value-type="float" office:value="3">
            <text:p>3</text:p>
          </table:table-cell>
          <table:table-cell table:style-name="ce4" table:formula="of:=[.A238]+4*([.A238]/50+2)" office:value-type="float" office:value="12762.799999999999">
            <text:p>12762.799999999999</text:p>
          </table:table-cell>
          <table:table-cell table:number-columns-repeated="1024"/>
        </table:table-row>
        <table:table-row table:style-name="ro240">
          <table:table-cell office:value-type="float" office:value="11860">
            <text:p>11860</text:p>
          </table:table-cell>
          <table:table-cell office:value-type="float" office:value="11075">
            <text:p>11075</text:p>
          </table:table-cell>
          <table:table-cell table:style-name="ce4" table:formula="of:=[.A239]-[.B239]" office:value-type="float" office:value="785">
            <text:p>785</text:p>
          </table:table-cell>
          <table:table-cell table:style-name="ce4" table:formula="of:=[.C239]-[.C238]" office:value-type="float" office:value="3">
            <text:p>3</text:p>
          </table:table-cell>
          <table:table-cell table:style-name="ce4" table:formula="of:=[.A239]+4*([.A239]/50+2)" office:value-type="float" office:value="12816.799999999999">
            <text:p>12816.799999999999</text:p>
          </table:table-cell>
          <table:table-cell table:number-columns-repeated="1024"/>
        </table:table-row>
        <table:table-row table:style-name="ro241">
          <table:table-cell office:value-type="float" office:value="11910">
            <text:p>11910</text:p>
          </table:table-cell>
          <table:table-cell office:value-type="float" office:value="11121">
            <text:p>11121</text:p>
          </table:table-cell>
          <table:table-cell table:style-name="ce4" table:formula="of:=[.A240]-[.B240]" office:value-type="float" office:value="789">
            <text:p>789</text:p>
          </table:table-cell>
          <table:table-cell table:style-name="ce4" table:formula="of:=[.C240]-[.C239]" office:value-type="float" office:value="4">
            <text:p>4</text:p>
          </table:table-cell>
          <table:table-cell table:style-name="ce4" table:formula="of:=[.A240]+4*([.A240]/50+2)" office:value-type="float" office:value="12870.799999999999">
            <text:p>12870.799999999999</text:p>
          </table:table-cell>
          <table:table-cell table:number-columns-repeated="1024"/>
        </table:table-row>
        <table:table-row table:style-name="ro242">
          <table:table-cell office:value-type="float" office:value="11960">
            <text:p>11960</text:p>
          </table:table-cell>
          <table:table-cell office:value-type="float" office:value="11168">
            <text:p>11168</text:p>
          </table:table-cell>
          <table:table-cell table:style-name="ce4" table:formula="of:=[.A241]-[.B241]" office:value-type="float" office:value="792">
            <text:p>792</text:p>
          </table:table-cell>
          <table:table-cell table:style-name="ce4" table:formula="of:=[.C241]-[.C240]" office:value-type="float" office:value="3">
            <text:p>3</text:p>
          </table:table-cell>
          <table:table-cell table:style-name="ce4" table:formula="of:=[.A241]+4*([.A241]/50+2)" office:value-type="float" office:value="12924.799999999999">
            <text:p>12924.799999999999</text:p>
          </table:table-cell>
          <table:table-cell table:number-columns-repeated="1024"/>
        </table:table-row>
        <table:table-row table:style-name="ro243">
          <table:table-cell office:value-type="float" office:value="12010">
            <text:p>12010</text:p>
          </table:table-cell>
          <table:table-cell office:value-type="float" office:value="11215">
            <text:p>11215</text:p>
          </table:table-cell>
          <table:table-cell table:style-name="ce4" table:formula="of:=[.A242]-[.B242]" office:value-type="float" office:value="795">
            <text:p>795</text:p>
          </table:table-cell>
          <table:table-cell table:style-name="ce4" table:formula="of:=[.C242]-[.C241]" office:value-type="float" office:value="3">
            <text:p>3</text:p>
          </table:table-cell>
          <table:table-cell table:style-name="ce4" table:formula="of:=[.A242]+4*([.A242]/50+2)" office:value-type="float" office:value="12978.799999999999">
            <text:p>12978.799999999999</text:p>
          </table:table-cell>
          <table:table-cell table:number-columns-repeated="1024"/>
        </table:table-row>
        <table:table-row table:style-name="ro244">
          <table:table-cell office:value-type="float" office:value="12060">
            <text:p>12060</text:p>
          </table:table-cell>
          <table:table-cell office:value-type="float" office:value="11262">
            <text:p>11262</text:p>
          </table:table-cell>
          <table:table-cell table:style-name="ce4" table:formula="of:=[.A243]-[.B243]" office:value-type="float" office:value="798">
            <text:p>798</text:p>
          </table:table-cell>
          <table:table-cell table:style-name="ce4" table:formula="of:=[.C243]-[.C242]" office:value-type="float" office:value="3">
            <text:p>3</text:p>
          </table:table-cell>
          <table:table-cell table:style-name="ce4" table:formula="of:=[.A243]+4*([.A243]/50+2)" office:value-type="float" office:value="13032.799999999999">
            <text:p>13032.799999999999</text:p>
          </table:table-cell>
          <table:table-cell table:number-columns-repeated="1024"/>
        </table:table-row>
        <table:table-row table:style-name="ro245">
          <table:table-cell office:value-type="float" office:value="12110">
            <text:p>12110</text:p>
          </table:table-cell>
          <table:table-cell office:value-type="float" office:value="11308">
            <text:p>11308</text:p>
          </table:table-cell>
          <table:table-cell table:style-name="ce4" table:formula="of:=[.A244]-[.B244]" office:value-type="float" office:value="802">
            <text:p>802</text:p>
          </table:table-cell>
          <table:table-cell table:style-name="ce4" table:formula="of:=[.C244]-[.C243]" office:value-type="float" office:value="4">
            <text:p>4</text:p>
          </table:table-cell>
          <table:table-cell table:style-name="ce4" table:formula="of:=[.A244]+4*([.A244]/50+2)" office:value-type="float" office:value="13086.799999999999">
            <text:p>13086.799999999999</text:p>
          </table:table-cell>
          <table:table-cell table:number-columns-repeated="1024"/>
        </table:table-row>
        <table:table-row table:style-name="ro246">
          <table:table-cell office:value-type="float" office:value="12160">
            <text:p>12160</text:p>
          </table:table-cell>
          <table:table-cell office:value-type="float" office:value="11355">
            <text:p>11355</text:p>
          </table:table-cell>
          <table:table-cell table:style-name="ce4" table:formula="of:=[.A245]-[.B245]" office:value-type="float" office:value="805">
            <text:p>805</text:p>
          </table:table-cell>
          <table:table-cell table:style-name="ce4" table:formula="of:=[.C245]-[.C244]" office:value-type="float" office:value="3">
            <text:p>3</text:p>
          </table:table-cell>
          <table:table-cell table:style-name="ce4" table:formula="of:=[.A245]+4*([.A245]/50+2)" office:value-type="float" office:value="13140.799999999999">
            <text:p>13140.799999999999</text:p>
          </table:table-cell>
          <table:table-cell table:number-columns-repeated="1024"/>
        </table:table-row>
        <table:table-row table:style-name="ro247">
          <table:table-cell office:value-type="float" office:value="12210">
            <text:p>12210</text:p>
          </table:table-cell>
          <table:table-cell office:value-type="float" office:value="11402">
            <text:p>11402</text:p>
          </table:table-cell>
          <table:table-cell table:style-name="ce4" table:formula="of:=[.A246]-[.B246]" office:value-type="float" office:value="808">
            <text:p>808</text:p>
          </table:table-cell>
          <table:table-cell table:style-name="ce4" table:formula="of:=[.C246]-[.C245]" office:value-type="float" office:value="3">
            <text:p>3</text:p>
          </table:table-cell>
          <table:table-cell table:style-name="ce4" table:formula="of:=[.A246]+4*([.A246]/50+2)" office:value-type="float" office:value="13194.799999999999">
            <text:p>13194.799999999999</text:p>
          </table:table-cell>
          <table:table-cell table:number-columns-repeated="1024"/>
        </table:table-row>
        <table:table-row table:style-name="ro248">
          <table:table-cell office:value-type="float" office:value="12260">
            <text:p>12260</text:p>
          </table:table-cell>
          <table:table-cell office:value-type="float" office:value="11448">
            <text:p>11448</text:p>
          </table:table-cell>
          <table:table-cell table:style-name="ce4" table:formula="of:=[.A247]-[.B247]" office:value-type="float" office:value="812">
            <text:p>812</text:p>
          </table:table-cell>
          <table:table-cell table:style-name="ce4" table:formula="of:=[.C247]-[.C246]" office:value-type="float" office:value="4">
            <text:p>4</text:p>
          </table:table-cell>
          <table:table-cell table:style-name="ce4" table:formula="of:=[.A247]+4*([.A247]/50+2)" office:value-type="float" office:value="13248.799999999999">
            <text:p>13248.799999999999</text:p>
          </table:table-cell>
          <table:table-cell table:number-columns-repeated="1024"/>
        </table:table-row>
        <table:table-row table:style-name="ro249">
          <table:table-cell office:value-type="float" office:value="12310">
            <text:p>12310</text:p>
          </table:table-cell>
          <table:table-cell office:value-type="float" office:value="11495">
            <text:p>11495</text:p>
          </table:table-cell>
          <table:table-cell table:style-name="ce4" table:formula="of:=[.A248]-[.B248]" office:value-type="float" office:value="815">
            <text:p>815</text:p>
          </table:table-cell>
          <table:table-cell table:style-name="ce4" table:formula="of:=[.C248]-[.C247]" office:value-type="float" office:value="3">
            <text:p>3</text:p>
          </table:table-cell>
          <table:table-cell table:style-name="ce4" table:formula="of:=[.A248]+4*([.A248]/50+2)" office:value-type="float" office:value="13302.799999999999">
            <text:p>13302.799999999999</text:p>
          </table:table-cell>
          <table:table-cell table:number-columns-repeated="1024"/>
        </table:table-row>
        <table:table-row table:style-name="ro250">
          <table:table-cell office:value-type="float" office:value="12360">
            <text:p>12360</text:p>
          </table:table-cell>
          <table:table-cell office:value-type="float" office:value="11542">
            <text:p>11542</text:p>
          </table:table-cell>
          <table:table-cell table:style-name="ce4" table:formula="of:=[.A249]-[.B249]" office:value-type="float" office:value="818">
            <text:p>818</text:p>
          </table:table-cell>
          <table:table-cell table:style-name="ce4" table:formula="of:=[.C249]-[.C248]" office:value-type="float" office:value="3">
            <text:p>3</text:p>
          </table:table-cell>
          <table:table-cell table:style-name="ce4" table:formula="of:=[.A249]+4*([.A249]/50+2)" office:value-type="float" office:value="13356.799999999999">
            <text:p>13356.799999999999</text:p>
          </table:table-cell>
          <table:table-cell table:number-columns-repeated="1024"/>
        </table:table-row>
        <table:table-row table:style-name="ro251">
          <table:table-cell office:value-type="float" office:value="12410">
            <text:p>12410</text:p>
          </table:table-cell>
          <table:table-cell office:value-type="float" office:value="11588">
            <text:p>11588</text:p>
          </table:table-cell>
          <table:table-cell table:style-name="ce4" table:formula="of:=[.A250]-[.B250]" office:value-type="float" office:value="822">
            <text:p>822</text:p>
          </table:table-cell>
          <table:table-cell table:style-name="ce4" table:formula="of:=[.C250]-[.C249]" office:value-type="float" office:value="4">
            <text:p>4</text:p>
          </table:table-cell>
          <table:table-cell table:style-name="ce4" table:formula="of:=[.A250]+4*([.A250]/50+2)" office:value-type="float" office:value="13410.799999999999">
            <text:p>13410.799999999999</text:p>
          </table:table-cell>
          <table:table-cell table:number-columns-repeated="1024"/>
        </table:table-row>
        <table:table-row table:style-name="ro252">
          <table:table-cell office:value-type="float" office:value="12460">
            <text:p>12460</text:p>
          </table:table-cell>
          <table:table-cell office:value-type="float" office:value="11635">
            <text:p>11635</text:p>
          </table:table-cell>
          <table:table-cell table:style-name="ce4" table:formula="of:=[.A251]-[.B251]" office:value-type="float" office:value="825">
            <text:p>825</text:p>
          </table:table-cell>
          <table:table-cell table:style-name="ce4" table:formula="of:=[.C251]-[.C250]" office:value-type="float" office:value="3">
            <text:p>3</text:p>
          </table:table-cell>
          <table:table-cell table:style-name="ce4" table:formula="of:=[.A251]+4*([.A251]/50+2)" office:value-type="float" office:value="13464.799999999999">
            <text:p>13464.799999999999</text:p>
          </table:table-cell>
          <table:table-cell table:number-columns-repeated="1024"/>
        </table:table-row>
        <table:table-row table:style-name="ro253">
          <table:table-cell office:value-type="float" office:value="12510">
            <text:p>12510</text:p>
          </table:table-cell>
          <table:table-cell office:value-type="float" office:value="11682">
            <text:p>11682</text:p>
          </table:table-cell>
          <table:table-cell table:style-name="ce4" table:formula="of:=[.A252]-[.B252]" office:value-type="float" office:value="828">
            <text:p>828</text:p>
          </table:table-cell>
          <table:table-cell table:style-name="ce4" table:formula="of:=[.C252]-[.C251]" office:value-type="float" office:value="3">
            <text:p>3</text:p>
          </table:table-cell>
          <table:table-cell table:style-name="ce4" table:formula="of:=[.A252]+4*([.A252]/50+2)" office:value-type="float" office:value="13518.799999999999">
            <text:p>13518.799999999999</text:p>
          </table:table-cell>
          <table:table-cell table:number-columns-repeated="1024"/>
        </table:table-row>
        <table:table-row table:style-name="ro254">
          <table:table-cell office:value-type="float" office:value="12560">
            <text:p>12560</text:p>
          </table:table-cell>
          <table:table-cell office:value-type="float" office:value="11729">
            <text:p>11729</text:p>
          </table:table-cell>
          <table:table-cell table:style-name="ce4" table:formula="of:=[.A253]-[.B253]" office:value-type="float" office:value="831">
            <text:p>831</text:p>
          </table:table-cell>
          <table:table-cell table:style-name="ce4" table:formula="of:=[.C253]-[.C252]" office:value-type="float" office:value="3">
            <text:p>3</text:p>
          </table:table-cell>
          <table:table-cell table:style-name="ce4" table:formula="of:=[.A253]+4*([.A253]/50+2)" office:value-type="float" office:value="13572.799999999999">
            <text:p>13572.799999999999</text:p>
          </table:table-cell>
          <table:table-cell table:number-columns-repeated="1024"/>
        </table:table-row>
        <table:table-row table:style-name="ro255">
          <table:table-cell office:value-type="float" office:value="12610">
            <text:p>12610</text:p>
          </table:table-cell>
          <table:table-cell office:value-type="float" office:value="11775">
            <text:p>11775</text:p>
          </table:table-cell>
          <table:table-cell table:style-name="ce4" table:formula="of:=[.A254]-[.B254]" office:value-type="float" office:value="835">
            <text:p>835</text:p>
          </table:table-cell>
          <table:table-cell table:style-name="ce4" table:formula="of:=[.C254]-[.C253]" office:value-type="float" office:value="4">
            <text:p>4</text:p>
          </table:table-cell>
          <table:table-cell table:style-name="ce4" table:formula="of:=[.A254]+4*([.A254]/50+2)" office:value-type="float" office:value="13626.799999999999">
            <text:p>13626.799999999999</text:p>
          </table:table-cell>
          <table:table-cell table:number-columns-repeated="1024"/>
        </table:table-row>
        <table:table-row table:style-name="ro256">
          <table:table-cell office:value-type="float" office:value="12660">
            <text:p>12660</text:p>
          </table:table-cell>
          <table:table-cell office:value-type="float" office:value="11822">
            <text:p>11822</text:p>
          </table:table-cell>
          <table:table-cell table:style-name="ce4" table:formula="of:=[.A255]-[.B255]" office:value-type="float" office:value="838">
            <text:p>838</text:p>
          </table:table-cell>
          <table:table-cell table:style-name="ce4" table:formula="of:=[.C255]-[.C254]" office:value-type="float" office:value="3">
            <text:p>3</text:p>
          </table:table-cell>
          <table:table-cell table:style-name="ce4" table:formula="of:=[.A255]+4*([.A255]/50+2)" office:value-type="float" office:value="13680.799999999999">
            <text:p>13680.799999999999</text:p>
          </table:table-cell>
          <table:table-cell table:number-columns-repeated="1024"/>
        </table:table-row>
        <table:table-row table:style-name="ro257">
          <table:table-cell office:value-type="float" office:value="12710">
            <text:p>12710</text:p>
          </table:table-cell>
          <table:table-cell office:value-type="float" office:value="11869">
            <text:p>11869</text:p>
          </table:table-cell>
          <table:table-cell table:style-name="ce4" table:formula="of:=[.A256]-[.B256]" office:value-type="float" office:value="841">
            <text:p>841</text:p>
          </table:table-cell>
          <table:table-cell table:style-name="ce4" table:formula="of:=[.C256]-[.C255]" office:value-type="float" office:value="3">
            <text:p>3</text:p>
          </table:table-cell>
          <table:table-cell table:style-name="ce4" table:formula="of:=[.A256]+4*([.A256]/50+2)" office:value-type="float" office:value="13734.799999999999">
            <text:p>13734.799999999999</text:p>
          </table:table-cell>
          <table:table-cell table:number-columns-repeated="1024"/>
        </table:table-row>
        <table:table-row table:style-name="ro258">
          <table:table-cell office:value-type="float" office:value="12760">
            <text:p>12760</text:p>
          </table:table-cell>
          <table:table-cell office:value-type="float" office:value="11915">
            <text:p>11915</text:p>
          </table:table-cell>
          <table:table-cell table:style-name="ce4" table:formula="of:=[.A257]-[.B257]" office:value-type="float" office:value="845">
            <text:p>845</text:p>
          </table:table-cell>
          <table:table-cell table:style-name="ce4" table:formula="of:=[.C257]-[.C256]" office:value-type="float" office:value="4">
            <text:p>4</text:p>
          </table:table-cell>
          <table:table-cell table:style-name="ce4" table:formula="of:=[.A257]+4*([.A257]/50+2)" office:value-type="float" office:value="13788.799999999999">
            <text:p>13788.799999999999</text:p>
          </table:table-cell>
          <table:table-cell table:number-columns-repeated="1024"/>
        </table:table-row>
        <table:table-row table:style-name="ro259">
          <table:table-cell office:value-type="float" office:value="12810">
            <text:p>12810</text:p>
          </table:table-cell>
          <table:table-cell office:value-type="float" office:value="11962">
            <text:p>11962</text:p>
          </table:table-cell>
          <table:table-cell table:style-name="ce4" table:formula="of:=[.A258]-[.B258]" office:value-type="float" office:value="848">
            <text:p>848</text:p>
          </table:table-cell>
          <table:table-cell table:style-name="ce4" table:formula="of:=[.C258]-[.C257]" office:value-type="float" office:value="3">
            <text:p>3</text:p>
          </table:table-cell>
          <table:table-cell table:style-name="ce4" table:formula="of:=[.A258]+4*([.A258]/50+2)" office:value-type="float" office:value="13842.799999999999">
            <text:p>13842.799999999999</text:p>
          </table:table-cell>
          <table:table-cell table:number-columns-repeated="1024"/>
        </table:table-row>
        <table:table-row table:style-name="ro260">
          <table:table-cell office:value-type="float" office:value="12860">
            <text:p>12860</text:p>
          </table:table-cell>
          <table:table-cell office:value-type="float" office:value="12009">
            <text:p>12009</text:p>
          </table:table-cell>
          <table:table-cell table:style-name="ce4" table:formula="of:=[.A259]-[.B259]" office:value-type="float" office:value="851">
            <text:p>851</text:p>
          </table:table-cell>
          <table:table-cell table:style-name="ce4" table:formula="of:=[.C259]-[.C258]" office:value-type="float" office:value="3">
            <text:p>3</text:p>
          </table:table-cell>
          <table:table-cell table:style-name="ce4" table:formula="of:=[.A259]+4*([.A259]/50+2)" office:value-type="float" office:value="13896.799999999999">
            <text:p>13896.799999999999</text:p>
          </table:table-cell>
          <table:table-cell table:number-columns-repeated="1024"/>
        </table:table-row>
        <table:table-row table:style-name="ro261">
          <table:table-cell office:value-type="float" office:value="12910">
            <text:p>12910</text:p>
          </table:table-cell>
          <table:table-cell office:value-type="float" office:value="12056">
            <text:p>12056</text:p>
          </table:table-cell>
          <table:table-cell table:style-name="ce4" table:formula="of:=[.A260]-[.B260]" office:value-type="float" office:value="854">
            <text:p>854</text:p>
          </table:table-cell>
          <table:table-cell table:style-name="ce4" table:formula="of:=[.C260]-[.C259]" office:value-type="float" office:value="3">
            <text:p>3</text:p>
          </table:table-cell>
          <table:table-cell table:style-name="ce4" table:formula="of:=[.A260]+4*([.A260]/50+2)" office:value-type="float" office:value="13950.799999999999">
            <text:p>13950.799999999999</text:p>
          </table:table-cell>
          <table:table-cell table:number-columns-repeated="1024"/>
        </table:table-row>
        <table:table-row table:style-name="ro262">
          <table:table-cell office:value-type="float" office:value="12960">
            <text:p>12960</text:p>
          </table:table-cell>
          <table:table-cell office:value-type="float" office:value="12102">
            <text:p>12102</text:p>
          </table:table-cell>
          <table:table-cell table:style-name="ce4" table:formula="of:=[.A261]-[.B261]" office:value-type="float" office:value="858">
            <text:p>858</text:p>
          </table:table-cell>
          <table:table-cell table:style-name="ce4" table:formula="of:=[.C261]-[.C260]" office:value-type="float" office:value="4">
            <text:p>4</text:p>
          </table:table-cell>
          <table:table-cell table:style-name="ce4" table:formula="of:=[.A261]+4*([.A261]/50+2)" office:value-type="float" office:value="14004.799999999999">
            <text:p>14004.799999999999</text:p>
          </table:table-cell>
          <table:table-cell table:number-columns-repeated="1024"/>
        </table:table-row>
        <table:table-row table:style-name="ro263">
          <table:table-cell office:value-type="float" office:value="13010">
            <text:p>13010</text:p>
          </table:table-cell>
          <table:table-cell office:value-type="float" office:value="12149">
            <text:p>12149</text:p>
          </table:table-cell>
          <table:table-cell table:style-name="ce4" table:formula="of:=[.A262]-[.B262]" office:value-type="float" office:value="861">
            <text:p>861</text:p>
          </table:table-cell>
          <table:table-cell table:style-name="ce4" table:formula="of:=[.C262]-[.C261]" office:value-type="float" office:value="3">
            <text:p>3</text:p>
          </table:table-cell>
          <table:table-cell table:style-name="ce4" table:formula="of:=[.A262]+4*([.A262]/50+2)" office:value-type="float" office:value="14058.799999999999">
            <text:p>14058.799999999999</text:p>
          </table:table-cell>
          <table:table-cell table:number-columns-repeated="1024"/>
        </table:table-row>
        <table:table-row table:style-name="ro264">
          <table:table-cell office:value-type="float" office:value="13060">
            <text:p>13060</text:p>
          </table:table-cell>
          <table:table-cell office:value-type="float" office:value="12196">
            <text:p>12196</text:p>
          </table:table-cell>
          <table:table-cell table:style-name="ce4" table:formula="of:=[.A263]-[.B263]" office:value-type="float" office:value="864">
            <text:p>864</text:p>
          </table:table-cell>
          <table:table-cell table:style-name="ce4" table:formula="of:=[.C263]-[.C262]" office:value-type="float" office:value="3">
            <text:p>3</text:p>
          </table:table-cell>
          <table:table-cell table:style-name="ce4" table:formula="of:=[.A263]+4*([.A263]/50+2)" office:value-type="float" office:value="14112.799999999999">
            <text:p>14112.799999999999</text:p>
          </table:table-cell>
          <table:table-cell table:number-columns-repeated="1024"/>
        </table:table-row>
        <table:table-row table:style-name="ro265">
          <table:table-cell office:value-type="float" office:value="13110">
            <text:p>13110</text:p>
          </table:table-cell>
          <table:table-cell office:value-type="float" office:value="12242">
            <text:p>12242</text:p>
          </table:table-cell>
          <table:table-cell table:style-name="ce4" table:formula="of:=[.A264]-[.B264]" office:value-type="float" office:value="868">
            <text:p>868</text:p>
          </table:table-cell>
          <table:table-cell table:style-name="ce4" table:formula="of:=[.C264]-[.C263]" office:value-type="float" office:value="4">
            <text:p>4</text:p>
          </table:table-cell>
          <table:table-cell table:style-name="ce4" table:formula="of:=[.A264]+4*([.A264]/50+2)" office:value-type="float" office:value="14166.799999999999">
            <text:p>14166.799999999999</text:p>
          </table:table-cell>
          <table:table-cell table:number-columns-repeated="1024"/>
        </table:table-row>
        <table:table-row table:style-name="ro266">
          <table:table-cell office:value-type="float" office:value="13160">
            <text:p>13160</text:p>
          </table:table-cell>
          <table:table-cell office:value-type="float" office:value="12289">
            <text:p>12289</text:p>
          </table:table-cell>
          <table:table-cell table:style-name="ce4" table:formula="of:=[.A265]-[.B265]" office:value-type="float" office:value="871">
            <text:p>871</text:p>
          </table:table-cell>
          <table:table-cell table:style-name="ce4" table:formula="of:=[.C265]-[.C264]" office:value-type="float" office:value="3">
            <text:p>3</text:p>
          </table:table-cell>
          <table:table-cell table:style-name="ce4" table:formula="of:=[.A265]+4*([.A265]/50+2)" office:value-type="float" office:value="14220.799999999999">
            <text:p>14220.799999999999</text:p>
          </table:table-cell>
          <table:table-cell table:number-columns-repeated="1024"/>
        </table:table-row>
        <table:table-row table:style-name="ro267">
          <table:table-cell office:value-type="float" office:value="13210">
            <text:p>13210</text:p>
          </table:table-cell>
          <table:table-cell office:value-type="float" office:value="12336">
            <text:p>12336</text:p>
          </table:table-cell>
          <table:table-cell table:style-name="ce4" table:formula="of:=[.A266]-[.B266]" office:value-type="float" office:value="874">
            <text:p>874</text:p>
          </table:table-cell>
          <table:table-cell table:style-name="ce4" table:formula="of:=[.C266]-[.C265]" office:value-type="float" office:value="3">
            <text:p>3</text:p>
          </table:table-cell>
          <table:table-cell table:style-name="ce4" table:formula="of:=[.A266]+4*([.A266]/50+2)" office:value-type="float" office:value="14274.799999999999">
            <text:p>14274.799999999999</text:p>
          </table:table-cell>
          <table:table-cell table:number-columns-repeated="1024"/>
        </table:table-row>
        <table:table-row table:style-name="ro268">
          <table:table-cell office:value-type="float" office:value="13260">
            <text:p>13260</text:p>
          </table:table-cell>
          <table:table-cell office:value-type="float" office:value="12382">
            <text:p>12382</text:p>
          </table:table-cell>
          <table:table-cell table:style-name="ce4" table:formula="of:=[.A267]-[.B267]" office:value-type="float" office:value="878">
            <text:p>878</text:p>
          </table:table-cell>
          <table:table-cell table:style-name="ce4" table:formula="of:=[.C267]-[.C266]" office:value-type="float" office:value="4">
            <text:p>4</text:p>
          </table:table-cell>
          <table:table-cell table:style-name="ce4" table:formula="of:=[.A267]+4*([.A267]/50+2)" office:value-type="float" office:value="14328.799999999999">
            <text:p>14328.799999999999</text:p>
          </table:table-cell>
          <table:table-cell table:number-columns-repeated="1024"/>
        </table:table-row>
        <table:table-row table:style-name="ro269">
          <table:table-cell office:value-type="float" office:value="13310">
            <text:p>13310</text:p>
          </table:table-cell>
          <table:table-cell office:value-type="float" office:value="12429">
            <text:p>12429</text:p>
          </table:table-cell>
          <table:table-cell table:style-name="ce4" table:formula="of:=[.A268]-[.B268]" office:value-type="float" office:value="881">
            <text:p>881</text:p>
          </table:table-cell>
          <table:table-cell table:style-name="ce4" table:formula="of:=[.C268]-[.C267]" office:value-type="float" office:value="3">
            <text:p>3</text:p>
          </table:table-cell>
          <table:table-cell table:style-name="ce4" table:formula="of:=[.A268]+4*([.A268]/50+2)" office:value-type="float" office:value="14382.799999999999">
            <text:p>14382.799999999999</text:p>
          </table:table-cell>
          <table:table-cell table:number-columns-repeated="1024"/>
        </table:table-row>
        <table:table-row table:style-name="ro270">
          <table:table-cell office:value-type="float" office:value="13360">
            <text:p>13360</text:p>
          </table:table-cell>
          <table:table-cell office:value-type="float" office:value="12476">
            <text:p>12476</text:p>
          </table:table-cell>
          <table:table-cell table:style-name="ce4" table:formula="of:=[.A269]-[.B269]" office:value-type="float" office:value="884">
            <text:p>884</text:p>
          </table:table-cell>
          <table:table-cell table:style-name="ce4" table:formula="of:=[.C269]-[.C268]" office:value-type="float" office:value="3">
            <text:p>3</text:p>
          </table:table-cell>
          <table:table-cell table:style-name="ce4" table:formula="of:=[.A269]+4*([.A269]/50+2)" office:value-type="float" office:value="14436.799999999999">
            <text:p>14436.799999999999</text:p>
          </table:table-cell>
          <table:table-cell table:number-columns-repeated="1024"/>
        </table:table-row>
        <table:table-row table:style-name="ro271">
          <table:table-cell office:value-type="float" office:value="13410">
            <text:p>13410</text:p>
          </table:table-cell>
          <table:table-cell office:value-type="float" office:value="12523">
            <text:p>12523</text:p>
          </table:table-cell>
          <table:table-cell table:style-name="ce4" table:formula="of:=[.A270]-[.B270]" office:value-type="float" office:value="887">
            <text:p>887</text:p>
          </table:table-cell>
          <table:table-cell table:style-name="ce4" table:formula="of:=[.C270]-[.C269]" office:value-type="float" office:value="3">
            <text:p>3</text:p>
          </table:table-cell>
          <table:table-cell table:style-name="ce4" table:formula="of:=[.A270]+4*([.A270]/50+2)" office:value-type="float" office:value="14490.799999999999">
            <text:p>14490.799999999999</text:p>
          </table:table-cell>
          <table:table-cell table:number-columns-repeated="1024"/>
        </table:table-row>
        <table:table-row table:style-name="ro272">
          <table:table-cell office:value-type="float" office:value="13460">
            <text:p>13460</text:p>
          </table:table-cell>
          <table:table-cell office:value-type="float" office:value="12569">
            <text:p>12569</text:p>
          </table:table-cell>
          <table:table-cell table:style-name="ce4" table:formula="of:=[.A271]-[.B271]" office:value-type="float" office:value="891">
            <text:p>891</text:p>
          </table:table-cell>
          <table:table-cell table:style-name="ce4" table:formula="of:=[.C271]-[.C270]" office:value-type="float" office:value="4">
            <text:p>4</text:p>
          </table:table-cell>
          <table:table-cell table:style-name="ce4" table:formula="of:=[.A271]+4*([.A271]/50+2)" office:value-type="float" office:value="14544.799999999999">
            <text:p>14544.799999999999</text:p>
          </table:table-cell>
          <table:table-cell table:number-columns-repeated="1024"/>
        </table:table-row>
        <table:table-row table:style-name="ro273">
          <table:table-cell office:value-type="float" office:value="13510">
            <text:p>13510</text:p>
          </table:table-cell>
          <table:table-cell office:value-type="float" office:value="12616">
            <text:p>12616</text:p>
          </table:table-cell>
          <table:table-cell table:style-name="ce4" table:formula="of:=[.A272]-[.B272]" office:value-type="float" office:value="894">
            <text:p>894</text:p>
          </table:table-cell>
          <table:table-cell table:style-name="ce4" table:formula="of:=[.C272]-[.C271]" office:value-type="float" office:value="3">
            <text:p>3</text:p>
          </table:table-cell>
          <table:table-cell table:style-name="ce4" table:formula="of:=[.A272]+4*([.A272]/50+2)" office:value-type="float" office:value="14598.799999999999">
            <text:p>14598.799999999999</text:p>
          </table:table-cell>
          <table:table-cell table:number-columns-repeated="1024"/>
        </table:table-row>
        <table:table-row table:style-name="ro274">
          <table:table-cell office:value-type="float" office:value="13560">
            <text:p>13560</text:p>
          </table:table-cell>
          <table:table-cell office:value-type="float" office:value="12663">
            <text:p>12663</text:p>
          </table:table-cell>
          <table:table-cell table:style-name="ce4" table:formula="of:=[.A273]-[.B273]" office:value-type="float" office:value="897">
            <text:p>897</text:p>
          </table:table-cell>
          <table:table-cell table:style-name="ce4" table:formula="of:=[.C273]-[.C272]" office:value-type="float" office:value="3">
            <text:p>3</text:p>
          </table:table-cell>
          <table:table-cell table:style-name="ce4" table:formula="of:=[.A273]+4*([.A273]/50+2)" office:value-type="float" office:value="14652.799999999999">
            <text:p>14652.799999999999</text:p>
          </table:table-cell>
          <table:table-cell table:number-columns-repeated="1024"/>
        </table:table-row>
        <table:table-row table:style-name="ro275">
          <table:table-cell office:value-type="float" office:value="13610">
            <text:p>13610</text:p>
          </table:table-cell>
          <table:table-cell office:value-type="float" office:value="12709">
            <text:p>12709</text:p>
          </table:table-cell>
          <table:table-cell table:style-name="ce4" table:formula="of:=[.A274]-[.B274]" office:value-type="float" office:value="901">
            <text:p>901</text:p>
          </table:table-cell>
          <table:table-cell table:style-name="ce4" table:formula="of:=[.C274]-[.C273]" office:value-type="float" office:value="4">
            <text:p>4</text:p>
          </table:table-cell>
          <table:table-cell table:style-name="ce4" table:formula="of:=[.A274]+4*([.A274]/50+2)" office:value-type="float" office:value="14706.799999999999">
            <text:p>14706.799999999999</text:p>
          </table:table-cell>
          <table:table-cell table:number-columns-repeated="1024"/>
        </table:table-row>
        <table:table-row table:style-name="ro276">
          <table:table-cell office:value-type="float" office:value="13660">
            <text:p>13660</text:p>
          </table:table-cell>
          <table:table-cell office:value-type="float" office:value="12756">
            <text:p>12756</text:p>
          </table:table-cell>
          <table:table-cell table:style-name="ce4" table:formula="of:=[.A275]-[.B275]" office:value-type="float" office:value="904">
            <text:p>904</text:p>
          </table:table-cell>
          <table:table-cell table:style-name="ce4" table:formula="of:=[.C275]-[.C274]" office:value-type="float" office:value="3">
            <text:p>3</text:p>
          </table:table-cell>
          <table:table-cell table:style-name="ce4" table:formula="of:=[.A275]+4*([.A275]/50+2)" office:value-type="float" office:value="14760.799999999999">
            <text:p>14760.799999999999</text:p>
          </table:table-cell>
          <table:table-cell table:number-columns-repeated="1024"/>
        </table:table-row>
        <table:table-row table:style-name="ro277">
          <table:table-cell office:value-type="float" office:value="13710">
            <text:p>13710</text:p>
          </table:table-cell>
          <table:table-cell office:value-type="float" office:value="12803">
            <text:p>12803</text:p>
          </table:table-cell>
          <table:table-cell table:style-name="ce4" table:formula="of:=[.A276]-[.B276]" office:value-type="float" office:value="907">
            <text:p>907</text:p>
          </table:table-cell>
          <table:table-cell table:style-name="ce4" table:formula="of:=[.C276]-[.C275]" office:value-type="float" office:value="3">
            <text:p>3</text:p>
          </table:table-cell>
          <table:table-cell table:style-name="ce4" table:formula="of:=[.A276]+4*([.A276]/50+2)" office:value-type="float" office:value="14814.799999999999">
            <text:p>14814.799999999999</text:p>
          </table:table-cell>
          <table:table-cell table:number-columns-repeated="1024"/>
        </table:table-row>
        <table:table-row table:style-name="ro278">
          <table:table-cell office:value-type="float" office:value="13760">
            <text:p>13760</text:p>
          </table:table-cell>
          <table:table-cell office:value-type="float" office:value="12850">
            <text:p>12850</text:p>
          </table:table-cell>
          <table:table-cell table:style-name="ce4" table:formula="of:=[.A277]-[.B277]" office:value-type="float" office:value="910">
            <text:p>910</text:p>
          </table:table-cell>
          <table:table-cell table:style-name="ce4" table:formula="of:=[.C277]-[.C276]" office:value-type="float" office:value="3">
            <text:p>3</text:p>
          </table:table-cell>
          <table:table-cell table:style-name="ce4" table:formula="of:=[.A277]+4*([.A277]/50+2)" office:value-type="float" office:value="14868.799999999999">
            <text:p>14868.799999999999</text:p>
          </table:table-cell>
          <table:table-cell table:number-columns-repeated="1024"/>
        </table:table-row>
        <table:table-row table:style-name="ro279">
          <table:table-cell office:value-type="float" office:value="13810">
            <text:p>13810</text:p>
          </table:table-cell>
          <table:table-cell office:value-type="float" office:value="12896">
            <text:p>12896</text:p>
          </table:table-cell>
          <table:table-cell table:style-name="ce4" table:formula="of:=[.A278]-[.B278]" office:value-type="float" office:value="914">
            <text:p>914</text:p>
          </table:table-cell>
          <table:table-cell table:style-name="ce4" table:formula="of:=[.C278]-[.C277]" office:value-type="float" office:value="4">
            <text:p>4</text:p>
          </table:table-cell>
          <table:table-cell table:style-name="ce4" table:formula="of:=[.A278]+4*([.A278]/50+2)" office:value-type="float" office:value="14922.799999999999">
            <text:p>14922.799999999999</text:p>
          </table:table-cell>
          <table:table-cell table:number-columns-repeated="1024"/>
        </table:table-row>
        <table:table-row table:style-name="ro280">
          <table:table-cell office:value-type="float" office:value="13860">
            <text:p>13860</text:p>
          </table:table-cell>
          <table:table-cell office:value-type="float" office:value="12943">
            <text:p>12943</text:p>
          </table:table-cell>
          <table:table-cell table:style-name="ce4" table:formula="of:=[.A279]-[.B279]" office:value-type="float" office:value="917">
            <text:p>917</text:p>
          </table:table-cell>
          <table:table-cell table:style-name="ce4" table:formula="of:=[.C279]-[.C278]" office:value-type="float" office:value="3">
            <text:p>3</text:p>
          </table:table-cell>
          <table:table-cell table:style-name="ce4" table:formula="of:=[.A279]+4*([.A279]/50+2)" office:value-type="float" office:value="14976.799999999999">
            <text:p>14976.799999999999</text:p>
          </table:table-cell>
          <table:table-cell table:number-columns-repeated="1024"/>
        </table:table-row>
        <table:table-row table:style-name="ro281">
          <table:table-cell office:value-type="float" office:value="13910">
            <text:p>13910</text:p>
          </table:table-cell>
          <table:table-cell office:value-type="float" office:value="12990">
            <text:p>12990</text:p>
          </table:table-cell>
          <table:table-cell table:style-name="ce4" table:formula="of:=[.A280]-[.B280]" office:value-type="float" office:value="920">
            <text:p>920</text:p>
          </table:table-cell>
          <table:table-cell table:style-name="ce4" table:formula="of:=[.C280]-[.C279]" office:value-type="float" office:value="3">
            <text:p>3</text:p>
          </table:table-cell>
          <table:table-cell table:style-name="ce4" table:formula="of:=[.A280]+4*([.A280]/50+2)" office:value-type="float" office:value="15030.799999999999">
            <text:p>15030.799999999999</text:p>
          </table:table-cell>
          <table:table-cell table:number-columns-repeated="1024"/>
        </table:table-row>
        <table:table-row table:style-name="ro282">
          <table:table-cell office:value-type="float" office:value="13960">
            <text:p>13960</text:p>
          </table:table-cell>
          <table:table-cell office:value-type="float" office:value="13036">
            <text:p>13036</text:p>
          </table:table-cell>
          <table:table-cell table:style-name="ce4" table:formula="of:=[.A281]-[.B281]" office:value-type="float" office:value="924">
            <text:p>924</text:p>
          </table:table-cell>
          <table:table-cell table:style-name="ce4" table:formula="of:=[.C281]-[.C280]" office:value-type="float" office:value="4">
            <text:p>4</text:p>
          </table:table-cell>
          <table:table-cell table:style-name="ce4" table:formula="of:=[.A281]+4*([.A281]/50+2)" office:value-type="float" office:value="15084.799999999999">
            <text:p>15084.799999999999</text:p>
          </table:table-cell>
          <table:table-cell table:number-columns-repeated="1024"/>
        </table:table-row>
        <table:table-row table:style-name="ro283">
          <table:table-cell office:value-type="float" office:value="14010">
            <text:p>14010</text:p>
          </table:table-cell>
          <table:table-cell office:value-type="float" office:value="13083">
            <text:p>13083</text:p>
          </table:table-cell>
          <table:table-cell table:style-name="ce4" table:formula="of:=[.A282]-[.B282]" office:value-type="float" office:value="927">
            <text:p>927</text:p>
          </table:table-cell>
          <table:table-cell table:style-name="ce4" table:formula="of:=[.C282]-[.C281]" office:value-type="float" office:value="3">
            <text:p>3</text:p>
          </table:table-cell>
          <table:table-cell table:style-name="ce4" table:formula="of:=[.A282]+4*([.A282]/50+2)" office:value-type="float" office:value="15138.799999999999">
            <text:p>15138.799999999999</text:p>
          </table:table-cell>
          <table:table-cell table:number-columns-repeated="1024"/>
        </table:table-row>
        <table:table-row table:style-name="ro284">
          <table:table-cell office:value-type="float" office:value="14060">
            <text:p>14060</text:p>
          </table:table-cell>
          <table:table-cell office:value-type="float" office:value="13130">
            <text:p>13130</text:p>
          </table:table-cell>
          <table:table-cell table:style-name="ce4" table:formula="of:=[.A283]-[.B283]" office:value-type="float" office:value="930">
            <text:p>930</text:p>
          </table:table-cell>
          <table:table-cell table:style-name="ce4" table:formula="of:=[.C283]-[.C282]" office:value-type="float" office:value="3">
            <text:p>3</text:p>
          </table:table-cell>
          <table:table-cell table:style-name="ce4" table:formula="of:=[.A283]+4*([.A283]/50+2)" office:value-type="float" office:value="15192.799999999999">
            <text:p>15192.799999999999</text:p>
          </table:table-cell>
          <table:table-cell table:number-columns-repeated="1024"/>
        </table:table-row>
        <table:table-row table:style-name="ro285">
          <table:table-cell office:value-type="float" office:value="14110">
            <text:p>14110</text:p>
          </table:table-cell>
          <table:table-cell office:value-type="float" office:value="13176">
            <text:p>13176</text:p>
          </table:table-cell>
          <table:table-cell table:style-name="ce4" table:formula="of:=[.A284]-[.B284]" office:value-type="float" office:value="934">
            <text:p>934</text:p>
          </table:table-cell>
          <table:table-cell table:style-name="ce4" table:formula="of:=[.C284]-[.C283]" office:value-type="float" office:value="4">
            <text:p>4</text:p>
          </table:table-cell>
          <table:table-cell table:style-name="ce4" table:formula="of:=[.A284]+4*([.A284]/50+2)" office:value-type="float" office:value="15246.799999999999">
            <text:p>15246.799999999999</text:p>
          </table:table-cell>
          <table:table-cell table:number-columns-repeated="1024"/>
        </table:table-row>
        <table:table-row table:style-name="ro286">
          <table:table-cell office:value-type="float" office:value="14160">
            <text:p>14160</text:p>
          </table:table-cell>
          <table:table-cell office:value-type="float" office:value="13223">
            <text:p>13223</text:p>
          </table:table-cell>
          <table:table-cell table:style-name="ce4" table:formula="of:=[.A285]-[.B285]" office:value-type="float" office:value="937">
            <text:p>937</text:p>
          </table:table-cell>
          <table:table-cell table:style-name="ce4" table:formula="of:=[.C285]-[.C284]" office:value-type="float" office:value="3">
            <text:p>3</text:p>
          </table:table-cell>
          <table:table-cell table:style-name="ce4" table:formula="of:=[.A285]+4*([.A285]/50+2)" office:value-type="float" office:value="15300.799999999999">
            <text:p>15300.799999999999</text:p>
          </table:table-cell>
          <table:table-cell table:number-columns-repeated="1024"/>
        </table:table-row>
        <table:table-row table:style-name="ro287">
          <table:table-cell office:value-type="float" office:value="14210">
            <text:p>14210</text:p>
          </table:table-cell>
          <table:table-cell office:value-type="float" office:value="13270">
            <text:p>13270</text:p>
          </table:table-cell>
          <table:table-cell table:style-name="ce4" table:formula="of:=[.A286]-[.B286]" office:value-type="float" office:value="940">
            <text:p>940</text:p>
          </table:table-cell>
          <table:table-cell table:style-name="ce4" table:formula="of:=[.C286]-[.C285]" office:value-type="float" office:value="3">
            <text:p>3</text:p>
          </table:table-cell>
          <table:table-cell table:style-name="ce4" table:formula="of:=[.A286]+4*([.A286]/50+2)" office:value-type="float" office:value="15354.799999999999">
            <text:p>15354.799999999999</text:p>
          </table:table-cell>
          <table:table-cell table:number-columns-repeated="1024"/>
        </table:table-row>
        <table:table-row table:style-name="ro288">
          <table:table-cell office:value-type="float" office:value="14260">
            <text:p>14260</text:p>
          </table:table-cell>
          <table:table-cell office:value-type="float" office:value="13317">
            <text:p>13317</text:p>
          </table:table-cell>
          <table:table-cell table:style-name="ce4" table:formula="of:=[.A287]-[.B287]" office:value-type="float" office:value="943">
            <text:p>943</text:p>
          </table:table-cell>
          <table:table-cell table:style-name="ce4" table:formula="of:=[.C287]-[.C286]" office:value-type="float" office:value="3">
            <text:p>3</text:p>
          </table:table-cell>
          <table:table-cell table:style-name="ce4" table:formula="of:=[.A287]+4*([.A287]/50+2)" office:value-type="float" office:value="15408.799999999999">
            <text:p>15408.799999999999</text:p>
          </table:table-cell>
          <table:table-cell table:number-columns-repeated="1024"/>
        </table:table-row>
        <table:table-row table:style-name="ro289">
          <table:table-cell office:value-type="float" office:value="14310">
            <text:p>14310</text:p>
          </table:table-cell>
          <table:table-cell office:value-type="float" office:value="13363">
            <text:p>13363</text:p>
          </table:table-cell>
          <table:table-cell table:style-name="ce4" table:formula="of:=[.A288]-[.B288]" office:value-type="float" office:value="947">
            <text:p>947</text:p>
          </table:table-cell>
          <table:table-cell table:style-name="ce4" table:formula="of:=[.C288]-[.C287]" office:value-type="float" office:value="4">
            <text:p>4</text:p>
          </table:table-cell>
          <table:table-cell table:style-name="ce4" table:formula="of:=[.A288]+4*([.A288]/50+2)" office:value-type="float" office:value="15462.799999999999">
            <text:p>15462.799999999999</text:p>
          </table:table-cell>
          <table:table-cell table:number-columns-repeated="1024"/>
        </table:table-row>
        <table:table-row table:style-name="ro290">
          <table:table-cell office:value-type="float" office:value="14360">
            <text:p>14360</text:p>
          </table:table-cell>
          <table:table-cell office:value-type="float" office:value="13410">
            <text:p>13410</text:p>
          </table:table-cell>
          <table:table-cell table:style-name="ce4" table:formula="of:=[.A289]-[.B289]" office:value-type="float" office:value="950">
            <text:p>950</text:p>
          </table:table-cell>
          <table:table-cell table:style-name="ce4" table:formula="of:=[.C289]-[.C288]" office:value-type="float" office:value="3">
            <text:p>3</text:p>
          </table:table-cell>
          <table:table-cell table:style-name="ce4" table:formula="of:=[.A289]+4*([.A289]/50+2)" office:value-type="float" office:value="15516.799999999999">
            <text:p>15516.799999999999</text:p>
          </table:table-cell>
          <table:table-cell table:number-columns-repeated="1024"/>
        </table:table-row>
        <table:table-row table:style-name="ro291">
          <table:table-cell office:value-type="float" office:value="14410">
            <text:p>14410</text:p>
          </table:table-cell>
          <table:table-cell office:value-type="float" office:value="13457">
            <text:p>13457</text:p>
          </table:table-cell>
          <table:table-cell table:style-name="ce4" table:formula="of:=[.A290]-[.B290]" office:value-type="float" office:value="953">
            <text:p>953</text:p>
          </table:table-cell>
          <table:table-cell table:style-name="ce4" table:formula="of:=[.C290]-[.C289]" office:value-type="float" office:value="3">
            <text:p>3</text:p>
          </table:table-cell>
          <table:table-cell table:style-name="ce4" table:formula="of:=[.A290]+4*([.A290]/50+2)" office:value-type="float" office:value="15570.799999999999">
            <text:p>15570.799999999999</text:p>
          </table:table-cell>
          <table:table-cell table:number-columns-repeated="1024"/>
        </table:table-row>
        <table:table-row table:style-name="ro292">
          <table:table-cell office:value-type="float" office:value="14460">
            <text:p>14460</text:p>
          </table:table-cell>
          <table:table-cell office:value-type="float" office:value="13503">
            <text:p>13503</text:p>
          </table:table-cell>
          <table:table-cell table:style-name="ce4" table:formula="of:=[.A291]-[.B291]" office:value-type="float" office:value="957">
            <text:p>957</text:p>
          </table:table-cell>
          <table:table-cell table:style-name="ce4" table:formula="of:=[.C291]-[.C290]" office:value-type="float" office:value="4">
            <text:p>4</text:p>
          </table:table-cell>
          <table:table-cell table:style-name="ce4" table:formula="of:=[.A291]+4*([.A291]/50+2)" office:value-type="float" office:value="15624.799999999999">
            <text:p>15624.799999999999</text:p>
          </table:table-cell>
          <table:table-cell table:number-columns-repeated="1024"/>
        </table:table-row>
        <table:table-row table:style-name="ro293">
          <table:table-cell office:value-type="float" office:value="14510">
            <text:p>14510</text:p>
          </table:table-cell>
          <table:table-cell office:value-type="float" office:value="13550">
            <text:p>13550</text:p>
          </table:table-cell>
          <table:table-cell table:style-name="ce4" table:formula="of:=[.A292]-[.B292]" office:value-type="float" office:value="960">
            <text:p>960</text:p>
          </table:table-cell>
          <table:table-cell table:style-name="ce4" table:formula="of:=[.C292]-[.C291]" office:value-type="float" office:value="3">
            <text:p>3</text:p>
          </table:table-cell>
          <table:table-cell table:style-name="ce4" table:formula="of:=[.A292]+4*([.A292]/50+2)" office:value-type="float" office:value="15678.799999999999">
            <text:p>15678.799999999999</text:p>
          </table:table-cell>
          <table:table-cell table:number-columns-repeated="1024"/>
        </table:table-row>
        <table:table-row table:style-name="ro294">
          <table:table-cell office:value-type="float" office:value="14560">
            <text:p>14560</text:p>
          </table:table-cell>
          <table:table-cell office:value-type="float" office:value="13597">
            <text:p>13597</text:p>
          </table:table-cell>
          <table:table-cell table:style-name="ce4" table:formula="of:=[.A293]-[.B293]" office:value-type="float" office:value="963">
            <text:p>963</text:p>
          </table:table-cell>
          <table:table-cell table:style-name="ce4" table:formula="of:=[.C293]-[.C292]" office:value-type="float" office:value="3">
            <text:p>3</text:p>
          </table:table-cell>
          <table:table-cell table:style-name="ce4" table:formula="of:=[.A293]+4*([.A293]/50+2)" office:value-type="float" office:value="15732.799999999999">
            <text:p>15732.799999999999</text:p>
          </table:table-cell>
          <table:table-cell table:number-columns-repeated="1024"/>
        </table:table-row>
        <table:table-row table:style-name="ro295">
          <table:table-cell office:value-type="float" office:value="14610">
            <text:p>14610</text:p>
          </table:table-cell>
          <table:table-cell office:value-type="float" office:value="13643">
            <text:p>13643</text:p>
          </table:table-cell>
          <table:table-cell table:style-name="ce4" table:formula="of:=[.A294]-[.B294]" office:value-type="float" office:value="967">
            <text:p>967</text:p>
          </table:table-cell>
          <table:table-cell table:style-name="ce4" table:formula="of:=[.C294]-[.C293]" office:value-type="float" office:value="4">
            <text:p>4</text:p>
          </table:table-cell>
          <table:table-cell table:style-name="ce4" table:formula="of:=[.A294]+4*([.A294]/50+2)" office:value-type="float" office:value="15786.799999999999">
            <text:p>15786.799999999999</text:p>
          </table:table-cell>
          <table:table-cell table:number-columns-repeated="1024"/>
        </table:table-row>
        <table:table-row table:style-name="ro296">
          <table:table-cell office:value-type="float" office:value="14660">
            <text:p>14660</text:p>
          </table:table-cell>
          <table:table-cell office:value-type="float" office:value="13690">
            <text:p>13690</text:p>
          </table:table-cell>
          <table:table-cell table:style-name="ce4" table:formula="of:=[.A295]-[.B295]" office:value-type="float" office:value="970">
            <text:p>970</text:p>
          </table:table-cell>
          <table:table-cell table:style-name="ce4" table:formula="of:=[.C295]-[.C294]" office:value-type="float" office:value="3">
            <text:p>3</text:p>
          </table:table-cell>
          <table:table-cell table:style-name="ce4" table:formula="of:=[.A295]+4*([.A295]/50+2)" office:value-type="float" office:value="15840.799999999999">
            <text:p>15840.799999999999</text:p>
          </table:table-cell>
          <table:table-cell table:number-columns-repeated="1024"/>
        </table:table-row>
        <table:table-row table:style-name="ro297">
          <table:table-cell office:value-type="float" office:value="14710">
            <text:p>14710</text:p>
          </table:table-cell>
          <table:table-cell office:value-type="float" office:value="13737">
            <text:p>13737</text:p>
          </table:table-cell>
          <table:table-cell table:style-name="ce4" table:formula="of:=[.A296]-[.B296]" office:value-type="float" office:value="973">
            <text:p>973</text:p>
          </table:table-cell>
          <table:table-cell table:style-name="ce4" table:formula="of:=[.C296]-[.C295]" office:value-type="float" office:value="3">
            <text:p>3</text:p>
          </table:table-cell>
          <table:table-cell table:style-name="ce4" table:formula="of:=[.A296]+4*([.A296]/50+2)" office:value-type="float" office:value="15894.799999999999">
            <text:p>15894.799999999999</text:p>
          </table:table-cell>
          <table:table-cell table:number-columns-repeated="1024"/>
        </table:table-row>
        <table:table-row table:style-name="ro298">
          <table:table-cell office:value-type="float" office:value="14760">
            <text:p>14760</text:p>
          </table:table-cell>
          <table:table-cell office:value-type="float" office:value="13784">
            <text:p>13784</text:p>
          </table:table-cell>
          <table:table-cell table:style-name="ce4" table:formula="of:=[.A297]-[.B297]" office:value-type="float" office:value="976">
            <text:p>976</text:p>
          </table:table-cell>
          <table:table-cell table:style-name="ce4" table:formula="of:=[.C297]-[.C296]" office:value-type="float" office:value="3">
            <text:p>3</text:p>
          </table:table-cell>
          <table:table-cell table:style-name="ce4" table:formula="of:=[.A297]+4*([.A297]/50+2)" office:value-type="float" office:value="15948.799999999999">
            <text:p>15948.799999999999</text:p>
          </table:table-cell>
          <table:table-cell table:number-columns-repeated="1024"/>
        </table:table-row>
        <table:table-row table:style-name="ro299">
          <table:table-cell office:value-type="float" office:value="14810">
            <text:p>14810</text:p>
          </table:table-cell>
          <table:table-cell office:value-type="float" office:value="13830">
            <text:p>13830</text:p>
          </table:table-cell>
          <table:table-cell table:style-name="ce4" table:formula="of:=[.A298]-[.B298]" office:value-type="float" office:value="980">
            <text:p>980</text:p>
          </table:table-cell>
          <table:table-cell table:style-name="ce4" table:formula="of:=[.C298]-[.C297]" office:value-type="float" office:value="4">
            <text:p>4</text:p>
          </table:table-cell>
          <table:table-cell table:style-name="ce4" table:formula="of:=[.A298]+4*([.A298]/50+2)" office:value-type="float" office:value="16002.799999999999">
            <text:p>16002.799999999999</text:p>
          </table:table-cell>
          <table:table-cell table:number-columns-repeated="1024"/>
        </table:table-row>
        <table:table-row table:style-name="ro300">
          <table:table-cell office:value-type="float" office:value="14860">
            <text:p>14860</text:p>
          </table:table-cell>
          <table:table-cell office:value-type="float" office:value="13877">
            <text:p>13877</text:p>
          </table:table-cell>
          <table:table-cell table:style-name="ce4" table:formula="of:=[.A299]-[.B299]" office:value-type="float" office:value="983">
            <text:p>983</text:p>
          </table:table-cell>
          <table:table-cell table:style-name="ce4" table:formula="of:=[.C299]-[.C298]" office:value-type="float" office:value="3">
            <text:p>3</text:p>
          </table:table-cell>
          <table:table-cell table:style-name="ce4" table:formula="of:=[.A299]+4*([.A299]/50+2)" office:value-type="float" office:value="16056.799999999999">
            <text:p>16056.799999999999</text:p>
          </table:table-cell>
          <table:table-cell table:number-columns-repeated="1024"/>
        </table:table-row>
        <table:table-row table:style-name="ro301">
          <table:table-cell office:value-type="float" office:value="14910">
            <text:p>14910</text:p>
          </table:table-cell>
          <table:table-cell office:value-type="float" office:value="13924">
            <text:p>13924</text:p>
          </table:table-cell>
          <table:table-cell table:style-name="ce4" table:formula="of:=[.A300]-[.B300]" office:value-type="float" office:value="986">
            <text:p>986</text:p>
          </table:table-cell>
          <table:table-cell table:style-name="ce4" table:formula="of:=[.C300]-[.C299]" office:value-type="float" office:value="3">
            <text:p>3</text:p>
          </table:table-cell>
          <table:table-cell table:style-name="ce4" table:formula="of:=[.A300]+4*([.A300]/50+2)" office:value-type="float" office:value="16110.799999999999">
            <text:p>16110.799999999999</text:p>
          </table:table-cell>
          <table:table-cell table:number-columns-repeated="1024"/>
        </table:table-row>
        <table:table-row table:style-name="ro302">
          <table:table-cell office:value-type="float" office:value="14960">
            <text:p>14960</text:p>
          </table:table-cell>
          <table:table-cell office:value-type="float" office:value="13970">
            <text:p>13970</text:p>
          </table:table-cell>
          <table:table-cell table:style-name="ce4" table:formula="of:=[.A301]-[.B301]" office:value-type="float" office:value="990">
            <text:p>990</text:p>
          </table:table-cell>
          <table:table-cell table:style-name="ce4" table:formula="of:=[.C301]-[.C300]" office:value-type="float" office:value="4">
            <text:p>4</text:p>
          </table:table-cell>
          <table:table-cell table:style-name="ce4" table:formula="of:=[.A301]+4*([.A301]/50+2)" office:value-type="float" office:value="16164.799999999999">
            <text:p>16164.799999999999</text:p>
          </table:table-cell>
          <table:table-cell table:number-columns-repeated="1024"/>
        </table:table-row>
        <table:table-row table:style-name="ro303">
          <table:table-cell office:value-type="float" office:value="15010">
            <text:p>15010</text:p>
          </table:table-cell>
          <table:table-cell office:value-type="float" office:value="14017">
            <text:p>14017</text:p>
          </table:table-cell>
          <table:table-cell table:style-name="ce4" table:formula="of:=[.A302]-[.B302]" office:value-type="float" office:value="993">
            <text:p>993</text:p>
          </table:table-cell>
          <table:table-cell table:style-name="ce4" table:formula="of:=[.C302]-[.C301]" office:value-type="float" office:value="3">
            <text:p>3</text:p>
          </table:table-cell>
          <table:table-cell table:style-name="ce4" table:formula="of:=[.A302]+4*([.A302]/50+2)" office:value-type="float" office:value="16218.799999999999">
            <text:p>16218.799999999999</text:p>
          </table:table-cell>
          <table:table-cell table:number-columns-repeated="1024"/>
        </table:table-row>
        <table:table-row table:style-name="ro304">
          <table:table-cell office:value-type="float" office:value="15060">
            <text:p>15060</text:p>
          </table:table-cell>
          <table:table-cell office:value-type="float" office:value="14064">
            <text:p>14064</text:p>
          </table:table-cell>
          <table:table-cell table:style-name="ce4" table:formula="of:=[.A303]-[.B303]" office:value-type="float" office:value="996">
            <text:p>996</text:p>
          </table:table-cell>
          <table:table-cell table:style-name="ce4" table:formula="of:=[.C303]-[.C302]" office:value-type="float" office:value="3">
            <text:p>3</text:p>
          </table:table-cell>
          <table:table-cell table:style-name="ce4" table:formula="of:=[.A303]+4*([.A303]/50+2)" office:value-type="float" office:value="16272.799999999999">
            <text:p>16272.799999999999</text:p>
          </table:table-cell>
          <table:table-cell table:number-columns-repeated="1024"/>
        </table:table-row>
        <table:table-row table:style-name="ro305">
          <table:table-cell office:value-type="float" office:value="15110">
            <text:p>15110</text:p>
          </table:table-cell>
          <table:table-cell office:value-type="float" office:value="14111">
            <text:p>14111</text:p>
          </table:table-cell>
          <table:table-cell table:style-name="ce4" table:formula="of:=[.A304]-[.B304]" office:value-type="float" office:value="999">
            <text:p>999</text:p>
          </table:table-cell>
          <table:table-cell table:style-name="ce4" table:formula="of:=[.C304]-[.C303]" office:value-type="float" office:value="3">
            <text:p>3</text:p>
          </table:table-cell>
          <table:table-cell table:style-name="ce4" table:formula="of:=[.A304]+4*([.A304]/50+2)" office:value-type="float" office:value="16326.799999999999">
            <text:p>16326.799999999999</text:p>
          </table:table-cell>
          <table:table-cell table:number-columns-repeated="1024"/>
        </table:table-row>
        <table:table-row table:style-name="ro306">
          <table:table-cell office:value-type="float" office:value="15160">
            <text:p>15160</text:p>
          </table:table-cell>
          <table:table-cell office:value-type="float" office:value="14157">
            <text:p>14157</text:p>
          </table:table-cell>
          <table:table-cell table:style-name="ce4" table:formula="of:=[.A305]-[.B305]" office:value-type="float" office:value="1003">
            <text:p>1003</text:p>
          </table:table-cell>
          <table:table-cell table:style-name="ce4" table:formula="of:=[.C305]-[.C304]" office:value-type="float" office:value="4">
            <text:p>4</text:p>
          </table:table-cell>
          <table:table-cell table:style-name="ce4" table:formula="of:=[.A305]+4*([.A305]/50+2)" office:value-type="float" office:value="16380.799999999999">
            <text:p>16380.799999999999</text:p>
          </table:table-cell>
          <table:table-cell table:number-columns-repeated="1024"/>
        </table:table-row>
        <table:table-row table:style-name="ro307">
          <table:table-cell office:value-type="float" office:value="15210">
            <text:p>15210</text:p>
          </table:table-cell>
          <table:table-cell office:value-type="float" office:value="14204">
            <text:p>14204</text:p>
          </table:table-cell>
          <table:table-cell table:style-name="ce4" table:formula="of:=[.A306]-[.B306]" office:value-type="float" office:value="1006">
            <text:p>1006</text:p>
          </table:table-cell>
          <table:table-cell table:style-name="ce4" table:formula="of:=[.C306]-[.C305]" office:value-type="float" office:value="3">
            <text:p>3</text:p>
          </table:table-cell>
          <table:table-cell table:style-name="ce4" table:formula="of:=[.A306]+4*([.A306]/50+2)" office:value-type="float" office:value="16434.799999999999">
            <text:p>16434.799999999999</text:p>
          </table:table-cell>
          <table:table-cell table:number-columns-repeated="1024"/>
        </table:table-row>
        <table:table-row table:style-name="ro308">
          <table:table-cell office:value-type="float" office:value="15260">
            <text:p>15260</text:p>
          </table:table-cell>
          <table:table-cell office:value-type="float" office:value="14251">
            <text:p>14251</text:p>
          </table:table-cell>
          <table:table-cell table:style-name="ce4" table:formula="of:=[.A307]-[.B307]" office:value-type="float" office:value="1009">
            <text:p>1009</text:p>
          </table:table-cell>
          <table:table-cell table:style-name="ce4" table:formula="of:=[.C307]-[.C306]" office:value-type="float" office:value="3">
            <text:p>3</text:p>
          </table:table-cell>
          <table:table-cell table:style-name="ce4" table:formula="of:=[.A307]+4*([.A307]/50+2)" office:value-type="float" office:value="16488.799999999999">
            <text:p>16488.799999999999</text:p>
          </table:table-cell>
          <table:table-cell table:number-columns-repeated="1024"/>
        </table:table-row>
        <table:table-row table:style-name="ro309">
          <table:table-cell office:value-type="float" office:value="15310">
            <text:p>15310</text:p>
          </table:table-cell>
          <table:table-cell office:value-type="float" office:value="14297">
            <text:p>14297</text:p>
          </table:table-cell>
          <table:table-cell table:style-name="ce4" table:formula="of:=[.A308]-[.B308]" office:value-type="float" office:value="1013">
            <text:p>1013</text:p>
          </table:table-cell>
          <table:table-cell table:style-name="ce4" table:formula="of:=[.C308]-[.C307]" office:value-type="float" office:value="4">
            <text:p>4</text:p>
          </table:table-cell>
          <table:table-cell table:style-name="ce4" table:formula="of:=[.A308]+4*([.A308]/50+2)" office:value-type="float" office:value="16542.799999999999">
            <text:p>16542.799999999999</text:p>
          </table:table-cell>
          <table:table-cell table:number-columns-repeated="1024"/>
        </table:table-row>
        <table:table-row table:style-name="ro310">
          <table:table-cell office:value-type="float" office:value="15360">
            <text:p>15360</text:p>
          </table:table-cell>
          <table:table-cell office:value-type="float" office:value="14344">
            <text:p>14344</text:p>
          </table:table-cell>
          <table:table-cell table:style-name="ce4" table:formula="of:=[.A309]-[.B309]" office:value-type="float" office:value="1016">
            <text:p>1016</text:p>
          </table:table-cell>
          <table:table-cell table:style-name="ce4" table:formula="of:=[.C309]-[.C308]" office:value-type="float" office:value="3">
            <text:p>3</text:p>
          </table:table-cell>
          <table:table-cell table:style-name="ce4" table:formula="of:=[.A309]+4*([.A309]/50+2)" office:value-type="float" office:value="16596.799999999999">
            <text:p>16596.799999999999</text:p>
          </table:table-cell>
          <table:table-cell table:number-columns-repeated="1024"/>
        </table:table-row>
        <table:table-row table:style-name="ro311">
          <table:table-cell office:value-type="float" office:value="15410">
            <text:p>15410</text:p>
          </table:table-cell>
          <table:table-cell office:value-type="float" office:value="14391">
            <text:p>14391</text:p>
          </table:table-cell>
          <table:table-cell table:style-name="ce4" table:formula="of:=[.A310]-[.B310]" office:value-type="float" office:value="1019">
            <text:p>1019</text:p>
          </table:table-cell>
          <table:table-cell table:style-name="ce4" table:formula="of:=[.C310]-[.C309]" office:value-type="float" office:value="3">
            <text:p>3</text:p>
          </table:table-cell>
          <table:table-cell table:style-name="ce4" table:formula="of:=[.A310]+4*([.A310]/50+2)" office:value-type="float" office:value="16650.799999999999">
            <text:p>16650.799999999999</text:p>
          </table:table-cell>
          <table:table-cell table:number-columns-repeated="1024"/>
        </table:table-row>
        <table:table-row table:style-name="ro312">
          <table:table-cell office:value-type="float" office:value="15460">
            <text:p>15460</text:p>
          </table:table-cell>
          <table:table-cell office:value-type="float" office:value="14437">
            <text:p>14437</text:p>
          </table:table-cell>
          <table:table-cell table:style-name="ce4" table:formula="of:=[.A311]-[.B311]" office:value-type="float" office:value="1023">
            <text:p>1023</text:p>
          </table:table-cell>
          <table:table-cell table:style-name="ce4" table:formula="of:=[.C311]-[.C310]" office:value-type="float" office:value="4">
            <text:p>4</text:p>
          </table:table-cell>
          <table:table-cell table:style-name="ce4" table:formula="of:=[.A311]+4*([.A311]/50+2)" office:value-type="float" office:value="16704.799999999999">
            <text:p>16704.799999999999</text:p>
          </table:table-cell>
          <table:table-cell table:number-columns-repeated="1024"/>
        </table:table-row>
        <table:table-row table:style-name="ro313">
          <table:table-cell office:value-type="float" office:value="15510">
            <text:p>15510</text:p>
          </table:table-cell>
          <table:table-cell office:value-type="float" office:value="14484">
            <text:p>14484</text:p>
          </table:table-cell>
          <table:table-cell table:style-name="ce4" table:formula="of:=[.A312]-[.B312]" office:value-type="float" office:value="1026">
            <text:p>1026</text:p>
          </table:table-cell>
          <table:table-cell table:style-name="ce4" table:formula="of:=[.C312]-[.C311]" office:value-type="float" office:value="3">
            <text:p>3</text:p>
          </table:table-cell>
          <table:table-cell table:style-name="ce4" table:formula="of:=[.A312]+4*([.A312]/50+2)" office:value-type="float" office:value="16758.799999999999">
            <text:p>16758.799999999999</text:p>
          </table:table-cell>
          <table:table-cell table:number-columns-repeated="1024"/>
        </table:table-row>
        <table:table-row table:style-name="ro314">
          <table:table-cell office:value-type="float" office:value="15560">
            <text:p>15560</text:p>
          </table:table-cell>
          <table:table-cell office:value-type="float" office:value="14531">
            <text:p>14531</text:p>
          </table:table-cell>
          <table:table-cell table:style-name="ce4" table:formula="of:=[.A313]-[.B313]" office:value-type="float" office:value="1029">
            <text:p>1029</text:p>
          </table:table-cell>
          <table:table-cell table:style-name="ce4" table:formula="of:=[.C313]-[.C312]" office:value-type="float" office:value="3">
            <text:p>3</text:p>
          </table:table-cell>
          <table:table-cell table:style-name="ce4" table:formula="of:=[.A313]+4*([.A313]/50+2)" office:value-type="float" office:value="16812.799999999999">
            <text:p>16812.799999999999</text:p>
          </table:table-cell>
          <table:table-cell table:number-columns-repeated="1024"/>
        </table:table-row>
        <table:table-row table:style-name="ro315">
          <table:table-cell office:value-type="float" office:value="15610">
            <text:p>15610</text:p>
          </table:table-cell>
          <table:table-cell office:value-type="float" office:value="14578">
            <text:p>14578</text:p>
          </table:table-cell>
          <table:table-cell table:style-name="ce4" table:formula="of:=[.A314]-[.B314]" office:value-type="float" office:value="1032">
            <text:p>1032</text:p>
          </table:table-cell>
          <table:table-cell table:style-name="ce4" table:formula="of:=[.C314]-[.C313]" office:value-type="float" office:value="3">
            <text:p>3</text:p>
          </table:table-cell>
          <table:table-cell table:style-name="ce4" table:formula="of:=[.A314]+4*([.A314]/50+2)" office:value-type="float" office:value="16866.799999999999">
            <text:p>16866.799999999999</text:p>
          </table:table-cell>
          <table:table-cell table:number-columns-repeated="1024"/>
        </table:table-row>
        <table:table-row table:style-name="ro316">
          <table:table-cell office:value-type="float" office:value="15660">
            <text:p>15660</text:p>
          </table:table-cell>
          <table:table-cell office:value-type="float" office:value="14624">
            <text:p>14624</text:p>
          </table:table-cell>
          <table:table-cell table:style-name="ce4" table:formula="of:=[.A315]-[.B315]" office:value-type="float" office:value="1036">
            <text:p>1036</text:p>
          </table:table-cell>
          <table:table-cell table:style-name="ce4" table:formula="of:=[.C315]-[.C314]" office:value-type="float" office:value="4">
            <text:p>4</text:p>
          </table:table-cell>
          <table:table-cell table:style-name="ce4" table:formula="of:=[.A315]+4*([.A315]/50+2)" office:value-type="float" office:value="16920.799999999999">
            <text:p>16920.799999999999</text:p>
          </table:table-cell>
          <table:table-cell table:number-columns-repeated="1024"/>
        </table:table-row>
        <table:table-row table:style-name="ro317">
          <table:table-cell office:value-type="float" office:value="15710">
            <text:p>15710</text:p>
          </table:table-cell>
          <table:table-cell office:value-type="float" office:value="14671">
            <text:p>14671</text:p>
          </table:table-cell>
          <table:table-cell table:style-name="ce4" table:formula="of:=[.A316]-[.B316]" office:value-type="float" office:value="1039">
            <text:p>1039</text:p>
          </table:table-cell>
          <table:table-cell table:style-name="ce4" table:formula="of:=[.C316]-[.C315]" office:value-type="float" office:value="3">
            <text:p>3</text:p>
          </table:table-cell>
          <table:table-cell table:style-name="ce4" table:formula="of:=[.A316]+4*([.A316]/50+2)" office:value-type="float" office:value="16974.799999999999">
            <text:p>16974.799999999999</text:p>
          </table:table-cell>
          <table:table-cell table:number-columns-repeated="1024"/>
        </table:table-row>
        <table:table-row table:style-name="ro318">
          <table:table-cell office:value-type="float" office:value="15760">
            <text:p>15760</text:p>
          </table:table-cell>
          <table:table-cell office:value-type="float" office:value="14718">
            <text:p>14718</text:p>
          </table:table-cell>
          <table:table-cell table:style-name="ce4" table:formula="of:=[.A317]-[.B317]" office:value-type="float" office:value="1042">
            <text:p>1042</text:p>
          </table:table-cell>
          <table:table-cell table:style-name="ce4" table:formula="of:=[.C317]-[.C316]" office:value-type="float" office:value="3">
            <text:p>3</text:p>
          </table:table-cell>
          <table:table-cell table:style-name="ce4" table:formula="of:=[.A317]+4*([.A317]/50+2)" office:value-type="float" office:value="17028.799999999999">
            <text:p>17028.799999999999</text:p>
          </table:table-cell>
          <table:table-cell table:number-columns-repeated="1024"/>
        </table:table-row>
        <table:table-row table:style-name="ro319">
          <table:table-cell office:value-type="float" office:value="15810">
            <text:p>15810</text:p>
          </table:table-cell>
          <table:table-cell office:value-type="float" office:value="14764">
            <text:p>14764</text:p>
          </table:table-cell>
          <table:table-cell table:style-name="ce4" table:formula="of:=[.A318]-[.B318]" office:value-type="float" office:value="1046">
            <text:p>1046</text:p>
          </table:table-cell>
          <table:table-cell table:style-name="ce4" table:formula="of:=[.C318]-[.C317]" office:value-type="float" office:value="4">
            <text:p>4</text:p>
          </table:table-cell>
          <table:table-cell table:style-name="ce4" table:formula="of:=[.A318]+4*([.A318]/50+2)" office:value-type="float" office:value="17082.799999999999">
            <text:p>17082.799999999999</text:p>
          </table:table-cell>
          <table:table-cell table:number-columns-repeated="1024"/>
        </table:table-row>
        <table:table-row table:style-name="ro320">
          <table:table-cell office:value-type="float" office:value="15860">
            <text:p>15860</text:p>
          </table:table-cell>
          <table:table-cell office:value-type="float" office:value="14811">
            <text:p>14811</text:p>
          </table:table-cell>
          <table:table-cell table:style-name="ce4" table:formula="of:=[.A319]-[.B319]" office:value-type="float" office:value="1049">
            <text:p>1049</text:p>
          </table:table-cell>
          <table:table-cell table:style-name="ce4" table:formula="of:=[.C319]-[.C318]" office:value-type="float" office:value="3">
            <text:p>3</text:p>
          </table:table-cell>
          <table:table-cell table:style-name="ce4" table:formula="of:=[.A319]+4*([.A319]/50+2)" office:value-type="float" office:value="17136.799999999999">
            <text:p>17136.799999999999</text:p>
          </table:table-cell>
          <table:table-cell table:number-columns-repeated="1024"/>
        </table:table-row>
        <table:table-row table:style-name="ro321">
          <table:table-cell office:value-type="float" office:value="15910">
            <text:p>15910</text:p>
          </table:table-cell>
          <table:table-cell office:value-type="float" office:value="14858">
            <text:p>14858</text:p>
          </table:table-cell>
          <table:table-cell table:style-name="ce4" table:formula="of:=[.A320]-[.B320]" office:value-type="float" office:value="1052">
            <text:p>1052</text:p>
          </table:table-cell>
          <table:table-cell table:style-name="ce4" table:formula="of:=[.C320]-[.C319]" office:value-type="float" office:value="3">
            <text:p>3</text:p>
          </table:table-cell>
          <table:table-cell table:style-name="ce4" table:formula="of:=[.A320]+4*([.A320]/50+2)" office:value-type="float" office:value="17190.799999999999">
            <text:p>17190.799999999999</text:p>
          </table:table-cell>
          <table:table-cell table:number-columns-repeated="1024"/>
        </table:table-row>
        <table:table-row table:style-name="ro322">
          <table:table-cell office:value-type="float" office:value="15960">
            <text:p>15960</text:p>
          </table:table-cell>
          <table:table-cell office:value-type="float" office:value="14905">
            <text:p>14905</text:p>
          </table:table-cell>
          <table:table-cell table:style-name="ce4" table:formula="of:=[.A321]-[.B321]" office:value-type="float" office:value="1055">
            <text:p>1055</text:p>
          </table:table-cell>
          <table:table-cell table:style-name="ce4" table:formula="of:=[.C321]-[.C320]" office:value-type="float" office:value="3">
            <text:p>3</text:p>
          </table:table-cell>
          <table:table-cell table:style-name="ce4" table:formula="of:=[.A321]+4*([.A321]/50+2)" office:value-type="float" office:value="17244.799999999999">
            <text:p>17244.799999999999</text:p>
          </table:table-cell>
          <table:table-cell table:number-columns-repeated="1024"/>
        </table:table-row>
        <table:table-row table:style-name="ro323">
          <table:table-cell office:value-type="float" office:value="16010">
            <text:p>16010</text:p>
          </table:table-cell>
          <table:table-cell office:value-type="float" office:value="14951">
            <text:p>14951</text:p>
          </table:table-cell>
          <table:table-cell table:style-name="ce4" table:formula="of:=[.A322]-[.B322]" office:value-type="float" office:value="1059">
            <text:p>1059</text:p>
          </table:table-cell>
          <table:table-cell table:style-name="ce4" table:formula="of:=[.C322]-[.C321]" office:value-type="float" office:value="4">
            <text:p>4</text:p>
          </table:table-cell>
          <table:table-cell table:style-name="ce4" table:formula="of:=[.A322]+4*([.A322]/50+2)" office:value-type="float" office:value="17298.799999999999">
            <text:p>17298.799999999999</text:p>
          </table:table-cell>
          <table:table-cell table:number-columns-repeated="1024"/>
        </table:table-row>
        <table:table-row table:style-name="ro324">
          <table:table-cell office:value-type="float" office:value="16060">
            <text:p>16060</text:p>
          </table:table-cell>
          <table:table-cell office:value-type="float" office:value="14998">
            <text:p>14998</text:p>
          </table:table-cell>
          <table:table-cell table:style-name="ce4" table:formula="of:=[.A323]-[.B323]" office:value-type="float" office:value="1062">
            <text:p>1062</text:p>
          </table:table-cell>
          <table:table-cell table:style-name="ce4" table:formula="of:=[.C323]-[.C322]" office:value-type="float" office:value="3">
            <text:p>3</text:p>
          </table:table-cell>
          <table:table-cell table:style-name="ce4" table:formula="of:=[.A323]+4*([.A323]/50+2)" office:value-type="float" office:value="17352.799999999999">
            <text:p>17352.799999999999</text:p>
          </table:table-cell>
          <table:table-cell table:number-columns-repeated="1024"/>
        </table:table-row>
        <table:table-row table:style-name="ro325">
          <table:table-cell office:value-type="float" office:value="16110">
            <text:p>16110</text:p>
          </table:table-cell>
          <table:table-cell office:value-type="float" office:value="15045">
            <text:p>15045</text:p>
          </table:table-cell>
          <table:table-cell table:style-name="ce4" table:formula="of:=[.A324]-[.B324]" office:value-type="float" office:value="1065">
            <text:p>1065</text:p>
          </table:table-cell>
          <table:table-cell table:style-name="ce4" table:formula="of:=[.C324]-[.C323]" office:value-type="float" office:value="3">
            <text:p>3</text:p>
          </table:table-cell>
          <table:table-cell table:style-name="ce4" table:formula="of:=[.A324]+4*([.A324]/50+2)" office:value-type="float" office:value="17406.799999999999">
            <text:p>17406.799999999999</text:p>
          </table:table-cell>
          <table:table-cell table:number-columns-repeated="1024"/>
        </table:table-row>
        <table:table-row table:style-name="ro326">
          <table:table-cell office:value-type="float" office:value="16160">
            <text:p>16160</text:p>
          </table:table-cell>
          <table:table-cell office:value-type="float" office:value="15091">
            <text:p>15091</text:p>
          </table:table-cell>
          <table:table-cell table:style-name="ce4" table:formula="of:=[.A325]-[.B325]" office:value-type="float" office:value="1069">
            <text:p>1069</text:p>
          </table:table-cell>
          <table:table-cell table:style-name="ce4" table:formula="of:=[.C325]-[.C324]" office:value-type="float" office:value="4">
            <text:p>4</text:p>
          </table:table-cell>
          <table:table-cell table:style-name="ce4" table:formula="of:=[.A325]+4*([.A325]/50+2)" office:value-type="float" office:value="17460.799999999999">
            <text:p>17460.799999999999</text:p>
          </table:table-cell>
          <table:table-cell table:number-columns-repeated="1024"/>
        </table:table-row>
        <table:table-row table:style-name="ro327">
          <table:table-cell office:value-type="float" office:value="16210">
            <text:p>16210</text:p>
          </table:table-cell>
          <table:table-cell office:value-type="float" office:value="15138">
            <text:p>15138</text:p>
          </table:table-cell>
          <table:table-cell table:style-name="ce4" table:formula="of:=[.A326]-[.B326]" office:value-type="float" office:value="1072">
            <text:p>1072</text:p>
          </table:table-cell>
          <table:table-cell table:style-name="ce4" table:formula="of:=[.C326]-[.C325]" office:value-type="float" office:value="3">
            <text:p>3</text:p>
          </table:table-cell>
          <table:table-cell table:style-name="ce4" table:formula="of:=[.A326]+4*([.A326]/50+2)" office:value-type="float" office:value="17514.799999999999">
            <text:p>17514.799999999999</text:p>
          </table:table-cell>
          <table:table-cell table:number-columns-repeated="1024"/>
        </table:table-row>
        <table:table-row table:style-name="ro328">
          <table:table-cell office:value-type="float" office:value="16260">
            <text:p>16260</text:p>
          </table:table-cell>
          <table:table-cell office:value-type="float" office:value="15185">
            <text:p>15185</text:p>
          </table:table-cell>
          <table:table-cell table:style-name="ce4" table:formula="of:=[.A327]-[.B327]" office:value-type="float" office:value="1075">
            <text:p>1075</text:p>
          </table:table-cell>
          <table:table-cell table:style-name="ce4" table:formula="of:=[.C327]-[.C326]" office:value-type="float" office:value="3">
            <text:p>3</text:p>
          </table:table-cell>
          <table:table-cell table:style-name="ce4" table:formula="of:=[.A327]+4*([.A327]/50+2)" office:value-type="float" office:value="17568.799999999999">
            <text:p>17568.799999999999</text:p>
          </table:table-cell>
          <table:table-cell table:number-columns-repeated="1024"/>
        </table:table-row>
        <table:table-row table:style-name="ro329">
          <table:table-cell office:value-type="float" office:value="16310">
            <text:p>16310</text:p>
          </table:table-cell>
          <table:table-cell office:value-type="float" office:value="15231">
            <text:p>15231</text:p>
          </table:table-cell>
          <table:table-cell table:style-name="ce4" table:formula="of:=[.A328]-[.B328]" office:value-type="float" office:value="1079">
            <text:p>1079</text:p>
          </table:table-cell>
          <table:table-cell table:style-name="ce4" table:formula="of:=[.C328]-[.C327]" office:value-type="float" office:value="4">
            <text:p>4</text:p>
          </table:table-cell>
          <table:table-cell table:style-name="ce4" table:formula="of:=[.A328]+4*([.A328]/50+2)" office:value-type="float" office:value="17622.799999999999">
            <text:p>17622.799999999999</text:p>
          </table:table-cell>
          <table:table-cell table:number-columns-repeated="1024"/>
        </table:table-row>
        <table:table-row table:style-name="ro330">
          <table:table-cell office:value-type="float" office:value="16360">
            <text:p>16360</text:p>
          </table:table-cell>
          <table:table-cell office:value-type="float" office:value="15278">
            <text:p>15278</text:p>
          </table:table-cell>
          <table:table-cell table:style-name="ce4" table:formula="of:=[.A329]-[.B329]" office:value-type="float" office:value="1082">
            <text:p>1082</text:p>
          </table:table-cell>
          <table:table-cell table:style-name="ce4" table:formula="of:=[.C329]-[.C328]" office:value-type="float" office:value="3">
            <text:p>3</text:p>
          </table:table-cell>
          <table:table-cell table:style-name="ce4" table:formula="of:=[.A329]+4*([.A329]/50+2)" office:value-type="float" office:value="17676.799999999999">
            <text:p>17676.799999999999</text:p>
          </table:table-cell>
          <table:table-cell table:number-columns-repeated="1024"/>
        </table:table-row>
        <table:table-row table:style-name="ro331">
          <table:table-cell office:value-type="float" office:value="16410">
            <text:p>16410</text:p>
          </table:table-cell>
          <table:table-cell office:value-type="float" office:value="15325">
            <text:p>15325</text:p>
          </table:table-cell>
          <table:table-cell table:style-name="ce4" table:formula="of:=[.A330]-[.B330]" office:value-type="float" office:value="1085">
            <text:p>1085</text:p>
          </table:table-cell>
          <table:table-cell table:style-name="ce4" table:formula="of:=[.C330]-[.C329]" office:value-type="float" office:value="3">
            <text:p>3</text:p>
          </table:table-cell>
          <table:table-cell table:style-name="ce4" table:formula="of:=[.A330]+4*([.A330]/50+2)" office:value-type="float" office:value="17730.799999999999">
            <text:p>17730.799999999999</text:p>
          </table:table-cell>
          <table:table-cell table:number-columns-repeated="1024"/>
        </table:table-row>
        <table:table-row table:style-name="ro332">
          <table:table-cell office:value-type="float" office:value="16460">
            <text:p>16460</text:p>
          </table:table-cell>
          <table:table-cell office:value-type="float" office:value="15371">
            <text:p>15371</text:p>
          </table:table-cell>
          <table:table-cell table:style-name="ce4" table:formula="of:=[.A331]-[.B331]" office:value-type="float" office:value="1089">
            <text:p>1089</text:p>
          </table:table-cell>
          <table:table-cell table:style-name="ce4" table:formula="of:=[.C331]-[.C330]" office:value-type="float" office:value="4">
            <text:p>4</text:p>
          </table:table-cell>
          <table:table-cell table:style-name="ce4" table:formula="of:=[.A331]+4*([.A331]/50+2)" office:value-type="float" office:value="17784.799999999999">
            <text:p>17784.799999999999</text:p>
          </table:table-cell>
          <table:table-cell table:number-columns-repeated="1024"/>
        </table:table-row>
        <table:table-row table:style-name="ro333">
          <table:table-cell office:value-type="float" office:value="16510">
            <text:p>16510</text:p>
          </table:table-cell>
          <table:table-cell office:value-type="float" office:value="15418">
            <text:p>15418</text:p>
          </table:table-cell>
          <table:table-cell table:style-name="ce4" table:formula="of:=[.A332]-[.B332]" office:value-type="float" office:value="1092">
            <text:p>1092</text:p>
          </table:table-cell>
          <table:table-cell table:style-name="ce4" table:formula="of:=[.C332]-[.C331]" office:value-type="float" office:value="3">
            <text:p>3</text:p>
          </table:table-cell>
          <table:table-cell table:style-name="ce4" table:formula="of:=[.A332]+4*([.A332]/50+2)" office:value-type="float" office:value="17838.799999999999">
            <text:p>17838.799999999999</text:p>
          </table:table-cell>
          <table:table-cell table:number-columns-repeated="1024"/>
        </table:table-row>
        <table:table-row table:style-name="ro334">
          <table:table-cell office:value-type="float" office:value="16560">
            <text:p>16560</text:p>
          </table:table-cell>
          <table:table-cell office:value-type="float" office:value="15465">
            <text:p>15465</text:p>
          </table:table-cell>
          <table:table-cell table:style-name="ce4" table:formula="of:=[.A333]-[.B333]" office:value-type="float" office:value="1095">
            <text:p>1095</text:p>
          </table:table-cell>
          <table:table-cell table:style-name="ce4" table:formula="of:=[.C333]-[.C332]" office:value-type="float" office:value="3">
            <text:p>3</text:p>
          </table:table-cell>
          <table:table-cell table:style-name="ce4" table:formula="of:=[.A333]+4*([.A333]/50+2)" office:value-type="float" office:value="17892.799999999999">
            <text:p>17892.799999999999</text:p>
          </table:table-cell>
          <table:table-cell table:number-columns-repeated="1024"/>
        </table:table-row>
        <table:table-row table:style-name="ro335">
          <table:table-cell office:value-type="float" office:value="16610">
            <text:p>16610</text:p>
          </table:table-cell>
          <table:table-cell office:value-type="float" office:value="15512">
            <text:p>15512</text:p>
          </table:table-cell>
          <table:table-cell table:style-name="ce4" table:formula="of:=[.A334]-[.B334]" office:value-type="float" office:value="1098">
            <text:p>1098</text:p>
          </table:table-cell>
          <table:table-cell table:style-name="ce4" table:formula="of:=[.C334]-[.C333]" office:value-type="float" office:value="3">
            <text:p>3</text:p>
          </table:table-cell>
          <table:table-cell table:style-name="ce4" table:formula="of:=[.A334]+4*([.A334]/50+2)" office:value-type="float" office:value="17946.799999999999">
            <text:p>17946.799999999999</text:p>
          </table:table-cell>
          <table:table-cell table:number-columns-repeated="1024"/>
        </table:table-row>
        <table:table-row table:style-name="ro336">
          <table:table-cell office:value-type="float" office:value="16660">
            <text:p>16660</text:p>
          </table:table-cell>
          <table:table-cell office:value-type="float" office:value="15558">
            <text:p>15558</text:p>
          </table:table-cell>
          <table:table-cell table:style-name="ce4" table:formula="of:=[.A335]-[.B335]" office:value-type="float" office:value="1102">
            <text:p>1102</text:p>
          </table:table-cell>
          <table:table-cell table:style-name="ce4" table:formula="of:=[.C335]-[.C334]" office:value-type="float" office:value="4">
            <text:p>4</text:p>
          </table:table-cell>
          <table:table-cell table:style-name="ce4" table:formula="of:=[.A335]+4*([.A335]/50+2)" office:value-type="float" office:value="18000.799999999999">
            <text:p>18000.799999999999</text:p>
          </table:table-cell>
          <table:table-cell table:number-columns-repeated="1024"/>
        </table:table-row>
        <table:table-row table:style-name="ro337">
          <table:table-cell office:value-type="float" office:value="16710">
            <text:p>16710</text:p>
          </table:table-cell>
          <table:table-cell office:value-type="float" office:value="15605">
            <text:p>15605</text:p>
          </table:table-cell>
          <table:table-cell table:style-name="ce4" table:formula="of:=[.A336]-[.B336]" office:value-type="float" office:value="1105">
            <text:p>1105</text:p>
          </table:table-cell>
          <table:table-cell table:style-name="ce4" table:formula="of:=[.C336]-[.C335]" office:value-type="float" office:value="3">
            <text:p>3</text:p>
          </table:table-cell>
          <table:table-cell table:style-name="ce4" table:formula="of:=[.A336]+4*([.A336]/50+2)" office:value-type="float" office:value="18054.799999999999">
            <text:p>18054.799999999999</text:p>
          </table:table-cell>
          <table:table-cell table:number-columns-repeated="1024"/>
        </table:table-row>
        <table:table-row table:style-name="ro338">
          <table:table-cell office:value-type="float" office:value="16760">
            <text:p>16760</text:p>
          </table:table-cell>
          <table:table-cell office:value-type="float" office:value="15652">
            <text:p>15652</text:p>
          </table:table-cell>
          <table:table-cell table:style-name="ce4" table:formula="of:=[.A337]-[.B337]" office:value-type="float" office:value="1108">
            <text:p>1108</text:p>
          </table:table-cell>
          <table:table-cell table:style-name="ce4" table:formula="of:=[.C337]-[.C336]" office:value-type="float" office:value="3">
            <text:p>3</text:p>
          </table:table-cell>
          <table:table-cell table:style-name="ce4" table:formula="of:=[.A337]+4*([.A337]/50+2)" office:value-type="float" office:value="18108.799999999999">
            <text:p>18108.799999999999</text:p>
          </table:table-cell>
          <table:table-cell table:number-columns-repeated="1024"/>
        </table:table-row>
        <table:table-row table:style-name="ro339">
          <table:table-cell office:value-type="float" office:value="16810">
            <text:p>16810</text:p>
          </table:table-cell>
          <table:table-cell office:value-type="float" office:value="15698">
            <text:p>15698</text:p>
          </table:table-cell>
          <table:table-cell table:style-name="ce4" table:formula="of:=[.A338]-[.B338]" office:value-type="float" office:value="1112">
            <text:p>1112</text:p>
          </table:table-cell>
          <table:table-cell table:style-name="ce4" table:formula="of:=[.C338]-[.C337]" office:value-type="float" office:value="4">
            <text:p>4</text:p>
          </table:table-cell>
          <table:table-cell table:style-name="ce4" table:formula="of:=[.A338]+4*([.A338]/50+2)" office:value-type="float" office:value="18162.799999999999">
            <text:p>18162.799999999999</text:p>
          </table:table-cell>
          <table:table-cell table:number-columns-repeated="1024"/>
        </table:table-row>
        <table:table-row table:style-name="ro340">
          <table:table-cell office:value-type="float" office:value="16860">
            <text:p>16860</text:p>
          </table:table-cell>
          <table:table-cell office:value-type="float" office:value="15745">
            <text:p>15745</text:p>
          </table:table-cell>
          <table:table-cell table:style-name="ce4" table:formula="of:=[.A339]-[.B339]" office:value-type="float" office:value="1115">
            <text:p>1115</text:p>
          </table:table-cell>
          <table:table-cell table:style-name="ce4" table:formula="of:=[.C339]-[.C338]" office:value-type="float" office:value="3">
            <text:p>3</text:p>
          </table:table-cell>
          <table:table-cell table:style-name="ce4" table:formula="of:=[.A339]+4*([.A339]/50+2)" office:value-type="float" office:value="18216.799999999999">
            <text:p>18216.799999999999</text:p>
          </table:table-cell>
          <table:table-cell table:number-columns-repeated="1024"/>
        </table:table-row>
        <table:table-row table:style-name="ro341">
          <table:table-cell office:value-type="float" office:value="16910">
            <text:p>16910</text:p>
          </table:table-cell>
          <table:table-cell office:value-type="float" office:value="15792">
            <text:p>15792</text:p>
          </table:table-cell>
          <table:table-cell table:style-name="ce4" table:formula="of:=[.A340]-[.B340]" office:value-type="float" office:value="1118">
            <text:p>1118</text:p>
          </table:table-cell>
          <table:table-cell table:style-name="ce4" table:formula="of:=[.C340]-[.C339]" office:value-type="float" office:value="3">
            <text:p>3</text:p>
          </table:table-cell>
          <table:table-cell table:style-name="ce4" table:formula="of:=[.A340]+4*([.A340]/50+2)" office:value-type="float" office:value="18270.799999999999">
            <text:p>18270.799999999999</text:p>
          </table:table-cell>
          <table:table-cell table:number-columns-repeated="1024"/>
        </table:table-row>
        <table:table-row table:style-name="ro342">
          <table:table-cell office:value-type="float" office:value="16960">
            <text:p>16960</text:p>
          </table:table-cell>
          <table:table-cell office:value-type="float" office:value="15839">
            <text:p>15839</text:p>
          </table:table-cell>
          <table:table-cell table:style-name="ce4" table:formula="of:=[.A341]-[.B341]" office:value-type="float" office:value="1121">
            <text:p>1121</text:p>
          </table:table-cell>
          <table:table-cell table:style-name="ce4" table:formula="of:=[.C341]-[.C340]" office:value-type="float" office:value="3">
            <text:p>3</text:p>
          </table:table-cell>
          <table:table-cell table:style-name="ce4" table:formula="of:=[.A341]+4*([.A341]/50+2)" office:value-type="float" office:value="18324.799999999999">
            <text:p>18324.799999999999</text:p>
          </table:table-cell>
          <table:table-cell table:number-columns-repeated="1024"/>
        </table:table-row>
        <table:table-row table:style-name="ro343">
          <table:table-cell office:value-type="float" office:value="17010">
            <text:p>17010</text:p>
          </table:table-cell>
          <table:table-cell office:value-type="float" office:value="15885">
            <text:p>15885</text:p>
          </table:table-cell>
          <table:table-cell table:style-name="ce4" table:formula="of:=[.A342]-[.B342]" office:value-type="float" office:value="1125">
            <text:p>1125</text:p>
          </table:table-cell>
          <table:table-cell table:style-name="ce4" table:formula="of:=[.C342]-[.C341]" office:value-type="float" office:value="4">
            <text:p>4</text:p>
          </table:table-cell>
          <table:table-cell table:style-name="ce4" table:formula="of:=[.A342]+4*([.A342]/50+2)" office:value-type="float" office:value="18378.799999999999">
            <text:p>18378.799999999999</text:p>
          </table:table-cell>
          <table:table-cell table:number-columns-repeated="1024"/>
        </table:table-row>
        <table:table-row table:style-name="ro344">
          <table:table-cell office:value-type="float" office:value="17060">
            <text:p>17060</text:p>
          </table:table-cell>
          <table:table-cell office:value-type="float" office:value="15932">
            <text:p>15932</text:p>
          </table:table-cell>
          <table:table-cell table:style-name="ce4" table:formula="of:=[.A343]-[.B343]" office:value-type="float" office:value="1128">
            <text:p>1128</text:p>
          </table:table-cell>
          <table:table-cell table:style-name="ce4" table:formula="of:=[.C343]-[.C342]" office:value-type="float" office:value="3">
            <text:p>3</text:p>
          </table:table-cell>
          <table:table-cell table:style-name="ce4" table:formula="of:=[.A343]+4*([.A343]/50+2)" office:value-type="float" office:value="18432.799999999999">
            <text:p>18432.799999999999</text:p>
          </table:table-cell>
          <table:table-cell table:number-columns-repeated="1024"/>
        </table:table-row>
        <table:table-row table:style-name="ro345">
          <table:table-cell office:value-type="float" office:value="17110">
            <text:p>17110</text:p>
          </table:table-cell>
          <table:table-cell office:value-type="float" office:value="15979">
            <text:p>15979</text:p>
          </table:table-cell>
          <table:table-cell table:style-name="ce4" table:formula="of:=[.A344]-[.B344]" office:value-type="float" office:value="1131">
            <text:p>1131</text:p>
          </table:table-cell>
          <table:table-cell table:style-name="ce4" table:formula="of:=[.C344]-[.C343]" office:value-type="float" office:value="3">
            <text:p>3</text:p>
          </table:table-cell>
          <table:table-cell table:style-name="ce4" table:formula="of:=[.A344]+4*([.A344]/50+2)" office:value-type="float" office:value="18486.799999999999">
            <text:p>18486.799999999999</text:p>
          </table:table-cell>
          <table:table-cell table:number-columns-repeated="1024"/>
        </table:table-row>
        <table:table-row table:style-name="ro346">
          <table:table-cell office:value-type="float" office:value="17160">
            <text:p>17160</text:p>
          </table:table-cell>
          <table:table-cell office:value-type="float" office:value="16025">
            <text:p>16025</text:p>
          </table:table-cell>
          <table:table-cell table:style-name="ce4" table:formula="of:=[.A345]-[.B345]" office:value-type="float" office:value="1135">
            <text:p>1135</text:p>
          </table:table-cell>
          <table:table-cell table:style-name="ce4" table:formula="of:=[.C345]-[.C344]" office:value-type="float" office:value="4">
            <text:p>4</text:p>
          </table:table-cell>
          <table:table-cell table:style-name="ce4" table:formula="of:=[.A345]+4*([.A345]/50+2)" office:value-type="float" office:value="18540.799999999999">
            <text:p>18540.799999999999</text:p>
          </table:table-cell>
          <table:table-cell table:number-columns-repeated="1024"/>
        </table:table-row>
        <table:table-row table:style-name="ro347">
          <table:table-cell office:value-type="float" office:value="17210">
            <text:p>17210</text:p>
          </table:table-cell>
          <table:table-cell office:value-type="float" office:value="16072">
            <text:p>16072</text:p>
          </table:table-cell>
          <table:table-cell table:style-name="ce4" table:formula="of:=[.A346]-[.B346]" office:value-type="float" office:value="1138">
            <text:p>1138</text:p>
          </table:table-cell>
          <table:table-cell table:style-name="ce4" table:formula="of:=[.C346]-[.C345]" office:value-type="float" office:value="3">
            <text:p>3</text:p>
          </table:table-cell>
          <table:table-cell table:style-name="ce4" table:formula="of:=[.A346]+4*([.A346]/50+2)" office:value-type="float" office:value="18594.799999999999">
            <text:p>18594.799999999999</text:p>
          </table:table-cell>
          <table:table-cell table:number-columns-repeated="1024"/>
        </table:table-row>
        <table:table-row table:style-name="ro348">
          <table:table-cell office:value-type="float" office:value="17260">
            <text:p>17260</text:p>
          </table:table-cell>
          <table:table-cell office:value-type="float" office:value="16119">
            <text:p>16119</text:p>
          </table:table-cell>
          <table:table-cell table:style-name="ce4" table:formula="of:=[.A347]-[.B347]" office:value-type="float" office:value="1141">
            <text:p>1141</text:p>
          </table:table-cell>
          <table:table-cell table:style-name="ce4" table:formula="of:=[.C347]-[.C346]" office:value-type="float" office:value="3">
            <text:p>3</text:p>
          </table:table-cell>
          <table:table-cell table:style-name="ce4" table:formula="of:=[.A347]+4*([.A347]/50+2)" office:value-type="float" office:value="18648.799999999999">
            <text:p>18648.799999999999</text:p>
          </table:table-cell>
          <table:table-cell table:number-columns-repeated="1024"/>
        </table:table-row>
        <table:table-row table:style-name="ro349">
          <table:table-cell office:value-type="float" office:value="17310">
            <text:p>17310</text:p>
          </table:table-cell>
          <table:table-cell office:value-type="float" office:value="16165">
            <text:p>16165</text:p>
          </table:table-cell>
          <table:table-cell table:style-name="ce4" table:formula="of:=[.A348]-[.B348]" office:value-type="float" office:value="1145">
            <text:p>1145</text:p>
          </table:table-cell>
          <table:table-cell table:style-name="ce4" table:formula="of:=[.C348]-[.C347]" office:value-type="float" office:value="4">
            <text:p>4</text:p>
          </table:table-cell>
          <table:table-cell table:style-name="ce4" table:formula="of:=[.A348]+4*([.A348]/50+2)" office:value-type="float" office:value="18702.799999999999">
            <text:p>18702.799999999999</text:p>
          </table:table-cell>
          <table:table-cell table:number-columns-repeated="1024"/>
        </table:table-row>
        <table:table-row table:style-name="ro350">
          <table:table-cell office:value-type="float" office:value="17360">
            <text:p>17360</text:p>
          </table:table-cell>
          <table:table-cell office:value-type="float" office:value="16212">
            <text:p>16212</text:p>
          </table:table-cell>
          <table:table-cell table:style-name="ce4" table:formula="of:=[.A349]-[.B349]" office:value-type="float" office:value="1148">
            <text:p>1148</text:p>
          </table:table-cell>
          <table:table-cell table:style-name="ce4" table:formula="of:=[.C349]-[.C348]" office:value-type="float" office:value="3">
            <text:p>3</text:p>
          </table:table-cell>
          <table:table-cell table:style-name="ce4" table:formula="of:=[.A349]+4*([.A349]/50+2)" office:value-type="float" office:value="18756.799999999999">
            <text:p>18756.799999999999</text:p>
          </table:table-cell>
          <table:table-cell table:number-columns-repeated="1024"/>
        </table:table-row>
        <table:table-row table:style-name="ro351">
          <table:table-cell office:value-type="float" office:value="17410">
            <text:p>17410</text:p>
          </table:table-cell>
          <table:table-cell office:value-type="float" office:value="16259">
            <text:p>16259</text:p>
          </table:table-cell>
          <table:table-cell table:style-name="ce4" table:formula="of:=[.A350]-[.B350]" office:value-type="float" office:value="1151">
            <text:p>1151</text:p>
          </table:table-cell>
          <table:table-cell table:style-name="ce4" table:formula="of:=[.C350]-[.C349]" office:value-type="float" office:value="3">
            <text:p>3</text:p>
          </table:table-cell>
          <table:table-cell table:style-name="ce4" table:formula="of:=[.A350]+4*([.A350]/50+2)" office:value-type="float" office:value="18810.799999999999">
            <text:p>18810.799999999999</text:p>
          </table:table-cell>
          <table:table-cell table:number-columns-repeated="1024"/>
        </table:table-row>
        <table:table-row table:style-name="ro352">
          <table:table-cell office:value-type="float" office:value="17460">
            <text:p>17460</text:p>
          </table:table-cell>
          <table:table-cell office:value-type="float" office:value="16306">
            <text:p>16306</text:p>
          </table:table-cell>
          <table:table-cell table:style-name="ce4" table:formula="of:=[.A351]-[.B351]" office:value-type="float" office:value="1154">
            <text:p>1154</text:p>
          </table:table-cell>
          <table:table-cell table:style-name="ce4" table:formula="of:=[.C351]-[.C350]" office:value-type="float" office:value="3">
            <text:p>3</text:p>
          </table:table-cell>
          <table:table-cell table:style-name="ce4" table:formula="of:=[.A351]+4*([.A351]/50+2)" office:value-type="float" office:value="18864.799999999999">
            <text:p>18864.799999999999</text:p>
          </table:table-cell>
          <table:table-cell table:number-columns-repeated="1024"/>
        </table:table-row>
        <table:table-row table:style-name="ro353">
          <table:table-cell office:value-type="float" office:value="17510">
            <text:p>17510</text:p>
          </table:table-cell>
          <table:table-cell office:value-type="float" office:value="16352">
            <text:p>16352</text:p>
          </table:table-cell>
          <table:table-cell table:style-name="ce4" table:formula="of:=[.A352]-[.B352]" office:value-type="float" office:value="1158">
            <text:p>1158</text:p>
          </table:table-cell>
          <table:table-cell table:style-name="ce4" table:formula="of:=[.C352]-[.C351]" office:value-type="float" office:value="4">
            <text:p>4</text:p>
          </table:table-cell>
          <table:table-cell table:style-name="ce4" table:formula="of:=[.A352]+4*([.A352]/50+2)" office:value-type="float" office:value="18918.799999999999">
            <text:p>18918.799999999999</text:p>
          </table:table-cell>
          <table:table-cell table:number-columns-repeated="1024"/>
        </table:table-row>
        <table:table-row table:style-name="ro354">
          <table:table-cell office:value-type="float" office:value="17560">
            <text:p>17560</text:p>
          </table:table-cell>
          <table:table-cell office:value-type="float" office:value="16399">
            <text:p>16399</text:p>
          </table:table-cell>
          <table:table-cell table:style-name="ce4" table:formula="of:=[.A353]-[.B353]" office:value-type="float" office:value="1161">
            <text:p>1161</text:p>
          </table:table-cell>
          <table:table-cell table:style-name="ce4" table:formula="of:=[.C353]-[.C352]" office:value-type="float" office:value="3">
            <text:p>3</text:p>
          </table:table-cell>
          <table:table-cell table:style-name="ce4" table:formula="of:=[.A353]+4*([.A353]/50+2)" office:value-type="float" office:value="18972.799999999999">
            <text:p>18972.799999999999</text:p>
          </table:table-cell>
          <table:table-cell table:number-columns-repeated="1024"/>
        </table:table-row>
        <table:table-row table:style-name="ro355">
          <table:table-cell office:value-type="float" office:value="17610">
            <text:p>17610</text:p>
          </table:table-cell>
          <table:table-cell office:value-type="float" office:value="16445">
            <text:p>16445</text:p>
          </table:table-cell>
          <table:table-cell table:style-name="ce4" table:formula="of:=[.A354]-[.B354]" office:value-type="float" office:value="1165">
            <text:p>1165</text:p>
          </table:table-cell>
          <table:table-cell table:style-name="ce4" table:formula="of:=[.C354]-[.C353]" office:value-type="float" office:value="4">
            <text:p>4</text:p>
          </table:table-cell>
          <table:table-cell table:style-name="ce4" table:formula="of:=[.A354]+4*([.A354]/50+2)" office:value-type="float" office:value="19026.799999999999">
            <text:p>19026.799999999999</text:p>
          </table:table-cell>
          <table:table-cell table:number-columns-repeated="1024"/>
        </table:table-row>
        <table:table-row table:style-name="ro356">
          <table:table-cell office:value-type="float" office:value="17660">
            <text:p>17660</text:p>
          </table:table-cell>
          <table:table-cell office:value-type="float" office:value="16492">
            <text:p>16492</text:p>
          </table:table-cell>
          <table:table-cell table:style-name="ce4" table:formula="of:=[.A355]-[.B355]" office:value-type="float" office:value="1168">
            <text:p>1168</text:p>
          </table:table-cell>
          <table:table-cell table:style-name="ce4" table:formula="of:=[.C355]-[.C354]" office:value-type="float" office:value="3">
            <text:p>3</text:p>
          </table:table-cell>
          <table:table-cell table:style-name="ce4" table:formula="of:=[.A355]+4*([.A355]/50+2)" office:value-type="float" office:value="19080.799999999999">
            <text:p>19080.799999999999</text:p>
          </table:table-cell>
          <table:table-cell table:number-columns-repeated="1024"/>
        </table:table-row>
        <table:table-row table:style-name="ro357">
          <table:table-cell office:value-type="float" office:value="17710">
            <text:p>17710</text:p>
          </table:table-cell>
          <table:table-cell office:value-type="float" office:value="16539">
            <text:p>16539</text:p>
          </table:table-cell>
          <table:table-cell table:style-name="ce4" table:formula="of:=[.A356]-[.B356]" office:value-type="float" office:value="1171">
            <text:p>1171</text:p>
          </table:table-cell>
          <table:table-cell table:style-name="ce4" table:formula="of:=[.C356]-[.C355]" office:value-type="float" office:value="3">
            <text:p>3</text:p>
          </table:table-cell>
          <table:table-cell table:style-name="ce4" table:formula="of:=[.A356]+4*([.A356]/50+2)" office:value-type="float" office:value="19134.799999999999">
            <text:p>19134.799999999999</text:p>
          </table:table-cell>
          <table:table-cell table:number-columns-repeated="1024"/>
        </table:table-row>
        <table:table-row table:style-name="ro358">
          <table:table-cell office:value-type="float" office:value="17760">
            <text:p>17760</text:p>
          </table:table-cell>
          <table:table-cell office:value-type="float" office:value="16586">
            <text:p>16586</text:p>
          </table:table-cell>
          <table:table-cell table:style-name="ce4" table:formula="of:=[.A357]-[.B357]" office:value-type="float" office:value="1174">
            <text:p>1174</text:p>
          </table:table-cell>
          <table:table-cell table:style-name="ce4" table:formula="of:=[.C357]-[.C356]" office:value-type="float" office:value="3">
            <text:p>3</text:p>
          </table:table-cell>
          <table:table-cell table:style-name="ce4" table:formula="of:=[.A357]+4*([.A357]/50+2)" office:value-type="float" office:value="19188.799999999999">
            <text:p>19188.799999999999</text:p>
          </table:table-cell>
          <table:table-cell table:number-columns-repeated="1024"/>
        </table:table-row>
        <table:table-row table:style-name="ro359">
          <table:table-cell office:value-type="float" office:value="17810">
            <text:p>17810</text:p>
          </table:table-cell>
          <table:table-cell office:value-type="float" office:value="16632">
            <text:p>16632</text:p>
          </table:table-cell>
          <table:table-cell table:style-name="ce4" table:formula="of:=[.A358]-[.B358]" office:value-type="float" office:value="1178">
            <text:p>1178</text:p>
          </table:table-cell>
          <table:table-cell table:style-name="ce4" table:formula="of:=[.C358]-[.C357]" office:value-type="float" office:value="4">
            <text:p>4</text:p>
          </table:table-cell>
          <table:table-cell table:style-name="ce4" table:formula="of:=[.A358]+4*([.A358]/50+2)" office:value-type="float" office:value="19242.799999999999">
            <text:p>19242.799999999999</text:p>
          </table:table-cell>
          <table:table-cell table:number-columns-repeated="1024"/>
        </table:table-row>
        <table:table-row table:style-name="ro360">
          <table:table-cell office:value-type="float" office:value="17860">
            <text:p>17860</text:p>
          </table:table-cell>
          <table:table-cell office:value-type="float" office:value="16679">
            <text:p>16679</text:p>
          </table:table-cell>
          <table:table-cell table:style-name="ce4" table:formula="of:=[.A359]-[.B359]" office:value-type="float" office:value="1181">
            <text:p>1181</text:p>
          </table:table-cell>
          <table:table-cell table:style-name="ce4" table:formula="of:=[.C359]-[.C358]" office:value-type="float" office:value="3">
            <text:p>3</text:p>
          </table:table-cell>
          <table:table-cell table:style-name="ce4" table:formula="of:=[.A359]+4*([.A359]/50+2)" office:value-type="float" office:value="19296.799999999999">
            <text:p>19296.799999999999</text:p>
          </table:table-cell>
          <table:table-cell table:number-columns-repeated="1024"/>
        </table:table-row>
        <table:table-row table:style-name="ro361">
          <table:table-cell office:value-type="float" office:value="17910">
            <text:p>17910</text:p>
          </table:table-cell>
          <table:table-cell office:value-type="float" office:value="16726">
            <text:p>16726</text:p>
          </table:table-cell>
          <table:table-cell table:style-name="ce4" table:formula="of:=[.A360]-[.B360]" office:value-type="float" office:value="1184">
            <text:p>1184</text:p>
          </table:table-cell>
          <table:table-cell table:style-name="ce4" table:formula="of:=[.C360]-[.C359]" office:value-type="float" office:value="3">
            <text:p>3</text:p>
          </table:table-cell>
          <table:table-cell table:style-name="ce4" table:formula="of:=[.A360]+4*([.A360]/50+2)" office:value-type="float" office:value="19350.799999999999">
            <text:p>19350.799999999999</text:p>
          </table:table-cell>
          <table:table-cell table:number-columns-repeated="1024"/>
        </table:table-row>
        <table:table-row table:style-name="ro362">
          <table:table-cell office:value-type="float" office:value="17960">
            <text:p>17960</text:p>
          </table:table-cell>
          <table:table-cell office:value-type="float" office:value="16772">
            <text:p>16772</text:p>
          </table:table-cell>
          <table:table-cell table:style-name="ce4" table:formula="of:=[.A361]-[.B361]" office:value-type="float" office:value="1188">
            <text:p>1188</text:p>
          </table:table-cell>
          <table:table-cell table:style-name="ce4" table:formula="of:=[.C361]-[.C360]" office:value-type="float" office:value="4">
            <text:p>4</text:p>
          </table:table-cell>
          <table:table-cell table:style-name="ce4" table:formula="of:=[.A361]+4*([.A361]/50+2)" office:value-type="float" office:value="19404.799999999999">
            <text:p>19404.799999999999</text:p>
          </table:table-cell>
          <table:table-cell table:number-columns-repeated="1024"/>
        </table:table-row>
        <table:table-row table:style-name="ro363">
          <table:table-cell office:value-type="float" office:value="18010">
            <text:p>18010</text:p>
          </table:table-cell>
          <table:table-cell office:value-type="float" office:value="16819">
            <text:p>16819</text:p>
          </table:table-cell>
          <table:table-cell table:style-name="ce4" table:formula="of:=[.A362]-[.B362]" office:value-type="float" office:value="1191">
            <text:p>1191</text:p>
          </table:table-cell>
          <table:table-cell table:style-name="ce4" table:formula="of:=[.C362]-[.C361]" office:value-type="float" office:value="3">
            <text:p>3</text:p>
          </table:table-cell>
          <table:table-cell table:style-name="ce4" table:formula="of:=[.A362]+4*([.A362]/50+2)" office:value-type="float" office:value="19458.799999999999">
            <text:p>19458.799999999999</text:p>
          </table:table-cell>
          <table:table-cell table:number-columns-repeated="1024"/>
        </table:table-row>
        <table:table-row table:style-name="ro364">
          <table:table-cell office:value-type="float" office:value="18060">
            <text:p>18060</text:p>
          </table:table-cell>
          <table:table-cell office:value-type="float" office:value="16866">
            <text:p>16866</text:p>
          </table:table-cell>
          <table:table-cell table:style-name="ce4" table:formula="of:=[.A363]-[.B363]" office:value-type="float" office:value="1194">
            <text:p>1194</text:p>
          </table:table-cell>
          <table:table-cell table:style-name="ce4" table:formula="of:=[.C363]-[.C362]" office:value-type="float" office:value="3">
            <text:p>3</text:p>
          </table:table-cell>
          <table:table-cell table:style-name="ce4" table:formula="of:=[.A363]+4*([.A363]/50+2)" office:value-type="float" office:value="19512.799999999999">
            <text:p>19512.799999999999</text:p>
          </table:table-cell>
          <table:table-cell table:number-columns-repeated="1024"/>
        </table:table-row>
        <table:table-row table:style-name="ro365">
          <table:table-cell office:value-type="float" office:value="18110">
            <text:p>18110</text:p>
          </table:table-cell>
          <table:table-cell office:value-type="float" office:value="16912">
            <text:p>16912</text:p>
          </table:table-cell>
          <table:table-cell table:style-name="ce4" table:formula="of:=[.A364]-[.B364]" office:value-type="float" office:value="1198">
            <text:p>1198</text:p>
          </table:table-cell>
          <table:table-cell table:style-name="ce4" table:formula="of:=[.C364]-[.C363]" office:value-type="float" office:value="4">
            <text:p>4</text:p>
          </table:table-cell>
          <table:table-cell table:style-name="ce4" table:formula="of:=[.A364]+4*([.A364]/50+2)" office:value-type="float" office:value="19566.799999999999">
            <text:p>19566.799999999999</text:p>
          </table:table-cell>
          <table:table-cell table:number-columns-repeated="1024"/>
        </table:table-row>
        <table:table-row table:style-name="ro366">
          <table:table-cell office:value-type="float" office:value="18160">
            <text:p>18160</text:p>
          </table:table-cell>
          <table:table-cell office:value-type="float" office:value="16959">
            <text:p>16959</text:p>
          </table:table-cell>
          <table:table-cell table:style-name="ce4" table:formula="of:=[.A365]-[.B365]" office:value-type="float" office:value="1201">
            <text:p>1201</text:p>
          </table:table-cell>
          <table:table-cell table:style-name="ce4" table:formula="of:=[.C365]-[.C364]" office:value-type="float" office:value="3">
            <text:p>3</text:p>
          </table:table-cell>
          <table:table-cell table:style-name="ce4" table:formula="of:=[.A365]+4*([.A365]/50+2)" office:value-type="float" office:value="19620.799999999999">
            <text:p>19620.799999999999</text:p>
          </table:table-cell>
          <table:table-cell table:number-columns-repeated="1024"/>
        </table:table-row>
        <table:table-row table:style-name="ro367">
          <table:table-cell office:value-type="float" office:value="18210">
            <text:p>18210</text:p>
          </table:table-cell>
          <table:table-cell office:value-type="float" office:value="17006">
            <text:p>17006</text:p>
          </table:table-cell>
          <table:table-cell table:style-name="ce4" table:formula="of:=[.A366]-[.B366]" office:value-type="float" office:value="1204">
            <text:p>1204</text:p>
          </table:table-cell>
          <table:table-cell table:style-name="ce4" table:formula="of:=[.C366]-[.C365]" office:value-type="float" office:value="3">
            <text:p>3</text:p>
          </table:table-cell>
          <table:table-cell table:style-name="ce4" table:formula="of:=[.A366]+4*([.A366]/50+2)" office:value-type="float" office:value="19674.799999999999">
            <text:p>19674.799999999999</text:p>
          </table:table-cell>
          <table:table-cell table:number-columns-repeated="1024"/>
        </table:table-row>
        <table:table-row table:style-name="ro368">
          <table:table-cell office:value-type="float" office:value="18260">
            <text:p>18260</text:p>
          </table:table-cell>
          <table:table-cell office:value-type="float" office:value="17053">
            <text:p>17053</text:p>
          </table:table-cell>
          <table:table-cell table:style-name="ce4" table:formula="of:=[.A367]-[.B367]" office:value-type="float" office:value="1207">
            <text:p>1207</text:p>
          </table:table-cell>
          <table:table-cell table:style-name="ce4" table:formula="of:=[.C367]-[.C366]" office:value-type="float" office:value="3">
            <text:p>3</text:p>
          </table:table-cell>
          <table:table-cell table:style-name="ce4" table:formula="of:=[.A367]+4*([.A367]/50+2)" office:value-type="float" office:value="19728.799999999999">
            <text:p>19728.799999999999</text:p>
          </table:table-cell>
          <table:table-cell table:number-columns-repeated="1024"/>
        </table:table-row>
        <table:table-row table:style-name="ro369">
          <table:table-cell office:value-type="float" office:value="18310">
            <text:p>18310</text:p>
          </table:table-cell>
          <table:table-cell office:value-type="float" office:value="17099">
            <text:p>17099</text:p>
          </table:table-cell>
          <table:table-cell table:style-name="ce4" table:formula="of:=[.A368]-[.B368]" office:value-type="float" office:value="1211">
            <text:p>1211</text:p>
          </table:table-cell>
          <table:table-cell table:style-name="ce4" table:formula="of:=[.C368]-[.C367]" office:value-type="float" office:value="4">
            <text:p>4</text:p>
          </table:table-cell>
          <table:table-cell table:style-name="ce4" table:formula="of:=[.A368]+4*([.A368]/50+2)" office:value-type="float" office:value="19782.799999999999">
            <text:p>19782.799999999999</text:p>
          </table:table-cell>
          <table:table-cell table:number-columns-repeated="1024"/>
        </table:table-row>
        <table:table-row table:style-name="ro370">
          <table:table-cell office:value-type="float" office:value="18360">
            <text:p>18360</text:p>
          </table:table-cell>
          <table:table-cell office:value-type="float" office:value="17146">
            <text:p>17146</text:p>
          </table:table-cell>
          <table:table-cell table:style-name="ce4" table:formula="of:=[.A369]-[.B369]" office:value-type="float" office:value="1214">
            <text:p>1214</text:p>
          </table:table-cell>
          <table:table-cell table:style-name="ce4" table:formula="of:=[.C369]-[.C368]" office:value-type="float" office:value="3">
            <text:p>3</text:p>
          </table:table-cell>
          <table:table-cell table:style-name="ce4" table:formula="of:=[.A369]+4*([.A369]/50+2)" office:value-type="float" office:value="19836.799999999999">
            <text:p>19836.799999999999</text:p>
          </table:table-cell>
          <table:table-cell table:number-columns-repeated="1024"/>
        </table:table-row>
        <table:table-row table:style-name="ro371">
          <table:table-cell office:value-type="float" office:value="18410">
            <text:p>18410</text:p>
          </table:table-cell>
          <table:table-cell office:value-type="float" office:value="17193">
            <text:p>17193</text:p>
          </table:table-cell>
          <table:table-cell table:style-name="ce4" table:formula="of:=[.A370]-[.B370]" office:value-type="float" office:value="1217">
            <text:p>1217</text:p>
          </table:table-cell>
          <table:table-cell table:style-name="ce4" table:formula="of:=[.C370]-[.C369]" office:value-type="float" office:value="3">
            <text:p>3</text:p>
          </table:table-cell>
          <table:table-cell table:style-name="ce4" table:formula="of:=[.A370]+4*([.A370]/50+2)" office:value-type="float" office:value="19890.799999999999">
            <text:p>19890.799999999999</text:p>
          </table:table-cell>
          <table:table-cell table:number-columns-repeated="1024"/>
        </table:table-row>
        <table:table-row table:style-name="ro372">
          <table:table-cell office:value-type="float" office:value="18460">
            <text:p>18460</text:p>
          </table:table-cell>
          <table:table-cell office:value-type="float" office:value="17239">
            <text:p>17239</text:p>
          </table:table-cell>
          <table:table-cell table:style-name="ce4" table:formula="of:=[.A371]-[.B371]" office:value-type="float" office:value="1221">
            <text:p>1221</text:p>
          </table:table-cell>
          <table:table-cell table:style-name="ce4" table:formula="of:=[.C371]-[.C370]" office:value-type="float" office:value="4">
            <text:p>4</text:p>
          </table:table-cell>
          <table:table-cell table:style-name="ce4" table:formula="of:=[.A371]+4*([.A371]/50+2)" office:value-type="float" office:value="19944.799999999999">
            <text:p>19944.799999999999</text:p>
          </table:table-cell>
          <table:table-cell table:number-columns-repeated="1024"/>
        </table:table-row>
        <table:table-row table:style-name="ro373">
          <table:table-cell office:value-type="float" office:value="18510">
            <text:p>18510</text:p>
          </table:table-cell>
          <table:table-cell office:value-type="float" office:value="17286">
            <text:p>17286</text:p>
          </table:table-cell>
          <table:table-cell table:style-name="ce4" table:formula="of:=[.A372]-[.B372]" office:value-type="float" office:value="1224">
            <text:p>1224</text:p>
          </table:table-cell>
          <table:table-cell table:style-name="ce4" table:formula="of:=[.C372]-[.C371]" office:value-type="float" office:value="3">
            <text:p>3</text:p>
          </table:table-cell>
          <table:table-cell table:style-name="ce4" table:formula="of:=[.A372]+4*([.A372]/50+2)" office:value-type="float" office:value="19998.799999999999">
            <text:p>19998.799999999999</text:p>
          </table:table-cell>
          <table:table-cell table:number-columns-repeated="1024"/>
        </table:table-row>
        <table:table-row table:style-name="ro374">
          <table:table-cell office:value-type="float" office:value="18560">
            <text:p>18560</text:p>
          </table:table-cell>
          <table:table-cell office:value-type="float" office:value="17333">
            <text:p>17333</text:p>
          </table:table-cell>
          <table:table-cell table:style-name="ce4" table:formula="of:=[.A373]-[.B373]" office:value-type="float" office:value="1227">
            <text:p>1227</text:p>
          </table:table-cell>
          <table:table-cell table:style-name="ce4" table:formula="of:=[.C373]-[.C372]" office:value-type="float" office:value="3">
            <text:p>3</text:p>
          </table:table-cell>
          <table:table-cell table:style-name="ce4" table:formula="of:=[.A373]+4*([.A373]/50+2)" office:value-type="float" office:value="20052.799999999999">
            <text:p>20052.799999999999</text:p>
          </table:table-cell>
          <table:table-cell table:number-columns-repeated="1024"/>
        </table:table-row>
        <table:table-row table:style-name="ro375">
          <table:table-cell office:value-type="float" office:value="18610">
            <text:p>18610</text:p>
          </table:table-cell>
          <table:table-cell office:value-type="float" office:value="17379">
            <text:p>17379</text:p>
          </table:table-cell>
          <table:table-cell table:style-name="ce4" table:formula="of:=[.A374]-[.B374]" office:value-type="float" office:value="1231">
            <text:p>1231</text:p>
          </table:table-cell>
          <table:table-cell table:style-name="ce4" table:formula="of:=[.C374]-[.C373]" office:value-type="float" office:value="4">
            <text:p>4</text:p>
          </table:table-cell>
          <table:table-cell table:style-name="ce4" table:formula="of:=[.A374]+4*([.A374]/50+2)" office:value-type="float" office:value="20106.799999999999">
            <text:p>20106.799999999999</text:p>
          </table:table-cell>
          <table:table-cell table:number-columns-repeated="1024"/>
        </table:table-row>
        <table:table-row table:style-name="ro376">
          <table:table-cell office:value-type="float" office:value="18660">
            <text:p>18660</text:p>
          </table:table-cell>
          <table:table-cell office:value-type="float" office:value="17426">
            <text:p>17426</text:p>
          </table:table-cell>
          <table:table-cell table:style-name="ce4" table:formula="of:=[.A375]-[.B375]" office:value-type="float" office:value="1234">
            <text:p>1234</text:p>
          </table:table-cell>
          <table:table-cell table:style-name="ce4" table:formula="of:=[.C375]-[.C374]" office:value-type="float" office:value="3">
            <text:p>3</text:p>
          </table:table-cell>
          <table:table-cell table:style-name="ce4" table:formula="of:=[.A375]+4*([.A375]/50+2)" office:value-type="float" office:value="20160.799999999999">
            <text:p>20160.799999999999</text:p>
          </table:table-cell>
          <table:table-cell table:number-columns-repeated="1024"/>
        </table:table-row>
        <table:table-row table:style-name="ro377">
          <table:table-cell office:value-type="float" office:value="18710">
            <text:p>18710</text:p>
          </table:table-cell>
          <table:table-cell office:value-type="float" office:value="17473">
            <text:p>17473</text:p>
          </table:table-cell>
          <table:table-cell table:style-name="ce4" table:formula="of:=[.A376]-[.B376]" office:value-type="float" office:value="1237">
            <text:p>1237</text:p>
          </table:table-cell>
          <table:table-cell table:style-name="ce4" table:formula="of:=[.C376]-[.C375]" office:value-type="float" office:value="3">
            <text:p>3</text:p>
          </table:table-cell>
          <table:table-cell table:style-name="ce4" table:formula="of:=[.A376]+4*([.A376]/50+2)" office:value-type="float" office:value="20214.799999999999">
            <text:p>20214.799999999999</text:p>
          </table:table-cell>
          <table:table-cell table:number-columns-repeated="1024"/>
        </table:table-row>
        <table:table-row table:style-name="ro378">
          <table:table-cell office:value-type="float" office:value="18760">
            <text:p>18760</text:p>
          </table:table-cell>
          <table:table-cell office:value-type="float" office:value="17520">
            <text:p>17520</text:p>
          </table:table-cell>
          <table:table-cell table:style-name="ce4" table:formula="of:=[.A377]-[.B377]" office:value-type="float" office:value="1240">
            <text:p>1240</text:p>
          </table:table-cell>
          <table:table-cell table:style-name="ce4" table:formula="of:=[.C377]-[.C376]" office:value-type="float" office:value="3">
            <text:p>3</text:p>
          </table:table-cell>
          <table:table-cell table:style-name="ce4" table:formula="of:=[.A377]+4*([.A377]/50+2)" office:value-type="float" office:value="20268.799999999999">
            <text:p>20268.799999999999</text:p>
          </table:table-cell>
          <table:table-cell table:number-columns-repeated="1024"/>
        </table:table-row>
        <table:table-row table:style-name="ro379">
          <table:table-cell office:value-type="float" office:value="18810">
            <text:p>18810</text:p>
          </table:table-cell>
          <table:table-cell office:value-type="float" office:value="17566">
            <text:p>17566</text:p>
          </table:table-cell>
          <table:table-cell table:style-name="ce4" table:formula="of:=[.A378]-[.B378]" office:value-type="float" office:value="1244">
            <text:p>1244</text:p>
          </table:table-cell>
          <table:table-cell table:style-name="ce4" table:formula="of:=[.C378]-[.C377]" office:value-type="float" office:value="4">
            <text:p>4</text:p>
          </table:table-cell>
          <table:table-cell table:style-name="ce4" table:formula="of:=[.A378]+4*([.A378]/50+2)" office:value-type="float" office:value="20322.799999999999">
            <text:p>20322.799999999999</text:p>
          </table:table-cell>
          <table:table-cell table:number-columns-repeated="1024"/>
        </table:table-row>
        <table:table-row table:style-name="ro380">
          <table:table-cell office:value-type="float" office:value="18860">
            <text:p>18860</text:p>
          </table:table-cell>
          <table:table-cell office:value-type="float" office:value="17613">
            <text:p>17613</text:p>
          </table:table-cell>
          <table:table-cell table:style-name="ce4" table:formula="of:=[.A379]-[.B379]" office:value-type="float" office:value="1247">
            <text:p>1247</text:p>
          </table:table-cell>
          <table:table-cell table:style-name="ce4" table:formula="of:=[.C379]-[.C378]" office:value-type="float" office:value="3">
            <text:p>3</text:p>
          </table:table-cell>
          <table:table-cell table:style-name="ce4" table:formula="of:=[.A379]+4*([.A379]/50+2)" office:value-type="float" office:value="20376.799999999999">
            <text:p>20376.799999999999</text:p>
          </table:table-cell>
          <table:table-cell table:number-columns-repeated="1024"/>
        </table:table-row>
        <table:table-row table:style-name="ro381">
          <table:table-cell office:value-type="float" office:value="18910">
            <text:p>18910</text:p>
          </table:table-cell>
          <table:table-cell office:value-type="float" office:value="17660">
            <text:p>17660</text:p>
          </table:table-cell>
          <table:table-cell table:style-name="ce4" table:formula="of:=[.A380]-[.B380]" office:value-type="float" office:value="1250">
            <text:p>1250</text:p>
          </table:table-cell>
          <table:table-cell table:style-name="ce4" table:formula="of:=[.C380]-[.C379]" office:value-type="float" office:value="3">
            <text:p>3</text:p>
          </table:table-cell>
          <table:table-cell table:style-name="ce4" table:formula="of:=[.A380]+4*([.A380]/50+2)" office:value-type="float" office:value="20430.799999999999">
            <text:p>20430.799999999999</text:p>
          </table:table-cell>
          <table:table-cell table:number-columns-repeated="1024"/>
        </table:table-row>
        <table:table-row table:style-name="ro382">
          <table:table-cell office:value-type="float" office:value="18960">
            <text:p>18960</text:p>
          </table:table-cell>
          <table:table-cell office:value-type="float" office:value="17706">
            <text:p>17706</text:p>
          </table:table-cell>
          <table:table-cell table:style-name="ce4" table:formula="of:=[.A381]-[.B381]" office:value-type="float" office:value="1254">
            <text:p>1254</text:p>
          </table:table-cell>
          <table:table-cell table:style-name="ce4" table:formula="of:=[.C381]-[.C380]" office:value-type="float" office:value="4">
            <text:p>4</text:p>
          </table:table-cell>
          <table:table-cell table:style-name="ce4" table:formula="of:=[.A381]+4*([.A381]/50+2)" office:value-type="float" office:value="20484.799999999999">
            <text:p>20484.799999999999</text:p>
          </table:table-cell>
          <table:table-cell table:number-columns-repeated="1024"/>
        </table:table-row>
        <table:table-row table:style-name="ro383">
          <table:table-cell office:value-type="float" office:value="19010">
            <text:p>19010</text:p>
          </table:table-cell>
          <table:table-cell office:value-type="float" office:value="17753">
            <text:p>17753</text:p>
          </table:table-cell>
          <table:table-cell table:style-name="ce4" table:formula="of:=[.A382]-[.B382]" office:value-type="float" office:value="1257">
            <text:p>1257</text:p>
          </table:table-cell>
          <table:table-cell table:style-name="ce4" table:formula="of:=[.C382]-[.C381]" office:value-type="float" office:value="3">
            <text:p>3</text:p>
          </table:table-cell>
          <table:table-cell table:style-name="ce4" table:formula="of:=[.A382]+4*([.A382]/50+2)" office:value-type="float" office:value="20538.799999999999">
            <text:p>20538.799999999999</text:p>
          </table:table-cell>
          <table:table-cell table:number-columns-repeated="1024"/>
        </table:table-row>
        <table:table-row table:style-name="ro384">
          <table:table-cell office:value-type="float" office:value="19060">
            <text:p>19060</text:p>
          </table:table-cell>
          <table:table-cell office:value-type="float" office:value="17800">
            <text:p>17800</text:p>
          </table:table-cell>
          <table:table-cell table:style-name="ce4" table:formula="of:=[.A383]-[.B383]" office:value-type="float" office:value="1260">
            <text:p>1260</text:p>
          </table:table-cell>
          <table:table-cell table:style-name="ce4" table:formula="of:=[.C383]-[.C382]" office:value-type="float" office:value="3">
            <text:p>3</text:p>
          </table:table-cell>
          <table:table-cell table:style-name="ce4" table:formula="of:=[.A383]+4*([.A383]/50+2)" office:value-type="float" office:value="20592.799999999999">
            <text:p>20592.799999999999</text:p>
          </table:table-cell>
          <table:table-cell table:number-columns-repeated="1024"/>
        </table:table-row>
        <table:table-row table:style-name="ro385">
          <table:table-cell office:value-type="float" office:value="19110">
            <text:p>19110</text:p>
          </table:table-cell>
          <table:table-cell office:value-type="float" office:value="17847">
            <text:p>17847</text:p>
          </table:table-cell>
          <table:table-cell table:style-name="ce4" table:formula="of:=[.A384]-[.B384]" office:value-type="float" office:value="1263">
            <text:p>1263</text:p>
          </table:table-cell>
          <table:table-cell table:style-name="ce4" table:formula="of:=[.C384]-[.C383]" office:value-type="float" office:value="3">
            <text:p>3</text:p>
          </table:table-cell>
          <table:table-cell table:style-name="ce4" table:formula="of:=[.A384]+4*([.A384]/50+2)" office:value-type="float" office:value="20646.799999999999">
            <text:p>20646.799999999999</text:p>
          </table:table-cell>
          <table:table-cell table:number-columns-repeated="1024"/>
        </table:table-row>
        <table:table-row table:style-name="ro386">
          <table:table-cell office:value-type="float" office:value="19160">
            <text:p>19160</text:p>
          </table:table-cell>
          <table:table-cell office:value-type="float" office:value="17893">
            <text:p>17893</text:p>
          </table:table-cell>
          <table:table-cell table:style-name="ce4" table:formula="of:=[.A385]-[.B385]" office:value-type="float" office:value="1267">
            <text:p>1267</text:p>
          </table:table-cell>
          <table:table-cell table:style-name="ce4" table:formula="of:=[.C385]-[.C384]" office:value-type="float" office:value="4">
            <text:p>4</text:p>
          </table:table-cell>
          <table:table-cell table:style-name="ce4" table:formula="of:=[.A385]+4*([.A385]/50+2)" office:value-type="float" office:value="20700.799999999999">
            <text:p>20700.799999999999</text:p>
          </table:table-cell>
          <table:table-cell table:number-columns-repeated="1024"/>
        </table:table-row>
        <table:table-row table:style-name="ro387">
          <table:table-cell office:value-type="float" office:value="19210">
            <text:p>19210</text:p>
          </table:table-cell>
          <table:table-cell office:value-type="float" office:value="17940">
            <text:p>17940</text:p>
          </table:table-cell>
          <table:table-cell table:style-name="ce4" table:formula="of:=[.A386]-[.B386]" office:value-type="float" office:value="1270">
            <text:p>1270</text:p>
          </table:table-cell>
          <table:table-cell table:style-name="ce4" table:formula="of:=[.C386]-[.C385]" office:value-type="float" office:value="3">
            <text:p>3</text:p>
          </table:table-cell>
          <table:table-cell table:style-name="ce4" table:formula="of:=[.A386]+4*([.A386]/50+2)" office:value-type="float" office:value="20754.799999999999">
            <text:p>20754.799999999999</text:p>
          </table:table-cell>
          <table:table-cell table:number-columns-repeated="1024"/>
        </table:table-row>
        <table:table-row table:style-name="ro388">
          <table:table-cell office:value-type="float" office:value="19260">
            <text:p>19260</text:p>
          </table:table-cell>
          <table:table-cell office:value-type="float" office:value="17986">
            <text:p>17986</text:p>
          </table:table-cell>
          <table:table-cell table:style-name="ce4" table:formula="of:=[.A387]-[.B387]" office:value-type="float" office:value="1274">
            <text:p>1274</text:p>
          </table:table-cell>
          <table:table-cell table:style-name="ce4" table:formula="of:=[.C387]-[.C386]" office:value-type="float" office:value="4">
            <text:p>4</text:p>
          </table:table-cell>
          <table:table-cell table:style-name="ce4" table:formula="of:=[.A387]+4*([.A387]/50+2)" office:value-type="float" office:value="20808.799999999999">
            <text:p>20808.799999999999</text:p>
          </table:table-cell>
          <table:table-cell table:number-columns-repeated="1024"/>
        </table:table-row>
        <table:table-row table:style-name="ro389">
          <table:table-cell office:value-type="float" office:value="19310">
            <text:p>19310</text:p>
          </table:table-cell>
          <table:table-cell office:value-type="float" office:value="18033">
            <text:p>18033</text:p>
          </table:table-cell>
          <table:table-cell table:style-name="ce4" table:formula="of:=[.A388]-[.B388]" office:value-type="float" office:value="1277">
            <text:p>1277</text:p>
          </table:table-cell>
          <table:table-cell table:style-name="ce4" table:formula="of:=[.C388]-[.C387]" office:value-type="float" office:value="3">
            <text:p>3</text:p>
          </table:table-cell>
          <table:table-cell table:style-name="ce4" table:formula="of:=[.A388]+4*([.A388]/50+2)" office:value-type="float" office:value="20862.799999999999">
            <text:p>20862.799999999999</text:p>
          </table:table-cell>
          <table:table-cell table:number-columns-repeated="1024"/>
        </table:table-row>
        <table:table-row table:style-name="ro390">
          <table:table-cell office:value-type="float" office:value="19360">
            <text:p>19360</text:p>
          </table:table-cell>
          <table:table-cell office:value-type="float" office:value="18080">
            <text:p>18080</text:p>
          </table:table-cell>
          <table:table-cell table:style-name="ce4" table:formula="of:=[.A389]-[.B389]" office:value-type="float" office:value="1280">
            <text:p>1280</text:p>
          </table:table-cell>
          <table:table-cell table:style-name="ce4" table:formula="of:=[.C389]-[.C388]" office:value-type="float" office:value="3">
            <text:p>3</text:p>
          </table:table-cell>
          <table:table-cell table:style-name="ce4" table:formula="of:=[.A389]+4*([.A389]/50+2)" office:value-type="float" office:value="20916.799999999999">
            <text:p>20916.799999999999</text:p>
          </table:table-cell>
          <table:table-cell table:number-columns-repeated="1024"/>
        </table:table-row>
        <table:table-row table:style-name="ro391">
          <table:table-cell office:value-type="float" office:value="19410">
            <text:p>19410</text:p>
          </table:table-cell>
          <table:table-cell office:value-type="float" office:value="18126">
            <text:p>18126</text:p>
          </table:table-cell>
          <table:table-cell table:style-name="ce4" table:formula="of:=[.A390]-[.B390]" office:value-type="float" office:value="1284">
            <text:p>1284</text:p>
          </table:table-cell>
          <table:table-cell table:style-name="ce4" table:formula="of:=[.C390]-[.C389]" office:value-type="float" office:value="4">
            <text:p>4</text:p>
          </table:table-cell>
          <table:table-cell table:style-name="ce4" table:formula="of:=[.A390]+4*([.A390]/50+2)" office:value-type="float" office:value="20970.799999999999">
            <text:p>20970.799999999999</text:p>
          </table:table-cell>
          <table:table-cell table:number-columns-repeated="1024"/>
        </table:table-row>
        <table:table-row table:style-name="ro392">
          <table:table-cell office:value-type="float" office:value="19460">
            <text:p>19460</text:p>
          </table:table-cell>
          <table:table-cell office:value-type="float" office:value="18173">
            <text:p>18173</text:p>
          </table:table-cell>
          <table:table-cell table:style-name="ce4" table:formula="of:=[.A391]-[.B391]" office:value-type="float" office:value="1287">
            <text:p>1287</text:p>
          </table:table-cell>
          <table:table-cell table:style-name="ce4" table:formula="of:=[.C391]-[.C390]" office:value-type="float" office:value="3">
            <text:p>3</text:p>
          </table:table-cell>
          <table:table-cell table:style-name="ce4" table:formula="of:=[.A391]+4*([.A391]/50+2)" office:value-type="float" office:value="21024.799999999999">
            <text:p>21024.799999999999</text:p>
          </table:table-cell>
          <table:table-cell table:number-columns-repeated="1024"/>
        </table:table-row>
        <table:table-row table:style-name="ro393">
          <table:table-cell office:value-type="float" office:value="19510">
            <text:p>19510</text:p>
          </table:table-cell>
          <table:table-cell office:value-type="float" office:value="18220">
            <text:p>18220</text:p>
          </table:table-cell>
          <table:table-cell table:style-name="ce4" table:formula="of:=[.A392]-[.B392]" office:value-type="float" office:value="1290">
            <text:p>1290</text:p>
          </table:table-cell>
          <table:table-cell table:style-name="ce4" table:formula="of:=[.C392]-[.C391]" office:value-type="float" office:value="3">
            <text:p>3</text:p>
          </table:table-cell>
          <table:table-cell table:style-name="ce4" table:formula="of:=[.A392]+4*([.A392]/50+2)" office:value-type="float" office:value="21078.799999999999">
            <text:p>21078.799999999999</text:p>
          </table:table-cell>
          <table:table-cell table:number-columns-repeated="1024"/>
        </table:table-row>
        <table:table-row table:style-name="ro394">
          <table:table-cell office:value-type="float" office:value="19560">
            <text:p>19560</text:p>
          </table:table-cell>
          <table:table-cell office:value-type="float" office:value="18267">
            <text:p>18267</text:p>
          </table:table-cell>
          <table:table-cell table:style-name="ce4" table:formula="of:=[.A393]-[.B393]" office:value-type="float" office:value="1293">
            <text:p>1293</text:p>
          </table:table-cell>
          <table:table-cell table:style-name="ce4" table:formula="of:=[.C393]-[.C392]" office:value-type="float" office:value="3">
            <text:p>3</text:p>
          </table:table-cell>
          <table:table-cell table:style-name="ce4" table:formula="of:=[.A393]+4*([.A393]/50+2)" office:value-type="float" office:value="21132.799999999999">
            <text:p>21132.799999999999</text:p>
          </table:table-cell>
          <table:table-cell table:number-columns-repeated="1024"/>
        </table:table-row>
        <table:table-row table:style-name="ro395">
          <table:table-cell office:value-type="float" office:value="19610">
            <text:p>19610</text:p>
          </table:table-cell>
          <table:table-cell office:value-type="float" office:value="18313">
            <text:p>18313</text:p>
          </table:table-cell>
          <table:table-cell table:style-name="ce4" table:formula="of:=[.A394]-[.B394]" office:value-type="float" office:value="1297">
            <text:p>1297</text:p>
          </table:table-cell>
          <table:table-cell table:style-name="ce4" table:formula="of:=[.C394]-[.C393]" office:value-type="float" office:value="4">
            <text:p>4</text:p>
          </table:table-cell>
          <table:table-cell table:style-name="ce4" table:formula="of:=[.A394]+4*([.A394]/50+2)" office:value-type="float" office:value="21186.799999999999">
            <text:p>21186.799999999999</text:p>
          </table:table-cell>
          <table:table-cell table:number-columns-repeated="1024"/>
        </table:table-row>
        <table:table-row table:style-name="ro396">
          <table:table-cell office:value-type="float" office:value="19660">
            <text:p>19660</text:p>
          </table:table-cell>
          <table:table-cell office:value-type="float" office:value="18360">
            <text:p>18360</text:p>
          </table:table-cell>
          <table:table-cell table:style-name="ce4" table:formula="of:=[.A395]-[.B395]" office:value-type="float" office:value="1300">
            <text:p>1300</text:p>
          </table:table-cell>
          <table:table-cell table:style-name="ce4" table:formula="of:=[.C395]-[.C394]" office:value-type="float" office:value="3">
            <text:p>3</text:p>
          </table:table-cell>
          <table:table-cell table:style-name="ce4" table:formula="of:=[.A395]+4*([.A395]/50+2)" office:value-type="float" office:value="21240.799999999999">
            <text:p>21240.799999999999</text:p>
          </table:table-cell>
          <table:table-cell table:number-columns-repeated="1024"/>
        </table:table-row>
        <table:table-row table:style-name="ro397">
          <table:table-cell office:value-type="float" office:value="19710">
            <text:p>19710</text:p>
          </table:table-cell>
          <table:table-cell office:value-type="float" office:value="18407">
            <text:p>18407</text:p>
          </table:table-cell>
          <table:table-cell table:style-name="ce4" table:formula="of:=[.A396]-[.B396]" office:value-type="float" office:value="1303">
            <text:p>1303</text:p>
          </table:table-cell>
          <table:table-cell table:style-name="ce4" table:formula="of:=[.C396]-[.C395]" office:value-type="float" office:value="3">
            <text:p>3</text:p>
          </table:table-cell>
          <table:table-cell table:style-name="ce4" table:formula="of:=[.A396]+4*([.A396]/50+2)" office:value-type="float" office:value="21294.799999999999">
            <text:p>21294.799999999999</text:p>
          </table:table-cell>
          <table:table-cell table:number-columns-repeated="1024"/>
        </table:table-row>
        <table:table-row table:style-name="ro398">
          <table:table-cell office:value-type="float" office:value="19760">
            <text:p>19760</text:p>
          </table:table-cell>
          <table:table-cell office:value-type="float" office:value="18453">
            <text:p>18453</text:p>
          </table:table-cell>
          <table:table-cell table:style-name="ce4" table:formula="of:=[.A397]-[.B397]" office:value-type="float" office:value="1307">
            <text:p>1307</text:p>
          </table:table-cell>
          <table:table-cell table:style-name="ce4" table:formula="of:=[.C397]-[.C396]" office:value-type="float" office:value="4">
            <text:p>4</text:p>
          </table:table-cell>
          <table:table-cell table:style-name="ce4" table:formula="of:=[.A397]+4*([.A397]/50+2)" office:value-type="float" office:value="21348.799999999999">
            <text:p>21348.799999999999</text:p>
          </table:table-cell>
          <table:table-cell table:number-columns-repeated="1024"/>
        </table:table-row>
        <table:table-row table:style-name="ro399">
          <table:table-cell office:value-type="float" office:value="19810">
            <text:p>19810</text:p>
          </table:table-cell>
          <table:table-cell office:value-type="float" office:value="18500">
            <text:p>18500</text:p>
          </table:table-cell>
          <table:table-cell table:style-name="ce4" table:formula="of:=[.A398]-[.B398]" office:value-type="float" office:value="1310">
            <text:p>1310</text:p>
          </table:table-cell>
          <table:table-cell table:style-name="ce4" table:formula="of:=[.C398]-[.C397]" office:value-type="float" office:value="3">
            <text:p>3</text:p>
          </table:table-cell>
          <table:table-cell table:style-name="ce4" table:formula="of:=[.A398]+4*([.A398]/50+2)" office:value-type="float" office:value="21402.799999999999">
            <text:p>21402.799999999999</text:p>
          </table:table-cell>
          <table:table-cell table:number-columns-repeated="1024"/>
        </table:table-row>
        <table:table-row table:style-name="ro400">
          <table:table-cell office:value-type="float" office:value="19860">
            <text:p>19860</text:p>
          </table:table-cell>
          <table:table-cell office:value-type="float" office:value="18547">
            <text:p>18547</text:p>
          </table:table-cell>
          <table:table-cell table:style-name="ce4" table:formula="of:=[.A399]-[.B399]" office:value-type="float" office:value="1313">
            <text:p>1313</text:p>
          </table:table-cell>
          <table:table-cell table:style-name="ce4" table:formula="of:=[.C399]-[.C398]" office:value-type="float" office:value="3">
            <text:p>3</text:p>
          </table:table-cell>
          <table:table-cell table:style-name="ce4" table:formula="of:=[.A399]+4*([.A399]/50+2)" office:value-type="float" office:value="21456.799999999999">
            <text:p>21456.799999999999</text:p>
          </table:table-cell>
          <table:table-cell table:number-columns-repeated="1024"/>
        </table:table-row>
        <table:table-row table:style-name="ro401">
          <table:table-cell office:value-type="float" office:value="19910">
            <text:p>19910</text:p>
          </table:table-cell>
          <table:table-cell office:value-type="float" office:value="18593">
            <text:p>18593</text:p>
          </table:table-cell>
          <table:table-cell table:style-name="ce4" table:formula="of:=[.A400]-[.B400]" office:value-type="float" office:value="1317">
            <text:p>1317</text:p>
          </table:table-cell>
          <table:table-cell table:style-name="ce4" table:formula="of:=[.C400]-[.C399]" office:value-type="float" office:value="4">
            <text:p>4</text:p>
          </table:table-cell>
          <table:table-cell table:style-name="ce4" table:formula="of:=[.A400]+4*([.A400]/50+2)" office:value-type="float" office:value="21510.799999999999">
            <text:p>21510.799999999999</text:p>
          </table:table-cell>
          <table:table-cell table:number-columns-repeated="1024"/>
        </table:table-row>
        <table:table-row table:style-name="ro402">
          <table:table-cell office:value-type="float" office:value="19960">
            <text:p>19960</text:p>
          </table:table-cell>
          <table:table-cell office:value-type="float" office:value="18640">
            <text:p>18640</text:p>
          </table:table-cell>
          <table:table-cell table:style-name="ce4" table:formula="of:=[.A401]-[.B401]" office:value-type="float" office:value="1320">
            <text:p>1320</text:p>
          </table:table-cell>
          <table:table-cell table:style-name="ce4" table:formula="of:=[.C401]-[.C400]" office:value-type="float" office:value="3">
            <text:p>3</text:p>
          </table:table-cell>
          <table:table-cell table:style-name="ce4" table:formula="of:=[.A401]+4*([.A401]/50+2)" office:value-type="float" office:value="21564.799999999999">
            <text:p>21564.799999999999</text:p>
          </table:table-cell>
          <table:table-cell table:number-columns-repeated="1024"/>
        </table:table-row>
        <table:table-row table:style-name="ro403">
          <table:table-cell office:value-type="float" office:value="20010">
            <text:p>20010</text:p>
          </table:table-cell>
          <table:table-cell office:value-type="float" office:value="18687">
            <text:p>18687</text:p>
          </table:table-cell>
          <table:table-cell table:style-name="ce4" table:formula="of:=[.A402]-[.B402]" office:value-type="float" office:value="1323">
            <text:p>1323</text:p>
          </table:table-cell>
          <table:table-cell table:style-name="ce4" table:formula="of:=[.C402]-[.C401]" office:value-type="float" office:value="3">
            <text:p>3</text:p>
          </table:table-cell>
          <table:table-cell table:style-name="ce4" table:formula="of:=[.A402]+4*([.A402]/50+2)" office:value-type="float" office:value="21618.799999999999">
            <text:p>21618.799999999999</text:p>
          </table:table-cell>
          <table:table-cell table:number-columns-repeated="1024"/>
        </table:table-row>
        <table:table-row table:style-name="ro404">
          <table:table-cell office:value-type="float" office:value="20060">
            <text:p>20060</text:p>
          </table:table-cell>
          <table:table-cell office:value-type="float" office:value="18734">
            <text:p>18734</text:p>
          </table:table-cell>
          <table:table-cell table:style-name="ce4" table:formula="of:=[.A403]-[.B403]" office:value-type="float" office:value="1326">
            <text:p>1326</text:p>
          </table:table-cell>
          <table:table-cell table:style-name="ce4" table:formula="of:=[.C403]-[.C402]" office:value-type="float" office:value="3">
            <text:p>3</text:p>
          </table:table-cell>
          <table:table-cell table:style-name="ce4" table:formula="of:=[.A403]+4*([.A403]/50+2)" office:value-type="float" office:value="21672.799999999999">
            <text:p>21672.799999999999</text:p>
          </table:table-cell>
          <table:table-cell table:number-columns-repeated="1024"/>
        </table:table-row>
        <table:table-row table:style-name="ro405">
          <table:table-cell office:value-type="float" office:value="20110">
            <text:p>20110</text:p>
          </table:table-cell>
          <table:table-cell office:value-type="float" office:value="18780">
            <text:p>18780</text:p>
          </table:table-cell>
          <table:table-cell table:style-name="ce4" table:formula="of:=[.A404]-[.B404]" office:value-type="float" office:value="1330">
            <text:p>1330</text:p>
          </table:table-cell>
          <table:table-cell table:style-name="ce4" table:formula="of:=[.C404]-[.C403]" office:value-type="float" office:value="4">
            <text:p>4</text:p>
          </table:table-cell>
          <table:table-cell table:style-name="ce4" table:formula="of:=[.A404]+4*([.A404]/50+2)" office:value-type="float" office:value="21726.799999999999">
            <text:p>21726.799999999999</text:p>
          </table:table-cell>
          <table:table-cell table:number-columns-repeated="1024"/>
        </table:table-row>
        <table:table-row table:style-name="ro406">
          <table:table-cell office:value-type="float" office:value="20160">
            <text:p>20160</text:p>
          </table:table-cell>
          <table:table-cell office:value-type="float" office:value="18827">
            <text:p>18827</text:p>
          </table:table-cell>
          <table:table-cell table:style-name="ce4" table:formula="of:=[.A405]-[.B405]" office:value-type="float" office:value="1333">
            <text:p>1333</text:p>
          </table:table-cell>
          <table:table-cell table:style-name="ce4" table:formula="of:=[.C405]-[.C404]" office:value-type="float" office:value="3">
            <text:p>3</text:p>
          </table:table-cell>
          <table:table-cell table:style-name="ce4" table:formula="of:=[.A405]+4*([.A405]/50+2)" office:value-type="float" office:value="21780.799999999999">
            <text:p>21780.799999999999</text:p>
          </table:table-cell>
          <table:table-cell table:number-columns-repeated="1024"/>
        </table:table-row>
        <table:table-row table:style-name="ro407">
          <table:table-cell office:value-type="float" office:value="20210">
            <text:p>20210</text:p>
          </table:table-cell>
          <table:table-cell office:value-type="float" office:value="18874">
            <text:p>18874</text:p>
          </table:table-cell>
          <table:table-cell table:style-name="ce4" table:formula="of:=[.A406]-[.B406]" office:value-type="float" office:value="1336">
            <text:p>1336</text:p>
          </table:table-cell>
          <table:table-cell table:style-name="ce4" table:formula="of:=[.C406]-[.C405]" office:value-type="float" office:value="3">
            <text:p>3</text:p>
          </table:table-cell>
          <table:table-cell table:style-name="ce4" table:formula="of:=[.A406]+4*([.A406]/50+2)" office:value-type="float" office:value="21834.799999999999">
            <text:p>21834.799999999999</text:p>
          </table:table-cell>
          <table:table-cell table:number-columns-repeated="1024"/>
        </table:table-row>
        <table:table-row table:style-name="ro408">
          <table:table-cell office:value-type="float" office:value="20260">
            <text:p>20260</text:p>
          </table:table-cell>
          <table:table-cell office:value-type="float" office:value="18920">
            <text:p>18920</text:p>
          </table:table-cell>
          <table:table-cell table:style-name="ce4" table:formula="of:=[.A407]-[.B407]" office:value-type="float" office:value="1340">
            <text:p>1340</text:p>
          </table:table-cell>
          <table:table-cell table:style-name="ce4" table:formula="of:=[.C407]-[.C406]" office:value-type="float" office:value="4">
            <text:p>4</text:p>
          </table:table-cell>
          <table:table-cell table:style-name="ce4" table:formula="of:=[.A407]+4*([.A407]/50+2)" office:value-type="float" office:value="21888.799999999999">
            <text:p>21888.799999999999</text:p>
          </table:table-cell>
          <table:table-cell table:number-columns-repeated="1024"/>
        </table:table-row>
        <table:table-row table:style-name="ro409">
          <table:table-cell office:value-type="float" office:value="20310">
            <text:p>20310</text:p>
          </table:table-cell>
          <table:table-cell office:value-type="float" office:value="18967">
            <text:p>18967</text:p>
          </table:table-cell>
          <table:table-cell table:style-name="ce4" table:formula="of:=[.A408]-[.B408]" office:value-type="float" office:value="1343">
            <text:p>1343</text:p>
          </table:table-cell>
          <table:table-cell table:style-name="ce4" table:formula="of:=[.C408]-[.C407]" office:value-type="float" office:value="3">
            <text:p>3</text:p>
          </table:table-cell>
          <table:table-cell table:style-name="ce4" table:formula="of:=[.A408]+4*([.A408]/50+2)" office:value-type="float" office:value="21942.799999999999">
            <text:p>21942.799999999999</text:p>
          </table:table-cell>
          <table:table-cell table:number-columns-repeated="1024"/>
        </table:table-row>
        <table:table-row table:style-name="ro410">
          <table:table-cell office:value-type="float" office:value="20360">
            <text:p>20360</text:p>
          </table:table-cell>
          <table:table-cell office:value-type="float" office:value="19014">
            <text:p>19014</text:p>
          </table:table-cell>
          <table:table-cell table:style-name="ce4" table:formula="of:=[.A409]-[.B409]" office:value-type="float" office:value="1346">
            <text:p>1346</text:p>
          </table:table-cell>
          <table:table-cell table:style-name="ce4" table:formula="of:=[.C409]-[.C408]" office:value-type="float" office:value="3">
            <text:p>3</text:p>
          </table:table-cell>
          <table:table-cell table:style-name="ce4" table:formula="of:=[.A409]+4*([.A409]/50+2)" office:value-type="float" office:value="21996.799999999999">
            <text:p>21996.799999999999</text:p>
          </table:table-cell>
          <table:table-cell table:number-columns-repeated="1024"/>
        </table:table-row>
        <table:table-row table:style-name="ro411">
          <table:table-cell office:value-type="float" office:value="20410">
            <text:p>20410</text:p>
          </table:table-cell>
          <table:table-cell office:value-type="float" office:value="19060">
            <text:p>19060</text:p>
          </table:table-cell>
          <table:table-cell table:style-name="ce4" table:formula="of:=[.A410]-[.B410]" office:value-type="float" office:value="1350">
            <text:p>1350</text:p>
          </table:table-cell>
          <table:table-cell table:style-name="ce4" table:formula="of:=[.C410]-[.C409]" office:value-type="float" office:value="4">
            <text:p>4</text:p>
          </table:table-cell>
          <table:table-cell table:style-name="ce4" table:formula="of:=[.A410]+4*([.A410]/50+2)" office:value-type="float" office:value="22050.799999999999">
            <text:p>22050.799999999999</text:p>
          </table:table-cell>
          <table:table-cell table:number-columns-repeated="1024"/>
        </table:table-row>
        <table:table-row table:style-name="ro412">
          <table:table-cell office:value-type="float" office:value="20460">
            <text:p>20460</text:p>
          </table:table-cell>
          <table:table-cell office:value-type="float" office:value="19107">
            <text:p>19107</text:p>
          </table:table-cell>
          <table:table-cell table:style-name="ce4" table:formula="of:=[.A411]-[.B411]" office:value-type="float" office:value="1353">
            <text:p>1353</text:p>
          </table:table-cell>
          <table:table-cell table:style-name="ce4" table:formula="of:=[.C411]-[.C410]" office:value-type="float" office:value="3">
            <text:p>3</text:p>
          </table:table-cell>
          <table:table-cell table:style-name="ce4" table:formula="of:=[.A411]+4*([.A411]/50+2)" office:value-type="float" office:value="22104.799999999999">
            <text:p>22104.799999999999</text:p>
          </table:table-cell>
          <table:table-cell table:number-columns-repeated="1024"/>
        </table:table-row>
        <table:table-row table:style-name="ro413">
          <table:table-cell office:value-type="float" office:value="20510">
            <text:p>20510</text:p>
          </table:table-cell>
          <table:table-cell office:value-type="float" office:value="19154">
            <text:p>19154</text:p>
          </table:table-cell>
          <table:table-cell table:style-name="ce4" table:formula="of:=[.A412]-[.B412]" office:value-type="float" office:value="1356">
            <text:p>1356</text:p>
          </table:table-cell>
          <table:table-cell table:style-name="ce4" table:formula="of:=[.C412]-[.C411]" office:value-type="float" office:value="3">
            <text:p>3</text:p>
          </table:table-cell>
          <table:table-cell table:style-name="ce4" table:formula="of:=[.A412]+4*([.A412]/50+2)" office:value-type="float" office:value="22158.799999999999">
            <text:p>22158.799999999999</text:p>
          </table:table-cell>
          <table:table-cell table:number-columns-repeated="1024"/>
        </table:table-row>
        <table:table-row table:style-name="ro414">
          <table:table-cell office:value-type="float" office:value="20560">
            <text:p>20560</text:p>
          </table:table-cell>
          <table:table-cell office:value-type="float" office:value="19201">
            <text:p>19201</text:p>
          </table:table-cell>
          <table:table-cell table:style-name="ce4" table:formula="of:=[.A413]-[.B413]" office:value-type="float" office:value="1359">
            <text:p>1359</text:p>
          </table:table-cell>
          <table:table-cell table:style-name="ce4" table:formula="of:=[.C413]-[.C412]" office:value-type="float" office:value="3">
            <text:p>3</text:p>
          </table:table-cell>
          <table:table-cell table:style-name="ce4" table:formula="of:=[.A413]+4*([.A413]/50+2)" office:value-type="float" office:value="22212.799999999999">
            <text:p>22212.799999999999</text:p>
          </table:table-cell>
          <table:table-cell table:number-columns-repeated="1024"/>
        </table:table-row>
        <table:table-row table:style-name="ro415">
          <table:table-cell office:value-type="float" office:value="20610">
            <text:p>20610</text:p>
          </table:table-cell>
          <table:table-cell office:value-type="float" office:value="19247">
            <text:p>19247</text:p>
          </table:table-cell>
          <table:table-cell table:style-name="ce4" table:formula="of:=[.A414]-[.B414]" office:value-type="float" office:value="1363">
            <text:p>1363</text:p>
          </table:table-cell>
          <table:table-cell table:style-name="ce4" table:formula="of:=[.C414]-[.C413]" office:value-type="float" office:value="4">
            <text:p>4</text:p>
          </table:table-cell>
          <table:table-cell table:style-name="ce4" table:formula="of:=[.A414]+4*([.A414]/50+2)" office:value-type="float" office:value="22266.799999999999">
            <text:p>22266.799999999999</text:p>
          </table:table-cell>
          <table:table-cell table:number-columns-repeated="1024"/>
        </table:table-row>
        <table:table-row table:style-name="ro416">
          <table:table-cell office:value-type="float" office:value="20660">
            <text:p>20660</text:p>
          </table:table-cell>
          <table:table-cell office:value-type="float" office:value="19294">
            <text:p>19294</text:p>
          </table:table-cell>
          <table:table-cell table:style-name="ce4" table:formula="of:=[.A415]-[.B415]" office:value-type="float" office:value="1366">
            <text:p>1366</text:p>
          </table:table-cell>
          <table:table-cell table:style-name="ce4" table:formula="of:=[.C415]-[.C414]" office:value-type="float" office:value="3">
            <text:p>3</text:p>
          </table:table-cell>
          <table:table-cell table:style-name="ce4" table:formula="of:=[.A415]+4*([.A415]/50+2)" office:value-type="float" office:value="22320.799999999999">
            <text:p>22320.799999999999</text:p>
          </table:table-cell>
          <table:table-cell table:number-columns-repeated="1024"/>
        </table:table-row>
        <table:table-row table:style-name="ro417">
          <table:table-cell office:value-type="float" office:value="20710">
            <text:p>20710</text:p>
          </table:table-cell>
          <table:table-cell office:value-type="float" office:value="19341">
            <text:p>19341</text:p>
          </table:table-cell>
          <table:table-cell table:style-name="ce4" table:formula="of:=[.A416]-[.B416]" office:value-type="float" office:value="1369">
            <text:p>1369</text:p>
          </table:table-cell>
          <table:table-cell table:style-name="ce4" table:formula="of:=[.C416]-[.C415]" office:value-type="float" office:value="3">
            <text:p>3</text:p>
          </table:table-cell>
          <table:table-cell table:style-name="ce4" table:formula="of:=[.A416]+4*([.A416]/50+2)" office:value-type="float" office:value="22374.799999999999">
            <text:p>22374.799999999999</text:p>
          </table:table-cell>
          <table:table-cell table:number-columns-repeated="1024"/>
        </table:table-row>
        <table:table-row table:style-name="ro418">
          <table:table-cell office:value-type="float" office:value="20760">
            <text:p>20760</text:p>
          </table:table-cell>
          <table:table-cell office:value-type="float" office:value="19387">
            <text:p>19387</text:p>
          </table:table-cell>
          <table:table-cell table:style-name="ce4" table:formula="of:=[.A417]-[.B417]" office:value-type="float" office:value="1373">
            <text:p>1373</text:p>
          </table:table-cell>
          <table:table-cell table:style-name="ce4" table:formula="of:=[.C417]-[.C416]" office:value-type="float" office:value="4">
            <text:p>4</text:p>
          </table:table-cell>
          <table:table-cell table:style-name="ce4" table:formula="of:=[.A417]+4*([.A417]/50+2)" office:value-type="float" office:value="22428.799999999999">
            <text:p>22428.799999999999</text:p>
          </table:table-cell>
          <table:table-cell table:number-columns-repeated="1024"/>
        </table:table-row>
        <table:table-row table:style-name="ro419">
          <table:table-cell office:value-type="float" office:value="20810">
            <text:p>20810</text:p>
          </table:table-cell>
          <table:table-cell office:value-type="float" office:value="19434">
            <text:p>19434</text:p>
          </table:table-cell>
          <table:table-cell table:style-name="ce4" table:formula="of:=[.A418]-[.B418]" office:value-type="float" office:value="1376">
            <text:p>1376</text:p>
          </table:table-cell>
          <table:table-cell table:style-name="ce4" table:formula="of:=[.C418]-[.C417]" office:value-type="float" office:value="3">
            <text:p>3</text:p>
          </table:table-cell>
          <table:table-cell table:style-name="ce4" table:formula="of:=[.A418]+4*([.A418]/50+2)" office:value-type="float" office:value="22482.799999999999">
            <text:p>22482.799999999999</text:p>
          </table:table-cell>
          <table:table-cell table:number-columns-repeated="1024"/>
        </table:table-row>
        <table:table-row table:style-name="ro420">
          <table:table-cell office:value-type="float" office:value="20860">
            <text:p>20860</text:p>
          </table:table-cell>
          <table:table-cell office:value-type="float" office:value="19481">
            <text:p>19481</text:p>
          </table:table-cell>
          <table:table-cell table:style-name="ce4" table:formula="of:=[.A419]-[.B419]" office:value-type="float" office:value="1379">
            <text:p>1379</text:p>
          </table:table-cell>
          <table:table-cell table:style-name="ce4" table:formula="of:=[.C419]-[.C418]" office:value-type="float" office:value="3">
            <text:p>3</text:p>
          </table:table-cell>
          <table:table-cell table:style-name="ce4" table:formula="of:=[.A419]+4*([.A419]/50+2)" office:value-type="float" office:value="22536.799999999999">
            <text:p>22536.799999999999</text:p>
          </table:table-cell>
          <table:table-cell table:number-columns-repeated="1024"/>
        </table:table-row>
        <table:table-row table:style-name="ro421">
          <table:table-cell office:value-type="float" office:value="20910">
            <text:p>20910</text:p>
          </table:table-cell>
          <table:table-cell office:value-type="float" office:value="19528">
            <text:p>19528</text:p>
          </table:table-cell>
          <table:table-cell table:style-name="ce4" table:formula="of:=[.A420]-[.B420]" office:value-type="float" office:value="1382">
            <text:p>1382</text:p>
          </table:table-cell>
          <table:table-cell table:style-name="ce4" table:formula="of:=[.C420]-[.C419]" office:value-type="float" office:value="3">
            <text:p>3</text:p>
          </table:table-cell>
          <table:table-cell table:style-name="ce4" table:formula="of:=[.A420]+4*([.A420]/50+2)" office:value-type="float" office:value="22590.799999999999">
            <text:p>22590.799999999999</text:p>
          </table:table-cell>
          <table:table-cell table:number-columns-repeated="1024"/>
        </table:table-row>
        <table:table-row table:style-name="ro422">
          <table:table-cell office:value-type="float" office:value="20960">
            <text:p>20960</text:p>
          </table:table-cell>
          <table:table-cell office:value-type="float" office:value="19574">
            <text:p>19574</text:p>
          </table:table-cell>
          <table:table-cell table:style-name="ce4" table:formula="of:=[.A421]-[.B421]" office:value-type="float" office:value="1386">
            <text:p>1386</text:p>
          </table:table-cell>
          <table:table-cell table:style-name="ce4" table:formula="of:=[.C421]-[.C420]" office:value-type="float" office:value="4">
            <text:p>4</text:p>
          </table:table-cell>
          <table:table-cell table:style-name="ce4" table:formula="of:=[.A421]+4*([.A421]/50+2)" office:value-type="float" office:value="22644.799999999999">
            <text:p>22644.799999999999</text:p>
          </table:table-cell>
          <table:table-cell table:number-columns-repeated="1024"/>
        </table:table-row>
        <table:table-row table:style-name="ro423">
          <table:table-cell office:value-type="float" office:value="21010">
            <text:p>21010</text:p>
          </table:table-cell>
          <table:table-cell office:value-type="float" office:value="19621">
            <text:p>19621</text:p>
          </table:table-cell>
          <table:table-cell table:style-name="ce4" table:formula="of:=[.A422]-[.B422]" office:value-type="float" office:value="1389">
            <text:p>1389</text:p>
          </table:table-cell>
          <table:table-cell table:style-name="ce4" table:formula="of:=[.C422]-[.C421]" office:value-type="float" office:value="3">
            <text:p>3</text:p>
          </table:table-cell>
          <table:table-cell table:style-name="ce4" table:formula="of:=[.A422]+4*([.A422]/50+2)" office:value-type="float" office:value="22698.799999999999">
            <text:p>22698.799999999999</text:p>
          </table:table-cell>
          <table:table-cell table:number-columns-repeated="1024"/>
        </table:table-row>
        <table:table-row table:style-name="ro424">
          <table:table-cell office:value-type="float" office:value="21060">
            <text:p>21060</text:p>
          </table:table-cell>
          <table:table-cell office:value-type="float" office:value="19668">
            <text:p>19668</text:p>
          </table:table-cell>
          <table:table-cell table:style-name="ce4" table:formula="of:=[.A423]-[.B423]" office:value-type="float" office:value="1392">
            <text:p>1392</text:p>
          </table:table-cell>
          <table:table-cell table:style-name="ce4" table:formula="of:=[.C423]-[.C422]" office:value-type="float" office:value="3">
            <text:p>3</text:p>
          </table:table-cell>
          <table:table-cell table:style-name="ce4" table:formula="of:=[.A423]+4*([.A423]/50+2)" office:value-type="float" office:value="22752.799999999999">
            <text:p>22752.799999999999</text:p>
          </table:table-cell>
          <table:table-cell table:number-columns-repeated="1024"/>
        </table:table-row>
        <table:table-row table:style-name="ro425">
          <table:table-cell office:value-type="float" office:value="21110">
            <text:p>21110</text:p>
          </table:table-cell>
          <table:table-cell office:value-type="float" office:value="19714">
            <text:p>19714</text:p>
          </table:table-cell>
          <table:table-cell table:style-name="ce4" table:formula="of:=[.A424]-[.B424]" office:value-type="float" office:value="1396">
            <text:p>1396</text:p>
          </table:table-cell>
          <table:table-cell table:style-name="ce4" table:formula="of:=[.C424]-[.C423]" office:value-type="float" office:value="4">
            <text:p>4</text:p>
          </table:table-cell>
          <table:table-cell table:style-name="ce4" table:formula="of:=[.A424]+4*([.A424]/50+2)" office:value-type="float" office:value="22806.799999999999">
            <text:p>22806.799999999999</text:p>
          </table:table-cell>
          <table:table-cell table:number-columns-repeated="1024"/>
        </table:table-row>
        <table:table-row table:style-name="ro426">
          <table:table-cell office:value-type="float" office:value="21160">
            <text:p>21160</text:p>
          </table:table-cell>
          <table:table-cell office:value-type="float" office:value="19761">
            <text:p>19761</text:p>
          </table:table-cell>
          <table:table-cell table:style-name="ce4" table:formula="of:=[.A425]-[.B425]" office:value-type="float" office:value="1399">
            <text:p>1399</text:p>
          </table:table-cell>
          <table:table-cell table:style-name="ce4" table:formula="of:=[.C425]-[.C424]" office:value-type="float" office:value="3">
            <text:p>3</text:p>
          </table:table-cell>
          <table:table-cell table:style-name="ce4" table:formula="of:=[.A425]+4*([.A425]/50+2)" office:value-type="float" office:value="22860.799999999999">
            <text:p>22860.799999999999</text:p>
          </table:table-cell>
          <table:table-cell table:number-columns-repeated="1024"/>
        </table:table-row>
        <table:table-row table:style-name="ro427">
          <table:table-cell office:value-type="float" office:value="21210">
            <text:p>21210</text:p>
          </table:table-cell>
          <table:table-cell office:value-type="float" office:value="19808">
            <text:p>19808</text:p>
          </table:table-cell>
          <table:table-cell table:style-name="ce4" table:formula="of:=[.A426]-[.B426]" office:value-type="float" office:value="1402">
            <text:p>1402</text:p>
          </table:table-cell>
          <table:table-cell table:style-name="ce4" table:formula="of:=[.C426]-[.C425]" office:value-type="float" office:value="3">
            <text:p>3</text:p>
          </table:table-cell>
          <table:table-cell table:style-name="ce4" table:formula="of:=[.A426]+4*([.A426]/50+2)" office:value-type="float" office:value="22914.799999999999">
            <text:p>22914.799999999999</text:p>
          </table:table-cell>
          <table:table-cell table:number-columns-repeated="1024"/>
        </table:table-row>
        <table:table-row table:style-name="ro428">
          <table:table-cell office:value-type="float" office:value="21260">
            <text:p>21260</text:p>
          </table:table-cell>
          <table:table-cell office:value-type="float" office:value="19854">
            <text:p>19854</text:p>
          </table:table-cell>
          <table:table-cell table:style-name="ce4" table:formula="of:=[.A427]-[.B427]" office:value-type="float" office:value="1406">
            <text:p>1406</text:p>
          </table:table-cell>
          <table:table-cell table:style-name="ce4" table:formula="of:=[.C427]-[.C426]" office:value-type="float" office:value="4">
            <text:p>4</text:p>
          </table:table-cell>
          <table:table-cell table:style-name="ce4" table:formula="of:=[.A427]+4*([.A427]/50+2)" office:value-type="float" office:value="22968.799999999999">
            <text:p>22968.799999999999</text:p>
          </table:table-cell>
          <table:table-cell table:number-columns-repeated="1024"/>
        </table:table-row>
        <table:table-row table:style-name="ro429">
          <table:table-cell office:value-type="float" office:value="21310">
            <text:p>21310</text:p>
          </table:table-cell>
          <table:table-cell office:value-type="float" office:value="19901">
            <text:p>19901</text:p>
          </table:table-cell>
          <table:table-cell table:style-name="ce4" table:formula="of:=[.A428]-[.B428]" office:value-type="float" office:value="1409">
            <text:p>1409</text:p>
          </table:table-cell>
          <table:table-cell table:style-name="ce4" table:formula="of:=[.C428]-[.C427]" office:value-type="float" office:value="3">
            <text:p>3</text:p>
          </table:table-cell>
          <table:table-cell table:style-name="ce4" table:formula="of:=[.A428]+4*([.A428]/50+2)" office:value-type="float" office:value="23022.799999999999">
            <text:p>23022.799999999999</text:p>
          </table:table-cell>
          <table:table-cell table:number-columns-repeated="1024"/>
        </table:table-row>
        <table:table-row table:style-name="ro430">
          <table:table-cell office:value-type="float" office:value="21360">
            <text:p>21360</text:p>
          </table:table-cell>
          <table:table-cell office:value-type="float" office:value="19948">
            <text:p>19948</text:p>
          </table:table-cell>
          <table:table-cell table:style-name="ce4" table:formula="of:=[.A429]-[.B429]" office:value-type="float" office:value="1412">
            <text:p>1412</text:p>
          </table:table-cell>
          <table:table-cell table:style-name="ce4" table:formula="of:=[.C429]-[.C428]" office:value-type="float" office:value="3">
            <text:p>3</text:p>
          </table:table-cell>
          <table:table-cell table:style-name="ce4" table:formula="of:=[.A429]+4*([.A429]/50+2)" office:value-type="float" office:value="23076.799999999999">
            <text:p>23076.799999999999</text:p>
          </table:table-cell>
          <table:table-cell table:number-columns-repeated="1024"/>
        </table:table-row>
        <table:table-row table:style-name="ro431">
          <table:table-cell office:value-type="float" office:value="21410">
            <text:p>21410</text:p>
          </table:table-cell>
          <table:table-cell office:value-type="float" office:value="19994">
            <text:p>19994</text:p>
          </table:table-cell>
          <table:table-cell table:style-name="ce4" table:formula="of:=[.A430]-[.B430]" office:value-type="float" office:value="1416">
            <text:p>1416</text:p>
          </table:table-cell>
          <table:table-cell table:style-name="ce4" table:formula="of:=[.C430]-[.C429]" office:value-type="float" office:value="4">
            <text:p>4</text:p>
          </table:table-cell>
          <table:table-cell table:style-name="ce4" table:formula="of:=[.A430]+4*([.A430]/50+2)" office:value-type="float" office:value="23130.799999999999">
            <text:p>23130.799999999999</text:p>
          </table:table-cell>
          <table:table-cell table:number-columns-repeated="1024"/>
        </table:table-row>
        <table:table-row table:style-name="ro432">
          <table:table-cell office:value-type="float" office:value="21460">
            <text:p>21460</text:p>
          </table:table-cell>
          <table:table-cell office:value-type="float" office:value="20041">
            <text:p>20041</text:p>
          </table:table-cell>
          <table:table-cell table:style-name="ce4" table:formula="of:=[.A431]-[.B431]" office:value-type="float" office:value="1419">
            <text:p>1419</text:p>
          </table:table-cell>
          <table:table-cell table:style-name="ce4" table:formula="of:=[.C431]-[.C430]" office:value-type="float" office:value="3">
            <text:p>3</text:p>
          </table:table-cell>
          <table:table-cell table:style-name="ce4" table:formula="of:=[.A431]+4*([.A431]/50+2)" office:value-type="float" office:value="23184.799999999999">
            <text:p>23184.799999999999</text:p>
          </table:table-cell>
          <table:table-cell table:number-columns-repeated="1024"/>
        </table:table-row>
        <table:table-row table:style-name="ro433">
          <table:table-cell office:value-type="float" office:value="21510">
            <text:p>21510</text:p>
          </table:table-cell>
          <table:table-cell office:value-type="float" office:value="20088">
            <text:p>20088</text:p>
          </table:table-cell>
          <table:table-cell table:style-name="ce4" table:formula="of:=[.A432]-[.B432]" office:value-type="float" office:value="1422">
            <text:p>1422</text:p>
          </table:table-cell>
          <table:table-cell table:style-name="ce4" table:formula="of:=[.C432]-[.C431]" office:value-type="float" office:value="3">
            <text:p>3</text:p>
          </table:table-cell>
          <table:table-cell table:style-name="ce4" table:formula="of:=[.A432]+4*([.A432]/50+2)" office:value-type="float" office:value="23238.799999999999">
            <text:p>23238.799999999999</text:p>
          </table:table-cell>
          <table:table-cell table:number-columns-repeated="1024"/>
        </table:table-row>
        <table:table-row table:style-name="ro434">
          <table:table-cell office:value-type="float" office:value="21560">
            <text:p>21560</text:p>
          </table:table-cell>
          <table:table-cell office:value-type="float" office:value="20135">
            <text:p>20135</text:p>
          </table:table-cell>
          <table:table-cell table:style-name="ce4" table:formula="of:=[.A433]-[.B433]" office:value-type="float" office:value="1425">
            <text:p>1425</text:p>
          </table:table-cell>
          <table:table-cell table:style-name="ce4" table:formula="of:=[.C433]-[.C432]" office:value-type="float" office:value="3">
            <text:p>3</text:p>
          </table:table-cell>
          <table:table-cell table:style-name="ce4" table:formula="of:=[.A433]+4*([.A433]/50+2)" office:value-type="float" office:value="23292.799999999999">
            <text:p>23292.799999999999</text:p>
          </table:table-cell>
          <table:table-cell table:number-columns-repeated="1024"/>
        </table:table-row>
        <table:table-row table:style-name="ro435">
          <table:table-cell office:value-type="float" office:value="21610">
            <text:p>21610</text:p>
          </table:table-cell>
          <table:table-cell office:value-type="float" office:value="20181">
            <text:p>20181</text:p>
          </table:table-cell>
          <table:table-cell table:style-name="ce4" table:formula="of:=[.A434]-[.B434]" office:value-type="float" office:value="1429">
            <text:p>1429</text:p>
          </table:table-cell>
          <table:table-cell table:style-name="ce4" table:formula="of:=[.C434]-[.C433]" office:value-type="float" office:value="4">
            <text:p>4</text:p>
          </table:table-cell>
          <table:table-cell table:style-name="ce4" table:formula="of:=[.A434]+4*([.A434]/50+2)" office:value-type="float" office:value="23346.799999999999">
            <text:p>23346.799999999999</text:p>
          </table:table-cell>
          <table:table-cell table:number-columns-repeated="1024"/>
        </table:table-row>
        <table:table-row table:style-name="ro436">
          <table:table-cell office:value-type="float" office:value="21660">
            <text:p>21660</text:p>
          </table:table-cell>
          <table:table-cell office:value-type="float" office:value="20228">
            <text:p>20228</text:p>
          </table:table-cell>
          <table:table-cell table:style-name="ce4" table:formula="of:=[.A435]-[.B435]" office:value-type="float" office:value="1432">
            <text:p>1432</text:p>
          </table:table-cell>
          <table:table-cell table:style-name="ce4" table:formula="of:=[.C435]-[.C434]" office:value-type="float" office:value="3">
            <text:p>3</text:p>
          </table:table-cell>
          <table:table-cell table:style-name="ce4" table:formula="of:=[.A435]+4*([.A435]/50+2)" office:value-type="float" office:value="23400.799999999999">
            <text:p>23400.799999999999</text:p>
          </table:table-cell>
          <table:table-cell table:number-columns-repeated="1024"/>
        </table:table-row>
        <table:table-row table:style-name="ro437">
          <table:table-cell office:value-type="float" office:value="21710">
            <text:p>21710</text:p>
          </table:table-cell>
          <table:table-cell office:value-type="float" office:value="20275">
            <text:p>20275</text:p>
          </table:table-cell>
          <table:table-cell table:style-name="ce4" table:formula="of:=[.A436]-[.B436]" office:value-type="float" office:value="1435">
            <text:p>1435</text:p>
          </table:table-cell>
          <table:table-cell table:style-name="ce4" table:formula="of:=[.C436]-[.C435]" office:value-type="float" office:value="3">
            <text:p>3</text:p>
          </table:table-cell>
          <table:table-cell table:style-name="ce4" table:formula="of:=[.A436]+4*([.A436]/50+2)" office:value-type="float" office:value="23454.799999999999">
            <text:p>23454.799999999999</text:p>
          </table:table-cell>
          <table:table-cell table:number-columns-repeated="1024"/>
        </table:table-row>
        <table:table-row table:style-name="ro438">
          <table:table-cell office:value-type="float" office:value="21760">
            <text:p>21760</text:p>
          </table:table-cell>
          <table:table-cell office:value-type="float" office:value="20321">
            <text:p>20321</text:p>
          </table:table-cell>
          <table:table-cell table:style-name="ce4" table:formula="of:=[.A437]-[.B437]" office:value-type="float" office:value="1439">
            <text:p>1439</text:p>
          </table:table-cell>
          <table:table-cell table:style-name="ce4" table:formula="of:=[.C437]-[.C436]" office:value-type="float" office:value="4">
            <text:p>4</text:p>
          </table:table-cell>
          <table:table-cell table:style-name="ce4" table:formula="of:=[.A437]+4*([.A437]/50+2)" office:value-type="float" office:value="23508.799999999999">
            <text:p>23508.799999999999</text:p>
          </table:table-cell>
          <table:table-cell table:number-columns-repeated="1024"/>
        </table:table-row>
        <table:table-row table:style-name="ro439">
          <table:table-cell office:value-type="float" office:value="21810">
            <text:p>21810</text:p>
          </table:table-cell>
          <table:table-cell office:value-type="float" office:value="20368">
            <text:p>20368</text:p>
          </table:table-cell>
          <table:table-cell table:style-name="ce4" table:formula="of:=[.A438]-[.B438]" office:value-type="float" office:value="1442">
            <text:p>1442</text:p>
          </table:table-cell>
          <table:table-cell table:style-name="ce4" table:formula="of:=[.C438]-[.C437]" office:value-type="float" office:value="3">
            <text:p>3</text:p>
          </table:table-cell>
          <table:table-cell table:style-name="ce4" table:formula="of:=[.A438]+4*([.A438]/50+2)" office:value-type="float" office:value="23562.799999999999">
            <text:p>23562.799999999999</text:p>
          </table:table-cell>
          <table:table-cell table:number-columns-repeated="1024"/>
        </table:table-row>
        <table:table-row table:style-name="ro440">
          <table:table-cell office:value-type="float" office:value="21860">
            <text:p>21860</text:p>
          </table:table-cell>
          <table:table-cell office:value-type="float" office:value="20415">
            <text:p>20415</text:p>
          </table:table-cell>
          <table:table-cell table:style-name="ce4" table:formula="of:=[.A439]-[.B439]" office:value-type="float" office:value="1445">
            <text:p>1445</text:p>
          </table:table-cell>
          <table:table-cell table:style-name="ce4" table:formula="of:=[.C439]-[.C438]" office:value-type="float" office:value="3">
            <text:p>3</text:p>
          </table:table-cell>
          <table:table-cell table:style-name="ce4" table:formula="of:=[.A439]+4*([.A439]/50+2)" office:value-type="float" office:value="23616.799999999999">
            <text:p>23616.799999999999</text:p>
          </table:table-cell>
          <table:table-cell table:number-columns-repeated="1024"/>
        </table:table-row>
        <table:table-row table:style-name="ro441">
          <table:table-cell office:value-type="float" office:value="21910">
            <text:p>21910</text:p>
          </table:table-cell>
          <table:table-cell office:value-type="float" office:value="20462">
            <text:p>20462</text:p>
          </table:table-cell>
          <table:table-cell table:style-name="ce4" table:formula="of:=[.A440]-[.B440]" office:value-type="float" office:value="1448">
            <text:p>1448</text:p>
          </table:table-cell>
          <table:table-cell table:style-name="ce4" table:formula="of:=[.C440]-[.C439]" office:value-type="float" office:value="3">
            <text:p>3</text:p>
          </table:table-cell>
          <table:table-cell table:style-name="ce4" table:formula="of:=[.A440]+4*([.A440]/50+2)" office:value-type="float" office:value="23670.799999999999">
            <text:p>23670.799999999999</text:p>
          </table:table-cell>
          <table:table-cell table:number-columns-repeated="1024"/>
        </table:table-row>
        <table:table-row table:style-name="ro442">
          <table:table-cell office:value-type="float" office:value="21960">
            <text:p>21960</text:p>
          </table:table-cell>
          <table:table-cell office:value-type="float" office:value="20508">
            <text:p>20508</text:p>
          </table:table-cell>
          <table:table-cell table:style-name="ce4" table:formula="of:=[.A441]-[.B441]" office:value-type="float" office:value="1452">
            <text:p>1452</text:p>
          </table:table-cell>
          <table:table-cell table:style-name="ce4" table:formula="of:=[.C441]-[.C440]" office:value-type="float" office:value="4">
            <text:p>4</text:p>
          </table:table-cell>
          <table:table-cell table:style-name="ce4" table:formula="of:=[.A441]+4*([.A441]/50+2)" office:value-type="float" office:value="23724.799999999999">
            <text:p>23724.799999999999</text:p>
          </table:table-cell>
          <table:table-cell table:number-columns-repeated="1024"/>
        </table:table-row>
        <table:table-row table:style-name="ro443">
          <table:table-cell office:value-type="float" office:value="22010">
            <text:p>22010</text:p>
          </table:table-cell>
          <table:table-cell office:value-type="float" office:value="20555">
            <text:p>20555</text:p>
          </table:table-cell>
          <table:table-cell table:style-name="ce4" table:formula="of:=[.A442]-[.B442]" office:value-type="float" office:value="1455">
            <text:p>1455</text:p>
          </table:table-cell>
          <table:table-cell table:style-name="ce4" table:formula="of:=[.C442]-[.C441]" office:value-type="float" office:value="3">
            <text:p>3</text:p>
          </table:table-cell>
          <table:table-cell table:style-name="ce4" table:formula="of:=[.A442]+4*([.A442]/50+2)" office:value-type="float" office:value="23778.799999999999">
            <text:p>23778.799999999999</text:p>
          </table:table-cell>
          <table:table-cell table:number-columns-repeated="1024"/>
        </table:table-row>
        <table:table-row table:style-name="ro444">
          <table:table-cell office:value-type="float" office:value="22060">
            <text:p>22060</text:p>
          </table:table-cell>
          <table:table-cell office:value-type="float" office:value="20602">
            <text:p>20602</text:p>
          </table:table-cell>
          <table:table-cell table:style-name="ce4" table:formula="of:=[.A443]-[.B443]" office:value-type="float" office:value="1458">
            <text:p>1458</text:p>
          </table:table-cell>
          <table:table-cell table:style-name="ce4" table:formula="of:=[.C443]-[.C442]" office:value-type="float" office:value="3">
            <text:p>3</text:p>
          </table:table-cell>
          <table:table-cell table:style-name="ce4" table:formula="of:=[.A443]+4*([.A443]/50+2)" office:value-type="float" office:value="23832.799999999999">
            <text:p>23832.799999999999</text:p>
          </table:table-cell>
          <table:table-cell table:number-columns-repeated="1024"/>
        </table:table-row>
        <table:table-row table:style-name="ro445">
          <table:table-cell office:value-type="float" office:value="22110">
            <text:p>22110</text:p>
          </table:table-cell>
          <table:table-cell office:value-type="float" office:value="20648">
            <text:p>20648</text:p>
          </table:table-cell>
          <table:table-cell table:style-name="ce4" table:formula="of:=[.A444]-[.B444]" office:value-type="float" office:value="1462">
            <text:p>1462</text:p>
          </table:table-cell>
          <table:table-cell table:style-name="ce4" table:formula="of:=[.C444]-[.C443]" office:value-type="float" office:value="4">
            <text:p>4</text:p>
          </table:table-cell>
          <table:table-cell table:style-name="ce4" table:formula="of:=[.A444]+4*([.A444]/50+2)" office:value-type="float" office:value="23886.799999999999">
            <text:p>23886.799999999999</text:p>
          </table:table-cell>
          <table:table-cell table:number-columns-repeated="1024"/>
        </table:table-row>
        <table:table-row table:style-name="ro446">
          <table:table-cell office:value-type="float" office:value="22160">
            <text:p>22160</text:p>
          </table:table-cell>
          <table:table-cell office:value-type="float" office:value="20695">
            <text:p>20695</text:p>
          </table:table-cell>
          <table:table-cell table:style-name="ce4" table:formula="of:=[.A445]-[.B445]" office:value-type="float" office:value="1465">
            <text:p>1465</text:p>
          </table:table-cell>
          <table:table-cell table:style-name="ce4" table:formula="of:=[.C445]-[.C444]" office:value-type="float" office:value="3">
            <text:p>3</text:p>
          </table:table-cell>
          <table:table-cell table:style-name="ce4" table:formula="of:=[.A445]+4*([.A445]/50+2)" office:value-type="float" office:value="23940.799999999999">
            <text:p>23940.799999999999</text:p>
          </table:table-cell>
          <table:table-cell table:number-columns-repeated="1024"/>
        </table:table-row>
        <table:table-row table:style-name="ro447">
          <table:table-cell office:value-type="float" office:value="22210">
            <text:p>22210</text:p>
          </table:table-cell>
          <table:table-cell office:value-type="float" office:value="20742">
            <text:p>20742</text:p>
          </table:table-cell>
          <table:table-cell table:style-name="ce4" table:formula="of:=[.A446]-[.B446]" office:value-type="float" office:value="1468">
            <text:p>1468</text:p>
          </table:table-cell>
          <table:table-cell table:style-name="ce4" table:formula="of:=[.C446]-[.C445]" office:value-type="float" office:value="3">
            <text:p>3</text:p>
          </table:table-cell>
          <table:table-cell table:style-name="ce4" table:formula="of:=[.A446]+4*([.A446]/50+2)" office:value-type="float" office:value="23994.799999999999">
            <text:p>23994.799999999999</text:p>
          </table:table-cell>
          <table:table-cell table:number-columns-repeated="1024"/>
        </table:table-row>
        <table:table-row table:style-name="ro448">
          <table:table-cell office:value-type="float" office:value="22260">
            <text:p>22260</text:p>
          </table:table-cell>
          <table:table-cell office:value-type="float" office:value="20788">
            <text:p>20788</text:p>
          </table:table-cell>
          <table:table-cell table:style-name="ce4" table:formula="of:=[.A447]-[.B447]" office:value-type="float" office:value="1472">
            <text:p>1472</text:p>
          </table:table-cell>
          <table:table-cell table:style-name="ce4" table:formula="of:=[.C447]-[.C446]" office:value-type="float" office:value="4">
            <text:p>4</text:p>
          </table:table-cell>
          <table:table-cell table:style-name="ce4" table:formula="of:=[.A447]+4*([.A447]/50+2)" office:value-type="float" office:value="24048.799999999999">
            <text:p>24048.799999999999</text:p>
          </table:table-cell>
          <table:table-cell table:number-columns-repeated="1024"/>
        </table:table-row>
        <table:table-row table:style-name="ro449">
          <table:table-cell office:value-type="float" office:value="22310">
            <text:p>22310</text:p>
          </table:table-cell>
          <table:table-cell office:value-type="float" office:value="20835">
            <text:p>20835</text:p>
          </table:table-cell>
          <table:table-cell table:style-name="ce4" table:formula="of:=[.A448]-[.B448]" office:value-type="float" office:value="1475">
            <text:p>1475</text:p>
          </table:table-cell>
          <table:table-cell table:style-name="ce4" table:formula="of:=[.C448]-[.C447]" office:value-type="float" office:value="3">
            <text:p>3</text:p>
          </table:table-cell>
          <table:table-cell table:style-name="ce4" table:formula="of:=[.A448]+4*([.A448]/50+2)" office:value-type="float" office:value="24102.799999999999">
            <text:p>24102.799999999999</text:p>
          </table:table-cell>
          <table:table-cell table:number-columns-repeated="1024"/>
        </table:table-row>
        <table:table-row table:style-name="ro450">
          <table:table-cell office:value-type="float" office:value="22360">
            <text:p>22360</text:p>
          </table:table-cell>
          <table:table-cell office:value-type="float" office:value="20882">
            <text:p>20882</text:p>
          </table:table-cell>
          <table:table-cell table:style-name="ce4" table:formula="of:=[.A449]-[.B449]" office:value-type="float" office:value="1478">
            <text:p>1478</text:p>
          </table:table-cell>
          <table:table-cell table:style-name="ce4" table:formula="of:=[.C449]-[.C448]" office:value-type="float" office:value="3">
            <text:p>3</text:p>
          </table:table-cell>
          <table:table-cell table:style-name="ce4" table:formula="of:=[.A449]+4*([.A449]/50+2)" office:value-type="float" office:value="24156.799999999999">
            <text:p>24156.799999999999</text:p>
          </table:table-cell>
          <table:table-cell table:number-columns-repeated="1024"/>
        </table:table-row>
        <table:table-row table:style-name="ro451">
          <table:table-cell office:value-type="float" office:value="22410">
            <text:p>22410</text:p>
          </table:table-cell>
          <table:table-cell office:value-type="float" office:value="20929">
            <text:p>20929</text:p>
          </table:table-cell>
          <table:table-cell table:style-name="ce4" table:formula="of:=[.A450]-[.B450]" office:value-type="float" office:value="1481">
            <text:p>1481</text:p>
          </table:table-cell>
          <table:table-cell table:style-name="ce4" table:formula="of:=[.C450]-[.C449]" office:value-type="float" office:value="3">
            <text:p>3</text:p>
          </table:table-cell>
          <table:table-cell table:style-name="ce4" table:formula="of:=[.A450]+4*([.A450]/50+2)" office:value-type="float" office:value="24210.799999999999">
            <text:p>24210.799999999999</text:p>
          </table:table-cell>
          <table:table-cell table:number-columns-repeated="1024"/>
        </table:table-row>
        <table:table-row table:style-name="ro452">
          <table:table-cell office:value-type="float" office:value="22460">
            <text:p>22460</text:p>
          </table:table-cell>
          <table:table-cell office:value-type="float" office:value="20975">
            <text:p>20975</text:p>
          </table:table-cell>
          <table:table-cell table:style-name="ce4" table:formula="of:=[.A451]-[.B451]" office:value-type="float" office:value="1485">
            <text:p>1485</text:p>
          </table:table-cell>
          <table:table-cell table:style-name="ce4" table:formula="of:=[.C451]-[.C450]" office:value-type="float" office:value="4">
            <text:p>4</text:p>
          </table:table-cell>
          <table:table-cell table:style-name="ce4" table:formula="of:=[.A451]+4*([.A451]/50+2)" office:value-type="float" office:value="24264.799999999999">
            <text:p>24264.799999999999</text:p>
          </table:table-cell>
          <table:table-cell table:number-columns-repeated="1024"/>
        </table:table-row>
        <table:table-row table:style-name="ro453">
          <table:table-cell office:value-type="float" office:value="22510">
            <text:p>22510</text:p>
          </table:table-cell>
          <table:table-cell office:value-type="float" office:value="21022">
            <text:p>21022</text:p>
          </table:table-cell>
          <table:table-cell table:style-name="ce4" table:formula="of:=[.A452]-[.B452]" office:value-type="float" office:value="1488">
            <text:p>1488</text:p>
          </table:table-cell>
          <table:table-cell table:style-name="ce4" table:formula="of:=[.C452]-[.C451]" office:value-type="float" office:value="3">
            <text:p>3</text:p>
          </table:table-cell>
          <table:table-cell table:style-name="ce4" table:formula="of:=[.A452]+4*([.A452]/50+2)" office:value-type="float" office:value="24318.799999999999">
            <text:p>24318.799999999999</text:p>
          </table:table-cell>
          <table:table-cell table:number-columns-repeated="1024"/>
        </table:table-row>
        <table:table-row table:style-name="ro454">
          <table:table-cell office:value-type="float" office:value="22560">
            <text:p>22560</text:p>
          </table:table-cell>
          <table:table-cell office:value-type="float" office:value="21069">
            <text:p>21069</text:p>
          </table:table-cell>
          <table:table-cell table:style-name="ce4" table:formula="of:=[.A453]-[.B453]" office:value-type="float" office:value="1491">
            <text:p>1491</text:p>
          </table:table-cell>
          <table:table-cell table:style-name="ce4" table:formula="of:=[.C453]-[.C452]" office:value-type="float" office:value="3">
            <text:p>3</text:p>
          </table:table-cell>
          <table:table-cell table:style-name="ce4" table:formula="of:=[.A453]+4*([.A453]/50+2)" office:value-type="float" office:value="24372.799999999999">
            <text:p>24372.799999999999</text:p>
          </table:table-cell>
          <table:table-cell table:number-columns-repeated="1024"/>
        </table:table-row>
        <table:table-row table:style-name="ro455">
          <table:table-cell office:value-type="float" office:value="22610">
            <text:p>22610</text:p>
          </table:table-cell>
          <table:table-cell office:value-type="float" office:value="21115">
            <text:p>21115</text:p>
          </table:table-cell>
          <table:table-cell table:style-name="ce4" table:formula="of:=[.A454]-[.B454]" office:value-type="float" office:value="1495">
            <text:p>1495</text:p>
          </table:table-cell>
          <table:table-cell table:style-name="ce4" table:formula="of:=[.C454]-[.C453]" office:value-type="float" office:value="4">
            <text:p>4</text:p>
          </table:table-cell>
          <table:table-cell table:style-name="ce4" table:formula="of:=[.A454]+4*([.A454]/50+2)" office:value-type="float" office:value="24426.799999999999">
            <text:p>24426.799999999999</text:p>
          </table:table-cell>
          <table:table-cell table:number-columns-repeated="1024"/>
        </table:table-row>
        <table:table-row table:style-name="ro456">
          <table:table-cell office:value-type="float" office:value="22660">
            <text:p>22660</text:p>
          </table:table-cell>
          <table:table-cell office:value-type="float" office:value="21162">
            <text:p>21162</text:p>
          </table:table-cell>
          <table:table-cell table:style-name="ce4" table:formula="of:=[.A455]-[.B455]" office:value-type="float" office:value="1498">
            <text:p>1498</text:p>
          </table:table-cell>
          <table:table-cell table:style-name="ce4" table:formula="of:=[.C455]-[.C454]" office:value-type="float" office:value="3">
            <text:p>3</text:p>
          </table:table-cell>
          <table:table-cell table:style-name="ce4" table:formula="of:=[.A455]+4*([.A455]/50+2)" office:value-type="float" office:value="24480.799999999999">
            <text:p>24480.799999999999</text:p>
          </table:table-cell>
          <table:table-cell table:number-columns-repeated="1024"/>
        </table:table-row>
        <table:table-row table:style-name="ro457">
          <table:table-cell office:value-type="float" office:value="22710">
            <text:p>22710</text:p>
          </table:table-cell>
          <table:table-cell office:value-type="float" office:value="21209">
            <text:p>21209</text:p>
          </table:table-cell>
          <table:table-cell table:style-name="ce4" table:formula="of:=[.A456]-[.B456]" office:value-type="float" office:value="1501">
            <text:p>1501</text:p>
          </table:table-cell>
          <table:table-cell table:style-name="ce4" table:formula="of:=[.C456]-[.C455]" office:value-type="float" office:value="3">
            <text:p>3</text:p>
          </table:table-cell>
          <table:table-cell table:style-name="ce4" table:formula="of:=[.A456]+4*([.A456]/50+2)" office:value-type="float" office:value="24534.799999999999">
            <text:p>24534.799999999999</text:p>
          </table:table-cell>
          <table:table-cell table:number-columns-repeated="1024"/>
        </table:table-row>
        <table:table-row table:style-name="ro458">
          <table:table-cell office:value-type="float" office:value="22760">
            <text:p>22760</text:p>
          </table:table-cell>
          <table:table-cell office:value-type="float" office:value="21256">
            <text:p>21256</text:p>
          </table:table-cell>
          <table:table-cell table:style-name="ce4" table:formula="of:=[.A457]-[.B457]" office:value-type="float" office:value="1504">
            <text:p>1504</text:p>
          </table:table-cell>
          <table:table-cell table:style-name="ce4" table:formula="of:=[.C457]-[.C456]" office:value-type="float" office:value="3">
            <text:p>3</text:p>
          </table:table-cell>
          <table:table-cell table:style-name="ce4" table:formula="of:=[.A457]+4*([.A457]/50+2)" office:value-type="float" office:value="24588.799999999999">
            <text:p>24588.799999999999</text:p>
          </table:table-cell>
          <table:table-cell table:number-columns-repeated="1024"/>
        </table:table-row>
        <table:table-row table:style-name="ro459">
          <table:table-cell office:value-type="float" office:value="22810">
            <text:p>22810</text:p>
          </table:table-cell>
          <table:table-cell office:value-type="float" office:value="21302">
            <text:p>21302</text:p>
          </table:table-cell>
          <table:table-cell table:style-name="ce4" table:formula="of:=[.A458]-[.B458]" office:value-type="float" office:value="1508">
            <text:p>1508</text:p>
          </table:table-cell>
          <table:table-cell table:style-name="ce4" table:formula="of:=[.C458]-[.C457]" office:value-type="float" office:value="4">
            <text:p>4</text:p>
          </table:table-cell>
          <table:table-cell table:style-name="ce4" table:formula="of:=[.A458]+4*([.A458]/50+2)" office:value-type="float" office:value="24642.799999999999">
            <text:p>24642.799999999999</text:p>
          </table:table-cell>
          <table:table-cell table:number-columns-repeated="1024"/>
        </table:table-row>
        <table:table-row table:style-name="ro460">
          <table:table-cell office:value-type="float" office:value="22860">
            <text:p>22860</text:p>
          </table:table-cell>
          <table:table-cell office:value-type="float" office:value="21349">
            <text:p>21349</text:p>
          </table:table-cell>
          <table:table-cell table:style-name="ce4" table:formula="of:=[.A459]-[.B459]" office:value-type="float" office:value="1511">
            <text:p>1511</text:p>
          </table:table-cell>
          <table:table-cell table:style-name="ce4" table:formula="of:=[.C459]-[.C458]" office:value-type="float" office:value="3">
            <text:p>3</text:p>
          </table:table-cell>
          <table:table-cell table:style-name="ce4" table:formula="of:=[.A459]+4*([.A459]/50+2)" office:value-type="float" office:value="24696.799999999999">
            <text:p>24696.799999999999</text:p>
          </table:table-cell>
          <table:table-cell table:number-columns-repeated="1024"/>
        </table:table-row>
        <table:table-row table:style-name="ro461">
          <table:table-cell office:value-type="float" office:value="22910">
            <text:p>22910</text:p>
          </table:table-cell>
          <table:table-cell office:value-type="float" office:value="21396">
            <text:p>21396</text:p>
          </table:table-cell>
          <table:table-cell table:style-name="ce4" table:formula="of:=[.A460]-[.B460]" office:value-type="float" office:value="1514">
            <text:p>1514</text:p>
          </table:table-cell>
          <table:table-cell table:style-name="ce4" table:formula="of:=[.C460]-[.C459]" office:value-type="float" office:value="3">
            <text:p>3</text:p>
          </table:table-cell>
          <table:table-cell table:style-name="ce4" table:formula="of:=[.A460]+4*([.A460]/50+2)" office:value-type="float" office:value="24750.799999999999">
            <text:p>24750.799999999999</text:p>
          </table:table-cell>
          <table:table-cell table:number-columns-repeated="1024"/>
        </table:table-row>
        <table:table-row table:style-name="ro462">
          <table:table-cell office:value-type="float" office:value="22960">
            <text:p>22960</text:p>
          </table:table-cell>
          <table:table-cell office:value-type="float" office:value="21442">
            <text:p>21442</text:p>
          </table:table-cell>
          <table:table-cell table:style-name="ce4" table:formula="of:=[.A461]-[.B461]" office:value-type="float" office:value="1518">
            <text:p>1518</text:p>
          </table:table-cell>
          <table:table-cell table:style-name="ce4" table:formula="of:=[.C461]-[.C460]" office:value-type="float" office:value="4">
            <text:p>4</text:p>
          </table:table-cell>
          <table:table-cell table:style-name="ce4" table:formula="of:=[.A461]+4*([.A461]/50+2)" office:value-type="float" office:value="24804.799999999999">
            <text:p>24804.799999999999</text:p>
          </table:table-cell>
          <table:table-cell table:number-columns-repeated="1024"/>
        </table:table-row>
        <table:table-row table:style-name="ro463">
          <table:table-cell office:value-type="float" office:value="23010">
            <text:p>23010</text:p>
          </table:table-cell>
          <table:table-cell office:value-type="float" office:value="21489">
            <text:p>21489</text:p>
          </table:table-cell>
          <table:table-cell table:style-name="ce4" table:formula="of:=[.A462]-[.B462]" office:value-type="float" office:value="1521">
            <text:p>1521</text:p>
          </table:table-cell>
          <table:table-cell table:style-name="ce4" table:formula="of:=[.C462]-[.C461]" office:value-type="float" office:value="3">
            <text:p>3</text:p>
          </table:table-cell>
          <table:table-cell table:style-name="ce4" table:formula="of:=[.A462]+4*([.A462]/50+2)" office:value-type="float" office:value="24858.799999999999">
            <text:p>24858.799999999999</text:p>
          </table:table-cell>
          <table:table-cell table:number-columns-repeated="1024"/>
        </table:table-row>
        <table:table-row table:style-name="ro464">
          <table:table-cell office:value-type="float" office:value="23060">
            <text:p>23060</text:p>
          </table:table-cell>
          <table:table-cell office:value-type="float" office:value="21536">
            <text:p>21536</text:p>
          </table:table-cell>
          <table:table-cell table:style-name="ce4" table:formula="of:=[.A463]-[.B463]" office:value-type="float" office:value="1524">
            <text:p>1524</text:p>
          </table:table-cell>
          <table:table-cell table:style-name="ce4" table:formula="of:=[.C463]-[.C462]" office:value-type="float" office:value="3">
            <text:p>3</text:p>
          </table:table-cell>
          <table:table-cell table:style-name="ce4" table:formula="of:=[.A463]+4*([.A463]/50+2)" office:value-type="float" office:value="24912.799999999999">
            <text:p>24912.799999999999</text:p>
          </table:table-cell>
          <table:table-cell table:number-columns-repeated="1024"/>
        </table:table-row>
        <table:table-row table:style-name="ro465">
          <table:table-cell office:value-type="float" office:value="23110">
            <text:p>23110</text:p>
          </table:table-cell>
          <table:table-cell office:value-type="float" office:value="21582">
            <text:p>21582</text:p>
          </table:table-cell>
          <table:table-cell table:style-name="ce4" table:formula="of:=[.A464]-[.B464]" office:value-type="float" office:value="1528">
            <text:p>1528</text:p>
          </table:table-cell>
          <table:table-cell table:style-name="ce4" table:formula="of:=[.C464]-[.C463]" office:value-type="float" office:value="4">
            <text:p>4</text:p>
          </table:table-cell>
          <table:table-cell table:style-name="ce4" table:formula="of:=[.A464]+4*([.A464]/50+2)" office:value-type="float" office:value="24966.799999999999">
            <text:p>24966.799999999999</text:p>
          </table:table-cell>
          <table:table-cell table:number-columns-repeated="1024"/>
        </table:table-row>
        <table:table-row table:style-name="ro466">
          <table:table-cell office:value-type="float" office:value="23160">
            <text:p>23160</text:p>
          </table:table-cell>
          <table:table-cell office:value-type="float" office:value="21629">
            <text:p>21629</text:p>
          </table:table-cell>
          <table:table-cell table:style-name="ce4" table:formula="of:=[.A465]-[.B465]" office:value-type="float" office:value="1531">
            <text:p>1531</text:p>
          </table:table-cell>
          <table:table-cell table:style-name="ce4" table:formula="of:=[.C465]-[.C464]" office:value-type="float" office:value="3">
            <text:p>3</text:p>
          </table:table-cell>
          <table:table-cell table:style-name="ce4" table:formula="of:=[.A465]+4*([.A465]/50+2)" office:value-type="float" office:value="25020.799999999999">
            <text:p>25020.799999999999</text:p>
          </table:table-cell>
          <table:table-cell table:number-columns-repeated="1024"/>
        </table:table-row>
        <table:table-row table:style-name="ro467">
          <table:table-cell office:value-type="float" office:value="23210">
            <text:p>23210</text:p>
          </table:table-cell>
          <table:table-cell office:value-type="float" office:value="21676">
            <text:p>21676</text:p>
          </table:table-cell>
          <table:table-cell table:style-name="ce4" table:formula="of:=[.A466]-[.B466]" office:value-type="float" office:value="1534">
            <text:p>1534</text:p>
          </table:table-cell>
          <table:table-cell table:style-name="ce4" table:formula="of:=[.C466]-[.C465]" office:value-type="float" office:value="3">
            <text:p>3</text:p>
          </table:table-cell>
          <table:table-cell table:style-name="ce4" table:formula="of:=[.A466]+4*([.A466]/50+2)" office:value-type="float" office:value="25074.799999999999">
            <text:p>25074.799999999999</text:p>
          </table:table-cell>
          <table:table-cell table:number-columns-repeated="1024"/>
        </table:table-row>
        <table:table-row table:style-name="ro468">
          <table:table-cell office:value-type="float" office:value="23260">
            <text:p>23260</text:p>
          </table:table-cell>
          <table:table-cell office:value-type="float" office:value="21723">
            <text:p>21723</text:p>
          </table:table-cell>
          <table:table-cell table:style-name="ce4" table:formula="of:=[.A467]-[.B467]" office:value-type="float" office:value="1537">
            <text:p>1537</text:p>
          </table:table-cell>
          <table:table-cell table:style-name="ce4" table:formula="of:=[.C467]-[.C466]" office:value-type="float" office:value="3">
            <text:p>3</text:p>
          </table:table-cell>
          <table:table-cell table:style-name="ce4" table:formula="of:=[.A467]+4*([.A467]/50+2)" office:value-type="float" office:value="25128.799999999999">
            <text:p>25128.799999999999</text:p>
          </table:table-cell>
          <table:table-cell table:number-columns-repeated="1024"/>
        </table:table-row>
        <table:table-row table:style-name="ro469">
          <table:table-cell office:value-type="float" office:value="23310">
            <text:p>23310</text:p>
          </table:table-cell>
          <table:table-cell office:value-type="float" office:value="21769">
            <text:p>21769</text:p>
          </table:table-cell>
          <table:table-cell table:style-name="ce4" table:formula="of:=[.A468]-[.B468]" office:value-type="float" office:value="1541">
            <text:p>1541</text:p>
          </table:table-cell>
          <table:table-cell table:style-name="ce4" table:formula="of:=[.C468]-[.C467]" office:value-type="float" office:value="4">
            <text:p>4</text:p>
          </table:table-cell>
          <table:table-cell table:style-name="ce4" table:formula="of:=[.A468]+4*([.A468]/50+2)" office:value-type="float" office:value="25182.799999999999">
            <text:p>25182.799999999999</text:p>
          </table:table-cell>
          <table:table-cell table:number-columns-repeated="1024"/>
        </table:table-row>
        <table:table-row table:style-name="ro470">
          <table:table-cell office:value-type="float" office:value="23360">
            <text:p>23360</text:p>
          </table:table-cell>
          <table:table-cell office:value-type="float" office:value="21816">
            <text:p>21816</text:p>
          </table:table-cell>
          <table:table-cell table:style-name="ce4" table:formula="of:=[.A469]-[.B469]" office:value-type="float" office:value="1544">
            <text:p>1544</text:p>
          </table:table-cell>
          <table:table-cell table:style-name="ce4" table:formula="of:=[.C469]-[.C468]" office:value-type="float" office:value="3">
            <text:p>3</text:p>
          </table:table-cell>
          <table:table-cell table:style-name="ce4" table:formula="of:=[.A469]+4*([.A469]/50+2)" office:value-type="float" office:value="25236.799999999999">
            <text:p>25236.799999999999</text:p>
          </table:table-cell>
          <table:table-cell table:number-columns-repeated="1024"/>
        </table:table-row>
        <table:table-row table:style-name="ro471">
          <table:table-cell office:value-type="float" office:value="23410">
            <text:p>23410</text:p>
          </table:table-cell>
          <table:table-cell office:value-type="float" office:value="21863">
            <text:p>21863</text:p>
          </table:table-cell>
          <table:table-cell table:style-name="ce4" table:formula="of:=[.A470]-[.B470]" office:value-type="float" office:value="1547">
            <text:p>1547</text:p>
          </table:table-cell>
          <table:table-cell table:style-name="ce4" table:formula="of:=[.C470]-[.C469]" office:value-type="float" office:value="3">
            <text:p>3</text:p>
          </table:table-cell>
          <table:table-cell table:style-name="ce4" table:formula="of:=[.A470]+4*([.A470]/50+2)" office:value-type="float" office:value="25290.799999999999">
            <text:p>25290.799999999999</text:p>
          </table:table-cell>
          <table:table-cell table:number-columns-repeated="1024"/>
        </table:table-row>
        <table:table-row table:style-name="ro472">
          <table:table-cell office:value-type="float" office:value="23460">
            <text:p>23460</text:p>
          </table:table-cell>
          <table:table-cell office:value-type="float" office:value="21909">
            <text:p>21909</text:p>
          </table:table-cell>
          <table:table-cell table:style-name="ce4" table:formula="of:=[.A471]-[.B471]" office:value-type="float" office:value="1551">
            <text:p>1551</text:p>
          </table:table-cell>
          <table:table-cell table:style-name="ce4" table:formula="of:=[.C471]-[.C470]" office:value-type="float" office:value="4">
            <text:p>4</text:p>
          </table:table-cell>
          <table:table-cell table:style-name="ce4" table:formula="of:=[.A471]+4*([.A471]/50+2)" office:value-type="float" office:value="25344.799999999999">
            <text:p>25344.799999999999</text:p>
          </table:table-cell>
          <table:table-cell table:number-columns-repeated="1024"/>
        </table:table-row>
        <table:table-row table:style-name="ro473">
          <table:table-cell office:value-type="float" office:value="23510">
            <text:p>23510</text:p>
          </table:table-cell>
          <table:table-cell office:value-type="float" office:value="21956">
            <text:p>21956</text:p>
          </table:table-cell>
          <table:table-cell table:style-name="ce4" table:formula="of:=[.A472]-[.B472]" office:value-type="float" office:value="1554">
            <text:p>1554</text:p>
          </table:table-cell>
          <table:table-cell table:style-name="ce4" table:formula="of:=[.C472]-[.C471]" office:value-type="float" office:value="3">
            <text:p>3</text:p>
          </table:table-cell>
          <table:table-cell table:style-name="ce4" table:formula="of:=[.A472]+4*([.A472]/50+2)" office:value-type="float" office:value="25398.799999999999">
            <text:p>25398.799999999999</text:p>
          </table:table-cell>
          <table:table-cell table:number-columns-repeated="1024"/>
        </table:table-row>
        <table:table-row table:style-name="ro474">
          <table:table-cell office:value-type="float" office:value="23560">
            <text:p>23560</text:p>
          </table:table-cell>
          <table:table-cell office:value-type="float" office:value="22003">
            <text:p>22003</text:p>
          </table:table-cell>
          <table:table-cell table:style-name="ce4" table:formula="of:=[.A473]-[.B473]" office:value-type="float" office:value="1557">
            <text:p>1557</text:p>
          </table:table-cell>
          <table:table-cell table:style-name="ce4" table:formula="of:=[.C473]-[.C472]" office:value-type="float" office:value="3">
            <text:p>3</text:p>
          </table:table-cell>
          <table:table-cell table:style-name="ce4" table:formula="of:=[.A473]+4*([.A473]/50+2)" office:value-type="float" office:value="25452.799999999999">
            <text:p>25452.799999999999</text:p>
          </table:table-cell>
          <table:table-cell table:number-columns-repeated="1024"/>
        </table:table-row>
        <table:table-row table:style-name="ro475">
          <table:table-cell office:value-type="float" office:value="23610">
            <text:p>23610</text:p>
          </table:table-cell>
          <table:table-cell office:value-type="float" office:value="22049">
            <text:p>22049</text:p>
          </table:table-cell>
          <table:table-cell table:style-name="ce4" table:formula="of:=[.A474]-[.B474]" office:value-type="float" office:value="1561">
            <text:p>1561</text:p>
          </table:table-cell>
          <table:table-cell table:style-name="ce4" table:formula="of:=[.C474]-[.C473]" office:value-type="float" office:value="4">
            <text:p>4</text:p>
          </table:table-cell>
          <table:table-cell table:style-name="ce4" table:formula="of:=[.A474]+4*([.A474]/50+2)" office:value-type="float" office:value="25506.799999999999">
            <text:p>25506.799999999999</text:p>
          </table:table-cell>
          <table:table-cell table:number-columns-repeated="1024"/>
        </table:table-row>
        <table:table-row table:style-name="ro476">
          <table:table-cell office:value-type="float" office:value="23660">
            <text:p>23660</text:p>
          </table:table-cell>
          <table:table-cell office:value-type="float" office:value="22096">
            <text:p>22096</text:p>
          </table:table-cell>
          <table:table-cell table:style-name="ce4" table:formula="of:=[.A475]-[.B475]" office:value-type="float" office:value="1564">
            <text:p>1564</text:p>
          </table:table-cell>
          <table:table-cell table:style-name="ce4" table:formula="of:=[.C475]-[.C474]" office:value-type="float" office:value="3">
            <text:p>3</text:p>
          </table:table-cell>
          <table:table-cell table:style-name="ce4" table:formula="of:=[.A475]+4*([.A475]/50+2)" office:value-type="float" office:value="25560.799999999999">
            <text:p>25560.799999999999</text:p>
          </table:table-cell>
          <table:table-cell table:number-columns-repeated="1024"/>
        </table:table-row>
        <table:table-row table:style-name="ro477">
          <table:table-cell office:value-type="float" office:value="23710">
            <text:p>23710</text:p>
          </table:table-cell>
          <table:table-cell office:value-type="float" office:value="22143">
            <text:p>22143</text:p>
          </table:table-cell>
          <table:table-cell table:style-name="ce4" table:formula="of:=[.A476]-[.B476]" office:value-type="float" office:value="1567">
            <text:p>1567</text:p>
          </table:table-cell>
          <table:table-cell table:style-name="ce4" table:formula="of:=[.C476]-[.C475]" office:value-type="float" office:value="3">
            <text:p>3</text:p>
          </table:table-cell>
          <table:table-cell table:style-name="ce4" table:formula="of:=[.A476]+4*([.A476]/50+2)" office:value-type="float" office:value="25614.799999999999">
            <text:p>25614.799999999999</text:p>
          </table:table-cell>
          <table:table-cell table:number-columns-repeated="1024"/>
        </table:table-row>
        <table:table-row table:style-name="ro478">
          <table:table-cell office:value-type="float" office:value="23760">
            <text:p>23760</text:p>
          </table:table-cell>
          <table:table-cell office:value-type="float" office:value="22190">
            <text:p>22190</text:p>
          </table:table-cell>
          <table:table-cell table:style-name="ce4" table:formula="of:=[.A477]-[.B477]" office:value-type="float" office:value="1570">
            <text:p>1570</text:p>
          </table:table-cell>
          <table:table-cell table:style-name="ce4" table:formula="of:=[.C477]-[.C476]" office:value-type="float" office:value="3">
            <text:p>3</text:p>
          </table:table-cell>
          <table:table-cell table:style-name="ce4" table:formula="of:=[.A477]+4*([.A477]/50+2)" office:value-type="float" office:value="25668.799999999999">
            <text:p>25668.799999999999</text:p>
          </table:table-cell>
          <table:table-cell table:number-columns-repeated="1024"/>
        </table:table-row>
        <table:table-row table:style-name="ro479">
          <table:table-cell office:value-type="float" office:value="23810">
            <text:p>23810</text:p>
          </table:table-cell>
          <table:table-cell office:value-type="float" office:value="22236">
            <text:p>22236</text:p>
          </table:table-cell>
          <table:table-cell table:style-name="ce4" table:formula="of:=[.A478]-[.B478]" office:value-type="float" office:value="1574">
            <text:p>1574</text:p>
          </table:table-cell>
          <table:table-cell table:style-name="ce4" table:formula="of:=[.C478]-[.C477]" office:value-type="float" office:value="4">
            <text:p>4</text:p>
          </table:table-cell>
          <table:table-cell table:style-name="ce4" table:formula="of:=[.A478]+4*([.A478]/50+2)" office:value-type="float" office:value="25722.799999999999">
            <text:p>25722.799999999999</text:p>
          </table:table-cell>
          <table:table-cell table:number-columns-repeated="1024"/>
        </table:table-row>
        <table:table-row table:style-name="ro480">
          <table:table-cell office:value-type="float" office:value="23860">
            <text:p>23860</text:p>
          </table:table-cell>
          <table:table-cell office:value-type="float" office:value="22283">
            <text:p>22283</text:p>
          </table:table-cell>
          <table:table-cell table:style-name="ce4" table:formula="of:=[.A479]-[.B479]" office:value-type="float" office:value="1577">
            <text:p>1577</text:p>
          </table:table-cell>
          <table:table-cell table:style-name="ce4" table:formula="of:=[.C479]-[.C478]" office:value-type="float" office:value="3">
            <text:p>3</text:p>
          </table:table-cell>
          <table:table-cell table:style-name="ce4" table:formula="of:=[.A479]+4*([.A479]/50+2)" office:value-type="float" office:value="25776.799999999999">
            <text:p>25776.799999999999</text:p>
          </table:table-cell>
          <table:table-cell table:number-columns-repeated="1024"/>
        </table:table-row>
        <table:table-row table:style-name="ro481">
          <table:table-cell office:value-type="float" office:value="23910">
            <text:p>23910</text:p>
          </table:table-cell>
          <table:table-cell office:value-type="float" office:value="22330">
            <text:p>22330</text:p>
          </table:table-cell>
          <table:table-cell table:style-name="ce4" table:formula="of:=[.A480]-[.B480]" office:value-type="float" office:value="1580">
            <text:p>1580</text:p>
          </table:table-cell>
          <table:table-cell table:style-name="ce4" table:formula="of:=[.C480]-[.C479]" office:value-type="float" office:value="3">
            <text:p>3</text:p>
          </table:table-cell>
          <table:table-cell table:style-name="ce4" table:formula="of:=[.A480]+4*([.A480]/50+2)" office:value-type="float" office:value="25830.799999999999">
            <text:p>25830.799999999999</text:p>
          </table:table-cell>
          <table:table-cell table:number-columns-repeated="1024"/>
        </table:table-row>
        <table:table-row table:style-name="ro482">
          <table:table-cell office:value-type="float" office:value="23960">
            <text:p>23960</text:p>
          </table:table-cell>
          <table:table-cell office:value-type="float" office:value="22376">
            <text:p>22376</text:p>
          </table:table-cell>
          <table:table-cell table:style-name="ce4" table:formula="of:=[.A481]-[.B481]" office:value-type="float" office:value="1584">
            <text:p>1584</text:p>
          </table:table-cell>
          <table:table-cell table:style-name="ce4" table:formula="of:=[.C481]-[.C480]" office:value-type="float" office:value="4">
            <text:p>4</text:p>
          </table:table-cell>
          <table:table-cell table:style-name="ce4" table:formula="of:=[.A481]+4*([.A481]/50+2)" office:value-type="float" office:value="25884.799999999999">
            <text:p>25884.799999999999</text:p>
          </table:table-cell>
          <table:table-cell table:number-columns-repeated="1024"/>
        </table:table-row>
        <table:table-row table:style-name="ro483">
          <table:table-cell office:value-type="float" office:value="24010">
            <text:p>24010</text:p>
          </table:table-cell>
          <table:table-cell office:value-type="float" office:value="22423">
            <text:p>22423</text:p>
          </table:table-cell>
          <table:table-cell table:style-name="ce4" table:formula="of:=[.A482]-[.B482]" office:value-type="float" office:value="1587">
            <text:p>1587</text:p>
          </table:table-cell>
          <table:table-cell table:style-name="ce4" table:formula="of:=[.C482]-[.C481]" office:value-type="float" office:value="3">
            <text:p>3</text:p>
          </table:table-cell>
          <table:table-cell table:style-name="ce4" table:formula="of:=[.A482]+4*([.A482]/50+2)" office:value-type="float" office:value="25938.799999999999">
            <text:p>25938.799999999999</text:p>
          </table:table-cell>
          <table:table-cell table:number-columns-repeated="1024"/>
        </table:table-row>
        <table:table-row table:style-name="ro484">
          <table:table-cell office:value-type="float" office:value="24060">
            <text:p>24060</text:p>
          </table:table-cell>
          <table:table-cell office:value-type="float" office:value="22470">
            <text:p>22470</text:p>
          </table:table-cell>
          <table:table-cell table:style-name="ce4" table:formula="of:=[.A483]-[.B483]" office:value-type="float" office:value="1590">
            <text:p>1590</text:p>
          </table:table-cell>
          <table:table-cell table:style-name="ce4" table:formula="of:=[.C483]-[.C482]" office:value-type="float" office:value="3">
            <text:p>3</text:p>
          </table:table-cell>
          <table:table-cell table:style-name="ce4" table:formula="of:=[.A483]+4*([.A483]/50+2)" office:value-type="float" office:value="25992.799999999999">
            <text:p>25992.799999999999</text:p>
          </table:table-cell>
          <table:table-cell table:number-columns-repeated="1024"/>
        </table:table-row>
        <table:table-row table:style-name="ro485">
          <table:table-cell office:value-type="float" office:value="24110">
            <text:p>24110</text:p>
          </table:table-cell>
          <table:table-cell office:value-type="float" office:value="22517">
            <text:p>22517</text:p>
          </table:table-cell>
          <table:table-cell table:style-name="ce4" table:formula="of:=[.A484]-[.B484]" office:value-type="float" office:value="1593">
            <text:p>1593</text:p>
          </table:table-cell>
          <table:table-cell table:style-name="ce4" table:formula="of:=[.C484]-[.C483]" office:value-type="float" office:value="3">
            <text:p>3</text:p>
          </table:table-cell>
          <table:table-cell table:style-name="ce4" table:formula="of:=[.A484]+4*([.A484]/50+2)" office:value-type="float" office:value="26046.799999999999">
            <text:p>26046.799999999999</text:p>
          </table:table-cell>
          <table:table-cell table:number-columns-repeated="1024"/>
        </table:table-row>
        <table:table-row table:style-name="ro486">
          <table:table-cell office:value-type="float" office:value="24160">
            <text:p>24160</text:p>
          </table:table-cell>
          <table:table-cell office:value-type="float" office:value="22563">
            <text:p>22563</text:p>
          </table:table-cell>
          <table:table-cell table:style-name="ce4" table:formula="of:=[.A485]-[.B485]" office:value-type="float" office:value="1597">
            <text:p>1597</text:p>
          </table:table-cell>
          <table:table-cell table:style-name="ce4" table:formula="of:=[.C485]-[.C484]" office:value-type="float" office:value="4">
            <text:p>4</text:p>
          </table:table-cell>
          <table:table-cell table:style-name="ce4" table:formula="of:=[.A485]+4*([.A485]/50+2)" office:value-type="float" office:value="26100.799999999999">
            <text:p>26100.799999999999</text:p>
          </table:table-cell>
          <table:table-cell table:number-columns-repeated="1024"/>
        </table:table-row>
        <table:table-row table:style-name="ro487">
          <table:table-cell office:value-type="float" office:value="24210">
            <text:p>24210</text:p>
          </table:table-cell>
          <table:table-cell office:value-type="float" office:value="22610">
            <text:p>22610</text:p>
          </table:table-cell>
          <table:table-cell table:style-name="ce4" table:formula="of:=[.A486]-[.B486]" office:value-type="float" office:value="1600">
            <text:p>1600</text:p>
          </table:table-cell>
          <table:table-cell table:style-name="ce4" table:formula="of:=[.C486]-[.C485]" office:value-type="float" office:value="3">
            <text:p>3</text:p>
          </table:table-cell>
          <table:table-cell table:style-name="ce4" table:formula="of:=[.A486]+4*([.A486]/50+2)" office:value-type="float" office:value="26154.799999999999">
            <text:p>26154.799999999999</text:p>
          </table:table-cell>
          <table:table-cell table:number-columns-repeated="1024"/>
        </table:table-row>
        <table:table-row table:style-name="ro488">
          <table:table-cell office:value-type="float" office:value="24260">
            <text:p>24260</text:p>
          </table:table-cell>
          <table:table-cell office:value-type="float" office:value="22657">
            <text:p>22657</text:p>
          </table:table-cell>
          <table:table-cell table:style-name="ce4" table:formula="of:=[.A487]-[.B487]" office:value-type="float" office:value="1603">
            <text:p>1603</text:p>
          </table:table-cell>
          <table:table-cell table:style-name="ce4" table:formula="of:=[.C487]-[.C486]" office:value-type="float" office:value="3">
            <text:p>3</text:p>
          </table:table-cell>
          <table:table-cell table:style-name="ce4" table:formula="of:=[.A487]+4*([.A487]/50+2)" office:value-type="float" office:value="26208.799999999999">
            <text:p>26208.799999999999</text:p>
          </table:table-cell>
          <table:table-cell table:number-columns-repeated="1024"/>
        </table:table-row>
        <table:table-row table:style-name="ro489">
          <table:table-cell office:value-type="float" office:value="24310">
            <text:p>24310</text:p>
          </table:table-cell>
          <table:table-cell office:value-type="float" office:value="22703">
            <text:p>22703</text:p>
          </table:table-cell>
          <table:table-cell table:style-name="ce4" table:formula="of:=[.A488]-[.B488]" office:value-type="float" office:value="1607">
            <text:p>1607</text:p>
          </table:table-cell>
          <table:table-cell table:style-name="ce4" table:formula="of:=[.C488]-[.C487]" office:value-type="float" office:value="4">
            <text:p>4</text:p>
          </table:table-cell>
          <table:table-cell table:style-name="ce4" table:formula="of:=[.A488]+4*([.A488]/50+2)" office:value-type="float" office:value="26262.799999999999">
            <text:p>26262.799999999999</text:p>
          </table:table-cell>
          <table:table-cell table:number-columns-repeated="1024"/>
        </table:table-row>
        <table:table-row table:style-name="ro490">
          <table:table-cell office:value-type="float" office:value="24360">
            <text:p>24360</text:p>
          </table:table-cell>
          <table:table-cell office:value-type="float" office:value="22750">
            <text:p>22750</text:p>
          </table:table-cell>
          <table:table-cell table:style-name="ce4" table:formula="of:=[.A489]-[.B489]" office:value-type="float" office:value="1610">
            <text:p>1610</text:p>
          </table:table-cell>
          <table:table-cell table:style-name="ce4" table:formula="of:=[.C489]-[.C488]" office:value-type="float" office:value="3">
            <text:p>3</text:p>
          </table:table-cell>
          <table:table-cell table:style-name="ce4" table:formula="of:=[.A489]+4*([.A489]/50+2)" office:value-type="float" office:value="26316.799999999999">
            <text:p>26316.799999999999</text:p>
          </table:table-cell>
          <table:table-cell table:number-columns-repeated="1024"/>
        </table:table-row>
        <table:table-row table:style-name="ro491">
          <table:table-cell office:value-type="float" office:value="24410">
            <text:p>24410</text:p>
          </table:table-cell>
          <table:table-cell office:value-type="float" office:value="22797">
            <text:p>22797</text:p>
          </table:table-cell>
          <table:table-cell table:style-name="ce4" table:formula="of:=[.A490]-[.B490]" office:value-type="float" office:value="1613">
            <text:p>1613</text:p>
          </table:table-cell>
          <table:table-cell table:style-name="ce4" table:formula="of:=[.C490]-[.C489]" office:value-type="float" office:value="3">
            <text:p>3</text:p>
          </table:table-cell>
          <table:table-cell table:style-name="ce4" table:formula="of:=[.A490]+4*([.A490]/50+2)" office:value-type="float" office:value="26370.799999999999">
            <text:p>26370.799999999999</text:p>
          </table:table-cell>
          <table:table-cell table:number-columns-repeated="1024"/>
        </table:table-row>
        <table:table-row table:style-name="ro492">
          <table:table-cell office:value-type="float" office:value="24460">
            <text:p>24460</text:p>
          </table:table-cell>
          <table:table-cell office:value-type="float" office:value="22843">
            <text:p>22843</text:p>
          </table:table-cell>
          <table:table-cell table:style-name="ce4" table:formula="of:=[.A491]-[.B491]" office:value-type="float" office:value="1617">
            <text:p>1617</text:p>
          </table:table-cell>
          <table:table-cell table:style-name="ce4" table:formula="of:=[.C491]-[.C490]" office:value-type="float" office:value="4">
            <text:p>4</text:p>
          </table:table-cell>
          <table:table-cell table:style-name="ce4" table:formula="of:=[.A491]+4*([.A491]/50+2)" office:value-type="float" office:value="26424.799999999999">
            <text:p>26424.799999999999</text:p>
          </table:table-cell>
          <table:table-cell table:number-columns-repeated="1024"/>
        </table:table-row>
        <table:table-row table:style-name="ro493">
          <table:table-cell office:value-type="float" office:value="24510">
            <text:p>24510</text:p>
          </table:table-cell>
          <table:table-cell office:value-type="float" office:value="22890">
            <text:p>22890</text:p>
          </table:table-cell>
          <table:table-cell table:style-name="ce4" table:formula="of:=[.A492]-[.B492]" office:value-type="float" office:value="1620">
            <text:p>1620</text:p>
          </table:table-cell>
          <table:table-cell table:style-name="ce4" table:formula="of:=[.C492]-[.C491]" office:value-type="float" office:value="3">
            <text:p>3</text:p>
          </table:table-cell>
          <table:table-cell table:style-name="ce4" table:formula="of:=[.A492]+4*([.A492]/50+2)" office:value-type="float" office:value="26478.799999999999">
            <text:p>26478.799999999999</text:p>
          </table:table-cell>
          <table:table-cell table:number-columns-repeated="1024"/>
        </table:table-row>
        <table:table-row table:style-name="ro494">
          <table:table-cell office:value-type="float" office:value="24560">
            <text:p>24560</text:p>
          </table:table-cell>
          <table:table-cell office:value-type="float" office:value="22937">
            <text:p>22937</text:p>
          </table:table-cell>
          <table:table-cell table:style-name="ce4" table:formula="of:=[.A493]-[.B493]" office:value-type="float" office:value="1623">
            <text:p>1623</text:p>
          </table:table-cell>
          <table:table-cell table:style-name="ce4" table:formula="of:=[.C493]-[.C492]" office:value-type="float" office:value="3">
            <text:p>3</text:p>
          </table:table-cell>
          <table:table-cell table:style-name="ce4" table:formula="of:=[.A493]+4*([.A493]/50+2)" office:value-type="float" office:value="26532.799999999999">
            <text:p>26532.799999999999</text:p>
          </table:table-cell>
          <table:table-cell table:number-columns-repeated="1024"/>
        </table:table-row>
        <table:table-row table:style-name="ro495">
          <table:table-cell office:value-type="float" office:value="24610">
            <text:p>24610</text:p>
          </table:table-cell>
          <table:table-cell office:value-type="float" office:value="22983">
            <text:p>22983</text:p>
          </table:table-cell>
          <table:table-cell table:style-name="ce4" table:formula="of:=[.A494]-[.B494]" office:value-type="float" office:value="1627">
            <text:p>1627</text:p>
          </table:table-cell>
          <table:table-cell table:style-name="ce4" table:formula="of:=[.C494]-[.C493]" office:value-type="float" office:value="4">
            <text:p>4</text:p>
          </table:table-cell>
          <table:table-cell table:style-name="ce4" table:formula="of:=[.A494]+4*([.A494]/50+2)" office:value-type="float" office:value="26586.799999999999">
            <text:p>26586.799999999999</text:p>
          </table:table-cell>
          <table:table-cell table:number-columns-repeated="1024"/>
        </table:table-row>
        <table:table-row table:style-name="ro496">
          <table:table-cell office:value-type="float" office:value="24660">
            <text:p>24660</text:p>
          </table:table-cell>
          <table:table-cell office:value-type="float" office:value="23030">
            <text:p>23030</text:p>
          </table:table-cell>
          <table:table-cell table:style-name="ce4" table:formula="of:=[.A495]-[.B495]" office:value-type="float" office:value="1630">
            <text:p>1630</text:p>
          </table:table-cell>
          <table:table-cell table:style-name="ce4" table:formula="of:=[.C495]-[.C494]" office:value-type="float" office:value="3">
            <text:p>3</text:p>
          </table:table-cell>
          <table:table-cell table:style-name="ce4" table:formula="of:=[.A495]+4*([.A495]/50+2)" office:value-type="float" office:value="26640.799999999999">
            <text:p>26640.799999999999</text:p>
          </table:table-cell>
          <table:table-cell table:number-columns-repeated="1024"/>
        </table:table-row>
        <table:table-row table:style-name="ro497">
          <table:table-cell office:value-type="float" office:value="24710">
            <text:p>24710</text:p>
          </table:table-cell>
          <table:table-cell office:value-type="float" office:value="23077">
            <text:p>23077</text:p>
          </table:table-cell>
          <table:table-cell table:style-name="ce4" table:formula="of:=[.A496]-[.B496]" office:value-type="float" office:value="1633">
            <text:p>1633</text:p>
          </table:table-cell>
          <table:table-cell table:style-name="ce4" table:formula="of:=[.C496]-[.C495]" office:value-type="float" office:value="3">
            <text:p>3</text:p>
          </table:table-cell>
          <table:table-cell table:style-name="ce4" table:formula="of:=[.A496]+4*([.A496]/50+2)" office:value-type="float" office:value="26694.799999999999">
            <text:p>26694.799999999999</text:p>
          </table:table-cell>
          <table:table-cell table:number-columns-repeated="1024"/>
        </table:table-row>
        <table:table-row table:style-name="ro498">
          <table:table-cell office:value-type="float" office:value="24760">
            <text:p>24760</text:p>
          </table:table-cell>
          <table:table-cell office:value-type="float" office:value="23124">
            <text:p>23124</text:p>
          </table:table-cell>
          <table:table-cell table:style-name="ce4" table:formula="of:=[.A497]-[.B497]" office:value-type="float" office:value="1636">
            <text:p>1636</text:p>
          </table:table-cell>
          <table:table-cell table:style-name="ce4" table:formula="of:=[.C497]-[.C496]" office:value-type="float" office:value="3">
            <text:p>3</text:p>
          </table:table-cell>
          <table:table-cell table:style-name="ce4" table:formula="of:=[.A497]+4*([.A497]/50+2)" office:value-type="float" office:value="26748.799999999999">
            <text:p>26748.799999999999</text:p>
          </table:table-cell>
          <table:table-cell table:number-columns-repeated="1024"/>
        </table:table-row>
        <table:table-row table:style-name="ro499">
          <table:table-cell office:value-type="float" office:value="24810">
            <text:p>24810</text:p>
          </table:table-cell>
          <table:table-cell office:value-type="float" office:value="23170">
            <text:p>23170</text:p>
          </table:table-cell>
          <table:table-cell table:style-name="ce4" table:formula="of:=[.A498]-[.B498]" office:value-type="float" office:value="1640">
            <text:p>1640</text:p>
          </table:table-cell>
          <table:table-cell table:style-name="ce4" table:formula="of:=[.C498]-[.C497]" office:value-type="float" office:value="4">
            <text:p>4</text:p>
          </table:table-cell>
          <table:table-cell table:style-name="ce4" table:formula="of:=[.A498]+4*([.A498]/50+2)" office:value-type="float" office:value="26802.799999999999">
            <text:p>26802.799999999999</text:p>
          </table:table-cell>
          <table:table-cell table:number-columns-repeated="1024"/>
        </table:table-row>
        <table:table-row table:style-name="ro500">
          <table:table-cell office:value-type="float" office:value="24860">
            <text:p>24860</text:p>
          </table:table-cell>
          <table:table-cell office:value-type="float" office:value="23217">
            <text:p>23217</text:p>
          </table:table-cell>
          <table:table-cell table:style-name="ce4" table:formula="of:=[.A499]-[.B499]" office:value-type="float" office:value="1643">
            <text:p>1643</text:p>
          </table:table-cell>
          <table:table-cell table:style-name="ce4" table:formula="of:=[.C499]-[.C498]" office:value-type="float" office:value="3">
            <text:p>3</text:p>
          </table:table-cell>
          <table:table-cell table:style-name="ce4" table:formula="of:=[.A499]+4*([.A499]/50+2)" office:value-type="float" office:value="26856.799999999999">
            <text:p>26856.799999999999</text:p>
          </table:table-cell>
          <table:table-cell table:number-columns-repeated="1024"/>
        </table:table-row>
        <table:table-row table:style-name="ro501">
          <table:table-cell office:value-type="float" office:value="24910">
            <text:p>24910</text:p>
          </table:table-cell>
          <table:table-cell office:value-type="float" office:value="23264">
            <text:p>23264</text:p>
          </table:table-cell>
          <table:table-cell table:style-name="ce4" table:formula="of:=[.A500]-[.B500]" office:value-type="float" office:value="1646">
            <text:p>1646</text:p>
          </table:table-cell>
          <table:table-cell table:style-name="ce4" table:formula="of:=[.C500]-[.C499]" office:value-type="float" office:value="3">
            <text:p>3</text:p>
          </table:table-cell>
          <table:table-cell table:style-name="ce4" table:formula="of:=[.A500]+4*([.A500]/50+2)" office:value-type="float" office:value="26910.799999999999">
            <text:p>26910.799999999999</text:p>
          </table:table-cell>
          <table:table-cell table:number-columns-repeated="1024"/>
        </table:table-row>
        <table:table-row table:style-name="ro502">
          <table:table-cell office:value-type="float" office:value="24960">
            <text:p>24960</text:p>
          </table:table-cell>
          <table:table-cell office:value-type="float" office:value="23310">
            <text:p>23310</text:p>
          </table:table-cell>
          <table:table-cell table:style-name="ce4" table:formula="of:=[.A501]-[.B501]" office:value-type="float" office:value="1650">
            <text:p>1650</text:p>
          </table:table-cell>
          <table:table-cell table:style-name="ce4" table:formula="of:=[.C501]-[.C500]" office:value-type="float" office:value="4">
            <text:p>4</text:p>
          </table:table-cell>
          <table:table-cell table:style-name="ce4" table:formula="of:=[.A501]+4*([.A501]/50+2)" office:value-type="float" office:value="26964.799999999999">
            <text:p>26964.799999999999</text:p>
          </table:table-cell>
          <table:table-cell table:number-columns-repeated="1024"/>
        </table:table-row>
        <table:table-row table:style-name="ro503">
          <table:table-cell office:value-type="float" office:value="25010">
            <text:p>25010</text:p>
          </table:table-cell>
          <table:table-cell office:value-type="float" office:value="23357">
            <text:p>23357</text:p>
          </table:table-cell>
          <table:table-cell table:style-name="ce4" table:formula="of:=[.A502]-[.B502]" office:value-type="float" office:value="1653">
            <text:p>1653</text:p>
          </table:table-cell>
          <table:table-cell table:style-name="ce4" table:formula="of:=[.C502]-[.C501]" office:value-type="float" office:value="3">
            <text:p>3</text:p>
          </table:table-cell>
          <table:table-cell table:style-name="ce4" table:formula="of:=[.A502]+4*([.A502]/50+2)" office:value-type="float" office:value="27018.799999999999">
            <text:p>27018.799999999999</text:p>
          </table:table-cell>
          <table:table-cell table:number-columns-repeated="1024"/>
        </table:table-row>
        <table:table-row table:style-name="ro504">
          <table:table-cell office:value-type="float" office:value="25060">
            <text:p>25060</text:p>
          </table:table-cell>
          <table:table-cell office:value-type="float" office:value="23404">
            <text:p>23404</text:p>
          </table:table-cell>
          <table:table-cell table:style-name="ce4" table:formula="of:=[.A503]-[.B503]" office:value-type="float" office:value="1656">
            <text:p>1656</text:p>
          </table:table-cell>
          <table:table-cell table:style-name="ce4" table:formula="of:=[.C503]-[.C502]" office:value-type="float" office:value="3">
            <text:p>3</text:p>
          </table:table-cell>
          <table:table-cell table:style-name="ce4" table:formula="of:=[.A503]+4*([.A503]/50+2)" office:value-type="float" office:value="27072.799999999999">
            <text:p>27072.799999999999</text:p>
          </table:table-cell>
          <table:table-cell table:number-columns-repeated="1024"/>
        </table:table-row>
        <table:table-row table:style-name="ro505">
          <table:table-cell office:value-type="float" office:value="25110">
            <text:p>25110</text:p>
          </table:table-cell>
          <table:table-cell office:value-type="float" office:value="23450">
            <text:p>23450</text:p>
          </table:table-cell>
          <table:table-cell table:style-name="ce4" table:formula="of:=[.A504]-[.B504]" office:value-type="float" office:value="1660">
            <text:p>1660</text:p>
          </table:table-cell>
          <table:table-cell table:style-name="ce4" table:formula="of:=[.C504]-[.C503]" office:value-type="float" office:value="4">
            <text:p>4</text:p>
          </table:table-cell>
          <table:table-cell table:style-name="ce4" table:formula="of:=[.A504]+4*([.A504]/50+2)" office:value-type="float" office:value="27126.799999999999">
            <text:p>27126.799999999999</text:p>
          </table:table-cell>
          <table:table-cell table:number-columns-repeated="1024"/>
        </table:table-row>
        <table:table-row table:style-name="ro506">
          <table:table-cell office:value-type="float" office:value="25160">
            <text:p>25160</text:p>
          </table:table-cell>
          <table:table-cell office:value-type="float" office:value="23497">
            <text:p>23497</text:p>
          </table:table-cell>
          <table:table-cell table:style-name="ce4" table:formula="of:=[.A505]-[.B505]" office:value-type="float" office:value="1663">
            <text:p>1663</text:p>
          </table:table-cell>
          <table:table-cell table:style-name="ce4" table:formula="of:=[.C505]-[.C504]" office:value-type="float" office:value="3">
            <text:p>3</text:p>
          </table:table-cell>
          <table:table-cell table:style-name="ce4" table:formula="of:=[.A505]+4*([.A505]/50+2)" office:value-type="float" office:value="27180.799999999999">
            <text:p>27180.799999999999</text:p>
          </table:table-cell>
          <table:table-cell table:number-columns-repeated="1024"/>
        </table:table-row>
        <table:table-row table:style-name="ro507">
          <table:table-cell office:value-type="float" office:value="25210">
            <text:p>25210</text:p>
          </table:table-cell>
          <table:table-cell office:value-type="float" office:value="23544">
            <text:p>23544</text:p>
          </table:table-cell>
          <table:table-cell table:style-name="ce4" table:formula="of:=[.A506]-[.B506]" office:value-type="float" office:value="1666">
            <text:p>1666</text:p>
          </table:table-cell>
          <table:table-cell table:style-name="ce4" table:formula="of:=[.C506]-[.C505]" office:value-type="float" office:value="3">
            <text:p>3</text:p>
          </table:table-cell>
          <table:table-cell table:style-name="ce4" table:formula="of:=[.A506]+4*([.A506]/50+2)" office:value-type="float" office:value="27234.799999999999">
            <text:p>27234.799999999999</text:p>
          </table:table-cell>
          <table:table-cell table:number-columns-repeated="1024"/>
        </table:table-row>
        <table:table-row table:style-name="ro508">
          <table:table-cell office:value-type="float" office:value="25260">
            <text:p>25260</text:p>
          </table:table-cell>
          <table:table-cell office:value-type="float" office:value="23590">
            <text:p>23590</text:p>
          </table:table-cell>
          <table:table-cell table:style-name="ce4" table:formula="of:=[.A507]-[.B507]" office:value-type="float" office:value="1670">
            <text:p>1670</text:p>
          </table:table-cell>
          <table:table-cell table:style-name="ce4" table:formula="of:=[.C507]-[.C506]" office:value-type="float" office:value="4">
            <text:p>4</text:p>
          </table:table-cell>
          <table:table-cell table:style-name="ce4" table:formula="of:=[.A507]+4*([.A507]/50+2)" office:value-type="float" office:value="27288.799999999999">
            <text:p>27288.799999999999</text:p>
          </table:table-cell>
          <table:table-cell table:number-columns-repeated="1024"/>
        </table:table-row>
        <table:table-row table:style-name="ro509">
          <table:table-cell office:value-type="float" office:value="25310">
            <text:p>25310</text:p>
          </table:table-cell>
          <table:table-cell office:value-type="float" office:value="23637">
            <text:p>23637</text:p>
          </table:table-cell>
          <table:table-cell table:style-name="ce4" table:formula="of:=[.A508]-[.B508]" office:value-type="float" office:value="1673">
            <text:p>1673</text:p>
          </table:table-cell>
          <table:table-cell table:style-name="ce4" table:formula="of:=[.C508]-[.C507]" office:value-type="float" office:value="3">
            <text:p>3</text:p>
          </table:table-cell>
          <table:table-cell table:style-name="ce4" table:formula="of:=[.A508]+4*([.A508]/50+2)" office:value-type="float" office:value="27342.799999999999">
            <text:p>27342.799999999999</text:p>
          </table:table-cell>
          <table:table-cell table:number-columns-repeated="1024"/>
        </table:table-row>
        <table:table-row table:style-name="ro510">
          <table:table-cell office:value-type="float" office:value="25360">
            <text:p>25360</text:p>
          </table:table-cell>
          <table:table-cell office:value-type="float" office:value="23684">
            <text:p>23684</text:p>
          </table:table-cell>
          <table:table-cell table:style-name="ce4" table:formula="of:=[.A509]-[.B509]" office:value-type="float" office:value="1676">
            <text:p>1676</text:p>
          </table:table-cell>
          <table:table-cell table:style-name="ce4" table:formula="of:=[.C509]-[.C508]" office:value-type="float" office:value="3">
            <text:p>3</text:p>
          </table:table-cell>
          <table:table-cell table:style-name="ce4" table:formula="of:=[.A509]+4*([.A509]/50+2)" office:value-type="float" office:value="27396.799999999999">
            <text:p>27396.799999999999</text:p>
          </table:table-cell>
          <table:table-cell table:number-columns-repeated="1024"/>
        </table:table-row>
        <table:table-row table:style-name="ro511">
          <table:table-cell office:value-type="float" office:value="25410">
            <text:p>25410</text:p>
          </table:table-cell>
          <table:table-cell office:value-type="float" office:value="23730">
            <text:p>23730</text:p>
          </table:table-cell>
          <table:table-cell table:style-name="ce4" table:formula="of:=[.A510]-[.B510]" office:value-type="float" office:value="1680">
            <text:p>1680</text:p>
          </table:table-cell>
          <table:table-cell table:style-name="ce4" table:formula="of:=[.C510]-[.C509]" office:value-type="float" office:value="4">
            <text:p>4</text:p>
          </table:table-cell>
          <table:table-cell table:style-name="ce4" table:formula="of:=[.A510]+4*([.A510]/50+2)" office:value-type="float" office:value="27450.799999999999">
            <text:p>27450.799999999999</text:p>
          </table:table-cell>
          <table:table-cell table:number-columns-repeated="1024"/>
        </table:table-row>
        <table:table-row table:style-name="ro512">
          <table:table-cell office:value-type="float" office:value="25460">
            <text:p>25460</text:p>
          </table:table-cell>
          <table:table-cell office:value-type="float" office:value="23777">
            <text:p>23777</text:p>
          </table:table-cell>
          <table:table-cell table:style-name="ce4" table:formula="of:=[.A511]-[.B511]" office:value-type="float" office:value="1683">
            <text:p>1683</text:p>
          </table:table-cell>
          <table:table-cell table:style-name="ce4" table:formula="of:=[.C511]-[.C510]" office:value-type="float" office:value="3">
            <text:p>3</text:p>
          </table:table-cell>
          <table:table-cell table:style-name="ce4" table:formula="of:=[.A511]+4*([.A511]/50+2)" office:value-type="float" office:value="27504.799999999999">
            <text:p>27504.799999999999</text:p>
          </table:table-cell>
          <table:table-cell table:number-columns-repeated="1024"/>
        </table:table-row>
        <table:table-row table:style-name="ro513">
          <table:table-cell office:value-type="float" office:value="25510">
            <text:p>25510</text:p>
          </table:table-cell>
          <table:table-cell office:value-type="float" office:value="23824">
            <text:p>23824</text:p>
          </table:table-cell>
          <table:table-cell table:style-name="ce4" table:formula="of:=[.A512]-[.B512]" office:value-type="float" office:value="1686">
            <text:p>1686</text:p>
          </table:table-cell>
          <table:table-cell table:style-name="ce4" table:formula="of:=[.C512]-[.C511]" office:value-type="float" office:value="3">
            <text:p>3</text:p>
          </table:table-cell>
          <table:table-cell table:style-name="ce4" table:formula="of:=[.A512]+4*([.A512]/50+2)" office:value-type="float" office:value="27558.799999999999">
            <text:p>27558.799999999999</text:p>
          </table:table-cell>
          <table:table-cell table:number-columns-repeated="1024"/>
        </table:table-row>
        <table:table-row table:style-name="ro514">
          <table:table-cell office:value-type="float" office:value="25560">
            <text:p>25560</text:p>
          </table:table-cell>
          <table:table-cell office:value-type="float" office:value="23871">
            <text:p>23871</text:p>
          </table:table-cell>
          <table:table-cell table:style-name="ce4" table:formula="of:=[.A513]-[.B513]" office:value-type="float" office:value="1689">
            <text:p>1689</text:p>
          </table:table-cell>
          <table:table-cell table:style-name="ce4" table:formula="of:=[.C513]-[.C512]" office:value-type="float" office:value="3">
            <text:p>3</text:p>
          </table:table-cell>
          <table:table-cell table:style-name="ce4" table:formula="of:=[.A513]+4*([.A513]/50+2)" office:value-type="float" office:value="27612.799999999999">
            <text:p>27612.799999999999</text:p>
          </table:table-cell>
          <table:table-cell table:number-columns-repeated="1024"/>
        </table:table-row>
        <table:table-row table:style-name="ro515">
          <table:table-cell office:value-type="float" office:value="25610">
            <text:p>25610</text:p>
          </table:table-cell>
          <table:table-cell office:value-type="float" office:value="23917">
            <text:p>23917</text:p>
          </table:table-cell>
          <table:table-cell table:style-name="ce4" table:formula="of:=[.A514]-[.B514]" office:value-type="float" office:value="1693">
            <text:p>1693</text:p>
          </table:table-cell>
          <table:table-cell table:style-name="ce4" table:formula="of:=[.C514]-[.C513]" office:value-type="float" office:value="4">
            <text:p>4</text:p>
          </table:table-cell>
          <table:table-cell table:style-name="ce4" table:formula="of:=[.A514]+4*([.A514]/50+2)" office:value-type="float" office:value="27666.799999999999">
            <text:p>27666.799999999999</text:p>
          </table:table-cell>
          <table:table-cell table:number-columns-repeated="1024"/>
        </table:table-row>
        <table:table-row table:style-name="ro516">
          <table:table-cell office:value-type="float" office:value="25660">
            <text:p>25660</text:p>
          </table:table-cell>
          <table:table-cell office:value-type="float" office:value="23964">
            <text:p>23964</text:p>
          </table:table-cell>
          <table:table-cell table:style-name="ce4" table:formula="of:=[.A515]-[.B515]" office:value-type="float" office:value="1696">
            <text:p>1696</text:p>
          </table:table-cell>
          <table:table-cell table:style-name="ce4" table:formula="of:=[.C515]-[.C514]" office:value-type="float" office:value="3">
            <text:p>3</text:p>
          </table:table-cell>
          <table:table-cell table:style-name="ce4" table:formula="of:=[.A515]+4*([.A515]/50+2)" office:value-type="float" office:value="27720.799999999999">
            <text:p>27720.799999999999</text:p>
          </table:table-cell>
          <table:table-cell table:number-columns-repeated="1024"/>
        </table:table-row>
        <table:table-row table:style-name="ro517">
          <table:table-cell office:value-type="float" office:value="25710">
            <text:p>25710</text:p>
          </table:table-cell>
          <table:table-cell office:value-type="float" office:value="24011">
            <text:p>24011</text:p>
          </table:table-cell>
          <table:table-cell table:style-name="ce4" table:formula="of:=[.A516]-[.B516]" office:value-type="float" office:value="1699">
            <text:p>1699</text:p>
          </table:table-cell>
          <table:table-cell table:style-name="ce4" table:formula="of:=[.C516]-[.C515]" office:value-type="float" office:value="3">
            <text:p>3</text:p>
          </table:table-cell>
          <table:table-cell table:style-name="ce4" table:formula="of:=[.A516]+4*([.A516]/50+2)" office:value-type="float" office:value="27774.799999999999">
            <text:p>27774.799999999999</text:p>
          </table:table-cell>
          <table:table-cell table:number-columns-repeated="1024"/>
        </table:table-row>
        <table:table-row table:style-name="ro518">
          <table:table-cell office:value-type="float" office:value="25760">
            <text:p>25760</text:p>
          </table:table-cell>
          <table:table-cell office:value-type="float" office:value="24057">
            <text:p>24057</text:p>
          </table:table-cell>
          <table:table-cell table:style-name="ce4" table:formula="of:=[.A517]-[.B517]" office:value-type="float" office:value="1703">
            <text:p>1703</text:p>
          </table:table-cell>
          <table:table-cell table:style-name="ce4" table:formula="of:=[.C517]-[.C516]" office:value-type="float" office:value="4">
            <text:p>4</text:p>
          </table:table-cell>
          <table:table-cell table:style-name="ce4" table:formula="of:=[.A517]+4*([.A517]/50+2)" office:value-type="float" office:value="27828.799999999999">
            <text:p>27828.799999999999</text:p>
          </table:table-cell>
          <table:table-cell table:number-columns-repeated="1024"/>
        </table:table-row>
        <table:table-row table:style-name="ro519">
          <table:table-cell office:value-type="float" office:value="25810">
            <text:p>25810</text:p>
          </table:table-cell>
          <table:table-cell office:value-type="float" office:value="24104">
            <text:p>24104</text:p>
          </table:table-cell>
          <table:table-cell table:style-name="ce4" table:formula="of:=[.A518]-[.B518]" office:value-type="float" office:value="1706">
            <text:p>1706</text:p>
          </table:table-cell>
          <table:table-cell table:style-name="ce4" table:formula="of:=[.C518]-[.C517]" office:value-type="float" office:value="3">
            <text:p>3</text:p>
          </table:table-cell>
          <table:table-cell table:style-name="ce4" table:formula="of:=[.A518]+4*([.A518]/50+2)" office:value-type="float" office:value="27882.799999999999">
            <text:p>27882.799999999999</text:p>
          </table:table-cell>
          <table:table-cell table:number-columns-repeated="1024"/>
        </table:table-row>
        <table:table-row table:style-name="ro520">
          <table:table-cell office:value-type="float" office:value="25860">
            <text:p>25860</text:p>
          </table:table-cell>
          <table:table-cell office:value-type="float" office:value="24151">
            <text:p>24151</text:p>
          </table:table-cell>
          <table:table-cell table:style-name="ce4" table:formula="of:=[.A519]-[.B519]" office:value-type="float" office:value="1709">
            <text:p>1709</text:p>
          </table:table-cell>
          <table:table-cell table:style-name="ce4" table:formula="of:=[.C519]-[.C518]" office:value-type="float" office:value="3">
            <text:p>3</text:p>
          </table:table-cell>
          <table:table-cell table:style-name="ce4" table:formula="of:=[.A519]+4*([.A519]/50+2)" office:value-type="float" office:value="27936.799999999999">
            <text:p>27936.799999999999</text:p>
          </table:table-cell>
          <table:table-cell table:number-columns-repeated="1024"/>
        </table:table-row>
        <table:table-row table:style-name="ro521">
          <table:table-cell office:value-type="float" office:value="25910">
            <text:p>25910</text:p>
          </table:table-cell>
          <table:table-cell office:value-type="float" office:value="24197">
            <text:p>24197</text:p>
          </table:table-cell>
          <table:table-cell table:style-name="ce4" table:formula="of:=[.A520]-[.B520]" office:value-type="float" office:value="1713">
            <text:p>1713</text:p>
          </table:table-cell>
          <table:table-cell table:style-name="ce4" table:formula="of:=[.C520]-[.C519]" office:value-type="float" office:value="4">
            <text:p>4</text:p>
          </table:table-cell>
          <table:table-cell table:style-name="ce4" table:formula="of:=[.A520]+4*([.A520]/50+2)" office:value-type="float" office:value="27990.799999999999">
            <text:p>27990.799999999999</text:p>
          </table:table-cell>
          <table:table-cell table:number-columns-repeated="1024"/>
        </table:table-row>
        <table:table-row table:style-name="ro522">
          <table:table-cell office:value-type="float" office:value="25960">
            <text:p>25960</text:p>
          </table:table-cell>
          <table:table-cell office:value-type="float" office:value="24244">
            <text:p>24244</text:p>
          </table:table-cell>
          <table:table-cell table:style-name="ce4" table:formula="of:=[.A521]-[.B521]" office:value-type="float" office:value="1716">
            <text:p>1716</text:p>
          </table:table-cell>
          <table:table-cell table:style-name="ce4" table:formula="of:=[.C521]-[.C520]" office:value-type="float" office:value="3">
            <text:p>3</text:p>
          </table:table-cell>
          <table:table-cell table:style-name="ce4" table:formula="of:=[.A521]+4*([.A521]/50+2)" office:value-type="float" office:value="28044.799999999999">
            <text:p>28044.799999999999</text:p>
          </table:table-cell>
          <table:table-cell table:number-columns-repeated="1024"/>
        </table:table-row>
        <table:table-row table:style-name="ro523">
          <table:table-cell office:value-type="float" office:value="26010">
            <text:p>26010</text:p>
          </table:table-cell>
          <table:table-cell office:value-type="float" office:value="24291">
            <text:p>24291</text:p>
          </table:table-cell>
          <table:table-cell table:style-name="ce4" table:formula="of:=[.A522]-[.B522]" office:value-type="float" office:value="1719">
            <text:p>1719</text:p>
          </table:table-cell>
          <table:table-cell table:style-name="ce4" table:formula="of:=[.C522]-[.C521]" office:value-type="float" office:value="3">
            <text:p>3</text:p>
          </table:table-cell>
          <table:table-cell table:style-name="ce4" table:formula="of:=[.A522]+4*([.A522]/50+2)" office:value-type="float" office:value="28098.799999999999">
            <text:p>28098.799999999999</text:p>
          </table:table-cell>
          <table:table-cell table:number-columns-repeated="1024"/>
        </table:table-row>
        <table:table-row table:style-name="ro524">
          <table:table-cell office:value-type="float" office:value="26060">
            <text:p>26060</text:p>
          </table:table-cell>
          <table:table-cell office:value-type="float" office:value="24338">
            <text:p>24338</text:p>
          </table:table-cell>
          <table:table-cell table:style-name="ce4" table:formula="of:=[.A523]-[.B523]" office:value-type="float" office:value="1722">
            <text:p>1722</text:p>
          </table:table-cell>
          <table:table-cell table:style-name="ce4" table:formula="of:=[.C523]-[.C522]" office:value-type="float" office:value="3">
            <text:p>3</text:p>
          </table:table-cell>
          <table:table-cell table:style-name="ce4" table:formula="of:=[.A523]+4*([.A523]/50+2)" office:value-type="float" office:value="28152.799999999999">
            <text:p>28152.799999999999</text:p>
          </table:table-cell>
          <table:table-cell table:number-columns-repeated="1024"/>
        </table:table-row>
        <table:table-row table:style-name="ro525">
          <table:table-cell office:value-type="float" office:value="26110">
            <text:p>26110</text:p>
          </table:table-cell>
          <table:table-cell office:value-type="float" office:value="24384">
            <text:p>24384</text:p>
          </table:table-cell>
          <table:table-cell table:style-name="ce4" table:formula="of:=[.A524]-[.B524]" office:value-type="float" office:value="1726">
            <text:p>1726</text:p>
          </table:table-cell>
          <table:table-cell table:style-name="ce4" table:formula="of:=[.C524]-[.C523]" office:value-type="float" office:value="4">
            <text:p>4</text:p>
          </table:table-cell>
          <table:table-cell table:style-name="ce4" table:formula="of:=[.A524]+4*([.A524]/50+2)" office:value-type="float" office:value="28206.799999999999">
            <text:p>28206.799999999999</text:p>
          </table:table-cell>
          <table:table-cell table:number-columns-repeated="1024"/>
        </table:table-row>
        <table:table-row table:style-name="ro526">
          <table:table-cell office:value-type="float" office:value="26160">
            <text:p>26160</text:p>
          </table:table-cell>
          <table:table-cell office:value-type="float" office:value="24431">
            <text:p>24431</text:p>
          </table:table-cell>
          <table:table-cell table:style-name="ce4" table:formula="of:=[.A525]-[.B525]" office:value-type="float" office:value="1729">
            <text:p>1729</text:p>
          </table:table-cell>
          <table:table-cell table:style-name="ce4" table:formula="of:=[.C525]-[.C524]" office:value-type="float" office:value="3">
            <text:p>3</text:p>
          </table:table-cell>
          <table:table-cell table:style-name="ce4" table:formula="of:=[.A525]+4*([.A525]/50+2)" office:value-type="float" office:value="28260.799999999999">
            <text:p>28260.799999999999</text:p>
          </table:table-cell>
          <table:table-cell table:number-columns-repeated="1024"/>
        </table:table-row>
        <table:table-row table:style-name="ro527">
          <table:table-cell office:value-type="float" office:value="26210">
            <text:p>26210</text:p>
          </table:table-cell>
          <table:table-cell office:value-type="float" office:value="24478">
            <text:p>24478</text:p>
          </table:table-cell>
          <table:table-cell table:style-name="ce4" table:formula="of:=[.A526]-[.B526]" office:value-type="float" office:value="1732">
            <text:p>1732</text:p>
          </table:table-cell>
          <table:table-cell table:style-name="ce4" table:formula="of:=[.C526]-[.C525]" office:value-type="float" office:value="3">
            <text:p>3</text:p>
          </table:table-cell>
          <table:table-cell table:style-name="ce4" table:formula="of:=[.A526]+4*([.A526]/50+2)" office:value-type="float" office:value="28314.799999999999">
            <text:p>28314.799999999999</text:p>
          </table:table-cell>
          <table:table-cell table:number-columns-repeated="1024"/>
        </table:table-row>
        <table:table-row table:style-name="ro528">
          <table:table-cell office:value-type="float" office:value="26260">
            <text:p>26260</text:p>
          </table:table-cell>
          <table:table-cell office:value-type="float" office:value="24524">
            <text:p>24524</text:p>
          </table:table-cell>
          <table:table-cell table:style-name="ce4" table:formula="of:=[.A527]-[.B527]" office:value-type="float" office:value="1736">
            <text:p>1736</text:p>
          </table:table-cell>
          <table:table-cell table:style-name="ce4" table:formula="of:=[.C527]-[.C526]" office:value-type="float" office:value="4">
            <text:p>4</text:p>
          </table:table-cell>
          <table:table-cell table:style-name="ce4" table:formula="of:=[.A527]+4*([.A527]/50+2)" office:value-type="float" office:value="28368.799999999999">
            <text:p>28368.799999999999</text:p>
          </table:table-cell>
          <table:table-cell table:number-columns-repeated="1024"/>
        </table:table-row>
        <table:table-row table:style-name="ro529">
          <table:table-cell office:value-type="float" office:value="26310">
            <text:p>26310</text:p>
          </table:table-cell>
          <table:table-cell office:value-type="float" office:value="24571">
            <text:p>24571</text:p>
          </table:table-cell>
          <table:table-cell table:style-name="ce4" table:formula="of:=[.A528]-[.B528]" office:value-type="float" office:value="1739">
            <text:p>1739</text:p>
          </table:table-cell>
          <table:table-cell table:style-name="ce4" table:formula="of:=[.C528]-[.C527]" office:value-type="float" office:value="3">
            <text:p>3</text:p>
          </table:table-cell>
          <table:table-cell table:style-name="ce4" table:formula="of:=[.A528]+4*([.A528]/50+2)" office:value-type="float" office:value="28422.799999999999">
            <text:p>28422.799999999999</text:p>
          </table:table-cell>
          <table:table-cell table:number-columns-repeated="1024"/>
        </table:table-row>
        <table:table-row table:style-name="ro530">
          <table:table-cell office:value-type="float" office:value="26360">
            <text:p>26360</text:p>
          </table:table-cell>
          <table:table-cell office:value-type="float" office:value="24618">
            <text:p>24618</text:p>
          </table:table-cell>
          <table:table-cell table:style-name="ce4" table:formula="of:=[.A529]-[.B529]" office:value-type="float" office:value="1742">
            <text:p>1742</text:p>
          </table:table-cell>
          <table:table-cell table:style-name="ce4" table:formula="of:=[.C529]-[.C528]" office:value-type="float" office:value="3">
            <text:p>3</text:p>
          </table:table-cell>
          <table:table-cell table:style-name="ce4" table:formula="of:=[.A529]+4*([.A529]/50+2)" office:value-type="float" office:value="28476.799999999999">
            <text:p>28476.799999999999</text:p>
          </table:table-cell>
          <table:table-cell table:number-columns-repeated="1024"/>
        </table:table-row>
        <table:table-row table:style-name="ro531">
          <table:table-cell office:value-type="float" office:value="26410">
            <text:p>26410</text:p>
          </table:table-cell>
          <table:table-cell office:value-type="float" office:value="24664">
            <text:p>24664</text:p>
          </table:table-cell>
          <table:table-cell table:style-name="ce4" table:formula="of:=[.A530]-[.B530]" office:value-type="float" office:value="1746">
            <text:p>1746</text:p>
          </table:table-cell>
          <table:table-cell table:style-name="ce4" table:formula="of:=[.C530]-[.C529]" office:value-type="float" office:value="4">
            <text:p>4</text:p>
          </table:table-cell>
          <table:table-cell table:style-name="ce4" table:formula="of:=[.A530]+4*([.A530]/50+2)" office:value-type="float" office:value="28530.799999999999">
            <text:p>28530.799999999999</text:p>
          </table:table-cell>
          <table:table-cell table:number-columns-repeated="1024"/>
        </table:table-row>
        <table:table-row table:style-name="ro532">
          <table:table-cell office:value-type="float" office:value="26460">
            <text:p>26460</text:p>
          </table:table-cell>
          <table:table-cell office:value-type="float" office:value="24711">
            <text:p>24711</text:p>
          </table:table-cell>
          <table:table-cell table:style-name="ce4" table:formula="of:=[.A531]-[.B531]" office:value-type="float" office:value="1749">
            <text:p>1749</text:p>
          </table:table-cell>
          <table:table-cell table:style-name="ce4" table:formula="of:=[.C531]-[.C530]" office:value-type="float" office:value="3">
            <text:p>3</text:p>
          </table:table-cell>
          <table:table-cell table:style-name="ce4" table:formula="of:=[.A531]+4*([.A531]/50+2)" office:value-type="float" office:value="28584.799999999999">
            <text:p>28584.799999999999</text:p>
          </table:table-cell>
          <table:table-cell table:number-columns-repeated="1024"/>
        </table:table-row>
        <table:table-row table:style-name="ro533">
          <table:table-cell office:value-type="float" office:value="26510">
            <text:p>26510</text:p>
          </table:table-cell>
          <table:table-cell office:value-type="float" office:value="24758">
            <text:p>24758</text:p>
          </table:table-cell>
          <table:table-cell table:style-name="ce4" table:formula="of:=[.A532]-[.B532]" office:value-type="float" office:value="1752">
            <text:p>1752</text:p>
          </table:table-cell>
          <table:table-cell table:style-name="ce4" table:formula="of:=[.C532]-[.C531]" office:value-type="float" office:value="3">
            <text:p>3</text:p>
          </table:table-cell>
          <table:table-cell table:style-name="ce4" table:formula="of:=[.A532]+4*([.A532]/50+2)" office:value-type="float" office:value="28638.799999999999">
            <text:p>28638.799999999999</text:p>
          </table:table-cell>
          <table:table-cell table:number-columns-repeated="1024"/>
        </table:table-row>
        <table:table-row table:style-name="ro534">
          <table:table-cell office:value-type="float" office:value="26560">
            <text:p>26560</text:p>
          </table:table-cell>
          <table:table-cell office:value-type="float" office:value="24805">
            <text:p>24805</text:p>
          </table:table-cell>
          <table:table-cell table:style-name="ce4" table:formula="of:=[.A533]-[.B533]" office:value-type="float" office:value="1755">
            <text:p>1755</text:p>
          </table:table-cell>
          <table:table-cell table:style-name="ce4" table:formula="of:=[.C533]-[.C532]" office:value-type="float" office:value="3">
            <text:p>3</text:p>
          </table:table-cell>
          <table:table-cell table:style-name="ce4" table:formula="of:=[.A533]+4*([.A533]/50+2)" office:value-type="float" office:value="28692.799999999999">
            <text:p>28692.799999999999</text:p>
          </table:table-cell>
          <table:table-cell table:number-columns-repeated="1024"/>
        </table:table-row>
        <table:table-row table:style-name="ro535">
          <table:table-cell office:value-type="float" office:value="26610">
            <text:p>26610</text:p>
          </table:table-cell>
          <table:table-cell office:value-type="float" office:value="24851">
            <text:p>24851</text:p>
          </table:table-cell>
          <table:table-cell table:style-name="ce4" table:formula="of:=[.A534]-[.B534]" office:value-type="float" office:value="1759">
            <text:p>1759</text:p>
          </table:table-cell>
          <table:table-cell table:style-name="ce4" table:formula="of:=[.C534]-[.C533]" office:value-type="float" office:value="4">
            <text:p>4</text:p>
          </table:table-cell>
          <table:table-cell table:style-name="ce4" table:formula="of:=[.A534]+4*([.A534]/50+2)" office:value-type="float" office:value="28746.799999999999">
            <text:p>28746.799999999999</text:p>
          </table:table-cell>
          <table:table-cell table:number-columns-repeated="1024"/>
        </table:table-row>
        <table:table-row table:style-name="ro536">
          <table:table-cell office:value-type="float" office:value="26660">
            <text:p>26660</text:p>
          </table:table-cell>
          <table:table-cell office:value-type="float" office:value="24898">
            <text:p>24898</text:p>
          </table:table-cell>
          <table:table-cell table:style-name="ce4" table:formula="of:=[.A535]-[.B535]" office:value-type="float" office:value="1762">
            <text:p>1762</text:p>
          </table:table-cell>
          <table:table-cell table:style-name="ce4" table:formula="of:=[.C535]-[.C534]" office:value-type="float" office:value="3">
            <text:p>3</text:p>
          </table:table-cell>
          <table:table-cell table:style-name="ce4" table:formula="of:=[.A535]+4*([.A535]/50+2)" office:value-type="float" office:value="28800.799999999999">
            <text:p>28800.799999999999</text:p>
          </table:table-cell>
          <table:table-cell table:number-columns-repeated="1024"/>
        </table:table-row>
        <table:table-row table:style-name="ro537">
          <table:table-cell office:value-type="float" office:value="26710">
            <text:p>26710</text:p>
          </table:table-cell>
          <table:table-cell office:value-type="float" office:value="24945">
            <text:p>24945</text:p>
          </table:table-cell>
          <table:table-cell table:style-name="ce4" table:formula="of:=[.A536]-[.B536]" office:value-type="float" office:value="1765">
            <text:p>1765</text:p>
          </table:table-cell>
          <table:table-cell table:style-name="ce4" table:formula="of:=[.C536]-[.C535]" office:value-type="float" office:value="3">
            <text:p>3</text:p>
          </table:table-cell>
          <table:table-cell table:style-name="ce4" table:formula="of:=[.A536]+4*([.A536]/50+2)" office:value-type="float" office:value="28854.799999999999">
            <text:p>28854.799999999999</text:p>
          </table:table-cell>
          <table:table-cell table:number-columns-repeated="1024"/>
        </table:table-row>
        <table:table-row table:style-name="ro538">
          <table:table-cell office:value-type="float" office:value="26760">
            <text:p>26760</text:p>
          </table:table-cell>
          <table:table-cell office:value-type="float" office:value="24991">
            <text:p>24991</text:p>
          </table:table-cell>
          <table:table-cell table:style-name="ce4" table:formula="of:=[.A537]-[.B537]" office:value-type="float" office:value="1769">
            <text:p>1769</text:p>
          </table:table-cell>
          <table:table-cell table:style-name="ce4" table:formula="of:=[.C537]-[.C536]" office:value-type="float" office:value="4">
            <text:p>4</text:p>
          </table:table-cell>
          <table:table-cell table:style-name="ce4" table:formula="of:=[.A537]+4*([.A537]/50+2)" office:value-type="float" office:value="28908.799999999999">
            <text:p>28908.799999999999</text:p>
          </table:table-cell>
          <table:table-cell table:number-columns-repeated="1024"/>
        </table:table-row>
        <table:table-row table:style-name="ro539">
          <table:table-cell office:value-type="float" office:value="26810">
            <text:p>26810</text:p>
          </table:table-cell>
          <table:table-cell office:value-type="float" office:value="25038">
            <text:p>25038</text:p>
          </table:table-cell>
          <table:table-cell table:style-name="ce4" table:formula="of:=[.A538]-[.B538]" office:value-type="float" office:value="1772">
            <text:p>1772</text:p>
          </table:table-cell>
          <table:table-cell table:style-name="ce4" table:formula="of:=[.C538]-[.C537]" office:value-type="float" office:value="3">
            <text:p>3</text:p>
          </table:table-cell>
          <table:table-cell table:style-name="ce4" table:formula="of:=[.A538]+4*([.A538]/50+2)" office:value-type="float" office:value="28962.799999999999">
            <text:p>28962.799999999999</text:p>
          </table:table-cell>
          <table:table-cell table:number-columns-repeated="1024"/>
        </table:table-row>
        <table:table-row table:style-name="ro540">
          <table:table-cell office:value-type="float" office:value="26860">
            <text:p>26860</text:p>
          </table:table-cell>
          <table:table-cell office:value-type="float" office:value="25085">
            <text:p>25085</text:p>
          </table:table-cell>
          <table:table-cell table:style-name="ce4" table:formula="of:=[.A539]-[.B539]" office:value-type="float" office:value="1775">
            <text:p>1775</text:p>
          </table:table-cell>
          <table:table-cell table:style-name="ce4" table:formula="of:=[.C539]-[.C538]" office:value-type="float" office:value="3">
            <text:p>3</text:p>
          </table:table-cell>
          <table:table-cell table:style-name="ce4" table:formula="of:=[.A539]+4*([.A539]/50+2)" office:value-type="float" office:value="29016.799999999999">
            <text:p>29016.799999999999</text:p>
          </table:table-cell>
          <table:table-cell table:number-columns-repeated="1024"/>
        </table:table-row>
        <table:table-row table:style-name="ro541">
          <table:table-cell office:value-type="float" office:value="26910">
            <text:p>26910</text:p>
          </table:table-cell>
          <table:table-cell office:value-type="float" office:value="25132">
            <text:p>25132</text:p>
          </table:table-cell>
          <table:table-cell table:style-name="ce4" table:formula="of:=[.A540]-[.B540]" office:value-type="float" office:value="1778">
            <text:p>1778</text:p>
          </table:table-cell>
          <table:table-cell table:style-name="ce4" table:formula="of:=[.C540]-[.C539]" office:value-type="float" office:value="3">
            <text:p>3</text:p>
          </table:table-cell>
          <table:table-cell table:style-name="ce4" table:formula="of:=[.A540]+4*([.A540]/50+2)" office:value-type="float" office:value="29070.799999999999">
            <text:p>29070.799999999999</text:p>
          </table:table-cell>
          <table:table-cell table:number-columns-repeated="1024"/>
        </table:table-row>
        <table:table-row table:style-name="ro542">
          <table:table-cell office:value-type="float" office:value="26960">
            <text:p>26960</text:p>
          </table:table-cell>
          <table:table-cell office:value-type="float" office:value="25178">
            <text:p>25178</text:p>
          </table:table-cell>
          <table:table-cell table:style-name="ce4" table:formula="of:=[.A541]-[.B541]" office:value-type="float" office:value="1782">
            <text:p>1782</text:p>
          </table:table-cell>
          <table:table-cell table:style-name="ce4" table:formula="of:=[.C541]-[.C540]" office:value-type="float" office:value="4">
            <text:p>4</text:p>
          </table:table-cell>
          <table:table-cell table:style-name="ce4" table:formula="of:=[.A541]+4*([.A541]/50+2)" office:value-type="float" office:value="29124.799999999999">
            <text:p>29124.799999999999</text:p>
          </table:table-cell>
          <table:table-cell table:number-columns-repeated="1024"/>
        </table:table-row>
        <table:table-row table:style-name="ro543">
          <table:table-cell office:value-type="float" office:value="27010">
            <text:p>27010</text:p>
          </table:table-cell>
          <table:table-cell office:value-type="float" office:value="25225">
            <text:p>25225</text:p>
          </table:table-cell>
          <table:table-cell table:style-name="ce4" table:formula="of:=[.A542]-[.B542]" office:value-type="float" office:value="1785">
            <text:p>1785</text:p>
          </table:table-cell>
          <table:table-cell table:style-name="ce4" table:formula="of:=[.C542]-[.C541]" office:value-type="float" office:value="3">
            <text:p>3</text:p>
          </table:table-cell>
          <table:table-cell table:style-name="ce4" table:formula="of:=[.A542]+4*([.A542]/50+2)" office:value-type="float" office:value="29178.799999999999">
            <text:p>29178.799999999999</text:p>
          </table:table-cell>
          <table:table-cell table:number-columns-repeated="1024"/>
        </table:table-row>
        <table:table-row table:style-name="ro544">
          <table:table-cell office:value-type="float" office:value="27060">
            <text:p>27060</text:p>
          </table:table-cell>
          <table:table-cell office:value-type="float" office:value="25272">
            <text:p>25272</text:p>
          </table:table-cell>
          <table:table-cell table:style-name="ce4" table:formula="of:=[.A543]-[.B543]" office:value-type="float" office:value="1788">
            <text:p>1788</text:p>
          </table:table-cell>
          <table:table-cell table:style-name="ce4" table:formula="of:=[.C543]-[.C542]" office:value-type="float" office:value="3">
            <text:p>3</text:p>
          </table:table-cell>
          <table:table-cell table:style-name="ce4" table:formula="of:=[.A543]+4*([.A543]/50+2)" office:value-type="float" office:value="29232.799999999999">
            <text:p>29232.799999999999</text:p>
          </table:table-cell>
          <table:table-cell table:number-columns-repeated="1024"/>
        </table:table-row>
        <table:table-row table:style-name="ro545">
          <table:table-cell office:value-type="float" office:value="27110">
            <text:p>27110</text:p>
          </table:table-cell>
          <table:table-cell office:value-type="float" office:value="25318">
            <text:p>25318</text:p>
          </table:table-cell>
          <table:table-cell table:style-name="ce4" table:formula="of:=[.A544]-[.B544]" office:value-type="float" office:value="1792">
            <text:p>1792</text:p>
          </table:table-cell>
          <table:table-cell table:style-name="ce4" table:formula="of:=[.C544]-[.C543]" office:value-type="float" office:value="4">
            <text:p>4</text:p>
          </table:table-cell>
          <table:table-cell table:style-name="ce4" table:formula="of:=[.A544]+4*([.A544]/50+2)" office:value-type="float" office:value="29286.799999999999">
            <text:p>29286.799999999999</text:p>
          </table:table-cell>
          <table:table-cell table:number-columns-repeated="1024"/>
        </table:table-row>
        <table:table-row table:style-name="ro546">
          <table:table-cell office:value-type="float" office:value="27160">
            <text:p>27160</text:p>
          </table:table-cell>
          <table:table-cell office:value-type="float" office:value="25365">
            <text:p>25365</text:p>
          </table:table-cell>
          <table:table-cell table:style-name="ce4" table:formula="of:=[.A545]-[.B545]" office:value-type="float" office:value="1795">
            <text:p>1795</text:p>
          </table:table-cell>
          <table:table-cell table:style-name="ce4" table:formula="of:=[.C545]-[.C544]" office:value-type="float" office:value="3">
            <text:p>3</text:p>
          </table:table-cell>
          <table:table-cell table:style-name="ce4" table:formula="of:=[.A545]+4*([.A545]/50+2)" office:value-type="float" office:value="29340.799999999999">
            <text:p>29340.799999999999</text:p>
          </table:table-cell>
          <table:table-cell table:number-columns-repeated="1024"/>
        </table:table-row>
        <table:table-row table:style-name="ro547">
          <table:table-cell office:value-type="float" office:value="27210">
            <text:p>27210</text:p>
          </table:table-cell>
          <table:table-cell office:value-type="float" office:value="25412">
            <text:p>25412</text:p>
          </table:table-cell>
          <table:table-cell table:style-name="ce4" table:formula="of:=[.A546]-[.B546]" office:value-type="float" office:value="1798">
            <text:p>1798</text:p>
          </table:table-cell>
          <table:table-cell table:style-name="ce4" table:formula="of:=[.C546]-[.C545]" office:value-type="float" office:value="3">
            <text:p>3</text:p>
          </table:table-cell>
          <table:table-cell table:style-name="ce4" table:formula="of:=[.A546]+4*([.A546]/50+2)" office:value-type="float" office:value="29394.799999999999">
            <text:p>29394.799999999999</text:p>
          </table:table-cell>
          <table:table-cell table:number-columns-repeated="1024"/>
        </table:table-row>
        <table:table-row table:style-name="ro548">
          <table:table-cell office:value-type="float" office:value="27260">
            <text:p>27260</text:p>
          </table:table-cell>
          <table:table-cell office:value-type="float" office:value="25458">
            <text:p>25458</text:p>
          </table:table-cell>
          <table:table-cell table:style-name="ce4" table:formula="of:=[.A547]-[.B547]" office:value-type="float" office:value="1802">
            <text:p>1802</text:p>
          </table:table-cell>
          <table:table-cell table:style-name="ce4" table:formula="of:=[.C547]-[.C546]" office:value-type="float" office:value="4">
            <text:p>4</text:p>
          </table:table-cell>
          <table:table-cell table:style-name="ce4" table:formula="of:=[.A547]+4*([.A547]/50+2)" office:value-type="float" office:value="29448.799999999999">
            <text:p>29448.799999999999</text:p>
          </table:table-cell>
          <table:table-cell table:number-columns-repeated="1024"/>
        </table:table-row>
        <table:table-row table:style-name="ro549">
          <table:table-cell office:value-type="float" office:value="27310">
            <text:p>27310</text:p>
          </table:table-cell>
          <table:table-cell office:value-type="float" office:value="25505">
            <text:p>25505</text:p>
          </table:table-cell>
          <table:table-cell table:style-name="ce4" table:formula="of:=[.A548]-[.B548]" office:value-type="float" office:value="1805">
            <text:p>1805</text:p>
          </table:table-cell>
          <table:table-cell table:style-name="ce4" table:formula="of:=[.C548]-[.C547]" office:value-type="float" office:value="3">
            <text:p>3</text:p>
          </table:table-cell>
          <table:table-cell table:style-name="ce4" table:formula="of:=[.A548]+4*([.A548]/50+2)" office:value-type="float" office:value="29502.799999999999">
            <text:p>29502.799999999999</text:p>
          </table:table-cell>
          <table:table-cell table:number-columns-repeated="1024"/>
        </table:table-row>
        <table:table-row table:style-name="ro550">
          <table:table-cell office:value-type="float" office:value="27360">
            <text:p>27360</text:p>
          </table:table-cell>
          <table:table-cell office:value-type="float" office:value="25552">
            <text:p>25552</text:p>
          </table:table-cell>
          <table:table-cell table:style-name="ce4" table:formula="of:=[.A549]-[.B549]" office:value-type="float" office:value="1808">
            <text:p>1808</text:p>
          </table:table-cell>
          <table:table-cell table:style-name="ce4" table:formula="of:=[.C549]-[.C548]" office:value-type="float" office:value="3">
            <text:p>3</text:p>
          </table:table-cell>
          <table:table-cell table:style-name="ce4" table:formula="of:=[.A549]+4*([.A549]/50+2)" office:value-type="float" office:value="29556.799999999999">
            <text:p>29556.799999999999</text:p>
          </table:table-cell>
          <table:table-cell table:number-columns-repeated="1024"/>
        </table:table-row>
        <table:table-row table:style-name="ro551">
          <table:table-cell office:value-type="float" office:value="27410">
            <text:p>27410</text:p>
          </table:table-cell>
          <table:table-cell office:value-type="float" office:value="25599">
            <text:p>25599</text:p>
          </table:table-cell>
          <table:table-cell table:style-name="ce4" table:formula="of:=[.A550]-[.B550]" office:value-type="float" office:value="1811">
            <text:p>1811</text:p>
          </table:table-cell>
          <table:table-cell table:style-name="ce4" table:formula="of:=[.C550]-[.C549]" office:value-type="float" office:value="3">
            <text:p>3</text:p>
          </table:table-cell>
          <table:table-cell table:style-name="ce4" table:formula="of:=[.A550]+4*([.A550]/50+2)" office:value-type="float" office:value="29610.799999999999">
            <text:p>29610.799999999999</text:p>
          </table:table-cell>
          <table:table-cell table:number-columns-repeated="1024"/>
        </table:table-row>
        <table:table-row table:style-name="ro552">
          <table:table-cell office:value-type="float" office:value="27460">
            <text:p>27460</text:p>
          </table:table-cell>
          <table:table-cell office:value-type="float" office:value="25645">
            <text:p>25645</text:p>
          </table:table-cell>
          <table:table-cell table:style-name="ce4" table:formula="of:=[.A551]-[.B551]" office:value-type="float" office:value="1815">
            <text:p>1815</text:p>
          </table:table-cell>
          <table:table-cell table:style-name="ce4" table:formula="of:=[.C551]-[.C550]" office:value-type="float" office:value="4">
            <text:p>4</text:p>
          </table:table-cell>
          <table:table-cell table:style-name="ce4" table:formula="of:=[.A551]+4*([.A551]/50+2)" office:value-type="float" office:value="29664.799999999999">
            <text:p>29664.799999999999</text:p>
          </table:table-cell>
          <table:table-cell table:number-columns-repeated="1024"/>
        </table:table-row>
        <table:table-row table:style-name="ro553">
          <table:table-cell office:value-type="float" office:value="27510">
            <text:p>27510</text:p>
          </table:table-cell>
          <table:table-cell office:value-type="float" office:value="25692">
            <text:p>25692</text:p>
          </table:table-cell>
          <table:table-cell table:style-name="ce4" table:formula="of:=[.A552]-[.B552]" office:value-type="float" office:value="1818">
            <text:p>1818</text:p>
          </table:table-cell>
          <table:table-cell table:style-name="ce4" table:formula="of:=[.C552]-[.C551]" office:value-type="float" office:value="3">
            <text:p>3</text:p>
          </table:table-cell>
          <table:table-cell table:style-name="ce4" table:formula="of:=[.A552]+4*([.A552]/50+2)" office:value-type="float" office:value="29718.799999999999">
            <text:p>29718.799999999999</text:p>
          </table:table-cell>
          <table:table-cell table:number-columns-repeated="1024"/>
        </table:table-row>
        <table:table-row table:style-name="ro554">
          <table:table-cell office:value-type="float" office:value="27560">
            <text:p>27560</text:p>
          </table:table-cell>
          <table:table-cell office:value-type="float" office:value="25739">
            <text:p>25739</text:p>
          </table:table-cell>
          <table:table-cell table:style-name="ce4" table:formula="of:=[.A553]-[.B553]" office:value-type="float" office:value="1821">
            <text:p>1821</text:p>
          </table:table-cell>
          <table:table-cell table:style-name="ce4" table:formula="of:=[.C553]-[.C552]" office:value-type="float" office:value="3">
            <text:p>3</text:p>
          </table:table-cell>
          <table:table-cell table:style-name="ce4" table:formula="of:=[.A553]+4*([.A553]/50+2)" office:value-type="float" office:value="29772.799999999999">
            <text:p>29772.799999999999</text:p>
          </table:table-cell>
          <table:table-cell table:number-columns-repeated="1024"/>
        </table:table-row>
        <table:table-row table:style-name="ro555">
          <table:table-cell office:value-type="float" office:value="27610">
            <text:p>27610</text:p>
          </table:table-cell>
          <table:table-cell office:value-type="float" office:value="25785">
            <text:p>25785</text:p>
          </table:table-cell>
          <table:table-cell table:style-name="ce4" table:formula="of:=[.A554]-[.B554]" office:value-type="float" office:value="1825">
            <text:p>1825</text:p>
          </table:table-cell>
          <table:table-cell table:style-name="ce4" table:formula="of:=[.C554]-[.C553]" office:value-type="float" office:value="4">
            <text:p>4</text:p>
          </table:table-cell>
          <table:table-cell table:style-name="ce4" table:formula="of:=[.A554]+4*([.A554]/50+2)" office:value-type="float" office:value="29826.799999999999">
            <text:p>29826.799999999999</text:p>
          </table:table-cell>
          <table:table-cell table:number-columns-repeated="1024"/>
        </table:table-row>
        <table:table-row table:style-name="ro556">
          <table:table-cell office:value-type="float" office:value="27660">
            <text:p>27660</text:p>
          </table:table-cell>
          <table:table-cell office:value-type="float" office:value="25832">
            <text:p>25832</text:p>
          </table:table-cell>
          <table:table-cell table:style-name="ce4" table:formula="of:=[.A555]-[.B555]" office:value-type="float" office:value="1828">
            <text:p>1828</text:p>
          </table:table-cell>
          <table:table-cell table:style-name="ce4" table:formula="of:=[.C555]-[.C554]" office:value-type="float" office:value="3">
            <text:p>3</text:p>
          </table:table-cell>
          <table:table-cell table:style-name="ce4" table:formula="of:=[.A555]+4*([.A555]/50+2)" office:value-type="float" office:value="29880.799999999999">
            <text:p>29880.799999999999</text:p>
          </table:table-cell>
          <table:table-cell table:number-columns-repeated="1024"/>
        </table:table-row>
        <table:table-row table:style-name="ro557">
          <table:table-cell office:value-type="float" office:value="27710">
            <text:p>27710</text:p>
          </table:table-cell>
          <table:table-cell office:value-type="float" office:value="25879">
            <text:p>25879</text:p>
          </table:table-cell>
          <table:table-cell table:style-name="ce4" table:formula="of:=[.A556]-[.B556]" office:value-type="float" office:value="1831">
            <text:p>1831</text:p>
          </table:table-cell>
          <table:table-cell table:style-name="ce4" table:formula="of:=[.C556]-[.C555]" office:value-type="float" office:value="3">
            <text:p>3</text:p>
          </table:table-cell>
          <table:table-cell table:style-name="ce4" table:formula="of:=[.A556]+4*([.A556]/50+2)" office:value-type="float" office:value="29934.799999999999">
            <text:p>29934.799999999999</text:p>
          </table:table-cell>
          <table:table-cell table:number-columns-repeated="1024"/>
        </table:table-row>
        <table:table-row table:style-name="ro558">
          <table:table-cell office:value-type="float" office:value="27760">
            <text:p>27760</text:p>
          </table:table-cell>
          <table:table-cell office:value-type="float" office:value="25926">
            <text:p>25926</text:p>
          </table:table-cell>
          <table:table-cell table:style-name="ce4" table:formula="of:=[.A557]-[.B557]" office:value-type="float" office:value="1834">
            <text:p>1834</text:p>
          </table:table-cell>
          <table:table-cell table:style-name="ce4" table:formula="of:=[.C557]-[.C556]" office:value-type="float" office:value="3">
            <text:p>3</text:p>
          </table:table-cell>
          <table:table-cell table:style-name="ce4" table:formula="of:=[.A557]+4*([.A557]/50+2)" office:value-type="float" office:value="29988.799999999999">
            <text:p>29988.799999999999</text:p>
          </table:table-cell>
          <table:table-cell table:number-columns-repeated="1024"/>
        </table:table-row>
        <table:table-row table:style-name="ro559">
          <table:table-cell office:value-type="float" office:value="27810">
            <text:p>27810</text:p>
          </table:table-cell>
          <table:table-cell office:value-type="float" office:value="25972">
            <text:p>25972</text:p>
          </table:table-cell>
          <table:table-cell table:style-name="ce4" table:formula="of:=[.A558]-[.B558]" office:value-type="float" office:value="1838">
            <text:p>1838</text:p>
          </table:table-cell>
          <table:table-cell table:style-name="ce4" table:formula="of:=[.C558]-[.C557]" office:value-type="float" office:value="4">
            <text:p>4</text:p>
          </table:table-cell>
          <table:table-cell table:style-name="ce4" table:formula="of:=[.A558]+4*([.A558]/50+2)" office:value-type="float" office:value="30042.799999999999">
            <text:p>30042.799999999999</text:p>
          </table:table-cell>
          <table:table-cell table:number-columns-repeated="1024"/>
        </table:table-row>
        <table:table-row table:style-name="ro560">
          <table:table-cell office:value-type="float" office:value="27860">
            <text:p>27860</text:p>
          </table:table-cell>
          <table:table-cell office:value-type="float" office:value="26019">
            <text:p>26019</text:p>
          </table:table-cell>
          <table:table-cell table:style-name="ce4" table:formula="of:=[.A559]-[.B559]" office:value-type="float" office:value="1841">
            <text:p>1841</text:p>
          </table:table-cell>
          <table:table-cell table:style-name="ce4" table:formula="of:=[.C559]-[.C558]" office:value-type="float" office:value="3">
            <text:p>3</text:p>
          </table:table-cell>
          <table:table-cell table:style-name="ce4" table:formula="of:=[.A559]+4*([.A559]/50+2)" office:value-type="float" office:value="30096.799999999999">
            <text:p>30096.799999999999</text:p>
          </table:table-cell>
          <table:table-cell table:number-columns-repeated="1024"/>
        </table:table-row>
        <table:table-row table:style-name="ro561">
          <table:table-cell office:value-type="float" office:value="27910">
            <text:p>27910</text:p>
          </table:table-cell>
          <table:table-cell office:value-type="float" office:value="26066">
            <text:p>26066</text:p>
          </table:table-cell>
          <table:table-cell table:style-name="ce4" table:formula="of:=[.A560]-[.B560]" office:value-type="float" office:value="1844">
            <text:p>1844</text:p>
          </table:table-cell>
          <table:table-cell table:style-name="ce4" table:formula="of:=[.C560]-[.C559]" office:value-type="float" office:value="3">
            <text:p>3</text:p>
          </table:table-cell>
          <table:table-cell table:style-name="ce4" table:formula="of:=[.A560]+4*([.A560]/50+2)" office:value-type="float" office:value="30150.799999999999">
            <text:p>30150.799999999999</text:p>
          </table:table-cell>
          <table:table-cell table:number-columns-repeated="1024"/>
        </table:table-row>
        <table:table-row table:style-name="ro562">
          <table:table-cell office:value-type="float" office:value="27960">
            <text:p>27960</text:p>
          </table:table-cell>
          <table:table-cell office:value-type="float" office:value="26112">
            <text:p>26112</text:p>
          </table:table-cell>
          <table:table-cell table:style-name="ce4" table:formula="of:=[.A561]-[.B561]" office:value-type="float" office:value="1848">
            <text:p>1848</text:p>
          </table:table-cell>
          <table:table-cell table:style-name="ce4" table:formula="of:=[.C561]-[.C560]" office:value-type="float" office:value="4">
            <text:p>4</text:p>
          </table:table-cell>
          <table:table-cell table:style-name="ce4" table:formula="of:=[.A561]+4*([.A561]/50+2)" office:value-type="float" office:value="30204.799999999999">
            <text:p>30204.799999999999</text:p>
          </table:table-cell>
          <table:table-cell table:number-columns-repeated="1024"/>
        </table:table-row>
        <table:table-row table:style-name="ro563">
          <table:table-cell office:value-type="float" office:value="28010">
            <text:p>28010</text:p>
          </table:table-cell>
          <table:table-cell office:value-type="float" office:value="26159">
            <text:p>26159</text:p>
          </table:table-cell>
          <table:table-cell table:style-name="ce4" table:formula="of:=[.A562]-[.B562]" office:value-type="float" office:value="1851">
            <text:p>1851</text:p>
          </table:table-cell>
          <table:table-cell table:style-name="ce4" table:formula="of:=[.C562]-[.C561]" office:value-type="float" office:value="3">
            <text:p>3</text:p>
          </table:table-cell>
          <table:table-cell table:style-name="ce4" table:formula="of:=[.A562]+4*([.A562]/50+2)" office:value-type="float" office:value="30258.799999999999">
            <text:p>30258.799999999999</text:p>
          </table:table-cell>
          <table:table-cell table:number-columns-repeated="1024"/>
        </table:table-row>
        <table:table-row table:style-name="ro564">
          <table:table-cell office:value-type="float" office:value="28060">
            <text:p>28060</text:p>
          </table:table-cell>
          <table:table-cell office:value-type="float" office:value="26206">
            <text:p>26206</text:p>
          </table:table-cell>
          <table:table-cell table:style-name="ce4" table:formula="of:=[.A563]-[.B563]" office:value-type="float" office:value="1854">
            <text:p>1854</text:p>
          </table:table-cell>
          <table:table-cell table:style-name="ce4" table:formula="of:=[.C563]-[.C562]" office:value-type="float" office:value="3">
            <text:p>3</text:p>
          </table:table-cell>
          <table:table-cell table:style-name="ce4" table:formula="of:=[.A563]+4*([.A563]/50+2)" office:value-type="float" office:value="30312.799999999999">
            <text:p>30312.799999999999</text:p>
          </table:table-cell>
          <table:table-cell table:number-columns-repeated="1024"/>
        </table:table-row>
        <table:table-row table:style-name="ro565">
          <table:table-cell office:value-type="float" office:value="28110">
            <text:p>28110</text:p>
          </table:table-cell>
          <table:table-cell office:value-type="float" office:value="26252">
            <text:p>26252</text:p>
          </table:table-cell>
          <table:table-cell table:style-name="ce4" table:formula="of:=[.A564]-[.B564]" office:value-type="float" office:value="1858">
            <text:p>1858</text:p>
          </table:table-cell>
          <table:table-cell table:style-name="ce4" table:formula="of:=[.C564]-[.C563]" office:value-type="float" office:value="4">
            <text:p>4</text:p>
          </table:table-cell>
          <table:table-cell table:style-name="ce4" table:formula="of:=[.A564]+4*([.A564]/50+2)" office:value-type="float" office:value="30366.799999999999">
            <text:p>30366.799999999999</text:p>
          </table:table-cell>
          <table:table-cell table:number-columns-repeated="1024"/>
        </table:table-row>
        <table:table-row table:style-name="ro566">
          <table:table-cell office:value-type="float" office:value="28160">
            <text:p>28160</text:p>
          </table:table-cell>
          <table:table-cell office:value-type="float" office:value="26299">
            <text:p>26299</text:p>
          </table:table-cell>
          <table:table-cell table:style-name="ce4" table:formula="of:=[.A565]-[.B565]" office:value-type="float" office:value="1861">
            <text:p>1861</text:p>
          </table:table-cell>
          <table:table-cell table:style-name="ce4" table:formula="of:=[.C565]-[.C564]" office:value-type="float" office:value="3">
            <text:p>3</text:p>
          </table:table-cell>
          <table:table-cell table:style-name="ce4" table:formula="of:=[.A565]+4*([.A565]/50+2)" office:value-type="float" office:value="30420.799999999999">
            <text:p>30420.799999999999</text:p>
          </table:table-cell>
          <table:table-cell table:number-columns-repeated="1024"/>
        </table:table-row>
        <table:table-row table:style-name="ro567">
          <table:table-cell office:value-type="float" office:value="28210">
            <text:p>28210</text:p>
          </table:table-cell>
          <table:table-cell office:value-type="float" office:value="26346">
            <text:p>26346</text:p>
          </table:table-cell>
          <table:table-cell table:style-name="ce4" table:formula="of:=[.A566]-[.B566]" office:value-type="float" office:value="1864">
            <text:p>1864</text:p>
          </table:table-cell>
          <table:table-cell table:style-name="ce4" table:formula="of:=[.C566]-[.C565]" office:value-type="float" office:value="3">
            <text:p>3</text:p>
          </table:table-cell>
          <table:table-cell table:style-name="ce4" table:formula="of:=[.A566]+4*([.A566]/50+2)" office:value-type="float" office:value="30474.799999999999">
            <text:p>30474.799999999999</text:p>
          </table:table-cell>
          <table:table-cell table:number-columns-repeated="1024"/>
        </table:table-row>
        <table:table-row table:style-name="ro568">
          <table:table-cell office:value-type="float" office:value="28260">
            <text:p>28260</text:p>
          </table:table-cell>
          <table:table-cell office:value-type="float" office:value="26392">
            <text:p>26392</text:p>
          </table:table-cell>
          <table:table-cell table:style-name="ce4" table:formula="of:=[.A567]-[.B567]" office:value-type="float" office:value="1868">
            <text:p>1868</text:p>
          </table:table-cell>
          <table:table-cell table:style-name="ce4" table:formula="of:=[.C567]-[.C566]" office:value-type="float" office:value="4">
            <text:p>4</text:p>
          </table:table-cell>
          <table:table-cell table:style-name="ce4" table:formula="of:=[.A567]+4*([.A567]/50+2)" office:value-type="float" office:value="30528.799999999999">
            <text:p>30528.799999999999</text:p>
          </table:table-cell>
          <table:table-cell table:number-columns-repeated="1024"/>
        </table:table-row>
        <table:table-row table:style-name="ro569">
          <table:table-cell office:value-type="float" office:value="28310">
            <text:p>28310</text:p>
          </table:table-cell>
          <table:table-cell office:value-type="float" office:value="26439">
            <text:p>26439</text:p>
          </table:table-cell>
          <table:table-cell table:style-name="ce4" table:formula="of:=[.A568]-[.B568]" office:value-type="float" office:value="1871">
            <text:p>1871</text:p>
          </table:table-cell>
          <table:table-cell table:style-name="ce4" table:formula="of:=[.C568]-[.C567]" office:value-type="float" office:value="3">
            <text:p>3</text:p>
          </table:table-cell>
          <table:table-cell table:style-name="ce4" table:formula="of:=[.A568]+4*([.A568]/50+2)" office:value-type="float" office:value="30582.799999999999">
            <text:p>30582.799999999999</text:p>
          </table:table-cell>
          <table:table-cell table:number-columns-repeated="1024"/>
        </table:table-row>
        <table:table-row table:style-name="ro570">
          <table:table-cell office:value-type="float" office:value="28360">
            <text:p>28360</text:p>
          </table:table-cell>
          <table:table-cell office:value-type="float" office:value="26486">
            <text:p>26486</text:p>
          </table:table-cell>
          <table:table-cell table:style-name="ce4" table:formula="of:=[.A569]-[.B569]" office:value-type="float" office:value="1874">
            <text:p>1874</text:p>
          </table:table-cell>
          <table:table-cell table:style-name="ce4" table:formula="of:=[.C569]-[.C568]" office:value-type="float" office:value="3">
            <text:p>3</text:p>
          </table:table-cell>
          <table:table-cell table:style-name="ce4" table:formula="of:=[.A569]+4*([.A569]/50+2)" office:value-type="float" office:value="30636.799999999999">
            <text:p>30636.799999999999</text:p>
          </table:table-cell>
          <table:table-cell table:number-columns-repeated="1024"/>
        </table:table-row>
        <table:table-row table:style-name="ro571">
          <table:table-cell office:value-type="float" office:value="28410">
            <text:p>28410</text:p>
          </table:table-cell>
          <table:table-cell office:value-type="float" office:value="26533">
            <text:p>26533</text:p>
          </table:table-cell>
          <table:table-cell table:style-name="ce4" table:formula="of:=[.A570]-[.B570]" office:value-type="float" office:value="1877">
            <text:p>1877</text:p>
          </table:table-cell>
          <table:table-cell table:style-name="ce4" table:formula="of:=[.C570]-[.C569]" office:value-type="float" office:value="3">
            <text:p>3</text:p>
          </table:table-cell>
          <table:table-cell table:style-name="ce4" table:formula="of:=[.A570]+4*([.A570]/50+2)" office:value-type="float" office:value="30690.799999999999">
            <text:p>30690.799999999999</text:p>
          </table:table-cell>
          <table:table-cell table:number-columns-repeated="1024"/>
        </table:table-row>
        <table:table-row table:style-name="ro572">
          <table:table-cell office:value-type="float" office:value="28460">
            <text:p>28460</text:p>
          </table:table-cell>
          <table:table-cell office:value-type="float" office:value="26579">
            <text:p>26579</text:p>
          </table:table-cell>
          <table:table-cell table:style-name="ce4" table:formula="of:=[.A571]-[.B571]" office:value-type="float" office:value="1881">
            <text:p>1881</text:p>
          </table:table-cell>
          <table:table-cell table:style-name="ce4" table:formula="of:=[.C571]-[.C570]" office:value-type="float" office:value="4">
            <text:p>4</text:p>
          </table:table-cell>
          <table:table-cell table:style-name="ce4" table:formula="of:=[.A571]+4*([.A571]/50+2)" office:value-type="float" office:value="30744.799999999999">
            <text:p>30744.799999999999</text:p>
          </table:table-cell>
          <table:table-cell table:number-columns-repeated="1024"/>
        </table:table-row>
        <table:table-row table:style-name="ro573">
          <table:table-cell office:value-type="float" office:value="28510">
            <text:p>28510</text:p>
          </table:table-cell>
          <table:table-cell office:value-type="float" office:value="26626">
            <text:p>26626</text:p>
          </table:table-cell>
          <table:table-cell table:style-name="ce4" table:formula="of:=[.A572]-[.B572]" office:value-type="float" office:value="1884">
            <text:p>1884</text:p>
          </table:table-cell>
          <table:table-cell table:style-name="ce4" table:formula="of:=[.C572]-[.C571]" office:value-type="float" office:value="3">
            <text:p>3</text:p>
          </table:table-cell>
          <table:table-cell table:style-name="ce4" table:formula="of:=[.A572]+4*([.A572]/50+2)" office:value-type="float" office:value="30798.799999999999">
            <text:p>30798.799999999999</text:p>
          </table:table-cell>
          <table:table-cell table:number-columns-repeated="1024"/>
        </table:table-row>
        <table:table-row table:style-name="ro574">
          <table:table-cell office:value-type="float" office:value="28560">
            <text:p>28560</text:p>
          </table:table-cell>
          <table:table-cell office:value-type="float" office:value="26673">
            <text:p>26673</text:p>
          </table:table-cell>
          <table:table-cell table:style-name="ce4" table:formula="of:=[.A573]-[.B573]" office:value-type="float" office:value="1887">
            <text:p>1887</text:p>
          </table:table-cell>
          <table:table-cell table:style-name="ce4" table:formula="of:=[.C573]-[.C572]" office:value-type="float" office:value="3">
            <text:p>3</text:p>
          </table:table-cell>
          <table:table-cell table:style-name="ce4" table:formula="of:=[.A573]+4*([.A573]/50+2)" office:value-type="float" office:value="30852.799999999999">
            <text:p>30852.799999999999</text:p>
          </table:table-cell>
          <table:table-cell table:number-columns-repeated="1024"/>
        </table:table-row>
        <table:table-row table:style-name="ro575">
          <table:table-cell office:value-type="float" office:value="28610">
            <text:p>28610</text:p>
          </table:table-cell>
          <table:table-cell office:value-type="float" office:value="26719">
            <text:p>26719</text:p>
          </table:table-cell>
          <table:table-cell table:style-name="ce4" table:formula="of:=[.A574]-[.B574]" office:value-type="float" office:value="1891">
            <text:p>1891</text:p>
          </table:table-cell>
          <table:table-cell table:style-name="ce4" table:formula="of:=[.C574]-[.C573]" office:value-type="float" office:value="4">
            <text:p>4</text:p>
          </table:table-cell>
          <table:table-cell table:style-name="ce4" table:formula="of:=[.A574]+4*([.A574]/50+2)" office:value-type="float" office:value="30906.799999999999">
            <text:p>30906.799999999999</text:p>
          </table:table-cell>
          <table:table-cell table:number-columns-repeated="1024"/>
        </table:table-row>
        <table:table-row table:style-name="ro576">
          <table:table-cell office:value-type="float" office:value="28660">
            <text:p>28660</text:p>
          </table:table-cell>
          <table:table-cell office:value-type="float" office:value="26766">
            <text:p>26766</text:p>
          </table:table-cell>
          <table:table-cell table:style-name="ce4" table:formula="of:=[.A575]-[.B575]" office:value-type="float" office:value="1894">
            <text:p>1894</text:p>
          </table:table-cell>
          <table:table-cell table:style-name="ce4" table:formula="of:=[.C575]-[.C574]" office:value-type="float" office:value="3">
            <text:p>3</text:p>
          </table:table-cell>
          <table:table-cell table:style-name="ce4" table:formula="of:=[.A575]+4*([.A575]/50+2)" office:value-type="float" office:value="30960.799999999999">
            <text:p>30960.799999999999</text:p>
          </table:table-cell>
          <table:table-cell table:number-columns-repeated="1024"/>
        </table:table-row>
        <table:table-row table:style-name="ro577">
          <table:table-cell office:value-type="float" office:value="28710">
            <text:p>28710</text:p>
          </table:table-cell>
          <table:table-cell office:value-type="float" office:value="26813">
            <text:p>26813</text:p>
          </table:table-cell>
          <table:table-cell table:style-name="ce4" table:formula="of:=[.A576]-[.B576]" office:value-type="float" office:value="1897">
            <text:p>1897</text:p>
          </table:table-cell>
          <table:table-cell table:style-name="ce4" table:formula="of:=[.C576]-[.C575]" office:value-type="float" office:value="3">
            <text:p>3</text:p>
          </table:table-cell>
          <table:table-cell table:style-name="ce4" table:formula="of:=[.A576]+4*([.A576]/50+2)" office:value-type="float" office:value="31014.799999999999">
            <text:p>31014.799999999999</text:p>
          </table:table-cell>
          <table:table-cell table:number-columns-repeated="1024"/>
        </table:table-row>
        <table:table-row table:style-name="ro578">
          <table:table-cell office:value-type="float" office:value="28760">
            <text:p>28760</text:p>
          </table:table-cell>
          <table:table-cell office:value-type="float" office:value="26860">
            <text:p>26860</text:p>
          </table:table-cell>
          <table:table-cell table:style-name="ce4" table:formula="of:=[.A577]-[.B577]" office:value-type="float" office:value="1900">
            <text:p>1900</text:p>
          </table:table-cell>
          <table:table-cell table:style-name="ce4" table:formula="of:=[.C577]-[.C576]" office:value-type="float" office:value="3">
            <text:p>3</text:p>
          </table:table-cell>
          <table:table-cell table:style-name="ce4" table:formula="of:=[.A577]+4*([.A577]/50+2)" office:value-type="float" office:value="31068.799999999999">
            <text:p>31068.799999999999</text:p>
          </table:table-cell>
          <table:table-cell table:number-columns-repeated="1024"/>
        </table:table-row>
        <table:table-row table:style-name="ro579">
          <table:table-cell office:value-type="float" office:value="28810">
            <text:p>28810</text:p>
          </table:table-cell>
          <table:table-cell office:value-type="float" office:value="26906">
            <text:p>26906</text:p>
          </table:table-cell>
          <table:table-cell table:style-name="ce4" table:formula="of:=[.A578]-[.B578]" office:value-type="float" office:value="1904">
            <text:p>1904</text:p>
          </table:table-cell>
          <table:table-cell table:style-name="ce4" table:formula="of:=[.C578]-[.C577]" office:value-type="float" office:value="4">
            <text:p>4</text:p>
          </table:table-cell>
          <table:table-cell table:style-name="ce4" table:formula="of:=[.A578]+4*([.A578]/50+2)" office:value-type="float" office:value="31122.799999999999">
            <text:p>31122.799999999999</text:p>
          </table:table-cell>
          <table:table-cell table:number-columns-repeated="1024"/>
        </table:table-row>
        <table:table-row table:style-name="ro580">
          <table:table-cell office:value-type="float" office:value="28860">
            <text:p>28860</text:p>
          </table:table-cell>
          <table:table-cell office:value-type="float" office:value="26953">
            <text:p>26953</text:p>
          </table:table-cell>
          <table:table-cell table:style-name="ce4" table:formula="of:=[.A579]-[.B579]" office:value-type="float" office:value="1907">
            <text:p>1907</text:p>
          </table:table-cell>
          <table:table-cell table:style-name="ce4" table:formula="of:=[.C579]-[.C578]" office:value-type="float" office:value="3">
            <text:p>3</text:p>
          </table:table-cell>
          <table:table-cell table:style-name="ce4" table:formula="of:=[.A579]+4*([.A579]/50+2)" office:value-type="float" office:value="31176.799999999999">
            <text:p>31176.799999999999</text:p>
          </table:table-cell>
          <table:table-cell table:number-columns-repeated="1024"/>
        </table:table-row>
        <table:table-row table:style-name="ro581">
          <table:table-cell office:value-type="float" office:value="28910">
            <text:p>28910</text:p>
          </table:table-cell>
          <table:table-cell office:value-type="float" office:value="27000">
            <text:p>27000</text:p>
          </table:table-cell>
          <table:table-cell table:style-name="ce4" table:formula="of:=[.A580]-[.B580]" office:value-type="float" office:value="1910">
            <text:p>1910</text:p>
          </table:table-cell>
          <table:table-cell table:style-name="ce4" table:formula="of:=[.C580]-[.C579]" office:value-type="float" office:value="3">
            <text:p>3</text:p>
          </table:table-cell>
          <table:table-cell table:style-name="ce4" table:formula="of:=[.A580]+4*([.A580]/50+2)" office:value-type="float" office:value="31230.799999999999">
            <text:p>31230.799999999999</text:p>
          </table:table-cell>
          <table:table-cell table:number-columns-repeated="1024"/>
        </table:table-row>
        <table:table-row table:style-name="ro582">
          <table:table-cell office:value-type="float" office:value="28960">
            <text:p>28960</text:p>
          </table:table-cell>
          <table:table-cell office:value-type="float" office:value="27046">
            <text:p>27046</text:p>
          </table:table-cell>
          <table:table-cell table:style-name="ce4" table:formula="of:=[.A581]-[.B581]" office:value-type="float" office:value="1914">
            <text:p>1914</text:p>
          </table:table-cell>
          <table:table-cell table:style-name="ce4" table:formula="of:=[.C581]-[.C580]" office:value-type="float" office:value="4">
            <text:p>4</text:p>
          </table:table-cell>
          <table:table-cell table:style-name="ce4" table:formula="of:=[.A581]+4*([.A581]/50+2)" office:value-type="float" office:value="31284.799999999999">
            <text:p>31284.799999999999</text:p>
          </table:table-cell>
          <table:table-cell table:number-columns-repeated="1024"/>
        </table:table-row>
        <table:table-row table:style-name="ro583">
          <table:table-cell office:value-type="float" office:value="29010">
            <text:p>29010</text:p>
          </table:table-cell>
          <table:table-cell office:value-type="float" office:value="27093">
            <text:p>27093</text:p>
          </table:table-cell>
          <table:table-cell table:style-name="ce4" table:formula="of:=[.A582]-[.B582]" office:value-type="float" office:value="1917">
            <text:p>1917</text:p>
          </table:table-cell>
          <table:table-cell table:style-name="ce4" table:formula="of:=[.C582]-[.C581]" office:value-type="float" office:value="3">
            <text:p>3</text:p>
          </table:table-cell>
          <table:table-cell table:style-name="ce4" table:formula="of:=[.A582]+4*([.A582]/50+2)" office:value-type="float" office:value="31338.799999999999">
            <text:p>31338.799999999999</text:p>
          </table:table-cell>
          <table:table-cell table:number-columns-repeated="1024"/>
        </table:table-row>
        <table:table-row table:style-name="ro584">
          <table:table-cell office:value-type="float" office:value="29060">
            <text:p>29060</text:p>
          </table:table-cell>
          <table:table-cell office:value-type="float" office:value="27140">
            <text:p>27140</text:p>
          </table:table-cell>
          <table:table-cell table:style-name="ce4" table:formula="of:=[.A583]-[.B583]" office:value-type="float" office:value="1920">
            <text:p>1920</text:p>
          </table:table-cell>
          <table:table-cell table:style-name="ce4" table:formula="of:=[.C583]-[.C582]" office:value-type="float" office:value="3">
            <text:p>3</text:p>
          </table:table-cell>
          <table:table-cell table:style-name="ce4" table:formula="of:=[.A583]+4*([.A583]/50+2)" office:value-type="float" office:value="31392.799999999999">
            <text:p>31392.799999999999</text:p>
          </table:table-cell>
          <table:table-cell table:number-columns-repeated="1024"/>
        </table:table-row>
        <table:table-row table:style-name="ro585">
          <table:table-cell office:value-type="float" office:value="29110">
            <text:p>29110</text:p>
          </table:table-cell>
          <table:table-cell office:value-type="float" office:value="27186">
            <text:p>27186</text:p>
          </table:table-cell>
          <table:table-cell table:style-name="ce4" table:formula="of:=[.A584]-[.B584]" office:value-type="float" office:value="1924">
            <text:p>1924</text:p>
          </table:table-cell>
          <table:table-cell table:style-name="ce4" table:formula="of:=[.C584]-[.C583]" office:value-type="float" office:value="4">
            <text:p>4</text:p>
          </table:table-cell>
          <table:table-cell table:style-name="ce4" table:formula="of:=[.A584]+4*([.A584]/50+2)" office:value-type="float" office:value="31446.799999999999">
            <text:p>31446.799999999999</text:p>
          </table:table-cell>
          <table:table-cell table:number-columns-repeated="1024"/>
        </table:table-row>
        <table:table-row table:style-name="ro586">
          <table:table-cell office:value-type="float" office:value="29160">
            <text:p>29160</text:p>
          </table:table-cell>
          <table:table-cell office:value-type="float" office:value="27233">
            <text:p>27233</text:p>
          </table:table-cell>
          <table:table-cell table:style-name="ce4" table:formula="of:=[.A585]-[.B585]" office:value-type="float" office:value="1927">
            <text:p>1927</text:p>
          </table:table-cell>
          <table:table-cell table:style-name="ce4" table:formula="of:=[.C585]-[.C584]" office:value-type="float" office:value="3">
            <text:p>3</text:p>
          </table:table-cell>
          <table:table-cell table:style-name="ce4" table:formula="of:=[.A585]+4*([.A585]/50+2)" office:value-type="float" office:value="31500.799999999999">
            <text:p>31500.799999999999</text:p>
          </table:table-cell>
          <table:table-cell table:number-columns-repeated="1024"/>
        </table:table-row>
        <table:table-row table:style-name="ro587">
          <table:table-cell office:value-type="float" office:value="29210">
            <text:p>29210</text:p>
          </table:table-cell>
          <table:table-cell office:value-type="float" office:value="27280">
            <text:p>27280</text:p>
          </table:table-cell>
          <table:table-cell table:style-name="ce4" table:formula="of:=[.A586]-[.B586]" office:value-type="float" office:value="1930">
            <text:p>1930</text:p>
          </table:table-cell>
          <table:table-cell table:style-name="ce4" table:formula="of:=[.C586]-[.C585]" office:value-type="float" office:value="3">
            <text:p>3</text:p>
          </table:table-cell>
          <table:table-cell table:style-name="ce4" table:formula="of:=[.A586]+4*([.A586]/50+2)" office:value-type="float" office:value="31554.799999999999">
            <text:p>31554.799999999999</text:p>
          </table:table-cell>
          <table:table-cell table:number-columns-repeated="1024"/>
        </table:table-row>
        <table:table-row table:style-name="ro588">
          <table:table-cell office:value-type="float" office:value="29260">
            <text:p>29260</text:p>
          </table:table-cell>
          <table:table-cell office:value-type="float" office:value="27327">
            <text:p>27327</text:p>
          </table:table-cell>
          <table:table-cell table:style-name="ce4" table:formula="of:=[.A587]-[.B587]" office:value-type="float" office:value="1933">
            <text:p>1933</text:p>
          </table:table-cell>
          <table:table-cell table:style-name="ce4" table:formula="of:=[.C587]-[.C586]" office:value-type="float" office:value="3">
            <text:p>3</text:p>
          </table:table-cell>
          <table:table-cell table:style-name="ce4" table:formula="of:=[.A587]+4*([.A587]/50+2)" office:value-type="float" office:value="31608.799999999999">
            <text:p>31608.799999999999</text:p>
          </table:table-cell>
          <table:table-cell table:number-columns-repeated="1024"/>
        </table:table-row>
        <table:table-row table:style-name="ro589">
          <table:table-cell office:value-type="float" office:value="29310">
            <text:p>29310</text:p>
          </table:table-cell>
          <table:table-cell office:value-type="float" office:value="27373">
            <text:p>27373</text:p>
          </table:table-cell>
          <table:table-cell table:style-name="ce4" table:formula="of:=[.A588]-[.B588]" office:value-type="float" office:value="1937">
            <text:p>1937</text:p>
          </table:table-cell>
          <table:table-cell table:style-name="ce4" table:formula="of:=[.C588]-[.C587]" office:value-type="float" office:value="4">
            <text:p>4</text:p>
          </table:table-cell>
          <table:table-cell table:style-name="ce4" table:formula="of:=[.A588]+4*([.A588]/50+2)" office:value-type="float" office:value="31662.799999999999">
            <text:p>31662.799999999999</text:p>
          </table:table-cell>
          <table:table-cell table:number-columns-repeated="1024"/>
        </table:table-row>
        <table:table-row table:style-name="ro590">
          <table:table-cell office:value-type="float" office:value="29360">
            <text:p>29360</text:p>
          </table:table-cell>
          <table:table-cell office:value-type="float" office:value="27420">
            <text:p>27420</text:p>
          </table:table-cell>
          <table:table-cell table:style-name="ce4" table:formula="of:=[.A589]-[.B589]" office:value-type="float" office:value="1940">
            <text:p>1940</text:p>
          </table:table-cell>
          <table:table-cell table:style-name="ce4" table:formula="of:=[.C589]-[.C588]" office:value-type="float" office:value="3">
            <text:p>3</text:p>
          </table:table-cell>
          <table:table-cell table:style-name="ce4" table:formula="of:=[.A589]+4*([.A589]/50+2)" office:value-type="float" office:value="31716.799999999999">
            <text:p>31716.799999999999</text:p>
          </table:table-cell>
          <table:table-cell table:number-columns-repeated="1024"/>
        </table:table-row>
        <table:table-row table:style-name="ro591">
          <table:table-cell office:value-type="float" office:value="29410">
            <text:p>29410</text:p>
          </table:table-cell>
          <table:table-cell office:value-type="float" office:value="27467">
            <text:p>27467</text:p>
          </table:table-cell>
          <table:table-cell table:style-name="ce4" table:formula="of:=[.A590]-[.B590]" office:value-type="float" office:value="1943">
            <text:p>1943</text:p>
          </table:table-cell>
          <table:table-cell table:style-name="ce4" table:formula="of:=[.C590]-[.C589]" office:value-type="float" office:value="3">
            <text:p>3</text:p>
          </table:table-cell>
          <table:table-cell table:style-name="ce4" table:formula="of:=[.A590]+4*([.A590]/50+2)" office:value-type="float" office:value="31770.799999999999">
            <text:p>31770.799999999999</text:p>
          </table:table-cell>
          <table:table-cell table:number-columns-repeated="1024"/>
        </table:table-row>
        <table:table-row table:style-name="ro592">
          <table:table-cell office:value-type="float" office:value="29460">
            <text:p>29460</text:p>
          </table:table-cell>
          <table:table-cell office:value-type="float" office:value="27513">
            <text:p>27513</text:p>
          </table:table-cell>
          <table:table-cell table:style-name="ce4" table:formula="of:=[.A591]-[.B591]" office:value-type="float" office:value="1947">
            <text:p>1947</text:p>
          </table:table-cell>
          <table:table-cell table:style-name="ce4" table:formula="of:=[.C591]-[.C590]" office:value-type="float" office:value="4">
            <text:p>4</text:p>
          </table:table-cell>
          <table:table-cell table:style-name="ce4" table:formula="of:=[.A591]+4*([.A591]/50+2)" office:value-type="float" office:value="31824.799999999999">
            <text:p>31824.799999999999</text:p>
          </table:table-cell>
          <table:table-cell table:number-columns-repeated="1024"/>
        </table:table-row>
        <table:table-row table:style-name="ro593">
          <table:table-cell office:value-type="float" office:value="29510">
            <text:p>29510</text:p>
          </table:table-cell>
          <table:table-cell office:value-type="float" office:value="27560">
            <text:p>27560</text:p>
          </table:table-cell>
          <table:table-cell table:style-name="ce4" table:formula="of:=[.A592]-[.B592]" office:value-type="float" office:value="1950">
            <text:p>1950</text:p>
          </table:table-cell>
          <table:table-cell table:style-name="ce4" table:formula="of:=[.C592]-[.C591]" office:value-type="float" office:value="3">
            <text:p>3</text:p>
          </table:table-cell>
          <table:table-cell table:style-name="ce4" table:formula="of:=[.A592]+4*([.A592]/50+2)" office:value-type="float" office:value="31878.799999999999">
            <text:p>31878.799999999999</text:p>
          </table:table-cell>
          <table:table-cell table:number-columns-repeated="1024"/>
        </table:table-row>
        <table:table-row table:style-name="ro594">
          <table:table-cell office:value-type="float" office:value="29560">
            <text:p>29560</text:p>
          </table:table-cell>
          <table:table-cell office:value-type="float" office:value="27607">
            <text:p>27607</text:p>
          </table:table-cell>
          <table:table-cell table:style-name="ce4" table:formula="of:=[.A593]-[.B593]" office:value-type="float" office:value="1953">
            <text:p>1953</text:p>
          </table:table-cell>
          <table:table-cell table:style-name="ce4" table:formula="of:=[.C593]-[.C592]" office:value-type="float" office:value="3">
            <text:p>3</text:p>
          </table:table-cell>
          <table:table-cell table:style-name="ce4" table:formula="of:=[.A593]+4*([.A593]/50+2)" office:value-type="float" office:value="31932.799999999999">
            <text:p>31932.799999999999</text:p>
          </table:table-cell>
          <table:table-cell table:number-columns-repeated="1024"/>
        </table:table-row>
        <table:table-row table:style-name="ro595">
          <table:table-cell office:value-type="float" office:value="29610">
            <text:p>29610</text:p>
          </table:table-cell>
          <table:table-cell office:value-type="float" office:value="27653">
            <text:p>27653</text:p>
          </table:table-cell>
          <table:table-cell table:style-name="ce4" table:formula="of:=[.A594]-[.B594]" office:value-type="float" office:value="1957">
            <text:p>1957</text:p>
          </table:table-cell>
          <table:table-cell table:style-name="ce4" table:formula="of:=[.C594]-[.C593]" office:value-type="float" office:value="4">
            <text:p>4</text:p>
          </table:table-cell>
          <table:table-cell table:style-name="ce4" table:formula="of:=[.A594]+4*([.A594]/50+2)" office:value-type="float" office:value="31986.799999999999">
            <text:p>31986.799999999999</text:p>
          </table:table-cell>
          <table:table-cell table:number-columns-repeated="1024"/>
        </table:table-row>
        <table:table-row table:style-name="ro596">
          <table:table-cell office:value-type="float" office:value="29660">
            <text:p>29660</text:p>
          </table:table-cell>
          <table:table-cell office:value-type="float" office:value="27700">
            <text:p>27700</text:p>
          </table:table-cell>
          <table:table-cell table:style-name="ce4" table:formula="of:=[.A595]-[.B595]" office:value-type="float" office:value="1960">
            <text:p>1960</text:p>
          </table:table-cell>
          <table:table-cell table:style-name="ce4" table:formula="of:=[.C595]-[.C594]" office:value-type="float" office:value="3">
            <text:p>3</text:p>
          </table:table-cell>
          <table:table-cell table:style-name="ce4" table:formula="of:=[.A595]+4*([.A595]/50+2)" office:value-type="float" office:value="32040.799999999999">
            <text:p>32040.799999999999</text:p>
          </table:table-cell>
          <table:table-cell table:number-columns-repeated="1024"/>
        </table:table-row>
        <table:table-row table:style-name="ro597">
          <table:table-cell office:value-type="float" office:value="29710">
            <text:p>29710</text:p>
          </table:table-cell>
          <table:table-cell office:value-type="float" office:value="27747">
            <text:p>27747</text:p>
          </table:table-cell>
          <table:table-cell table:style-name="ce4" table:formula="of:=[.A596]-[.B596]" office:value-type="float" office:value="1963">
            <text:p>1963</text:p>
          </table:table-cell>
          <table:table-cell table:style-name="ce4" table:formula="of:=[.C596]-[.C595]" office:value-type="float" office:value="3">
            <text:p>3</text:p>
          </table:table-cell>
          <table:table-cell table:style-name="ce4" table:formula="of:=[.A596]+4*([.A596]/50+2)" office:value-type="float" office:value="32094.799999999999">
            <text:p>32094.799999999999</text:p>
          </table:table-cell>
          <table:table-cell table:number-columns-repeated="1024"/>
        </table:table-row>
        <table:table-row table:style-name="ro598">
          <table:table-cell office:value-type="float" office:value="29760">
            <text:p>29760</text:p>
          </table:table-cell>
          <table:table-cell office:value-type="float" office:value="27794">
            <text:p>27794</text:p>
          </table:table-cell>
          <table:table-cell table:style-name="ce4" table:formula="of:=[.A597]-[.B597]" office:value-type="float" office:value="1966">
            <text:p>1966</text:p>
          </table:table-cell>
          <table:table-cell table:style-name="ce4" table:formula="of:=[.C597]-[.C596]" office:value-type="float" office:value="3">
            <text:p>3</text:p>
          </table:table-cell>
          <table:table-cell table:style-name="ce4" table:formula="of:=[.A597]+4*([.A597]/50+2)" office:value-type="float" office:value="32148.799999999999">
            <text:p>32148.799999999999</text:p>
          </table:table-cell>
          <table:table-cell table:number-columns-repeated="1024"/>
        </table:table-row>
        <table:table-row table:style-name="ro599">
          <table:table-cell office:value-type="float" office:value="29810">
            <text:p>29810</text:p>
          </table:table-cell>
          <table:table-cell office:value-type="float" office:value="27840">
            <text:p>27840</text:p>
          </table:table-cell>
          <table:table-cell table:style-name="ce4" table:formula="of:=[.A598]-[.B598]" office:value-type="float" office:value="1970">
            <text:p>1970</text:p>
          </table:table-cell>
          <table:table-cell table:style-name="ce4" table:formula="of:=[.C598]-[.C597]" office:value-type="float" office:value="4">
            <text:p>4</text:p>
          </table:table-cell>
          <table:table-cell table:style-name="ce4" table:formula="of:=[.A598]+4*([.A598]/50+2)" office:value-type="float" office:value="32202.799999999999">
            <text:p>32202.799999999999</text:p>
          </table:table-cell>
          <table:table-cell table:number-columns-repeated="1024"/>
        </table:table-row>
        <table:table-row table:style-name="ro600">
          <table:table-cell office:value-type="float" office:value="29860">
            <text:p>29860</text:p>
          </table:table-cell>
          <table:table-cell office:value-type="float" office:value="27887">
            <text:p>27887</text:p>
          </table:table-cell>
          <table:table-cell table:style-name="ce4" table:formula="of:=[.A599]-[.B599]" office:value-type="float" office:value="1973">
            <text:p>1973</text:p>
          </table:table-cell>
          <table:table-cell table:style-name="ce4" table:formula="of:=[.C599]-[.C598]" office:value-type="float" office:value="3">
            <text:p>3</text:p>
          </table:table-cell>
          <table:table-cell table:style-name="ce4" table:formula="of:=[.A599]+4*([.A599]/50+2)" office:value-type="float" office:value="32256.799999999999">
            <text:p>32256.799999999999</text:p>
          </table:table-cell>
          <table:table-cell table:number-columns-repeated="1024"/>
        </table:table-row>
        <table:table-row table:style-name="ro601">
          <table:table-cell office:value-type="float" office:value="29910">
            <text:p>29910</text:p>
          </table:table-cell>
          <table:table-cell office:value-type="float" office:value="27934">
            <text:p>27934</text:p>
          </table:table-cell>
          <table:table-cell table:style-name="ce4" table:formula="of:=[.A600]-[.B600]" office:value-type="float" office:value="1976">
            <text:p>1976</text:p>
          </table:table-cell>
          <table:table-cell table:style-name="ce4" table:formula="of:=[.C600]-[.C599]" office:value-type="float" office:value="3">
            <text:p>3</text:p>
          </table:table-cell>
          <table:table-cell table:style-name="ce4" table:formula="of:=[.A600]+4*([.A600]/50+2)" office:value-type="float" office:value="32310.799999999999">
            <text:p>32310.799999999999</text:p>
          </table:table-cell>
          <table:table-cell table:number-columns-repeated="1024"/>
        </table:table-row>
        <table:table-row table:style-name="ro602">
          <table:table-cell office:value-type="float" office:value="29960">
            <text:p>29960</text:p>
          </table:table-cell>
          <table:table-cell office:value-type="float" office:value="27980">
            <text:p>27980</text:p>
          </table:table-cell>
          <table:table-cell table:style-name="ce4" table:formula="of:=[.A601]-[.B601]" office:value-type="float" office:value="1980">
            <text:p>1980</text:p>
          </table:table-cell>
          <table:table-cell table:style-name="ce4" table:formula="of:=[.C601]-[.C600]" office:value-type="float" office:value="4">
            <text:p>4</text:p>
          </table:table-cell>
          <table:table-cell table:style-name="ce4" table:formula="of:=[.A601]+4*([.A601]/50+2)" office:value-type="float" office:value="32364.799999999999">
            <text:p>32364.799999999999</text:p>
          </table:table-cell>
          <table:table-cell table:number-columns-repeated="1024"/>
        </table:table-row>
        <table:table-row table:style-name="ro603">
          <table:table-cell office:value-type="float" office:value="30010">
            <text:p>30010</text:p>
          </table:table-cell>
          <table:table-cell office:value-type="float" office:value="28027">
            <text:p>28027</text:p>
          </table:table-cell>
          <table:table-cell table:style-name="ce4" table:formula="of:=[.A602]-[.B602]" office:value-type="float" office:value="1983">
            <text:p>1983</text:p>
          </table:table-cell>
          <table:table-cell table:style-name="ce4" table:formula="of:=[.C602]-[.C601]" office:value-type="float" office:value="3">
            <text:p>3</text:p>
          </table:table-cell>
          <table:table-cell table:style-name="ce4" table:formula="of:=[.A602]+4*([.A602]/50+2)" office:value-type="float" office:value="32418.799999999999">
            <text:p>32418.799999999999</text:p>
          </table:table-cell>
          <table:table-cell table:number-columns-repeated="1024"/>
        </table:table-row>
        <table:table-row table:style-name="ro604">
          <table:table-cell office:value-type="float" office:value="30060">
            <text:p>30060</text:p>
          </table:table-cell>
          <table:table-cell office:value-type="float" office:value="28074">
            <text:p>28074</text:p>
          </table:table-cell>
          <table:table-cell table:style-name="ce4" table:formula="of:=[.A603]-[.B603]" office:value-type="float" office:value="1986">
            <text:p>1986</text:p>
          </table:table-cell>
          <table:table-cell table:style-name="ce4" table:formula="of:=[.C603]-[.C602]" office:value-type="float" office:value="3">
            <text:p>3</text:p>
          </table:table-cell>
          <table:table-cell table:style-name="ce4" table:formula="of:=[.A603]+4*([.A603]/50+2)" office:value-type="float" office:value="32472.799999999999">
            <text:p>32472.799999999999</text:p>
          </table:table-cell>
          <table:table-cell table:number-columns-repeated="1024"/>
        </table:table-row>
        <table:table-row table:style-name="ro605">
          <table:table-cell office:value-type="float" office:value="30110">
            <text:p>30110</text:p>
          </table:table-cell>
          <table:table-cell office:value-type="float" office:value="28121">
            <text:p>28121</text:p>
          </table:table-cell>
          <table:table-cell table:style-name="ce4" table:formula="of:=[.A604]-[.B604]" office:value-type="float" office:value="1989">
            <text:p>1989</text:p>
          </table:table-cell>
          <table:table-cell table:style-name="ce4" table:formula="of:=[.C604]-[.C603]" office:value-type="float" office:value="3">
            <text:p>3</text:p>
          </table:table-cell>
          <table:table-cell table:style-name="ce4" table:formula="of:=[.A604]+4*([.A604]/50+2)" office:value-type="float" office:value="32526.799999999999">
            <text:p>32526.799999999999</text:p>
          </table:table-cell>
          <table:table-cell table:number-columns-repeated="1024"/>
        </table:table-row>
        <table:table-row table:style-name="ro606">
          <table:table-cell office:value-type="float" office:value="30160">
            <text:p>30160</text:p>
          </table:table-cell>
          <table:table-cell office:value-type="float" office:value="28167">
            <text:p>28167</text:p>
          </table:table-cell>
          <table:table-cell table:style-name="ce4" table:formula="of:=[.A605]-[.B605]" office:value-type="float" office:value="1993">
            <text:p>1993</text:p>
          </table:table-cell>
          <table:table-cell table:style-name="ce4" table:formula="of:=[.C605]-[.C604]" office:value-type="float" office:value="4">
            <text:p>4</text:p>
          </table:table-cell>
          <table:table-cell table:style-name="ce4" table:formula="of:=[.A605]+4*([.A605]/50+2)" office:value-type="float" office:value="32580.799999999999">
            <text:p>32580.799999999999</text:p>
          </table:table-cell>
          <table:table-cell table:number-columns-repeated="1024"/>
        </table:table-row>
        <table:table-row table:style-name="ro607">
          <table:table-cell office:value-type="float" office:value="30210">
            <text:p>30210</text:p>
          </table:table-cell>
          <table:table-cell office:value-type="float" office:value="28214">
            <text:p>28214</text:p>
          </table:table-cell>
          <table:table-cell table:style-name="ce4" table:formula="of:=[.A606]-[.B606]" office:value-type="float" office:value="1996">
            <text:p>1996</text:p>
          </table:table-cell>
          <table:table-cell table:style-name="ce4" table:formula="of:=[.C606]-[.C605]" office:value-type="float" office:value="3">
            <text:p>3</text:p>
          </table:table-cell>
          <table:table-cell table:style-name="ce4" table:formula="of:=[.A606]+4*([.A606]/50+2)" office:value-type="float" office:value="32634.799999999999">
            <text:p>32634.799999999999</text:p>
          </table:table-cell>
          <table:table-cell table:number-columns-repeated="1024"/>
        </table:table-row>
        <table:table-row table:style-name="ro608">
          <table:table-cell office:value-type="float" office:value="30260">
            <text:p>30260</text:p>
          </table:table-cell>
          <table:table-cell office:value-type="float" office:value="28261">
            <text:p>28261</text:p>
          </table:table-cell>
          <table:table-cell table:style-name="ce4" table:formula="of:=[.A607]-[.B607]" office:value-type="float" office:value="1999">
            <text:p>1999</text:p>
          </table:table-cell>
          <table:table-cell table:style-name="ce4" table:formula="of:=[.C607]-[.C606]" office:value-type="float" office:value="3">
            <text:p>3</text:p>
          </table:table-cell>
          <table:table-cell table:style-name="ce4" table:formula="of:=[.A607]+4*([.A607]/50+2)" office:value-type="float" office:value="32688.799999999999">
            <text:p>32688.799999999999</text:p>
          </table:table-cell>
          <table:table-cell table:number-columns-repeated="1024"/>
        </table:table-row>
        <table:table-row table:style-name="ro609">
          <table:table-cell office:value-type="float" office:value="30310">
            <text:p>30310</text:p>
          </table:table-cell>
          <table:table-cell office:value-type="float" office:value="28307">
            <text:p>28307</text:p>
          </table:table-cell>
          <table:table-cell table:style-name="ce4" table:formula="of:=[.A608]-[.B608]" office:value-type="float" office:value="2003">
            <text:p>2003</text:p>
          </table:table-cell>
          <table:table-cell table:style-name="ce4" table:formula="of:=[.C608]-[.C607]" office:value-type="float" office:value="4">
            <text:p>4</text:p>
          </table:table-cell>
          <table:table-cell table:style-name="ce4" table:formula="of:=[.A608]+4*([.A608]/50+2)" office:value-type="float" office:value="32742.799999999999">
            <text:p>32742.799999999999</text:p>
          </table:table-cell>
          <table:table-cell table:number-columns-repeated="1024"/>
        </table:table-row>
        <table:table-row table:style-name="ro610">
          <table:table-cell office:value-type="float" office:value="30360">
            <text:p>30360</text:p>
          </table:table-cell>
          <table:table-cell office:value-type="float" office:value="28354">
            <text:p>28354</text:p>
          </table:table-cell>
          <table:table-cell table:style-name="ce4" table:formula="of:=[.A609]-[.B609]" office:value-type="float" office:value="2006">
            <text:p>2006</text:p>
          </table:table-cell>
          <table:table-cell table:style-name="ce4" table:formula="of:=[.C609]-[.C608]" office:value-type="float" office:value="3">
            <text:p>3</text:p>
          </table:table-cell>
          <table:table-cell table:style-name="ce4" table:formula="of:=[.A609]+4*([.A609]/50+2)" office:value-type="float" office:value="32796.800000000003">
            <text:p>32796.800000000003</text:p>
          </table:table-cell>
          <table:table-cell table:number-columns-repeated="1024"/>
        </table:table-row>
        <table:table-row table:style-name="ro611">
          <table:table-cell office:value-type="float" office:value="30410">
            <text:p>30410</text:p>
          </table:table-cell>
          <table:table-cell office:value-type="float" office:value="28401">
            <text:p>28401</text:p>
          </table:table-cell>
          <table:table-cell table:style-name="ce4" table:formula="of:=[.A610]-[.B610]" office:value-type="float" office:value="2009">
            <text:p>2009</text:p>
          </table:table-cell>
          <table:table-cell table:style-name="ce4" table:formula="of:=[.C610]-[.C609]" office:value-type="float" office:value="3">
            <text:p>3</text:p>
          </table:table-cell>
          <table:table-cell table:style-name="ce4" table:formula="of:=[.A610]+4*([.A610]/50+2)" office:value-type="float" office:value="32850.800000000003">
            <text:p>32850.800000000003</text:p>
          </table:table-cell>
          <table:table-cell table:number-columns-repeated="1024"/>
        </table:table-row>
        <table:table-row table:style-name="ro612">
          <table:table-cell office:value-type="float" office:value="30460">
            <text:p>30460</text:p>
          </table:table-cell>
          <table:table-cell office:value-type="float" office:value="28447">
            <text:p>28447</text:p>
          </table:table-cell>
          <table:table-cell table:style-name="ce4" table:formula="of:=[.A611]-[.B611]" office:value-type="float" office:value="2013">
            <text:p>2013</text:p>
          </table:table-cell>
          <table:table-cell table:style-name="ce4" table:formula="of:=[.C611]-[.C610]" office:value-type="float" office:value="4">
            <text:p>4</text:p>
          </table:table-cell>
          <table:table-cell table:style-name="ce4" table:formula="of:=[.A611]+4*([.A611]/50+2)" office:value-type="float" office:value="32904.800000000003">
            <text:p>32904.800000000003</text:p>
          </table:table-cell>
          <table:table-cell table:number-columns-repeated="1024"/>
        </table:table-row>
        <table:table-row table:style-name="ro613">
          <table:table-cell office:value-type="float" office:value="30510">
            <text:p>30510</text:p>
          </table:table-cell>
          <table:table-cell office:value-type="float" office:value="28494">
            <text:p>28494</text:p>
          </table:table-cell>
          <table:table-cell table:style-name="ce4" table:formula="of:=[.A612]-[.B612]" office:value-type="float" office:value="2016">
            <text:p>2016</text:p>
          </table:table-cell>
          <table:table-cell table:style-name="ce4" table:formula="of:=[.C612]-[.C611]" office:value-type="float" office:value="3">
            <text:p>3</text:p>
          </table:table-cell>
          <table:table-cell table:style-name="ce4" table:formula="of:=[.A612]+4*([.A612]/50+2)" office:value-type="float" office:value="32958.800000000003">
            <text:p>32958.800000000003</text:p>
          </table:table-cell>
          <table:table-cell table:number-columns-repeated="1024"/>
        </table:table-row>
        <table:table-row table:style-name="ro614">
          <table:table-cell office:value-type="float" office:value="30560">
            <text:p>30560</text:p>
          </table:table-cell>
          <table:table-cell office:value-type="float" office:value="28541">
            <text:p>28541</text:p>
          </table:table-cell>
          <table:table-cell table:style-name="ce4" table:formula="of:=[.A613]-[.B613]" office:value-type="float" office:value="2019">
            <text:p>2019</text:p>
          </table:table-cell>
          <table:table-cell table:style-name="ce4" table:formula="of:=[.C613]-[.C612]" office:value-type="float" office:value="3">
            <text:p>3</text:p>
          </table:table-cell>
          <table:table-cell table:style-name="ce4" table:formula="of:=[.A613]+4*([.A613]/50+2)" office:value-type="float" office:value="33012.800000000003">
            <text:p>33012.800000000003</text:p>
          </table:table-cell>
          <table:table-cell table:number-columns-repeated="1024"/>
        </table:table-row>
        <table:table-row table:style-name="ro615">
          <table:table-cell office:value-type="float" office:value="30610">
            <text:p>30610</text:p>
          </table:table-cell>
          <table:table-cell office:value-type="float" office:value="28588">
            <text:p>28588</text:p>
          </table:table-cell>
          <table:table-cell table:style-name="ce4" table:formula="of:=[.A614]-[.B614]" office:value-type="float" office:value="2022">
            <text:p>2022</text:p>
          </table:table-cell>
          <table:table-cell table:style-name="ce4" table:formula="of:=[.C614]-[.C613]" office:value-type="float" office:value="3">
            <text:p>3</text:p>
          </table:table-cell>
          <table:table-cell table:style-name="ce4" table:formula="of:=[.A614]+4*([.A614]/50+2)" office:value-type="float" office:value="33066.800000000003">
            <text:p>33066.800000000003</text:p>
          </table:table-cell>
          <table:table-cell table:number-columns-repeated="1024"/>
        </table:table-row>
        <table:table-row table:style-name="ro616">
          <table:table-cell office:value-type="float" office:value="30660">
            <text:p>30660</text:p>
          </table:table-cell>
          <table:table-cell office:value-type="float" office:value="28634">
            <text:p>28634</text:p>
          </table:table-cell>
          <table:table-cell table:style-name="ce4" table:formula="of:=[.A615]-[.B615]" office:value-type="float" office:value="2026">
            <text:p>2026</text:p>
          </table:table-cell>
          <table:table-cell table:style-name="ce4" table:formula="of:=[.C615]-[.C614]" office:value-type="float" office:value="4">
            <text:p>4</text:p>
          </table:table-cell>
          <table:table-cell table:style-name="ce4" table:formula="of:=[.A615]+4*([.A615]/50+2)" office:value-type="float" office:value="33120.800000000003">
            <text:p>33120.800000000003</text:p>
          </table:table-cell>
          <table:table-cell table:number-columns-repeated="1024"/>
        </table:table-row>
        <table:table-row table:style-name="ro617">
          <table:table-cell office:value-type="float" office:value="30710">
            <text:p>30710</text:p>
          </table:table-cell>
          <table:table-cell office:value-type="float" office:value="28681">
            <text:p>28681</text:p>
          </table:table-cell>
          <table:table-cell table:style-name="ce4" table:formula="of:=[.A616]-[.B616]" office:value-type="float" office:value="2029">
            <text:p>2029</text:p>
          </table:table-cell>
          <table:table-cell table:style-name="ce4" table:formula="of:=[.C616]-[.C615]" office:value-type="float" office:value="3">
            <text:p>3</text:p>
          </table:table-cell>
          <table:table-cell table:style-name="ce4" table:formula="of:=[.A616]+4*([.A616]/50+2)" office:value-type="float" office:value="33174.800000000003">
            <text:p>33174.800000000003</text:p>
          </table:table-cell>
          <table:table-cell table:number-columns-repeated="1024"/>
        </table:table-row>
        <table:table-row table:style-name="ro618">
          <table:table-cell office:value-type="float" office:value="30760">
            <text:p>30760</text:p>
          </table:table-cell>
          <table:table-cell office:value-type="float" office:value="28728">
            <text:p>28728</text:p>
          </table:table-cell>
          <table:table-cell table:style-name="ce4" table:formula="of:=[.A617]-[.B617]" office:value-type="float" office:value="2032">
            <text:p>2032</text:p>
          </table:table-cell>
          <table:table-cell table:style-name="ce4" table:formula="of:=[.C617]-[.C616]" office:value-type="float" office:value="3">
            <text:p>3</text:p>
          </table:table-cell>
          <table:table-cell table:style-name="ce4" table:formula="of:=[.A617]+4*([.A617]/50+2)" office:value-type="float" office:value="33228.800000000003">
            <text:p>33228.800000000003</text:p>
          </table:table-cell>
          <table:table-cell table:number-columns-repeated="1024"/>
        </table:table-row>
        <table:table-row table:style-name="ro619">
          <table:table-cell office:value-type="float" office:value="30810">
            <text:p>30810</text:p>
          </table:table-cell>
          <table:table-cell office:value-type="float" office:value="28774">
            <text:p>28774</text:p>
          </table:table-cell>
          <table:table-cell table:style-name="ce4" table:formula="of:=[.A618]-[.B618]" office:value-type="float" office:value="2036">
            <text:p>2036</text:p>
          </table:table-cell>
          <table:table-cell table:style-name="ce4" table:formula="of:=[.C618]-[.C617]" office:value-type="float" office:value="4">
            <text:p>4</text:p>
          </table:table-cell>
          <table:table-cell table:style-name="ce4" table:formula="of:=[.A618]+4*([.A618]/50+2)" office:value-type="float" office:value="33282.800000000003">
            <text:p>33282.800000000003</text:p>
          </table:table-cell>
          <table:table-cell table:number-columns-repeated="1024"/>
        </table:table-row>
        <table:table-row table:style-name="ro620">
          <table:table-cell office:value-type="float" office:value="30860">
            <text:p>30860</text:p>
          </table:table-cell>
          <table:table-cell office:value-type="float" office:value="28821">
            <text:p>28821</text:p>
          </table:table-cell>
          <table:table-cell table:style-name="ce4" table:formula="of:=[.A619]-[.B619]" office:value-type="float" office:value="2039">
            <text:p>2039</text:p>
          </table:table-cell>
          <table:table-cell table:style-name="ce4" table:formula="of:=[.C619]-[.C618]" office:value-type="float" office:value="3">
            <text:p>3</text:p>
          </table:table-cell>
          <table:table-cell table:style-name="ce4" table:formula="of:=[.A619]+4*([.A619]/50+2)" office:value-type="float" office:value="33336.800000000003">
            <text:p>33336.800000000003</text:p>
          </table:table-cell>
          <table:table-cell table:number-columns-repeated="1024"/>
        </table:table-row>
        <table:table-row table:style-name="ro621">
          <table:table-cell office:value-type="float" office:value="30910">
            <text:p>30910</text:p>
          </table:table-cell>
          <table:table-cell office:value-type="float" office:value="28868">
            <text:p>28868</text:p>
          </table:table-cell>
          <table:table-cell table:style-name="ce4" table:formula="of:=[.A620]-[.B620]" office:value-type="float" office:value="2042">
            <text:p>2042</text:p>
          </table:table-cell>
          <table:table-cell table:style-name="ce4" table:formula="of:=[.C620]-[.C619]" office:value-type="float" office:value="3">
            <text:p>3</text:p>
          </table:table-cell>
          <table:table-cell table:style-name="ce4" table:formula="of:=[.A620]+4*([.A620]/50+2)" office:value-type="float" office:value="33390.800000000003">
            <text:p>33390.800000000003</text:p>
          </table:table-cell>
          <table:table-cell table:number-columns-repeated="1024"/>
        </table:table-row>
        <table:table-row table:style-name="ro622">
          <table:table-cell office:value-type="float" office:value="30960">
            <text:p>30960</text:p>
          </table:table-cell>
          <table:table-cell office:value-type="float" office:value="28915">
            <text:p>28915</text:p>
          </table:table-cell>
          <table:table-cell table:style-name="ce4" table:formula="of:=[.A621]-[.B621]" office:value-type="float" office:value="2045">
            <text:p>2045</text:p>
          </table:table-cell>
          <table:table-cell table:style-name="ce4" table:formula="of:=[.C621]-[.C620]" office:value-type="float" office:value="3">
            <text:p>3</text:p>
          </table:table-cell>
          <table:table-cell table:style-name="ce4" table:formula="of:=[.A621]+4*([.A621]/50+2)" office:value-type="float" office:value="33444.800000000003">
            <text:p>33444.800000000003</text:p>
          </table:table-cell>
          <table:table-cell table:number-columns-repeated="1024"/>
        </table:table-row>
        <table:table-row table:style-name="ro623">
          <table:table-cell office:value-type="float" office:value="31010">
            <text:p>31010</text:p>
          </table:table-cell>
          <table:table-cell office:value-type="float" office:value="28961">
            <text:p>28961</text:p>
          </table:table-cell>
          <table:table-cell table:style-name="ce4" table:formula="of:=[.A622]-[.B622]" office:value-type="float" office:value="2049">
            <text:p>2049</text:p>
          </table:table-cell>
          <table:table-cell table:style-name="ce4" table:formula="of:=[.C622]-[.C621]" office:value-type="float" office:value="4">
            <text:p>4</text:p>
          </table:table-cell>
          <table:table-cell table:style-name="ce4" table:formula="of:=[.A622]+4*([.A622]/50+2)" office:value-type="float" office:value="33498.800000000003">
            <text:p>33498.800000000003</text:p>
          </table:table-cell>
          <table:table-cell table:number-columns-repeated="1024"/>
        </table:table-row>
        <table:table-row table:style-name="ro624">
          <table:table-cell office:value-type="float" office:value="31060">
            <text:p>31060</text:p>
          </table:table-cell>
          <table:table-cell office:value-type="float" office:value="29008">
            <text:p>29008</text:p>
          </table:table-cell>
          <table:table-cell table:style-name="ce4" table:formula="of:=[.A623]-[.B623]" office:value-type="float" office:value="2052">
            <text:p>2052</text:p>
          </table:table-cell>
          <table:table-cell table:style-name="ce4" table:formula="of:=[.C623]-[.C622]" office:value-type="float" office:value="3">
            <text:p>3</text:p>
          </table:table-cell>
          <table:table-cell table:style-name="ce4" table:formula="of:=[.A623]+4*([.A623]/50+2)" office:value-type="float" office:value="33552.800000000003">
            <text:p>33552.800000000003</text:p>
          </table:table-cell>
          <table:table-cell table:number-columns-repeated="1024"/>
        </table:table-row>
        <table:table-row table:style-name="ro625">
          <table:table-cell office:value-type="float" office:value="31110">
            <text:p>31110</text:p>
          </table:table-cell>
          <table:table-cell office:value-type="float" office:value="29055">
            <text:p>29055</text:p>
          </table:table-cell>
          <table:table-cell table:style-name="ce4" table:formula="of:=[.A624]-[.B624]" office:value-type="float" office:value="2055">
            <text:p>2055</text:p>
          </table:table-cell>
          <table:table-cell table:style-name="ce4" table:formula="of:=[.C624]-[.C623]" office:value-type="float" office:value="3">
            <text:p>3</text:p>
          </table:table-cell>
          <table:table-cell table:style-name="ce4" table:formula="of:=[.A624]+4*([.A624]/50+2)" office:value-type="float" office:value="33606.800000000003">
            <text:p>33606.800000000003</text:p>
          </table:table-cell>
          <table:table-cell table:number-columns-repeated="1024"/>
        </table:table-row>
        <table:table-row table:style-name="ro626">
          <table:table-cell office:value-type="float" office:value="31160">
            <text:p>31160</text:p>
          </table:table-cell>
          <table:table-cell office:value-type="float" office:value="29101">
            <text:p>29101</text:p>
          </table:table-cell>
          <table:table-cell table:style-name="ce4" table:formula="of:=[.A625]-[.B625]" office:value-type="float" office:value="2059">
            <text:p>2059</text:p>
          </table:table-cell>
          <table:table-cell table:style-name="ce4" table:formula="of:=[.C625]-[.C624]" office:value-type="float" office:value="4">
            <text:p>4</text:p>
          </table:table-cell>
          <table:table-cell table:style-name="ce4" table:formula="of:=[.A625]+4*([.A625]/50+2)" office:value-type="float" office:value="33660.800000000003">
            <text:p>33660.800000000003</text:p>
          </table:table-cell>
          <table:table-cell table:number-columns-repeated="1024"/>
        </table:table-row>
        <table:table-row table:style-name="ro627">
          <table:table-cell office:value-type="float" office:value="31210">
            <text:p>31210</text:p>
          </table:table-cell>
          <table:table-cell office:value-type="float" office:value="29148">
            <text:p>29148</text:p>
          </table:table-cell>
          <table:table-cell table:style-name="ce4" table:formula="of:=[.A626]-[.B626]" office:value-type="float" office:value="2062">
            <text:p>2062</text:p>
          </table:table-cell>
          <table:table-cell table:style-name="ce4" table:formula="of:=[.C626]-[.C625]" office:value-type="float" office:value="3">
            <text:p>3</text:p>
          </table:table-cell>
          <table:table-cell table:style-name="ce4" table:formula="of:=[.A626]+4*([.A626]/50+2)" office:value-type="float" office:value="33714.800000000003">
            <text:p>33714.800000000003</text:p>
          </table:table-cell>
          <table:table-cell table:number-columns-repeated="1024"/>
        </table:table-row>
        <table:table-row table:style-name="ro628">
          <table:table-cell office:value-type="float" office:value="31260">
            <text:p>31260</text:p>
          </table:table-cell>
          <table:table-cell office:value-type="float" office:value="29195">
            <text:p>29195</text:p>
          </table:table-cell>
          <table:table-cell table:style-name="ce4" table:formula="of:=[.A627]-[.B627]" office:value-type="float" office:value="2065">
            <text:p>2065</text:p>
          </table:table-cell>
          <table:table-cell table:style-name="ce4" table:formula="of:=[.C627]-[.C626]" office:value-type="float" office:value="3">
            <text:p>3</text:p>
          </table:table-cell>
          <table:table-cell table:style-name="ce4" table:formula="of:=[.A627]+4*([.A627]/50+2)" office:value-type="float" office:value="33768.800000000003">
            <text:p>33768.800000000003</text:p>
          </table:table-cell>
          <table:table-cell table:number-columns-repeated="1024"/>
        </table:table-row>
        <table:table-row table:style-name="ro629">
          <table:table-cell office:value-type="float" office:value="31310">
            <text:p>31310</text:p>
          </table:table-cell>
          <table:table-cell office:value-type="float" office:value="29241">
            <text:p>29241</text:p>
          </table:table-cell>
          <table:table-cell table:style-name="ce4" table:formula="of:=[.A628]-[.B628]" office:value-type="float" office:value="2069">
            <text:p>2069</text:p>
          </table:table-cell>
          <table:table-cell table:style-name="ce4" table:formula="of:=[.C628]-[.C627]" office:value-type="float" office:value="4">
            <text:p>4</text:p>
          </table:table-cell>
          <table:table-cell table:style-name="ce4" table:formula="of:=[.A628]+4*([.A628]/50+2)" office:value-type="float" office:value="33822.800000000003">
            <text:p>33822.800000000003</text:p>
          </table:table-cell>
          <table:table-cell table:number-columns-repeated="1024"/>
        </table:table-row>
        <table:table-row table:style-name="ro630">
          <table:table-cell office:value-type="float" office:value="31360">
            <text:p>31360</text:p>
          </table:table-cell>
          <table:table-cell office:value-type="float" office:value="29288">
            <text:p>29288</text:p>
          </table:table-cell>
          <table:table-cell table:style-name="ce4" table:formula="of:=[.A629]-[.B629]" office:value-type="float" office:value="2072">
            <text:p>2072</text:p>
          </table:table-cell>
          <table:table-cell table:style-name="ce4" table:formula="of:=[.C629]-[.C628]" office:value-type="float" office:value="3">
            <text:p>3</text:p>
          </table:table-cell>
          <table:table-cell table:style-name="ce4" table:formula="of:=[.A629]+4*([.A629]/50+2)" office:value-type="float" office:value="33876.800000000003">
            <text:p>33876.800000000003</text:p>
          </table:table-cell>
          <table:table-cell table:number-columns-repeated="1024"/>
        </table:table-row>
        <table:table-row table:style-name="ro631">
          <table:table-cell office:value-type="float" office:value="31410">
            <text:p>31410</text:p>
          </table:table-cell>
          <table:table-cell office:value-type="float" office:value="29335">
            <text:p>29335</text:p>
          </table:table-cell>
          <table:table-cell table:style-name="ce4" table:formula="of:=[.A630]-[.B630]" office:value-type="float" office:value="2075">
            <text:p>2075</text:p>
          </table:table-cell>
          <table:table-cell table:style-name="ce4" table:formula="of:=[.C630]-[.C629]" office:value-type="float" office:value="3">
            <text:p>3</text:p>
          </table:table-cell>
          <table:table-cell table:style-name="ce4" table:formula="of:=[.A630]+4*([.A630]/50+2)" office:value-type="float" office:value="33930.800000000003">
            <text:p>33930.800000000003</text:p>
          </table:table-cell>
          <table:table-cell table:number-columns-repeated="1024"/>
        </table:table-row>
        <table:table-row table:style-name="ro632">
          <table:table-cell office:value-type="float" office:value="31460">
            <text:p>31460</text:p>
          </table:table-cell>
          <table:table-cell office:value-type="float" office:value="29381">
            <text:p>29381</text:p>
          </table:table-cell>
          <table:table-cell table:style-name="ce4" table:formula="of:=[.A631]-[.B631]" office:value-type="float" office:value="2079">
            <text:p>2079</text:p>
          </table:table-cell>
          <table:table-cell table:style-name="ce4" table:formula="of:=[.C631]-[.C630]" office:value-type="float" office:value="4">
            <text:p>4</text:p>
          </table:table-cell>
          <table:table-cell table:style-name="ce4" table:formula="of:=[.A631]+4*([.A631]/50+2)" office:value-type="float" office:value="33984.800000000003">
            <text:p>33984.800000000003</text:p>
          </table:table-cell>
          <table:table-cell table:number-columns-repeated="1024"/>
        </table:table-row>
        <table:table-row table:style-name="ro633">
          <table:table-cell office:value-type="float" office:value="31510">
            <text:p>31510</text:p>
          </table:table-cell>
          <table:table-cell office:value-type="float" office:value="29428">
            <text:p>29428</text:p>
          </table:table-cell>
          <table:table-cell table:style-name="ce4" table:formula="of:=[.A632]-[.B632]" office:value-type="float" office:value="2082">
            <text:p>2082</text:p>
          </table:table-cell>
          <table:table-cell table:style-name="ce4" table:formula="of:=[.C632]-[.C631]" office:value-type="float" office:value="3">
            <text:p>3</text:p>
          </table:table-cell>
          <table:table-cell table:style-name="ce4" table:formula="of:=[.A632]+4*([.A632]/50+2)" office:value-type="float" office:value="34038.800000000003">
            <text:p>34038.800000000003</text:p>
          </table:table-cell>
          <table:table-cell table:number-columns-repeated="1024"/>
        </table:table-row>
        <table:table-row table:style-name="ro634">
          <table:table-cell office:value-type="float" office:value="31560">
            <text:p>31560</text:p>
          </table:table-cell>
          <table:table-cell office:value-type="float" office:value="29475">
            <text:p>29475</text:p>
          </table:table-cell>
          <table:table-cell table:style-name="ce4" table:formula="of:=[.A633]-[.B633]" office:value-type="float" office:value="2085">
            <text:p>2085</text:p>
          </table:table-cell>
          <table:table-cell table:style-name="ce4" table:formula="of:=[.C633]-[.C632]" office:value-type="float" office:value="3">
            <text:p>3</text:p>
          </table:table-cell>
          <table:table-cell table:style-name="ce4" table:formula="of:=[.A633]+4*([.A633]/50+2)" office:value-type="float" office:value="34092.800000000003">
            <text:p>34092.800000000003</text:p>
          </table:table-cell>
          <table:table-cell table:number-columns-repeated="1024"/>
        </table:table-row>
        <table:table-row table:style-name="ro635">
          <table:table-cell office:value-type="float" office:value="31610">
            <text:p>31610</text:p>
          </table:table-cell>
          <table:table-cell office:value-type="float" office:value="29522">
            <text:p>29522</text:p>
          </table:table-cell>
          <table:table-cell table:style-name="ce4" table:formula="of:=[.A634]-[.B634]" office:value-type="float" office:value="2088">
            <text:p>2088</text:p>
          </table:table-cell>
          <table:table-cell table:style-name="ce4" table:formula="of:=[.C634]-[.C633]" office:value-type="float" office:value="3">
            <text:p>3</text:p>
          </table:table-cell>
          <table:table-cell table:style-name="ce4" table:formula="of:=[.A634]+4*([.A634]/50+2)" office:value-type="float" office:value="34146.800000000003">
            <text:p>34146.800000000003</text:p>
          </table:table-cell>
          <table:table-cell table:number-columns-repeated="1024"/>
        </table:table-row>
        <table:table-row table:style-name="ro636">
          <table:table-cell office:value-type="float" office:value="31660">
            <text:p>31660</text:p>
          </table:table-cell>
          <table:table-cell office:value-type="float" office:value="29568">
            <text:p>29568</text:p>
          </table:table-cell>
          <table:table-cell table:style-name="ce4" table:formula="of:=[.A635]-[.B635]" office:value-type="float" office:value="2092">
            <text:p>2092</text:p>
          </table:table-cell>
          <table:table-cell table:style-name="ce4" table:formula="of:=[.C635]-[.C634]" office:value-type="float" office:value="4">
            <text:p>4</text:p>
          </table:table-cell>
          <table:table-cell table:style-name="ce4" table:formula="of:=[.A635]+4*([.A635]/50+2)" office:value-type="float" office:value="34200.800000000003">
            <text:p>34200.800000000003</text:p>
          </table:table-cell>
          <table:table-cell table:number-columns-repeated="1024"/>
        </table:table-row>
        <table:table-row table:style-name="ro637">
          <table:table-cell office:value-type="float" office:value="31710">
            <text:p>31710</text:p>
          </table:table-cell>
          <table:table-cell office:value-type="float" office:value="29615">
            <text:p>29615</text:p>
          </table:table-cell>
          <table:table-cell table:style-name="ce4" table:formula="of:=[.A636]-[.B636]" office:value-type="float" office:value="2095">
            <text:p>2095</text:p>
          </table:table-cell>
          <table:table-cell table:style-name="ce4" table:formula="of:=[.C636]-[.C635]" office:value-type="float" office:value="3">
            <text:p>3</text:p>
          </table:table-cell>
          <table:table-cell table:style-name="ce4" table:formula="of:=[.A636]+4*([.A636]/50+2)" office:value-type="float" office:value="34254.800000000003">
            <text:p>34254.800000000003</text:p>
          </table:table-cell>
          <table:table-cell table:number-columns-repeated="1024"/>
        </table:table-row>
        <table:table-row table:style-name="ro638">
          <table:table-cell office:value-type="float" office:value="31760">
            <text:p>31760</text:p>
          </table:table-cell>
          <table:table-cell office:value-type="float" office:value="29662">
            <text:p>29662</text:p>
          </table:table-cell>
          <table:table-cell table:style-name="ce4" table:formula="of:=[.A637]-[.B637]" office:value-type="float" office:value="2098">
            <text:p>2098</text:p>
          </table:table-cell>
          <table:table-cell table:style-name="ce4" table:formula="of:=[.C637]-[.C636]" office:value-type="float" office:value="3">
            <text:p>3</text:p>
          </table:table-cell>
          <table:table-cell table:style-name="ce4" table:formula="of:=[.A637]+4*([.A637]/50+2)" office:value-type="float" office:value="34308.800000000003">
            <text:p>34308.800000000003</text:p>
          </table:table-cell>
          <table:table-cell table:number-columns-repeated="1024"/>
        </table:table-row>
        <table:table-row table:style-name="ro639">
          <table:table-cell office:value-type="float" office:value="31810">
            <text:p>31810</text:p>
          </table:table-cell>
          <table:table-cell office:value-type="float" office:value="29708">
            <text:p>29708</text:p>
          </table:table-cell>
          <table:table-cell table:style-name="ce4" table:formula="of:=[.A638]-[.B638]" office:value-type="float" office:value="2102">
            <text:p>2102</text:p>
          </table:table-cell>
          <table:table-cell table:style-name="ce4" table:formula="of:=[.C638]-[.C637]" office:value-type="float" office:value="4">
            <text:p>4</text:p>
          </table:table-cell>
          <table:table-cell table:style-name="ce4" table:formula="of:=[.A638]+4*([.A638]/50+2)" office:value-type="float" office:value="34362.800000000003">
            <text:p>34362.800000000003</text:p>
          </table:table-cell>
          <table:table-cell table:number-columns-repeated="1024"/>
        </table:table-row>
        <table:table-row table:style-name="ro640">
          <table:table-cell office:value-type="float" office:value="31860">
            <text:p>31860</text:p>
          </table:table-cell>
          <table:table-cell office:value-type="float" office:value="29755">
            <text:p>29755</text:p>
          </table:table-cell>
          <table:table-cell table:style-name="ce4" table:formula="of:=[.A639]-[.B639]" office:value-type="float" office:value="2105">
            <text:p>2105</text:p>
          </table:table-cell>
          <table:table-cell table:style-name="ce4" table:formula="of:=[.C639]-[.C638]" office:value-type="float" office:value="3">
            <text:p>3</text:p>
          </table:table-cell>
          <table:table-cell table:style-name="ce4" table:formula="of:=[.A639]+4*([.A639]/50+2)" office:value-type="float" office:value="34416.800000000003">
            <text:p>34416.800000000003</text:p>
          </table:table-cell>
          <table:table-cell table:number-columns-repeated="1024"/>
        </table:table-row>
        <table:table-row table:style-name="ro641">
          <table:table-cell office:value-type="float" office:value="31910">
            <text:p>31910</text:p>
          </table:table-cell>
          <table:table-cell office:value-type="float" office:value="29802">
            <text:p>29802</text:p>
          </table:table-cell>
          <table:table-cell table:style-name="ce4" table:formula="of:=[.A640]-[.B640]" office:value-type="float" office:value="2108">
            <text:p>2108</text:p>
          </table:table-cell>
          <table:table-cell table:style-name="ce4" table:formula="of:=[.C640]-[.C639]" office:value-type="float" office:value="3">
            <text:p>3</text:p>
          </table:table-cell>
          <table:table-cell table:style-name="ce4" table:formula="of:=[.A640]+4*([.A640]/50+2)" office:value-type="float" office:value="34470.800000000003">
            <text:p>34470.800000000003</text:p>
          </table:table-cell>
          <table:table-cell table:number-columns-repeated="1024"/>
        </table:table-row>
        <table:table-row table:style-name="ro642">
          <table:table-cell office:value-type="float" office:value="31960">
            <text:p>31960</text:p>
          </table:table-cell>
          <table:table-cell office:value-type="float" office:value="29849">
            <text:p>29849</text:p>
          </table:table-cell>
          <table:table-cell table:style-name="ce4" table:formula="of:=[.A641]-[.B641]" office:value-type="float" office:value="2111">
            <text:p>2111</text:p>
          </table:table-cell>
          <table:table-cell table:style-name="ce4" table:formula="of:=[.C641]-[.C640]" office:value-type="float" office:value="3">
            <text:p>3</text:p>
          </table:table-cell>
          <table:table-cell table:style-name="ce4" table:formula="of:=[.A641]+4*([.A641]/50+2)" office:value-type="float" office:value="34524.800000000003">
            <text:p>34524.800000000003</text:p>
          </table:table-cell>
          <table:table-cell table:number-columns-repeated="1024"/>
        </table:table-row>
        <table:table-row table:style-name="ro643">
          <table:table-cell office:value-type="float" office:value="32010">
            <text:p>32010</text:p>
          </table:table-cell>
          <table:table-cell office:value-type="float" office:value="29895">
            <text:p>29895</text:p>
          </table:table-cell>
          <table:table-cell table:style-name="ce4" table:formula="of:=[.A642]-[.B642]" office:value-type="float" office:value="2115">
            <text:p>2115</text:p>
          </table:table-cell>
          <table:table-cell table:style-name="ce4" table:formula="of:=[.C642]-[.C641]" office:value-type="float" office:value="4">
            <text:p>4</text:p>
          </table:table-cell>
          <table:table-cell table:style-name="ce4" table:formula="of:=[.A642]+4*([.A642]/50+2)" office:value-type="float" office:value="34578.800000000003">
            <text:p>34578.800000000003</text:p>
          </table:table-cell>
          <table:table-cell table:number-columns-repeated="1024"/>
        </table:table-row>
        <table:table-row table:style-name="ro644">
          <table:table-cell office:value-type="float" office:value="32060">
            <text:p>32060</text:p>
          </table:table-cell>
          <table:table-cell office:value-type="float" office:value="29942">
            <text:p>29942</text:p>
          </table:table-cell>
          <table:table-cell table:style-name="ce4" table:formula="of:=[.A643]-[.B643]" office:value-type="float" office:value="2118">
            <text:p>2118</text:p>
          </table:table-cell>
          <table:table-cell table:style-name="ce4" table:formula="of:=[.C643]-[.C642]" office:value-type="float" office:value="3">
            <text:p>3</text:p>
          </table:table-cell>
          <table:table-cell table:style-name="ce4" table:formula="of:=[.A643]+4*([.A643]/50+2)" office:value-type="float" office:value="34632.800000000003">
            <text:p>34632.800000000003</text:p>
          </table:table-cell>
          <table:table-cell table:number-columns-repeated="1024"/>
        </table:table-row>
        <table:table-row table:style-name="ro645">
          <table:table-cell office:value-type="float" office:value="32110">
            <text:p>32110</text:p>
          </table:table-cell>
          <table:table-cell office:value-type="float" office:value="29989">
            <text:p>29989</text:p>
          </table:table-cell>
          <table:table-cell table:style-name="ce4" table:formula="of:=[.A644]-[.B644]" office:value-type="float" office:value="2121">
            <text:p>2121</text:p>
          </table:table-cell>
          <table:table-cell table:style-name="ce4" table:formula="of:=[.C644]-[.C643]" office:value-type="float" office:value="3">
            <text:p>3</text:p>
          </table:table-cell>
          <table:table-cell table:style-name="ce4" table:formula="of:=[.A644]+4*([.A644]/50+2)" office:value-type="float" office:value="34686.800000000003">
            <text:p>34686.800000000003</text:p>
          </table:table-cell>
          <table:table-cell table:number-columns-repeated="1024"/>
        </table:table-row>
        <table:table-row table:style-name="ro646">
          <table:table-cell office:value-type="float" office:value="32160">
            <text:p>32160</text:p>
          </table:table-cell>
          <table:table-cell office:value-type="float" office:value="30035">
            <text:p>30035</text:p>
          </table:table-cell>
          <table:table-cell table:style-name="ce4" table:formula="of:=[.A645]-[.B645]" office:value-type="float" office:value="2125">
            <text:p>2125</text:p>
          </table:table-cell>
          <table:table-cell table:style-name="ce4" table:formula="of:=[.C645]-[.C644]" office:value-type="float" office:value="4">
            <text:p>4</text:p>
          </table:table-cell>
          <table:table-cell table:style-name="ce4" table:formula="of:=[.A645]+4*([.A645]/50+2)" office:value-type="float" office:value="34740.800000000003">
            <text:p>34740.800000000003</text:p>
          </table:table-cell>
          <table:table-cell table:number-columns-repeated="1024"/>
        </table:table-row>
        <table:table-row table:style-name="ro647">
          <table:table-cell office:value-type="float" office:value="32210">
            <text:p>32210</text:p>
          </table:table-cell>
          <table:table-cell office:value-type="float" office:value="30082">
            <text:p>30082</text:p>
          </table:table-cell>
          <table:table-cell table:style-name="ce4" table:formula="of:=[.A646]-[.B646]" office:value-type="float" office:value="2128">
            <text:p>2128</text:p>
          </table:table-cell>
          <table:table-cell table:style-name="ce4" table:formula="of:=[.C646]-[.C645]" office:value-type="float" office:value="3">
            <text:p>3</text:p>
          </table:table-cell>
          <table:table-cell table:style-name="ce4" table:formula="of:=[.A646]+4*([.A646]/50+2)" office:value-type="float" office:value="34794.800000000003">
            <text:p>34794.800000000003</text:p>
          </table:table-cell>
          <table:table-cell table:number-columns-repeated="1024"/>
        </table:table-row>
        <table:table-row table:style-name="ro648">
          <table:table-cell office:value-type="float" office:value="32260">
            <text:p>32260</text:p>
          </table:table-cell>
          <table:table-cell office:value-type="float" office:value="30129">
            <text:p>30129</text:p>
          </table:table-cell>
          <table:table-cell table:style-name="ce4" table:formula="of:=[.A647]-[.B647]" office:value-type="float" office:value="2131">
            <text:p>2131</text:p>
          </table:table-cell>
          <table:table-cell table:style-name="ce4" table:formula="of:=[.C647]-[.C646]" office:value-type="float" office:value="3">
            <text:p>3</text:p>
          </table:table-cell>
          <table:table-cell table:style-name="ce4" table:formula="of:=[.A647]+4*([.A647]/50+2)" office:value-type="float" office:value="34848.800000000003">
            <text:p>34848.800000000003</text:p>
          </table:table-cell>
          <table:table-cell table:number-columns-repeated="1024"/>
        </table:table-row>
        <table:table-row table:style-name="ro649">
          <table:table-cell office:value-type="float" office:value="32310">
            <text:p>32310</text:p>
          </table:table-cell>
          <table:table-cell office:value-type="float" office:value="30175">
            <text:p>30175</text:p>
          </table:table-cell>
          <table:table-cell table:style-name="ce4" table:formula="of:=[.A648]-[.B648]" office:value-type="float" office:value="2135">
            <text:p>2135</text:p>
          </table:table-cell>
          <table:table-cell table:style-name="ce4" table:formula="of:=[.C648]-[.C647]" office:value-type="float" office:value="4">
            <text:p>4</text:p>
          </table:table-cell>
          <table:table-cell table:style-name="ce4" table:formula="of:=[.A648]+4*([.A648]/50+2)" office:value-type="float" office:value="34902.800000000003">
            <text:p>34902.800000000003</text:p>
          </table:table-cell>
          <table:table-cell table:number-columns-repeated="1024"/>
        </table:table-row>
        <table:table-row table:style-name="ro650">
          <table:table-cell office:value-type="float" office:value="32360">
            <text:p>32360</text:p>
          </table:table-cell>
          <table:table-cell office:value-type="float" office:value="30222">
            <text:p>30222</text:p>
          </table:table-cell>
          <table:table-cell table:style-name="ce4" table:formula="of:=[.A649]-[.B649]" office:value-type="float" office:value="2138">
            <text:p>2138</text:p>
          </table:table-cell>
          <table:table-cell table:style-name="ce4" table:formula="of:=[.C649]-[.C648]" office:value-type="float" office:value="3">
            <text:p>3</text:p>
          </table:table-cell>
          <table:table-cell table:style-name="ce4" table:formula="of:=[.A649]+4*([.A649]/50+2)" office:value-type="float" office:value="34956.800000000003">
            <text:p>34956.800000000003</text:p>
          </table:table-cell>
          <table:table-cell table:number-columns-repeated="1024"/>
        </table:table-row>
        <table:table-row table:style-name="ro651">
          <table:table-cell office:value-type="float" office:value="32410">
            <text:p>32410</text:p>
          </table:table-cell>
          <table:table-cell office:value-type="float" office:value="30269">
            <text:p>30269</text:p>
          </table:table-cell>
          <table:table-cell table:style-name="ce4" table:formula="of:=[.A650]-[.B650]" office:value-type="float" office:value="2141">
            <text:p>2141</text:p>
          </table:table-cell>
          <table:table-cell table:style-name="ce4" table:formula="of:=[.C650]-[.C649]" office:value-type="float" office:value="3">
            <text:p>3</text:p>
          </table:table-cell>
          <table:table-cell table:style-name="ce4" table:formula="of:=[.A650]+4*([.A650]/50+2)" office:value-type="float" office:value="35010.800000000003">
            <text:p>35010.800000000003</text:p>
          </table:table-cell>
          <table:table-cell table:number-columns-repeated="1024"/>
        </table:table-row>
        <table:table-row table:style-name="ro652">
          <table:table-cell office:value-type="float" office:value="32460">
            <text:p>32460</text:p>
          </table:table-cell>
          <table:table-cell office:value-type="float" office:value="30316">
            <text:p>30316</text:p>
          </table:table-cell>
          <table:table-cell table:style-name="ce4" table:formula="of:=[.A651]-[.B651]" office:value-type="float" office:value="2144">
            <text:p>2144</text:p>
          </table:table-cell>
          <table:table-cell table:style-name="ce4" table:formula="of:=[.C651]-[.C650]" office:value-type="float" office:value="3">
            <text:p>3</text:p>
          </table:table-cell>
          <table:table-cell table:style-name="ce4" table:formula="of:=[.A651]+4*([.A651]/50+2)" office:value-type="float" office:value="35064.800000000003">
            <text:p>35064.800000000003</text:p>
          </table:table-cell>
          <table:table-cell table:number-columns-repeated="1024"/>
        </table:table-row>
        <table:table-row table:style-name="ro653">
          <table:table-cell office:value-type="float" office:value="32510">
            <text:p>32510</text:p>
          </table:table-cell>
          <table:table-cell office:value-type="float" office:value="30362">
            <text:p>30362</text:p>
          </table:table-cell>
          <table:table-cell table:style-name="ce4" table:formula="of:=[.A652]-[.B652]" office:value-type="float" office:value="2148">
            <text:p>2148</text:p>
          </table:table-cell>
          <table:table-cell table:style-name="ce4" table:formula="of:=[.C652]-[.C651]" office:value-type="float" office:value="4">
            <text:p>4</text:p>
          </table:table-cell>
          <table:table-cell table:style-name="ce4" table:formula="of:=[.A652]+4*([.A652]/50+2)" office:value-type="float" office:value="35118.800000000003">
            <text:p>35118.800000000003</text:p>
          </table:table-cell>
          <table:table-cell table:number-columns-repeated="1024"/>
        </table:table-row>
        <table:table-row table:style-name="ro654">
          <table:table-cell office:value-type="float" office:value="32560">
            <text:p>32560</text:p>
          </table:table-cell>
          <table:table-cell office:value-type="float" office:value="30409">
            <text:p>30409</text:p>
          </table:table-cell>
          <table:table-cell table:style-name="ce4" table:formula="of:=[.A653]-[.B653]" office:value-type="float" office:value="2151">
            <text:p>2151</text:p>
          </table:table-cell>
          <table:table-cell table:style-name="ce4" table:formula="of:=[.C653]-[.C652]" office:value-type="float" office:value="3">
            <text:p>3</text:p>
          </table:table-cell>
          <table:table-cell table:style-name="ce4" table:formula="of:=[.A653]+4*([.A653]/50+2)" office:value-type="float" office:value="35172.800000000003">
            <text:p>35172.800000000003</text:p>
          </table:table-cell>
          <table:table-cell table:number-columns-repeated="1024"/>
        </table:table-row>
        <table:table-row table:style-name="ro655">
          <table:table-cell office:value-type="float" office:value="32610">
            <text:p>32610</text:p>
          </table:table-cell>
          <table:table-cell office:value-type="float" office:value="30456">
            <text:p>30456</text:p>
          </table:table-cell>
          <table:table-cell table:style-name="ce4" table:formula="of:=[.A654]-[.B654]" office:value-type="float" office:value="2154">
            <text:p>2154</text:p>
          </table:table-cell>
          <table:table-cell table:style-name="ce4" table:formula="of:=[.C654]-[.C653]" office:value-type="float" office:value="3">
            <text:p>3</text:p>
          </table:table-cell>
          <table:table-cell table:style-name="ce4" table:formula="of:=[.A654]+4*([.A654]/50+2)" office:value-type="float" office:value="35226.800000000003">
            <text:p>35226.800000000003</text:p>
          </table:table-cell>
          <table:table-cell table:number-columns-repeated="1024"/>
        </table:table-row>
        <table:table-row table:style-name="ro656">
          <table:table-cell office:value-type="float" office:value="32660">
            <text:p>32660</text:p>
          </table:table-cell>
          <table:table-cell office:value-type="float" office:value="30502">
            <text:p>30502</text:p>
          </table:table-cell>
          <table:table-cell table:style-name="ce4" table:formula="of:=[.A655]-[.B655]" office:value-type="float" office:value="2158">
            <text:p>2158</text:p>
          </table:table-cell>
          <table:table-cell table:style-name="ce4" table:formula="of:=[.C655]-[.C654]" office:value-type="float" office:value="4">
            <text:p>4</text:p>
          </table:table-cell>
          <table:table-cell table:style-name="ce4" table:formula="of:=[.A655]+4*([.A655]/50+2)" office:value-type="float" office:value="35280.800000000003">
            <text:p>35280.800000000003</text:p>
          </table:table-cell>
          <table:table-cell table:number-columns-repeated="1024"/>
        </table:table-row>
        <table:table-row table:style-name="ro657">
          <table:table-cell office:value-type="float" office:value="32710">
            <text:p>32710</text:p>
          </table:table-cell>
          <table:table-cell office:value-type="float" office:value="30549">
            <text:p>30549</text:p>
          </table:table-cell>
          <table:table-cell table:style-name="ce4" table:formula="of:=[.A656]-[.B656]" office:value-type="float" office:value="2161">
            <text:p>2161</text:p>
          </table:table-cell>
          <table:table-cell table:style-name="ce4" table:formula="of:=[.C656]-[.C655]" office:value-type="float" office:value="3">
            <text:p>3</text:p>
          </table:table-cell>
          <table:table-cell table:style-name="ce4" table:formula="of:=[.A656]+4*([.A656]/50+2)" office:value-type="float" office:value="35334.800000000003">
            <text:p>35334.800000000003</text:p>
          </table:table-cell>
          <table:table-cell table:number-columns-repeated="1024"/>
        </table:table-row>
        <table:table-row table:style-name="ro658">
          <table:table-cell office:value-type="float" office:value="32760">
            <text:p>32760</text:p>
          </table:table-cell>
          <table:table-cell office:value-type="float" office:value="30596">
            <text:p>30596</text:p>
          </table:table-cell>
          <table:table-cell table:style-name="ce4" table:formula="of:=[.A657]-[.B657]" office:value-type="float" office:value="2164">
            <text:p>2164</text:p>
          </table:table-cell>
          <table:table-cell table:style-name="ce4" table:formula="of:=[.C657]-[.C656]" office:value-type="float" office:value="3">
            <text:p>3</text:p>
          </table:table-cell>
          <table:table-cell table:style-name="ce4" table:formula="of:=[.A657]+4*([.A657]/50+2)" office:value-type="float" office:value="35388.800000000003">
            <text:p>35388.800000000003</text:p>
          </table:table-cell>
          <table:table-cell table:number-columns-repeated="1024"/>
        </table:table-row>
        <table:table-row table:style-name="ro659">
          <table:table-cell office:value-type="float" office:value="32810">
            <text:p>32810</text:p>
          </table:table-cell>
          <table:table-cell office:value-type="float" office:value="30642">
            <text:p>30642</text:p>
          </table:table-cell>
          <table:table-cell table:style-name="ce4" table:formula="of:=[.A658]-[.B658]" office:value-type="float" office:value="2168">
            <text:p>2168</text:p>
          </table:table-cell>
          <table:table-cell table:style-name="ce4" table:formula="of:=[.C658]-[.C657]" office:value-type="float" office:value="4">
            <text:p>4</text:p>
          </table:table-cell>
          <table:table-cell table:style-name="ce4" table:formula="of:=[.A658]+4*([.A658]/50+2)" office:value-type="float" office:value="35442.800000000003">
            <text:p>35442.800000000003</text:p>
          </table:table-cell>
          <table:table-cell table:number-columns-repeated="1024"/>
        </table:table-row>
        <table:table-row table:style-name="ro660">
          <table:table-cell office:value-type="float" office:value="32860">
            <text:p>32860</text:p>
          </table:table-cell>
          <table:table-cell office:value-type="float" office:value="30689">
            <text:p>30689</text:p>
          </table:table-cell>
          <table:table-cell table:style-name="ce4" table:formula="of:=[.A659]-[.B659]" office:value-type="float" office:value="2171">
            <text:p>2171</text:p>
          </table:table-cell>
          <table:table-cell table:style-name="ce4" table:formula="of:=[.C659]-[.C658]" office:value-type="float" office:value="3">
            <text:p>3</text:p>
          </table:table-cell>
          <table:table-cell table:style-name="ce4" table:formula="of:=[.A659]+4*([.A659]/50+2)" office:value-type="float" office:value="35496.800000000003">
            <text:p>35496.800000000003</text:p>
          </table:table-cell>
          <table:table-cell table:number-columns-repeated="1024"/>
        </table:table-row>
        <table:table-row table:style-name="ro661">
          <table:table-cell office:value-type="float" office:value="32910">
            <text:p>32910</text:p>
          </table:table-cell>
          <table:table-cell office:value-type="float" office:value="30736">
            <text:p>30736</text:p>
          </table:table-cell>
          <table:table-cell table:style-name="ce4" table:formula="of:=[.A660]-[.B660]" office:value-type="float" office:value="2174">
            <text:p>2174</text:p>
          </table:table-cell>
          <table:table-cell table:style-name="ce4" table:formula="of:=[.C660]-[.C659]" office:value-type="float" office:value="3">
            <text:p>3</text:p>
          </table:table-cell>
          <table:table-cell table:style-name="ce4" table:formula="of:=[.A660]+4*([.A660]/50+2)" office:value-type="float" office:value="35550.800000000003">
            <text:p>35550.800000000003</text:p>
          </table:table-cell>
          <table:table-cell table:number-columns-repeated="1024"/>
        </table:table-row>
        <table:table-row table:style-name="ro662">
          <table:table-cell office:value-type="float" office:value="32960">
            <text:p>32960</text:p>
          </table:table-cell>
          <table:table-cell office:value-type="float" office:value="30783">
            <text:p>30783</text:p>
          </table:table-cell>
          <table:table-cell table:style-name="ce4" table:formula="of:=[.A661]-[.B661]" office:value-type="float" office:value="2177">
            <text:p>2177</text:p>
          </table:table-cell>
          <table:table-cell table:style-name="ce4" table:formula="of:=[.C661]-[.C660]" office:value-type="float" office:value="3">
            <text:p>3</text:p>
          </table:table-cell>
          <table:table-cell table:style-name="ce4" table:formula="of:=[.A661]+4*([.A661]/50+2)" office:value-type="float" office:value="35604.800000000003">
            <text:p>35604.800000000003</text:p>
          </table:table-cell>
          <table:table-cell table:number-columns-repeated="1024"/>
        </table:table-row>
        <table:table-row table:style-name="ro663">
          <table:table-cell office:value-type="float" office:value="33010">
            <text:p>33010</text:p>
          </table:table-cell>
          <table:table-cell office:value-type="float" office:value="30829">
            <text:p>30829</text:p>
          </table:table-cell>
          <table:table-cell table:style-name="ce4" table:formula="of:=[.A662]-[.B662]" office:value-type="float" office:value="2181">
            <text:p>2181</text:p>
          </table:table-cell>
          <table:table-cell table:style-name="ce4" table:formula="of:=[.C662]-[.C661]" office:value-type="float" office:value="4">
            <text:p>4</text:p>
          </table:table-cell>
          <table:table-cell table:style-name="ce4" table:formula="of:=[.A662]+4*([.A662]/50+2)" office:value-type="float" office:value="35658.800000000003">
            <text:p>35658.800000000003</text:p>
          </table:table-cell>
          <table:table-cell table:number-columns-repeated="1024"/>
        </table:table-row>
        <table:table-row table:style-name="ro664">
          <table:table-cell office:value-type="float" office:value="33060">
            <text:p>33060</text:p>
          </table:table-cell>
          <table:table-cell office:value-type="float" office:value="30876">
            <text:p>30876</text:p>
          </table:table-cell>
          <table:table-cell table:style-name="ce4" table:formula="of:=[.A663]-[.B663]" office:value-type="float" office:value="2184">
            <text:p>2184</text:p>
          </table:table-cell>
          <table:table-cell table:style-name="ce4" table:formula="of:=[.C663]-[.C662]" office:value-type="float" office:value="3">
            <text:p>3</text:p>
          </table:table-cell>
          <table:table-cell table:style-name="ce4" table:formula="of:=[.A663]+4*([.A663]/50+2)" office:value-type="float" office:value="35712.800000000003">
            <text:p>35712.800000000003</text:p>
          </table:table-cell>
          <table:table-cell table:number-columns-repeated="1024"/>
        </table:table-row>
        <table:table-row table:style-name="ro665">
          <table:table-cell office:value-type="float" office:value="33110">
            <text:p>33110</text:p>
          </table:table-cell>
          <table:table-cell office:value-type="float" office:value="30923">
            <text:p>30923</text:p>
          </table:table-cell>
          <table:table-cell table:style-name="ce4" table:formula="of:=[.A664]-[.B664]" office:value-type="float" office:value="2187">
            <text:p>2187</text:p>
          </table:table-cell>
          <table:table-cell table:style-name="ce4" table:formula="of:=[.C664]-[.C663]" office:value-type="float" office:value="3">
            <text:p>3</text:p>
          </table:table-cell>
          <table:table-cell table:style-name="ce4" table:formula="of:=[.A664]+4*([.A664]/50+2)" office:value-type="float" office:value="35766.800000000003">
            <text:p>35766.800000000003</text:p>
          </table:table-cell>
          <table:table-cell table:number-columns-repeated="1024"/>
        </table:table-row>
        <table:table-row table:style-name="ro666">
          <table:table-cell office:value-type="float" office:value="33160">
            <text:p>33160</text:p>
          </table:table-cell>
          <table:table-cell office:value-type="float" office:value="30969">
            <text:p>30969</text:p>
          </table:table-cell>
          <table:table-cell table:style-name="ce4" table:formula="of:=[.A665]-[.B665]" office:value-type="float" office:value="2191">
            <text:p>2191</text:p>
          </table:table-cell>
          <table:table-cell table:style-name="ce4" table:formula="of:=[.C665]-[.C664]" office:value-type="float" office:value="4">
            <text:p>4</text:p>
          </table:table-cell>
          <table:table-cell table:style-name="ce4" table:formula="of:=[.A665]+4*([.A665]/50+2)" office:value-type="float" office:value="35820.800000000003">
            <text:p>35820.800000000003</text:p>
          </table:table-cell>
          <table:table-cell table:number-columns-repeated="1024"/>
        </table:table-row>
        <table:table-row table:style-name="ro667">
          <table:table-cell office:value-type="float" office:value="33210">
            <text:p>33210</text:p>
          </table:table-cell>
          <table:table-cell office:value-type="float" office:value="31016">
            <text:p>31016</text:p>
          </table:table-cell>
          <table:table-cell table:style-name="ce4" table:formula="of:=[.A666]-[.B666]" office:value-type="float" office:value="2194">
            <text:p>2194</text:p>
          </table:table-cell>
          <table:table-cell table:style-name="ce4" table:formula="of:=[.C666]-[.C665]" office:value-type="float" office:value="3">
            <text:p>3</text:p>
          </table:table-cell>
          <table:table-cell table:style-name="ce4" table:formula="of:=[.A666]+4*([.A666]/50+2)" office:value-type="float" office:value="35874.800000000003">
            <text:p>35874.800000000003</text:p>
          </table:table-cell>
          <table:table-cell table:number-columns-repeated="1024"/>
        </table:table-row>
        <table:table-row table:style-name="ro668">
          <table:table-cell office:value-type="float" office:value="33260">
            <text:p>33260</text:p>
          </table:table-cell>
          <table:table-cell office:value-type="float" office:value="31063">
            <text:p>31063</text:p>
          </table:table-cell>
          <table:table-cell table:style-name="ce4" table:formula="of:=[.A667]-[.B667]" office:value-type="float" office:value="2197">
            <text:p>2197</text:p>
          </table:table-cell>
          <table:table-cell table:style-name="ce4" table:formula="of:=[.C667]-[.C666]" office:value-type="float" office:value="3">
            <text:p>3</text:p>
          </table:table-cell>
          <table:table-cell table:style-name="ce4" table:formula="of:=[.A667]+4*([.A667]/50+2)" office:value-type="float" office:value="35928.800000000003">
            <text:p>35928.800000000003</text:p>
          </table:table-cell>
          <table:table-cell table:number-columns-repeated="1024"/>
        </table:table-row>
        <table:table-row table:style-name="ro669">
          <table:table-cell office:value-type="float" office:value="33310">
            <text:p>33310</text:p>
          </table:table-cell>
          <table:table-cell office:value-type="float" office:value="31110">
            <text:p>31110</text:p>
          </table:table-cell>
          <table:table-cell table:style-name="ce4" table:formula="of:=[.A668]-[.B668]" office:value-type="float" office:value="2200">
            <text:p>2200</text:p>
          </table:table-cell>
          <table:table-cell table:style-name="ce4" table:formula="of:=[.C668]-[.C667]" office:value-type="float" office:value="3">
            <text:p>3</text:p>
          </table:table-cell>
          <table:table-cell table:style-name="ce4" table:formula="of:=[.A668]+4*([.A668]/50+2)" office:value-type="float" office:value="35982.800000000003">
            <text:p>35982.800000000003</text:p>
          </table:table-cell>
          <table:table-cell table:number-columns-repeated="1024"/>
        </table:table-row>
        <table:table-row table:style-name="ro670">
          <table:table-cell office:value-type="float" office:value="33360">
            <text:p>33360</text:p>
          </table:table-cell>
          <table:table-cell office:value-type="float" office:value="31156">
            <text:p>31156</text:p>
          </table:table-cell>
          <table:table-cell table:style-name="ce4" table:formula="of:=[.A669]-[.B669]" office:value-type="float" office:value="2204">
            <text:p>2204</text:p>
          </table:table-cell>
          <table:table-cell table:style-name="ce4" table:formula="of:=[.C669]-[.C668]" office:value-type="float" office:value="4">
            <text:p>4</text:p>
          </table:table-cell>
          <table:table-cell table:style-name="ce4" table:formula="of:=[.A669]+4*([.A669]/50+2)" office:value-type="float" office:value="36036.800000000003">
            <text:p>36036.800000000003</text:p>
          </table:table-cell>
          <table:table-cell table:number-columns-repeated="1024"/>
        </table:table-row>
        <table:table-row table:style-name="ro671">
          <table:table-cell office:value-type="float" office:value="33410">
            <text:p>33410</text:p>
          </table:table-cell>
          <table:table-cell office:value-type="float" office:value="31203">
            <text:p>31203</text:p>
          </table:table-cell>
          <table:table-cell table:style-name="ce4" table:formula="of:=[.A670]-[.B670]" office:value-type="float" office:value="2207">
            <text:p>2207</text:p>
          </table:table-cell>
          <table:table-cell table:style-name="ce4" table:formula="of:=[.C670]-[.C669]" office:value-type="float" office:value="3">
            <text:p>3</text:p>
          </table:table-cell>
          <table:table-cell table:style-name="ce4" table:formula="of:=[.A670]+4*([.A670]/50+2)" office:value-type="float" office:value="36090.800000000003">
            <text:p>36090.800000000003</text:p>
          </table:table-cell>
          <table:table-cell table:number-columns-repeated="1024"/>
        </table:table-row>
        <table:table-row table:style-name="ro672">
          <table:table-cell office:value-type="float" office:value="33460">
            <text:p>33460</text:p>
          </table:table-cell>
          <table:table-cell office:value-type="float" office:value="31250">
            <text:p>31250</text:p>
          </table:table-cell>
          <table:table-cell table:style-name="ce4" table:formula="of:=[.A671]-[.B671]" office:value-type="float" office:value="2210">
            <text:p>2210</text:p>
          </table:table-cell>
          <table:table-cell table:style-name="ce4" table:formula="of:=[.C671]-[.C670]" office:value-type="float" office:value="3">
            <text:p>3</text:p>
          </table:table-cell>
          <table:table-cell table:style-name="ce4" table:formula="of:=[.A671]+4*([.A671]/50+2)" office:value-type="float" office:value="36144.800000000003">
            <text:p>36144.800000000003</text:p>
          </table:table-cell>
          <table:table-cell table:number-columns-repeated="1024"/>
        </table:table-row>
        <table:table-row table:style-name="ro673">
          <table:table-cell office:value-type="float" office:value="33510">
            <text:p>33510</text:p>
          </table:table-cell>
          <table:table-cell office:value-type="float" office:value="31296">
            <text:p>31296</text:p>
          </table:table-cell>
          <table:table-cell table:style-name="ce4" table:formula="of:=[.A672]-[.B672]" office:value-type="float" office:value="2214">
            <text:p>2214</text:p>
          </table:table-cell>
          <table:table-cell table:style-name="ce4" table:formula="of:=[.C672]-[.C671]" office:value-type="float" office:value="4">
            <text:p>4</text:p>
          </table:table-cell>
          <table:table-cell table:style-name="ce4" table:formula="of:=[.A672]+4*([.A672]/50+2)" office:value-type="float" office:value="36198.800000000003">
            <text:p>36198.800000000003</text:p>
          </table:table-cell>
          <table:table-cell table:number-columns-repeated="1024"/>
        </table:table-row>
        <table:table-row table:style-name="ro674">
          <table:table-cell office:value-type="float" office:value="33560">
            <text:p>33560</text:p>
          </table:table-cell>
          <table:table-cell office:value-type="float" office:value="31343">
            <text:p>31343</text:p>
          </table:table-cell>
          <table:table-cell table:style-name="ce4" table:formula="of:=[.A673]-[.B673]" office:value-type="float" office:value="2217">
            <text:p>2217</text:p>
          </table:table-cell>
          <table:table-cell table:style-name="ce4" table:formula="of:=[.C673]-[.C672]" office:value-type="float" office:value="3">
            <text:p>3</text:p>
          </table:table-cell>
          <table:table-cell table:style-name="ce4" table:formula="of:=[.A673]+4*([.A673]/50+2)" office:value-type="float" office:value="36252.800000000003">
            <text:p>36252.800000000003</text:p>
          </table:table-cell>
          <table:table-cell table:number-columns-repeated="1024"/>
        </table:table-row>
        <table:table-row table:style-name="ro675">
          <table:table-cell office:value-type="float" office:value="33610">
            <text:p>33610</text:p>
          </table:table-cell>
          <table:table-cell office:value-type="float" office:value="31390">
            <text:p>31390</text:p>
          </table:table-cell>
          <table:table-cell table:style-name="ce4" table:formula="of:=[.A674]-[.B674]" office:value-type="float" office:value="2220">
            <text:p>2220</text:p>
          </table:table-cell>
          <table:table-cell table:style-name="ce4" table:formula="of:=[.C674]-[.C673]" office:value-type="float" office:value="3">
            <text:p>3</text:p>
          </table:table-cell>
          <table:table-cell table:style-name="ce4" table:formula="of:=[.A674]+4*([.A674]/50+2)" office:value-type="float" office:value="36306.800000000003">
            <text:p>36306.800000000003</text:p>
          </table:table-cell>
          <table:table-cell table:number-columns-repeated="1024"/>
        </table:table-row>
        <table:table-row table:style-name="ro676">
          <table:table-cell office:value-type="float" office:value="33660">
            <text:p>33660</text:p>
          </table:table-cell>
          <table:table-cell office:value-type="float" office:value="31436">
            <text:p>31436</text:p>
          </table:table-cell>
          <table:table-cell table:style-name="ce4" table:formula="of:=[.A675]-[.B675]" office:value-type="float" office:value="2224">
            <text:p>2224</text:p>
          </table:table-cell>
          <table:table-cell table:style-name="ce4" table:formula="of:=[.C675]-[.C674]" office:value-type="float" office:value="4">
            <text:p>4</text:p>
          </table:table-cell>
          <table:table-cell table:style-name="ce4" table:formula="of:=[.A675]+4*([.A675]/50+2)" office:value-type="float" office:value="36360.800000000003">
            <text:p>36360.800000000003</text:p>
          </table:table-cell>
          <table:table-cell table:number-columns-repeated="1024"/>
        </table:table-row>
        <table:table-row table:style-name="ro677">
          <table:table-cell office:value-type="float" office:value="33710">
            <text:p>33710</text:p>
          </table:table-cell>
          <table:table-cell office:value-type="float" office:value="31483">
            <text:p>31483</text:p>
          </table:table-cell>
          <table:table-cell table:style-name="ce4" table:formula="of:=[.A676]-[.B676]" office:value-type="float" office:value="2227">
            <text:p>2227</text:p>
          </table:table-cell>
          <table:table-cell table:style-name="ce4" table:formula="of:=[.C676]-[.C675]" office:value-type="float" office:value="3">
            <text:p>3</text:p>
          </table:table-cell>
          <table:table-cell table:style-name="ce4" table:formula="of:=[.A676]+4*([.A676]/50+2)" office:value-type="float" office:value="36414.800000000003">
            <text:p>36414.800000000003</text:p>
          </table:table-cell>
          <table:table-cell table:number-columns-repeated="1024"/>
        </table:table-row>
        <table:table-row table:style-name="ro678">
          <table:table-cell office:value-type="float" office:value="33760">
            <text:p>33760</text:p>
          </table:table-cell>
          <table:table-cell office:value-type="float" office:value="31530">
            <text:p>31530</text:p>
          </table:table-cell>
          <table:table-cell table:style-name="ce4" table:formula="of:=[.A677]-[.B677]" office:value-type="float" office:value="2230">
            <text:p>2230</text:p>
          </table:table-cell>
          <table:table-cell table:style-name="ce4" table:formula="of:=[.C677]-[.C676]" office:value-type="float" office:value="3">
            <text:p>3</text:p>
          </table:table-cell>
          <table:table-cell table:style-name="ce4" table:formula="of:=[.A677]+4*([.A677]/50+2)" office:value-type="float" office:value="36468.800000000003">
            <text:p>36468.800000000003</text:p>
          </table:table-cell>
          <table:table-cell table:number-columns-repeated="1024"/>
        </table:table-row>
        <table:table-row table:style-name="ro679">
          <table:table-cell office:value-type="float" office:value="33810">
            <text:p>33810</text:p>
          </table:table-cell>
          <table:table-cell office:value-type="float" office:value="31576">
            <text:p>31576</text:p>
          </table:table-cell>
          <table:table-cell table:style-name="ce4" table:formula="of:=[.A678]-[.B678]" office:value-type="float" office:value="2234">
            <text:p>2234</text:p>
          </table:table-cell>
          <table:table-cell table:style-name="ce4" table:formula="of:=[.C678]-[.C677]" office:value-type="float" office:value="4">
            <text:p>4</text:p>
          </table:table-cell>
          <table:table-cell table:style-name="ce4" table:formula="of:=[.A678]+4*([.A678]/50+2)" office:value-type="float" office:value="36522.800000000003">
            <text:p>36522.800000000003</text:p>
          </table:table-cell>
          <table:table-cell table:number-columns-repeated="1024"/>
        </table:table-row>
        <table:table-row table:style-name="ro680">
          <table:table-cell office:value-type="float" office:value="33860">
            <text:p>33860</text:p>
          </table:table-cell>
          <table:table-cell office:value-type="float" office:value="31623">
            <text:p>31623</text:p>
          </table:table-cell>
          <table:table-cell table:style-name="ce4" table:formula="of:=[.A679]-[.B679]" office:value-type="float" office:value="2237">
            <text:p>2237</text:p>
          </table:table-cell>
          <table:table-cell table:style-name="ce4" table:formula="of:=[.C679]-[.C678]" office:value-type="float" office:value="3">
            <text:p>3</text:p>
          </table:table-cell>
          <table:table-cell table:style-name="ce4" table:formula="of:=[.A679]+4*([.A679]/50+2)" office:value-type="float" office:value="36576.800000000003">
            <text:p>36576.800000000003</text:p>
          </table:table-cell>
          <table:table-cell table:number-columns-repeated="1024"/>
        </table:table-row>
        <table:table-row table:style-name="ro681">
          <table:table-cell office:value-type="float" office:value="33910">
            <text:p>33910</text:p>
          </table:table-cell>
          <table:table-cell office:value-type="float" office:value="31670">
            <text:p>31670</text:p>
          </table:table-cell>
          <table:table-cell table:style-name="ce4" table:formula="of:=[.A680]-[.B680]" office:value-type="float" office:value="2240">
            <text:p>2240</text:p>
          </table:table-cell>
          <table:table-cell table:style-name="ce4" table:formula="of:=[.C680]-[.C679]" office:value-type="float" office:value="3">
            <text:p>3</text:p>
          </table:table-cell>
          <table:table-cell table:style-name="ce4" table:formula="of:=[.A680]+4*([.A680]/50+2)" office:value-type="float" office:value="36630.800000000003">
            <text:p>36630.800000000003</text:p>
          </table:table-cell>
          <table:table-cell table:number-columns-repeated="1024"/>
        </table:table-row>
        <table:table-row table:style-name="ro682">
          <table:table-cell office:value-type="float" office:value="33960">
            <text:p>33960</text:p>
          </table:table-cell>
          <table:table-cell office:value-type="float" office:value="31717">
            <text:p>31717</text:p>
          </table:table-cell>
          <table:table-cell table:style-name="ce4" table:formula="of:=[.A681]-[.B681]" office:value-type="float" office:value="2243">
            <text:p>2243</text:p>
          </table:table-cell>
          <table:table-cell table:style-name="ce4" table:formula="of:=[.C681]-[.C680]" office:value-type="float" office:value="3">
            <text:p>3</text:p>
          </table:table-cell>
          <table:table-cell table:style-name="ce4" table:formula="of:=[.A681]+4*([.A681]/50+2)" office:value-type="float" office:value="36684.800000000003">
            <text:p>36684.800000000003</text:p>
          </table:table-cell>
          <table:table-cell table:number-columns-repeated="1024"/>
        </table:table-row>
        <table:table-row table:style-name="ro683">
          <table:table-cell office:value-type="float" office:value="34010">
            <text:p>34010</text:p>
          </table:table-cell>
          <table:table-cell office:value-type="float" office:value="31763">
            <text:p>31763</text:p>
          </table:table-cell>
          <table:table-cell table:style-name="ce4" table:formula="of:=[.A682]-[.B682]" office:value-type="float" office:value="2247">
            <text:p>2247</text:p>
          </table:table-cell>
          <table:table-cell table:style-name="ce4" table:formula="of:=[.C682]-[.C681]" office:value-type="float" office:value="4">
            <text:p>4</text:p>
          </table:table-cell>
          <table:table-cell table:style-name="ce4" table:formula="of:=[.A682]+4*([.A682]/50+2)" office:value-type="float" office:value="36738.800000000003">
            <text:p>36738.800000000003</text:p>
          </table:table-cell>
          <table:table-cell table:number-columns-repeated="1024"/>
        </table:table-row>
        <table:table-row table:style-name="ro684">
          <table:table-cell office:value-type="float" office:value="34060">
            <text:p>34060</text:p>
          </table:table-cell>
          <table:table-cell office:value-type="float" office:value="31810">
            <text:p>31810</text:p>
          </table:table-cell>
          <table:table-cell table:style-name="ce4" table:formula="of:=[.A683]-[.B683]" office:value-type="float" office:value="2250">
            <text:p>2250</text:p>
          </table:table-cell>
          <table:table-cell table:style-name="ce4" table:formula="of:=[.C683]-[.C682]" office:value-type="float" office:value="3">
            <text:p>3</text:p>
          </table:table-cell>
          <table:table-cell table:style-name="ce4" table:formula="of:=[.A683]+4*([.A683]/50+2)" office:value-type="float" office:value="36792.800000000003">
            <text:p>36792.800000000003</text:p>
          </table:table-cell>
          <table:table-cell table:number-columns-repeated="1024"/>
        </table:table-row>
        <table:table-row table:style-name="ro685">
          <table:table-cell office:value-type="float" office:value="34110">
            <text:p>34110</text:p>
          </table:table-cell>
          <table:table-cell office:value-type="float" office:value="31857">
            <text:p>31857</text:p>
          </table:table-cell>
          <table:table-cell table:style-name="ce4" table:formula="of:=[.A684]-[.B684]" office:value-type="float" office:value="2253">
            <text:p>2253</text:p>
          </table:table-cell>
          <table:table-cell table:style-name="ce4" table:formula="of:=[.C684]-[.C683]" office:value-type="float" office:value="3">
            <text:p>3</text:p>
          </table:table-cell>
          <table:table-cell table:style-name="ce4" table:formula="of:=[.A684]+4*([.A684]/50+2)" office:value-type="float" office:value="36846.800000000003">
            <text:p>36846.800000000003</text:p>
          </table:table-cell>
          <table:table-cell table:number-columns-repeated="1024"/>
        </table:table-row>
        <table:table-row table:style-name="ro686">
          <table:table-cell office:value-type="float" office:value="34160">
            <text:p>34160</text:p>
          </table:table-cell>
          <table:table-cell office:value-type="float" office:value="31904">
            <text:p>31904</text:p>
          </table:table-cell>
          <table:table-cell table:style-name="ce4" table:formula="of:=[.A685]-[.B685]" office:value-type="float" office:value="2256">
            <text:p>2256</text:p>
          </table:table-cell>
          <table:table-cell table:style-name="ce4" table:formula="of:=[.C685]-[.C684]" office:value-type="float" office:value="3">
            <text:p>3</text:p>
          </table:table-cell>
          <table:table-cell table:style-name="ce4" table:formula="of:=[.A685]+4*([.A685]/50+2)" office:value-type="float" office:value="36900.800000000003">
            <text:p>36900.800000000003</text:p>
          </table:table-cell>
          <table:table-cell table:number-columns-repeated="1024"/>
        </table:table-row>
        <table:table-row table:style-name="ro687">
          <table:table-cell office:value-type="float" office:value="34210">
            <text:p>34210</text:p>
          </table:table-cell>
          <table:table-cell office:value-type="float" office:value="31950">
            <text:p>31950</text:p>
          </table:table-cell>
          <table:table-cell table:style-name="ce4" table:formula="of:=[.A686]-[.B686]" office:value-type="float" office:value="2260">
            <text:p>2260</text:p>
          </table:table-cell>
          <table:table-cell table:style-name="ce4" table:formula="of:=[.C686]-[.C685]" office:value-type="float" office:value="4">
            <text:p>4</text:p>
          </table:table-cell>
          <table:table-cell table:style-name="ce4" table:formula="of:=[.A686]+4*([.A686]/50+2)" office:value-type="float" office:value="36954.800000000003">
            <text:p>36954.800000000003</text:p>
          </table:table-cell>
          <table:table-cell table:number-columns-repeated="1024"/>
        </table:table-row>
        <table:table-row table:style-name="ro688">
          <table:table-cell office:value-type="float" office:value="34260">
            <text:p>34260</text:p>
          </table:table-cell>
          <table:table-cell office:value-type="float" office:value="31997">
            <text:p>31997</text:p>
          </table:table-cell>
          <table:table-cell table:style-name="ce4" table:formula="of:=[.A687]-[.B687]" office:value-type="float" office:value="2263">
            <text:p>2263</text:p>
          </table:table-cell>
          <table:table-cell table:style-name="ce4" table:formula="of:=[.C687]-[.C686]" office:value-type="float" office:value="3">
            <text:p>3</text:p>
          </table:table-cell>
          <table:table-cell table:style-name="ce4" table:formula="of:=[.A687]+4*([.A687]/50+2)" office:value-type="float" office:value="37008.800000000003">
            <text:p>37008.800000000003</text:p>
          </table:table-cell>
          <table:table-cell table:number-columns-repeated="1024"/>
        </table:table-row>
        <table:table-row table:style-name="ro689">
          <table:table-cell office:value-type="float" office:value="34310">
            <text:p>34310</text:p>
          </table:table-cell>
          <table:table-cell office:value-type="float" office:value="32044">
            <text:p>32044</text:p>
          </table:table-cell>
          <table:table-cell table:style-name="ce4" table:formula="of:=[.A688]-[.B688]" office:value-type="float" office:value="2266">
            <text:p>2266</text:p>
          </table:table-cell>
          <table:table-cell table:style-name="ce4" table:formula="of:=[.C688]-[.C687]" office:value-type="float" office:value="3">
            <text:p>3</text:p>
          </table:table-cell>
          <table:table-cell table:style-name="ce4" table:formula="of:=[.A688]+4*([.A688]/50+2)" office:value-type="float" office:value="37062.800000000003">
            <text:p>37062.800000000003</text:p>
          </table:table-cell>
          <table:table-cell table:number-columns-repeated="1024"/>
        </table:table-row>
        <table:table-row table:style-name="ro690">
          <table:table-cell office:value-type="float" office:value="34360">
            <text:p>34360</text:p>
          </table:table-cell>
          <table:table-cell office:value-type="float" office:value="32090">
            <text:p>32090</text:p>
          </table:table-cell>
          <table:table-cell table:style-name="ce4" table:formula="of:=[.A689]-[.B689]" office:value-type="float" office:value="2270">
            <text:p>2270</text:p>
          </table:table-cell>
          <table:table-cell table:style-name="ce4" table:formula="of:=[.C689]-[.C688]" office:value-type="float" office:value="4">
            <text:p>4</text:p>
          </table:table-cell>
          <table:table-cell table:style-name="ce4" table:formula="of:=[.A689]+4*([.A689]/50+2)" office:value-type="float" office:value="37116.800000000003">
            <text:p>37116.800000000003</text:p>
          </table:table-cell>
          <table:table-cell table:number-columns-repeated="1024"/>
        </table:table-row>
        <table:table-row table:style-name="ro691">
          <table:table-cell office:value-type="float" office:value="34410">
            <text:p>34410</text:p>
          </table:table-cell>
          <table:table-cell office:value-type="float" office:value="32137">
            <text:p>32137</text:p>
          </table:table-cell>
          <table:table-cell table:style-name="ce4" table:formula="of:=[.A690]-[.B690]" office:value-type="float" office:value="2273">
            <text:p>2273</text:p>
          </table:table-cell>
          <table:table-cell table:style-name="ce4" table:formula="of:=[.C690]-[.C689]" office:value-type="float" office:value="3">
            <text:p>3</text:p>
          </table:table-cell>
          <table:table-cell table:style-name="ce4" table:formula="of:=[.A690]+4*([.A690]/50+2)" office:value-type="float" office:value="37170.800000000003">
            <text:p>37170.800000000003</text:p>
          </table:table-cell>
          <table:table-cell table:number-columns-repeated="1024"/>
        </table:table-row>
        <table:table-row table:style-name="ro692">
          <table:table-cell office:value-type="float" office:value="34460">
            <text:p>34460</text:p>
          </table:table-cell>
          <table:table-cell office:value-type="float" office:value="32184">
            <text:p>32184</text:p>
          </table:table-cell>
          <table:table-cell table:style-name="ce4" table:formula="of:=[.A691]-[.B691]" office:value-type="float" office:value="2276">
            <text:p>2276</text:p>
          </table:table-cell>
          <table:table-cell table:style-name="ce4" table:formula="of:=[.C691]-[.C690]" office:value-type="float" office:value="3">
            <text:p>3</text:p>
          </table:table-cell>
          <table:table-cell table:style-name="ce4" table:formula="of:=[.A691]+4*([.A691]/50+2)" office:value-type="float" office:value="37224.800000000003">
            <text:p>37224.800000000003</text:p>
          </table:table-cell>
          <table:table-cell table:number-columns-repeated="1024"/>
        </table:table-row>
        <table:table-row table:style-name="ro693">
          <table:table-cell office:value-type="float" office:value="34510">
            <text:p>34510</text:p>
          </table:table-cell>
          <table:table-cell office:value-type="float" office:value="32230">
            <text:p>32230</text:p>
          </table:table-cell>
          <table:table-cell table:style-name="ce4" table:formula="of:=[.A692]-[.B692]" office:value-type="float" office:value="2280">
            <text:p>2280</text:p>
          </table:table-cell>
          <table:table-cell table:style-name="ce4" table:formula="of:=[.C692]-[.C691]" office:value-type="float" office:value="4">
            <text:p>4</text:p>
          </table:table-cell>
          <table:table-cell table:style-name="ce4" table:formula="of:=[.A692]+4*([.A692]/50+2)" office:value-type="float" office:value="37278.800000000003">
            <text:p>37278.800000000003</text:p>
          </table:table-cell>
          <table:table-cell table:number-columns-repeated="1024"/>
        </table:table-row>
        <table:table-row table:style-name="ro694">
          <table:table-cell office:value-type="float" office:value="34560">
            <text:p>34560</text:p>
          </table:table-cell>
          <table:table-cell office:value-type="float" office:value="32277">
            <text:p>32277</text:p>
          </table:table-cell>
          <table:table-cell table:style-name="ce4" table:formula="of:=[.A693]-[.B693]" office:value-type="float" office:value="2283">
            <text:p>2283</text:p>
          </table:table-cell>
          <table:table-cell table:style-name="ce4" table:formula="of:=[.C693]-[.C692]" office:value-type="float" office:value="3">
            <text:p>3</text:p>
          </table:table-cell>
          <table:table-cell table:style-name="ce4" table:formula="of:=[.A693]+4*([.A693]/50+2)" office:value-type="float" office:value="37332.800000000003">
            <text:p>37332.800000000003</text:p>
          </table:table-cell>
          <table:table-cell table:number-columns-repeated="1024"/>
        </table:table-row>
        <table:table-row table:style-name="ro695">
          <table:table-cell office:value-type="float" office:value="34610">
            <text:p>34610</text:p>
          </table:table-cell>
          <table:table-cell office:value-type="float" office:value="32324">
            <text:p>32324</text:p>
          </table:table-cell>
          <table:table-cell table:style-name="ce4" table:formula="of:=[.A694]-[.B694]" office:value-type="float" office:value="2286">
            <text:p>2286</text:p>
          </table:table-cell>
          <table:table-cell table:style-name="ce4" table:formula="of:=[.C694]-[.C693]" office:value-type="float" office:value="3">
            <text:p>3</text:p>
          </table:table-cell>
          <table:table-cell table:style-name="ce4" table:formula="of:=[.A694]+4*([.A694]/50+2)" office:value-type="float" office:value="37386.800000000003">
            <text:p>37386.800000000003</text:p>
          </table:table-cell>
          <table:table-cell table:number-columns-repeated="1024"/>
        </table:table-row>
        <table:table-row table:style-name="ro696">
          <table:table-cell office:value-type="float" office:value="34660">
            <text:p>34660</text:p>
          </table:table-cell>
          <table:table-cell office:value-type="float" office:value="32370">
            <text:p>32370</text:p>
          </table:table-cell>
          <table:table-cell table:style-name="ce4" table:formula="of:=[.A695]-[.B695]" office:value-type="float" office:value="2290">
            <text:p>2290</text:p>
          </table:table-cell>
          <table:table-cell table:style-name="ce4" table:formula="of:=[.C695]-[.C694]" office:value-type="float" office:value="4">
            <text:p>4</text:p>
          </table:table-cell>
          <table:table-cell table:style-name="ce4" table:formula="of:=[.A695]+4*([.A695]/50+2)" office:value-type="float" office:value="37440.800000000003">
            <text:p>37440.800000000003</text:p>
          </table:table-cell>
          <table:table-cell table:number-columns-repeated="1024"/>
        </table:table-row>
        <table:table-row table:style-name="ro697">
          <table:table-cell office:value-type="float" office:value="34710">
            <text:p>34710</text:p>
          </table:table-cell>
          <table:table-cell office:value-type="float" office:value="32417">
            <text:p>32417</text:p>
          </table:table-cell>
          <table:table-cell table:style-name="ce4" table:formula="of:=[.A696]-[.B696]" office:value-type="float" office:value="2293">
            <text:p>2293</text:p>
          </table:table-cell>
          <table:table-cell table:style-name="ce4" table:formula="of:=[.C696]-[.C695]" office:value-type="float" office:value="3">
            <text:p>3</text:p>
          </table:table-cell>
          <table:table-cell table:style-name="ce4" table:formula="of:=[.A696]+4*([.A696]/50+2)" office:value-type="float" office:value="37494.800000000003">
            <text:p>37494.800000000003</text:p>
          </table:table-cell>
          <table:table-cell table:number-columns-repeated="1024"/>
        </table:table-row>
        <table:table-row table:style-name="ro698">
          <table:table-cell office:value-type="float" office:value="34760">
            <text:p>34760</text:p>
          </table:table-cell>
          <table:table-cell office:value-type="float" office:value="32464">
            <text:p>32464</text:p>
          </table:table-cell>
          <table:table-cell table:style-name="ce4" table:formula="of:=[.A697]-[.B697]" office:value-type="float" office:value="2296">
            <text:p>2296</text:p>
          </table:table-cell>
          <table:table-cell table:style-name="ce4" table:formula="of:=[.C697]-[.C696]" office:value-type="float" office:value="3">
            <text:p>3</text:p>
          </table:table-cell>
          <table:table-cell table:style-name="ce4" table:formula="of:=[.A697]+4*([.A697]/50+2)" office:value-type="float" office:value="37548.800000000003">
            <text:p>37548.800000000003</text:p>
          </table:table-cell>
          <table:table-cell table:number-columns-repeated="1024"/>
        </table:table-row>
        <table:table-row table:style-name="ro699">
          <table:table-cell office:value-type="float" office:value="34810">
            <text:p>34810</text:p>
          </table:table-cell>
          <table:table-cell office:value-type="float" office:value="32511">
            <text:p>32511</text:p>
          </table:table-cell>
          <table:table-cell table:style-name="ce4" table:formula="of:=[.A698]-[.B698]" office:value-type="float" office:value="2299">
            <text:p>2299</text:p>
          </table:table-cell>
          <table:table-cell table:style-name="ce4" table:formula="of:=[.C698]-[.C697]" office:value-type="float" office:value="3">
            <text:p>3</text:p>
          </table:table-cell>
          <table:table-cell table:style-name="ce4" table:formula="of:=[.A698]+4*([.A698]/50+2)" office:value-type="float" office:value="37602.800000000003">
            <text:p>37602.800000000003</text:p>
          </table:table-cell>
          <table:table-cell table:number-columns-repeated="1024"/>
        </table:table-row>
        <table:table-row table:style-name="ro700">
          <table:table-cell office:value-type="float" office:value="34860">
            <text:p>34860</text:p>
          </table:table-cell>
          <table:table-cell office:value-type="float" office:value="32557">
            <text:p>32557</text:p>
          </table:table-cell>
          <table:table-cell table:style-name="ce4" table:formula="of:=[.A699]-[.B699]" office:value-type="float" office:value="2303">
            <text:p>2303</text:p>
          </table:table-cell>
          <table:table-cell table:style-name="ce4" table:formula="of:=[.C699]-[.C698]" office:value-type="float" office:value="4">
            <text:p>4</text:p>
          </table:table-cell>
          <table:table-cell table:style-name="ce4" table:formula="of:=[.A699]+4*([.A699]/50+2)" office:value-type="float" office:value="37656.800000000003">
            <text:p>37656.800000000003</text:p>
          </table:table-cell>
          <table:table-cell table:number-columns-repeated="1024"/>
        </table:table-row>
        <table:table-row table:style-name="ro701">
          <table:table-cell office:value-type="float" office:value="34910">
            <text:p>34910</text:p>
          </table:table-cell>
          <table:table-cell office:value-type="float" office:value="32604">
            <text:p>32604</text:p>
          </table:table-cell>
          <table:table-cell table:style-name="ce4" table:formula="of:=[.A700]-[.B700]" office:value-type="float" office:value="2306">
            <text:p>2306</text:p>
          </table:table-cell>
          <table:table-cell table:style-name="ce4" table:formula="of:=[.C700]-[.C699]" office:value-type="float" office:value="3">
            <text:p>3</text:p>
          </table:table-cell>
          <table:table-cell table:style-name="ce4" table:formula="of:=[.A700]+4*([.A700]/50+2)" office:value-type="float" office:value="37710.800000000003">
            <text:p>37710.800000000003</text:p>
          </table:table-cell>
          <table:table-cell table:number-columns-repeated="1024"/>
        </table:table-row>
        <table:table-row table:style-name="ro702">
          <table:table-cell office:value-type="float" office:value="34960">
            <text:p>34960</text:p>
          </table:table-cell>
          <table:table-cell office:value-type="float" office:value="32651">
            <text:p>32651</text:p>
          </table:table-cell>
          <table:table-cell table:style-name="ce4" table:formula="of:=[.A701]-[.B701]" office:value-type="float" office:value="2309">
            <text:p>2309</text:p>
          </table:table-cell>
          <table:table-cell table:style-name="ce4" table:formula="of:=[.C701]-[.C700]" office:value-type="float" office:value="3">
            <text:p>3</text:p>
          </table:table-cell>
          <table:table-cell table:style-name="ce4" table:formula="of:=[.A701]+4*([.A701]/50+2)" office:value-type="float" office:value="37764.800000000003">
            <text:p>37764.800000000003</text:p>
          </table:table-cell>
          <table:table-cell table:number-columns-repeated="1024"/>
        </table:table-row>
        <table:table-row table:style-name="ro703">
          <table:table-cell office:value-type="float" office:value="35010">
            <text:p>35010</text:p>
          </table:table-cell>
          <table:table-cell office:value-type="float" office:value="32697">
            <text:p>32697</text:p>
          </table:table-cell>
          <table:table-cell table:style-name="ce4" table:formula="of:=[.A702]-[.B702]" office:value-type="float" office:value="2313">
            <text:p>2313</text:p>
          </table:table-cell>
          <table:table-cell table:style-name="ce4" table:formula="of:=[.C702]-[.C701]" office:value-type="float" office:value="4">
            <text:p>4</text:p>
          </table:table-cell>
          <table:table-cell table:style-name="ce4" table:formula="of:=[.A702]+4*([.A702]/50+2)" office:value-type="float" office:value="37818.800000000003">
            <text:p>37818.800000000003</text:p>
          </table:table-cell>
          <table:table-cell table:number-columns-repeated="1024"/>
        </table:table-row>
        <table:table-row table:style-name="ro704">
          <table:table-cell office:value-type="float" office:value="35060">
            <text:p>35060</text:p>
          </table:table-cell>
          <table:table-cell office:value-type="float" office:value="32744">
            <text:p>32744</text:p>
          </table:table-cell>
          <table:table-cell table:style-name="ce4" table:formula="of:=[.A703]-[.B703]" office:value-type="float" office:value="2316">
            <text:p>2316</text:p>
          </table:table-cell>
          <table:table-cell table:style-name="ce4" table:formula="of:=[.C703]-[.C702]" office:value-type="float" office:value="3">
            <text:p>3</text:p>
          </table:table-cell>
          <table:table-cell table:style-name="ce4" table:formula="of:=[.A703]+4*([.A703]/50+2)" office:value-type="float" office:value="37872.800000000003">
            <text:p>37872.800000000003</text:p>
          </table:table-cell>
          <table:table-cell table:number-columns-repeated="1024"/>
        </table:table-row>
        <table:table-row table:style-name="ro705">
          <table:table-cell office:value-type="float" office:value="35110">
            <text:p>35110</text:p>
          </table:table-cell>
          <table:table-cell office:value-type="float" office:value="32791">
            <text:p>32791</text:p>
          </table:table-cell>
          <table:table-cell table:style-name="ce4" table:formula="of:=[.A704]-[.B704]" office:value-type="float" office:value="2319">
            <text:p>2319</text:p>
          </table:table-cell>
          <table:table-cell table:style-name="ce4" table:formula="of:=[.C704]-[.C703]" office:value-type="float" office:value="3">
            <text:p>3</text:p>
          </table:table-cell>
          <table:table-cell table:style-name="ce4" table:formula="of:=[.A704]+4*([.A704]/50+2)" office:value-type="float" office:value="37926.800000000003">
            <text:p>37926.800000000003</text:p>
          </table:table-cell>
          <table:table-cell table:number-columns-repeated="1024"/>
        </table:table-row>
        <table:table-row table:style-name="ro706">
          <table:table-cell office:value-type="float" office:value="35160">
            <text:p>35160</text:p>
          </table:table-cell>
          <table:table-cell office:value-type="float" office:value="32838">
            <text:p>32838</text:p>
          </table:table-cell>
          <table:table-cell table:style-name="ce4" table:formula="of:=[.A705]-[.B705]" office:value-type="float" office:value="2322">
            <text:p>2322</text:p>
          </table:table-cell>
          <table:table-cell table:style-name="ce4" table:formula="of:=[.C705]-[.C704]" office:value-type="float" office:value="3">
            <text:p>3</text:p>
          </table:table-cell>
          <table:table-cell table:style-name="ce4" table:formula="of:=[.A705]+4*([.A705]/50+2)" office:value-type="float" office:value="37980.800000000003">
            <text:p>37980.800000000003</text:p>
          </table:table-cell>
          <table:table-cell table:number-columns-repeated="1024"/>
        </table:table-row>
        <table:table-row table:style-name="ro707">
          <table:table-cell office:value-type="float" office:value="35210">
            <text:p>35210</text:p>
          </table:table-cell>
          <table:table-cell office:value-type="float" office:value="32884">
            <text:p>32884</text:p>
          </table:table-cell>
          <table:table-cell table:style-name="ce4" table:formula="of:=[.A706]-[.B706]" office:value-type="float" office:value="2326">
            <text:p>2326</text:p>
          </table:table-cell>
          <table:table-cell table:style-name="ce4" table:formula="of:=[.C706]-[.C705]" office:value-type="float" office:value="4">
            <text:p>4</text:p>
          </table:table-cell>
          <table:table-cell table:style-name="ce4" table:formula="of:=[.A706]+4*([.A706]/50+2)" office:value-type="float" office:value="38034.800000000003">
            <text:p>38034.800000000003</text:p>
          </table:table-cell>
          <table:table-cell table:number-columns-repeated="1024"/>
        </table:table-row>
        <table:table-row table:style-name="ro708">
          <table:table-cell office:value-type="float" office:value="35260">
            <text:p>35260</text:p>
          </table:table-cell>
          <table:table-cell office:value-type="float" office:value="32931">
            <text:p>32931</text:p>
          </table:table-cell>
          <table:table-cell table:style-name="ce4" table:formula="of:=[.A707]-[.B707]" office:value-type="float" office:value="2329">
            <text:p>2329</text:p>
          </table:table-cell>
          <table:table-cell table:style-name="ce4" table:formula="of:=[.C707]-[.C706]" office:value-type="float" office:value="3">
            <text:p>3</text:p>
          </table:table-cell>
          <table:table-cell table:style-name="ce4" table:formula="of:=[.A707]+4*([.A707]/50+2)" office:value-type="float" office:value="38088.800000000003">
            <text:p>38088.800000000003</text:p>
          </table:table-cell>
          <table:table-cell table:number-columns-repeated="1024"/>
        </table:table-row>
        <table:table-row table:style-name="ro709">
          <table:table-cell office:value-type="float" office:value="35310">
            <text:p>35310</text:p>
          </table:table-cell>
          <table:table-cell office:value-type="float" office:value="32978">
            <text:p>32978</text:p>
          </table:table-cell>
          <table:table-cell table:style-name="ce4" table:formula="of:=[.A708]-[.B708]" office:value-type="float" office:value="2332">
            <text:p>2332</text:p>
          </table:table-cell>
          <table:table-cell table:style-name="ce4" table:formula="of:=[.C708]-[.C707]" office:value-type="float" office:value="3">
            <text:p>3</text:p>
          </table:table-cell>
          <table:table-cell table:style-name="ce4" table:formula="of:=[.A708]+4*([.A708]/50+2)" office:value-type="float" office:value="38142.800000000003">
            <text:p>38142.800000000003</text:p>
          </table:table-cell>
          <table:table-cell table:number-columns-repeated="1024"/>
        </table:table-row>
        <table:table-row table:style-name="ro710">
          <table:table-cell office:value-type="float" office:value="35360">
            <text:p>35360</text:p>
          </table:table-cell>
          <table:table-cell office:value-type="float" office:value="33024">
            <text:p>33024</text:p>
          </table:table-cell>
          <table:table-cell table:style-name="ce4" table:formula="of:=[.A709]-[.B709]" office:value-type="float" office:value="2336">
            <text:p>2336</text:p>
          </table:table-cell>
          <table:table-cell table:style-name="ce4" table:formula="of:=[.C709]-[.C708]" office:value-type="float" office:value="4">
            <text:p>4</text:p>
          </table:table-cell>
          <table:table-cell table:style-name="ce4" table:formula="of:=[.A709]+4*([.A709]/50+2)" office:value-type="float" office:value="38196.800000000003">
            <text:p>38196.800000000003</text:p>
          </table:table-cell>
          <table:table-cell table:number-columns-repeated="1024"/>
        </table:table-row>
        <table:table-row table:style-name="ro711">
          <table:table-cell office:value-type="float" office:value="35410">
            <text:p>35410</text:p>
          </table:table-cell>
          <table:table-cell office:value-type="float" office:value="33071">
            <text:p>33071</text:p>
          </table:table-cell>
          <table:table-cell table:style-name="ce4" table:formula="of:=[.A710]-[.B710]" office:value-type="float" office:value="2339">
            <text:p>2339</text:p>
          </table:table-cell>
          <table:table-cell table:style-name="ce4" table:formula="of:=[.C710]-[.C709]" office:value-type="float" office:value="3">
            <text:p>3</text:p>
          </table:table-cell>
          <table:table-cell table:style-name="ce4" table:formula="of:=[.A710]+4*([.A710]/50+2)" office:value-type="float" office:value="38250.800000000003">
            <text:p>38250.800000000003</text:p>
          </table:table-cell>
          <table:table-cell table:number-columns-repeated="1024"/>
        </table:table-row>
        <table:table-row table:style-name="ro712">
          <table:table-cell office:value-type="float" office:value="35460">
            <text:p>35460</text:p>
          </table:table-cell>
          <table:table-cell office:value-type="float" office:value="33118">
            <text:p>33118</text:p>
          </table:table-cell>
          <table:table-cell table:style-name="ce4" table:formula="of:=[.A711]-[.B711]" office:value-type="float" office:value="2342">
            <text:p>2342</text:p>
          </table:table-cell>
          <table:table-cell table:style-name="ce4" table:formula="of:=[.C711]-[.C710]" office:value-type="float" office:value="3">
            <text:p>3</text:p>
          </table:table-cell>
          <table:table-cell table:style-name="ce4" table:formula="of:=[.A711]+4*([.A711]/50+2)" office:value-type="float" office:value="38304.800000000003">
            <text:p>38304.800000000003</text:p>
          </table:table-cell>
          <table:table-cell table:number-columns-repeated="1024"/>
        </table:table-row>
        <table:table-row table:style-name="ro713">
          <table:table-cell office:value-type="float" office:value="35510">
            <text:p>35510</text:p>
          </table:table-cell>
          <table:table-cell office:value-type="float" office:value="33164">
            <text:p>33164</text:p>
          </table:table-cell>
          <table:table-cell table:style-name="ce4" table:formula="of:=[.A712]-[.B712]" office:value-type="float" office:value="2346">
            <text:p>2346</text:p>
          </table:table-cell>
          <table:table-cell table:style-name="ce4" table:formula="of:=[.C712]-[.C711]" office:value-type="float" office:value="4">
            <text:p>4</text:p>
          </table:table-cell>
          <table:table-cell table:style-name="ce4" table:formula="of:=[.A712]+4*([.A712]/50+2)" office:value-type="float" office:value="38358.800000000003">
            <text:p>38358.800000000003</text:p>
          </table:table-cell>
          <table:table-cell table:number-columns-repeated="1024"/>
        </table:table-row>
        <table:table-row table:style-name="ro714">
          <table:table-cell office:value-type="float" office:value="35560">
            <text:p>35560</text:p>
          </table:table-cell>
          <table:table-cell office:value-type="float" office:value="33211">
            <text:p>33211</text:p>
          </table:table-cell>
          <table:table-cell table:style-name="ce4" table:formula="of:=[.A713]-[.B713]" office:value-type="float" office:value="2349">
            <text:p>2349</text:p>
          </table:table-cell>
          <table:table-cell table:style-name="ce4" table:formula="of:=[.C713]-[.C712]" office:value-type="float" office:value="3">
            <text:p>3</text:p>
          </table:table-cell>
          <table:table-cell table:style-name="ce4" table:formula="of:=[.A713]+4*([.A713]/50+2)" office:value-type="float" office:value="38412.800000000003">
            <text:p>38412.800000000003</text:p>
          </table:table-cell>
          <table:table-cell table:number-columns-repeated="1024"/>
        </table:table-row>
        <table:table-row table:style-name="ro715">
          <table:table-cell office:value-type="float" office:value="35610">
            <text:p>35610</text:p>
          </table:table-cell>
          <table:table-cell office:value-type="float" office:value="33258">
            <text:p>33258</text:p>
          </table:table-cell>
          <table:table-cell table:style-name="ce4" table:formula="of:=[.A714]-[.B714]" office:value-type="float" office:value="2352">
            <text:p>2352</text:p>
          </table:table-cell>
          <table:table-cell table:style-name="ce4" table:formula="of:=[.C714]-[.C713]" office:value-type="float" office:value="3">
            <text:p>3</text:p>
          </table:table-cell>
          <table:table-cell table:style-name="ce4" table:formula="of:=[.A714]+4*([.A714]/50+2)" office:value-type="float" office:value="38466.800000000003">
            <text:p>38466.800000000003</text:p>
          </table:table-cell>
          <table:table-cell table:number-columns-repeated="1024"/>
        </table:table-row>
        <table:table-row table:style-name="ro716">
          <table:table-cell office:value-type="float" office:value="35660">
            <text:p>35660</text:p>
          </table:table-cell>
          <table:table-cell office:value-type="float" office:value="33305">
            <text:p>33305</text:p>
          </table:table-cell>
          <table:table-cell table:style-name="ce4" table:formula="of:=[.A715]-[.B715]" office:value-type="float" office:value="2355">
            <text:p>2355</text:p>
          </table:table-cell>
          <table:table-cell table:style-name="ce4" table:formula="of:=[.C715]-[.C714]" office:value-type="float" office:value="3">
            <text:p>3</text:p>
          </table:table-cell>
          <table:table-cell table:style-name="ce4" table:formula="of:=[.A715]+4*([.A715]/50+2)" office:value-type="float" office:value="38520.800000000003">
            <text:p>38520.800000000003</text:p>
          </table:table-cell>
          <table:table-cell table:number-columns-repeated="1024"/>
        </table:table-row>
        <table:table-row table:style-name="ro717">
          <table:table-cell office:value-type="float" office:value="35710">
            <text:p>35710</text:p>
          </table:table-cell>
          <table:table-cell office:value-type="float" office:value="33351">
            <text:p>33351</text:p>
          </table:table-cell>
          <table:table-cell table:style-name="ce4" table:formula="of:=[.A716]-[.B716]" office:value-type="float" office:value="2359">
            <text:p>2359</text:p>
          </table:table-cell>
          <table:table-cell table:style-name="ce4" table:formula="of:=[.C716]-[.C715]" office:value-type="float" office:value="4">
            <text:p>4</text:p>
          </table:table-cell>
          <table:table-cell table:style-name="ce4" table:formula="of:=[.A716]+4*([.A716]/50+2)" office:value-type="float" office:value="38574.800000000003">
            <text:p>38574.800000000003</text:p>
          </table:table-cell>
          <table:table-cell table:number-columns-repeated="1024"/>
        </table:table-row>
        <table:table-row table:style-name="ro718">
          <table:table-cell office:value-type="float" office:value="35760">
            <text:p>35760</text:p>
          </table:table-cell>
          <table:table-cell office:value-type="float" office:value="33398">
            <text:p>33398</text:p>
          </table:table-cell>
          <table:table-cell table:style-name="ce4" table:formula="of:=[.A717]-[.B717]" office:value-type="float" office:value="2362">
            <text:p>2362</text:p>
          </table:table-cell>
          <table:table-cell table:style-name="ce4" table:formula="of:=[.C717]-[.C716]" office:value-type="float" office:value="3">
            <text:p>3</text:p>
          </table:table-cell>
          <table:table-cell table:style-name="ce4" table:formula="of:=[.A717]+4*([.A717]/50+2)" office:value-type="float" office:value="38628.800000000003">
            <text:p>38628.800000000003</text:p>
          </table:table-cell>
          <table:table-cell table:number-columns-repeated="1024"/>
        </table:table-row>
        <table:table-row table:style-name="ro719">
          <table:table-cell office:value-type="float" office:value="35810">
            <text:p>35810</text:p>
          </table:table-cell>
          <table:table-cell office:value-type="float" office:value="33445">
            <text:p>33445</text:p>
          </table:table-cell>
          <table:table-cell table:style-name="ce4" table:formula="of:=[.A718]-[.B718]" office:value-type="float" office:value="2365">
            <text:p>2365</text:p>
          </table:table-cell>
          <table:table-cell table:style-name="ce4" table:formula="of:=[.C718]-[.C717]" office:value-type="float" office:value="3">
            <text:p>3</text:p>
          </table:table-cell>
          <table:table-cell table:style-name="ce4" table:formula="of:=[.A718]+4*([.A718]/50+2)" office:value-type="float" office:value="38682.800000000003">
            <text:p>38682.800000000003</text:p>
          </table:table-cell>
          <table:table-cell table:number-columns-repeated="1024"/>
        </table:table-row>
        <table:table-row table:style-name="ro720">
          <table:table-cell office:value-type="float" office:value="35860">
            <text:p>35860</text:p>
          </table:table-cell>
          <table:table-cell office:value-type="float" office:value="33491">
            <text:p>33491</text:p>
          </table:table-cell>
          <table:table-cell table:style-name="ce4" table:formula="of:=[.A719]-[.B719]" office:value-type="float" office:value="2369">
            <text:p>2369</text:p>
          </table:table-cell>
          <table:table-cell table:style-name="ce4" table:formula="of:=[.C719]-[.C718]" office:value-type="float" office:value="4">
            <text:p>4</text:p>
          </table:table-cell>
          <table:table-cell table:style-name="ce4" table:formula="of:=[.A719]+4*([.A719]/50+2)" office:value-type="float" office:value="38736.800000000003">
            <text:p>38736.800000000003</text:p>
          </table:table-cell>
          <table:table-cell table:number-columns-repeated="1024"/>
        </table:table-row>
        <table:table-row table:style-name="ro721">
          <table:table-cell office:value-type="float" office:value="35910">
            <text:p>35910</text:p>
          </table:table-cell>
          <table:table-cell office:value-type="float" office:value="33538">
            <text:p>33538</text:p>
          </table:table-cell>
          <table:table-cell table:style-name="ce4" table:formula="of:=[.A720]-[.B720]" office:value-type="float" office:value="2372">
            <text:p>2372</text:p>
          </table:table-cell>
          <table:table-cell table:style-name="ce4" table:formula="of:=[.C720]-[.C719]" office:value-type="float" office:value="3">
            <text:p>3</text:p>
          </table:table-cell>
          <table:table-cell table:style-name="ce4" table:formula="of:=[.A720]+4*([.A720]/50+2)" office:value-type="float" office:value="38790.800000000003">
            <text:p>38790.800000000003</text:p>
          </table:table-cell>
          <table:table-cell table:number-columns-repeated="1024"/>
        </table:table-row>
        <table:table-row table:style-name="ro722">
          <table:table-cell office:value-type="float" office:value="35960">
            <text:p>35960</text:p>
          </table:table-cell>
          <table:table-cell office:value-type="float" office:value="33585">
            <text:p>33585</text:p>
          </table:table-cell>
          <table:table-cell table:style-name="ce4" table:formula="of:=[.A721]-[.B721]" office:value-type="float" office:value="2375">
            <text:p>2375</text:p>
          </table:table-cell>
          <table:table-cell table:style-name="ce4" table:formula="of:=[.C721]-[.C720]" office:value-type="float" office:value="3">
            <text:p>3</text:p>
          </table:table-cell>
          <table:table-cell table:style-name="ce4" table:formula="of:=[.A721]+4*([.A721]/50+2)" office:value-type="float" office:value="38844.800000000003">
            <text:p>38844.800000000003</text:p>
          </table:table-cell>
          <table:table-cell table:number-columns-repeated="1024"/>
        </table:table-row>
        <table:table-row table:style-name="ro723">
          <table:table-cell office:value-type="float" office:value="36010">
            <text:p>36010</text:p>
          </table:table-cell>
          <table:table-cell office:value-type="float" office:value="33631">
            <text:p>33631</text:p>
          </table:table-cell>
          <table:table-cell table:style-name="ce4" table:formula="of:=[.A722]-[.B722]" office:value-type="float" office:value="2379">
            <text:p>2379</text:p>
          </table:table-cell>
          <table:table-cell table:style-name="ce4" table:formula="of:=[.C722]-[.C721]" office:value-type="float" office:value="4">
            <text:p>4</text:p>
          </table:table-cell>
          <table:table-cell table:style-name="ce4" table:formula="of:=[.A722]+4*([.A722]/50+2)" office:value-type="float" office:value="38898.800000000003">
            <text:p>38898.800000000003</text:p>
          </table:table-cell>
          <table:table-cell table:number-columns-repeated="1024"/>
        </table:table-row>
        <table:table-row table:style-name="ro724">
          <table:table-cell office:value-type="float" office:value="36060">
            <text:p>36060</text:p>
          </table:table-cell>
          <table:table-cell office:value-type="float" office:value="33678">
            <text:p>33678</text:p>
          </table:table-cell>
          <table:table-cell table:style-name="ce4" table:formula="of:=[.A723]-[.B723]" office:value-type="float" office:value="2382">
            <text:p>2382</text:p>
          </table:table-cell>
          <table:table-cell table:style-name="ce4" table:formula="of:=[.C723]-[.C722]" office:value-type="float" office:value="3">
            <text:p>3</text:p>
          </table:table-cell>
          <table:table-cell table:style-name="ce4" table:formula="of:=[.A723]+4*([.A723]/50+2)" office:value-type="float" office:value="38952.800000000003">
            <text:p>38952.800000000003</text:p>
          </table:table-cell>
          <table:table-cell table:number-columns-repeated="1024"/>
        </table:table-row>
        <table:table-row table:style-name="ro725">
          <table:table-cell office:value-type="float" office:value="36110">
            <text:p>36110</text:p>
          </table:table-cell>
          <table:table-cell office:value-type="float" office:value="33725">
            <text:p>33725</text:p>
          </table:table-cell>
          <table:table-cell table:style-name="ce4" table:formula="of:=[.A724]-[.B724]" office:value-type="float" office:value="2385">
            <text:p>2385</text:p>
          </table:table-cell>
          <table:table-cell table:style-name="ce4" table:formula="of:=[.C724]-[.C723]" office:value-type="float" office:value="3">
            <text:p>3</text:p>
          </table:table-cell>
          <table:table-cell table:style-name="ce4" table:formula="of:=[.A724]+4*([.A724]/50+2)" office:value-type="float" office:value="39006.800000000003">
            <text:p>39006.800000000003</text:p>
          </table:table-cell>
          <table:table-cell table:number-columns-repeated="1024"/>
        </table:table-row>
        <table:table-row table:style-name="ro726">
          <table:table-cell office:value-type="float" office:value="36160">
            <text:p>36160</text:p>
          </table:table-cell>
          <table:table-cell office:value-type="float" office:value="33772">
            <text:p>33772</text:p>
          </table:table-cell>
          <table:table-cell table:style-name="ce4" table:formula="of:=[.A725]-[.B725]" office:value-type="float" office:value="2388">
            <text:p>2388</text:p>
          </table:table-cell>
          <table:table-cell table:style-name="ce4" table:formula="of:=[.C725]-[.C724]" office:value-type="float" office:value="3">
            <text:p>3</text:p>
          </table:table-cell>
          <table:table-cell table:style-name="ce4" table:formula="of:=[.A725]+4*([.A725]/50+2)" office:value-type="float" office:value="39060.800000000003">
            <text:p>39060.800000000003</text:p>
          </table:table-cell>
          <table:table-cell table:number-columns-repeated="1024"/>
        </table:table-row>
        <table:table-row table:style-name="ro727">
          <table:table-cell office:value-type="float" office:value="36210">
            <text:p>36210</text:p>
          </table:table-cell>
          <table:table-cell office:value-type="float" office:value="33818">
            <text:p>33818</text:p>
          </table:table-cell>
          <table:table-cell table:style-name="ce4" table:formula="of:=[.A726]-[.B726]" office:value-type="float" office:value="2392">
            <text:p>2392</text:p>
          </table:table-cell>
          <table:table-cell table:style-name="ce4" table:formula="of:=[.C726]-[.C725]" office:value-type="float" office:value="4">
            <text:p>4</text:p>
          </table:table-cell>
          <table:table-cell table:style-name="ce4" table:formula="of:=[.A726]+4*([.A726]/50+2)" office:value-type="float" office:value="39114.800000000003">
            <text:p>39114.800000000003</text:p>
          </table:table-cell>
          <table:table-cell table:number-columns-repeated="1024"/>
        </table:table-row>
        <table:table-row table:style-name="ro728">
          <table:table-cell office:value-type="float" office:value="36260">
            <text:p>36260</text:p>
          </table:table-cell>
          <table:table-cell office:value-type="float" office:value="33865">
            <text:p>33865</text:p>
          </table:table-cell>
          <table:table-cell table:style-name="ce4" table:formula="of:=[.A727]-[.B727]" office:value-type="float" office:value="2395">
            <text:p>2395</text:p>
          </table:table-cell>
          <table:table-cell table:style-name="ce4" table:formula="of:=[.C727]-[.C726]" office:value-type="float" office:value="3">
            <text:p>3</text:p>
          </table:table-cell>
          <table:table-cell table:style-name="ce4" table:formula="of:=[.A727]+4*([.A727]/50+2)" office:value-type="float" office:value="39168.800000000003">
            <text:p>39168.800000000003</text:p>
          </table:table-cell>
          <table:table-cell table:number-columns-repeated="1024"/>
        </table:table-row>
        <table:table-row table:style-name="ro729">
          <table:table-cell office:value-type="float" office:value="36310">
            <text:p>36310</text:p>
          </table:table-cell>
          <table:table-cell office:value-type="float" office:value="33912">
            <text:p>33912</text:p>
          </table:table-cell>
          <table:table-cell table:style-name="ce4" table:formula="of:=[.A728]-[.B728]" office:value-type="float" office:value="2398">
            <text:p>2398</text:p>
          </table:table-cell>
          <table:table-cell table:style-name="ce4" table:formula="of:=[.C728]-[.C727]" office:value-type="float" office:value="3">
            <text:p>3</text:p>
          </table:table-cell>
          <table:table-cell table:style-name="ce4" table:formula="of:=[.A728]+4*([.A728]/50+2)" office:value-type="float" office:value="39222.800000000003">
            <text:p>39222.800000000003</text:p>
          </table:table-cell>
          <table:table-cell table:number-columns-repeated="1024"/>
        </table:table-row>
        <table:table-row table:style-name="ro730">
          <table:table-cell office:value-type="float" office:value="36360">
            <text:p>36360</text:p>
          </table:table-cell>
          <table:table-cell office:value-type="float" office:value="33958">
            <text:p>33958</text:p>
          </table:table-cell>
          <table:table-cell table:style-name="ce4" table:formula="of:=[.A729]-[.B729]" office:value-type="float" office:value="2402">
            <text:p>2402</text:p>
          </table:table-cell>
          <table:table-cell table:style-name="ce4" table:formula="of:=[.C729]-[.C728]" office:value-type="float" office:value="4">
            <text:p>4</text:p>
          </table:table-cell>
          <table:table-cell table:style-name="ce4" table:formula="of:=[.A729]+4*([.A729]/50+2)" office:value-type="float" office:value="39276.800000000003">
            <text:p>39276.800000000003</text:p>
          </table:table-cell>
          <table:table-cell table:number-columns-repeated="1024"/>
        </table:table-row>
        <table:table-row table:style-name="ro731">
          <table:table-cell office:value-type="float" office:value="36410">
            <text:p>36410</text:p>
          </table:table-cell>
          <table:table-cell office:value-type="float" office:value="34005">
            <text:p>34005</text:p>
          </table:table-cell>
          <table:table-cell table:style-name="ce4" table:formula="of:=[.A730]-[.B730]" office:value-type="float" office:value="2405">
            <text:p>2405</text:p>
          </table:table-cell>
          <table:table-cell table:style-name="ce4" table:formula="of:=[.C730]-[.C729]" office:value-type="float" office:value="3">
            <text:p>3</text:p>
          </table:table-cell>
          <table:table-cell table:style-name="ce4" table:formula="of:=[.A730]+4*([.A730]/50+2)" office:value-type="float" office:value="39330.800000000003">
            <text:p>39330.800000000003</text:p>
          </table:table-cell>
          <table:table-cell table:number-columns-repeated="1024"/>
        </table:table-row>
        <table:table-row table:style-name="ro732">
          <table:table-cell office:value-type="float" office:value="36460">
            <text:p>36460</text:p>
          </table:table-cell>
          <table:table-cell office:value-type="float" office:value="34052">
            <text:p>34052</text:p>
          </table:table-cell>
          <table:table-cell table:style-name="ce4" table:formula="of:=[.A731]-[.B731]" office:value-type="float" office:value="2408">
            <text:p>2408</text:p>
          </table:table-cell>
          <table:table-cell table:style-name="ce4" table:formula="of:=[.C731]-[.C730]" office:value-type="float" office:value="3">
            <text:p>3</text:p>
          </table:table-cell>
          <table:table-cell table:style-name="ce4" table:formula="of:=[.A731]+4*([.A731]/50+2)" office:value-type="float" office:value="39384.800000000003">
            <text:p>39384.800000000003</text:p>
          </table:table-cell>
          <table:table-cell table:number-columns-repeated="1024"/>
        </table:table-row>
        <table:table-row table:style-name="ro733">
          <table:table-cell office:value-type="float" office:value="36510">
            <text:p>36510</text:p>
          </table:table-cell>
          <table:table-cell office:value-type="float" office:value="34099">
            <text:p>34099</text:p>
          </table:table-cell>
          <table:table-cell table:style-name="ce4" table:formula="of:=[.A732]-[.B732]" office:value-type="float" office:value="2411">
            <text:p>2411</text:p>
          </table:table-cell>
          <table:table-cell table:style-name="ce4" table:formula="of:=[.C732]-[.C731]" office:value-type="float" office:value="3">
            <text:p>3</text:p>
          </table:table-cell>
          <table:table-cell table:style-name="ce4" table:formula="of:=[.A732]+4*([.A732]/50+2)" office:value-type="float" office:value="39438.800000000003">
            <text:p>39438.800000000003</text:p>
          </table:table-cell>
          <table:table-cell table:number-columns-repeated="1024"/>
        </table:table-row>
        <table:table-row table:style-name="ro734">
          <table:table-cell office:value-type="float" office:value="36560">
            <text:p>36560</text:p>
          </table:table-cell>
          <table:table-cell office:value-type="float" office:value="34145">
            <text:p>34145</text:p>
          </table:table-cell>
          <table:table-cell table:style-name="ce4" table:formula="of:=[.A733]-[.B733]" office:value-type="float" office:value="2415">
            <text:p>2415</text:p>
          </table:table-cell>
          <table:table-cell table:style-name="ce4" table:formula="of:=[.C733]-[.C732]" office:value-type="float" office:value="4">
            <text:p>4</text:p>
          </table:table-cell>
          <table:table-cell table:style-name="ce4" table:formula="of:=[.A733]+4*([.A733]/50+2)" office:value-type="float" office:value="39492.800000000003">
            <text:p>39492.800000000003</text:p>
          </table:table-cell>
          <table:table-cell table:number-columns-repeated="1024"/>
        </table:table-row>
        <table:table-row table:style-name="ro735">
          <table:table-cell office:value-type="float" office:value="36610">
            <text:p>36610</text:p>
          </table:table-cell>
          <table:table-cell office:value-type="float" office:value="34192">
            <text:p>34192</text:p>
          </table:table-cell>
          <table:table-cell table:style-name="ce4" table:formula="of:=[.A734]-[.B734]" office:value-type="float" office:value="2418">
            <text:p>2418</text:p>
          </table:table-cell>
          <table:table-cell table:style-name="ce4" table:formula="of:=[.C734]-[.C733]" office:value-type="float" office:value="3">
            <text:p>3</text:p>
          </table:table-cell>
          <table:table-cell table:style-name="ce4" table:formula="of:=[.A734]+4*([.A734]/50+2)" office:value-type="float" office:value="39546.800000000003">
            <text:p>39546.800000000003</text:p>
          </table:table-cell>
          <table:table-cell table:number-columns-repeated="1024"/>
        </table:table-row>
        <table:table-row table:style-name="ro736">
          <table:table-cell office:value-type="float" office:value="36660">
            <text:p>36660</text:p>
          </table:table-cell>
          <table:table-cell office:value-type="float" office:value="34239">
            <text:p>34239</text:p>
          </table:table-cell>
          <table:table-cell table:style-name="ce4" table:formula="of:=[.A735]-[.B735]" office:value-type="float" office:value="2421">
            <text:p>2421</text:p>
          </table:table-cell>
          <table:table-cell table:style-name="ce4" table:formula="of:=[.C735]-[.C734]" office:value-type="float" office:value="3">
            <text:p>3</text:p>
          </table:table-cell>
          <table:table-cell table:style-name="ce4" table:formula="of:=[.A735]+4*([.A735]/50+2)" office:value-type="float" office:value="39600.800000000003">
            <text:p>39600.800000000003</text:p>
          </table:table-cell>
          <table:table-cell table:number-columns-repeated="1024"/>
        </table:table-row>
        <table:table-row table:style-name="ro737">
          <table:table-cell office:value-type="float" office:value="36710">
            <text:p>36710</text:p>
          </table:table-cell>
          <table:table-cell office:value-type="float" office:value="34285">
            <text:p>34285</text:p>
          </table:table-cell>
          <table:table-cell table:style-name="ce4" table:formula="of:=[.A736]-[.B736]" office:value-type="float" office:value="2425">
            <text:p>2425</text:p>
          </table:table-cell>
          <table:table-cell table:style-name="ce4" table:formula="of:=[.C736]-[.C735]" office:value-type="float" office:value="4">
            <text:p>4</text:p>
          </table:table-cell>
          <table:table-cell table:style-name="ce4" table:formula="of:=[.A736]+4*([.A736]/50+2)" office:value-type="float" office:value="39654.800000000003">
            <text:p>39654.800000000003</text:p>
          </table:table-cell>
          <table:table-cell table:number-columns-repeated="1024"/>
        </table:table-row>
        <table:table-row table:style-name="ro738">
          <table:table-cell office:value-type="float" office:value="36760">
            <text:p>36760</text:p>
          </table:table-cell>
          <table:table-cell office:value-type="float" office:value="34332">
            <text:p>34332</text:p>
          </table:table-cell>
          <table:table-cell table:style-name="ce4" table:formula="of:=[.A737]-[.B737]" office:value-type="float" office:value="2428">
            <text:p>2428</text:p>
          </table:table-cell>
          <table:table-cell table:style-name="ce4" table:formula="of:=[.C737]-[.C736]" office:value-type="float" office:value="3">
            <text:p>3</text:p>
          </table:table-cell>
          <table:table-cell table:style-name="ce4" table:formula="of:=[.A737]+4*([.A737]/50+2)" office:value-type="float" office:value="39708.800000000003">
            <text:p>39708.800000000003</text:p>
          </table:table-cell>
          <table:table-cell table:number-columns-repeated="1024"/>
        </table:table-row>
        <table:table-row table:style-name="ro739">
          <table:table-cell office:value-type="float" office:value="36810">
            <text:p>36810</text:p>
          </table:table-cell>
          <table:table-cell office:value-type="float" office:value="34379">
            <text:p>34379</text:p>
          </table:table-cell>
          <table:table-cell table:style-name="ce4" table:formula="of:=[.A738]-[.B738]" office:value-type="float" office:value="2431">
            <text:p>2431</text:p>
          </table:table-cell>
          <table:table-cell table:style-name="ce4" table:formula="of:=[.C738]-[.C737]" office:value-type="float" office:value="3">
            <text:p>3</text:p>
          </table:table-cell>
          <table:table-cell table:style-name="ce4" table:formula="of:=[.A738]+4*([.A738]/50+2)" office:value-type="float" office:value="39762.800000000003">
            <text:p>39762.800000000003</text:p>
          </table:table-cell>
          <table:table-cell table:number-columns-repeated="1024"/>
        </table:table-row>
        <table:table-row table:style-name="ro740">
          <table:table-cell office:value-type="float" office:value="36860">
            <text:p>36860</text:p>
          </table:table-cell>
          <table:table-cell office:value-type="float" office:value="34425">
            <text:p>34425</text:p>
          </table:table-cell>
          <table:table-cell table:style-name="ce4" table:formula="of:=[.A739]-[.B739]" office:value-type="float" office:value="2435">
            <text:p>2435</text:p>
          </table:table-cell>
          <table:table-cell table:style-name="ce4" table:formula="of:=[.C739]-[.C738]" office:value-type="float" office:value="4">
            <text:p>4</text:p>
          </table:table-cell>
          <table:table-cell table:style-name="ce4" table:formula="of:=[.A739]+4*([.A739]/50+2)" office:value-type="float" office:value="39816.800000000003">
            <text:p>39816.800000000003</text:p>
          </table:table-cell>
          <table:table-cell table:number-columns-repeated="1024"/>
        </table:table-row>
        <table:table-row table:style-name="ro741">
          <table:table-cell office:value-type="float" office:value="36910">
            <text:p>36910</text:p>
          </table:table-cell>
          <table:table-cell office:value-type="float" office:value="34472">
            <text:p>34472</text:p>
          </table:table-cell>
          <table:table-cell table:style-name="ce4" table:formula="of:=[.A740]-[.B740]" office:value-type="float" office:value="2438">
            <text:p>2438</text:p>
          </table:table-cell>
          <table:table-cell table:style-name="ce4" table:formula="of:=[.C740]-[.C739]" office:value-type="float" office:value="3">
            <text:p>3</text:p>
          </table:table-cell>
          <table:table-cell table:style-name="ce4" table:formula="of:=[.A740]+4*([.A740]/50+2)" office:value-type="float" office:value="39870.800000000003">
            <text:p>39870.800000000003</text:p>
          </table:table-cell>
          <table:table-cell table:number-columns-repeated="1024"/>
        </table:table-row>
        <table:table-row table:style-name="ro742">
          <table:table-cell office:value-type="float" office:value="36960">
            <text:p>36960</text:p>
          </table:table-cell>
          <table:table-cell office:value-type="float" office:value="34519">
            <text:p>34519</text:p>
          </table:table-cell>
          <table:table-cell table:style-name="ce4" table:formula="of:=[.A741]-[.B741]" office:value-type="float" office:value="2441">
            <text:p>2441</text:p>
          </table:table-cell>
          <table:table-cell table:style-name="ce4" table:formula="of:=[.C741]-[.C740]" office:value-type="float" office:value="3">
            <text:p>3</text:p>
          </table:table-cell>
          <table:table-cell table:style-name="ce4" table:formula="of:=[.A741]+4*([.A741]/50+2)" office:value-type="float" office:value="39924.800000000003">
            <text:p>39924.800000000003</text:p>
          </table:table-cell>
          <table:table-cell table:number-columns-repeated="1024"/>
        </table:table-row>
        <table:table-row table:style-name="ro743">
          <table:table-cell office:value-type="float" office:value="37010">
            <text:p>37010</text:p>
          </table:table-cell>
          <table:table-cell office:value-type="float" office:value="34566">
            <text:p>34566</text:p>
          </table:table-cell>
          <table:table-cell table:style-name="ce4" table:formula="of:=[.A742]-[.B742]" office:value-type="float" office:value="2444">
            <text:p>2444</text:p>
          </table:table-cell>
          <table:table-cell table:style-name="ce4" table:formula="of:=[.C742]-[.C741]" office:value-type="float" office:value="3">
            <text:p>3</text:p>
          </table:table-cell>
          <table:table-cell table:style-name="ce4" table:formula="of:=[.A742]+4*([.A742]/50+2)" office:value-type="float" office:value="39978.800000000003">
            <text:p>39978.800000000003</text:p>
          </table:table-cell>
          <table:table-cell table:number-columns-repeated="1024"/>
        </table:table-row>
        <table:table-row table:style-name="ro744">
          <table:table-cell office:value-type="float" office:value="37060">
            <text:p>37060</text:p>
          </table:table-cell>
          <table:table-cell office:value-type="float" office:value="34612">
            <text:p>34612</text:p>
          </table:table-cell>
          <table:table-cell table:style-name="ce4" table:formula="of:=[.A743]-[.B743]" office:value-type="float" office:value="2448">
            <text:p>2448</text:p>
          </table:table-cell>
          <table:table-cell table:style-name="ce4" table:formula="of:=[.C743]-[.C742]" office:value-type="float" office:value="4">
            <text:p>4</text:p>
          </table:table-cell>
          <table:table-cell table:style-name="ce4" table:formula="of:=[.A743]+4*([.A743]/50+2)" office:value-type="float" office:value="40032.800000000003">
            <text:p>40032.800000000003</text:p>
          </table:table-cell>
          <table:table-cell table:number-columns-repeated="1024"/>
        </table:table-row>
        <table:table-row table:style-name="ro745">
          <table:table-cell office:value-type="float" office:value="37110">
            <text:p>37110</text:p>
          </table:table-cell>
          <table:table-cell office:value-type="float" office:value="34659">
            <text:p>34659</text:p>
          </table:table-cell>
          <table:table-cell table:style-name="ce4" table:formula="of:=[.A744]-[.B744]" office:value-type="float" office:value="2451">
            <text:p>2451</text:p>
          </table:table-cell>
          <table:table-cell table:style-name="ce4" table:formula="of:=[.C744]-[.C743]" office:value-type="float" office:value="3">
            <text:p>3</text:p>
          </table:table-cell>
          <table:table-cell table:style-name="ce4" table:formula="of:=[.A744]+4*([.A744]/50+2)" office:value-type="float" office:value="40086.800000000003">
            <text:p>40086.800000000003</text:p>
          </table:table-cell>
          <table:table-cell table:number-columns-repeated="1024"/>
        </table:table-row>
        <table:table-row table:style-name="ro746">
          <table:table-cell office:value-type="float" office:value="37160">
            <text:p>37160</text:p>
          </table:table-cell>
          <table:table-cell office:value-type="float" office:value="34706">
            <text:p>34706</text:p>
          </table:table-cell>
          <table:table-cell table:style-name="ce4" table:formula="of:=[.A745]-[.B745]" office:value-type="float" office:value="2454">
            <text:p>2454</text:p>
          </table:table-cell>
          <table:table-cell table:style-name="ce4" table:formula="of:=[.C745]-[.C744]" office:value-type="float" office:value="3">
            <text:p>3</text:p>
          </table:table-cell>
          <table:table-cell table:style-name="ce4" table:formula="of:=[.A745]+4*([.A745]/50+2)" office:value-type="float" office:value="40140.800000000003">
            <text:p>40140.800000000003</text:p>
          </table:table-cell>
          <table:table-cell table:number-columns-repeated="1024"/>
        </table:table-row>
        <table:table-row table:style-name="ro747">
          <table:table-cell office:value-type="float" office:value="37210">
            <text:p>37210</text:p>
          </table:table-cell>
          <table:table-cell office:value-type="float" office:value="34752">
            <text:p>34752</text:p>
          </table:table-cell>
          <table:table-cell table:style-name="ce4" table:formula="of:=[.A746]-[.B746]" office:value-type="float" office:value="2458">
            <text:p>2458</text:p>
          </table:table-cell>
          <table:table-cell table:style-name="ce4" table:formula="of:=[.C746]-[.C745]" office:value-type="float" office:value="4">
            <text:p>4</text:p>
          </table:table-cell>
          <table:table-cell table:style-name="ce4" table:formula="of:=[.A746]+4*([.A746]/50+2)" office:value-type="float" office:value="40194.800000000003">
            <text:p>40194.800000000003</text:p>
          </table:table-cell>
          <table:table-cell table:number-columns-repeated="1024"/>
        </table:table-row>
        <table:table-row table:style-name="ro748">
          <table:table-cell office:value-type="float" office:value="37260">
            <text:p>37260</text:p>
          </table:table-cell>
          <table:table-cell office:value-type="float" office:value="34799">
            <text:p>34799</text:p>
          </table:table-cell>
          <table:table-cell table:style-name="ce4" table:formula="of:=[.A747]-[.B747]" office:value-type="float" office:value="2461">
            <text:p>2461</text:p>
          </table:table-cell>
          <table:table-cell table:style-name="ce4" table:formula="of:=[.C747]-[.C746]" office:value-type="float" office:value="3">
            <text:p>3</text:p>
          </table:table-cell>
          <table:table-cell table:style-name="ce4" table:formula="of:=[.A747]+4*([.A747]/50+2)" office:value-type="float" office:value="40248.800000000003">
            <text:p>40248.800000000003</text:p>
          </table:table-cell>
          <table:table-cell table:number-columns-repeated="1024"/>
        </table:table-row>
        <table:table-row table:style-name="ro749">
          <table:table-cell office:value-type="float" office:value="37310">
            <text:p>37310</text:p>
          </table:table-cell>
          <table:table-cell office:value-type="float" office:value="34846">
            <text:p>34846</text:p>
          </table:table-cell>
          <table:table-cell table:style-name="ce4" table:formula="of:=[.A748]-[.B748]" office:value-type="float" office:value="2464">
            <text:p>2464</text:p>
          </table:table-cell>
          <table:table-cell table:style-name="ce4" table:formula="of:=[.C748]-[.C747]" office:value-type="float" office:value="3">
            <text:p>3</text:p>
          </table:table-cell>
          <table:table-cell table:style-name="ce4" table:formula="of:=[.A748]+4*([.A748]/50+2)" office:value-type="float" office:value="40302.800000000003">
            <text:p>40302.800000000003</text:p>
          </table:table-cell>
          <table:table-cell table:number-columns-repeated="1024"/>
        </table:table-row>
        <table:table-row table:style-name="ro750">
          <table:table-cell office:value-type="float" office:value="37360">
            <text:p>37360</text:p>
          </table:table-cell>
          <table:table-cell office:value-type="float" office:value="34893">
            <text:p>34893</text:p>
          </table:table-cell>
          <table:table-cell table:style-name="ce4" table:formula="of:=[.A749]-[.B749]" office:value-type="float" office:value="2467">
            <text:p>2467</text:p>
          </table:table-cell>
          <table:table-cell table:style-name="ce4" table:formula="of:=[.C749]-[.C748]" office:value-type="float" office:value="3">
            <text:p>3</text:p>
          </table:table-cell>
          <table:table-cell table:style-name="ce4" table:formula="of:=[.A749]+4*([.A749]/50+2)" office:value-type="float" office:value="40356.800000000003">
            <text:p>40356.800000000003</text:p>
          </table:table-cell>
          <table:table-cell table:number-columns-repeated="1024"/>
        </table:table-row>
        <table:table-row table:style-name="ro751">
          <table:table-cell office:value-type="float" office:value="37410">
            <text:p>37410</text:p>
          </table:table-cell>
          <table:table-cell office:value-type="float" office:value="34939">
            <text:p>34939</text:p>
          </table:table-cell>
          <table:table-cell table:style-name="ce4" table:formula="of:=[.A750]-[.B750]" office:value-type="float" office:value="2471">
            <text:p>2471</text:p>
          </table:table-cell>
          <table:table-cell table:style-name="ce4" table:formula="of:=[.C750]-[.C749]" office:value-type="float" office:value="4">
            <text:p>4</text:p>
          </table:table-cell>
          <table:table-cell table:style-name="ce4" table:formula="of:=[.A750]+4*([.A750]/50+2)" office:value-type="float" office:value="40410.800000000003">
            <text:p>40410.800000000003</text:p>
          </table:table-cell>
          <table:table-cell table:number-columns-repeated="1024"/>
        </table:table-row>
        <table:table-row table:style-name="ro752">
          <table:table-cell office:value-type="float" office:value="37460">
            <text:p>37460</text:p>
          </table:table-cell>
          <table:table-cell office:value-type="float" office:value="34986">
            <text:p>34986</text:p>
          </table:table-cell>
          <table:table-cell table:style-name="ce4" table:formula="of:=[.A751]-[.B751]" office:value-type="float" office:value="2474">
            <text:p>2474</text:p>
          </table:table-cell>
          <table:table-cell table:style-name="ce4" table:formula="of:=[.C751]-[.C750]" office:value-type="float" office:value="3">
            <text:p>3</text:p>
          </table:table-cell>
          <table:table-cell table:style-name="ce4" table:formula="of:=[.A751]+4*([.A751]/50+2)" office:value-type="float" office:value="40464.800000000003">
            <text:p>40464.800000000003</text:p>
          </table:table-cell>
          <table:table-cell table:number-columns-repeated="1024"/>
        </table:table-row>
        <table:table-row table:style-name="ro753">
          <table:table-cell office:value-type="float" office:value="37510">
            <text:p>37510</text:p>
          </table:table-cell>
          <table:table-cell office:value-type="float" office:value="35033">
            <text:p>35033</text:p>
          </table:table-cell>
          <table:table-cell table:style-name="ce4" table:formula="of:=[.A752]-[.B752]" office:value-type="float" office:value="2477">
            <text:p>2477</text:p>
          </table:table-cell>
          <table:table-cell table:style-name="ce4" table:formula="of:=[.C752]-[.C751]" office:value-type="float" office:value="3">
            <text:p>3</text:p>
          </table:table-cell>
          <table:table-cell table:style-name="ce4" table:formula="of:=[.A752]+4*([.A752]/50+2)" office:value-type="float" office:value="40518.800000000003">
            <text:p>40518.800000000003</text:p>
          </table:table-cell>
          <table:table-cell table:number-columns-repeated="1024"/>
        </table:table-row>
        <table:table-row table:style-name="ro754">
          <table:table-cell office:value-type="float" office:value="37560">
            <text:p>37560</text:p>
          </table:table-cell>
          <table:table-cell office:value-type="float" office:value="35079">
            <text:p>35079</text:p>
          </table:table-cell>
          <table:table-cell table:style-name="ce4" table:formula="of:=[.A753]-[.B753]" office:value-type="float" office:value="2481">
            <text:p>2481</text:p>
          </table:table-cell>
          <table:table-cell table:style-name="ce4" table:formula="of:=[.C753]-[.C752]" office:value-type="float" office:value="4">
            <text:p>4</text:p>
          </table:table-cell>
          <table:table-cell table:style-name="ce4" table:formula="of:=[.A753]+4*([.A753]/50+2)" office:value-type="float" office:value="40572.800000000003">
            <text:p>40572.800000000003</text:p>
          </table:table-cell>
          <table:table-cell table:number-columns-repeated="1024"/>
        </table:table-row>
        <table:table-row table:style-name="ro755">
          <table:table-cell office:value-type="float" office:value="37610">
            <text:p>37610</text:p>
          </table:table-cell>
          <table:table-cell office:value-type="float" office:value="35126">
            <text:p>35126</text:p>
          </table:table-cell>
          <table:table-cell table:style-name="ce4" table:formula="of:=[.A754]-[.B754]" office:value-type="float" office:value="2484">
            <text:p>2484</text:p>
          </table:table-cell>
          <table:table-cell table:style-name="ce4" table:formula="of:=[.C754]-[.C753]" office:value-type="float" office:value="3">
            <text:p>3</text:p>
          </table:table-cell>
          <table:table-cell table:style-name="ce4" table:formula="of:=[.A754]+4*([.A754]/50+2)" office:value-type="float" office:value="40626.800000000003">
            <text:p>40626.800000000003</text:p>
          </table:table-cell>
          <table:table-cell table:number-columns-repeated="1024"/>
        </table:table-row>
        <table:table-row table:style-name="ro756">
          <table:table-cell office:value-type="float" office:value="37660">
            <text:p>37660</text:p>
          </table:table-cell>
          <table:table-cell office:value-type="float" office:value="35173">
            <text:p>35173</text:p>
          </table:table-cell>
          <table:table-cell table:style-name="ce4" table:formula="of:=[.A755]-[.B755]" office:value-type="float" office:value="2487">
            <text:p>2487</text:p>
          </table:table-cell>
          <table:table-cell table:style-name="ce4" table:formula="of:=[.C755]-[.C754]" office:value-type="float" office:value="3">
            <text:p>3</text:p>
          </table:table-cell>
          <table:table-cell table:style-name="ce4" table:formula="of:=[.A755]+4*([.A755]/50+2)" office:value-type="float" office:value="40680.800000000003">
            <text:p>40680.800000000003</text:p>
          </table:table-cell>
          <table:table-cell table:number-columns-repeated="1024"/>
        </table:table-row>
        <table:table-row table:style-name="ro757">
          <table:table-cell office:value-type="float" office:value="37710">
            <text:p>37710</text:p>
          </table:table-cell>
          <table:table-cell office:value-type="float" office:value="35219">
            <text:p>35219</text:p>
          </table:table-cell>
          <table:table-cell table:style-name="ce4" table:formula="of:=[.A756]-[.B756]" office:value-type="float" office:value="2491">
            <text:p>2491</text:p>
          </table:table-cell>
          <table:table-cell table:style-name="ce4" table:formula="of:=[.C756]-[.C755]" office:value-type="float" office:value="4">
            <text:p>4</text:p>
          </table:table-cell>
          <table:table-cell table:style-name="ce4" table:formula="of:=[.A756]+4*([.A756]/50+2)" office:value-type="float" office:value="40734.800000000003">
            <text:p>40734.800000000003</text:p>
          </table:table-cell>
          <table:table-cell table:number-columns-repeated="1024"/>
        </table:table-row>
        <table:table-row table:style-name="ro758">
          <table:table-cell office:value-type="float" office:value="37760">
            <text:p>37760</text:p>
          </table:table-cell>
          <table:table-cell office:value-type="float" office:value="35266">
            <text:p>35266</text:p>
          </table:table-cell>
          <table:table-cell table:style-name="ce4" table:formula="of:=[.A757]-[.B757]" office:value-type="float" office:value="2494">
            <text:p>2494</text:p>
          </table:table-cell>
          <table:table-cell table:style-name="ce4" table:formula="of:=[.C757]-[.C756]" office:value-type="float" office:value="3">
            <text:p>3</text:p>
          </table:table-cell>
          <table:table-cell table:style-name="ce4" table:formula="of:=[.A757]+4*([.A757]/50+2)" office:value-type="float" office:value="40788.800000000003">
            <text:p>40788.800000000003</text:p>
          </table:table-cell>
          <table:table-cell table:number-columns-repeated="1024"/>
        </table:table-row>
        <table:table-row table:style-name="ro759">
          <table:table-cell office:value-type="float" office:value="37810">
            <text:p>37810</text:p>
          </table:table-cell>
          <table:table-cell office:value-type="float" office:value="35313">
            <text:p>35313</text:p>
          </table:table-cell>
          <table:table-cell table:style-name="ce4" table:formula="of:=[.A758]-[.B758]" office:value-type="float" office:value="2497">
            <text:p>2497</text:p>
          </table:table-cell>
          <table:table-cell table:style-name="ce4" table:formula="of:=[.C758]-[.C757]" office:value-type="float" office:value="3">
            <text:p>3</text:p>
          </table:table-cell>
          <table:table-cell table:style-name="ce4" table:formula="of:=[.A758]+4*([.A758]/50+2)" office:value-type="float" office:value="40842.800000000003">
            <text:p>40842.800000000003</text:p>
          </table:table-cell>
          <table:table-cell table:number-columns-repeated="1024"/>
        </table:table-row>
        <table:table-row table:style-name="ro760">
          <table:table-cell office:value-type="float" office:value="37860">
            <text:p>37860</text:p>
          </table:table-cell>
          <table:table-cell office:value-type="float" office:value="35359">
            <text:p>35359</text:p>
          </table:table-cell>
          <table:table-cell table:style-name="ce4" table:formula="of:=[.A759]-[.B759]" office:value-type="float" office:value="2501">
            <text:p>2501</text:p>
          </table:table-cell>
          <table:table-cell table:style-name="ce4" table:formula="of:=[.C759]-[.C758]" office:value-type="float" office:value="4">
            <text:p>4</text:p>
          </table:table-cell>
          <table:table-cell table:style-name="ce4" table:formula="of:=[.A759]+4*([.A759]/50+2)" office:value-type="float" office:value="40896.800000000003">
            <text:p>40896.800000000003</text:p>
          </table:table-cell>
          <table:table-cell table:number-columns-repeated="1024"/>
        </table:table-row>
        <table:table-row table:style-name="ro761">
          <table:table-cell office:value-type="float" office:value="37910">
            <text:p>37910</text:p>
          </table:table-cell>
          <table:table-cell office:value-type="float" office:value="35406">
            <text:p>35406</text:p>
          </table:table-cell>
          <table:table-cell table:style-name="ce4" table:formula="of:=[.A760]-[.B760]" office:value-type="float" office:value="2504">
            <text:p>2504</text:p>
          </table:table-cell>
          <table:table-cell table:style-name="ce4" table:formula="of:=[.C760]-[.C759]" office:value-type="float" office:value="3">
            <text:p>3</text:p>
          </table:table-cell>
          <table:table-cell table:style-name="ce4" table:formula="of:=[.A760]+4*([.A760]/50+2)" office:value-type="float" office:value="40950.800000000003">
            <text:p>40950.800000000003</text:p>
          </table:table-cell>
          <table:table-cell table:number-columns-repeated="1024"/>
        </table:table-row>
        <table:table-row table:style-name="ro762">
          <table:table-cell office:value-type="float" office:value="37960">
            <text:p>37960</text:p>
          </table:table-cell>
          <table:table-cell office:value-type="float" office:value="35453">
            <text:p>35453</text:p>
          </table:table-cell>
          <table:table-cell table:style-name="ce4" table:formula="of:=[.A761]-[.B761]" office:value-type="float" office:value="2507">
            <text:p>2507</text:p>
          </table:table-cell>
          <table:table-cell table:style-name="ce4" table:formula="of:=[.C761]-[.C760]" office:value-type="float" office:value="3">
            <text:p>3</text:p>
          </table:table-cell>
          <table:table-cell table:style-name="ce4" table:formula="of:=[.A761]+4*([.A761]/50+2)" office:value-type="float" office:value="41004.800000000003">
            <text:p>41004.800000000003</text:p>
          </table:table-cell>
          <table:table-cell table:number-columns-repeated="1024"/>
        </table:table-row>
        <table:table-row table:style-name="ro763">
          <table:table-cell office:value-type="float" office:value="38010">
            <text:p>38010</text:p>
          </table:table-cell>
          <table:table-cell office:value-type="float" office:value="35500">
            <text:p>35500</text:p>
          </table:table-cell>
          <table:table-cell table:style-name="ce4" table:formula="of:=[.A762]-[.B762]" office:value-type="float" office:value="2510">
            <text:p>2510</text:p>
          </table:table-cell>
          <table:table-cell table:style-name="ce4" table:formula="of:=[.C762]-[.C761]" office:value-type="float" office:value="3">
            <text:p>3</text:p>
          </table:table-cell>
          <table:table-cell table:style-name="ce4" table:formula="of:=[.A762]+4*([.A762]/50+2)" office:value-type="float" office:value="41058.800000000003">
            <text:p>41058.800000000003</text:p>
          </table:table-cell>
          <table:table-cell table:number-columns-repeated="1024"/>
        </table:table-row>
        <table:table-row table:style-name="ro764">
          <table:table-cell office:value-type="float" office:value="38060">
            <text:p>38060</text:p>
          </table:table-cell>
          <table:table-cell office:value-type="float" office:value="35546">
            <text:p>35546</text:p>
          </table:table-cell>
          <table:table-cell table:style-name="ce4" table:formula="of:=[.A763]-[.B763]" office:value-type="float" office:value="2514">
            <text:p>2514</text:p>
          </table:table-cell>
          <table:table-cell table:style-name="ce4" table:formula="of:=[.C763]-[.C762]" office:value-type="float" office:value="4">
            <text:p>4</text:p>
          </table:table-cell>
          <table:table-cell table:style-name="ce4" table:formula="of:=[.A763]+4*([.A763]/50+2)" office:value-type="float" office:value="41112.800000000003">
            <text:p>41112.800000000003</text:p>
          </table:table-cell>
          <table:table-cell table:number-columns-repeated="1024"/>
        </table:table-row>
        <table:table-row table:style-name="ro765">
          <table:table-cell office:value-type="float" office:value="38110">
            <text:p>38110</text:p>
          </table:table-cell>
          <table:table-cell office:value-type="float" office:value="35593">
            <text:p>35593</text:p>
          </table:table-cell>
          <table:table-cell table:style-name="ce4" table:formula="of:=[.A764]-[.B764]" office:value-type="float" office:value="2517">
            <text:p>2517</text:p>
          </table:table-cell>
          <table:table-cell table:style-name="ce4" table:formula="of:=[.C764]-[.C763]" office:value-type="float" office:value="3">
            <text:p>3</text:p>
          </table:table-cell>
          <table:table-cell table:style-name="ce4" table:formula="of:=[.A764]+4*([.A764]/50+2)" office:value-type="float" office:value="41166.800000000003">
            <text:p>41166.800000000003</text:p>
          </table:table-cell>
          <table:table-cell table:number-columns-repeated="1024"/>
        </table:table-row>
        <table:table-row table:style-name="ro766">
          <table:table-cell office:value-type="float" office:value="38160">
            <text:p>38160</text:p>
          </table:table-cell>
          <table:table-cell office:value-type="float" office:value="35640">
            <text:p>35640</text:p>
          </table:table-cell>
          <table:table-cell table:style-name="ce4" table:formula="of:=[.A765]-[.B765]" office:value-type="float" office:value="2520">
            <text:p>2520</text:p>
          </table:table-cell>
          <table:table-cell table:style-name="ce4" table:formula="of:=[.C765]-[.C764]" office:value-type="float" office:value="3">
            <text:p>3</text:p>
          </table:table-cell>
          <table:table-cell table:style-name="ce4" table:formula="of:=[.A765]+4*([.A765]/50+2)" office:value-type="float" office:value="41220.800000000003">
            <text:p>41220.800000000003</text:p>
          </table:table-cell>
          <table:table-cell table:number-columns-repeated="1024"/>
        </table:table-row>
        <table:table-row table:style-name="ro767">
          <table:table-cell office:value-type="float" office:value="38210">
            <text:p>38210</text:p>
          </table:table-cell>
          <table:table-cell office:value-type="float" office:value="35686">
            <text:p>35686</text:p>
          </table:table-cell>
          <table:table-cell table:style-name="ce4" table:formula="of:=[.A766]-[.B766]" office:value-type="float" office:value="2524">
            <text:p>2524</text:p>
          </table:table-cell>
          <table:table-cell table:style-name="ce4" table:formula="of:=[.C766]-[.C765]" office:value-type="float" office:value="4">
            <text:p>4</text:p>
          </table:table-cell>
          <table:table-cell table:style-name="ce4" table:formula="of:=[.A766]+4*([.A766]/50+2)" office:value-type="float" office:value="41274.800000000003">
            <text:p>41274.800000000003</text:p>
          </table:table-cell>
          <table:table-cell table:number-columns-repeated="1024"/>
        </table:table-row>
        <table:table-row table:style-name="ro768">
          <table:table-cell office:value-type="float" office:value="38260">
            <text:p>38260</text:p>
          </table:table-cell>
          <table:table-cell office:value-type="float" office:value="35733">
            <text:p>35733</text:p>
          </table:table-cell>
          <table:table-cell table:style-name="ce4" table:formula="of:=[.A767]-[.B767]" office:value-type="float" office:value="2527">
            <text:p>2527</text:p>
          </table:table-cell>
          <table:table-cell table:style-name="ce4" table:formula="of:=[.C767]-[.C766]" office:value-type="float" office:value="3">
            <text:p>3</text:p>
          </table:table-cell>
          <table:table-cell table:style-name="ce4" table:formula="of:=[.A767]+4*([.A767]/50+2)" office:value-type="float" office:value="41328.800000000003">
            <text:p>41328.800000000003</text:p>
          </table:table-cell>
          <table:table-cell table:number-columns-repeated="1024"/>
        </table:table-row>
        <table:table-row table:style-name="ro769">
          <table:table-cell office:value-type="float" office:value="38310">
            <text:p>38310</text:p>
          </table:table-cell>
          <table:table-cell office:value-type="float" office:value="35780">
            <text:p>35780</text:p>
          </table:table-cell>
          <table:table-cell table:style-name="ce4" table:formula="of:=[.A768]-[.B768]" office:value-type="float" office:value="2530">
            <text:p>2530</text:p>
          </table:table-cell>
          <table:table-cell table:style-name="ce4" table:formula="of:=[.C768]-[.C767]" office:value-type="float" office:value="3">
            <text:p>3</text:p>
          </table:table-cell>
          <table:table-cell table:style-name="ce4" table:formula="of:=[.A768]+4*([.A768]/50+2)" office:value-type="float" office:value="41382.800000000003">
            <text:p>41382.800000000003</text:p>
          </table:table-cell>
          <table:table-cell table:number-columns-repeated="1024"/>
        </table:table-row>
        <table:table-row table:style-name="ro770">
          <table:table-cell office:value-type="float" office:value="38360">
            <text:p>38360</text:p>
          </table:table-cell>
          <table:table-cell office:value-type="float" office:value="35827">
            <text:p>35827</text:p>
          </table:table-cell>
          <table:table-cell table:style-name="ce4" table:formula="of:=[.A769]-[.B769]" office:value-type="float" office:value="2533">
            <text:p>2533</text:p>
          </table:table-cell>
          <table:table-cell table:style-name="ce4" table:formula="of:=[.C769]-[.C768]" office:value-type="float" office:value="3">
            <text:p>3</text:p>
          </table:table-cell>
          <table:table-cell table:style-name="ce4" table:formula="of:=[.A769]+4*([.A769]/50+2)" office:value-type="float" office:value="41436.800000000003">
            <text:p>41436.800000000003</text:p>
          </table:table-cell>
          <table:table-cell table:number-columns-repeated="1024"/>
        </table:table-row>
        <table:table-row table:style-name="ro771">
          <table:table-cell office:value-type="float" office:value="38410">
            <text:p>38410</text:p>
          </table:table-cell>
          <table:table-cell office:value-type="float" office:value="35873">
            <text:p>35873</text:p>
          </table:table-cell>
          <table:table-cell table:style-name="ce4" table:formula="of:=[.A770]-[.B770]" office:value-type="float" office:value="2537">
            <text:p>2537</text:p>
          </table:table-cell>
          <table:table-cell table:style-name="ce4" table:formula="of:=[.C770]-[.C769]" office:value-type="float" office:value="4">
            <text:p>4</text:p>
          </table:table-cell>
          <table:table-cell table:style-name="ce4" table:formula="of:=[.A770]+4*([.A770]/50+2)" office:value-type="float" office:value="41490.800000000003">
            <text:p>41490.800000000003</text:p>
          </table:table-cell>
          <table:table-cell table:number-columns-repeated="1024"/>
        </table:table-row>
        <table:table-row table:style-name="ro772">
          <table:table-cell office:value-type="float" office:value="38460">
            <text:p>38460</text:p>
          </table:table-cell>
          <table:table-cell office:value-type="float" office:value="35920">
            <text:p>35920</text:p>
          </table:table-cell>
          <table:table-cell table:style-name="ce4" table:formula="of:=[.A771]-[.B771]" office:value-type="float" office:value="2540">
            <text:p>2540</text:p>
          </table:table-cell>
          <table:table-cell table:style-name="ce4" table:formula="of:=[.C771]-[.C770]" office:value-type="float" office:value="3">
            <text:p>3</text:p>
          </table:table-cell>
          <table:table-cell table:style-name="ce4" table:formula="of:=[.A771]+4*([.A771]/50+2)" office:value-type="float" office:value="41544.800000000003">
            <text:p>41544.800000000003</text:p>
          </table:table-cell>
          <table:table-cell table:number-columns-repeated="1024"/>
        </table:table-row>
        <table:table-row table:style-name="ro773">
          <table:table-cell office:value-type="float" office:value="38510">
            <text:p>38510</text:p>
          </table:table-cell>
          <table:table-cell office:value-type="float" office:value="35967">
            <text:p>35967</text:p>
          </table:table-cell>
          <table:table-cell table:style-name="ce4" table:formula="of:=[.A772]-[.B772]" office:value-type="float" office:value="2543">
            <text:p>2543</text:p>
          </table:table-cell>
          <table:table-cell table:style-name="ce4" table:formula="of:=[.C772]-[.C771]" office:value-type="float" office:value="3">
            <text:p>3</text:p>
          </table:table-cell>
          <table:table-cell table:style-name="ce4" table:formula="of:=[.A772]+4*([.A772]/50+2)" office:value-type="float" office:value="41598.800000000003">
            <text:p>41598.800000000003</text:p>
          </table:table-cell>
          <table:table-cell table:number-columns-repeated="1024"/>
        </table:table-row>
        <table:table-row table:style-name="ro774">
          <table:table-cell office:value-type="float" office:value="38560">
            <text:p>38560</text:p>
          </table:table-cell>
          <table:table-cell office:value-type="float" office:value="36013">
            <text:p>36013</text:p>
          </table:table-cell>
          <table:table-cell table:style-name="ce4" table:formula="of:=[.A773]-[.B773]" office:value-type="float" office:value="2547">
            <text:p>2547</text:p>
          </table:table-cell>
          <table:table-cell table:style-name="ce4" table:formula="of:=[.C773]-[.C772]" office:value-type="float" office:value="4">
            <text:p>4</text:p>
          </table:table-cell>
          <table:table-cell table:style-name="ce4" table:formula="of:=[.A773]+4*([.A773]/50+2)" office:value-type="float" office:value="41652.800000000003">
            <text:p>41652.800000000003</text:p>
          </table:table-cell>
          <table:table-cell table:number-columns-repeated="1024"/>
        </table:table-row>
        <table:table-row table:style-name="ro775">
          <table:table-cell office:value-type="float" office:value="38610">
            <text:p>38610</text:p>
          </table:table-cell>
          <table:table-cell office:value-type="float" office:value="36060">
            <text:p>36060</text:p>
          </table:table-cell>
          <table:table-cell table:style-name="ce4" table:formula="of:=[.A774]-[.B774]" office:value-type="float" office:value="2550">
            <text:p>2550</text:p>
          </table:table-cell>
          <table:table-cell table:style-name="ce4" table:formula="of:=[.C774]-[.C773]" office:value-type="float" office:value="3">
            <text:p>3</text:p>
          </table:table-cell>
          <table:table-cell table:style-name="ce4" table:formula="of:=[.A774]+4*([.A774]/50+2)" office:value-type="float" office:value="41706.800000000003">
            <text:p>41706.800000000003</text:p>
          </table:table-cell>
          <table:table-cell table:number-columns-repeated="1024"/>
        </table:table-row>
        <table:table-row table:style-name="ro776">
          <table:table-cell office:value-type="float" office:value="38660">
            <text:p>38660</text:p>
          </table:table-cell>
          <table:table-cell office:value-type="float" office:value="36107">
            <text:p>36107</text:p>
          </table:table-cell>
          <table:table-cell table:style-name="ce4" table:formula="of:=[.A775]-[.B775]" office:value-type="float" office:value="2553">
            <text:p>2553</text:p>
          </table:table-cell>
          <table:table-cell table:style-name="ce4" table:formula="of:=[.C775]-[.C774]" office:value-type="float" office:value="3">
            <text:p>3</text:p>
          </table:table-cell>
          <table:table-cell table:style-name="ce4" table:formula="of:=[.A775]+4*([.A775]/50+2)" office:value-type="float" office:value="41760.800000000003">
            <text:p>41760.800000000003</text:p>
          </table:table-cell>
          <table:table-cell table:number-columns-repeated="1024"/>
        </table:table-row>
        <table:table-row table:style-name="ro777">
          <table:table-cell office:value-type="float" office:value="38710">
            <text:p>38710</text:p>
          </table:table-cell>
          <table:table-cell office:value-type="float" office:value="36153">
            <text:p>36153</text:p>
          </table:table-cell>
          <table:table-cell table:style-name="ce4" table:formula="of:=[.A776]-[.B776]" office:value-type="float" office:value="2557">
            <text:p>2557</text:p>
          </table:table-cell>
          <table:table-cell table:style-name="ce4" table:formula="of:=[.C776]-[.C775]" office:value-type="float" office:value="4">
            <text:p>4</text:p>
          </table:table-cell>
          <table:table-cell table:style-name="ce4" table:formula="of:=[.A776]+4*([.A776]/50+2)" office:value-type="float" office:value="41814.800000000003">
            <text:p>41814.800000000003</text:p>
          </table:table-cell>
          <table:table-cell table:number-columns-repeated="1024"/>
        </table:table-row>
        <table:table-row table:style-name="ro778">
          <table:table-cell office:value-type="float" office:value="38760">
            <text:p>38760</text:p>
          </table:table-cell>
          <table:table-cell office:value-type="float" office:value="36200">
            <text:p>36200</text:p>
          </table:table-cell>
          <table:table-cell table:style-name="ce4" table:formula="of:=[.A777]-[.B777]" office:value-type="float" office:value="2560">
            <text:p>2560</text:p>
          </table:table-cell>
          <table:table-cell table:style-name="ce4" table:formula="of:=[.C777]-[.C776]" office:value-type="float" office:value="3">
            <text:p>3</text:p>
          </table:table-cell>
          <table:table-cell table:style-name="ce4" table:formula="of:=[.A777]+4*([.A777]/50+2)" office:value-type="float" office:value="41868.800000000003">
            <text:p>41868.800000000003</text:p>
          </table:table-cell>
          <table:table-cell table:number-columns-repeated="1024"/>
        </table:table-row>
        <table:table-row table:style-name="ro779">
          <table:table-cell office:value-type="float" office:value="38810">
            <text:p>38810</text:p>
          </table:table-cell>
          <table:table-cell office:value-type="float" office:value="36247">
            <text:p>36247</text:p>
          </table:table-cell>
          <table:table-cell table:style-name="ce4" table:formula="of:=[.A778]-[.B778]" office:value-type="float" office:value="2563">
            <text:p>2563</text:p>
          </table:table-cell>
          <table:table-cell table:style-name="ce4" table:formula="of:=[.C778]-[.C777]" office:value-type="float" office:value="3">
            <text:p>3</text:p>
          </table:table-cell>
          <table:table-cell table:style-name="ce4" table:formula="of:=[.A778]+4*([.A778]/50+2)" office:value-type="float" office:value="41922.800000000003">
            <text:p>41922.800000000003</text:p>
          </table:table-cell>
          <table:table-cell table:number-columns-repeated="1024"/>
        </table:table-row>
        <table:table-row table:style-name="ro780">
          <table:table-cell office:value-type="float" office:value="38860">
            <text:p>38860</text:p>
          </table:table-cell>
          <table:table-cell office:value-type="float" office:value="36294">
            <text:p>36294</text:p>
          </table:table-cell>
          <table:table-cell table:style-name="ce4" table:formula="of:=[.A779]-[.B779]" office:value-type="float" office:value="2566">
            <text:p>2566</text:p>
          </table:table-cell>
          <table:table-cell table:style-name="ce4" table:formula="of:=[.C779]-[.C778]" office:value-type="float" office:value="3">
            <text:p>3</text:p>
          </table:table-cell>
          <table:table-cell table:style-name="ce4" table:formula="of:=[.A779]+4*([.A779]/50+2)" office:value-type="float" office:value="41976.800000000003">
            <text:p>41976.800000000003</text:p>
          </table:table-cell>
          <table:table-cell table:number-columns-repeated="1024"/>
        </table:table-row>
        <table:table-row table:style-name="ro781">
          <table:table-cell office:value-type="float" office:value="38910">
            <text:p>38910</text:p>
          </table:table-cell>
          <table:table-cell office:value-type="float" office:value="36340">
            <text:p>36340</text:p>
          </table:table-cell>
          <table:table-cell table:style-name="ce4" table:formula="of:=[.A780]-[.B780]" office:value-type="float" office:value="2570">
            <text:p>2570</text:p>
          </table:table-cell>
          <table:table-cell table:style-name="ce4" table:formula="of:=[.C780]-[.C779]" office:value-type="float" office:value="4">
            <text:p>4</text:p>
          </table:table-cell>
          <table:table-cell table:style-name="ce4" table:formula="of:=[.A780]+4*([.A780]/50+2)" office:value-type="float" office:value="42030.800000000003">
            <text:p>42030.800000000003</text:p>
          </table:table-cell>
          <table:table-cell table:number-columns-repeated="1024"/>
        </table:table-row>
        <table:table-row table:style-name="ro782">
          <table:table-cell office:value-type="float" office:value="38960">
            <text:p>38960</text:p>
          </table:table-cell>
          <table:table-cell office:value-type="float" office:value="36387">
            <text:p>36387</text:p>
          </table:table-cell>
          <table:table-cell table:style-name="ce4" table:formula="of:=[.A781]-[.B781]" office:value-type="float" office:value="2573">
            <text:p>2573</text:p>
          </table:table-cell>
          <table:table-cell table:style-name="ce4" table:formula="of:=[.C781]-[.C780]" office:value-type="float" office:value="3">
            <text:p>3</text:p>
          </table:table-cell>
          <table:table-cell table:style-name="ce4" table:formula="of:=[.A781]+4*([.A781]/50+2)" office:value-type="float" office:value="42084.800000000003">
            <text:p>42084.800000000003</text:p>
          </table:table-cell>
          <table:table-cell table:number-columns-repeated="1024"/>
        </table:table-row>
        <table:table-row table:style-name="ro783">
          <table:table-cell office:value-type="float" office:value="39010">
            <text:p>39010</text:p>
          </table:table-cell>
          <table:table-cell office:value-type="float" office:value="36434">
            <text:p>36434</text:p>
          </table:table-cell>
          <table:table-cell table:style-name="ce4" table:formula="of:=[.A782]-[.B782]" office:value-type="float" office:value="2576">
            <text:p>2576</text:p>
          </table:table-cell>
          <table:table-cell table:style-name="ce4" table:formula="of:=[.C782]-[.C781]" office:value-type="float" office:value="3">
            <text:p>3</text:p>
          </table:table-cell>
          <table:table-cell table:style-name="ce4" table:formula="of:=[.A782]+4*([.A782]/50+2)" office:value-type="float" office:value="42138.800000000003">
            <text:p>42138.800000000003</text:p>
          </table:table-cell>
          <table:table-cell table:number-columns-repeated="1024"/>
        </table:table-row>
        <table:table-row table:style-name="ro784">
          <table:table-cell office:value-type="float" office:value="39060">
            <text:p>39060</text:p>
          </table:table-cell>
          <table:table-cell office:value-type="float" office:value="36480">
            <text:p>36480</text:p>
          </table:table-cell>
          <table:table-cell table:style-name="ce4" table:formula="of:=[.A783]-[.B783]" office:value-type="float" office:value="2580">
            <text:p>2580</text:p>
          </table:table-cell>
          <table:table-cell table:style-name="ce4" table:formula="of:=[.C783]-[.C782]" office:value-type="float" office:value="4">
            <text:p>4</text:p>
          </table:table-cell>
          <table:table-cell table:style-name="ce4" table:formula="of:=[.A783]+4*([.A783]/50+2)" office:value-type="float" office:value="42192.800000000003">
            <text:p>42192.800000000003</text:p>
          </table:table-cell>
          <table:table-cell table:number-columns-repeated="1024"/>
        </table:table-row>
        <table:table-row table:style-name="ro785">
          <table:table-cell office:value-type="float" office:value="39110">
            <text:p>39110</text:p>
          </table:table-cell>
          <table:table-cell office:value-type="float" office:value="36527">
            <text:p>36527</text:p>
          </table:table-cell>
          <table:table-cell table:style-name="ce4" table:formula="of:=[.A784]-[.B784]" office:value-type="float" office:value="2583">
            <text:p>2583</text:p>
          </table:table-cell>
          <table:table-cell table:style-name="ce4" table:formula="of:=[.C784]-[.C783]" office:value-type="float" office:value="3">
            <text:p>3</text:p>
          </table:table-cell>
          <table:table-cell table:style-name="ce4" table:formula="of:=[.A784]+4*([.A784]/50+2)" office:value-type="float" office:value="42246.800000000003">
            <text:p>42246.800000000003</text:p>
          </table:table-cell>
          <table:table-cell table:number-columns-repeated="1024"/>
        </table:table-row>
        <table:table-row table:style-name="ro786">
          <table:table-cell office:value-type="float" office:value="39160">
            <text:p>39160</text:p>
          </table:table-cell>
          <table:table-cell office:value-type="float" office:value="36574">
            <text:p>36574</text:p>
          </table:table-cell>
          <table:table-cell table:style-name="ce4" table:formula="of:=[.A785]-[.B785]" office:value-type="float" office:value="2586">
            <text:p>2586</text:p>
          </table:table-cell>
          <table:table-cell table:style-name="ce4" table:formula="of:=[.C785]-[.C784]" office:value-type="float" office:value="3">
            <text:p>3</text:p>
          </table:table-cell>
          <table:table-cell table:style-name="ce4" table:formula="of:=[.A785]+4*([.A785]/50+2)" office:value-type="float" office:value="42300.800000000003">
            <text:p>42300.800000000003</text:p>
          </table:table-cell>
          <table:table-cell table:number-columns-repeated="1024"/>
        </table:table-row>
        <table:table-row table:style-name="ro787">
          <table:table-cell office:value-type="float" office:value="39210">
            <text:p>39210</text:p>
          </table:table-cell>
          <table:table-cell office:value-type="float" office:value="36620">
            <text:p>36620</text:p>
          </table:table-cell>
          <table:table-cell table:style-name="ce4" table:formula="of:=[.A786]-[.B786]" office:value-type="float" office:value="2590">
            <text:p>2590</text:p>
          </table:table-cell>
          <table:table-cell table:style-name="ce4" table:formula="of:=[.C786]-[.C785]" office:value-type="float" office:value="4">
            <text:p>4</text:p>
          </table:table-cell>
          <table:table-cell table:style-name="ce4" table:formula="of:=[.A786]+4*([.A786]/50+2)" office:value-type="float" office:value="42354.800000000003">
            <text:p>42354.800000000003</text:p>
          </table:table-cell>
          <table:table-cell table:number-columns-repeated="1024"/>
        </table:table-row>
        <table:table-row table:style-name="ro788">
          <table:table-cell office:value-type="float" office:value="39260">
            <text:p>39260</text:p>
          </table:table-cell>
          <table:table-cell office:value-type="float" office:value="36667">
            <text:p>36667</text:p>
          </table:table-cell>
          <table:table-cell table:style-name="ce4" table:formula="of:=[.A787]-[.B787]" office:value-type="float" office:value="2593">
            <text:p>2593</text:p>
          </table:table-cell>
          <table:table-cell table:style-name="ce4" table:formula="of:=[.C787]-[.C786]" office:value-type="float" office:value="3">
            <text:p>3</text:p>
          </table:table-cell>
          <table:table-cell table:style-name="ce4" table:formula="of:=[.A787]+4*([.A787]/50+2)" office:value-type="float" office:value="42408.800000000003">
            <text:p>42408.800000000003</text:p>
          </table:table-cell>
          <table:table-cell table:number-columns-repeated="1024"/>
        </table:table-row>
        <table:table-row table:style-name="ro789">
          <table:table-cell office:value-type="float" office:value="39310">
            <text:p>39310</text:p>
          </table:table-cell>
          <table:table-cell office:value-type="float" office:value="36714">
            <text:p>36714</text:p>
          </table:table-cell>
          <table:table-cell table:style-name="ce4" table:formula="of:=[.A788]-[.B788]" office:value-type="float" office:value="2596">
            <text:p>2596</text:p>
          </table:table-cell>
          <table:table-cell table:style-name="ce4" table:formula="of:=[.C788]-[.C787]" office:value-type="float" office:value="3">
            <text:p>3</text:p>
          </table:table-cell>
          <table:table-cell table:style-name="ce4" table:formula="of:=[.A788]+4*([.A788]/50+2)" office:value-type="float" office:value="42462.800000000003">
            <text:p>42462.800000000003</text:p>
          </table:table-cell>
          <table:table-cell table:number-columns-repeated="1024"/>
        </table:table-row>
        <table:table-row table:style-name="ro790">
          <table:table-cell office:value-type="float" office:value="39360">
            <text:p>39360</text:p>
          </table:table-cell>
          <table:table-cell office:value-type="float" office:value="36761">
            <text:p>36761</text:p>
          </table:table-cell>
          <table:table-cell table:style-name="ce4" table:formula="of:=[.A789]-[.B789]" office:value-type="float" office:value="2599">
            <text:p>2599</text:p>
          </table:table-cell>
          <table:table-cell table:style-name="ce4" table:formula="of:=[.C789]-[.C788]" office:value-type="float" office:value="3">
            <text:p>3</text:p>
          </table:table-cell>
          <table:table-cell table:style-name="ce4" table:formula="of:=[.A789]+4*([.A789]/50+2)" office:value-type="float" office:value="42516.800000000003">
            <text:p>42516.800000000003</text:p>
          </table:table-cell>
          <table:table-cell table:number-columns-repeated="1024"/>
        </table:table-row>
        <table:table-row table:style-name="ro791">
          <table:table-cell office:value-type="float" office:value="39410">
            <text:p>39410</text:p>
          </table:table-cell>
          <table:table-cell office:value-type="float" office:value="36807">
            <text:p>36807</text:p>
          </table:table-cell>
          <table:table-cell table:style-name="ce4" table:formula="of:=[.A790]-[.B790]" office:value-type="float" office:value="2603">
            <text:p>2603</text:p>
          </table:table-cell>
          <table:table-cell table:style-name="ce4" table:formula="of:=[.C790]-[.C789]" office:value-type="float" office:value="4">
            <text:p>4</text:p>
          </table:table-cell>
          <table:table-cell table:style-name="ce4" table:formula="of:=[.A790]+4*([.A790]/50+2)" office:value-type="float" office:value="42570.800000000003">
            <text:p>42570.800000000003</text:p>
          </table:table-cell>
          <table:table-cell table:number-columns-repeated="1024"/>
        </table:table-row>
        <table:table-row table:style-name="ro792">
          <table:table-cell office:value-type="float" office:value="39460">
            <text:p>39460</text:p>
          </table:table-cell>
          <table:table-cell office:value-type="float" office:value="36854">
            <text:p>36854</text:p>
          </table:table-cell>
          <table:table-cell table:style-name="ce4" table:formula="of:=[.A791]-[.B791]" office:value-type="float" office:value="2606">
            <text:p>2606</text:p>
          </table:table-cell>
          <table:table-cell table:style-name="ce4" table:formula="of:=[.C791]-[.C790]" office:value-type="float" office:value="3">
            <text:p>3</text:p>
          </table:table-cell>
          <table:table-cell table:style-name="ce4" table:formula="of:=[.A791]+4*([.A791]/50+2)" office:value-type="float" office:value="42624.800000000003">
            <text:p>42624.800000000003</text:p>
          </table:table-cell>
          <table:table-cell table:number-columns-repeated="1024"/>
        </table:table-row>
        <table:table-row table:style-name="ro793">
          <table:table-cell office:value-type="float" office:value="39510">
            <text:p>39510</text:p>
          </table:table-cell>
          <table:table-cell office:value-type="float" office:value="36901">
            <text:p>36901</text:p>
          </table:table-cell>
          <table:table-cell table:style-name="ce4" table:formula="of:=[.A792]-[.B792]" office:value-type="float" office:value="2609">
            <text:p>2609</text:p>
          </table:table-cell>
          <table:table-cell table:style-name="ce4" table:formula="of:=[.C792]-[.C791]" office:value-type="float" office:value="3">
            <text:p>3</text:p>
          </table:table-cell>
          <table:table-cell table:style-name="ce4" table:formula="of:=[.A792]+4*([.A792]/50+2)" office:value-type="float" office:value="42678.800000000003">
            <text:p>42678.800000000003</text:p>
          </table:table-cell>
          <table:table-cell table:number-columns-repeated="1024"/>
        </table:table-row>
        <table:table-row table:style-name="ro794">
          <table:table-cell office:value-type="float" office:value="39560">
            <text:p>39560</text:p>
          </table:table-cell>
          <table:table-cell office:value-type="float" office:value="36947">
            <text:p>36947</text:p>
          </table:table-cell>
          <table:table-cell table:style-name="ce4" table:formula="of:=[.A793]-[.B793]" office:value-type="float" office:value="2613">
            <text:p>2613</text:p>
          </table:table-cell>
          <table:table-cell table:style-name="ce4" table:formula="of:=[.C793]-[.C792]" office:value-type="float" office:value="4">
            <text:p>4</text:p>
          </table:table-cell>
          <table:table-cell table:style-name="ce4" table:formula="of:=[.A793]+4*([.A793]/50+2)" office:value-type="float" office:value="42732.800000000003">
            <text:p>42732.800000000003</text:p>
          </table:table-cell>
          <table:table-cell table:number-columns-repeated="1024"/>
        </table:table-row>
        <table:table-row table:style-name="ro795">
          <table:table-cell office:value-type="float" office:value="39610">
            <text:p>39610</text:p>
          </table:table-cell>
          <table:table-cell office:value-type="float" office:value="36994">
            <text:p>36994</text:p>
          </table:table-cell>
          <table:table-cell table:style-name="ce4" table:formula="of:=[.A794]-[.B794]" office:value-type="float" office:value="2616">
            <text:p>2616</text:p>
          </table:table-cell>
          <table:table-cell table:style-name="ce4" table:formula="of:=[.C794]-[.C793]" office:value-type="float" office:value="3">
            <text:p>3</text:p>
          </table:table-cell>
          <table:table-cell table:style-name="ce4" table:formula="of:=[.A794]+4*([.A794]/50+2)" office:value-type="float" office:value="42786.800000000003">
            <text:p>42786.800000000003</text:p>
          </table:table-cell>
          <table:table-cell table:number-columns-repeated="1024"/>
        </table:table-row>
        <table:table-row table:style-name="ro796">
          <table:table-cell office:value-type="float" office:value="39660">
            <text:p>39660</text:p>
          </table:table-cell>
          <table:table-cell office:value-type="float" office:value="37041">
            <text:p>37041</text:p>
          </table:table-cell>
          <table:table-cell table:style-name="ce4" table:formula="of:=[.A795]-[.B795]" office:value-type="float" office:value="2619">
            <text:p>2619</text:p>
          </table:table-cell>
          <table:table-cell table:style-name="ce4" table:formula="of:=[.C795]-[.C794]" office:value-type="float" office:value="3">
            <text:p>3</text:p>
          </table:table-cell>
          <table:table-cell table:style-name="ce4" table:formula="of:=[.A795]+4*([.A795]/50+2)" office:value-type="float" office:value="42840.800000000003">
            <text:p>42840.800000000003</text:p>
          </table:table-cell>
          <table:table-cell table:number-columns-repeated="1024"/>
        </table:table-row>
        <table:table-row table:style-name="ro797">
          <table:table-cell office:value-type="float" office:value="39710">
            <text:p>39710</text:p>
          </table:table-cell>
          <table:table-cell office:value-type="float" office:value="37088">
            <text:p>37088</text:p>
          </table:table-cell>
          <table:table-cell table:style-name="ce4" table:formula="of:=[.A796]-[.B796]" office:value-type="float" office:value="2622">
            <text:p>2622</text:p>
          </table:table-cell>
          <table:table-cell table:style-name="ce4" table:formula="of:=[.C796]-[.C795]" office:value-type="float" office:value="3">
            <text:p>3</text:p>
          </table:table-cell>
          <table:table-cell table:style-name="ce4" table:formula="of:=[.A796]+4*([.A796]/50+2)" office:value-type="float" office:value="42894.800000000003">
            <text:p>42894.800000000003</text:p>
          </table:table-cell>
          <table:table-cell table:number-columns-repeated="1024"/>
        </table:table-row>
        <table:table-row table:style-name="ro798">
          <table:table-cell office:value-type="float" office:value="39760">
            <text:p>39760</text:p>
          </table:table-cell>
          <table:table-cell office:value-type="float" office:value="37134">
            <text:p>37134</text:p>
          </table:table-cell>
          <table:table-cell table:style-name="ce4" table:formula="of:=[.A797]-[.B797]" office:value-type="float" office:value="2626">
            <text:p>2626</text:p>
          </table:table-cell>
          <table:table-cell table:style-name="ce4" table:formula="of:=[.C797]-[.C796]" office:value-type="float" office:value="4">
            <text:p>4</text:p>
          </table:table-cell>
          <table:table-cell table:style-name="ce4" table:formula="of:=[.A797]+4*([.A797]/50+2)" office:value-type="float" office:value="42948.800000000003">
            <text:p>42948.800000000003</text:p>
          </table:table-cell>
          <table:table-cell table:number-columns-repeated="1024"/>
        </table:table-row>
        <table:table-row table:style-name="ro799">
          <table:table-cell office:value-type="float" office:value="39810">
            <text:p>39810</text:p>
          </table:table-cell>
          <table:table-cell office:value-type="float" office:value="37181">
            <text:p>37181</text:p>
          </table:table-cell>
          <table:table-cell table:style-name="ce4" table:formula="of:=[.A798]-[.B798]" office:value-type="float" office:value="2629">
            <text:p>2629</text:p>
          </table:table-cell>
          <table:table-cell table:style-name="ce4" table:formula="of:=[.C798]-[.C797]" office:value-type="float" office:value="3">
            <text:p>3</text:p>
          </table:table-cell>
          <table:table-cell table:style-name="ce4" table:formula="of:=[.A798]+4*([.A798]/50+2)" office:value-type="float" office:value="43002.800000000003">
            <text:p>43002.800000000003</text:p>
          </table:table-cell>
          <table:table-cell table:number-columns-repeated="1024"/>
        </table:table-row>
        <table:table-row table:style-name="ro800">
          <table:table-cell office:value-type="float" office:value="39860">
            <text:p>39860</text:p>
          </table:table-cell>
          <table:table-cell office:value-type="float" office:value="37228">
            <text:p>37228</text:p>
          </table:table-cell>
          <table:table-cell table:style-name="ce4" table:formula="of:=[.A799]-[.B799]" office:value-type="float" office:value="2632">
            <text:p>2632</text:p>
          </table:table-cell>
          <table:table-cell table:style-name="ce4" table:formula="of:=[.C799]-[.C798]" office:value-type="float" office:value="3">
            <text:p>3</text:p>
          </table:table-cell>
          <table:table-cell table:style-name="ce4" table:formula="of:=[.A799]+4*([.A799]/50+2)" office:value-type="float" office:value="43056.800000000003">
            <text:p>43056.800000000003</text:p>
          </table:table-cell>
          <table:table-cell table:number-columns-repeated="1024"/>
        </table:table-row>
        <table:table-row table:style-name="ro801">
          <table:table-cell office:value-type="float" office:value="39910">
            <text:p>39910</text:p>
          </table:table-cell>
          <table:table-cell office:value-type="float" office:value="37274">
            <text:p>37274</text:p>
          </table:table-cell>
          <table:table-cell table:style-name="ce4" table:formula="of:=[.A800]-[.B800]" office:value-type="float" office:value="2636">
            <text:p>2636</text:p>
          </table:table-cell>
          <table:table-cell table:style-name="ce4" table:formula="of:=[.C800]-[.C799]" office:value-type="float" office:value="4">
            <text:p>4</text:p>
          </table:table-cell>
          <table:table-cell table:style-name="ce4" table:formula="of:=[.A800]+4*([.A800]/50+2)" office:value-type="float" office:value="43110.800000000003">
            <text:p>43110.800000000003</text:p>
          </table:table-cell>
          <table:table-cell table:number-columns-repeated="1024"/>
        </table:table-row>
        <table:table-row table:style-name="ro802">
          <table:table-cell office:value-type="float" office:value="39960">
            <text:p>39960</text:p>
          </table:table-cell>
          <table:table-cell office:value-type="float" office:value="37321">
            <text:p>37321</text:p>
          </table:table-cell>
          <table:table-cell table:style-name="ce4" table:formula="of:=[.A801]-[.B801]" office:value-type="float" office:value="2639">
            <text:p>2639</text:p>
          </table:table-cell>
          <table:table-cell table:style-name="ce4" table:formula="of:=[.C801]-[.C800]" office:value-type="float" office:value="3">
            <text:p>3</text:p>
          </table:table-cell>
          <table:table-cell table:style-name="ce4" table:formula="of:=[.A801]+4*([.A801]/50+2)" office:value-type="float" office:value="43164.800000000003">
            <text:p>43164.800000000003</text:p>
          </table:table-cell>
          <table:table-cell table:number-columns-repeated="1024"/>
        </table:table-row>
        <table:table-row table:style-name="ro803">
          <table:table-cell office:value-type="float" office:value="40010">
            <text:p>40010</text:p>
          </table:table-cell>
          <table:table-cell office:value-type="float" office:value="37368">
            <text:p>37368</text:p>
          </table:table-cell>
          <table:table-cell table:style-name="ce4" table:formula="of:=[.A802]-[.B802]" office:value-type="float" office:value="2642">
            <text:p>2642</text:p>
          </table:table-cell>
          <table:table-cell table:style-name="ce4" table:formula="of:=[.C802]-[.C801]" office:value-type="float" office:value="3">
            <text:p>3</text:p>
          </table:table-cell>
          <table:table-cell table:style-name="ce4" table:formula="of:=[.A802]+4*([.A802]/50+2)" office:value-type="float" office:value="43218.800000000003">
            <text:p>43218.800000000003</text:p>
          </table:table-cell>
          <table:table-cell table:number-columns-repeated="1024"/>
        </table:table-row>
        <table:table-row table:style-name="ro804">
          <table:table-cell office:value-type="float" office:value="40060">
            <text:p>40060</text:p>
          </table:table-cell>
          <table:table-cell office:value-type="float" office:value="37414">
            <text:p>37414</text:p>
          </table:table-cell>
          <table:table-cell table:style-name="ce4" table:formula="of:=[.A803]-[.B803]" office:value-type="float" office:value="2646">
            <text:p>2646</text:p>
          </table:table-cell>
          <table:table-cell table:style-name="ce4" table:formula="of:=[.C803]-[.C802]" office:value-type="float" office:value="4">
            <text:p>4</text:p>
          </table:table-cell>
          <table:table-cell table:style-name="ce4" table:formula="of:=[.A803]+4*([.A803]/50+2)" office:value-type="float" office:value="43272.800000000003">
            <text:p>43272.800000000003</text:p>
          </table:table-cell>
          <table:table-cell table:number-columns-repeated="1024"/>
        </table:table-row>
        <table:table-row table:style-name="ro805">
          <table:table-cell office:value-type="float" office:value="40110">
            <text:p>40110</text:p>
          </table:table-cell>
          <table:table-cell office:value-type="float" office:value="37461">
            <text:p>37461</text:p>
          </table:table-cell>
          <table:table-cell table:style-name="ce4" table:formula="of:=[.A804]-[.B804]" office:value-type="float" office:value="2649">
            <text:p>2649</text:p>
          </table:table-cell>
          <table:table-cell table:style-name="ce4" table:formula="of:=[.C804]-[.C803]" office:value-type="float" office:value="3">
            <text:p>3</text:p>
          </table:table-cell>
          <table:table-cell table:style-name="ce4" table:formula="of:=[.A804]+4*([.A804]/50+2)" office:value-type="float" office:value="43326.800000000003">
            <text:p>43326.800000000003</text:p>
          </table:table-cell>
          <table:table-cell table:number-columns-repeated="1024"/>
        </table:table-row>
        <table:table-row table:style-name="ro806">
          <table:table-cell office:value-type="float" office:value="40160">
            <text:p>40160</text:p>
          </table:table-cell>
          <table:table-cell office:value-type="float" office:value="37508">
            <text:p>37508</text:p>
          </table:table-cell>
          <table:table-cell table:style-name="ce4" table:formula="of:=[.A805]-[.B805]" office:value-type="float" office:value="2652">
            <text:p>2652</text:p>
          </table:table-cell>
          <table:table-cell table:style-name="ce4" table:formula="of:=[.C805]-[.C804]" office:value-type="float" office:value="3">
            <text:p>3</text:p>
          </table:table-cell>
          <table:table-cell table:style-name="ce4" table:formula="of:=[.A805]+4*([.A805]/50+2)" office:value-type="float" office:value="43380.800000000003">
            <text:p>43380.800000000003</text:p>
          </table:table-cell>
          <table:table-cell table:number-columns-repeated="1024"/>
        </table:table-row>
        <table:table-row table:style-name="ro807">
          <table:table-cell office:value-type="float" office:value="40210">
            <text:p>40210</text:p>
          </table:table-cell>
          <table:table-cell office:value-type="float" office:value="37554">
            <text:p>37554</text:p>
          </table:table-cell>
          <table:table-cell table:style-name="ce4" table:formula="of:=[.A806]-[.B806]" office:value-type="float" office:value="2656">
            <text:p>2656</text:p>
          </table:table-cell>
          <table:table-cell table:style-name="ce4" table:formula="of:=[.C806]-[.C805]" office:value-type="float" office:value="4">
            <text:p>4</text:p>
          </table:table-cell>
          <table:table-cell table:style-name="ce4" table:formula="of:=[.A806]+4*([.A806]/50+2)" office:value-type="float" office:value="43434.800000000003">
            <text:p>43434.800000000003</text:p>
          </table:table-cell>
          <table:table-cell table:number-columns-repeated="1024"/>
        </table:table-row>
        <table:table-row table:style-name="ro808">
          <table:table-cell office:value-type="float" office:value="40260">
            <text:p>40260</text:p>
          </table:table-cell>
          <table:table-cell office:value-type="float" office:value="37601">
            <text:p>37601</text:p>
          </table:table-cell>
          <table:table-cell table:style-name="ce4" table:formula="of:=[.A807]-[.B807]" office:value-type="float" office:value="2659">
            <text:p>2659</text:p>
          </table:table-cell>
          <table:table-cell table:style-name="ce4" table:formula="of:=[.C807]-[.C806]" office:value-type="float" office:value="3">
            <text:p>3</text:p>
          </table:table-cell>
          <table:table-cell table:style-name="ce4" table:formula="of:=[.A807]+4*([.A807]/50+2)" office:value-type="float" office:value="43488.800000000003">
            <text:p>43488.800000000003</text:p>
          </table:table-cell>
          <table:table-cell table:number-columns-repeated="1024"/>
        </table:table-row>
        <table:table-row table:style-name="ro809">
          <table:table-cell office:value-type="float" office:value="40310">
            <text:p>40310</text:p>
          </table:table-cell>
          <table:table-cell office:value-type="float" office:value="37648">
            <text:p>37648</text:p>
          </table:table-cell>
          <table:table-cell table:style-name="ce4" table:formula="of:=[.A808]-[.B808]" office:value-type="float" office:value="2662">
            <text:p>2662</text:p>
          </table:table-cell>
          <table:table-cell table:style-name="ce4" table:formula="of:=[.C808]-[.C807]" office:value-type="float" office:value="3">
            <text:p>3</text:p>
          </table:table-cell>
          <table:table-cell table:style-name="ce4" table:formula="of:=[.A808]+4*([.A808]/50+2)" office:value-type="float" office:value="43542.800000000003">
            <text:p>43542.800000000003</text:p>
          </table:table-cell>
          <table:table-cell table:number-columns-repeated="1024"/>
        </table:table-row>
        <table:table-row table:style-name="ro810">
          <table:table-cell office:value-type="float" office:value="40360">
            <text:p>40360</text:p>
          </table:table-cell>
          <table:table-cell office:value-type="float" office:value="37695">
            <text:p>37695</text:p>
          </table:table-cell>
          <table:table-cell table:style-name="ce4" table:formula="of:=[.A809]-[.B809]" office:value-type="float" office:value="2665">
            <text:p>2665</text:p>
          </table:table-cell>
          <table:table-cell table:style-name="ce4" table:formula="of:=[.C809]-[.C808]" office:value-type="float" office:value="3">
            <text:p>3</text:p>
          </table:table-cell>
          <table:table-cell table:style-name="ce4" table:formula="of:=[.A809]+4*([.A809]/50+2)" office:value-type="float" office:value="43596.800000000003">
            <text:p>43596.800000000003</text:p>
          </table:table-cell>
          <table:table-cell table:number-columns-repeated="1024"/>
        </table:table-row>
        <table:table-row table:style-name="ro811">
          <table:table-cell office:value-type="float" office:value="40410">
            <text:p>40410</text:p>
          </table:table-cell>
          <table:table-cell office:value-type="float" office:value="37741">
            <text:p>37741</text:p>
          </table:table-cell>
          <table:table-cell table:style-name="ce4" table:formula="of:=[.A810]-[.B810]" office:value-type="float" office:value="2669">
            <text:p>2669</text:p>
          </table:table-cell>
          <table:table-cell table:style-name="ce4" table:formula="of:=[.C810]-[.C809]" office:value-type="float" office:value="4">
            <text:p>4</text:p>
          </table:table-cell>
          <table:table-cell table:style-name="ce4" table:formula="of:=[.A810]+4*([.A810]/50+2)" office:value-type="float" office:value="43650.800000000003">
            <text:p>43650.800000000003</text:p>
          </table:table-cell>
          <table:table-cell table:number-columns-repeated="1024"/>
        </table:table-row>
        <table:table-row table:style-name="ro812">
          <table:table-cell office:value-type="float" office:value="40460">
            <text:p>40460</text:p>
          </table:table-cell>
          <table:table-cell office:value-type="float" office:value="37788">
            <text:p>37788</text:p>
          </table:table-cell>
          <table:table-cell table:style-name="ce4" table:formula="of:=[.A811]-[.B811]" office:value-type="float" office:value="2672">
            <text:p>2672</text:p>
          </table:table-cell>
          <table:table-cell table:style-name="ce4" table:formula="of:=[.C811]-[.C810]" office:value-type="float" office:value="3">
            <text:p>3</text:p>
          </table:table-cell>
          <table:table-cell table:style-name="ce4" table:formula="of:=[.A811]+4*([.A811]/50+2)" office:value-type="float" office:value="43704.800000000003">
            <text:p>43704.800000000003</text:p>
          </table:table-cell>
          <table:table-cell table:number-columns-repeated="1024"/>
        </table:table-row>
        <table:table-row table:style-name="ro813">
          <table:table-cell office:value-type="float" office:value="40510">
            <text:p>40510</text:p>
          </table:table-cell>
          <table:table-cell office:value-type="float" office:value="37835">
            <text:p>37835</text:p>
          </table:table-cell>
          <table:table-cell table:style-name="ce4" table:formula="of:=[.A812]-[.B812]" office:value-type="float" office:value="2675">
            <text:p>2675</text:p>
          </table:table-cell>
          <table:table-cell table:style-name="ce4" table:formula="of:=[.C812]-[.C811]" office:value-type="float" office:value="3">
            <text:p>3</text:p>
          </table:table-cell>
          <table:table-cell table:style-name="ce4" table:formula="of:=[.A812]+4*([.A812]/50+2)" office:value-type="float" office:value="43758.800000000003">
            <text:p>43758.800000000003</text:p>
          </table:table-cell>
          <table:table-cell table:number-columns-repeated="1024"/>
        </table:table-row>
        <table:table-row table:style-name="ro814">
          <table:table-cell office:value-type="float" office:value="40560">
            <text:p>40560</text:p>
          </table:table-cell>
          <table:table-cell office:value-type="float" office:value="37882">
            <text:p>37882</text:p>
          </table:table-cell>
          <table:table-cell table:style-name="ce4" table:formula="of:=[.A813]-[.B813]" office:value-type="float" office:value="2678">
            <text:p>2678</text:p>
          </table:table-cell>
          <table:table-cell table:style-name="ce4" table:formula="of:=[.C813]-[.C812]" office:value-type="float" office:value="3">
            <text:p>3</text:p>
          </table:table-cell>
          <table:table-cell table:style-name="ce4" table:formula="of:=[.A813]+4*([.A813]/50+2)" office:value-type="float" office:value="43812.800000000003">
            <text:p>43812.800000000003</text:p>
          </table:table-cell>
          <table:table-cell table:number-columns-repeated="1024"/>
        </table:table-row>
        <table:table-row table:style-name="ro815">
          <table:table-cell office:value-type="float" office:value="40610">
            <text:p>40610</text:p>
          </table:table-cell>
          <table:table-cell office:value-type="float" office:value="37928">
            <text:p>37928</text:p>
          </table:table-cell>
          <table:table-cell table:style-name="ce4" table:formula="of:=[.A814]-[.B814]" office:value-type="float" office:value="2682">
            <text:p>2682</text:p>
          </table:table-cell>
          <table:table-cell table:style-name="ce4" table:formula="of:=[.C814]-[.C813]" office:value-type="float" office:value="4">
            <text:p>4</text:p>
          </table:table-cell>
          <table:table-cell table:style-name="ce4" table:formula="of:=[.A814]+4*([.A814]/50+2)" office:value-type="float" office:value="43866.800000000003">
            <text:p>43866.800000000003</text:p>
          </table:table-cell>
          <table:table-cell table:number-columns-repeated="1024"/>
        </table:table-row>
        <table:table-row table:style-name="ro816">
          <table:table-cell office:value-type="float" office:value="40660">
            <text:p>40660</text:p>
          </table:table-cell>
          <table:table-cell office:value-type="float" office:value="37975">
            <text:p>37975</text:p>
          </table:table-cell>
          <table:table-cell table:style-name="ce4" table:formula="of:=[.A815]-[.B815]" office:value-type="float" office:value="2685">
            <text:p>2685</text:p>
          </table:table-cell>
          <table:table-cell table:style-name="ce4" table:formula="of:=[.C815]-[.C814]" office:value-type="float" office:value="3">
            <text:p>3</text:p>
          </table:table-cell>
          <table:table-cell table:style-name="ce4" table:formula="of:=[.A815]+4*([.A815]/50+2)" office:value-type="float" office:value="43920.800000000003">
            <text:p>43920.800000000003</text:p>
          </table:table-cell>
          <table:table-cell table:number-columns-repeated="1024"/>
        </table:table-row>
        <table:table-row table:style-name="ro817">
          <table:table-cell office:value-type="float" office:value="40710">
            <text:p>40710</text:p>
          </table:table-cell>
          <table:table-cell office:value-type="float" office:value="38022">
            <text:p>38022</text:p>
          </table:table-cell>
          <table:table-cell table:style-name="ce4" table:formula="of:=[.A816]-[.B816]" office:value-type="float" office:value="2688">
            <text:p>2688</text:p>
          </table:table-cell>
          <table:table-cell table:style-name="ce4" table:formula="of:=[.C816]-[.C815]" office:value-type="float" office:value="3">
            <text:p>3</text:p>
          </table:table-cell>
          <table:table-cell table:style-name="ce4" table:formula="of:=[.A816]+4*([.A816]/50+2)" office:value-type="float" office:value="43974.800000000003">
            <text:p>43974.800000000003</text:p>
          </table:table-cell>
          <table:table-cell table:number-columns-repeated="1024"/>
        </table:table-row>
        <table:table-row table:style-name="ro818">
          <table:table-cell office:value-type="float" office:value="40760">
            <text:p>40760</text:p>
          </table:table-cell>
          <table:table-cell office:value-type="float" office:value="38068">
            <text:p>38068</text:p>
          </table:table-cell>
          <table:table-cell table:style-name="ce4" table:formula="of:=[.A817]-[.B817]" office:value-type="float" office:value="2692">
            <text:p>2692</text:p>
          </table:table-cell>
          <table:table-cell table:style-name="ce4" table:formula="of:=[.C817]-[.C816]" office:value-type="float" office:value="4">
            <text:p>4</text:p>
          </table:table-cell>
          <table:table-cell table:style-name="ce4" table:formula="of:=[.A817]+4*([.A817]/50+2)" office:value-type="float" office:value="44028.800000000003">
            <text:p>44028.800000000003</text:p>
          </table:table-cell>
          <table:table-cell table:number-columns-repeated="1024"/>
        </table:table-row>
        <table:table-row table:style-name="ro819">
          <table:table-cell office:value-type="float" office:value="40810">
            <text:p>40810</text:p>
          </table:table-cell>
          <table:table-cell office:value-type="float" office:value="38115">
            <text:p>38115</text:p>
          </table:table-cell>
          <table:table-cell table:style-name="ce4" table:formula="of:=[.A818]-[.B818]" office:value-type="float" office:value="2695">
            <text:p>2695</text:p>
          </table:table-cell>
          <table:table-cell table:style-name="ce4" table:formula="of:=[.C818]-[.C817]" office:value-type="float" office:value="3">
            <text:p>3</text:p>
          </table:table-cell>
          <table:table-cell table:style-name="ce4" table:formula="of:=[.A818]+4*([.A818]/50+2)" office:value-type="float" office:value="44082.800000000003">
            <text:p>44082.800000000003</text:p>
          </table:table-cell>
          <table:table-cell table:number-columns-repeated="1024"/>
        </table:table-row>
        <table:table-row table:style-name="ro820">
          <table:table-cell office:value-type="float" office:value="40860">
            <text:p>40860</text:p>
          </table:table-cell>
          <table:table-cell office:value-type="float" office:value="38162">
            <text:p>38162</text:p>
          </table:table-cell>
          <table:table-cell table:style-name="ce4" table:formula="of:=[.A819]-[.B819]" office:value-type="float" office:value="2698">
            <text:p>2698</text:p>
          </table:table-cell>
          <table:table-cell table:style-name="ce4" table:formula="of:=[.C819]-[.C818]" office:value-type="float" office:value="3">
            <text:p>3</text:p>
          </table:table-cell>
          <table:table-cell table:style-name="ce4" table:formula="of:=[.A819]+4*([.A819]/50+2)" office:value-type="float" office:value="44136.800000000003">
            <text:p>44136.800000000003</text:p>
          </table:table-cell>
          <table:table-cell table:number-columns-repeated="1024"/>
        </table:table-row>
        <table:table-row table:style-name="ro821">
          <table:table-cell office:value-type="float" office:value="40910">
            <text:p>40910</text:p>
          </table:table-cell>
          <table:table-cell office:value-type="float" office:value="38208">
            <text:p>38208</text:p>
          </table:table-cell>
          <table:table-cell table:style-name="ce4" table:formula="of:=[.A820]-[.B820]" office:value-type="float" office:value="2702">
            <text:p>2702</text:p>
          </table:table-cell>
          <table:table-cell table:style-name="ce4" table:formula="of:=[.C820]-[.C819]" office:value-type="float" office:value="4">
            <text:p>4</text:p>
          </table:table-cell>
          <table:table-cell table:style-name="ce4" table:formula="of:=[.A820]+4*([.A820]/50+2)" office:value-type="float" office:value="44190.800000000003">
            <text:p>44190.800000000003</text:p>
          </table:table-cell>
          <table:table-cell table:number-columns-repeated="1024"/>
        </table:table-row>
        <table:table-row table:style-name="ro822">
          <table:table-cell office:value-type="float" office:value="40960">
            <text:p>40960</text:p>
          </table:table-cell>
          <table:table-cell office:value-type="float" office:value="38255">
            <text:p>38255</text:p>
          </table:table-cell>
          <table:table-cell table:style-name="ce4" table:formula="of:=[.A821]-[.B821]" office:value-type="float" office:value="2705">
            <text:p>2705</text:p>
          </table:table-cell>
          <table:table-cell table:style-name="ce4" table:formula="of:=[.C821]-[.C820]" office:value-type="float" office:value="3">
            <text:p>3</text:p>
          </table:table-cell>
          <table:table-cell table:style-name="ce4" table:formula="of:=[.A821]+4*([.A821]/50+2)" office:value-type="float" office:value="44244.800000000003">
            <text:p>44244.800000000003</text:p>
          </table:table-cell>
          <table:table-cell table:number-columns-repeated="1024"/>
        </table:table-row>
        <table:table-row table:style-name="ro823">
          <table:table-cell office:value-type="float" office:value="41010">
            <text:p>41010</text:p>
          </table:table-cell>
          <table:table-cell office:value-type="float" office:value="38302">
            <text:p>38302</text:p>
          </table:table-cell>
          <table:table-cell table:style-name="ce4" table:formula="of:=[.A822]-[.B822]" office:value-type="float" office:value="2708">
            <text:p>2708</text:p>
          </table:table-cell>
          <table:table-cell table:style-name="ce4" table:formula="of:=[.C822]-[.C821]" office:value-type="float" office:value="3">
            <text:p>3</text:p>
          </table:table-cell>
          <table:table-cell table:style-name="ce4" table:formula="of:=[.A822]+4*([.A822]/50+2)" office:value-type="float" office:value="44298.800000000003">
            <text:p>44298.800000000003</text:p>
          </table:table-cell>
          <table:table-cell table:number-columns-repeated="1024"/>
        </table:table-row>
        <table:table-row table:style-name="ro824">
          <table:table-cell office:value-type="float" office:value="41060">
            <text:p>41060</text:p>
          </table:table-cell>
          <table:table-cell office:value-type="float" office:value="38348">
            <text:p>38348</text:p>
          </table:table-cell>
          <table:table-cell table:style-name="ce4" table:formula="of:=[.A823]-[.B823]" office:value-type="float" office:value="2712">
            <text:p>2712</text:p>
          </table:table-cell>
          <table:table-cell table:style-name="ce4" table:formula="of:=[.C823]-[.C822]" office:value-type="float" office:value="4">
            <text:p>4</text:p>
          </table:table-cell>
          <table:table-cell table:style-name="ce4" table:formula="of:=[.A823]+4*([.A823]/50+2)" office:value-type="float" office:value="44352.800000000003">
            <text:p>44352.800000000003</text:p>
          </table:table-cell>
          <table:table-cell table:number-columns-repeated="1024"/>
        </table:table-row>
        <table:table-row table:style-name="ro825">
          <table:table-cell office:value-type="float" office:value="41110">
            <text:p>41110</text:p>
          </table:table-cell>
          <table:table-cell office:value-type="float" office:value="38395">
            <text:p>38395</text:p>
          </table:table-cell>
          <table:table-cell table:style-name="ce4" table:formula="of:=[.A824]-[.B824]" office:value-type="float" office:value="2715">
            <text:p>2715</text:p>
          </table:table-cell>
          <table:table-cell table:style-name="ce4" table:formula="of:=[.C824]-[.C823]" office:value-type="float" office:value="3">
            <text:p>3</text:p>
          </table:table-cell>
          <table:table-cell table:style-name="ce4" table:formula="of:=[.A824]+4*([.A824]/50+2)" office:value-type="float" office:value="44406.800000000003">
            <text:p>44406.800000000003</text:p>
          </table:table-cell>
          <table:table-cell table:number-columns-repeated="1024"/>
        </table:table-row>
        <table:table-row table:style-name="ro826">
          <table:table-cell office:value-type="float" office:value="41160">
            <text:p>41160</text:p>
          </table:table-cell>
          <table:table-cell office:value-type="float" office:value="38442">
            <text:p>38442</text:p>
          </table:table-cell>
          <table:table-cell table:style-name="ce4" table:formula="of:=[.A825]-[.B825]" office:value-type="float" office:value="2718">
            <text:p>2718</text:p>
          </table:table-cell>
          <table:table-cell table:style-name="ce4" table:formula="of:=[.C825]-[.C824]" office:value-type="float" office:value="3">
            <text:p>3</text:p>
          </table:table-cell>
          <table:table-cell table:style-name="ce4" table:formula="of:=[.A825]+4*([.A825]/50+2)" office:value-type="float" office:value="44460.800000000003">
            <text:p>44460.800000000003</text:p>
          </table:table-cell>
          <table:table-cell table:number-columns-repeated="1024"/>
        </table:table-row>
        <table:table-row table:style-name="ro827">
          <table:table-cell office:value-type="float" office:value="41210">
            <text:p>41210</text:p>
          </table:table-cell>
          <table:table-cell office:value-type="float" office:value="38489">
            <text:p>38489</text:p>
          </table:table-cell>
          <table:table-cell table:style-name="ce4" table:formula="of:=[.A826]-[.B826]" office:value-type="float" office:value="2721">
            <text:p>2721</text:p>
          </table:table-cell>
          <table:table-cell table:style-name="ce4" table:formula="of:=[.C826]-[.C825]" office:value-type="float" office:value="3">
            <text:p>3</text:p>
          </table:table-cell>
          <table:table-cell table:style-name="ce4" table:formula="of:=[.A826]+4*([.A826]/50+2)" office:value-type="float" office:value="44514.800000000003">
            <text:p>44514.800000000003</text:p>
          </table:table-cell>
          <table:table-cell table:number-columns-repeated="1024"/>
        </table:table-row>
        <table:table-row table:style-name="ro828">
          <table:table-cell office:value-type="float" office:value="41260">
            <text:p>41260</text:p>
          </table:table-cell>
          <table:table-cell office:value-type="float" office:value="38535">
            <text:p>38535</text:p>
          </table:table-cell>
          <table:table-cell table:style-name="ce4" table:formula="of:=[.A827]-[.B827]" office:value-type="float" office:value="2725">
            <text:p>2725</text:p>
          </table:table-cell>
          <table:table-cell table:style-name="ce4" table:formula="of:=[.C827]-[.C826]" office:value-type="float" office:value="4">
            <text:p>4</text:p>
          </table:table-cell>
          <table:table-cell table:style-name="ce4" table:formula="of:=[.A827]+4*([.A827]/50+2)" office:value-type="float" office:value="44568.800000000003">
            <text:p>44568.800000000003</text:p>
          </table:table-cell>
          <table:table-cell table:number-columns-repeated="1024"/>
        </table:table-row>
        <table:table-row table:style-name="ro829">
          <table:table-cell office:value-type="float" office:value="41310">
            <text:p>41310</text:p>
          </table:table-cell>
          <table:table-cell office:value-type="float" office:value="38582">
            <text:p>38582</text:p>
          </table:table-cell>
          <table:table-cell table:style-name="ce4" table:formula="of:=[.A828]-[.B828]" office:value-type="float" office:value="2728">
            <text:p>2728</text:p>
          </table:table-cell>
          <table:table-cell table:style-name="ce4" table:formula="of:=[.C828]-[.C827]" office:value-type="float" office:value="3">
            <text:p>3</text:p>
          </table:table-cell>
          <table:table-cell table:style-name="ce4" table:formula="of:=[.A828]+4*([.A828]/50+2)" office:value-type="float" office:value="44622.800000000003">
            <text:p>44622.800000000003</text:p>
          </table:table-cell>
          <table:table-cell table:number-columns-repeated="1024"/>
        </table:table-row>
        <table:table-row table:style-name="ro830">
          <table:table-cell office:value-type="float" office:value="41360">
            <text:p>41360</text:p>
          </table:table-cell>
          <table:table-cell office:value-type="float" office:value="38629">
            <text:p>38629</text:p>
          </table:table-cell>
          <table:table-cell table:style-name="ce4" table:formula="of:=[.A829]-[.B829]" office:value-type="float" office:value="2731">
            <text:p>2731</text:p>
          </table:table-cell>
          <table:table-cell table:style-name="ce4" table:formula="of:=[.C829]-[.C828]" office:value-type="float" office:value="3">
            <text:p>3</text:p>
          </table:table-cell>
          <table:table-cell table:style-name="ce4" table:formula="of:=[.A829]+4*([.A829]/50+2)" office:value-type="float" office:value="44676.800000000003">
            <text:p>44676.800000000003</text:p>
          </table:table-cell>
          <table:table-cell table:number-columns-repeated="1024"/>
        </table:table-row>
        <table:table-row table:style-name="ro831">
          <table:table-cell office:value-type="float" office:value="41410">
            <text:p>41410</text:p>
          </table:table-cell>
          <table:table-cell office:value-type="float" office:value="38675">
            <text:p>38675</text:p>
          </table:table-cell>
          <table:table-cell table:style-name="ce4" table:formula="of:=[.A830]-[.B830]" office:value-type="float" office:value="2735">
            <text:p>2735</text:p>
          </table:table-cell>
          <table:table-cell table:style-name="ce4" table:formula="of:=[.C830]-[.C829]" office:value-type="float" office:value="4">
            <text:p>4</text:p>
          </table:table-cell>
          <table:table-cell table:style-name="ce4" table:formula="of:=[.A830]+4*([.A830]/50+2)" office:value-type="float" office:value="44730.800000000003">
            <text:p>44730.800000000003</text:p>
          </table:table-cell>
          <table:table-cell table:number-columns-repeated="1024"/>
        </table:table-row>
        <table:table-row table:style-name="ro832">
          <table:table-cell office:value-type="float" office:value="41460">
            <text:p>41460</text:p>
          </table:table-cell>
          <table:table-cell office:value-type="float" office:value="38722">
            <text:p>38722</text:p>
          </table:table-cell>
          <table:table-cell table:style-name="ce4" table:formula="of:=[.A831]-[.B831]" office:value-type="float" office:value="2738">
            <text:p>2738</text:p>
          </table:table-cell>
          <table:table-cell table:style-name="ce4" table:formula="of:=[.C831]-[.C830]" office:value-type="float" office:value="3">
            <text:p>3</text:p>
          </table:table-cell>
          <table:table-cell table:style-name="ce4" table:formula="of:=[.A831]+4*([.A831]/50+2)" office:value-type="float" office:value="44784.800000000003">
            <text:p>44784.800000000003</text:p>
          </table:table-cell>
          <table:table-cell table:number-columns-repeated="1024"/>
        </table:table-row>
        <table:table-row table:style-name="ro833">
          <table:table-cell office:value-type="float" office:value="41510">
            <text:p>41510</text:p>
          </table:table-cell>
          <table:table-cell office:value-type="float" office:value="38769">
            <text:p>38769</text:p>
          </table:table-cell>
          <table:table-cell table:style-name="ce4" table:formula="of:=[.A832]-[.B832]" office:value-type="float" office:value="2741">
            <text:p>2741</text:p>
          </table:table-cell>
          <table:table-cell table:style-name="ce4" table:formula="of:=[.C832]-[.C831]" office:value-type="float" office:value="3">
            <text:p>3</text:p>
          </table:table-cell>
          <table:table-cell table:style-name="ce4" table:formula="of:=[.A832]+4*([.A832]/50+2)" office:value-type="float" office:value="44838.800000000003">
            <text:p>44838.800000000003</text:p>
          </table:table-cell>
          <table:table-cell table:number-columns-repeated="1024"/>
        </table:table-row>
        <table:table-row table:style-name="ro834">
          <table:table-cell office:value-type="float" office:value="41560">
            <text:p>41560</text:p>
          </table:table-cell>
          <table:table-cell office:value-type="float" office:value="38816">
            <text:p>38816</text:p>
          </table:table-cell>
          <table:table-cell table:style-name="ce4" table:formula="of:=[.A833]-[.B833]" office:value-type="float" office:value="2744">
            <text:p>2744</text:p>
          </table:table-cell>
          <table:table-cell table:style-name="ce4" table:formula="of:=[.C833]-[.C832]" office:value-type="float" office:value="3">
            <text:p>3</text:p>
          </table:table-cell>
          <table:table-cell table:style-name="ce4" table:formula="of:=[.A833]+4*([.A833]/50+2)" office:value-type="float" office:value="44892.800000000003">
            <text:p>44892.800000000003</text:p>
          </table:table-cell>
          <table:table-cell table:number-columns-repeated="1024"/>
        </table:table-row>
        <table:table-row table:style-name="ro835">
          <table:table-cell office:value-type="float" office:value="41610">
            <text:p>41610</text:p>
          </table:table-cell>
          <table:table-cell office:value-type="float" office:value="38862">
            <text:p>38862</text:p>
          </table:table-cell>
          <table:table-cell table:style-name="ce4" table:formula="of:=[.A834]-[.B834]" office:value-type="float" office:value="2748">
            <text:p>2748</text:p>
          </table:table-cell>
          <table:table-cell table:style-name="ce4" table:formula="of:=[.C834]-[.C833]" office:value-type="float" office:value="4">
            <text:p>4</text:p>
          </table:table-cell>
          <table:table-cell table:style-name="ce4" table:formula="of:=[.A834]+4*([.A834]/50+2)" office:value-type="float" office:value="44946.800000000003">
            <text:p>44946.800000000003</text:p>
          </table:table-cell>
          <table:table-cell table:number-columns-repeated="1024"/>
        </table:table-row>
        <table:table-row table:style-name="ro836">
          <table:table-cell office:value-type="float" office:value="41660">
            <text:p>41660</text:p>
          </table:table-cell>
          <table:table-cell office:value-type="float" office:value="38909">
            <text:p>38909</text:p>
          </table:table-cell>
          <table:table-cell table:style-name="ce4" table:formula="of:=[.A835]-[.B835]" office:value-type="float" office:value="2751">
            <text:p>2751</text:p>
          </table:table-cell>
          <table:table-cell table:style-name="ce4" table:formula="of:=[.C835]-[.C834]" office:value-type="float" office:value="3">
            <text:p>3</text:p>
          </table:table-cell>
          <table:table-cell table:style-name="ce4" table:formula="of:=[.A835]+4*([.A835]/50+2)" office:value-type="float" office:value="45000.800000000003">
            <text:p>45000.800000000003</text:p>
          </table:table-cell>
          <table:table-cell table:number-columns-repeated="1024"/>
        </table:table-row>
        <table:table-row table:style-name="ro837">
          <table:table-cell office:value-type="float" office:value="41710">
            <text:p>41710</text:p>
          </table:table-cell>
          <table:table-cell office:value-type="float" office:value="38956">
            <text:p>38956</text:p>
          </table:table-cell>
          <table:table-cell table:style-name="ce4" table:formula="of:=[.A836]-[.B836]" office:value-type="float" office:value="2754">
            <text:p>2754</text:p>
          </table:table-cell>
          <table:table-cell table:style-name="ce4" table:formula="of:=[.C836]-[.C835]" office:value-type="float" office:value="3">
            <text:p>3</text:p>
          </table:table-cell>
          <table:table-cell table:style-name="ce4" table:formula="of:=[.A836]+4*([.A836]/50+2)" office:value-type="float" office:value="45054.800000000003">
            <text:p>45054.800000000003</text:p>
          </table:table-cell>
          <table:table-cell table:number-columns-repeated="1024"/>
        </table:table-row>
        <table:table-row table:style-name="ro838">
          <table:table-cell office:value-type="float" office:value="41760">
            <text:p>41760</text:p>
          </table:table-cell>
          <table:table-cell office:value-type="float" office:value="39002">
            <text:p>39002</text:p>
          </table:table-cell>
          <table:table-cell table:style-name="ce4" table:formula="of:=[.A837]-[.B837]" office:value-type="float" office:value="2758">
            <text:p>2758</text:p>
          </table:table-cell>
          <table:table-cell table:style-name="ce4" table:formula="of:=[.C837]-[.C836]" office:value-type="float" office:value="4">
            <text:p>4</text:p>
          </table:table-cell>
          <table:table-cell table:style-name="ce4" table:formula="of:=[.A837]+4*([.A837]/50+2)" office:value-type="float" office:value="45108.800000000003">
            <text:p>45108.800000000003</text:p>
          </table:table-cell>
          <table:table-cell table:number-columns-repeated="1024"/>
        </table:table-row>
        <table:table-row table:style-name="ro839">
          <table:table-cell office:value-type="float" office:value="41810">
            <text:p>41810</text:p>
          </table:table-cell>
          <table:table-cell office:value-type="float" office:value="39049">
            <text:p>39049</text:p>
          </table:table-cell>
          <table:table-cell table:style-name="ce4" table:formula="of:=[.A838]-[.B838]" office:value-type="float" office:value="2761">
            <text:p>2761</text:p>
          </table:table-cell>
          <table:table-cell table:style-name="ce4" table:formula="of:=[.C838]-[.C837]" office:value-type="float" office:value="3">
            <text:p>3</text:p>
          </table:table-cell>
          <table:table-cell table:style-name="ce4" table:formula="of:=[.A838]+4*([.A838]/50+2)" office:value-type="float" office:value="45162.800000000003">
            <text:p>45162.800000000003</text:p>
          </table:table-cell>
          <table:table-cell table:number-columns-repeated="1024"/>
        </table:table-row>
        <table:table-row table:style-name="ro840">
          <table:table-cell office:value-type="float" office:value="41860">
            <text:p>41860</text:p>
          </table:table-cell>
          <table:table-cell office:value-type="float" office:value="39096">
            <text:p>39096</text:p>
          </table:table-cell>
          <table:table-cell table:style-name="ce4" table:formula="of:=[.A839]-[.B839]" office:value-type="float" office:value="2764">
            <text:p>2764</text:p>
          </table:table-cell>
          <table:table-cell table:style-name="ce4" table:formula="of:=[.C839]-[.C838]" office:value-type="float" office:value="3">
            <text:p>3</text:p>
          </table:table-cell>
          <table:table-cell table:style-name="ce4" table:formula="of:=[.A839]+4*([.A839]/50+2)" office:value-type="float" office:value="45216.800000000003">
            <text:p>45216.800000000003</text:p>
          </table:table-cell>
          <table:table-cell table:number-columns-repeated="1024"/>
        </table:table-row>
        <table:table-row table:style-name="ro841">
          <table:table-cell office:value-type="float" office:value="41910">
            <text:p>41910</text:p>
          </table:table-cell>
          <table:table-cell office:value-type="float" office:value="39142">
            <text:p>39142</text:p>
          </table:table-cell>
          <table:table-cell table:style-name="ce4" table:formula="of:=[.A840]-[.B840]" office:value-type="float" office:value="2768">
            <text:p>2768</text:p>
          </table:table-cell>
          <table:table-cell table:style-name="ce4" table:formula="of:=[.C840]-[.C839]" office:value-type="float" office:value="4">
            <text:p>4</text:p>
          </table:table-cell>
          <table:table-cell table:style-name="ce4" table:formula="of:=[.A840]+4*([.A840]/50+2)" office:value-type="float" office:value="45270.800000000003">
            <text:p>45270.800000000003</text:p>
          </table:table-cell>
          <table:table-cell table:number-columns-repeated="1024"/>
        </table:table-row>
        <table:table-row table:style-name="ro842">
          <table:table-cell office:value-type="float" office:value="41960">
            <text:p>41960</text:p>
          </table:table-cell>
          <table:table-cell office:value-type="float" office:value="39189">
            <text:p>39189</text:p>
          </table:table-cell>
          <table:table-cell table:style-name="ce4" table:formula="of:=[.A841]-[.B841]" office:value-type="float" office:value="2771">
            <text:p>2771</text:p>
          </table:table-cell>
          <table:table-cell table:style-name="ce4" table:formula="of:=[.C841]-[.C840]" office:value-type="float" office:value="3">
            <text:p>3</text:p>
          </table:table-cell>
          <table:table-cell table:style-name="ce4" table:formula="of:=[.A841]+4*([.A841]/50+2)" office:value-type="float" office:value="45324.800000000003">
            <text:p>45324.800000000003</text:p>
          </table:table-cell>
          <table:table-cell table:number-columns-repeated="1024"/>
        </table:table-row>
        <table:table-row table:style-name="ro843">
          <table:table-cell office:value-type="float" office:value="42010">
            <text:p>42010</text:p>
          </table:table-cell>
          <table:table-cell office:value-type="float" office:value="39236">
            <text:p>39236</text:p>
          </table:table-cell>
          <table:table-cell table:style-name="ce4" table:formula="of:=[.A842]-[.B842]" office:value-type="float" office:value="2774">
            <text:p>2774</text:p>
          </table:table-cell>
          <table:table-cell table:style-name="ce4" table:formula="of:=[.C842]-[.C841]" office:value-type="float" office:value="3">
            <text:p>3</text:p>
          </table:table-cell>
          <table:table-cell table:style-name="ce4" table:formula="of:=[.A842]+4*([.A842]/50+2)" office:value-type="float" office:value="45378.800000000003">
            <text:p>45378.800000000003</text:p>
          </table:table-cell>
          <table:table-cell table:number-columns-repeated="1024"/>
        </table:table-row>
        <table:table-row table:style-name="ro844">
          <table:table-cell office:value-type="float" office:value="42060">
            <text:p>42060</text:p>
          </table:table-cell>
          <table:table-cell office:value-type="float" office:value="39283">
            <text:p>39283</text:p>
          </table:table-cell>
          <table:table-cell table:style-name="ce4" table:formula="of:=[.A843]-[.B843]" office:value-type="float" office:value="2777">
            <text:p>2777</text:p>
          </table:table-cell>
          <table:table-cell table:style-name="ce4" table:formula="of:=[.C843]-[.C842]" office:value-type="float" office:value="3">
            <text:p>3</text:p>
          </table:table-cell>
          <table:table-cell table:style-name="ce4" table:formula="of:=[.A843]+4*([.A843]/50+2)" office:value-type="float" office:value="45432.800000000003">
            <text:p>45432.800000000003</text:p>
          </table:table-cell>
          <table:table-cell table:number-columns-repeated="1024"/>
        </table:table-row>
        <table:table-row table:style-name="ro845">
          <table:table-cell office:value-type="float" office:value="42110">
            <text:p>42110</text:p>
          </table:table-cell>
          <table:table-cell office:value-type="float" office:value="39329">
            <text:p>39329</text:p>
          </table:table-cell>
          <table:table-cell table:style-name="ce4" table:formula="of:=[.A844]-[.B844]" office:value-type="float" office:value="2781">
            <text:p>2781</text:p>
          </table:table-cell>
          <table:table-cell table:style-name="ce4" table:formula="of:=[.C844]-[.C843]" office:value-type="float" office:value="4">
            <text:p>4</text:p>
          </table:table-cell>
          <table:table-cell table:style-name="ce4" table:formula="of:=[.A844]+4*([.A844]/50+2)" office:value-type="float" office:value="45486.800000000003">
            <text:p>45486.800000000003</text:p>
          </table:table-cell>
          <table:table-cell table:number-columns-repeated="1024"/>
        </table:table-row>
        <table:table-row table:style-name="ro846">
          <table:table-cell office:value-type="float" office:value="42160">
            <text:p>42160</text:p>
          </table:table-cell>
          <table:table-cell office:value-type="float" office:value="39376">
            <text:p>39376</text:p>
          </table:table-cell>
          <table:table-cell table:style-name="ce4" table:formula="of:=[.A845]-[.B845]" office:value-type="float" office:value="2784">
            <text:p>2784</text:p>
          </table:table-cell>
          <table:table-cell table:style-name="ce4" table:formula="of:=[.C845]-[.C844]" office:value-type="float" office:value="3">
            <text:p>3</text:p>
          </table:table-cell>
          <table:table-cell table:style-name="ce4" table:formula="of:=[.A845]+4*([.A845]/50+2)" office:value-type="float" office:value="45540.800000000003">
            <text:p>45540.800000000003</text:p>
          </table:table-cell>
          <table:table-cell table:number-columns-repeated="1024"/>
        </table:table-row>
        <table:table-row table:style-name="ro847">
          <table:table-cell office:value-type="float" office:value="42210">
            <text:p>42210</text:p>
          </table:table-cell>
          <table:table-cell office:value-type="float" office:value="39423">
            <text:p>39423</text:p>
          </table:table-cell>
          <table:table-cell table:style-name="ce4" table:formula="of:=[.A846]-[.B846]" office:value-type="float" office:value="2787">
            <text:p>2787</text:p>
          </table:table-cell>
          <table:table-cell table:style-name="ce4" table:formula="of:=[.C846]-[.C845]" office:value-type="float" office:value="3">
            <text:p>3</text:p>
          </table:table-cell>
          <table:table-cell table:style-name="ce4" table:formula="of:=[.A846]+4*([.A846]/50+2)" office:value-type="float" office:value="45594.800000000003">
            <text:p>45594.800000000003</text:p>
          </table:table-cell>
          <table:table-cell table:number-columns-repeated="1024"/>
        </table:table-row>
        <table:table-row table:style-name="ro848">
          <table:table-cell office:value-type="float" office:value="42260">
            <text:p>42260</text:p>
          </table:table-cell>
          <table:table-cell office:value-type="float" office:value="39469">
            <text:p>39469</text:p>
          </table:table-cell>
          <table:table-cell table:style-name="ce4" table:formula="of:=[.A847]-[.B847]" office:value-type="float" office:value="2791">
            <text:p>2791</text:p>
          </table:table-cell>
          <table:table-cell table:style-name="ce4" table:formula="of:=[.C847]-[.C846]" office:value-type="float" office:value="4">
            <text:p>4</text:p>
          </table:table-cell>
          <table:table-cell table:style-name="ce4" table:formula="of:=[.A847]+4*([.A847]/50+2)" office:value-type="float" office:value="45648.800000000003">
            <text:p>45648.800000000003</text:p>
          </table:table-cell>
          <table:table-cell table:number-columns-repeated="1024"/>
        </table:table-row>
        <table:table-row table:style-name="ro849">
          <table:table-cell office:value-type="float" office:value="42310">
            <text:p>42310</text:p>
          </table:table-cell>
          <table:table-cell office:value-type="float" office:value="39516">
            <text:p>39516</text:p>
          </table:table-cell>
          <table:table-cell table:style-name="ce4" table:formula="of:=[.A848]-[.B848]" office:value-type="float" office:value="2794">
            <text:p>2794</text:p>
          </table:table-cell>
          <table:table-cell table:style-name="ce4" table:formula="of:=[.C848]-[.C847]" office:value-type="float" office:value="3">
            <text:p>3</text:p>
          </table:table-cell>
          <table:table-cell table:style-name="ce4" table:formula="of:=[.A848]+4*([.A848]/50+2)" office:value-type="float" office:value="45702.800000000003">
            <text:p>45702.800000000003</text:p>
          </table:table-cell>
          <table:table-cell table:number-columns-repeated="1024"/>
        </table:table-row>
        <table:table-row table:style-name="ro850">
          <table:table-cell office:value-type="float" office:value="42360">
            <text:p>42360</text:p>
          </table:table-cell>
          <table:table-cell office:value-type="float" office:value="39563">
            <text:p>39563</text:p>
          </table:table-cell>
          <table:table-cell table:style-name="ce4" table:formula="of:=[.A849]-[.B849]" office:value-type="float" office:value="2797">
            <text:p>2797</text:p>
          </table:table-cell>
          <table:table-cell table:style-name="ce4" table:formula="of:=[.C849]-[.C848]" office:value-type="float" office:value="3">
            <text:p>3</text:p>
          </table:table-cell>
          <table:table-cell table:style-name="ce4" table:formula="of:=[.A849]+4*([.A849]/50+2)" office:value-type="float" office:value="45756.800000000003">
            <text:p>45756.800000000003</text:p>
          </table:table-cell>
          <table:table-cell table:number-columns-repeated="1024"/>
        </table:table-row>
        <table:table-row table:style-name="ro851">
          <table:table-cell office:value-type="float" office:value="42410">
            <text:p>42410</text:p>
          </table:table-cell>
          <table:table-cell office:value-type="float" office:value="39609">
            <text:p>39609</text:p>
          </table:table-cell>
          <table:table-cell table:style-name="ce4" table:formula="of:=[.A850]-[.B850]" office:value-type="float" office:value="2801">
            <text:p>2801</text:p>
          </table:table-cell>
          <table:table-cell table:style-name="ce4" table:formula="of:=[.C850]-[.C849]" office:value-type="float" office:value="4">
            <text:p>4</text:p>
          </table:table-cell>
          <table:table-cell table:style-name="ce4" table:formula="of:=[.A850]+4*([.A850]/50+2)" office:value-type="float" office:value="45810.800000000003">
            <text:p>45810.800000000003</text:p>
          </table:table-cell>
          <table:table-cell table:number-columns-repeated="1024"/>
        </table:table-row>
        <table:table-row table:style-name="ro852">
          <table:table-cell office:value-type="float" office:value="42460">
            <text:p>42460</text:p>
          </table:table-cell>
          <table:table-cell office:value-type="float" office:value="39656">
            <text:p>39656</text:p>
          </table:table-cell>
          <table:table-cell table:style-name="ce4" table:formula="of:=[.A851]-[.B851]" office:value-type="float" office:value="2804">
            <text:p>2804</text:p>
          </table:table-cell>
          <table:table-cell table:style-name="ce4" table:formula="of:=[.C851]-[.C850]" office:value-type="float" office:value="3">
            <text:p>3</text:p>
          </table:table-cell>
          <table:table-cell table:style-name="ce4" table:formula="of:=[.A851]+4*([.A851]/50+2)" office:value-type="float" office:value="45864.800000000003">
            <text:p>45864.800000000003</text:p>
          </table:table-cell>
          <table:table-cell table:number-columns-repeated="1024"/>
        </table:table-row>
        <table:table-row table:style-name="ro853">
          <table:table-cell office:value-type="float" office:value="42510">
            <text:p>42510</text:p>
          </table:table-cell>
          <table:table-cell office:value-type="float" office:value="39703">
            <text:p>39703</text:p>
          </table:table-cell>
          <table:table-cell table:style-name="ce4" table:formula="of:=[.A852]-[.B852]" office:value-type="float" office:value="2807">
            <text:p>2807</text:p>
          </table:table-cell>
          <table:table-cell table:style-name="ce4" table:formula="of:=[.C852]-[.C851]" office:value-type="float" office:value="3">
            <text:p>3</text:p>
          </table:table-cell>
          <table:table-cell table:style-name="ce4" table:formula="of:=[.A852]+4*([.A852]/50+2)" office:value-type="float" office:value="45918.800000000003">
            <text:p>45918.800000000003</text:p>
          </table:table-cell>
          <table:table-cell table:number-columns-repeated="1024"/>
        </table:table-row>
        <table:table-row table:style-name="ro854">
          <table:table-cell office:value-type="float" office:value="42560">
            <text:p>42560</text:p>
          </table:table-cell>
          <table:table-cell office:value-type="float" office:value="39750">
            <text:p>39750</text:p>
          </table:table-cell>
          <table:table-cell table:style-name="ce4" table:formula="of:=[.A853]-[.B853]" office:value-type="float" office:value="2810">
            <text:p>2810</text:p>
          </table:table-cell>
          <table:table-cell table:style-name="ce4" table:formula="of:=[.C853]-[.C852]" office:value-type="float" office:value="3">
            <text:p>3</text:p>
          </table:table-cell>
          <table:table-cell table:style-name="ce4" table:formula="of:=[.A853]+4*([.A853]/50+2)" office:value-type="float" office:value="45972.800000000003">
            <text:p>45972.800000000003</text:p>
          </table:table-cell>
          <table:table-cell table:number-columns-repeated="1024"/>
        </table:table-row>
        <table:table-row table:style-name="ro855">
          <table:table-cell office:value-type="float" office:value="42610">
            <text:p>42610</text:p>
          </table:table-cell>
          <table:table-cell office:value-type="float" office:value="39796">
            <text:p>39796</text:p>
          </table:table-cell>
          <table:table-cell table:style-name="ce4" table:formula="of:=[.A854]-[.B854]" office:value-type="float" office:value="2814">
            <text:p>2814</text:p>
          </table:table-cell>
          <table:table-cell table:style-name="ce4" table:formula="of:=[.C854]-[.C853]" office:value-type="float" office:value="4">
            <text:p>4</text:p>
          </table:table-cell>
          <table:table-cell table:style-name="ce4" table:formula="of:=[.A854]+4*([.A854]/50+2)" office:value-type="float" office:value="46026.800000000003">
            <text:p>46026.800000000003</text:p>
          </table:table-cell>
          <table:table-cell table:number-columns-repeated="1024"/>
        </table:table-row>
        <table:table-row table:style-name="ro856">
          <table:table-cell office:value-type="float" office:value="42660">
            <text:p>42660</text:p>
          </table:table-cell>
          <table:table-cell office:value-type="float" office:value="39843">
            <text:p>39843</text:p>
          </table:table-cell>
          <table:table-cell table:style-name="ce4" table:formula="of:=[.A855]-[.B855]" office:value-type="float" office:value="2817">
            <text:p>2817</text:p>
          </table:table-cell>
          <table:table-cell table:style-name="ce4" table:formula="of:=[.C855]-[.C854]" office:value-type="float" office:value="3">
            <text:p>3</text:p>
          </table:table-cell>
          <table:table-cell table:style-name="ce4" table:formula="of:=[.A855]+4*([.A855]/50+2)" office:value-type="float" office:value="46080.800000000003">
            <text:p>46080.800000000003</text:p>
          </table:table-cell>
          <table:table-cell table:number-columns-repeated="1024"/>
        </table:table-row>
        <table:table-row table:style-name="ro857">
          <table:table-cell office:value-type="float" office:value="42710">
            <text:p>42710</text:p>
          </table:table-cell>
          <table:table-cell office:value-type="float" office:value="39890">
            <text:p>39890</text:p>
          </table:table-cell>
          <table:table-cell table:style-name="ce4" table:formula="of:=[.A856]-[.B856]" office:value-type="float" office:value="2820">
            <text:p>2820</text:p>
          </table:table-cell>
          <table:table-cell table:style-name="ce4" table:formula="of:=[.C856]-[.C855]" office:value-type="float" office:value="3">
            <text:p>3</text:p>
          </table:table-cell>
          <table:table-cell table:style-name="ce4" table:formula="of:=[.A856]+4*([.A856]/50+2)" office:value-type="float" office:value="46134.800000000003">
            <text:p>46134.800000000003</text:p>
          </table:table-cell>
          <table:table-cell table:number-columns-repeated="1024"/>
        </table:table-row>
        <table:table-row table:style-name="ro858">
          <table:table-cell office:value-type="float" office:value="42760">
            <text:p>42760</text:p>
          </table:table-cell>
          <table:table-cell office:value-type="float" office:value="39936">
            <text:p>39936</text:p>
          </table:table-cell>
          <table:table-cell table:style-name="ce4" table:formula="of:=[.A857]-[.B857]" office:value-type="float" office:value="2824">
            <text:p>2824</text:p>
          </table:table-cell>
          <table:table-cell table:style-name="ce4" table:formula="of:=[.C857]-[.C856]" office:value-type="float" office:value="4">
            <text:p>4</text:p>
          </table:table-cell>
          <table:table-cell table:style-name="ce4" table:formula="of:=[.A857]+4*([.A857]/50+2)" office:value-type="float" office:value="46188.800000000003">
            <text:p>46188.800000000003</text:p>
          </table:table-cell>
          <table:table-cell table:number-columns-repeated="1024"/>
        </table:table-row>
        <table:table-row table:style-name="ro859">
          <table:table-cell office:value-type="float" office:value="42810">
            <text:p>42810</text:p>
          </table:table-cell>
          <table:table-cell office:value-type="float" office:value="39983">
            <text:p>39983</text:p>
          </table:table-cell>
          <table:table-cell table:style-name="ce4" table:formula="of:=[.A858]-[.B858]" office:value-type="float" office:value="2827">
            <text:p>2827</text:p>
          </table:table-cell>
          <table:table-cell table:style-name="ce4" table:formula="of:=[.C858]-[.C857]" office:value-type="float" office:value="3">
            <text:p>3</text:p>
          </table:table-cell>
          <table:table-cell table:style-name="ce4" table:formula="of:=[.A858]+4*([.A858]/50+2)" office:value-type="float" office:value="46242.800000000003">
            <text:p>46242.800000000003</text:p>
          </table:table-cell>
          <table:table-cell table:number-columns-repeated="1024"/>
        </table:table-row>
        <table:table-row table:style-name="ro860">
          <table:table-cell office:value-type="float" office:value="42860">
            <text:p>42860</text:p>
          </table:table-cell>
          <table:table-cell office:value-type="float" office:value="40030">
            <text:p>40030</text:p>
          </table:table-cell>
          <table:table-cell table:style-name="ce4" table:formula="of:=[.A859]-[.B859]" office:value-type="float" office:value="2830">
            <text:p>2830</text:p>
          </table:table-cell>
          <table:table-cell table:style-name="ce4" table:formula="of:=[.C859]-[.C858]" office:value-type="float" office:value="3">
            <text:p>3</text:p>
          </table:table-cell>
          <table:table-cell table:style-name="ce4" table:formula="of:=[.A859]+4*([.A859]/50+2)" office:value-type="float" office:value="46296.800000000003">
            <text:p>46296.800000000003</text:p>
          </table:table-cell>
          <table:table-cell table:number-columns-repeated="1024"/>
        </table:table-row>
        <table:table-row table:style-name="ro861">
          <table:table-cell office:value-type="float" office:value="42910">
            <text:p>42910</text:p>
          </table:table-cell>
          <table:table-cell office:value-type="float" office:value="40077">
            <text:p>40077</text:p>
          </table:table-cell>
          <table:table-cell table:style-name="ce4" table:formula="of:=[.A860]-[.B860]" office:value-type="float" office:value="2833">
            <text:p>2833</text:p>
          </table:table-cell>
          <table:table-cell table:style-name="ce4" table:formula="of:=[.C860]-[.C859]" office:value-type="float" office:value="3">
            <text:p>3</text:p>
          </table:table-cell>
          <table:table-cell table:style-name="ce4" table:formula="of:=[.A860]+4*([.A860]/50+2)" office:value-type="float" office:value="46350.800000000003">
            <text:p>46350.800000000003</text:p>
          </table:table-cell>
          <table:table-cell table:number-columns-repeated="1024"/>
        </table:table-row>
        <table:table-row table:style-name="ro862">
          <table:table-cell office:value-type="float" office:value="42960">
            <text:p>42960</text:p>
          </table:table-cell>
          <table:table-cell office:value-type="float" office:value="40123">
            <text:p>40123</text:p>
          </table:table-cell>
          <table:table-cell table:style-name="ce4" table:formula="of:=[.A861]-[.B861]" office:value-type="float" office:value="2837">
            <text:p>2837</text:p>
          </table:table-cell>
          <table:table-cell table:style-name="ce4" table:formula="of:=[.C861]-[.C860]" office:value-type="float" office:value="4">
            <text:p>4</text:p>
          </table:table-cell>
          <table:table-cell table:style-name="ce4" table:formula="of:=[.A861]+4*([.A861]/50+2)" office:value-type="float" office:value="46404.800000000003">
            <text:p>46404.800000000003</text:p>
          </table:table-cell>
          <table:table-cell table:number-columns-repeated="1024"/>
        </table:table-row>
        <table:table-row table:style-name="ro863">
          <table:table-cell office:value-type="float" office:value="43010">
            <text:p>43010</text:p>
          </table:table-cell>
          <table:table-cell office:value-type="float" office:value="40170">
            <text:p>40170</text:p>
          </table:table-cell>
          <table:table-cell table:style-name="ce4" table:formula="of:=[.A862]-[.B862]" office:value-type="float" office:value="2840">
            <text:p>2840</text:p>
          </table:table-cell>
          <table:table-cell table:style-name="ce4" table:formula="of:=[.C862]-[.C861]" office:value-type="float" office:value="3">
            <text:p>3</text:p>
          </table:table-cell>
          <table:table-cell table:style-name="ce4" table:formula="of:=[.A862]+4*([.A862]/50+2)" office:value-type="float" office:value="46458.800000000003">
            <text:p>46458.800000000003</text:p>
          </table:table-cell>
          <table:table-cell table:number-columns-repeated="1024"/>
        </table:table-row>
        <table:table-row table:style-name="ro864">
          <table:table-cell office:value-type="float" office:value="43060">
            <text:p>43060</text:p>
          </table:table-cell>
          <table:table-cell office:value-type="float" office:value="40217">
            <text:p>40217</text:p>
          </table:table-cell>
          <table:table-cell table:style-name="ce4" table:formula="of:=[.A863]-[.B863]" office:value-type="float" office:value="2843">
            <text:p>2843</text:p>
          </table:table-cell>
          <table:table-cell table:style-name="ce4" table:formula="of:=[.C863]-[.C862]" office:value-type="float" office:value="3">
            <text:p>3</text:p>
          </table:table-cell>
          <table:table-cell table:style-name="ce4" table:formula="of:=[.A863]+4*([.A863]/50+2)" office:value-type="float" office:value="46512.800000000003">
            <text:p>46512.800000000003</text:p>
          </table:table-cell>
          <table:table-cell table:number-columns-repeated="1024"/>
        </table:table-row>
        <table:table-row table:style-name="ro865">
          <table:table-cell office:value-type="float" office:value="43110">
            <text:p>43110</text:p>
          </table:table-cell>
          <table:table-cell office:value-type="float" office:value="40263">
            <text:p>40263</text:p>
          </table:table-cell>
          <table:table-cell table:style-name="ce4" table:formula="of:=[.A864]-[.B864]" office:value-type="float" office:value="2847">
            <text:p>2847</text:p>
          </table:table-cell>
          <table:table-cell table:style-name="ce4" table:formula="of:=[.C864]-[.C863]" office:value-type="float" office:value="4">
            <text:p>4</text:p>
          </table:table-cell>
          <table:table-cell table:style-name="ce4" table:formula="of:=[.A864]+4*([.A864]/50+2)" office:value-type="float" office:value="46566.800000000003">
            <text:p>46566.800000000003</text:p>
          </table:table-cell>
          <table:table-cell table:number-columns-repeated="1024"/>
        </table:table-row>
        <table:table-row table:style-name="ro866">
          <table:table-cell office:value-type="float" office:value="43160">
            <text:p>43160</text:p>
          </table:table-cell>
          <table:table-cell office:value-type="float" office:value="40310">
            <text:p>40310</text:p>
          </table:table-cell>
          <table:table-cell table:style-name="ce4" table:formula="of:=[.A865]-[.B865]" office:value-type="float" office:value="2850">
            <text:p>2850</text:p>
          </table:table-cell>
          <table:table-cell table:style-name="ce4" table:formula="of:=[.C865]-[.C864]" office:value-type="float" office:value="3">
            <text:p>3</text:p>
          </table:table-cell>
          <table:table-cell table:style-name="ce4" table:formula="of:=[.A865]+4*([.A865]/50+2)" office:value-type="float" office:value="46620.800000000003">
            <text:p>46620.800000000003</text:p>
          </table:table-cell>
          <table:table-cell table:number-columns-repeated="1024"/>
        </table:table-row>
        <table:table-row table:style-name="ro867">
          <table:table-cell office:value-type="float" office:value="43210">
            <text:p>43210</text:p>
          </table:table-cell>
          <table:table-cell office:value-type="float" office:value="40357">
            <text:p>40357</text:p>
          </table:table-cell>
          <table:table-cell table:style-name="ce4" table:formula="of:=[.A866]-[.B866]" office:value-type="float" office:value="2853">
            <text:p>2853</text:p>
          </table:table-cell>
          <table:table-cell table:style-name="ce4" table:formula="of:=[.C866]-[.C865]" office:value-type="float" office:value="3">
            <text:p>3</text:p>
          </table:table-cell>
          <table:table-cell table:style-name="ce4" table:formula="of:=[.A866]+4*([.A866]/50+2)" office:value-type="float" office:value="46674.800000000003">
            <text:p>46674.800000000003</text:p>
          </table:table-cell>
          <table:table-cell table:number-columns-repeated="1024"/>
        </table:table-row>
        <table:table-row table:style-name="ro868">
          <table:table-cell office:value-type="float" office:value="43260">
            <text:p>43260</text:p>
          </table:table-cell>
          <table:table-cell office:value-type="float" office:value="40403">
            <text:p>40403</text:p>
          </table:table-cell>
          <table:table-cell table:style-name="ce4" table:formula="of:=[.A867]-[.B867]" office:value-type="float" office:value="2857">
            <text:p>2857</text:p>
          </table:table-cell>
          <table:table-cell table:style-name="ce4" table:formula="of:=[.C867]-[.C866]" office:value-type="float" office:value="4">
            <text:p>4</text:p>
          </table:table-cell>
          <table:table-cell table:style-name="ce4" table:formula="of:=[.A867]+4*([.A867]/50+2)" office:value-type="float" office:value="46728.800000000003">
            <text:p>46728.800000000003</text:p>
          </table:table-cell>
          <table:table-cell table:number-columns-repeated="1024"/>
        </table:table-row>
        <table:table-row table:style-name="ro869">
          <table:table-cell office:value-type="float" office:value="43310">
            <text:p>43310</text:p>
          </table:table-cell>
          <table:table-cell office:value-type="float" office:value="40450">
            <text:p>40450</text:p>
          </table:table-cell>
          <table:table-cell table:style-name="ce4" table:formula="of:=[.A868]-[.B868]" office:value-type="float" office:value="2860">
            <text:p>2860</text:p>
          </table:table-cell>
          <table:table-cell table:style-name="ce4" table:formula="of:=[.C868]-[.C867]" office:value-type="float" office:value="3">
            <text:p>3</text:p>
          </table:table-cell>
          <table:table-cell table:style-name="ce4" table:formula="of:=[.A868]+4*([.A868]/50+2)" office:value-type="float" office:value="46782.800000000003">
            <text:p>46782.800000000003</text:p>
          </table:table-cell>
          <table:table-cell table:number-columns-repeated="1024"/>
        </table:table-row>
        <table:table-row table:style-name="ro870">
          <table:table-cell office:value-type="float" office:value="43360">
            <text:p>43360</text:p>
          </table:table-cell>
          <table:table-cell office:value-type="float" office:value="40497">
            <text:p>40497</text:p>
          </table:table-cell>
          <table:table-cell table:style-name="ce4" table:formula="of:=[.A869]-[.B869]" office:value-type="float" office:value="2863">
            <text:p>2863</text:p>
          </table:table-cell>
          <table:table-cell table:style-name="ce4" table:formula="of:=[.C869]-[.C868]" office:value-type="float" office:value="3">
            <text:p>3</text:p>
          </table:table-cell>
          <table:table-cell table:style-name="ce4" table:formula="of:=[.A869]+4*([.A869]/50+2)" office:value-type="float" office:value="46836.800000000003">
            <text:p>46836.800000000003</text:p>
          </table:table-cell>
          <table:table-cell table:number-columns-repeated="1024"/>
        </table:table-row>
        <table:table-row table:style-name="ro871">
          <table:table-cell office:value-type="float" office:value="43410">
            <text:p>43410</text:p>
          </table:table-cell>
          <table:table-cell office:value-type="float" office:value="40544">
            <text:p>40544</text:p>
          </table:table-cell>
          <table:table-cell table:style-name="ce4" table:formula="of:=[.A870]-[.B870]" office:value-type="float" office:value="2866">
            <text:p>2866</text:p>
          </table:table-cell>
          <table:table-cell table:style-name="ce4" table:formula="of:=[.C870]-[.C869]" office:value-type="float" office:value="3">
            <text:p>3</text:p>
          </table:table-cell>
          <table:table-cell table:style-name="ce4" table:formula="of:=[.A870]+4*([.A870]/50+2)" office:value-type="float" office:value="46890.800000000003">
            <text:p>46890.800000000003</text:p>
          </table:table-cell>
          <table:table-cell table:number-columns-repeated="1024"/>
        </table:table-row>
        <table:table-row table:style-name="ro872">
          <table:table-cell office:value-type="float" office:value="43460">
            <text:p>43460</text:p>
          </table:table-cell>
          <table:table-cell office:value-type="float" office:value="40590">
            <text:p>40590</text:p>
          </table:table-cell>
          <table:table-cell table:style-name="ce4" table:formula="of:=[.A871]-[.B871]" office:value-type="float" office:value="2870">
            <text:p>2870</text:p>
          </table:table-cell>
          <table:table-cell table:style-name="ce4" table:formula="of:=[.C871]-[.C870]" office:value-type="float" office:value="4">
            <text:p>4</text:p>
          </table:table-cell>
          <table:table-cell table:style-name="ce4" table:formula="of:=[.A871]+4*([.A871]/50+2)" office:value-type="float" office:value="46944.800000000003">
            <text:p>46944.800000000003</text:p>
          </table:table-cell>
          <table:table-cell table:number-columns-repeated="1024"/>
        </table:table-row>
        <table:table-row table:style-name="ro873">
          <table:table-cell office:value-type="float" office:value="43510">
            <text:p>43510</text:p>
          </table:table-cell>
          <table:table-cell office:value-type="float" office:value="40637">
            <text:p>40637</text:p>
          </table:table-cell>
          <table:table-cell table:style-name="ce4" table:formula="of:=[.A872]-[.B872]" office:value-type="float" office:value="2873">
            <text:p>2873</text:p>
          </table:table-cell>
          <table:table-cell table:style-name="ce4" table:formula="of:=[.C872]-[.C871]" office:value-type="float" office:value="3">
            <text:p>3</text:p>
          </table:table-cell>
          <table:table-cell table:style-name="ce4" table:formula="of:=[.A872]+4*([.A872]/50+2)" office:value-type="float" office:value="46998.800000000003">
            <text:p>46998.800000000003</text:p>
          </table:table-cell>
          <table:table-cell table:number-columns-repeated="1024"/>
        </table:table-row>
        <table:table-row table:style-name="ro874">
          <table:table-cell office:value-type="float" office:value="43560">
            <text:p>43560</text:p>
          </table:table-cell>
          <table:table-cell office:value-type="float" office:value="40684">
            <text:p>40684</text:p>
          </table:table-cell>
          <table:table-cell table:style-name="ce4" table:formula="of:=[.A873]-[.B873]" office:value-type="float" office:value="2876">
            <text:p>2876</text:p>
          </table:table-cell>
          <table:table-cell table:style-name="ce4" table:formula="of:=[.C873]-[.C872]" office:value-type="float" office:value="3">
            <text:p>3</text:p>
          </table:table-cell>
          <table:table-cell table:style-name="ce4" table:formula="of:=[.A873]+4*([.A873]/50+2)" office:value-type="float" office:value="47052.800000000003">
            <text:p>47052.800000000003</text:p>
          </table:table-cell>
          <table:table-cell table:number-columns-repeated="1024"/>
        </table:table-row>
        <table:table-row table:style-name="ro875">
          <table:table-cell office:value-type="float" office:value="43610">
            <text:p>43610</text:p>
          </table:table-cell>
          <table:table-cell office:value-type="float" office:value="40730">
            <text:p>40730</text:p>
          </table:table-cell>
          <table:table-cell table:style-name="ce4" table:formula="of:=[.A874]-[.B874]" office:value-type="float" office:value="2880">
            <text:p>2880</text:p>
          </table:table-cell>
          <table:table-cell table:style-name="ce4" table:formula="of:=[.C874]-[.C873]" office:value-type="float" office:value="4">
            <text:p>4</text:p>
          </table:table-cell>
          <table:table-cell table:style-name="ce4" table:formula="of:=[.A874]+4*([.A874]/50+2)" office:value-type="float" office:value="47106.800000000003">
            <text:p>47106.800000000003</text:p>
          </table:table-cell>
          <table:table-cell table:number-columns-repeated="1024"/>
        </table:table-row>
        <table:table-row table:style-name="ro876">
          <table:table-cell office:value-type="float" office:value="43660">
            <text:p>43660</text:p>
          </table:table-cell>
          <table:table-cell office:value-type="float" office:value="40777">
            <text:p>40777</text:p>
          </table:table-cell>
          <table:table-cell table:style-name="ce4" table:formula="of:=[.A875]-[.B875]" office:value-type="float" office:value="2883">
            <text:p>2883</text:p>
          </table:table-cell>
          <table:table-cell table:style-name="ce4" table:formula="of:=[.C875]-[.C874]" office:value-type="float" office:value="3">
            <text:p>3</text:p>
          </table:table-cell>
          <table:table-cell table:style-name="ce4" table:formula="of:=[.A875]+4*([.A875]/50+2)" office:value-type="float" office:value="47160.800000000003">
            <text:p>47160.800000000003</text:p>
          </table:table-cell>
          <table:table-cell table:number-columns-repeated="1024"/>
        </table:table-row>
        <table:table-row table:style-name="ro877">
          <table:table-cell office:value-type="float" office:value="43710">
            <text:p>43710</text:p>
          </table:table-cell>
          <table:table-cell office:value-type="float" office:value="40824">
            <text:p>40824</text:p>
          </table:table-cell>
          <table:table-cell table:style-name="ce4" table:formula="of:=[.A876]-[.B876]" office:value-type="float" office:value="2886">
            <text:p>2886</text:p>
          </table:table-cell>
          <table:table-cell table:style-name="ce4" table:formula="of:=[.C876]-[.C875]" office:value-type="float" office:value="3">
            <text:p>3</text:p>
          </table:table-cell>
          <table:table-cell table:style-name="ce4" table:formula="of:=[.A876]+4*([.A876]/50+2)" office:value-type="float" office:value="47214.800000000003">
            <text:p>47214.800000000003</text:p>
          </table:table-cell>
          <table:table-cell table:number-columns-repeated="1024"/>
        </table:table-row>
        <table:table-row table:style-name="ro878">
          <table:table-cell office:value-type="float" office:value="43760">
            <text:p>43760</text:p>
          </table:table-cell>
          <table:table-cell office:value-type="float" office:value="40871">
            <text:p>40871</text:p>
          </table:table-cell>
          <table:table-cell table:style-name="ce4" table:formula="of:=[.A877]-[.B877]" office:value-type="float" office:value="2889">
            <text:p>2889</text:p>
          </table:table-cell>
          <table:table-cell table:style-name="ce4" table:formula="of:=[.C877]-[.C876]" office:value-type="float" office:value="3">
            <text:p>3</text:p>
          </table:table-cell>
          <table:table-cell table:style-name="ce4" table:formula="of:=[.A877]+4*([.A877]/50+2)" office:value-type="float" office:value="47268.800000000003">
            <text:p>47268.800000000003</text:p>
          </table:table-cell>
          <table:table-cell table:number-columns-repeated="1024"/>
        </table:table-row>
        <table:table-row table:style-name="ro879">
          <table:table-cell office:value-type="float" office:value="43810">
            <text:p>43810</text:p>
          </table:table-cell>
          <table:table-cell office:value-type="float" office:value="40917">
            <text:p>40917</text:p>
          </table:table-cell>
          <table:table-cell table:style-name="ce4" table:formula="of:=[.A878]-[.B878]" office:value-type="float" office:value="2893">
            <text:p>2893</text:p>
          </table:table-cell>
          <table:table-cell table:style-name="ce4" table:formula="of:=[.C878]-[.C877]" office:value-type="float" office:value="4">
            <text:p>4</text:p>
          </table:table-cell>
          <table:table-cell table:style-name="ce4" table:formula="of:=[.A878]+4*([.A878]/50+2)" office:value-type="float" office:value="47322.800000000003">
            <text:p>47322.800000000003</text:p>
          </table:table-cell>
          <table:table-cell table:number-columns-repeated="1024"/>
        </table:table-row>
        <table:table-row table:style-name="ro880">
          <table:table-cell office:value-type="float" office:value="43860">
            <text:p>43860</text:p>
          </table:table-cell>
          <table:table-cell office:value-type="float" office:value="40964">
            <text:p>40964</text:p>
          </table:table-cell>
          <table:table-cell table:style-name="ce4" table:formula="of:=[.A879]-[.B879]" office:value-type="float" office:value="2896">
            <text:p>2896</text:p>
          </table:table-cell>
          <table:table-cell table:style-name="ce4" table:formula="of:=[.C879]-[.C878]" office:value-type="float" office:value="3">
            <text:p>3</text:p>
          </table:table-cell>
          <table:table-cell table:style-name="ce4" table:formula="of:=[.A879]+4*([.A879]/50+2)" office:value-type="float" office:value="47376.800000000003">
            <text:p>47376.800000000003</text:p>
          </table:table-cell>
          <table:table-cell table:number-columns-repeated="1024"/>
        </table:table-row>
        <table:table-row table:style-name="ro881">
          <table:table-cell office:value-type="float" office:value="43910">
            <text:p>43910</text:p>
          </table:table-cell>
          <table:table-cell office:value-type="float" office:value="41011">
            <text:p>41011</text:p>
          </table:table-cell>
          <table:table-cell table:style-name="ce4" table:formula="of:=[.A880]-[.B880]" office:value-type="float" office:value="2899">
            <text:p>2899</text:p>
          </table:table-cell>
          <table:table-cell table:style-name="ce4" table:formula="of:=[.C880]-[.C879]" office:value-type="float" office:value="3">
            <text:p>3</text:p>
          </table:table-cell>
          <table:table-cell table:style-name="ce4" table:formula="of:=[.A880]+4*([.A880]/50+2)" office:value-type="float" office:value="47430.800000000003">
            <text:p>47430.800000000003</text:p>
          </table:table-cell>
          <table:table-cell table:number-columns-repeated="1024"/>
        </table:table-row>
        <table:table-row table:style-name="ro882">
          <table:table-cell office:value-type="float" office:value="43960">
            <text:p>43960</text:p>
          </table:table-cell>
          <table:table-cell office:value-type="float" office:value="41057">
            <text:p>41057</text:p>
          </table:table-cell>
          <table:table-cell table:style-name="ce4" table:formula="of:=[.A881]-[.B881]" office:value-type="float" office:value="2903">
            <text:p>2903</text:p>
          </table:table-cell>
          <table:table-cell table:style-name="ce4" table:formula="of:=[.C881]-[.C880]" office:value-type="float" office:value="4">
            <text:p>4</text:p>
          </table:table-cell>
          <table:table-cell table:style-name="ce4" table:formula="of:=[.A881]+4*([.A881]/50+2)" office:value-type="float" office:value="47484.800000000003">
            <text:p>47484.800000000003</text:p>
          </table:table-cell>
          <table:table-cell table:number-columns-repeated="1024"/>
        </table:table-row>
        <table:table-row table:style-name="ro883">
          <table:table-cell office:value-type="float" office:value="44010">
            <text:p>44010</text:p>
          </table:table-cell>
          <table:table-cell office:value-type="float" office:value="41104">
            <text:p>41104</text:p>
          </table:table-cell>
          <table:table-cell table:style-name="ce4" table:formula="of:=[.A882]-[.B882]" office:value-type="float" office:value="2906">
            <text:p>2906</text:p>
          </table:table-cell>
          <table:table-cell table:style-name="ce4" table:formula="of:=[.C882]-[.C881]" office:value-type="float" office:value="3">
            <text:p>3</text:p>
          </table:table-cell>
          <table:table-cell table:style-name="ce4" table:formula="of:=[.A882]+4*([.A882]/50+2)" office:value-type="float" office:value="47538.800000000003">
            <text:p>47538.800000000003</text:p>
          </table:table-cell>
          <table:table-cell table:number-columns-repeated="1024"/>
        </table:table-row>
        <table:table-row table:style-name="ro884">
          <table:table-cell office:value-type="float" office:value="44060">
            <text:p>44060</text:p>
          </table:table-cell>
          <table:table-cell office:value-type="float" office:value="41151">
            <text:p>41151</text:p>
          </table:table-cell>
          <table:table-cell table:style-name="ce4" table:formula="of:=[.A883]-[.B883]" office:value-type="float" office:value="2909">
            <text:p>2909</text:p>
          </table:table-cell>
          <table:table-cell table:style-name="ce4" table:formula="of:=[.C883]-[.C882]" office:value-type="float" office:value="3">
            <text:p>3</text:p>
          </table:table-cell>
          <table:table-cell table:style-name="ce4" table:formula="of:=[.A883]+4*([.A883]/50+2)" office:value-type="float" office:value="47592.800000000003">
            <text:p>47592.800000000003</text:p>
          </table:table-cell>
          <table:table-cell table:number-columns-repeated="1024"/>
        </table:table-row>
        <table:table-row table:style-name="ro885">
          <table:table-cell office:value-type="float" office:value="44110">
            <text:p>44110</text:p>
          </table:table-cell>
          <table:table-cell office:value-type="float" office:value="41197">
            <text:p>41197</text:p>
          </table:table-cell>
          <table:table-cell table:style-name="ce4" table:formula="of:=[.A884]-[.B884]" office:value-type="float" office:value="2913">
            <text:p>2913</text:p>
          </table:table-cell>
          <table:table-cell table:style-name="ce4" table:formula="of:=[.C884]-[.C883]" office:value-type="float" office:value="4">
            <text:p>4</text:p>
          </table:table-cell>
          <table:table-cell table:style-name="ce4" table:formula="of:=[.A884]+4*([.A884]/50+2)" office:value-type="float" office:value="47646.800000000003">
            <text:p>47646.800000000003</text:p>
          </table:table-cell>
          <table:table-cell table:number-columns-repeated="1024"/>
        </table:table-row>
        <table:table-row table:style-name="ro886">
          <table:table-cell office:value-type="float" office:value="44160">
            <text:p>44160</text:p>
          </table:table-cell>
          <table:table-cell office:value-type="float" office:value="41244">
            <text:p>41244</text:p>
          </table:table-cell>
          <table:table-cell table:style-name="ce4" table:formula="of:=[.A885]-[.B885]" office:value-type="float" office:value="2916">
            <text:p>2916</text:p>
          </table:table-cell>
          <table:table-cell table:style-name="ce4" table:formula="of:=[.C885]-[.C884]" office:value-type="float" office:value="3">
            <text:p>3</text:p>
          </table:table-cell>
          <table:table-cell table:style-name="ce4" table:formula="of:=[.A885]+4*([.A885]/50+2)" office:value-type="float" office:value="47700.800000000003">
            <text:p>47700.800000000003</text:p>
          </table:table-cell>
          <table:table-cell table:number-columns-repeated="1024"/>
        </table:table-row>
        <table:table-row table:style-name="ro887">
          <table:table-cell office:value-type="float" office:value="44210">
            <text:p>44210</text:p>
          </table:table-cell>
          <table:table-cell office:value-type="float" office:value="41291">
            <text:p>41291</text:p>
          </table:table-cell>
          <table:table-cell table:style-name="ce4" table:formula="of:=[.A886]-[.B886]" office:value-type="float" office:value="2919">
            <text:p>2919</text:p>
          </table:table-cell>
          <table:table-cell table:style-name="ce4" table:formula="of:=[.C886]-[.C885]" office:value-type="float" office:value="3">
            <text:p>3</text:p>
          </table:table-cell>
          <table:table-cell table:style-name="ce4" table:formula="of:=[.A886]+4*([.A886]/50+2)" office:value-type="float" office:value="47754.800000000003">
            <text:p>47754.800000000003</text:p>
          </table:table-cell>
          <table:table-cell table:number-columns-repeated="1024"/>
        </table:table-row>
        <table:table-row table:style-name="ro888">
          <table:table-cell office:value-type="float" office:value="44260">
            <text:p>44260</text:p>
          </table:table-cell>
          <table:table-cell office:value-type="float" office:value="41337">
            <text:p>41337</text:p>
          </table:table-cell>
          <table:table-cell table:style-name="ce4" table:formula="of:=[.A887]-[.B887]" office:value-type="float" office:value="2923">
            <text:p>2923</text:p>
          </table:table-cell>
          <table:table-cell table:style-name="ce4" table:formula="of:=[.C887]-[.C886]" office:value-type="float" office:value="4">
            <text:p>4</text:p>
          </table:table-cell>
          <table:table-cell table:style-name="ce4" table:formula="of:=[.A887]+4*([.A887]/50+2)" office:value-type="float" office:value="47808.800000000003">
            <text:p>47808.800000000003</text:p>
          </table:table-cell>
          <table:table-cell table:number-columns-repeated="1024"/>
        </table:table-row>
        <table:table-row table:style-name="ro889">
          <table:table-cell office:value-type="float" office:value="44310">
            <text:p>44310</text:p>
          </table:table-cell>
          <table:table-cell office:value-type="float" office:value="41384">
            <text:p>41384</text:p>
          </table:table-cell>
          <table:table-cell table:style-name="ce4" table:formula="of:=[.A888]-[.B888]" office:value-type="float" office:value="2926">
            <text:p>2926</text:p>
          </table:table-cell>
          <table:table-cell table:style-name="ce4" table:formula="of:=[.C888]-[.C887]" office:value-type="float" office:value="3">
            <text:p>3</text:p>
          </table:table-cell>
          <table:table-cell table:style-name="ce4" table:formula="of:=[.A888]+4*([.A888]/50+2)" office:value-type="float" office:value="47862.800000000003">
            <text:p>47862.800000000003</text:p>
          </table:table-cell>
          <table:table-cell table:number-columns-repeated="1024"/>
        </table:table-row>
        <table:table-row table:style-name="ro890">
          <table:table-cell office:value-type="float" office:value="44360">
            <text:p>44360</text:p>
          </table:table-cell>
          <table:table-cell office:value-type="float" office:value="41431">
            <text:p>41431</text:p>
          </table:table-cell>
          <table:table-cell table:style-name="ce4" table:formula="of:=[.A889]-[.B889]" office:value-type="float" office:value="2929">
            <text:p>2929</text:p>
          </table:table-cell>
          <table:table-cell table:style-name="ce4" table:formula="of:=[.C889]-[.C888]" office:value-type="float" office:value="3">
            <text:p>3</text:p>
          </table:table-cell>
          <table:table-cell table:style-name="ce4" table:formula="of:=[.A889]+4*([.A889]/50+2)" office:value-type="float" office:value="47916.800000000003">
            <text:p>47916.800000000003</text:p>
          </table:table-cell>
          <table:table-cell table:number-columns-repeated="1024"/>
        </table:table-row>
        <table:table-row table:style-name="ro891">
          <table:table-cell office:value-type="float" office:value="44410">
            <text:p>44410</text:p>
          </table:table-cell>
          <table:table-cell office:value-type="float" office:value="41478">
            <text:p>41478</text:p>
          </table:table-cell>
          <table:table-cell table:style-name="ce4" table:formula="of:=[.A890]-[.B890]" office:value-type="float" office:value="2932">
            <text:p>2932</text:p>
          </table:table-cell>
          <table:table-cell table:style-name="ce4" table:formula="of:=[.C890]-[.C889]" office:value-type="float" office:value="3">
            <text:p>3</text:p>
          </table:table-cell>
          <table:table-cell table:style-name="ce4" table:formula="of:=[.A890]+4*([.A890]/50+2)" office:value-type="float" office:value="47970.800000000003">
            <text:p>47970.800000000003</text:p>
          </table:table-cell>
          <table:table-cell table:number-columns-repeated="1024"/>
        </table:table-row>
        <table:table-row table:style-name="ro892">
          <table:table-cell office:value-type="float" office:value="44460">
            <text:p>44460</text:p>
          </table:table-cell>
          <table:table-cell office:value-type="float" office:value="41524">
            <text:p>41524</text:p>
          </table:table-cell>
          <table:table-cell table:style-name="ce4" table:formula="of:=[.A891]-[.B891]" office:value-type="float" office:value="2936">
            <text:p>2936</text:p>
          </table:table-cell>
          <table:table-cell table:style-name="ce4" table:formula="of:=[.C891]-[.C890]" office:value-type="float" office:value="4">
            <text:p>4</text:p>
          </table:table-cell>
          <table:table-cell table:style-name="ce4" table:formula="of:=[.A891]+4*([.A891]/50+2)" office:value-type="float" office:value="48024.800000000003">
            <text:p>48024.800000000003</text:p>
          </table:table-cell>
          <table:table-cell table:number-columns-repeated="1024"/>
        </table:table-row>
        <table:table-row table:style-name="ro893">
          <table:table-cell office:value-type="float" office:value="44510">
            <text:p>44510</text:p>
          </table:table-cell>
          <table:table-cell office:value-type="float" office:value="41571">
            <text:p>41571</text:p>
          </table:table-cell>
          <table:table-cell table:style-name="ce4" table:formula="of:=[.A892]-[.B892]" office:value-type="float" office:value="2939">
            <text:p>2939</text:p>
          </table:table-cell>
          <table:table-cell table:style-name="ce4" table:formula="of:=[.C892]-[.C891]" office:value-type="float" office:value="3">
            <text:p>3</text:p>
          </table:table-cell>
          <table:table-cell table:style-name="ce4" table:formula="of:=[.A892]+4*([.A892]/50+2)" office:value-type="float" office:value="48078.800000000003">
            <text:p>48078.800000000003</text:p>
          </table:table-cell>
          <table:table-cell table:number-columns-repeated="1024"/>
        </table:table-row>
        <table:table-row table:style-name="ro894">
          <table:table-cell office:value-type="float" office:value="44560">
            <text:p>44560</text:p>
          </table:table-cell>
          <table:table-cell office:value-type="float" office:value="41618">
            <text:p>41618</text:p>
          </table:table-cell>
          <table:table-cell table:style-name="ce4" table:formula="of:=[.A893]-[.B893]" office:value-type="float" office:value="2942">
            <text:p>2942</text:p>
          </table:table-cell>
          <table:table-cell table:style-name="ce4" table:formula="of:=[.C893]-[.C892]" office:value-type="float" office:value="3">
            <text:p>3</text:p>
          </table:table-cell>
          <table:table-cell table:style-name="ce4" table:formula="of:=[.A893]+4*([.A893]/50+2)" office:value-type="float" office:value="48132.800000000003">
            <text:p>48132.800000000003</text:p>
          </table:table-cell>
          <table:table-cell table:number-columns-repeated="1024"/>
        </table:table-row>
        <table:table-row table:style-name="ro895">
          <table:table-cell office:value-type="float" office:value="44610">
            <text:p>44610</text:p>
          </table:table-cell>
          <table:table-cell office:value-type="float" office:value="41664">
            <text:p>41664</text:p>
          </table:table-cell>
          <table:table-cell table:style-name="ce4" table:formula="of:=[.A894]-[.B894]" office:value-type="float" office:value="2946">
            <text:p>2946</text:p>
          </table:table-cell>
          <table:table-cell table:style-name="ce4" table:formula="of:=[.C894]-[.C893]" office:value-type="float" office:value="4">
            <text:p>4</text:p>
          </table:table-cell>
          <table:table-cell table:style-name="ce4" table:formula="of:=[.A894]+4*([.A894]/50+2)" office:value-type="float" office:value="48186.800000000003">
            <text:p>48186.800000000003</text:p>
          </table:table-cell>
          <table:table-cell table:number-columns-repeated="1024"/>
        </table:table-row>
        <table:table-row table:style-name="ro896">
          <table:table-cell office:value-type="float" office:value="44660">
            <text:p>44660</text:p>
          </table:table-cell>
          <table:table-cell office:value-type="float" office:value="41711">
            <text:p>41711</text:p>
          </table:table-cell>
          <table:table-cell table:style-name="ce4" table:formula="of:=[.A895]-[.B895]" office:value-type="float" office:value="2949">
            <text:p>2949</text:p>
          </table:table-cell>
          <table:table-cell table:style-name="ce4" table:formula="of:=[.C895]-[.C894]" office:value-type="float" office:value="3">
            <text:p>3</text:p>
          </table:table-cell>
          <table:table-cell table:style-name="ce4" table:formula="of:=[.A895]+4*([.A895]/50+2)" office:value-type="float" office:value="48240.800000000003">
            <text:p>48240.800000000003</text:p>
          </table:table-cell>
          <table:table-cell table:number-columns-repeated="1024"/>
        </table:table-row>
        <table:table-row table:style-name="ro897">
          <table:table-cell office:value-type="float" office:value="44710">
            <text:p>44710</text:p>
          </table:table-cell>
          <table:table-cell office:value-type="float" office:value="41758">
            <text:p>41758</text:p>
          </table:table-cell>
          <table:table-cell table:style-name="ce4" table:formula="of:=[.A896]-[.B896]" office:value-type="float" office:value="2952">
            <text:p>2952</text:p>
          </table:table-cell>
          <table:table-cell table:style-name="ce4" table:formula="of:=[.C896]-[.C895]" office:value-type="float" office:value="3">
            <text:p>3</text:p>
          </table:table-cell>
          <table:table-cell table:style-name="ce4" table:formula="of:=[.A896]+4*([.A896]/50+2)" office:value-type="float" office:value="48294.800000000003">
            <text:p>48294.800000000003</text:p>
          </table:table-cell>
          <table:table-cell table:number-columns-repeated="1024"/>
        </table:table-row>
        <table:table-row table:style-name="ro898">
          <table:table-cell office:value-type="float" office:value="44760">
            <text:p>44760</text:p>
          </table:table-cell>
          <table:table-cell office:value-type="float" office:value="41805">
            <text:p>41805</text:p>
          </table:table-cell>
          <table:table-cell table:style-name="ce4" table:formula="of:=[.A897]-[.B897]" office:value-type="float" office:value="2955">
            <text:p>2955</text:p>
          </table:table-cell>
          <table:table-cell table:style-name="ce4" table:formula="of:=[.C897]-[.C896]" office:value-type="float" office:value="3">
            <text:p>3</text:p>
          </table:table-cell>
          <table:table-cell table:style-name="ce4" table:formula="of:=[.A897]+4*([.A897]/50+2)" office:value-type="float" office:value="48348.800000000003">
            <text:p>48348.800000000003</text:p>
          </table:table-cell>
          <table:table-cell table:number-columns-repeated="1024"/>
        </table:table-row>
        <table:table-row table:style-name="ro899">
          <table:table-cell office:value-type="float" office:value="44810">
            <text:p>44810</text:p>
          </table:table-cell>
          <table:table-cell office:value-type="float" office:value="41851">
            <text:p>41851</text:p>
          </table:table-cell>
          <table:table-cell table:style-name="ce4" table:formula="of:=[.A898]-[.B898]" office:value-type="float" office:value="2959">
            <text:p>2959</text:p>
          </table:table-cell>
          <table:table-cell table:style-name="ce4" table:formula="of:=[.C898]-[.C897]" office:value-type="float" office:value="4">
            <text:p>4</text:p>
          </table:table-cell>
          <table:table-cell table:style-name="ce4" table:formula="of:=[.A898]+4*([.A898]/50+2)" office:value-type="float" office:value="48402.800000000003">
            <text:p>48402.800000000003</text:p>
          </table:table-cell>
          <table:table-cell table:number-columns-repeated="1024"/>
        </table:table-row>
        <table:table-row table:style-name="ro900">
          <table:table-cell office:value-type="float" office:value="44860">
            <text:p>44860</text:p>
          </table:table-cell>
          <table:table-cell office:value-type="float" office:value="41898">
            <text:p>41898</text:p>
          </table:table-cell>
          <table:table-cell table:style-name="ce4" table:formula="of:=[.A899]-[.B899]" office:value-type="float" office:value="2962">
            <text:p>2962</text:p>
          </table:table-cell>
          <table:table-cell table:style-name="ce4" table:formula="of:=[.C899]-[.C898]" office:value-type="float" office:value="3">
            <text:p>3</text:p>
          </table:table-cell>
          <table:table-cell table:style-name="ce4" table:formula="of:=[.A899]+4*([.A899]/50+2)" office:value-type="float" office:value="48456.800000000003">
            <text:p>48456.800000000003</text:p>
          </table:table-cell>
          <table:table-cell table:number-columns-repeated="1024"/>
        </table:table-row>
        <table:table-row table:style-name="ro901">
          <table:table-cell office:value-type="float" office:value="44910">
            <text:p>44910</text:p>
          </table:table-cell>
          <table:table-cell office:value-type="float" office:value="41945">
            <text:p>41945</text:p>
          </table:table-cell>
          <table:table-cell table:style-name="ce4" table:formula="of:=[.A900]-[.B900]" office:value-type="float" office:value="2965">
            <text:p>2965</text:p>
          </table:table-cell>
          <table:table-cell table:style-name="ce4" table:formula="of:=[.C900]-[.C899]" office:value-type="float" office:value="3">
            <text:p>3</text:p>
          </table:table-cell>
          <table:table-cell table:style-name="ce4" table:formula="of:=[.A900]+4*([.A900]/50+2)" office:value-type="float" office:value="48510.800000000003">
            <text:p>48510.800000000003</text:p>
          </table:table-cell>
          <table:table-cell table:number-columns-repeated="1024"/>
        </table:table-row>
        <table:table-row table:style-name="ro902">
          <table:table-cell office:value-type="float" office:value="44960">
            <text:p>44960</text:p>
          </table:table-cell>
          <table:table-cell office:value-type="float" office:value="41991">
            <text:p>41991</text:p>
          </table:table-cell>
          <table:table-cell table:style-name="ce4" table:formula="of:=[.A901]-[.B901]" office:value-type="float" office:value="2969">
            <text:p>2969</text:p>
          </table:table-cell>
          <table:table-cell table:style-name="ce4" table:formula="of:=[.C901]-[.C900]" office:value-type="float" office:value="4">
            <text:p>4</text:p>
          </table:table-cell>
          <table:table-cell table:style-name="ce4" table:formula="of:=[.A901]+4*([.A901]/50+2)" office:value-type="float" office:value="48564.800000000003">
            <text:p>48564.800000000003</text:p>
          </table:table-cell>
          <table:table-cell table:number-columns-repeated="1024"/>
        </table:table-row>
        <table:table-row table:style-name="ro903">
          <table:table-cell office:value-type="float" office:value="45010">
            <text:p>45010</text:p>
          </table:table-cell>
          <table:table-cell office:value-type="float" office:value="42038">
            <text:p>42038</text:p>
          </table:table-cell>
          <table:table-cell table:style-name="ce4" table:formula="of:=[.A902]-[.B902]" office:value-type="float" office:value="2972">
            <text:p>2972</text:p>
          </table:table-cell>
          <table:table-cell table:style-name="ce4" table:formula="of:=[.C902]-[.C901]" office:value-type="float" office:value="3">
            <text:p>3</text:p>
          </table:table-cell>
          <table:table-cell table:style-name="ce4" table:formula="of:=[.A902]+4*([.A902]/50+2)" office:value-type="float" office:value="48618.800000000003">
            <text:p>48618.800000000003</text:p>
          </table:table-cell>
          <table:table-cell table:number-columns-repeated="1024"/>
        </table:table-row>
        <table:table-row table:style-name="ro904">
          <table:table-cell office:value-type="float" office:value="45060">
            <text:p>45060</text:p>
          </table:table-cell>
          <table:table-cell office:value-type="float" office:value="42085">
            <text:p>42085</text:p>
          </table:table-cell>
          <table:table-cell table:style-name="ce4" table:formula="of:=[.A903]-[.B903]" office:value-type="float" office:value="2975">
            <text:p>2975</text:p>
          </table:table-cell>
          <table:table-cell table:style-name="ce4" table:formula="of:=[.C903]-[.C902]" office:value-type="float" office:value="3">
            <text:p>3</text:p>
          </table:table-cell>
          <table:table-cell table:style-name="ce4" table:formula="of:=[.A903]+4*([.A903]/50+2)" office:value-type="float" office:value="48672.800000000003">
            <text:p>48672.800000000003</text:p>
          </table:table-cell>
          <table:table-cell table:number-columns-repeated="1024"/>
        </table:table-row>
        <table:table-row table:style-name="ro905">
          <table:table-cell office:value-type="float" office:value="45110">
            <text:p>45110</text:p>
          </table:table-cell>
          <table:table-cell office:value-type="float" office:value="42131">
            <text:p>42131</text:p>
          </table:table-cell>
          <table:table-cell table:style-name="ce4" table:formula="of:=[.A904]-[.B904]" office:value-type="float" office:value="2979">
            <text:p>2979</text:p>
          </table:table-cell>
          <table:table-cell table:style-name="ce4" table:formula="of:=[.C904]-[.C903]" office:value-type="float" office:value="4">
            <text:p>4</text:p>
          </table:table-cell>
          <table:table-cell table:style-name="ce4" table:formula="of:=[.A904]+4*([.A904]/50+2)" office:value-type="float" office:value="48726.800000000003">
            <text:p>48726.800000000003</text:p>
          </table:table-cell>
          <table:table-cell table:number-columns-repeated="1024"/>
        </table:table-row>
        <table:table-row table:style-name="ro906">
          <table:table-cell office:value-type="float" office:value="45160">
            <text:p>45160</text:p>
          </table:table-cell>
          <table:table-cell office:value-type="float" office:value="42178">
            <text:p>42178</text:p>
          </table:table-cell>
          <table:table-cell table:style-name="ce4" table:formula="of:=[.A905]-[.B905]" office:value-type="float" office:value="2982">
            <text:p>2982</text:p>
          </table:table-cell>
          <table:table-cell table:style-name="ce4" table:formula="of:=[.C905]-[.C904]" office:value-type="float" office:value="3">
            <text:p>3</text:p>
          </table:table-cell>
          <table:table-cell table:style-name="ce4" table:formula="of:=[.A905]+4*([.A905]/50+2)" office:value-type="float" office:value="48780.800000000003">
            <text:p>48780.800000000003</text:p>
          </table:table-cell>
          <table:table-cell table:number-columns-repeated="1024"/>
        </table:table-row>
        <table:table-row table:style-name="ro907">
          <table:table-cell office:value-type="float" office:value="45210">
            <text:p>45210</text:p>
          </table:table-cell>
          <table:table-cell office:value-type="float" office:value="42225">
            <text:p>42225</text:p>
          </table:table-cell>
          <table:table-cell table:style-name="ce4" table:formula="of:=[.A906]-[.B906]" office:value-type="float" office:value="2985">
            <text:p>2985</text:p>
          </table:table-cell>
          <table:table-cell table:style-name="ce4" table:formula="of:=[.C906]-[.C905]" office:value-type="float" office:value="3">
            <text:p>3</text:p>
          </table:table-cell>
          <table:table-cell table:style-name="ce4" table:formula="of:=[.A906]+4*([.A906]/50+2)" office:value-type="float" office:value="48834.800000000003">
            <text:p>48834.800000000003</text:p>
          </table:table-cell>
          <table:table-cell table:number-columns-repeated="1024"/>
        </table:table-row>
        <table:table-row table:style-name="ro908">
          <table:table-cell office:value-type="float" office:value="45260">
            <text:p>45260</text:p>
          </table:table-cell>
          <table:table-cell office:value-type="float" office:value="42272">
            <text:p>42272</text:p>
          </table:table-cell>
          <table:table-cell table:style-name="ce4" table:formula="of:=[.A907]-[.B907]" office:value-type="float" office:value="2988">
            <text:p>2988</text:p>
          </table:table-cell>
          <table:table-cell table:style-name="ce4" table:formula="of:=[.C907]-[.C906]" office:value-type="float" office:value="3">
            <text:p>3</text:p>
          </table:table-cell>
          <table:table-cell table:style-name="ce4" table:formula="of:=[.A907]+4*([.A907]/50+2)" office:value-type="float" office:value="48888.800000000003">
            <text:p>48888.800000000003</text:p>
          </table:table-cell>
          <table:table-cell table:number-columns-repeated="1024"/>
        </table:table-row>
        <table:table-row table:style-name="ro909">
          <table:table-cell office:value-type="float" office:value="45310">
            <text:p>45310</text:p>
          </table:table-cell>
          <table:table-cell office:value-type="float" office:value="42318">
            <text:p>42318</text:p>
          </table:table-cell>
          <table:table-cell table:style-name="ce4" table:formula="of:=[.A908]-[.B908]" office:value-type="float" office:value="2992">
            <text:p>2992</text:p>
          </table:table-cell>
          <table:table-cell table:style-name="ce4" table:formula="of:=[.C908]-[.C907]" office:value-type="float" office:value="4">
            <text:p>4</text:p>
          </table:table-cell>
          <table:table-cell table:style-name="ce4" table:formula="of:=[.A908]+4*([.A908]/50+2)" office:value-type="float" office:value="48942.800000000003">
            <text:p>48942.800000000003</text:p>
          </table:table-cell>
          <table:table-cell table:number-columns-repeated="1024"/>
        </table:table-row>
        <table:table-row table:style-name="ro910">
          <table:table-cell office:value-type="float" office:value="45360">
            <text:p>45360</text:p>
          </table:table-cell>
          <table:table-cell office:value-type="float" office:value="42365">
            <text:p>42365</text:p>
          </table:table-cell>
          <table:table-cell table:style-name="ce4" table:formula="of:=[.A909]-[.B909]" office:value-type="float" office:value="2995">
            <text:p>2995</text:p>
          </table:table-cell>
          <table:table-cell table:style-name="ce4" table:formula="of:=[.C909]-[.C908]" office:value-type="float" office:value="3">
            <text:p>3</text:p>
          </table:table-cell>
          <table:table-cell table:style-name="ce4" table:formula="of:=[.A909]+4*([.A909]/50+2)" office:value-type="float" office:value="48996.800000000003">
            <text:p>48996.800000000003</text:p>
          </table:table-cell>
          <table:table-cell table:number-columns-repeated="1024"/>
        </table:table-row>
        <table:table-row table:style-name="ro911">
          <table:table-cell office:value-type="float" office:value="45410">
            <text:p>45410</text:p>
          </table:table-cell>
          <table:table-cell office:value-type="float" office:value="42412">
            <text:p>42412</text:p>
          </table:table-cell>
          <table:table-cell table:style-name="ce4" table:formula="of:=[.A910]-[.B910]" office:value-type="float" office:value="2998">
            <text:p>2998</text:p>
          </table:table-cell>
          <table:table-cell table:style-name="ce4" table:formula="of:=[.C910]-[.C909]" office:value-type="float" office:value="3">
            <text:p>3</text:p>
          </table:table-cell>
          <table:table-cell table:style-name="ce4" table:formula="of:=[.A910]+4*([.A910]/50+2)" office:value-type="float" office:value="49050.800000000003">
            <text:p>49050.800000000003</text:p>
          </table:table-cell>
          <table:table-cell table:number-columns-repeated="1024"/>
        </table:table-row>
        <table:table-row table:style-name="ro912">
          <table:table-cell office:value-type="float" office:value="45460">
            <text:p>45460</text:p>
          </table:table-cell>
          <table:table-cell office:value-type="float" office:value="42458">
            <text:p>42458</text:p>
          </table:table-cell>
          <table:table-cell table:style-name="ce4" table:formula="of:=[.A911]-[.B911]" office:value-type="float" office:value="3002">
            <text:p>3002</text:p>
          </table:table-cell>
          <table:table-cell table:style-name="ce4" table:formula="of:=[.C911]-[.C910]" office:value-type="float" office:value="4">
            <text:p>4</text:p>
          </table:table-cell>
          <table:table-cell table:style-name="ce4" table:formula="of:=[.A911]+4*([.A911]/50+2)" office:value-type="float" office:value="49104.800000000003">
            <text:p>49104.800000000003</text:p>
          </table:table-cell>
          <table:table-cell table:number-columns-repeated="1024"/>
        </table:table-row>
        <table:table-row table:style-name="ro913">
          <table:table-cell office:value-type="float" office:value="45510">
            <text:p>45510</text:p>
          </table:table-cell>
          <table:table-cell office:value-type="float" office:value="42505">
            <text:p>42505</text:p>
          </table:table-cell>
          <table:table-cell table:style-name="ce4" table:formula="of:=[.A912]-[.B912]" office:value-type="float" office:value="3005">
            <text:p>3005</text:p>
          </table:table-cell>
          <table:table-cell table:style-name="ce4" table:formula="of:=[.C912]-[.C911]" office:value-type="float" office:value="3">
            <text:p>3</text:p>
          </table:table-cell>
          <table:table-cell table:style-name="ce4" table:formula="of:=[.A912]+4*([.A912]/50+2)" office:value-type="float" office:value="49158.800000000003">
            <text:p>49158.800000000003</text:p>
          </table:table-cell>
          <table:table-cell table:number-columns-repeated="1024"/>
        </table:table-row>
        <table:table-row table:style-name="ro914">
          <table:table-cell office:value-type="float" office:value="45560">
            <text:p>45560</text:p>
          </table:table-cell>
          <table:table-cell office:value-type="float" office:value="42552">
            <text:p>42552</text:p>
          </table:table-cell>
          <table:table-cell table:style-name="ce4" table:formula="of:=[.A913]-[.B913]" office:value-type="float" office:value="3008">
            <text:p>3008</text:p>
          </table:table-cell>
          <table:table-cell table:style-name="ce4" table:formula="of:=[.C913]-[.C912]" office:value-type="float" office:value="3">
            <text:p>3</text:p>
          </table:table-cell>
          <table:table-cell table:style-name="ce4" table:formula="of:=[.A913]+4*([.A913]/50+2)" office:value-type="float" office:value="49212.800000000003">
            <text:p>49212.800000000003</text:p>
          </table:table-cell>
          <table:table-cell table:number-columns-repeated="1024"/>
        </table:table-row>
        <table:table-row table:style-name="ro915">
          <table:table-cell office:value-type="float" office:value="45610">
            <text:p>45610</text:p>
          </table:table-cell>
          <table:table-cell office:value-type="float" office:value="42598">
            <text:p>42598</text:p>
          </table:table-cell>
          <table:table-cell table:style-name="ce4" table:formula="of:=[.A914]-[.B914]" office:value-type="float" office:value="3012">
            <text:p>3012</text:p>
          </table:table-cell>
          <table:table-cell table:style-name="ce4" table:formula="of:=[.C914]-[.C913]" office:value-type="float" office:value="4">
            <text:p>4</text:p>
          </table:table-cell>
          <table:table-cell table:style-name="ce4" table:formula="of:=[.A914]+4*([.A914]/50+2)" office:value-type="float" office:value="49266.800000000003">
            <text:p>49266.800000000003</text:p>
          </table:table-cell>
          <table:table-cell table:number-columns-repeated="1024"/>
        </table:table-row>
        <table:table-row table:style-name="ro916">
          <table:table-cell office:value-type="float" office:value="45660">
            <text:p>45660</text:p>
          </table:table-cell>
          <table:table-cell office:value-type="float" office:value="42645">
            <text:p>42645</text:p>
          </table:table-cell>
          <table:table-cell table:style-name="ce4" table:formula="of:=[.A915]-[.B915]" office:value-type="float" office:value="3015">
            <text:p>3015</text:p>
          </table:table-cell>
          <table:table-cell table:style-name="ce4" table:formula="of:=[.C915]-[.C914]" office:value-type="float" office:value="3">
            <text:p>3</text:p>
          </table:table-cell>
          <table:table-cell table:style-name="ce4" table:formula="of:=[.A915]+4*([.A915]/50+2)" office:value-type="float" office:value="49320.800000000003">
            <text:p>49320.800000000003</text:p>
          </table:table-cell>
          <table:table-cell table:number-columns-repeated="1024"/>
        </table:table-row>
        <table:table-row table:style-name="ro917">
          <table:table-cell office:value-type="float" office:value="45710">
            <text:p>45710</text:p>
          </table:table-cell>
          <table:table-cell office:value-type="float" office:value="42692">
            <text:p>42692</text:p>
          </table:table-cell>
          <table:table-cell table:style-name="ce4" table:formula="of:=[.A916]-[.B916]" office:value-type="float" office:value="3018">
            <text:p>3018</text:p>
          </table:table-cell>
          <table:table-cell table:style-name="ce4" table:formula="of:=[.C916]-[.C915]" office:value-type="float" office:value="3">
            <text:p>3</text:p>
          </table:table-cell>
          <table:table-cell table:style-name="ce4" table:formula="of:=[.A916]+4*([.A916]/50+2)" office:value-type="float" office:value="49374.800000000003">
            <text:p>49374.800000000003</text:p>
          </table:table-cell>
          <table:table-cell table:number-columns-repeated="1024"/>
        </table:table-row>
        <table:table-row table:style-name="ro918">
          <table:table-cell office:value-type="float" office:value="45760">
            <text:p>45760</text:p>
          </table:table-cell>
          <table:table-cell office:value-type="float" office:value="42739">
            <text:p>42739</text:p>
          </table:table-cell>
          <table:table-cell table:style-name="ce4" table:formula="of:=[.A917]-[.B917]" office:value-type="float" office:value="3021">
            <text:p>3021</text:p>
          </table:table-cell>
          <table:table-cell table:style-name="ce4" table:formula="of:=[.C917]-[.C916]" office:value-type="float" office:value="3">
            <text:p>3</text:p>
          </table:table-cell>
          <table:table-cell table:style-name="ce4" table:formula="of:=[.A917]+4*([.A917]/50+2)" office:value-type="float" office:value="49428.800000000003">
            <text:p>49428.800000000003</text:p>
          </table:table-cell>
          <table:table-cell table:number-columns-repeated="1024"/>
        </table:table-row>
        <table:table-row table:style-name="ro919">
          <table:table-cell office:value-type="float" office:value="45810">
            <text:p>45810</text:p>
          </table:table-cell>
          <table:table-cell office:value-type="float" office:value="42785">
            <text:p>42785</text:p>
          </table:table-cell>
          <table:table-cell table:style-name="ce4" table:formula="of:=[.A918]-[.B918]" office:value-type="float" office:value="3025">
            <text:p>3025</text:p>
          </table:table-cell>
          <table:table-cell table:style-name="ce4" table:formula="of:=[.C918]-[.C917]" office:value-type="float" office:value="4">
            <text:p>4</text:p>
          </table:table-cell>
          <table:table-cell table:style-name="ce4" table:formula="of:=[.A918]+4*([.A918]/50+2)" office:value-type="float" office:value="49482.800000000003">
            <text:p>49482.800000000003</text:p>
          </table:table-cell>
          <table:table-cell table:number-columns-repeated="1024"/>
        </table:table-row>
        <table:table-row table:style-name="ro920">
          <table:table-cell office:value-type="float" office:value="45860">
            <text:p>45860</text:p>
          </table:table-cell>
          <table:table-cell office:value-type="float" office:value="42832">
            <text:p>42832</text:p>
          </table:table-cell>
          <table:table-cell table:style-name="ce4" table:formula="of:=[.A919]-[.B919]" office:value-type="float" office:value="3028">
            <text:p>3028</text:p>
          </table:table-cell>
          <table:table-cell table:style-name="ce4" table:formula="of:=[.C919]-[.C918]" office:value-type="float" office:value="3">
            <text:p>3</text:p>
          </table:table-cell>
          <table:table-cell table:style-name="ce4" table:formula="of:=[.A919]+4*([.A919]/50+2)" office:value-type="float" office:value="49536.800000000003">
            <text:p>49536.800000000003</text:p>
          </table:table-cell>
          <table:table-cell table:number-columns-repeated="1024"/>
        </table:table-row>
        <table:table-row table:style-name="ro921">
          <table:table-cell office:value-type="float" office:value="45910">
            <text:p>45910</text:p>
          </table:table-cell>
          <table:table-cell office:value-type="float" office:value="42879">
            <text:p>42879</text:p>
          </table:table-cell>
          <table:table-cell table:style-name="ce4" table:formula="of:=[.A920]-[.B920]" office:value-type="float" office:value="3031">
            <text:p>3031</text:p>
          </table:table-cell>
          <table:table-cell table:style-name="ce4" table:formula="of:=[.C920]-[.C919]" office:value-type="float" office:value="3">
            <text:p>3</text:p>
          </table:table-cell>
          <table:table-cell table:style-name="ce4" table:formula="of:=[.A920]+4*([.A920]/50+2)" office:value-type="float" office:value="49590.800000000003">
            <text:p>49590.800000000003</text:p>
          </table:table-cell>
          <table:table-cell table:number-columns-repeated="1024"/>
        </table:table-row>
        <table:table-row table:style-name="ro922">
          <table:table-cell office:value-type="float" office:value="45960">
            <text:p>45960</text:p>
          </table:table-cell>
          <table:table-cell office:value-type="float" office:value="42925">
            <text:p>42925</text:p>
          </table:table-cell>
          <table:table-cell table:style-name="ce4" table:formula="of:=[.A921]-[.B921]" office:value-type="float" office:value="3035">
            <text:p>3035</text:p>
          </table:table-cell>
          <table:table-cell table:style-name="ce4" table:formula="of:=[.C921]-[.C920]" office:value-type="float" office:value="4">
            <text:p>4</text:p>
          </table:table-cell>
          <table:table-cell table:style-name="ce4" table:formula="of:=[.A921]+4*([.A921]/50+2)" office:value-type="float" office:value="49644.800000000003">
            <text:p>49644.800000000003</text:p>
          </table:table-cell>
          <table:table-cell table:number-columns-repeated="1024"/>
        </table:table-row>
        <table:table-row table:style-name="ro923">
          <table:table-cell office:value-type="float" office:value="46010">
            <text:p>46010</text:p>
          </table:table-cell>
          <table:table-cell office:value-type="float" office:value="42972">
            <text:p>42972</text:p>
          </table:table-cell>
          <table:table-cell table:style-name="ce4" table:formula="of:=[.A922]-[.B922]" office:value-type="float" office:value="3038">
            <text:p>3038</text:p>
          </table:table-cell>
          <table:table-cell table:style-name="ce4" table:formula="of:=[.C922]-[.C921]" office:value-type="float" office:value="3">
            <text:p>3</text:p>
          </table:table-cell>
          <table:table-cell table:style-name="ce4" table:formula="of:=[.A922]+4*([.A922]/50+2)" office:value-type="float" office:value="49698.800000000003">
            <text:p>49698.800000000003</text:p>
          </table:table-cell>
          <table:table-cell table:number-columns-repeated="1024"/>
        </table:table-row>
        <table:table-row table:style-name="ro924">
          <table:table-cell office:value-type="float" office:value="46060">
            <text:p>46060</text:p>
          </table:table-cell>
          <table:table-cell office:value-type="float" office:value="43019">
            <text:p>43019</text:p>
          </table:table-cell>
          <table:table-cell table:style-name="ce4" table:formula="of:=[.A923]-[.B923]" office:value-type="float" office:value="3041">
            <text:p>3041</text:p>
          </table:table-cell>
          <table:table-cell table:style-name="ce4" table:formula="of:=[.C923]-[.C922]" office:value-type="float" office:value="3">
            <text:p>3</text:p>
          </table:table-cell>
          <table:table-cell table:style-name="ce4" table:formula="of:=[.A923]+4*([.A923]/50+2)" office:value-type="float" office:value="49752.800000000003">
            <text:p>49752.800000000003</text:p>
          </table:table-cell>
          <table:table-cell table:number-columns-repeated="1024"/>
        </table:table-row>
        <table:table-row table:style-name="ro925">
          <table:table-cell office:value-type="float" office:value="46110">
            <text:p>46110</text:p>
          </table:table-cell>
          <table:table-cell office:value-type="float" office:value="43066">
            <text:p>43066</text:p>
          </table:table-cell>
          <table:table-cell table:style-name="ce4" table:formula="of:=[.A924]-[.B924]" office:value-type="float" office:value="3044">
            <text:p>3044</text:p>
          </table:table-cell>
          <table:table-cell table:style-name="ce4" table:formula="of:=[.C924]-[.C923]" office:value-type="float" office:value="3">
            <text:p>3</text:p>
          </table:table-cell>
          <table:table-cell table:style-name="ce4" table:formula="of:=[.A924]+4*([.A924]/50+2)" office:value-type="float" office:value="49806.800000000003">
            <text:p>49806.800000000003</text:p>
          </table:table-cell>
          <table:table-cell table:number-columns-repeated="1024"/>
        </table:table-row>
        <table:table-row table:style-name="ro926">
          <table:table-cell office:value-type="float" office:value="46160">
            <text:p>46160</text:p>
          </table:table-cell>
          <table:table-cell office:value-type="float" office:value="43112">
            <text:p>43112</text:p>
          </table:table-cell>
          <table:table-cell table:style-name="ce4" table:formula="of:=[.A925]-[.B925]" office:value-type="float" office:value="3048">
            <text:p>3048</text:p>
          </table:table-cell>
          <table:table-cell table:style-name="ce4" table:formula="of:=[.C925]-[.C924]" office:value-type="float" office:value="4">
            <text:p>4</text:p>
          </table:table-cell>
          <table:table-cell table:style-name="ce4" table:formula="of:=[.A925]+4*([.A925]/50+2)" office:value-type="float" office:value="49860.800000000003">
            <text:p>49860.800000000003</text:p>
          </table:table-cell>
          <table:table-cell table:number-columns-repeated="1024"/>
        </table:table-row>
        <table:table-row table:style-name="ro927">
          <table:table-cell office:value-type="float" office:value="46210">
            <text:p>46210</text:p>
          </table:table-cell>
          <table:table-cell office:value-type="float" office:value="43159">
            <text:p>43159</text:p>
          </table:table-cell>
          <table:table-cell table:style-name="ce4" table:formula="of:=[.A926]-[.B926]" office:value-type="float" office:value="3051">
            <text:p>3051</text:p>
          </table:table-cell>
          <table:table-cell table:style-name="ce4" table:formula="of:=[.C926]-[.C925]" office:value-type="float" office:value="3">
            <text:p>3</text:p>
          </table:table-cell>
          <table:table-cell table:style-name="ce4" table:formula="of:=[.A926]+4*([.A926]/50+2)" office:value-type="float" office:value="49914.800000000003">
            <text:p>49914.800000000003</text:p>
          </table:table-cell>
          <table:table-cell table:number-columns-repeated="1024"/>
        </table:table-row>
        <table:table-row table:style-name="ro928">
          <table:table-cell office:value-type="float" office:value="46260">
            <text:p>46260</text:p>
          </table:table-cell>
          <table:table-cell office:value-type="float" office:value="43206">
            <text:p>43206</text:p>
          </table:table-cell>
          <table:table-cell table:style-name="ce4" table:formula="of:=[.A927]-[.B927]" office:value-type="float" office:value="3054">
            <text:p>3054</text:p>
          </table:table-cell>
          <table:table-cell table:style-name="ce4" table:formula="of:=[.C927]-[.C926]" office:value-type="float" office:value="3">
            <text:p>3</text:p>
          </table:table-cell>
          <table:table-cell table:style-name="ce4" table:formula="of:=[.A927]+4*([.A927]/50+2)" office:value-type="float" office:value="49968.800000000003">
            <text:p>49968.800000000003</text:p>
          </table:table-cell>
          <table:table-cell table:number-columns-repeated="1024"/>
        </table:table-row>
        <table:table-row table:style-name="ro929">
          <table:table-cell office:value-type="float" office:value="46310">
            <text:p>46310</text:p>
          </table:table-cell>
          <table:table-cell office:value-type="float" office:value="43252">
            <text:p>43252</text:p>
          </table:table-cell>
          <table:table-cell table:style-name="ce4" table:formula="of:=[.A928]-[.B928]" office:value-type="float" office:value="3058">
            <text:p>3058</text:p>
          </table:table-cell>
          <table:table-cell table:style-name="ce4" table:formula="of:=[.C928]-[.C927]" office:value-type="float" office:value="4">
            <text:p>4</text:p>
          </table:table-cell>
          <table:table-cell table:style-name="ce4" table:formula="of:=[.A928]+4*([.A928]/50+2)" office:value-type="float" office:value="50022.800000000003">
            <text:p>50022.800000000003</text:p>
          </table:table-cell>
          <table:table-cell table:number-columns-repeated="1024"/>
        </table:table-row>
        <table:table-row table:style-name="ro930">
          <table:table-cell office:value-type="float" office:value="46360">
            <text:p>46360</text:p>
          </table:table-cell>
          <table:table-cell office:value-type="float" office:value="43299">
            <text:p>43299</text:p>
          </table:table-cell>
          <table:table-cell table:style-name="ce4" table:formula="of:=[.A929]-[.B929]" office:value-type="float" office:value="3061">
            <text:p>3061</text:p>
          </table:table-cell>
          <table:table-cell table:style-name="ce4" table:formula="of:=[.C929]-[.C928]" office:value-type="float" office:value="3">
            <text:p>3</text:p>
          </table:table-cell>
          <table:table-cell table:style-name="ce4" table:formula="of:=[.A929]+4*([.A929]/50+2)" office:value-type="float" office:value="50076.800000000003">
            <text:p>50076.800000000003</text:p>
          </table:table-cell>
          <table:table-cell table:number-columns-repeated="1024"/>
        </table:table-row>
        <table:table-row table:style-name="ro931">
          <table:table-cell office:value-type="float" office:value="46410">
            <text:p>46410</text:p>
          </table:table-cell>
          <table:table-cell office:value-type="float" office:value="43346">
            <text:p>43346</text:p>
          </table:table-cell>
          <table:table-cell table:style-name="ce4" table:formula="of:=[.A930]-[.B930]" office:value-type="float" office:value="3064">
            <text:p>3064</text:p>
          </table:table-cell>
          <table:table-cell table:style-name="ce4" table:formula="of:=[.C930]-[.C929]" office:value-type="float" office:value="3">
            <text:p>3</text:p>
          </table:table-cell>
          <table:table-cell table:style-name="ce4" table:formula="of:=[.A930]+4*([.A930]/50+2)" office:value-type="float" office:value="50130.800000000003">
            <text:p>50130.800000000003</text:p>
          </table:table-cell>
          <table:table-cell table:number-columns-repeated="1024"/>
        </table:table-row>
        <table:table-row table:style-name="ro932">
          <table:table-cell office:value-type="float" office:value="46460">
            <text:p>46460</text:p>
          </table:table-cell>
          <table:table-cell office:value-type="float" office:value="43392">
            <text:p>43392</text:p>
          </table:table-cell>
          <table:table-cell table:style-name="ce4" table:formula="of:=[.A931]-[.B931]" office:value-type="float" office:value="3068">
            <text:p>3068</text:p>
          </table:table-cell>
          <table:table-cell table:style-name="ce4" table:formula="of:=[.C931]-[.C930]" office:value-type="float" office:value="4">
            <text:p>4</text:p>
          </table:table-cell>
          <table:table-cell table:style-name="ce4" table:formula="of:=[.A931]+4*([.A931]/50+2)" office:value-type="float" office:value="50184.800000000003">
            <text:p>50184.800000000003</text:p>
          </table:table-cell>
          <table:table-cell table:number-columns-repeated="1024"/>
        </table:table-row>
        <table:table-row table:style-name="ro933">
          <table:table-cell office:value-type="float" office:value="46510">
            <text:p>46510</text:p>
          </table:table-cell>
          <table:table-cell office:value-type="float" office:value="43439">
            <text:p>43439</text:p>
          </table:table-cell>
          <table:table-cell table:style-name="ce4" table:formula="of:=[.A932]-[.B932]" office:value-type="float" office:value="3071">
            <text:p>3071</text:p>
          </table:table-cell>
          <table:table-cell table:style-name="ce4" table:formula="of:=[.C932]-[.C931]" office:value-type="float" office:value="3">
            <text:p>3</text:p>
          </table:table-cell>
          <table:table-cell table:style-name="ce4" table:formula="of:=[.A932]+4*([.A932]/50+2)" office:value-type="float" office:value="50238.800000000003">
            <text:p>50238.800000000003</text:p>
          </table:table-cell>
          <table:table-cell table:number-columns-repeated="1024"/>
        </table:table-row>
        <table:table-row table:style-name="ro934">
          <table:table-cell office:value-type="float" office:value="46560">
            <text:p>46560</text:p>
          </table:table-cell>
          <table:table-cell office:value-type="float" office:value="43486">
            <text:p>43486</text:p>
          </table:table-cell>
          <table:table-cell table:style-name="ce4" table:formula="of:=[.A933]-[.B933]" office:value-type="float" office:value="3074">
            <text:p>3074</text:p>
          </table:table-cell>
          <table:table-cell table:style-name="ce4" table:formula="of:=[.C933]-[.C932]" office:value-type="float" office:value="3">
            <text:p>3</text:p>
          </table:table-cell>
          <table:table-cell table:style-name="ce4" table:formula="of:=[.A933]+4*([.A933]/50+2)" office:value-type="float" office:value="50292.800000000003">
            <text:p>50292.800000000003</text:p>
          </table:table-cell>
          <table:table-cell table:number-columns-repeated="1024"/>
        </table:table-row>
        <table:table-row table:style-name="ro935">
          <table:table-cell office:value-type="float" office:value="46610">
            <text:p>46610</text:p>
          </table:table-cell>
          <table:table-cell office:value-type="float" office:value="43532">
            <text:p>43532</text:p>
          </table:table-cell>
          <table:table-cell table:style-name="ce4" table:formula="of:=[.A934]-[.B934]" office:value-type="float" office:value="3078">
            <text:p>3078</text:p>
          </table:table-cell>
          <table:table-cell table:style-name="ce4" table:formula="of:=[.C934]-[.C933]" office:value-type="float" office:value="4">
            <text:p>4</text:p>
          </table:table-cell>
          <table:table-cell table:style-name="ce4" table:formula="of:=[.A934]+4*([.A934]/50+2)" office:value-type="float" office:value="50346.800000000003">
            <text:p>50346.800000000003</text:p>
          </table:table-cell>
          <table:table-cell table:number-columns-repeated="1024"/>
        </table:table-row>
        <table:table-row table:style-name="ro936">
          <table:table-cell office:value-type="float" office:value="46660">
            <text:p>46660</text:p>
          </table:table-cell>
          <table:table-cell office:value-type="float" office:value="43579">
            <text:p>43579</text:p>
          </table:table-cell>
          <table:table-cell table:style-name="ce4" table:formula="of:=[.A935]-[.B935]" office:value-type="float" office:value="3081">
            <text:p>3081</text:p>
          </table:table-cell>
          <table:table-cell table:style-name="ce4" table:formula="of:=[.C935]-[.C934]" office:value-type="float" office:value="3">
            <text:p>3</text:p>
          </table:table-cell>
          <table:table-cell table:style-name="ce4" table:formula="of:=[.A935]+4*([.A935]/50+2)" office:value-type="float" office:value="50400.800000000003">
            <text:p>50400.800000000003</text:p>
          </table:table-cell>
          <table:table-cell table:number-columns-repeated="1024"/>
        </table:table-row>
        <table:table-row table:style-name="ro937">
          <table:table-cell office:value-type="float" office:value="46710">
            <text:p>46710</text:p>
          </table:table-cell>
          <table:table-cell office:value-type="float" office:value="43626">
            <text:p>43626</text:p>
          </table:table-cell>
          <table:table-cell table:style-name="ce4" table:formula="of:=[.A936]-[.B936]" office:value-type="float" office:value="3084">
            <text:p>3084</text:p>
          </table:table-cell>
          <table:table-cell table:style-name="ce4" table:formula="of:=[.C936]-[.C935]" office:value-type="float" office:value="3">
            <text:p>3</text:p>
          </table:table-cell>
          <table:table-cell table:style-name="ce4" table:formula="of:=[.A936]+4*([.A936]/50+2)" office:value-type="float" office:value="50454.800000000003">
            <text:p>50454.800000000003</text:p>
          </table:table-cell>
          <table:table-cell table:number-columns-repeated="1024"/>
        </table:table-row>
        <table:table-row table:style-name="ro938">
          <table:table-cell office:value-type="float" office:value="46760">
            <text:p>46760</text:p>
          </table:table-cell>
          <table:table-cell office:value-type="float" office:value="43673">
            <text:p>43673</text:p>
          </table:table-cell>
          <table:table-cell table:style-name="ce4" table:formula="of:=[.A937]-[.B937]" office:value-type="float" office:value="3087">
            <text:p>3087</text:p>
          </table:table-cell>
          <table:table-cell table:style-name="ce4" table:formula="of:=[.C937]-[.C936]" office:value-type="float" office:value="3">
            <text:p>3</text:p>
          </table:table-cell>
          <table:table-cell table:style-name="ce4" table:formula="of:=[.A937]+4*([.A937]/50+2)" office:value-type="float" office:value="50508.800000000003">
            <text:p>50508.800000000003</text:p>
          </table:table-cell>
          <table:table-cell table:number-columns-repeated="1024"/>
        </table:table-row>
        <table:table-row table:style-name="ro939">
          <table:table-cell office:value-type="float" office:value="46810">
            <text:p>46810</text:p>
          </table:table-cell>
          <table:table-cell office:value-type="float" office:value="43719">
            <text:p>43719</text:p>
          </table:table-cell>
          <table:table-cell table:style-name="ce4" table:formula="of:=[.A938]-[.B938]" office:value-type="float" office:value="3091">
            <text:p>3091</text:p>
          </table:table-cell>
          <table:table-cell table:style-name="ce4" table:formula="of:=[.C938]-[.C937]" office:value-type="float" office:value="4">
            <text:p>4</text:p>
          </table:table-cell>
          <table:table-cell table:style-name="ce4" table:formula="of:=[.A938]+4*([.A938]/50+2)" office:value-type="float" office:value="50562.800000000003">
            <text:p>50562.800000000003</text:p>
          </table:table-cell>
          <table:table-cell table:number-columns-repeated="1024"/>
        </table:table-row>
        <table:table-row table:style-name="ro940">
          <table:table-cell office:value-type="float" office:value="46860">
            <text:p>46860</text:p>
          </table:table-cell>
          <table:table-cell office:value-type="float" office:value="43766">
            <text:p>43766</text:p>
          </table:table-cell>
          <table:table-cell table:style-name="ce4" table:formula="of:=[.A939]-[.B939]" office:value-type="float" office:value="3094">
            <text:p>3094</text:p>
          </table:table-cell>
          <table:table-cell table:style-name="ce4" table:formula="of:=[.C939]-[.C938]" office:value-type="float" office:value="3">
            <text:p>3</text:p>
          </table:table-cell>
          <table:table-cell table:style-name="ce4" table:formula="of:=[.A939]+4*([.A939]/50+2)" office:value-type="float" office:value="50616.800000000003">
            <text:p>50616.800000000003</text:p>
          </table:table-cell>
          <table:table-cell table:number-columns-repeated="1024"/>
        </table:table-row>
        <table:table-row table:style-name="ro941">
          <table:table-cell office:value-type="float" office:value="46910">
            <text:p>46910</text:p>
          </table:table-cell>
          <table:table-cell office:value-type="float" office:value="43813">
            <text:p>43813</text:p>
          </table:table-cell>
          <table:table-cell table:style-name="ce4" table:formula="of:=[.A940]-[.B940]" office:value-type="float" office:value="3097">
            <text:p>3097</text:p>
          </table:table-cell>
          <table:table-cell table:style-name="ce4" table:formula="of:=[.C940]-[.C939]" office:value-type="float" office:value="3">
            <text:p>3</text:p>
          </table:table-cell>
          <table:table-cell table:style-name="ce4" table:formula="of:=[.A940]+4*([.A940]/50+2)" office:value-type="float" office:value="50670.800000000003">
            <text:p>50670.800000000003</text:p>
          </table:table-cell>
          <table:table-cell table:number-columns-repeated="1024"/>
        </table:table-row>
        <table:table-row table:style-name="ro942">
          <table:table-cell office:value-type="float" office:value="46960">
            <text:p>46960</text:p>
          </table:table-cell>
          <table:table-cell office:value-type="float" office:value="43860">
            <text:p>43860</text:p>
          </table:table-cell>
          <table:table-cell table:style-name="ce4" table:formula="of:=[.A941]-[.B941]" office:value-type="float" office:value="3100">
            <text:p>3100</text:p>
          </table:table-cell>
          <table:table-cell table:style-name="ce4" table:formula="of:=[.C941]-[.C940]" office:value-type="float" office:value="3">
            <text:p>3</text:p>
          </table:table-cell>
          <table:table-cell table:style-name="ce4" table:formula="of:=[.A941]+4*([.A941]/50+2)" office:value-type="float" office:value="50724.800000000003">
            <text:p>50724.800000000003</text:p>
          </table:table-cell>
          <table:table-cell table:number-columns-repeated="1024"/>
        </table:table-row>
        <table:table-row table:style-name="ro943">
          <table:table-cell office:value-type="float" office:value="47010">
            <text:p>47010</text:p>
          </table:table-cell>
          <table:table-cell office:value-type="float" office:value="43906">
            <text:p>43906</text:p>
          </table:table-cell>
          <table:table-cell table:style-name="ce4" table:formula="of:=[.A942]-[.B942]" office:value-type="float" office:value="3104">
            <text:p>3104</text:p>
          </table:table-cell>
          <table:table-cell table:style-name="ce4" table:formula="of:=[.C942]-[.C941]" office:value-type="float" office:value="4">
            <text:p>4</text:p>
          </table:table-cell>
          <table:table-cell table:style-name="ce4" table:formula="of:=[.A942]+4*([.A942]/50+2)" office:value-type="float" office:value="50778.800000000003">
            <text:p>50778.800000000003</text:p>
          </table:table-cell>
          <table:table-cell table:number-columns-repeated="1024"/>
        </table:table-row>
        <table:table-row table:style-name="ro944">
          <table:table-cell office:value-type="float" office:value="47060">
            <text:p>47060</text:p>
          </table:table-cell>
          <table:table-cell office:value-type="float" office:value="43953">
            <text:p>43953</text:p>
          </table:table-cell>
          <table:table-cell table:style-name="ce4" table:formula="of:=[.A943]-[.B943]" office:value-type="float" office:value="3107">
            <text:p>3107</text:p>
          </table:table-cell>
          <table:table-cell table:style-name="ce4" table:formula="of:=[.C943]-[.C942]" office:value-type="float" office:value="3">
            <text:p>3</text:p>
          </table:table-cell>
          <table:table-cell table:style-name="ce4" table:formula="of:=[.A943]+4*([.A943]/50+2)" office:value-type="float" office:value="50832.800000000003">
            <text:p>50832.800000000003</text:p>
          </table:table-cell>
          <table:table-cell table:number-columns-repeated="1024"/>
        </table:table-row>
        <table:table-row table:style-name="ro945">
          <table:table-cell office:value-type="float" office:value="47110">
            <text:p>47110</text:p>
          </table:table-cell>
          <table:table-cell office:value-type="float" office:value="44000">
            <text:p>44000</text:p>
          </table:table-cell>
          <table:table-cell table:style-name="ce4" table:formula="of:=[.A944]-[.B944]" office:value-type="float" office:value="3110">
            <text:p>3110</text:p>
          </table:table-cell>
          <table:table-cell table:style-name="ce4" table:formula="of:=[.C944]-[.C943]" office:value-type="float" office:value="3">
            <text:p>3</text:p>
          </table:table-cell>
          <table:table-cell table:style-name="ce4" table:formula="of:=[.A944]+4*([.A944]/50+2)" office:value-type="float" office:value="50886.800000000003">
            <text:p>50886.800000000003</text:p>
          </table:table-cell>
          <table:table-cell table:number-columns-repeated="1024"/>
        </table:table-row>
        <table:table-row table:style-name="ro946">
          <table:table-cell office:value-type="float" office:value="47160">
            <text:p>47160</text:p>
          </table:table-cell>
          <table:table-cell office:value-type="float" office:value="44046">
            <text:p>44046</text:p>
          </table:table-cell>
          <table:table-cell table:style-name="ce4" table:formula="of:=[.A945]-[.B945]" office:value-type="float" office:value="3114">
            <text:p>3114</text:p>
          </table:table-cell>
          <table:table-cell table:style-name="ce4" table:formula="of:=[.C945]-[.C944]" office:value-type="float" office:value="4">
            <text:p>4</text:p>
          </table:table-cell>
          <table:table-cell table:style-name="ce4" table:formula="of:=[.A945]+4*([.A945]/50+2)" office:value-type="float" office:value="50940.800000000003">
            <text:p>50940.800000000003</text:p>
          </table:table-cell>
          <table:table-cell table:number-columns-repeated="1024"/>
        </table:table-row>
        <table:table-row table:style-name="ro947">
          <table:table-cell office:value-type="float" office:value="47210">
            <text:p>47210</text:p>
          </table:table-cell>
          <table:table-cell office:value-type="float" office:value="44093">
            <text:p>44093</text:p>
          </table:table-cell>
          <table:table-cell table:style-name="ce4" table:formula="of:=[.A946]-[.B946]" office:value-type="float" office:value="3117">
            <text:p>3117</text:p>
          </table:table-cell>
          <table:table-cell table:style-name="ce4" table:formula="of:=[.C946]-[.C945]" office:value-type="float" office:value="3">
            <text:p>3</text:p>
          </table:table-cell>
          <table:table-cell table:style-name="ce4" table:formula="of:=[.A946]+4*([.A946]/50+2)" office:value-type="float" office:value="50994.800000000003">
            <text:p>50994.800000000003</text:p>
          </table:table-cell>
          <table:table-cell table:number-columns-repeated="1024"/>
        </table:table-row>
        <table:table-row table:style-name="ro948">
          <table:table-cell office:value-type="float" office:value="47260">
            <text:p>47260</text:p>
          </table:table-cell>
          <table:table-cell office:value-type="float" office:value="44140">
            <text:p>44140</text:p>
          </table:table-cell>
          <table:table-cell table:style-name="ce4" table:formula="of:=[.A947]-[.B947]" office:value-type="float" office:value="3120">
            <text:p>3120</text:p>
          </table:table-cell>
          <table:table-cell table:style-name="ce4" table:formula="of:=[.C947]-[.C946]" office:value-type="float" office:value="3">
            <text:p>3</text:p>
          </table:table-cell>
          <table:table-cell table:style-name="ce4" table:formula="of:=[.A947]+4*([.A947]/50+2)" office:value-type="float" office:value="51048.800000000003">
            <text:p>51048.800000000003</text:p>
          </table:table-cell>
          <table:table-cell table:number-columns-repeated="1024"/>
        </table:table-row>
        <table:table-row table:style-name="ro949">
          <table:table-cell office:value-type="float" office:value="47310">
            <text:p>47310</text:p>
          </table:table-cell>
          <table:table-cell office:value-type="float" office:value="44186">
            <text:p>44186</text:p>
          </table:table-cell>
          <table:table-cell table:style-name="ce4" table:formula="of:=[.A948]-[.B948]" office:value-type="float" office:value="3124">
            <text:p>3124</text:p>
          </table:table-cell>
          <table:table-cell table:style-name="ce4" table:formula="of:=[.C948]-[.C947]" office:value-type="float" office:value="4">
            <text:p>4</text:p>
          </table:table-cell>
          <table:table-cell table:style-name="ce4" table:formula="of:=[.A948]+4*([.A948]/50+2)" office:value-type="float" office:value="51102.800000000003">
            <text:p>51102.800000000003</text:p>
          </table:table-cell>
          <table:table-cell table:number-columns-repeated="1024"/>
        </table:table-row>
        <table:table-row table:style-name="ro950">
          <table:table-cell office:value-type="float" office:value="47360">
            <text:p>47360</text:p>
          </table:table-cell>
          <table:table-cell office:value-type="float" office:value="44233">
            <text:p>44233</text:p>
          </table:table-cell>
          <table:table-cell table:style-name="ce4" table:formula="of:=[.A949]-[.B949]" office:value-type="float" office:value="3127">
            <text:p>3127</text:p>
          </table:table-cell>
          <table:table-cell table:style-name="ce4" table:formula="of:=[.C949]-[.C948]" office:value-type="float" office:value="3">
            <text:p>3</text:p>
          </table:table-cell>
          <table:table-cell table:style-name="ce4" table:formula="of:=[.A949]+4*([.A949]/50+2)" office:value-type="float" office:value="51156.800000000003">
            <text:p>51156.800000000003</text:p>
          </table:table-cell>
          <table:table-cell table:number-columns-repeated="1024"/>
        </table:table-row>
        <table:table-row table:style-name="ro951">
          <table:table-cell office:value-type="float" office:value="47410">
            <text:p>47410</text:p>
          </table:table-cell>
          <table:table-cell office:value-type="float" office:value="44280">
            <text:p>44280</text:p>
          </table:table-cell>
          <table:table-cell table:style-name="ce4" table:formula="of:=[.A950]-[.B950]" office:value-type="float" office:value="3130">
            <text:p>3130</text:p>
          </table:table-cell>
          <table:table-cell table:style-name="ce4" table:formula="of:=[.C950]-[.C949]" office:value-type="float" office:value="3">
            <text:p>3</text:p>
          </table:table-cell>
          <table:table-cell table:style-name="ce4" table:formula="of:=[.A950]+4*([.A950]/50+2)" office:value-type="float" office:value="51210.800000000003">
            <text:p>51210.800000000003</text:p>
          </table:table-cell>
          <table:table-cell table:number-columns-repeated="1024"/>
        </table:table-row>
        <table:table-row table:style-name="ro952">
          <table:table-cell office:value-type="float" office:value="47460">
            <text:p>47460</text:p>
          </table:table-cell>
          <table:table-cell office:value-type="float" office:value="44326">
            <text:p>44326</text:p>
          </table:table-cell>
          <table:table-cell table:style-name="ce4" table:formula="of:=[.A951]-[.B951]" office:value-type="float" office:value="3134">
            <text:p>3134</text:p>
          </table:table-cell>
          <table:table-cell table:style-name="ce4" table:formula="of:=[.C951]-[.C950]" office:value-type="float" office:value="4">
            <text:p>4</text:p>
          </table:table-cell>
          <table:table-cell table:style-name="ce4" table:formula="of:=[.A951]+4*([.A951]/50+2)" office:value-type="float" office:value="51264.800000000003">
            <text:p>51264.800000000003</text:p>
          </table:table-cell>
          <table:table-cell table:number-columns-repeated="1024"/>
        </table:table-row>
        <table:table-row table:style-name="ro953">
          <table:table-cell office:value-type="float" office:value="47510">
            <text:p>47510</text:p>
          </table:table-cell>
          <table:table-cell office:value-type="float" office:value="44373">
            <text:p>44373</text:p>
          </table:table-cell>
          <table:table-cell table:style-name="ce4" table:formula="of:=[.A952]-[.B952]" office:value-type="float" office:value="3137">
            <text:p>3137</text:p>
          </table:table-cell>
          <table:table-cell table:style-name="ce4" table:formula="of:=[.C952]-[.C951]" office:value-type="float" office:value="3">
            <text:p>3</text:p>
          </table:table-cell>
          <table:table-cell table:style-name="ce4" table:formula="of:=[.A952]+4*([.A952]/50+2)" office:value-type="float" office:value="51318.800000000003">
            <text:p>51318.800000000003</text:p>
          </table:table-cell>
          <table:table-cell table:number-columns-repeated="1024"/>
        </table:table-row>
        <table:table-row table:style-name="ro954">
          <table:table-cell office:value-type="float" office:value="47560">
            <text:p>47560</text:p>
          </table:table-cell>
          <table:table-cell office:value-type="float" office:value="44420">
            <text:p>44420</text:p>
          </table:table-cell>
          <table:table-cell table:style-name="ce4" table:formula="of:=[.A953]-[.B953]" office:value-type="float" office:value="3140">
            <text:p>3140</text:p>
          </table:table-cell>
          <table:table-cell table:style-name="ce4" table:formula="of:=[.C953]-[.C952]" office:value-type="float" office:value="3">
            <text:p>3</text:p>
          </table:table-cell>
          <table:table-cell table:style-name="ce4" table:formula="of:=[.A953]+4*([.A953]/50+2)" office:value-type="float" office:value="51372.800000000003">
            <text:p>51372.800000000003</text:p>
          </table:table-cell>
          <table:table-cell table:number-columns-repeated="1024"/>
        </table:table-row>
        <table:table-row table:style-name="ro955">
          <table:table-cell office:value-type="float" office:value="47610">
            <text:p>47610</text:p>
          </table:table-cell>
          <table:table-cell office:value-type="float" office:value="44467">
            <text:p>44467</text:p>
          </table:table-cell>
          <table:table-cell table:style-name="ce4" table:formula="of:=[.A954]-[.B954]" office:value-type="float" office:value="3143">
            <text:p>3143</text:p>
          </table:table-cell>
          <table:table-cell table:style-name="ce4" table:formula="of:=[.C954]-[.C953]" office:value-type="float" office:value="3">
            <text:p>3</text:p>
          </table:table-cell>
          <table:table-cell table:style-name="ce4" table:formula="of:=[.A954]+4*([.A954]/50+2)" office:value-type="float" office:value="51426.800000000003">
            <text:p>51426.800000000003</text:p>
          </table:table-cell>
          <table:table-cell table:number-columns-repeated="1024"/>
        </table:table-row>
        <table:table-row table:style-name="ro956">
          <table:table-cell office:value-type="float" office:value="47660">
            <text:p>47660</text:p>
          </table:table-cell>
          <table:table-cell office:value-type="float" office:value="44513">
            <text:p>44513</text:p>
          </table:table-cell>
          <table:table-cell table:style-name="ce4" table:formula="of:=[.A955]-[.B955]" office:value-type="float" office:value="3147">
            <text:p>3147</text:p>
          </table:table-cell>
          <table:table-cell table:style-name="ce4" table:formula="of:=[.C955]-[.C954]" office:value-type="float" office:value="4">
            <text:p>4</text:p>
          </table:table-cell>
          <table:table-cell table:style-name="ce4" table:formula="of:=[.A955]+4*([.A955]/50+2)" office:value-type="float" office:value="51480.800000000003">
            <text:p>51480.800000000003</text:p>
          </table:table-cell>
          <table:table-cell table:number-columns-repeated="1024"/>
        </table:table-row>
        <table:table-row table:style-name="ro957">
          <table:table-cell office:value-type="float" office:value="47710">
            <text:p>47710</text:p>
          </table:table-cell>
          <table:table-cell office:value-type="float" office:value="44560">
            <text:p>44560</text:p>
          </table:table-cell>
          <table:table-cell table:style-name="ce4" table:formula="of:=[.A956]-[.B956]" office:value-type="float" office:value="3150">
            <text:p>3150</text:p>
          </table:table-cell>
          <table:table-cell table:style-name="ce4" table:formula="of:=[.C956]-[.C955]" office:value-type="float" office:value="3">
            <text:p>3</text:p>
          </table:table-cell>
          <table:table-cell table:style-name="ce4" table:formula="of:=[.A956]+4*([.A956]/50+2)" office:value-type="float" office:value="51534.800000000003">
            <text:p>51534.800000000003</text:p>
          </table:table-cell>
          <table:table-cell table:number-columns-repeated="1024"/>
        </table:table-row>
        <table:table-row table:style-name="ro958">
          <table:table-cell office:value-type="float" office:value="47760">
            <text:p>47760</text:p>
          </table:table-cell>
          <table:table-cell office:value-type="float" office:value="44607">
            <text:p>44607</text:p>
          </table:table-cell>
          <table:table-cell table:style-name="ce4" table:formula="of:=[.A957]-[.B957]" office:value-type="float" office:value="3153">
            <text:p>3153</text:p>
          </table:table-cell>
          <table:table-cell table:style-name="ce4" table:formula="of:=[.C957]-[.C956]" office:value-type="float" office:value="3">
            <text:p>3</text:p>
          </table:table-cell>
          <table:table-cell table:style-name="ce4" table:formula="of:=[.A957]+4*([.A957]/50+2)" office:value-type="float" office:value="51588.800000000003">
            <text:p>51588.800000000003</text:p>
          </table:table-cell>
          <table:table-cell table:number-columns-repeated="1024"/>
        </table:table-row>
        <table:table-row table:style-name="ro959">
          <table:table-cell office:value-type="float" office:value="47810">
            <text:p>47810</text:p>
          </table:table-cell>
          <table:table-cell office:value-type="float" office:value="44653">
            <text:p>44653</text:p>
          </table:table-cell>
          <table:table-cell table:style-name="ce4" table:formula="of:=[.A958]-[.B958]" office:value-type="float" office:value="3157">
            <text:p>3157</text:p>
          </table:table-cell>
          <table:table-cell table:style-name="ce4" table:formula="of:=[.C958]-[.C957]" office:value-type="float" office:value="4">
            <text:p>4</text:p>
          </table:table-cell>
          <table:table-cell table:style-name="ce4" table:formula="of:=[.A958]+4*([.A958]/50+2)" office:value-type="float" office:value="51642.800000000003">
            <text:p>51642.800000000003</text:p>
          </table:table-cell>
          <table:table-cell table:number-columns-repeated="1024"/>
        </table:table-row>
        <table:table-row table:style-name="ro960">
          <table:table-cell office:value-type="float" office:value="47860">
            <text:p>47860</text:p>
          </table:table-cell>
          <table:table-cell office:value-type="float" office:value="44700">
            <text:p>44700</text:p>
          </table:table-cell>
          <table:table-cell table:style-name="ce4" table:formula="of:=[.A959]-[.B959]" office:value-type="float" office:value="3160">
            <text:p>3160</text:p>
          </table:table-cell>
          <table:table-cell table:style-name="ce4" table:formula="of:=[.C959]-[.C958]" office:value-type="float" office:value="3">
            <text:p>3</text:p>
          </table:table-cell>
          <table:table-cell table:style-name="ce4" table:formula="of:=[.A959]+4*([.A959]/50+2)" office:value-type="float" office:value="51696.800000000003">
            <text:p>51696.800000000003</text:p>
          </table:table-cell>
          <table:table-cell table:number-columns-repeated="1024"/>
        </table:table-row>
        <table:table-row table:style-name="ro961">
          <table:table-cell office:value-type="float" office:value="47910">
            <text:p>47910</text:p>
          </table:table-cell>
          <table:table-cell office:value-type="float" office:value="44747">
            <text:p>44747</text:p>
          </table:table-cell>
          <table:table-cell table:style-name="ce4" table:formula="of:=[.A960]-[.B960]" office:value-type="float" office:value="3163">
            <text:p>3163</text:p>
          </table:table-cell>
          <table:table-cell table:style-name="ce4" table:formula="of:=[.C960]-[.C959]" office:value-type="float" office:value="3">
            <text:p>3</text:p>
          </table:table-cell>
          <table:table-cell table:style-name="ce4" table:formula="of:=[.A960]+4*([.A960]/50+2)" office:value-type="float" office:value="51750.800000000003">
            <text:p>51750.800000000003</text:p>
          </table:table-cell>
          <table:table-cell table:number-columns-repeated="1024"/>
        </table:table-row>
        <table:table-row table:style-name="ro962">
          <table:table-cell office:value-type="float" office:value="47960">
            <text:p>47960</text:p>
          </table:table-cell>
          <table:table-cell office:value-type="float" office:value="44794">
            <text:p>44794</text:p>
          </table:table-cell>
          <table:table-cell table:style-name="ce4" table:formula="of:=[.A961]-[.B961]" office:value-type="float" office:value="3166">
            <text:p>3166</text:p>
          </table:table-cell>
          <table:table-cell table:style-name="ce4" table:formula="of:=[.C961]-[.C960]" office:value-type="float" office:value="3">
            <text:p>3</text:p>
          </table:table-cell>
          <table:table-cell table:style-name="ce4" table:formula="of:=[.A961]+4*([.A961]/50+2)" office:value-type="float" office:value="51804.800000000003">
            <text:p>51804.800000000003</text:p>
          </table:table-cell>
          <table:table-cell table:number-columns-repeated="1024"/>
        </table:table-row>
        <table:table-row table:style-name="ro963">
          <table:table-cell office:value-type="float" office:value="48010">
            <text:p>48010</text:p>
          </table:table-cell>
          <table:table-cell office:value-type="float" office:value="44840">
            <text:p>44840</text:p>
          </table:table-cell>
          <table:table-cell table:style-name="ce4" table:formula="of:=[.A962]-[.B962]" office:value-type="float" office:value="3170">
            <text:p>3170</text:p>
          </table:table-cell>
          <table:table-cell table:style-name="ce4" table:formula="of:=[.C962]-[.C961]" office:value-type="float" office:value="4">
            <text:p>4</text:p>
          </table:table-cell>
          <table:table-cell table:style-name="ce4" table:formula="of:=[.A962]+4*([.A962]/50+2)" office:value-type="float" office:value="51858.800000000003">
            <text:p>51858.800000000003</text:p>
          </table:table-cell>
          <table:table-cell table:number-columns-repeated="1024"/>
        </table:table-row>
        <table:table-row table:style-name="ro964">
          <table:table-cell office:value-type="float" office:value="48060">
            <text:p>48060</text:p>
          </table:table-cell>
          <table:table-cell office:value-type="float" office:value="44887">
            <text:p>44887</text:p>
          </table:table-cell>
          <table:table-cell table:style-name="ce4" table:formula="of:=[.A963]-[.B963]" office:value-type="float" office:value="3173">
            <text:p>3173</text:p>
          </table:table-cell>
          <table:table-cell table:style-name="ce4" table:formula="of:=[.C963]-[.C962]" office:value-type="float" office:value="3">
            <text:p>3</text:p>
          </table:table-cell>
          <table:table-cell table:style-name="ce4" table:formula="of:=[.A963]+4*([.A963]/50+2)" office:value-type="float" office:value="51912.800000000003">
            <text:p>51912.800000000003</text:p>
          </table:table-cell>
          <table:table-cell table:number-columns-repeated="1024"/>
        </table:table-row>
        <table:table-row table:style-name="ro965">
          <table:table-cell office:value-type="float" office:value="48110">
            <text:p>48110</text:p>
          </table:table-cell>
          <table:table-cell office:value-type="float" office:value="44934">
            <text:p>44934</text:p>
          </table:table-cell>
          <table:table-cell table:style-name="ce4" table:formula="of:=[.A964]-[.B964]" office:value-type="float" office:value="3176">
            <text:p>3176</text:p>
          </table:table-cell>
          <table:table-cell table:style-name="ce4" table:formula="of:=[.C964]-[.C963]" office:value-type="float" office:value="3">
            <text:p>3</text:p>
          </table:table-cell>
          <table:table-cell table:style-name="ce4" table:formula="of:=[.A964]+4*([.A964]/50+2)" office:value-type="float" office:value="51966.800000000003">
            <text:p>51966.800000000003</text:p>
          </table:table-cell>
          <table:table-cell table:number-columns-repeated="1024"/>
        </table:table-row>
        <table:table-row table:style-name="ro966">
          <table:table-cell office:value-type="float" office:value="48160">
            <text:p>48160</text:p>
          </table:table-cell>
          <table:table-cell office:value-type="float" office:value="44980">
            <text:p>44980</text:p>
          </table:table-cell>
          <table:table-cell table:style-name="ce4" table:formula="of:=[.A965]-[.B965]" office:value-type="float" office:value="3180">
            <text:p>3180</text:p>
          </table:table-cell>
          <table:table-cell table:style-name="ce4" table:formula="of:=[.C965]-[.C964]" office:value-type="float" office:value="4">
            <text:p>4</text:p>
          </table:table-cell>
          <table:table-cell table:style-name="ce4" table:formula="of:=[.A965]+4*([.A965]/50+2)" office:value-type="float" office:value="52020.800000000003">
            <text:p>52020.800000000003</text:p>
          </table:table-cell>
          <table:table-cell table:number-columns-repeated="1024"/>
        </table:table-row>
        <table:table-row table:style-name="ro967">
          <table:table-cell office:value-type="float" office:value="48210">
            <text:p>48210</text:p>
          </table:table-cell>
          <table:table-cell office:value-type="float" office:value="45027">
            <text:p>45027</text:p>
          </table:table-cell>
          <table:table-cell table:style-name="ce4" table:formula="of:=[.A966]-[.B966]" office:value-type="float" office:value="3183">
            <text:p>3183</text:p>
          </table:table-cell>
          <table:table-cell table:style-name="ce4" table:formula="of:=[.C966]-[.C965]" office:value-type="float" office:value="3">
            <text:p>3</text:p>
          </table:table-cell>
          <table:table-cell table:style-name="ce4" table:formula="of:=[.A966]+4*([.A966]/50+2)" office:value-type="float" office:value="52074.800000000003">
            <text:p>52074.800000000003</text:p>
          </table:table-cell>
          <table:table-cell table:number-columns-repeated="1024"/>
        </table:table-row>
        <table:table-row table:style-name="ro968">
          <table:table-cell office:value-type="float" office:value="48260">
            <text:p>48260</text:p>
          </table:table-cell>
          <table:table-cell office:value-type="float" office:value="45074">
            <text:p>45074</text:p>
          </table:table-cell>
          <table:table-cell table:style-name="ce4" table:formula="of:=[.A967]-[.B967]" office:value-type="float" office:value="3186">
            <text:p>3186</text:p>
          </table:table-cell>
          <table:table-cell table:style-name="ce4" table:formula="of:=[.C967]-[.C966]" office:value-type="float" office:value="3">
            <text:p>3</text:p>
          </table:table-cell>
          <table:table-cell table:style-name="ce4" table:formula="of:=[.A967]+4*([.A967]/50+2)" office:value-type="float" office:value="52128.800000000003">
            <text:p>52128.800000000003</text:p>
          </table:table-cell>
          <table:table-cell table:number-columns-repeated="1024"/>
        </table:table-row>
        <table:table-row table:style-name="ro969">
          <table:table-cell office:value-type="float" office:value="48310">
            <text:p>48310</text:p>
          </table:table-cell>
          <table:table-cell office:value-type="float" office:value="45120">
            <text:p>45120</text:p>
          </table:table-cell>
          <table:table-cell table:style-name="ce4" table:formula="of:=[.A968]-[.B968]" office:value-type="float" office:value="3190">
            <text:p>3190</text:p>
          </table:table-cell>
          <table:table-cell table:style-name="ce4" table:formula="of:=[.C968]-[.C967]" office:value-type="float" office:value="4">
            <text:p>4</text:p>
          </table:table-cell>
          <table:table-cell table:style-name="ce4" table:formula="of:=[.A968]+4*([.A968]/50+2)" office:value-type="float" office:value="52182.800000000003">
            <text:p>52182.800000000003</text:p>
          </table:table-cell>
          <table:table-cell table:number-columns-repeated="1024"/>
        </table:table-row>
        <table:table-row table:style-name="ro970">
          <table:table-cell office:value-type="float" office:value="48360">
            <text:p>48360</text:p>
          </table:table-cell>
          <table:table-cell office:value-type="float" office:value="45167">
            <text:p>45167</text:p>
          </table:table-cell>
          <table:table-cell table:style-name="ce4" table:formula="of:=[.A969]-[.B969]" office:value-type="float" office:value="3193">
            <text:p>3193</text:p>
          </table:table-cell>
          <table:table-cell table:style-name="ce4" table:formula="of:=[.C969]-[.C968]" office:value-type="float" office:value="3">
            <text:p>3</text:p>
          </table:table-cell>
          <table:table-cell table:style-name="ce4" table:formula="of:=[.A969]+4*([.A969]/50+2)" office:value-type="float" office:value="52236.800000000003">
            <text:p>52236.800000000003</text:p>
          </table:table-cell>
          <table:table-cell table:number-columns-repeated="1024"/>
        </table:table-row>
        <table:table-row table:style-name="ro971">
          <table:table-cell office:value-type="float" office:value="48410">
            <text:p>48410</text:p>
          </table:table-cell>
          <table:table-cell office:value-type="float" office:value="45214">
            <text:p>45214</text:p>
          </table:table-cell>
          <table:table-cell table:style-name="ce4" table:formula="of:=[.A970]-[.B970]" office:value-type="float" office:value="3196">
            <text:p>3196</text:p>
          </table:table-cell>
          <table:table-cell table:style-name="ce4" table:formula="of:=[.C970]-[.C969]" office:value-type="float" office:value="3">
            <text:p>3</text:p>
          </table:table-cell>
          <table:table-cell table:style-name="ce4" table:formula="of:=[.A970]+4*([.A970]/50+2)" office:value-type="float" office:value="52290.800000000003">
            <text:p>52290.800000000003</text:p>
          </table:table-cell>
          <table:table-cell table:number-columns-repeated="1024"/>
        </table:table-row>
        <table:table-row table:style-name="ro972">
          <table:table-cell office:value-type="float" office:value="48460">
            <text:p>48460</text:p>
          </table:table-cell>
          <table:table-cell office:value-type="float" office:value="45261">
            <text:p>45261</text:p>
          </table:table-cell>
          <table:table-cell table:style-name="ce4" table:formula="of:=[.A971]-[.B971]" office:value-type="float" office:value="3199">
            <text:p>3199</text:p>
          </table:table-cell>
          <table:table-cell table:style-name="ce4" table:formula="of:=[.C971]-[.C970]" office:value-type="float" office:value="3">
            <text:p>3</text:p>
          </table:table-cell>
          <table:table-cell table:style-name="ce4" table:formula="of:=[.A971]+4*([.A971]/50+2)" office:value-type="float" office:value="52344.800000000003">
            <text:p>52344.800000000003</text:p>
          </table:table-cell>
          <table:table-cell table:number-columns-repeated="1024"/>
        </table:table-row>
        <table:table-row table:style-name="ro973">
          <table:table-cell office:value-type="float" office:value="48510">
            <text:p>48510</text:p>
          </table:table-cell>
          <table:table-cell office:value-type="float" office:value="45307">
            <text:p>45307</text:p>
          </table:table-cell>
          <table:table-cell table:style-name="ce4" table:formula="of:=[.A972]-[.B972]" office:value-type="float" office:value="3203">
            <text:p>3203</text:p>
          </table:table-cell>
          <table:table-cell table:style-name="ce4" table:formula="of:=[.C972]-[.C971]" office:value-type="float" office:value="4">
            <text:p>4</text:p>
          </table:table-cell>
          <table:table-cell table:style-name="ce4" table:formula="of:=[.A972]+4*([.A972]/50+2)" office:value-type="float" office:value="52398.800000000003">
            <text:p>52398.800000000003</text:p>
          </table:table-cell>
          <table:table-cell table:number-columns-repeated="1024"/>
        </table:table-row>
        <table:table-row table:style-name="ro974">
          <table:table-cell office:value-type="float" office:value="48560">
            <text:p>48560</text:p>
          </table:table-cell>
          <table:table-cell office:value-type="float" office:value="45354">
            <text:p>45354</text:p>
          </table:table-cell>
          <table:table-cell table:style-name="ce4" table:formula="of:=[.A973]-[.B973]" office:value-type="float" office:value="3206">
            <text:p>3206</text:p>
          </table:table-cell>
          <table:table-cell table:style-name="ce4" table:formula="of:=[.C973]-[.C972]" office:value-type="float" office:value="3">
            <text:p>3</text:p>
          </table:table-cell>
          <table:table-cell table:style-name="ce4" table:formula="of:=[.A973]+4*([.A973]/50+2)" office:value-type="float" office:value="52452.800000000003">
            <text:p>52452.800000000003</text:p>
          </table:table-cell>
          <table:table-cell table:number-columns-repeated="1024"/>
        </table:table-row>
        <table:table-row table:style-name="ro975">
          <table:table-cell office:value-type="float" office:value="48610">
            <text:p>48610</text:p>
          </table:table-cell>
          <table:table-cell office:value-type="float" office:value="45401">
            <text:p>45401</text:p>
          </table:table-cell>
          <table:table-cell table:style-name="ce4" table:formula="of:=[.A974]-[.B974]" office:value-type="float" office:value="3209">
            <text:p>3209</text:p>
          </table:table-cell>
          <table:table-cell table:style-name="ce4" table:formula="of:=[.C974]-[.C973]" office:value-type="float" office:value="3">
            <text:p>3</text:p>
          </table:table-cell>
          <table:table-cell table:style-name="ce4" table:formula="of:=[.A974]+4*([.A974]/50+2)" office:value-type="float" office:value="52506.800000000003">
            <text:p>52506.800000000003</text:p>
          </table:table-cell>
          <table:table-cell table:number-columns-repeated="1024"/>
        </table:table-row>
        <table:table-row table:style-name="ro976">
          <table:table-cell office:value-type="float" office:value="48660">
            <text:p>48660</text:p>
          </table:table-cell>
          <table:table-cell office:value-type="float" office:value="45447">
            <text:p>45447</text:p>
          </table:table-cell>
          <table:table-cell table:style-name="ce4" table:formula="of:=[.A975]-[.B975]" office:value-type="float" office:value="3213">
            <text:p>3213</text:p>
          </table:table-cell>
          <table:table-cell table:style-name="ce4" table:formula="of:=[.C975]-[.C974]" office:value-type="float" office:value="4">
            <text:p>4</text:p>
          </table:table-cell>
          <table:table-cell table:style-name="ce4" table:formula="of:=[.A975]+4*([.A975]/50+2)" office:value-type="float" office:value="52560.800000000003">
            <text:p>52560.800000000003</text:p>
          </table:table-cell>
          <table:table-cell table:number-columns-repeated="1024"/>
        </table:table-row>
        <table:table-row table:style-name="ro977">
          <table:table-cell office:value-type="float" office:value="48710">
            <text:p>48710</text:p>
          </table:table-cell>
          <table:table-cell office:value-type="float" office:value="45494">
            <text:p>45494</text:p>
          </table:table-cell>
          <table:table-cell table:style-name="ce4" table:formula="of:=[.A976]-[.B976]" office:value-type="float" office:value="3216">
            <text:p>3216</text:p>
          </table:table-cell>
          <table:table-cell table:style-name="ce4" table:formula="of:=[.C976]-[.C975]" office:value-type="float" office:value="3">
            <text:p>3</text:p>
          </table:table-cell>
          <table:table-cell table:style-name="ce4" table:formula="of:=[.A976]+4*([.A976]/50+2)" office:value-type="float" office:value="52614.800000000003">
            <text:p>52614.800000000003</text:p>
          </table:table-cell>
          <table:table-cell table:number-columns-repeated="1024"/>
        </table:table-row>
        <table:table-row table:style-name="ro978">
          <table:table-cell office:value-type="float" office:value="48760">
            <text:p>48760</text:p>
          </table:table-cell>
          <table:table-cell office:value-type="float" office:value="45541">
            <text:p>45541</text:p>
          </table:table-cell>
          <table:table-cell table:style-name="ce4" table:formula="of:=[.A977]-[.B977]" office:value-type="float" office:value="3219">
            <text:p>3219</text:p>
          </table:table-cell>
          <table:table-cell table:style-name="ce4" table:formula="of:=[.C977]-[.C976]" office:value-type="float" office:value="3">
            <text:p>3</text:p>
          </table:table-cell>
          <table:table-cell table:style-name="ce4" table:formula="of:=[.A977]+4*([.A977]/50+2)" office:value-type="float" office:value="52668.800000000003">
            <text:p>52668.800000000003</text:p>
          </table:table-cell>
          <table:table-cell table:number-columns-repeated="1024"/>
        </table:table-row>
        <table:table-row table:style-name="ro979">
          <table:table-cell office:value-type="float" office:value="48810">
            <text:p>48810</text:p>
          </table:table-cell>
          <table:table-cell office:value-type="float" office:value="45587">
            <text:p>45587</text:p>
          </table:table-cell>
          <table:table-cell table:style-name="ce4" table:formula="of:=[.A978]-[.B978]" office:value-type="float" office:value="3223">
            <text:p>3223</text:p>
          </table:table-cell>
          <table:table-cell table:style-name="ce4" table:formula="of:=[.C978]-[.C977]" office:value-type="float" office:value="4">
            <text:p>4</text:p>
          </table:table-cell>
          <table:table-cell table:style-name="ce4" table:formula="of:=[.A978]+4*([.A978]/50+2)" office:value-type="float" office:value="52722.800000000003">
            <text:p>52722.800000000003</text:p>
          </table:table-cell>
          <table:table-cell table:number-columns-repeated="1024"/>
        </table:table-row>
        <table:table-row table:style-name="ro980">
          <table:table-cell office:value-type="float" office:value="48860">
            <text:p>48860</text:p>
          </table:table-cell>
          <table:table-cell office:value-type="float" office:value="45634">
            <text:p>45634</text:p>
          </table:table-cell>
          <table:table-cell table:style-name="ce4" table:formula="of:=[.A979]-[.B979]" office:value-type="float" office:value="3226">
            <text:p>3226</text:p>
          </table:table-cell>
          <table:table-cell table:style-name="ce4" table:formula="of:=[.C979]-[.C978]" office:value-type="float" office:value="3">
            <text:p>3</text:p>
          </table:table-cell>
          <table:table-cell table:style-name="ce4" table:formula="of:=[.A979]+4*([.A979]/50+2)" office:value-type="float" office:value="52776.800000000003">
            <text:p>52776.800000000003</text:p>
          </table:table-cell>
          <table:table-cell table:number-columns-repeated="1024"/>
        </table:table-row>
        <table:table-row table:style-name="ro981">
          <table:table-cell office:value-type="float" office:value="48910">
            <text:p>48910</text:p>
          </table:table-cell>
          <table:table-cell office:value-type="float" office:value="45681">
            <text:p>45681</text:p>
          </table:table-cell>
          <table:table-cell table:style-name="ce4" table:formula="of:=[.A980]-[.B980]" office:value-type="float" office:value="3229">
            <text:p>3229</text:p>
          </table:table-cell>
          <table:table-cell table:style-name="ce4" table:formula="of:=[.C980]-[.C979]" office:value-type="float" office:value="3">
            <text:p>3</text:p>
          </table:table-cell>
          <table:table-cell table:style-name="ce4" table:formula="of:=[.A980]+4*([.A980]/50+2)" office:value-type="float" office:value="52830.800000000003">
            <text:p>52830.800000000003</text:p>
          </table:table-cell>
          <table:table-cell table:number-columns-repeated="1024"/>
        </table:table-row>
        <table:table-row table:style-name="ro982">
          <table:table-cell office:value-type="float" office:value="48960">
            <text:p>48960</text:p>
          </table:table-cell>
          <table:table-cell office:value-type="float" office:value="45728">
            <text:p>45728</text:p>
          </table:table-cell>
          <table:table-cell table:style-name="ce4" table:formula="of:=[.A981]-[.B981]" office:value-type="float" office:value="3232">
            <text:p>3232</text:p>
          </table:table-cell>
          <table:table-cell table:style-name="ce4" table:formula="of:=[.C981]-[.C980]" office:value-type="float" office:value="3">
            <text:p>3</text:p>
          </table:table-cell>
          <table:table-cell table:style-name="ce4" table:formula="of:=[.A981]+4*([.A981]/50+2)" office:value-type="float" office:value="52884.800000000003">
            <text:p>52884.800000000003</text:p>
          </table:table-cell>
          <table:table-cell table:number-columns-repeated="1024"/>
        </table:table-row>
        <table:table-row table:style-name="ro983">
          <table:table-cell office:value-type="float" office:value="49010">
            <text:p>49010</text:p>
          </table:table-cell>
          <table:table-cell office:value-type="float" office:value="45774">
            <text:p>45774</text:p>
          </table:table-cell>
          <table:table-cell table:style-name="ce4" table:formula="of:=[.A982]-[.B982]" office:value-type="float" office:value="3236">
            <text:p>3236</text:p>
          </table:table-cell>
          <table:table-cell table:style-name="ce4" table:formula="of:=[.C982]-[.C981]" office:value-type="float" office:value="4">
            <text:p>4</text:p>
          </table:table-cell>
          <table:table-cell table:style-name="ce4" table:formula="of:=[.A982]+4*([.A982]/50+2)" office:value-type="float" office:value="52938.800000000003">
            <text:p>52938.800000000003</text:p>
          </table:table-cell>
          <table:table-cell table:number-columns-repeated="1024"/>
        </table:table-row>
        <table:table-row table:style-name="ro984">
          <table:table-cell office:value-type="float" office:value="49060">
            <text:p>49060</text:p>
          </table:table-cell>
          <table:table-cell office:value-type="float" office:value="45821">
            <text:p>45821</text:p>
          </table:table-cell>
          <table:table-cell table:style-name="ce4" table:formula="of:=[.A983]-[.B983]" office:value-type="float" office:value="3239">
            <text:p>3239</text:p>
          </table:table-cell>
          <table:table-cell table:style-name="ce4" table:formula="of:=[.C983]-[.C982]" office:value-type="float" office:value="3">
            <text:p>3</text:p>
          </table:table-cell>
          <table:table-cell table:style-name="ce4" table:formula="of:=[.A983]+4*([.A983]/50+2)" office:value-type="float" office:value="52992.800000000003">
            <text:p>52992.800000000003</text:p>
          </table:table-cell>
          <table:table-cell table:number-columns-repeated="1024"/>
        </table:table-row>
        <table:table-row table:style-name="ro985">
          <table:table-cell office:value-type="float" office:value="49110">
            <text:p>49110</text:p>
          </table:table-cell>
          <table:table-cell office:value-type="float" office:value="45868">
            <text:p>45868</text:p>
          </table:table-cell>
          <table:table-cell table:style-name="ce4" table:formula="of:=[.A984]-[.B984]" office:value-type="float" office:value="3242">
            <text:p>3242</text:p>
          </table:table-cell>
          <table:table-cell table:style-name="ce4" table:formula="of:=[.C984]-[.C983]" office:value-type="float" office:value="3">
            <text:p>3</text:p>
          </table:table-cell>
          <table:table-cell table:style-name="ce4" table:formula="of:=[.A984]+4*([.A984]/50+2)" office:value-type="float" office:value="53046.800000000003">
            <text:p>53046.800000000003</text:p>
          </table:table-cell>
          <table:table-cell table:number-columns-repeated="1024"/>
        </table:table-row>
        <table:table-row table:style-name="ro986">
          <table:table-cell office:value-type="float" office:value="49160">
            <text:p>49160</text:p>
          </table:table-cell>
          <table:table-cell office:value-type="float" office:value="45914">
            <text:p>45914</text:p>
          </table:table-cell>
          <table:table-cell table:style-name="ce4" table:formula="of:=[.A985]-[.B985]" office:value-type="float" office:value="3246">
            <text:p>3246</text:p>
          </table:table-cell>
          <table:table-cell table:style-name="ce4" table:formula="of:=[.C985]-[.C984]" office:value-type="float" office:value="4">
            <text:p>4</text:p>
          </table:table-cell>
          <table:table-cell table:style-name="ce4" table:formula="of:=[.A985]+4*([.A985]/50+2)" office:value-type="float" office:value="53100.800000000003">
            <text:p>53100.800000000003</text:p>
          </table:table-cell>
          <table:table-cell table:number-columns-repeated="1024"/>
        </table:table-row>
        <table:table-row table:style-name="ro987">
          <table:table-cell office:value-type="float" office:value="49210">
            <text:p>49210</text:p>
          </table:table-cell>
          <table:table-cell office:value-type="float" office:value="45961">
            <text:p>45961</text:p>
          </table:table-cell>
          <table:table-cell table:style-name="ce4" table:formula="of:=[.A986]-[.B986]" office:value-type="float" office:value="3249">
            <text:p>3249</text:p>
          </table:table-cell>
          <table:table-cell table:style-name="ce4" table:formula="of:=[.C986]-[.C985]" office:value-type="float" office:value="3">
            <text:p>3</text:p>
          </table:table-cell>
          <table:table-cell table:style-name="ce4" table:formula="of:=[.A986]+4*([.A986]/50+2)" office:value-type="float" office:value="53154.800000000003">
            <text:p>53154.800000000003</text:p>
          </table:table-cell>
          <table:table-cell table:number-columns-repeated="1024"/>
        </table:table-row>
        <table:table-row table:style-name="ro988">
          <table:table-cell office:value-type="float" office:value="49260">
            <text:p>49260</text:p>
          </table:table-cell>
          <table:table-cell office:value-type="float" office:value="46008">
            <text:p>46008</text:p>
          </table:table-cell>
          <table:table-cell table:style-name="ce4" table:formula="of:=[.A987]-[.B987]" office:value-type="float" office:value="3252">
            <text:p>3252</text:p>
          </table:table-cell>
          <table:table-cell table:style-name="ce4" table:formula="of:=[.C987]-[.C986]" office:value-type="float" office:value="3">
            <text:p>3</text:p>
          </table:table-cell>
          <table:table-cell table:style-name="ce4" table:formula="of:=[.A987]+4*([.A987]/50+2)" office:value-type="float" office:value="53208.800000000003">
            <text:p>53208.800000000003</text:p>
          </table:table-cell>
          <table:table-cell table:number-columns-repeated="1024"/>
        </table:table-row>
        <table:table-row table:style-name="ro989">
          <table:table-cell office:value-type="float" office:value="49310">
            <text:p>49310</text:p>
          </table:table-cell>
          <table:table-cell office:value-type="float" office:value="46055">
            <text:p>46055</text:p>
          </table:table-cell>
          <table:table-cell table:style-name="ce4" table:formula="of:=[.A988]-[.B988]" office:value-type="float" office:value="3255">
            <text:p>3255</text:p>
          </table:table-cell>
          <table:table-cell table:style-name="ce4" table:formula="of:=[.C988]-[.C987]" office:value-type="float" office:value="3">
            <text:p>3</text:p>
          </table:table-cell>
          <table:table-cell table:style-name="ce4" table:formula="of:=[.A988]+4*([.A988]/50+2)" office:value-type="float" office:value="53262.800000000003">
            <text:p>53262.800000000003</text:p>
          </table:table-cell>
          <table:table-cell table:number-columns-repeated="1024"/>
        </table:table-row>
        <table:table-row table:style-name="ro990">
          <table:table-cell office:value-type="float" office:value="49360">
            <text:p>49360</text:p>
          </table:table-cell>
          <table:table-cell office:value-type="float" office:value="46101">
            <text:p>46101</text:p>
          </table:table-cell>
          <table:table-cell table:style-name="ce4" table:formula="of:=[.A989]-[.B989]" office:value-type="float" office:value="3259">
            <text:p>3259</text:p>
          </table:table-cell>
          <table:table-cell table:style-name="ce4" table:formula="of:=[.C989]-[.C988]" office:value-type="float" office:value="4">
            <text:p>4</text:p>
          </table:table-cell>
          <table:table-cell table:style-name="ce4" table:formula="of:=[.A989]+4*([.A989]/50+2)" office:value-type="float" office:value="53316.800000000003">
            <text:p>53316.800000000003</text:p>
          </table:table-cell>
          <table:table-cell table:number-columns-repeated="1024"/>
        </table:table-row>
        <table:table-row table:style-name="ro991">
          <table:table-cell office:value-type="float" office:value="49410">
            <text:p>49410</text:p>
          </table:table-cell>
          <table:table-cell office:value-type="float" office:value="46148">
            <text:p>46148</text:p>
          </table:table-cell>
          <table:table-cell table:style-name="ce4" table:formula="of:=[.A990]-[.B990]" office:value-type="float" office:value="3262">
            <text:p>3262</text:p>
          </table:table-cell>
          <table:table-cell table:style-name="ce4" table:formula="of:=[.C990]-[.C989]" office:value-type="float" office:value="3">
            <text:p>3</text:p>
          </table:table-cell>
          <table:table-cell table:style-name="ce4" table:formula="of:=[.A990]+4*([.A990]/50+2)" office:value-type="float" office:value="53370.800000000003">
            <text:p>53370.800000000003</text:p>
          </table:table-cell>
          <table:table-cell table:number-columns-repeated="1024"/>
        </table:table-row>
        <table:table-row table:style-name="ro992">
          <table:table-cell office:value-type="float" office:value="49460">
            <text:p>49460</text:p>
          </table:table-cell>
          <table:table-cell office:value-type="float" office:value="46195">
            <text:p>46195</text:p>
          </table:table-cell>
          <table:table-cell table:style-name="ce4" table:formula="of:=[.A991]-[.B991]" office:value-type="float" office:value="3265">
            <text:p>3265</text:p>
          </table:table-cell>
          <table:table-cell table:style-name="ce4" table:formula="of:=[.C991]-[.C990]" office:value-type="float" office:value="3">
            <text:p>3</text:p>
          </table:table-cell>
          <table:table-cell table:style-name="ce4" table:formula="of:=[.A991]+4*([.A991]/50+2)" office:value-type="float" office:value="53424.800000000003">
            <text:p>53424.800000000003</text:p>
          </table:table-cell>
          <table:table-cell table:number-columns-repeated="1024"/>
        </table:table-row>
        <table:table-row table:style-name="ro993">
          <table:table-cell office:value-type="float" office:value="49510">
            <text:p>49510</text:p>
          </table:table-cell>
          <table:table-cell office:value-type="float" office:value="46241">
            <text:p>46241</text:p>
          </table:table-cell>
          <table:table-cell table:style-name="ce4" table:formula="of:=[.A992]-[.B992]" office:value-type="float" office:value="3269">
            <text:p>3269</text:p>
          </table:table-cell>
          <table:table-cell table:style-name="ce4" table:formula="of:=[.C992]-[.C991]" office:value-type="float" office:value="4">
            <text:p>4</text:p>
          </table:table-cell>
          <table:table-cell table:style-name="ce4" table:formula="of:=[.A992]+4*([.A992]/50+2)" office:value-type="float" office:value="53478.800000000003">
            <text:p>53478.800000000003</text:p>
          </table:table-cell>
          <table:table-cell table:number-columns-repeated="1024"/>
        </table:table-row>
        <table:table-row table:style-name="ro994">
          <table:table-cell office:value-type="float" office:value="49560">
            <text:p>49560</text:p>
          </table:table-cell>
          <table:table-cell office:value-type="float" office:value="46288">
            <text:p>46288</text:p>
          </table:table-cell>
          <table:table-cell table:style-name="ce4" table:formula="of:=[.A993]-[.B993]" office:value-type="float" office:value="3272">
            <text:p>3272</text:p>
          </table:table-cell>
          <table:table-cell table:style-name="ce4" table:formula="of:=[.C993]-[.C992]" office:value-type="float" office:value="3">
            <text:p>3</text:p>
          </table:table-cell>
          <table:table-cell table:style-name="ce4" table:formula="of:=[.A993]+4*([.A993]/50+2)" office:value-type="float" office:value="53532.800000000003">
            <text:p>53532.800000000003</text:p>
          </table:table-cell>
          <table:table-cell table:number-columns-repeated="1024"/>
        </table:table-row>
        <table:table-row table:style-name="ro995">
          <table:table-cell office:value-type="float" office:value="49610">
            <text:p>49610</text:p>
          </table:table-cell>
          <table:table-cell office:value-type="float" office:value="46335">
            <text:p>46335</text:p>
          </table:table-cell>
          <table:table-cell table:style-name="ce4" table:formula="of:=[.A994]-[.B994]" office:value-type="float" office:value="3275">
            <text:p>3275</text:p>
          </table:table-cell>
          <table:table-cell table:style-name="ce4" table:formula="of:=[.C994]-[.C993]" office:value-type="float" office:value="3">
            <text:p>3</text:p>
          </table:table-cell>
          <table:table-cell table:style-name="ce4" table:formula="of:=[.A994]+4*([.A994]/50+2)" office:value-type="float" office:value="53586.800000000003">
            <text:p>53586.800000000003</text:p>
          </table:table-cell>
          <table:table-cell table:number-columns-repeated="1024"/>
        </table:table-row>
        <table:table-row table:style-name="ro996">
          <table:table-cell office:value-type="float" office:value="49660">
            <text:p>49660</text:p>
          </table:table-cell>
          <table:table-cell office:value-type="float" office:value="46381">
            <text:p>46381</text:p>
          </table:table-cell>
          <table:table-cell table:style-name="ce4" table:formula="of:=[.A995]-[.B995]" office:value-type="float" office:value="3279">
            <text:p>3279</text:p>
          </table:table-cell>
          <table:table-cell table:style-name="ce4" table:formula="of:=[.C995]-[.C994]" office:value-type="float" office:value="4">
            <text:p>4</text:p>
          </table:table-cell>
          <table:table-cell table:style-name="ce4" table:formula="of:=[.A995]+4*([.A995]/50+2)" office:value-type="float" office:value="53640.800000000003">
            <text:p>53640.800000000003</text:p>
          </table:table-cell>
          <table:table-cell table:number-columns-repeated="1024"/>
        </table:table-row>
        <table:table-row table:style-name="ro997">
          <table:table-cell office:value-type="float" office:value="49710">
            <text:p>49710</text:p>
          </table:table-cell>
          <table:table-cell office:value-type="float" office:value="46428">
            <text:p>46428</text:p>
          </table:table-cell>
          <table:table-cell table:style-name="ce4" table:formula="of:=[.A996]-[.B996]" office:value-type="float" office:value="3282">
            <text:p>3282</text:p>
          </table:table-cell>
          <table:table-cell table:style-name="ce4" table:formula="of:=[.C996]-[.C995]" office:value-type="float" office:value="3">
            <text:p>3</text:p>
          </table:table-cell>
          <table:table-cell table:style-name="ce4" table:formula="of:=[.A996]+4*([.A996]/50+2)" office:value-type="float" office:value="53694.800000000003">
            <text:p>53694.800000000003</text:p>
          </table:table-cell>
          <table:table-cell table:number-columns-repeated="1024"/>
        </table:table-row>
        <table:table-row table:style-name="ro998">
          <table:table-cell office:value-type="float" office:value="49760">
            <text:p>49760</text:p>
          </table:table-cell>
          <table:table-cell office:value-type="float" office:value="46475">
            <text:p>46475</text:p>
          </table:table-cell>
          <table:table-cell table:style-name="ce4" table:formula="of:=[.A997]-[.B997]" office:value-type="float" office:value="3285">
            <text:p>3285</text:p>
          </table:table-cell>
          <table:table-cell table:style-name="ce4" table:formula="of:=[.C997]-[.C996]" office:value-type="float" office:value="3">
            <text:p>3</text:p>
          </table:table-cell>
          <table:table-cell table:style-name="ce4" table:formula="of:=[.A997]+4*([.A997]/50+2)" office:value-type="float" office:value="53748.800000000003">
            <text:p>53748.800000000003</text:p>
          </table:table-cell>
          <table:table-cell table:number-columns-repeated="1024"/>
        </table:table-row>
        <table:table-row table:style-name="ro999">
          <table:table-cell office:value-type="float" office:value="49810">
            <text:p>49810</text:p>
          </table:table-cell>
          <table:table-cell office:value-type="float" office:value="46522">
            <text:p>46522</text:p>
          </table:table-cell>
          <table:table-cell table:style-name="ce4" table:formula="of:=[.A998]-[.B998]" office:value-type="float" office:value="3288">
            <text:p>3288</text:p>
          </table:table-cell>
          <table:table-cell table:style-name="ce4" table:formula="of:=[.C998]-[.C997]" office:value-type="float" office:value="3">
            <text:p>3</text:p>
          </table:table-cell>
          <table:table-cell table:style-name="ce4" table:formula="of:=[.A998]+4*([.A998]/50+2)" office:value-type="float" office:value="53802.800000000003">
            <text:p>53802.800000000003</text:p>
          </table:table-cell>
          <table:table-cell table:number-columns-repeated="1024"/>
        </table:table-row>
        <table:table-row table:style-name="ro1000">
          <table:table-cell office:value-type="float" office:value="49860">
            <text:p>49860</text:p>
          </table:table-cell>
          <table:table-cell office:value-type="float" office:value="46568">
            <text:p>46568</text:p>
          </table:table-cell>
          <table:table-cell table:style-name="ce4" table:formula="of:=[.A999]-[.B999]" office:value-type="float" office:value="3292">
            <text:p>3292</text:p>
          </table:table-cell>
          <table:table-cell table:style-name="ce4" table:formula="of:=[.C999]-[.C998]" office:value-type="float" office:value="4">
            <text:p>4</text:p>
          </table:table-cell>
          <table:table-cell table:style-name="ce4" table:formula="of:=[.A999]+4*([.A999]/50+2)" office:value-type="float" office:value="53856.800000000003">
            <text:p>53856.800000000003</text:p>
          </table:table-cell>
          <table:table-cell table:number-columns-repeated="1024"/>
        </table:table-row>
        <table:table-row table:style-name="ro1001">
          <table:table-cell office:value-type="float" office:value="49910">
            <text:p>49910</text:p>
          </table:table-cell>
          <table:table-cell office:value-type="float" office:value="46615">
            <text:p>46615</text:p>
          </table:table-cell>
          <table:table-cell table:style-name="ce4" table:formula="of:=[.A1000]-[.B1000]" office:value-type="float" office:value="3295">
            <text:p>3295</text:p>
          </table:table-cell>
          <table:table-cell table:style-name="ce4" table:formula="of:=[.C1000]-[.C999]" office:value-type="float" office:value="3">
            <text:p>3</text:p>
          </table:table-cell>
          <table:table-cell table:style-name="ce4" table:formula="of:=[.A1000]+4*([.A1000]/50+2)" office:value-type="float" office:value="53910.800000000003">
            <text:p>53910.800000000003</text:p>
          </table:table-cell>
          <table:table-cell table:number-columns-repeated="1024"/>
        </table:table-row>
        <table:table-row table:style-name="ro1">
          <table:table-cell office:value-type="float" office:value="49960">
            <text:p>49960</text:p>
          </table:table-cell>
          <table:table-cell office:value-type="float" office:value="46662">
            <text:p>46662</text:p>
          </table:table-cell>
          <table:table-cell table:style-name="ce4" table:formula="of:=[.A1001]-[.B1001]" office:value-type="float" office:value="3298">
            <text:p>3298</text:p>
          </table:table-cell>
          <table:table-cell table:style-name="ce4" table:formula="of:=[.C1001]-[.C1000]" office:value-type="float" office:value="3">
            <text:p>3</text:p>
          </table:table-cell>
          <table:table-cell table:style-name="ce4" table:formula="of:=[.A1001]+4*([.A1001]/50+2)" office:value-type="float" office:value="53964.800000000003">
            <text:p>53964.800000000003</text:p>
          </table:table-cell>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ans" svg:font-family="Liberation Sans"/>
  </office:font-face-decls>
  <office:styles>
    <style:default-style style:family="table-cell"/>
    <style:style style:display-name="Default" style:family="table-cell" style:name="Default">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style:style>
  </office:styles>
  <office:automatic-styles>
    <style:page-layout style:name="Mpm1">
      <style:page-layout-properties fo:page-width="21cm" fo:page-height="29.7cm" style:print-orientation="portrait" fo:margin-top="1.91cm" fo:margin-bottom="1.91cm" fo:margin-left="1.78cm" fo:margin-right="1.78cm" style:scale-to="100%"/>
      <style:footer-style>
        <style:header-footer-properties svg:height="0.762cm" fo:min-height="0.762cm"/>
      </style:footer-style>
    </style:page-layout>
    <style:style style:data-style-name="" style:family="table-cell" style:name="ce1">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style:style>
    <style:style style:family="text" style:name="T2">
      <style:text-properties/>
    </style:style>
  </office:automatic-styles>
  <office:master-styles>
    <style:master-page style:name="MasterPage1" style:page-layout-name="Mpm1">
      <style:footer>
        <text:span text:style-name="T2">Page 1</text:spa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4.1.36</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text-properties fo:color="#000000" fo:font-family="Calibri" style:font-family-asian="Arial" style:font-family-complex="Arial" fo:font-size="9pt" style:font-size-asian="9pt" style:font-size-complex="9pt"/>
      <style:paragraph-properties/>
      <style:chart-properties/>
      <style:graphic-properties draw:fill-color="#3F3F3F" draw:fill="solid" draw:stroke="solid" svg:stroke-color="#D8D8D8" svg:stroke-width="0.02646cm"/>
    </style:style>
    <style:style style:family="chart" style:name="ch2">
      <style:text-properties fo:font-variant="normal" fo:color="#D8D8D8" fo:font-family="Calibri" style:font-family-asian="Arial" style:font-family-complex="Arial" fo:font-size="14pt" style:font-size-asian="14pt" style:font-size-complex="14pt" fo:font-weight="bold"/>
      <style:paragraph-properties/>
      <style:chart-properties/>
      <style:graphic-properties draw:fill="none" draw:stroke="none"/>
    </style:style>
    <style:style style:family="chart" style:name="ch3">
      <style:text-properties fo:color="#BFBFBF" fo:font-family="Calibri" style:font-family-asian="Arial" style:font-family-complex="Arial" fo:font-size="9pt" style:font-size-asian="9pt" style:font-size-complex="9pt"/>
      <style:paragraph-properties/>
      <style:chart-properties/>
      <style:graphic-properties draw:fill="none" draw:stroke="none"/>
    </style:style>
    <style:style style:family="chart" style:name="ch4">
      <style:chart-properties chart:treat-empty-cells="true" chart:symbol-type="automatic"/>
      <style:graphic-properties draw:fill="none" draw:stroke="none"/>
    </style:style>
    <style:style style:family="chart" style:name="ch5">
      <style:text-properties fo:color="#BFBFBF" fo:font-family="Calibri" style:font-family-asian="Calibri" style:font-family-complex="Calibri" fo:font-size="9pt" style:font-size-asian="9pt" style:font-size-complex="9pt"/>
      <style:paragraph-properties/>
      <style:chart-properties chart:visible="true" chart:tick-marks-major-inner="false" chart:tick-marks-major-outer="false" chart:tick-marks-minor-inner="false" chart:tick-marks-minor-outer="true" chart:display-label="true" chart:reverse-direction="false" chart:axis-label-position="near-axis"/>
      <style:graphic-properties draw:fill="none" draw:stroke="none"/>
    </style:style>
    <style:style style:family="chart" style:name="ch6">
      <style:chart-properties/>
      <style:graphic-properties draw:fill="none" draw:stroke="solid" svg:stroke-color="#595959" svg:stroke-width="0.02646cm" draw:stroke-gradient-name="Gradient1"/>
    </style:style>
    <style:style style:family="chart" style:name="ch7">
      <style:text-properties fo:color="#BFBFBF" fo:font-family="Calibri" style:font-family-asian="Calibri" style:font-family-complex="Calibri" fo:font-size="9pt" style:font-size-asian="9pt" style:font-size-complex="9pt"/>
      <style:paragraph-properties/>
      <style:chart-properties chart:visible="true" chart:tick-marks-major-inner="false" chart:tick-marks-major-outer="false" chart:tick-marks-minor-inner="false" chart:tick-marks-minor-outer="false" chart:display-label="true" chart:reverse-direction="false"/>
      <style:graphic-properties draw:fill="none" draw:stroke="none"/>
    </style:style>
    <style:style style:family="chart" style:name="ch8">
      <style:chart-properties/>
      <style:graphic-properties draw:fill="none" draw:stroke="solid" svg:stroke-color="#595959" svg:stroke-width="0.02646cm" draw:stroke-gradient-name="Gradient2"/>
    </style:style>
    <style:style style:family="chart" style:name="ch9">
      <style:chart-properties chart:symbol-type="named-symbol" chart:symbol-name="circle" chart:symbol-width="4pt" chart:symbol-height="4pt"/>
      <style:graphic-properties draw:fill-color="#355a86" draw:fill="none" draw:stroke="solid" svg:stroke-color="#4F81BD" svg:stroke-width="0.06174cm"/>
    </style:style>
    <style:style style:family="chart" style:name="ch10">
      <style:text-properties/>
      <style:chart-properties chart:symbol-type="named-symbol" chart:symbol-name="circle" chart:symbol-width="4pt" chart:symbol-height="4pt"/>
      <style:graphic-properties draw:fill-color="#92B2D6" draw:fill="solid" draw:stroke="none"/>
    </style:style>
    <style:style style:family="chart" style:name="ch11">
      <style:chart-properties chart:symbol-type="named-symbol" chart:symbol-name="circle" chart:symbol-width="4pt" chart:symbol-height="4pt"/>
      <style:graphic-properties draw:fill-color="#883533" draw:fill="none" draw:stroke="solid" svg:stroke-color="#C0504D" svg:stroke-width="0.06174cm"/>
    </style:style>
    <style:style style:family="chart" style:name="ch12">
      <style:text-properties/>
      <style:chart-properties chart:symbol-type="named-symbol" chart:symbol-name="circle" chart:symbol-width="4pt" chart:symbol-height="4pt"/>
      <style:graphic-properties draw:fill-color="#D89290" draw:fill="solid" draw:stroke="none"/>
    </style:style>
    <style:style style:family="chart" style:name="ch13">
      <style:chart-properties chart:symbol-type="named-symbol" chart:symbol-name="circle" chart:symbol-width="4pt" chart:symbol-height="4pt"/>
      <style:graphic-properties draw:fill-color="#6e963c" draw:fill="none" draw:stroke="solid" svg:stroke-color="#9BBB59" svg:stroke-width="0.06174cm"/>
    </style:style>
    <style:style style:family="chart" style:name="ch14">
      <style:text-properties/>
      <style:chart-properties chart:symbol-type="named-symbol" chart:symbol-name="circle" chart:symbol-width="4pt" chart:symbol-height="4pt"/>
      <style:graphic-properties draw:fill-color="#C2D498" draw:fill="solid" draw:stroke="none"/>
    </style:style>
  </office:automatic-styles>
  <office:body>
    <office:chart>
      <chart:chart svg:width="48.92cm" svg:height="14cm" chart:style-name="ch1" chart:class="chart:line">
        <chart:title chart:style-name="ch2">
          <text:p>Free Space Delta</text:p>
        </chart:title>
        <chart:legend chart:legend-position="top" chart:style-name="ch3"/>
        <chart:plot-area chart:style-name="ch4" chart:data-source-has-labels="both">
          <chart:axis chart:dimension="x" chart:style-name="ch5">
            <chart:grid chart:class="major" chart:style-name="ch6"/>
            <chart:categories table:cell-range-address="'50-steps'.$A$2:'50-steps'.$A$101"/>
          </chart:axis>
          <chart:axis chart:dimension="y" chart:style-name="ch7">
            <chart:grid chart:class="major" chart:style-name="ch8"/>
          </chart:axis>
          <chart:series chart:values-cell-range-address="'50-steps'.$B$2:'50-steps'.$B$101" chart:label-cell-address="'50-steps'.$B$1" chart:class="chart:line" chart:style-name="ch9">
            <chart:data-point chart:repeated="100" chart:style-name="ch10"/>
          </chart:series>
          <chart:series chart:values-cell-range-address="'50-steps'.$A$2:'50-steps'.$A$101" chart:label-cell-address="'50-steps'.$A$1" chart:class="chart:line" chart:style-name="ch11">
            <chart:data-point chart:repeated="100" chart:style-name="ch12"/>
          </chart:series>
          <chart:series chart:values-cell-range-address="'50-steps'.$E$2:'50-steps'.$E$101" chart:label-cell-address="'50-steps'.$E$1" chart:class="chart:line" chart:style-name="ch13">
            <chart:data-point chart:repeated="100" chart:style-name="ch14"/>
          </chart:series>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4.1.3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draw:gradient draw:start-color="#3F3F3F" draw:end-color="#595959" draw:end-intensity="100%" draw:start-intensity="100%" draw:border="0%" draw:angle="180deg" draw:style="linear" draw:name="Gradient1" draw:display_name="UserGradient1"/>
    <draw:gradient draw:start-color="#3F3F3F" draw:end-color="#595959" draw:end-intensity="100%" draw:start-intensity="100%" draw:border="0%" draw:angle="180deg" draw:style="linear" draw:name="Gradient2" draw:display_name="UserGradient2"/>
  </office:styles>
</office:document-styles>
</file>